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6in" svg:height="3.5in" svg:x="2.2965in" svg:y="4.978in">
            <draw:object draw:notify-on-update-of-ranges="'1'.L9:'1'.L52 '1'.B53:'1'.B53 '1'.B9:'1'.B52 '2'.L9:'2'.L58 '2'.B59:'2'.B59 '2'.B9:'2'.B58 '3'.L9:'3'.L46 '3'.B47:'3'.B47 '3'.B9:'3'.B46 '4'.L9:'4'.L38 '4'.B39:'4'.B39 '4'.B9:'4'.B38 '5'.L9:'5'.L32 '5'.B33:'5'.B33 '5'.B9:'5'.B32 '6'.L9:'6'.L29 '6'.B30:'6'.B30 '6'.B9:'6'.B29 '7'.L9:'7'.L24 '7'.B25:'7'.B25 '7'.B9:'7'.B24 '8'.L9:'8'.L21 '8'.B22:'8'.B22 '8'.B9:'8'.B21 '9'.L9:'9'.L18 '9'.B19:'9'.B19 '9'.B9:'9'.B18 '10'.L9:'10'.L18 '10'.B19:'10'.B19 '10'.B9:'10'.B18 '11'.B19:'11'.B19 '11'.B9:'11'.B18 '11'.L9:'11'.L18 '12'.B14:'12'.B14 '12'.B9:'12'.B13 '12'.L9:'12'.L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2504in" svg:height="3.2634in" svg:x="1.8531in" svg:y="14.9516in">
            <draw:object draw:notify-on-update-of-ranges="'1'.B61:'1'.B72 '1'.C73:'1'.C73 '1'.C61:'1'.C72 '1'.B61:'1'.B72 '1'.F73:'1'.F73 '1'.F61:'1'.F72 '1'.B61:'1'.B72 '1'.E73:'1'.E73 '1'.E61:'1'.E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in" svg:height="3.5in" svg:x="8.8177in" svg:y="4.9988in">
            <draw:object draw:notify-on-update-of-ranges="'1'.L9:'1'.L52 '1'.B53:'1'.B53 '1'.O9:'1'.O52 '2'.L9:'2'.L58 '2'.B59:'2'.B59 '2'.O9:'2'.O58 '3'.L9:'3'.L46 '3'.B47:'3'.B47 '3'.O9:'3'.O46 '4'.L9:'4'.L38 '4'.B39:'4'.B39 '4'.O9:'4'.O38 '5'.L9:'5'.L32 '5'.B33:'5'.B33 '5'.O9:'5'.O32 '6'.L9:'6'.L29 '6'.B30:'6'.B30 '6'.O9:'6'.O29 '7'.L9:'7'.L24 '7'.B25:'7'.B25 '7'.O9:'7'.O24 '8'.L9:'8'.L21 '8'.B22:'8'.B22 '8'.O9:'8'.O21 '9'.L9:'9'.L18 '9'.B19:'9'.B19 '9'.O9:'9'.O18 '10'.L9:'10'.L18 '10'.B19:'10'.B19 '10'.O9:'10'.O18 '11'.B19:'11'.B19 '11'.O9:'11'.O18 '11'.L9:'11'.L18 '12'.B14:'12'.B14 '12'.O9:'12'.O13 '11'.L9:'11'.L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in" svg:height="3.5in" svg:x="15.4067in" svg:y="4.9764in">
            <draw:object draw:notify-on-update-of-ranges="'1'.L9:'1'.L52 '1'.B53:'1'.B53 '1'.S9:'1'.S52 '2'.L9:'2'.L58 '2'.B59:'2'.B59 '2'.S9:'2'.S58 '3'.L9:'3'.L46 '3'.B47:'3'.B47 '3'.S9:'3'.S46 '4'.L9:'4'.L38 '4'.B39:'4'.B39 '4'.S9:'4'.S38 '5'.L9:'5'.L32 '5'.B33:'5'.B33 '5'.S9:'5'.S32 '6'.L9:'6'.L29 '6'.B30:'6'.B30 '6'.S9:'6'.S29 '7'.L9:'7'.L24 '7'.B25:'7'.B25 '7'.S9:'7'.S24 '8'.L9:'8'.L21 '8'.B22:'8'.B22 '8'.S9:'8'.S21 '9'.L9:'9'.L18 '9'.B19:'9'.B19 '9'.S9:'9'.S18 '10'.L9:'10'.L18 '10'.B19:'10'.B19 '10'.S9:'10'.S18 '11'.B19:'11'.B19 '11'.S9:'11'.S18 '11'.L9:'11'.L18 '12'.B14:'12'.B14 '12'.S9:'12'.S13 '11'.L9:'11'.L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in" svg:height="3.5in" svg:x="21.9512in" svg:y="5.1795in">
            <draw:object draw:notify-on-update-of-ranges="'1'.L9:'1'.L52 '1'.B53:'1'.B53 '1'.T9:'1'.T52 '2'.L9:'2'.L58 '2'.B59:'2'.B59 '2'.T9:'2'.T58 '3'.L9:'3'.L46 '3'.B47:'3'.B47 '3'.T9:'3'.T46 '4'.L9:'4'.L38 '4'.B39:'4'.B39 '4'.T9:'4'.T38 '5'.L9:'5'.L32 '5'.B33:'5'.B33 '5'.T9:'5'.T32 '6'.L9:'6'.L29 '6'.B30:'6'.B30 '6'.T9:'6'.T29 '7'.L9:'7'.L24 '7'.B25:'7'.B25 '7'.T9:'7'.T24 '8'.L9:'8'.L21 '8'.B22:'8'.B22 '8'.T9:'8'.T21 '9'.L9:'9'.L18 '9'.B19:'9'.B19 '9'.T9:'9'.T18 '10'.L9:'10'.L18 '10'.B19:'10'.B19 '10'.T9:'10'.T18 '11'.B19:'11'.B19 '11'.T9:'11'.T18 '11'.L9:'11'.L18 '12'.B14:'12'.B14 '12'.T9:'12'.T13 '12'.L9:'12'.L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6in" svg:height="3.5in" svg:x="2.2248in" svg:y="8.8441in">
            <draw:object draw:notify-on-update-of-ranges="'1'.L9:'1'.L52 '1'.B53:'1'.B53 '1'.B9:'1'.B52 '2'.L9:'2'.L58 '2'.B59:'2'.B59 '2'.B9:'2'.B58 '3'.L9:'3'.L46 '3'.B47:'3'.B47 '3'.B9:'3'.B46 '4'.L9:'4'.L38 '4'.B39:'4'.B39 '4'.B9:'4'.B38 '5'.L9:'5'.L32 '5'.B33:'5'.B33 '5'.B9:'5'.B32 '6'.L9:'6'.L29 '6'.B30:'6'.B30 '6'.B9:'6'.B29 '7'.L9:'7'.L24 '7'.B25:'7'.B25 '7'.B9:'7'.B24 '8'.L9:'8'.L21 '8'.B22:'8'.B22 '8'.B9:'8'.B21 '9'.L9:'9'.L18 '9'.B19:'9'.B19 '9'.B9:'9'.B18 '10'.L9:'10'.L18 '10'.B19:'10'.B19 '10'.B9:'10'.B18 '11'.L9:'11'.L18 '11'.B19:'11'.B19 '11'.B9:'11'.B18 '12'.L9:'12'.L13 '12'.B14:'12'.B14 '12'.B9:'12'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style-name="gr1" draw:text-style-name="P1" svg:width="6in" svg:height="3.5in" svg:x="8.8177in" svg:y="8.8799in">
            <draw:object draw:notify-on-update-of-ranges="'1'.L9:'1'.L52 '1'.B53:'1'.B53 '1'.O9:'1'.O52 '2'.L9:'2'.L58 '2'.B59:'2'.B59 '2'.O9:'2'.O58 '3'.L9:'3'.L46 '3'.B47:'3'.B47 '3'.O9:'3'.O46 '4'.L9:'4'.L38 '4'.B39:'4'.B39 '4'.O9:'4'.O38 '5'.L9:'5'.L32 '5'.B33:'5'.B33 '5'.O9:'5'.O32 '6'.L9:'6'.L29 '6'.B30:'6'.B30 '6'.O9:'6'.O29 '7'.L9:'7'.L24 '7'.B25:'7'.B25 '7'.O9:'7'.O24 '8'.L9:'8'.L21 '8'.B22:'8'.B22 '8'.O9:'8'.O21 '9'.L9:'9'.L18 '9'.B19:'9'.B19 '9'.O9:'9'.O18 '10'.L9:'10'.L18 '10'.B19:'10'.B19 '10'.O9:'10'.O18 '11'.L9:'11'.L18 '11'.B19:'11'.B19 '11'.O9:'11'.O18 '11'.L9:'11'.L13 '12'.B14:'12'.B14 '12'.O9:'12'.O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style-name="gr1" draw:text-style-name="P1" svg:width="6in" svg:height="3.5in" svg:x="15.4213in" svg:y="9.0354in">
            <draw:object draw:notify-on-update-of-ranges="'1'.L9:'1'.L52 '1'.B53:'1'.B53 '1'.S9:'1'.S52 '2'.L9:'2'.L58 '2'.B59:'2'.B59 '2'.S9:'2'.S58 '3'.L9:'3'.L46 '3'.B47:'3'.B47 '3'.S9:'3'.S46 '4'.L9:'4'.L38 '4'.B39:'4'.B39 '4'.S9:'4'.S38 '5'.L9:'5'.L32 '5'.B33:'5'.B33 '5'.S9:'5'.S32 '6'.L9:'6'.L29 '6'.B30:'6'.B30 '6'.S9:'6'.S29 '7'.L9:'7'.L24 '7'.B25:'7'.B25 '7'.S9:'7'.S24 '8'.L9:'8'.L21 '8'.B22:'8'.B22 '8'.S9:'8'.S21 '9'.L9:'9'.L18 '9'.B19:'9'.B19 '9'.S9:'9'.S18 '10'.L9:'10'.L18 '10'.B19:'10'.B19 '10'.S9:'10'.S18 '11'.L9:'11'.L18 '11'.B19:'11'.B19 '11'.S9:'11'.S18 '11'.L9:'11'.L13 '12'.B14:'12'.B14 '12'.S9:'12'.S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6in" svg:height="3.5in" svg:x="22.0803in" svg:y="8.9571in">
            <draw:object draw:notify-on-update-of-ranges="'1'.L9:'1'.L52 '1'.B53:'1'.B53 '1'.T9:'1'.T52 '2'.L9:'2'.L58 '2'.B59:'2'.B59 '2'.T9:'2'.T58 '3'.L9:'3'.L46 '3'.B47:'3'.B47 '3'.T9:'3'.T46 '4'.L9:'4'.L38 '4'.B39:'4'.B39 '4'.T9:'4'.T38 '5'.L9:'5'.L32 '5'.B33:'5'.B33 '5'.T9:'5'.T32 '6'.L9:'6'.L29 '6'.B30:'6'.B30 '6'.T9:'6'.T29 '7'.L9:'7'.L24 '7'.B25:'7'.B25 '7'.T9:'7'.T24 '8'.L9:'8'.L21 '8'.B22:'8'.B22 '8'.T9:'8'.T21 '9'.L9:'9'.L18 '9'.B19:'9'.B19 '9'.T9:'9'.T18 '10'.L9:'10'.L18 '10'.B19:'10'.B19 '10'.T9:'10'.T18 '11'.L9:'11'.L18 '11'.B19:'11'.B19 '11'.T9:'11'.T18 '12'.L9:'12'.L18 '12'.B14:'12'.B14 '12'.T9:'12'.T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0.00524504485117399" calcext:value-type="float">
            <text:p>-0.005245044851174</text:p>
          </table:table-cell>
          <table:table-cell office:value-type="float" office:value="59.3818608833904" calcext:value-type="float">
            <text:p>59.3818608833904</text:p>
          </table:table-cell>
          <table:table-cell office:value-type="float" office:value="-29.1585273150842" calcext:value-type="float">
            <text:p>-29.1585273150842</text:p>
          </table:table-cell>
          <table:table-cell office:value-type="float" office:value="-30.5652420330971" calcext:value-type="float">
            <text:p>-30.5652420330971</text:p>
          </table:table-cell>
          <table:table-cell office:value-type="float" office:value="-29.1585273150842" calcext:value-type="float">
            <text:p>-29.1585273150842</text:p>
          </table:table-cell>
          <table:table-cell office:value-type="float" office:value="-30.5652420330971" calcext:value-type="float">
            <text:p>-30.5652420330971</text:p>
          </table:table-cell>
          <table:table-cell office:value-type="float" office:value="-0.00524504485116917" calcext:value-type="float">
            <text:p>-0.005245044851169</text:p>
          </table:table-cell>
          <table:table-cell office:value-type="float" office:value="59.3818608833752" calcext:value-type="float">
            <text:p>59.38186088337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17666" calcext:value-type="float">
            <text:p>0.91766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-6.50632760474811" calcext:value-type="float">
            <text:p>-6.50632760474811</text:p>
          </table:table-cell>
          <table:table-cell/>
          <table:table-cell table:formula="of:=10^([.B9]/20)" office:value-type="float" office:value="0.999396324181292" calcext:value-type="float">
            <text:p>0.999396324181292</text:p>
          </table:table-cell>
          <table:table-cell table:formula="of:=10^([.D9]/20)" office:value-type="float" office:value="0.0348396380327179" calcext:value-type="float">
            <text:p>0.034839638032718</text:p>
          </table:table-cell>
          <table:table-cell table:formula="of:==20*LOG10(ABS(1-[.Q9]^2-[.R9]^2))" office:value-type="float" office:value="-103.333021446611" calcext:value-type="float">
            <text:p>-103.333021446611</text:p>
          </table:table-cell>
          <table:table-cell table:formula="of:=20*LOG10(ABS(1-[.R9]))" office:value-type="float" office:value="-0.308010447498139" calcext:value-type="float">
            <text:p>-0.30801044749813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0.0818575307478142" calcext:value-type="float">
            <text:p>-0.081857530747814</text:p>
          </table:table-cell>
          <table:table-cell office:value-type="float" office:value="-123.367906268656" calcext:value-type="float">
            <text:p>-123.367906268656</text:p>
          </table:table-cell>
          <table:table-cell office:value-type="float" office:value="-17.1489687688183" calcext:value-type="float">
            <text:p>-17.1489687688183</text:p>
          </table:table-cell>
          <table:table-cell office:value-type="float" office:value="-122.02581995834" calcext:value-type="float">
            <text:p>-122.02581995834</text:p>
          </table:table-cell>
          <table:table-cell office:value-type="float" office:value="-17.1489687688183" calcext:value-type="float">
            <text:p>-17.1489687688183</text:p>
          </table:table-cell>
          <table:table-cell office:value-type="float" office:value="-122.02581995834" calcext:value-type="float">
            <text:p>-122.02581995834</text:p>
          </table:table-cell>
          <table:table-cell office:value-type="float" office:value="-0.0833565911985052" calcext:value-type="float">
            <text:p>-0.083356591198505</text:p>
          </table:table-cell>
          <table:table-cell office:value-type="float" office:value="59.2910216931813" calcext:value-type="float">
            <text:p>59.29102169318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0087" calcext:value-type="float">
            <text:p>1.8008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13.7682113591312" calcext:value-type="float">
            <text:p>13.7682113591312</text:p>
          </table:table-cell>
          <table:table-cell/>
          <table:table-cell table:formula="of:=10^([.B10]/20)" office:value-type="float" office:value="0.990620072063031" calcext:value-type="float">
            <text:p>0.990620072063031</text:p>
          </table:table-cell>
          <table:table-cell table:formula="of:=10^([.D10]/20)" office:value-type="float" office:value="0.138851815179067" calcext:value-type="float">
            <text:p>0.138851815179067</text:p>
          </table:table-cell>
          <table:table-cell table:formula="of:==20*LOG10(ABS(1-[.Q10]^2-[.R10]^2))" office:value-type="float" office:value="-64.3225891289099" calcext:value-type="float">
            <text:p>-64.3225891289099</text:p>
          </table:table-cell>
          <table:table-cell table:formula="of:=20*LOG10(ABS(1-[.R10]))" office:value-type="float" office:value="-1.2984421901465" calcext:value-type="float">
            <text:p>-1.298442190146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.5475533345212" calcext:value-type="float">
            <text:p>-6.5475533345212</text:p>
          </table:table-cell>
          <table:table-cell office:value-type="float" office:value="89.353425768072" calcext:value-type="float">
            <text:p>89.353425768072</text:p>
          </table:table-cell>
          <table:table-cell office:value-type="float" office:value="-1.05079024622466" calcext:value-type="float">
            <text:p>-1.05079024622466</text:p>
          </table:table-cell>
          <table:table-cell office:value-type="float" office:value="147.297479958735" calcext:value-type="float">
            <text:p>147.297479958735</text:p>
          </table:table-cell>
          <table:table-cell office:value-type="float" office:value="-1.05079024622466" calcext:value-type="float">
            <text:p>-1.05079024622466</text:p>
          </table:table-cell>
          <table:table-cell office:value-type="float" office:value="147.297479958735" calcext:value-type="float">
            <text:p>147.297479958735</text:p>
          </table:table-cell>
          <table:table-cell office:value-type="float" office:value="-6.5927027227426" calcext:value-type="float">
            <text:p>-6.5927027227426</text:p>
          </table:table-cell>
          <table:table-cell office:value-type="float" office:value="25.2749178086336" calcext:value-type="float">
            <text:p>25.27491780863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923" calcext:value-type="float">
            <text:p>2.692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18.1671563390055" calcext:value-type="float">
            <text:p>18.1671563390055</text:p>
          </table:table-cell>
          <table:table-cell/>
          <table:table-cell table:formula="of:=10^([.B11]/20)" office:value-type="float" office:value="0.4705679379407" calcext:value-type="float">
            <text:p>0.4705679379407</text:p>
          </table:table-cell>
          <table:table-cell table:formula="of:=10^([.D11]/20)" office:value-type="float" office:value="0.886054606337618" calcext:value-type="float">
            <text:p>0.886054606337618</text:p>
          </table:table-cell>
          <table:table-cell table:formula="of:==20*LOG10(ABS(1-[.Q11]^2-[.R11]^2))" office:value-type="float" office:value="-43.7057947770366" calcext:value-type="float">
            <text:p>-43.7057947770366</text:p>
          </table:table-cell>
          <table:table-cell table:formula="of:=20*LOG10(ABS(1-[.R11]))" office:value-type="float" office:value="-18.8660645369112" calcext:value-type="float">
            <text:p>-18.866064536911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.13108826286091" calcext:value-type="float">
            <text:p>-6.13108826286091</text:p>
          </table:table-cell>
          <table:table-cell office:value-type="float" office:value="-163.38783910182" calcext:value-type="float">
            <text:p>-163.38783910182</text:p>
          </table:table-cell>
          <table:table-cell office:value-type="float" office:value="-1.05509129392364" calcext:value-type="float">
            <text:p>-1.05509129392364</text:p>
          </table:table-cell>
          <table:table-cell office:value-type="float" office:value="87.8004699292997" calcext:value-type="float">
            <text:p>87.8004699292997</text:p>
          </table:table-cell>
          <table:table-cell office:value-type="float" office:value="-1.05509129392364" calcext:value-type="float">
            <text:p>-1.05509129392364</text:p>
          </table:table-cell>
          <table:table-cell office:value-type="float" office:value="87.8004699292997" calcext:value-type="float">
            <text:p>87.8004699292997</text:p>
          </table:table-cell>
          <table:table-cell office:value-type="float" office:value="-8.47665793481116" calcext:value-type="float">
            <text:p>-8.47665793481116</text:p>
          </table:table-cell>
          <table:table-cell office:value-type="float" office:value="169.790980862035" calcext:value-type="float">
            <text:p>169.7909808620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8231" calcext:value-type="float">
            <text:p>3.5823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14.3712370297912" calcext:value-type="float">
            <text:p>14.3712370297912</text:p>
          </table:table-cell>
          <table:table-cell/>
          <table:table-cell table:formula="of:=10^([.B12]/20)" office:value-type="float" office:value="0.493680060759478" calcext:value-type="float">
            <text:p>0.493680060759478</text:p>
          </table:table-cell>
          <table:table-cell table:formula="of:=10^([.D12]/20)" office:value-type="float" office:value="0.885615961605678" calcext:value-type="float">
            <text:p>0.885615961605678</text:p>
          </table:table-cell>
          <table:table-cell table:formula="of:==20*LOG10(ABS(1-[.Q12]^2-[.R12]^2))" office:value-type="float" office:value="-31.0457924145868" calcext:value-type="float">
            <text:p>-31.0457924145868</text:p>
          </table:table-cell>
          <table:table-cell table:formula="of:=20*LOG10(ABS(1-[.R12]))" office:value-type="float" office:value="-18.8326914900396" calcext:value-type="float">
            <text:p>-18.832691490039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.7563449897813" calcext:value-type="float">
            <text:p>-10.7563449897813</text:p>
          </table:table-cell>
          <table:table-cell office:value-type="float" office:value="-166.576466944525" calcext:value-type="float">
            <text:p>-166.576466944525</text:p>
          </table:table-cell>
          <table:table-cell office:value-type="float" office:value="-0.44429892376783" calcext:value-type="float">
            <text:p>-0.44429892376783</text:p>
          </table:table-cell>
          <table:table-cell office:value-type="float" office:value="51.5275943385822" calcext:value-type="float">
            <text:p>51.5275943385822</text:p>
          </table:table-cell>
          <table:table-cell office:value-type="float" office:value="-0.44429892376783" calcext:value-type="float">
            <text:p>-0.44429892376783</text:p>
          </table:table-cell>
          <table:table-cell office:value-type="float" office:value="51.5275943385822" calcext:value-type="float">
            <text:p>51.5275943385822</text:p>
          </table:table-cell>
          <table:table-cell office:value-type="float" office:value="-17.6928878744967" calcext:value-type="float">
            <text:p>-17.6928878744967</text:p>
          </table:table-cell>
          <table:table-cell office:value-type="float" office:value="43.7409254527603" calcext:value-type="float">
            <text:p>43.74092545276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1121" calcext:value-type="float">
            <text:p>4.5112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10.8387994305061" calcext:value-type="float">
            <text:p>10.8387994305061</text:p>
          </table:table-cell>
          <table:table-cell/>
          <table:table-cell table:formula="of:=10^([.B13]/20)" office:value-type="float" office:value="0.289856304238759" calcext:value-type="float">
            <text:p>0.289856304238759</text:p>
          </table:table-cell>
          <table:table-cell table:formula="of:=10^([.D13]/20)" office:value-type="float" office:value="0.950134425439604" calcext:value-type="float">
            <text:p>0.950134425439604</text:p>
          </table:table-cell>
          <table:table-cell table:formula="of:==20*LOG10(ABS(1-[.Q13]^2-[.R13]^2))" office:value-type="float" office:value="-37.5701842446853" calcext:value-type="float">
            <text:p>-37.5701842446853</text:p>
          </table:table-cell>
          <table:table-cell table:formula="of:=20*LOG10(ABS(1-[.R13]))" office:value-type="float" office:value="-26.0439834514665" calcext:value-type="float">
            <text:p>-26.043983451466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.00694235531615" calcext:value-type="float">
            <text:p>-8.00694235531615</text:p>
          </table:table-cell>
          <table:table-cell office:value-type="float" office:value="-173.06189783984" calcext:value-type="float">
            <text:p>-173.06189783984</text:p>
          </table:table-cell>
          <table:table-cell office:value-type="float" office:value="-0.765377367467376" calcext:value-type="float">
            <text:p>-0.765377367467376</text:p>
          </table:table-cell>
          <table:table-cell office:value-type="float" office:value="52.8769599350433" calcext:value-type="float">
            <text:p>52.8769599350433</text:p>
          </table:table-cell>
          <table:table-cell office:value-type="float" office:value="-0.765377367467376" calcext:value-type="float">
            <text:p>-0.765377367467376</text:p>
          </table:table-cell>
          <table:table-cell office:value-type="float" office:value="52.8769599350433" calcext:value-type="float">
            <text:p>52.8769599350433</text:p>
          </table:table-cell>
          <table:table-cell office:value-type="float" office:value="-8.11550863258666" calcext:value-type="float">
            <text:p>-8.11550863258666</text:p>
          </table:table-cell>
          <table:table-cell office:value-type="float" office:value="99.7057287785058" calcext:value-type="float">
            <text:p>99.70572877850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44556" calcext:value-type="float">
            <text:p>5.4455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N14])/[.N14]))" office:value-type="float" office:value="10.999456287975" calcext:value-type="float">
            <text:p>10.999456287975</text:p>
          </table:table-cell>
          <table:table-cell/>
          <table:table-cell table:formula="of:=10^([.B14]/20)" office:value-type="float" office:value="0.397789103282103" calcext:value-type="float">
            <text:p>0.397789103282103</text:p>
          </table:table-cell>
          <table:table-cell table:formula="of:=10^([.D14]/20)" office:value-type="float" office:value="0.915653440609785" calcext:value-type="float">
            <text:p>0.915653440609785</text:p>
          </table:table-cell>
          <table:table-cell table:formula="of:==20*LOG10(ABS(1-[.Q14]^2-[.R14]^2))" office:value-type="float" office:value="-49.5182962072538" calcext:value-type="float">
            <text:p>-49.5182962072538</text:p>
          </table:table-cell>
          <table:table-cell table:formula="of:=20*LOG10(ABS(1-[.R14]))" office:value-type="float" office:value="-21.4786525634105" calcext:value-type="float">
            <text:p>-21.478652563410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.79197901784419" calcext:value-type="float">
            <text:p>-8.79197901784419</text:p>
          </table:table-cell>
          <table:table-cell office:value-type="float" office:value="154.522917141976" calcext:value-type="float">
            <text:p>154.522917141976</text:p>
          </table:table-cell>
          <table:table-cell office:value-type="float" office:value="-0.642044044250022" calcext:value-type="float">
            <text:p>-0.642044044250022</text:p>
          </table:table-cell>
          <table:table-cell office:value-type="float" office:value="43.9421604326687" calcext:value-type="float">
            <text:p>43.9421604326687</text:p>
          </table:table-cell>
          <table:table-cell office:value-type="float" office:value="-0.642044044250022" calcext:value-type="float">
            <text:p>-0.642044044250022</text:p>
          </table:table-cell>
          <table:table-cell office:value-type="float" office:value="43.9421604326687" calcext:value-type="float">
            <text:p>43.9421604326687</text:p>
          </table:table-cell>
          <table:table-cell office:value-type="float" office:value="-8.83902178086834" calcext:value-type="float">
            <text:p>-8.83902178086834</text:p>
          </table:table-cell>
          <table:table-cell office:value-type="float" office:value="114.622517631763" calcext:value-type="float">
            <text:p>114.6225176317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39988" calcext:value-type="float">
            <text:p>6.3998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N15])/[.N15]))" office:value-type="float" office:value="9.87580182461789" calcext:value-type="float">
            <text:p>9.87580182461789</text:p>
          </table:table-cell>
          <table:table-cell/>
          <table:table-cell table:formula="of:=10^([.B15]/20)" office:value-type="float" office:value="0.363413493946589" calcext:value-type="float">
            <text:p>0.363413493946589</text:p>
          </table:table-cell>
          <table:table-cell table:formula="of:=10^([.D15]/20)" office:value-type="float" office:value="0.928747799499798" calcext:value-type="float">
            <text:p>0.928747799499798</text:p>
          </table:table-cell>
          <table:table-cell table:formula="of:==20*LOG10(ABS(1-[.Q15]^2-[.R15]^2))" office:value-type="float" office:value="-45.4196907504329" calcext:value-type="float">
            <text:p>-45.4196907504329</text:p>
          </table:table-cell>
          <table:table-cell table:formula="of:=20*LOG10(ABS(1-[.R15]))" office:value-type="float" office:value="-22.9440343736626" calcext:value-type="float">
            <text:p>-22.944034373662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.31563664944064" calcext:value-type="float">
            <text:p>-8.31563664944064</text:p>
          </table:table-cell>
          <table:table-cell office:value-type="float" office:value="140.967794633254" calcext:value-type="float">
            <text:p>140.967794633254</text:p>
          </table:table-cell>
          <table:table-cell office:value-type="float" office:value="-0.709291090237998" calcext:value-type="float">
            <text:p>-0.709291090237998</text:p>
          </table:table-cell>
          <table:table-cell office:value-type="float" office:value="34.2150667274365" calcext:value-type="float">
            <text:p>34.2150667274365</text:p>
          </table:table-cell>
          <table:table-cell office:value-type="float" office:value="-0.709291090237998" calcext:value-type="float">
            <text:p>-0.709291090237998</text:p>
          </table:table-cell>
          <table:table-cell office:value-type="float" office:value="34.2150667274365" calcext:value-type="float">
            <text:p>34.2150667274365</text:p>
          </table:table-cell>
          <table:table-cell office:value-type="float" office:value="-8.25993757682661" calcext:value-type="float">
            <text:p>-8.25993757682661</text:p>
          </table:table-cell>
          <table:table-cell office:value-type="float" office:value="108.633395747592" calcext:value-type="float">
            <text:p>108.6333957475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36051" calcext:value-type="float">
            <text:p>7.3605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N16])/[.N16]))" office:value-type="float" office:value="8.46057656119803" calcext:value-type="float">
            <text:p>8.46057656119803</text:p>
          </table:table-cell>
          <table:table-cell/>
          <table:table-cell table:formula="of:=10^([.B16]/20)" office:value-type="float" office:value="0.383900048980858" calcext:value-type="float">
            <text:p>0.383900048980858</text:p>
          </table:table-cell>
          <table:table-cell table:formula="of:=10^([.D16]/20)" office:value-type="float" office:value="0.921585101988" calcext:value-type="float">
            <text:p>0.921585101988</text:p>
          </table:table-cell>
          <table:table-cell table:formula="of:==20*LOG10(ABS(1-[.Q16]^2-[.R16]^2))" office:value-type="float" office:value="-49.6253735914422" calcext:value-type="float">
            <text:p>-49.6253735914422</text:p>
          </table:table-cell>
          <table:table-cell table:formula="of:=20*LOG10(ABS(1-[.R16]))" office:value-type="float" office:value="-22.1120283611745" calcext:value-type="float">
            <text:p>-22.112028361174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.38135114740913" calcext:value-type="float">
            <text:p>-8.38135114740913</text:p>
          </table:table-cell>
          <table:table-cell office:value-type="float" office:value="129.771057562491" calcext:value-type="float">
            <text:p>129.771057562491</text:p>
          </table:table-cell>
          <table:table-cell office:value-type="float" office:value="-0.685067053528353" calcext:value-type="float">
            <text:p>-0.685067053528353</text:p>
          </table:table-cell>
          <table:table-cell office:value-type="float" office:value="26.8237956849603" calcext:value-type="float">
            <text:p>26.8237956849603</text:p>
          </table:table-cell>
          <table:table-cell office:value-type="float" office:value="-0.685067053528353" calcext:value-type="float">
            <text:p>-0.685067053528353</text:p>
          </table:table-cell>
          <table:table-cell office:value-type="float" office:value="26.8237956849603" calcext:value-type="float">
            <text:p>26.8237956849603</text:p>
          </table:table-cell>
          <table:table-cell office:value-type="float" office:value="-8.49319876576258" calcext:value-type="float">
            <text:p>-8.49319876576258</text:p>
          </table:table-cell>
          <table:table-cell office:value-type="float" office:value="104.062770484131" calcext:value-type="float">
            <text:p>104.0627704841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.36645" calcext:value-type="float">
            <text:p>8.3664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N17])/[.N17]))" office:value-type="float" office:value="7.20627249307619" calcext:value-type="float">
            <text:p>7.20627249307619</text:p>
          </table:table-cell>
          <table:table-cell/>
          <table:table-cell table:formula="of:=10^([.B17]/20)" office:value-type="float" office:value="0.381006550702393" calcext:value-type="float">
            <text:p>0.381006550702393</text:p>
          </table:table-cell>
          <table:table-cell table:formula="of:=10^([.D17]/20)" office:value-type="float" office:value="0.924158893688724" calcext:value-type="float">
            <text:p>0.924158893688724</text:p>
          </table:table-cell>
          <table:table-cell table:formula="of:==20*LOG10(ABS(1-[.Q17]^2-[.R17]^2))" office:value-type="float" office:value="-62.3341825805192" calcext:value-type="float">
            <text:p>-62.3341825805192</text:p>
          </table:table-cell>
          <table:table-cell table:formula="of:=20*LOG10(ABS(1-[.R17]))" office:value-type="float" office:value="-22.4019068094499" calcext:value-type="float">
            <text:p>-22.401906809449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.6971921662298" calcext:value-type="float">
            <text:p>-10.6971921662298</text:p>
          </table:table-cell>
          <table:table-cell office:value-type="float" office:value="139.816359353675" calcext:value-type="float">
            <text:p>139.816359353675</text:p>
          </table:table-cell>
          <table:table-cell office:value-type="float" office:value="-0.38636029658763" calcext:value-type="float">
            <text:p>-0.38636029658763</text:p>
          </table:table-cell>
          <table:table-cell office:value-type="float" office:value="19.4516736265459" calcext:value-type="float">
            <text:p>19.4516736265459</text:p>
          </table:table-cell>
          <table:table-cell office:value-type="float" office:value="-0.38636029658763" calcext:value-type="float">
            <text:p>-0.38636029658763</text:p>
          </table:table-cell>
          <table:table-cell office:value-type="float" office:value="19.4516736265459" calcext:value-type="float">
            <text:p>19.4516736265459</text:p>
          </table:table-cell>
          <table:table-cell office:value-type="float" office:value="-10.7306126633834" calcext:value-type="float">
            <text:p>-10.7306126633834</text:p>
          </table:table-cell>
          <table:table-cell office:value-type="float" office:value="78.360789487117" calcext:value-type="float">
            <text:p>78.3607894871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40512" calcext:value-type="float">
            <text:p>9.4051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N18])/[.N18]))" office:value-type="float" office:value="5.74390146017659" calcext:value-type="float">
            <text:p>5.74390146017659</text:p>
          </table:table-cell>
          <table:table-cell/>
          <table:table-cell table:formula="of:=10^([.B18]/20)" office:value-type="float" office:value="0.291837026502185" calcext:value-type="float">
            <text:p>0.291837026502185</text:p>
          </table:table-cell>
          <table:table-cell table:formula="of:=10^([.D18]/20)" office:value-type="float" office:value="0.956493416556983" calcext:value-type="float">
            <text:p>0.956493416556983</text:p>
          </table:table-cell>
          <table:table-cell table:formula="of:==20*LOG10(ABS(1-[.Q18]^2-[.R18]^2))" office:value-type="float" office:value="-86.284098901286" calcext:value-type="float">
            <text:p>-86.284098901286</text:p>
          </table:table-cell>
          <table:table-cell table:formula="of:=20*LOG10(ABS(1-[.R18]))" office:value-type="float" office:value="-27.2289004072801" calcext:value-type="float">
            <text:p>-27.228900407280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.107634581563" calcext:value-type="float">
            <text:p>-12.107634581563</text:p>
          </table:table-cell>
          <table:table-cell office:value-type="float" office:value="147.018276546436" calcext:value-type="float">
            <text:p>147.018276546436</text:p>
          </table:table-cell>
          <table:table-cell office:value-type="float" office:value="-0.305826337580185" calcext:value-type="float">
            <text:p>-0.305826337580185</text:p>
          </table:table-cell>
          <table:table-cell office:value-type="float" office:value="10.9877245415363" calcext:value-type="float">
            <text:p>10.9877245415363</text:p>
          </table:table-cell>
          <table:table-cell office:value-type="float" office:value="-0.305826337580185" calcext:value-type="float">
            <text:p>-0.305826337580185</text:p>
          </table:table-cell>
          <table:table-cell office:value-type="float" office:value="10.9877245415363" calcext:value-type="float">
            <text:p>10.9877245415363</text:p>
          </table:table-cell>
          <table:table-cell office:value-type="float" office:value="-11.9820617260591" calcext:value-type="float">
            <text:p>-11.9820617260591</text:p>
          </table:table-cell>
          <table:table-cell office:value-type="float" office:value="53.7600919947751" calcext:value-type="float">
            <text:p>53.76009199477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4531" calcext:value-type="float">
            <text:p>10.453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N19])/[.N19]))" office:value-type="float" office:value="3.69071067432641" calcext:value-type="float">
            <text:p>3.69071067432641</text:p>
          </table:table-cell>
          <table:table-cell/>
          <table:table-cell table:formula="of:=10^([.B19]/20)" office:value-type="float" office:value="0.24809514803962" calcext:value-type="float">
            <text:p>0.24809514803962</text:p>
          </table:table-cell>
          <table:table-cell table:formula="of:=10^([.D19]/20)" office:value-type="float" office:value="0.965403086830782" calcext:value-type="float">
            <text:p>0.965403086830782</text:p>
          </table:table-cell>
          <table:table-cell table:formula="of:==20*LOG10(ABS(1-[.Q19]^2-[.R19]^2))" office:value-type="float" office:value="-43.8146286095418" calcext:value-type="float">
            <text:p>-43.8146286095418</text:p>
          </table:table-cell>
          <table:table-cell table:formula="of:=20*LOG10(ABS(1-[.R19]))" office:value-type="float" office:value="-29.2192529682941" calcext:value-type="float">
            <text:p>-29.219252968294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.328021247397" calcext:value-type="float">
            <text:p>-13.328021247397</text:p>
          </table:table-cell>
          <table:table-cell office:value-type="float" office:value="140.49810138412" calcext:value-type="float">
            <text:p>140.49810138412</text:p>
          </table:table-cell>
          <table:table-cell office:value-type="float" office:value="-0.219894212882073" calcext:value-type="float">
            <text:p>-0.219894212882073</text:p>
          </table:table-cell>
          <table:table-cell office:value-type="float" office:value="6.95197894395914" calcext:value-type="float">
            <text:p>6.95197894395914</text:p>
          </table:table-cell>
          <table:table-cell office:value-type="float" office:value="-0.219894212882073" calcext:value-type="float">
            <text:p>-0.219894212882073</text:p>
          </table:table-cell>
          <table:table-cell office:value-type="float" office:value="6.95197894395914" calcext:value-type="float">
            <text:p>6.95197894395914</text:p>
          </table:table-cell>
          <table:table-cell office:value-type="float" office:value="-13.0840529746602" calcext:value-type="float">
            <text:p>-13.0840529746602</text:p>
          </table:table-cell>
          <table:table-cell office:value-type="float" office:value="53.362342445323" calcext:value-type="float">
            <text:p>53.3623424453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5681" calcext:value-type="float">
            <text:p>11.568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N20])/[.N20]))" office:value-type="float" office:value="2.50953273143209" calcext:value-type="float">
            <text:p>2.50953273143209</text:p>
          </table:table-cell>
          <table:table-cell/>
          <table:table-cell table:formula="of:=10^([.B20]/20)" office:value-type="float" office:value="0.215575269463645" calcext:value-type="float">
            <text:p>0.215575269463645</text:p>
          </table:table-cell>
          <table:table-cell table:formula="of:=10^([.D20]/20)" office:value-type="float" office:value="0.975001512375732" calcext:value-type="float">
            <text:p>0.975001512375732</text:p>
          </table:table-cell>
          <table:table-cell table:formula="of:==20*LOG10(ABS(1-[.Q20]^2-[.R20]^2))" office:value-type="float" office:value="-50.7539749324692" calcext:value-type="float">
            <text:p>-50.7539749324692</text:p>
          </table:table-cell>
          <table:table-cell table:formula="of:=20*LOG10(ABS(1-[.R20]))" office:value-type="float" office:value="-32.0417252956015" calcext:value-type="float">
            <text:p>-32.041725295601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.0988488803225" calcext:value-type="float">
            <text:p>-14.0988488803225</text:p>
          </table:table-cell>
          <table:table-cell office:value-type="float" office:value="143.897098954444" calcext:value-type="float">
            <text:p>143.897098954444</text:p>
          </table:table-cell>
          <table:table-cell office:value-type="float" office:value="-0.305883895534107" calcext:value-type="float">
            <text:p>-0.305883895534107</text:p>
          </table:table-cell>
          <table:table-cell office:value-type="float" office:value="6.04877083164375" calcext:value-type="float">
            <text:p>6.04877083164375</text:p>
          </table:table-cell>
          <table:table-cell office:value-type="float" office:value="-0.305883895534107" calcext:value-type="float">
            <text:p>-0.305883895534107</text:p>
          </table:table-cell>
          <table:table-cell office:value-type="float" office:value="6.04877083164375" calcext:value-type="float">
            <text:p>6.04877083164375</text:p>
          </table:table-cell>
          <table:table-cell office:value-type="float" office:value="-13.1167504152259" calcext:value-type="float">
            <text:p>-13.1167504152259</text:p>
          </table:table-cell>
          <table:table-cell office:value-type="float" office:value="48.3434923615618" calcext:value-type="float">
            <text:p>48.34349236156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73" calcext:value-type="float">
            <text:p>12.7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N21])/[.N21]))" office:value-type="float" office:value="2.22164663884237" calcext:value-type="float">
            <text:p>2.22164663884237</text:p>
          </table:table-cell>
          <table:table-cell/>
          <table:table-cell table:formula="of:=10^([.B21]/20)" office:value-type="float" office:value="0.197268415379073" calcext:value-type="float">
            <text:p>0.197268415379073</text:p>
          </table:table-cell>
          <table:table-cell table:formula="of:=10^([.D21]/20)" office:value-type="float" office:value="0.965396689507698" calcext:value-type="float">
            <text:p>0.965396689507698</text:p>
          </table:table-cell>
          <table:table-cell table:formula="of:==20*LOG10(ABS(1-[.Q21]^2-[.R21]^2))" office:value-type="float" office:value="-30.7238106442195" calcext:value-type="float">
            <text:p>-30.7238106442195</text:p>
          </table:table-cell>
          <table:table-cell table:formula="of:=20*LOG10(ABS(1-[.R21]))" office:value-type="float" office:value="-29.2176470069403" calcext:value-type="float">
            <text:p>-29.217647006940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.952095337723" calcext:value-type="float">
            <text:p>-15.952095337723</text:p>
          </table:table-cell>
          <table:table-cell office:value-type="float" office:value="135.104174802714" calcext:value-type="float">
            <text:p>135.104174802714</text:p>
          </table:table-cell>
          <table:table-cell office:value-type="float" office:value="-0.188969049048016" calcext:value-type="float">
            <text:p>-0.188969049048016</text:p>
          </table:table-cell>
          <table:table-cell office:value-type="float" office:value="3.12882916217114" calcext:value-type="float">
            <text:p>3.12882916217114</text:p>
          </table:table-cell>
          <table:table-cell office:value-type="float" office:value="-0.188969049048016" calcext:value-type="float">
            <text:p>-0.188969049048016</text:p>
          </table:table-cell>
          <table:table-cell office:value-type="float" office:value="3.12882916217114" calcext:value-type="float">
            <text:p>3.12882916217114</text:p>
          </table:table-cell>
          <table:table-cell office:value-type="float" office:value="-15.2248382996803" calcext:value-type="float">
            <text:p>-15.2248382996803</text:p>
          </table:table-cell>
          <table:table-cell office:value-type="float" office:value="51.104057695446" calcext:value-type="float">
            <text:p>51.10405769544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9844" calcext:value-type="float">
            <text:p>13.984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N22])/[.N22]))" office:value-type="float" office:value="1.21973087338567" calcext:value-type="float">
            <text:p>1.21973087338567</text:p>
          </table:table-cell>
          <table:table-cell/>
          <table:table-cell table:formula="of:=10^([.B22]/20)" office:value-type="float" office:value="0.159365838868173" calcext:value-type="float">
            <text:p>0.159365838868173</text:p>
          </table:table-cell>
          <table:table-cell table:formula="of:=10^([.D22]/20)" office:value-type="float" office:value="0.978479086133638" calcext:value-type="float">
            <text:p>0.978479086133638</text:p>
          </table:table-cell>
          <table:table-cell table:formula="of:==20*LOG10(ABS(1-[.Q22]^2-[.R22]^2))" office:value-type="float" office:value="-35.2989263920118" calcext:value-type="float">
            <text:p>-35.2989263920118</text:p>
          </table:table-cell>
          <table:table-cell table:formula="of:=20*LOG10(ABS(1-[.R22]))" office:value-type="float" office:value="-33.3427858137453" calcext:value-type="float">
            <text:p>-33.342785813745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7.2619330594347" calcext:value-type="float">
            <text:p>-17.2619330594347</text:p>
          </table:table-cell>
          <table:table-cell office:value-type="float" office:value="132.620008740842" calcext:value-type="float">
            <text:p>132.620008740842</text:p>
          </table:table-cell>
          <table:table-cell office:value-type="float" office:value="-0.117543491019518" calcext:value-type="float">
            <text:p>-0.117543491019518</text:p>
          </table:table-cell>
          <table:table-cell office:value-type="float" office:value="-1.24521239069827" calcext:value-type="float">
            <text:p>-1.24521239069827</text:p>
          </table:table-cell>
          <table:table-cell office:value-type="float" office:value="-0.117543491019518" calcext:value-type="float">
            <text:p>-0.117543491019518</text:p>
          </table:table-cell>
          <table:table-cell office:value-type="float" office:value="-1.24521239069827" calcext:value-type="float">
            <text:p>-1.24521239069827</text:p>
          </table:table-cell>
          <table:table-cell office:value-type="float" office:value="-17.1590162476703" calcext:value-type="float">
            <text:p>-17.1590162476703</text:p>
          </table:table-cell>
          <table:table-cell office:value-type="float" office:value="42.8647059551948" calcext:value-type="float">
            <text:p>42.86470595519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3392" calcext:value-type="float">
            <text:p>15.339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N23])/[.N23]))" office:value-type="float" office:value="-0.537455814671726" calcext:value-type="float">
            <text:p>-0.537455814671726</text:p>
          </table:table-cell>
          <table:table-cell/>
          <table:table-cell table:formula="of:=10^([.B23]/20)" office:value-type="float" office:value="0.137057670805524" calcext:value-type="float">
            <text:p>0.137057670805524</text:p>
          </table:table-cell>
          <table:table-cell table:formula="of:=10^([.D23]/20)" office:value-type="float" office:value="0.986558460744984" calcext:value-type="float">
            <text:p>0.986558460744984</text:p>
          </table:table-cell>
          <table:table-cell table:formula="of:==20*LOG10(ABS(1-[.Q23]^2-[.R23]^2))" office:value-type="float" office:value="-42.028130603698" calcext:value-type="float">
            <text:p>-42.028130603698</text:p>
          </table:table-cell>
          <table:table-cell table:formula="of:=20*LOG10(ABS(1-[.R23]))" office:value-type="float" office:value="-37.4310199058786" calcext:value-type="float">
            <text:p>-37.431019905878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1.5748163924956" calcext:value-type="float">
            <text:p>-21.5748163924956</text:p>
          </table:table-cell>
          <table:table-cell office:value-type="float" office:value="94.8622728511623" calcext:value-type="float">
            <text:p>94.8622728511623</text:p>
          </table:table-cell>
          <table:table-cell office:value-type="float" office:value="-0.0585445610162685" calcext:value-type="float">
            <text:p>-0.058544561016269</text:p>
          </table:table-cell>
          <table:table-cell office:value-type="float" office:value="-1.03088206207886" calcext:value-type="float">
            <text:p>-1.03088206207886</text:p>
          </table:table-cell>
          <table:table-cell office:value-type="float" office:value="-0.0585445610162685" calcext:value-type="float">
            <text:p>-0.058544561016269</text:p>
          </table:table-cell>
          <table:table-cell office:value-type="float" office:value="-1.03088206207886" calcext:value-type="float">
            <text:p>-1.03088206207886</text:p>
          </table:table-cell>
          <table:table-cell office:value-type="float" office:value="-21.428549972867" calcext:value-type="float">
            <text:p>-21.428549972867</text:p>
          </table:table-cell>
          <table:table-cell office:value-type="float" office:value="80.7175578353512" calcext:value-type="float">
            <text:p>80.7175578353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8495" calcext:value-type="float">
            <text:p>16.849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N24])/[.N24]))" office:value-type="float" office:value="-0.442545433260546" calcext:value-type="float">
            <text:p>-0.442545433260546</text:p>
          </table:table-cell>
          <table:table-cell/>
          <table:table-cell table:formula="of:=10^([.B24]/20)" office:value-type="float" office:value="0.0834178861423889" calcext:value-type="float">
            <text:p>0.083417886142389</text:p>
          </table:table-cell>
          <table:table-cell table:formula="of:=10^([.D24]/20)" office:value-type="float" office:value="0.99328247246949" calcext:value-type="float">
            <text:p>0.99328247246949</text:p>
          </table:table-cell>
          <table:table-cell table:formula="of:==20*LOG10(ABS(1-[.Q24]^2-[.R24]^2))" office:value-type="float" office:value="-43.8339082702558" calcext:value-type="float">
            <text:p>-43.8339082702558</text:p>
          </table:table-cell>
          <table:table-cell table:formula="of:=20*LOG10(ABS(1-[.R24]))" office:value-type="float" office:value="-43.4558109003554" calcext:value-type="float">
            <text:p>-43.455810900355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3.7220204193247" calcext:value-type="float">
            <text:p>-23.7220204193247</text:p>
          </table:table-cell>
          <table:table-cell office:value-type="float" office:value="68.9438017281191" calcext:value-type="float">
            <text:p>68.9438017281191</text:p>
          </table:table-cell>
          <table:table-cell office:value-type="float" office:value="-0.0403748991777553" calcext:value-type="float">
            <text:p>-0.040374899177755</text:p>
          </table:table-cell>
          <table:table-cell office:value-type="float" office:value="-4.17863062837907" calcext:value-type="float">
            <text:p>-4.17863062837907</text:p>
          </table:table-cell>
          <table:table-cell office:value-type="float" office:value="-0.0403748991777553" calcext:value-type="float">
            <text:p>-0.040374899177755</text:p>
          </table:table-cell>
          <table:table-cell office:value-type="float" office:value="-4.17863062837907" calcext:value-type="float">
            <text:p>-4.17863062837907</text:p>
          </table:table-cell>
          <table:table-cell office:value-type="float" office:value="-23.7488606489016" calcext:value-type="float">
            <text:p>-23.7488606489016</text:p>
          </table:table-cell>
          <table:table-cell office:value-type="float" office:value="99.758366191692" calcext:value-type="float">
            <text:p>99.7583661916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.68" calcext:value-type="float">
            <text:p>18.6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N25])/[.N25]))" office:value-type="float" office:value="-1.95287139374847" calcext:value-type="float">
            <text:p>-1.95287139374847</text:p>
          </table:table-cell>
          <table:table-cell/>
          <table:table-cell table:formula="of:=10^([.B25]/20)" office:value-type="float" office:value="0.0651476836817519" calcext:value-type="float">
            <text:p>0.065147683681752</text:p>
          </table:table-cell>
          <table:table-cell table:formula="of:=10^([.D25]/20)" office:value-type="float" office:value="0.99536245472655" calcext:value-type="float">
            <text:p>0.99536245472655</text:p>
          </table:table-cell>
          <table:table-cell table:formula="of:==20*LOG10(ABS(1-[.Q25]^2-[.R25]^2))" office:value-type="float" office:value="-46.0043498716009" calcext:value-type="float">
            <text:p>-46.0043498716009</text:p>
          </table:table-cell>
          <table:table-cell table:formula="of:=20*LOG10(ABS(1-[.R25]))" office:value-type="float" office:value="-46.674236752223" calcext:value-type="float">
            <text:p>-46.67423675222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6.5042672008302" calcext:value-type="float">
            <text:p>-26.5042672008302</text:p>
          </table:table-cell>
          <table:table-cell office:value-type="float" office:value="86.3676964041248" calcext:value-type="float">
            <text:p>86.3676964041248</text:p>
          </table:table-cell>
          <table:table-cell office:value-type="float" office:value="-0.0269577119806608" calcext:value-type="float">
            <text:p>-0.026957711980661</text:p>
          </table:table-cell>
          <table:table-cell office:value-type="float" office:value="-7.1475596234795" calcext:value-type="float">
            <text:p>-7.1475596234795</text:p>
          </table:table-cell>
          <table:table-cell office:value-type="float" office:value="-0.0269577119806608" calcext:value-type="float">
            <text:p>-0.026957711980661</text:p>
          </table:table-cell>
          <table:table-cell office:value-type="float" office:value="-7.1475596234795" calcext:value-type="float">
            <text:p>-7.1475596234795</text:p>
          </table:table-cell>
          <table:table-cell office:value-type="float" office:value="-26.3586928845003" calcext:value-type="float">
            <text:p>-26.3586928845003</text:p>
          </table:table-cell>
          <table:table-cell office:value-type="float" office:value="77.0048079113562" calcext:value-type="float">
            <text:p>77.00480791135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.6256" calcext:value-type="float">
            <text:p>20.625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N26])/[.N26]))" office:value-type="float" office:value="-3.6673530162282" calcext:value-type="float">
            <text:p>-3.6673530162282</text:p>
          </table:table-cell>
          <table:table-cell/>
          <table:table-cell table:formula="of:=10^([.B26]/20)" office:value-type="float" office:value="0.0472918866465624" calcext:value-type="float">
            <text:p>0.047291886646562</text:p>
          </table:table-cell>
          <table:table-cell table:formula="of:=10^([.D26]/20)" office:value-type="float" office:value="0.996901189966429" calcext:value-type="float">
            <text:p>0.996901189966429</text:p>
          </table:table-cell>
          <table:table-cell table:formula="of:==20*LOG10(ABS(1-[.Q26]^2-[.R26]^2))" office:value-type="float" office:value="-48.0647714829028" calcext:value-type="float">
            <text:p>-48.0647714829028</text:p>
          </table:table-cell>
          <table:table-cell table:formula="of:=20*LOG10(ABS(1-[.R26]))" office:value-type="float" office:value="-50.1761009302045" calcext:value-type="float">
            <text:p>-50.176100930204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3.6209940754686" calcext:value-type="float">
            <text:p>-23.6209940754686</text:p>
          </table:table-cell>
          <table:table-cell office:value-type="float" office:value="89.3222902877333" calcext:value-type="float">
            <text:p>89.3222902877333</text:p>
          </table:table-cell>
          <table:table-cell office:value-type="float" office:value="-0.0382959532738228" calcext:value-type="float">
            <text:p>-0.038295953273823</text:p>
          </table:table-cell>
          <table:table-cell office:value-type="float" office:value="-9.42777120997966" calcext:value-type="float">
            <text:p>-9.42777120997966</text:p>
          </table:table-cell>
          <table:table-cell office:value-type="float" office:value="-0.0382959532738228" calcext:value-type="float">
            <text:p>-0.038295953273823</text:p>
          </table:table-cell>
          <table:table-cell office:value-type="float" office:value="-9.42777120997966" calcext:value-type="float">
            <text:p>-9.42777120997966</text:p>
          </table:table-cell>
          <table:table-cell office:value-type="float" office:value="-23.5116080393212" calcext:value-type="float">
            <text:p>-23.5116080393212</text:p>
          </table:table-cell>
          <table:table-cell office:value-type="float" office:value="72.339737853128" calcext:value-type="float">
            <text:p>72.3397378531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.4582" calcext:value-type="float">
            <text:p>23.458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N27])/[.N27]))" office:value-type="float" office:value="-5.26065801205591" calcext:value-type="float">
            <text:p>-5.26065801205591</text:p>
          </table:table-cell>
          <table:table-cell/>
          <table:table-cell table:formula="of:=10^([.B27]/20)" office:value-type="float" office:value="0.0659098458975762" calcext:value-type="float">
            <text:p>0.065909845897576</text:p>
          </table:table-cell>
          <table:table-cell table:formula="of:=10^([.D27]/20)" office:value-type="float" office:value="0.995600720747144" calcext:value-type="float">
            <text:p>0.995600720747144</text:p>
          </table:table-cell>
          <table:table-cell table:formula="of:==20*LOG10(ABS(1-[.Q27]^2-[.R27]^2))" office:value-type="float" office:value="-47.0619374249959" calcext:value-type="float">
            <text:p>-47.0619374249959</text:p>
          </table:table-cell>
          <table:table-cell table:formula="of:=20*LOG10(ABS(1-[.R27]))" office:value-type="float" office:value="-47.1323693891283" calcext:value-type="float">
            <text:p>-47.132369389128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3.0724003636836" calcext:value-type="float">
            <text:p>-23.0724003636836</text:p>
          </table:table-cell>
          <table:table-cell office:value-type="float" office:value="88.1754487741782" calcext:value-type="float">
            <text:p>88.1754487741782</text:p>
          </table:table-cell>
          <table:table-cell office:value-type="float" office:value="-0.0318525289489784" calcext:value-type="float">
            <text:p>-0.031852528948978</text:p>
          </table:table-cell>
          <table:table-cell office:value-type="float" office:value="-11.2507396146184" calcext:value-type="float">
            <text:p>-11.2507396146184</text:p>
          </table:table-cell>
          <table:table-cell office:value-type="float" office:value="-0.0318525289489784" calcext:value-type="float">
            <text:p>-0.031852528948978</text:p>
          </table:table-cell>
          <table:table-cell office:value-type="float" office:value="-11.2507396146184" calcext:value-type="float">
            <text:p>-11.2507396146184</text:p>
          </table:table-cell>
          <table:table-cell office:value-type="float" office:value="-23.0995188483171" calcext:value-type="float">
            <text:p>-23.0995188483171</text:p>
          </table:table-cell>
          <table:table-cell office:value-type="float" office:value="69.7155621772181" calcext:value-type="float">
            <text:p>69.715562177218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.703" calcext:value-type="float">
            <text:p>26.70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N28])/[.N28]))" office:value-type="float" office:value="-6.7850507025143" calcext:value-type="float">
            <text:p>-6.7850507025143</text:p>
          </table:table-cell>
          <table:table-cell/>
          <table:table-cell table:formula="of:=10^([.B28]/20)" office:value-type="float" office:value="0.0702069298612386" calcext:value-type="float">
            <text:p>0.070206929861239</text:p>
          </table:table-cell>
          <table:table-cell table:formula="of:=10^([.D28]/20)" office:value-type="float" office:value="0.996339557895166" calcext:value-type="float">
            <text:p>0.996339557895166</text:p>
          </table:table-cell>
          <table:table-cell table:formula="of:==20*LOG10(ABS(1-[.Q28]^2-[.R28]^2))" office:value-type="float" office:value="-52.4740377757243" calcext:value-type="float">
            <text:p>-52.4740377757243</text:p>
          </table:table-cell>
          <table:table-cell table:formula="of:=20*LOG10(ABS(1-[.R28]))" office:value-type="float" office:value="-48.7293291549854" calcext:value-type="float">
            <text:p>-48.729329154985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4.1960445386011" calcext:value-type="float">
            <text:p>-24.1960445386011</text:p>
          </table:table-cell>
          <table:table-cell office:value-type="float" office:value="85.2356513502183" calcext:value-type="float">
            <text:p>85.2356513502183</text:p>
          </table:table-cell>
          <table:table-cell office:value-type="float" office:value="-0.023627527283798" calcext:value-type="float">
            <text:p>-0.023627527283798</text:p>
          </table:table-cell>
          <table:table-cell office:value-type="float" office:value="-12.0090794392811" calcext:value-type="float">
            <text:p>-12.0090794392811</text:p>
          </table:table-cell>
          <table:table-cell office:value-type="float" office:value="-0.023627527283798" calcext:value-type="float">
            <text:p>-0.023627527283798</text:p>
          </table:table-cell>
          <table:table-cell office:value-type="float" office:value="-12.0090794392811" calcext:value-type="float">
            <text:p>-12.0090794392811</text:p>
          </table:table-cell>
          <table:table-cell office:value-type="float" office:value="-24.1417598967569" calcext:value-type="float">
            <text:p>-24.1417598967569</text:p>
          </table:table-cell>
          <table:table-cell office:value-type="float" office:value="70.8268885958807" calcext:value-type="float">
            <text:p>70.826888595880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.7591" calcext:value-type="float">
            <text:p>30.759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N29])/[.N29]))" office:value-type="float" office:value="-7.50746061911155" calcext:value-type="float">
            <text:p>-7.50746061911155</text:p>
          </table:table-cell>
          <table:table-cell/>
          <table:table-cell table:formula="of:=10^([.B29]/20)" office:value-type="float" office:value="0.0616875856585998" calcext:value-type="float">
            <text:p>0.0616875856586</text:p>
          </table:table-cell>
          <table:table-cell table:formula="of:=10^([.D29]/20)" office:value-type="float" office:value="0.997283476839478" calcext:value-type="float">
            <text:p>0.997283476839478</text:p>
          </table:table-cell>
          <table:table-cell table:formula="of:==20*LOG10(ABS(1-[.Q29]^2-[.R29]^2))" office:value-type="float" office:value="-55.8080452660021" calcext:value-type="float">
            <text:p>-55.8080452660021</text:p>
          </table:table-cell>
          <table:table-cell table:formula="of:=20*LOG10(ABS(1-[.R29]))" office:value-type="float" office:value="-51.3197317581675" calcext:value-type="float">
            <text:p>-51.319731758167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4.0131908372735" calcext:value-type="float">
            <text:p>-24.0131908372735</text:p>
          </table:table-cell>
          <table:table-cell office:value-type="float" office:value="86.1430515217076" calcext:value-type="float">
            <text:p>86.1430515217076</text:p>
          </table:table-cell>
          <table:table-cell office:value-type="float" office:value="-0.0251878402307663" calcext:value-type="float">
            <text:p>-0.025187840230766</text:p>
          </table:table-cell>
          <table:table-cell office:value-type="float" office:value="-13.0192228356546" calcext:value-type="float">
            <text:p>-13.0192228356546</text:p>
          </table:table-cell>
          <table:table-cell office:value-type="float" office:value="-0.0251878402307663" calcext:value-type="float">
            <text:p>-0.025187840230766</text:p>
          </table:table-cell>
          <table:table-cell office:value-type="float" office:value="-13.0192228356546" calcext:value-type="float">
            <text:p>-13.0192228356546</text:p>
          </table:table-cell>
          <table:table-cell office:value-type="float" office:value="-23.9519469751324" calcext:value-type="float">
            <text:p>-23.9519469751324</text:p>
          </table:table-cell>
          <table:table-cell office:value-type="float" office:value="67.9320512620715" calcext:value-type="float">
            <text:p>67.93205126207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.2301" calcext:value-type="float">
            <text:p>35.230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0]-[.N30])/[.N30]))" office:value-type="float" office:value="-8.57374414048488" calcext:value-type="float">
            <text:p>-8.57374414048488</text:p>
          </table:table-cell>
          <table:table-cell/>
          <table:table-cell table:formula="of:=10^([.B30]/20)" office:value-type="float" office:value="0.0629999867532589" calcext:value-type="float">
            <text:p>0.062999986753259</text:p>
          </table:table-cell>
          <table:table-cell table:formula="of:=10^([.D30]/20)" office:value-type="float" office:value="0.997104343252807" calcext:value-type="float">
            <text:p>0.997104343252807</text:p>
          </table:table-cell>
          <table:table-cell table:formula="of:==20*LOG10(ABS(1-[.Q30]^2-[.R30]^2))" office:value-type="float" office:value="-54.8275879232284" calcext:value-type="float">
            <text:p>-54.8275879232284</text:p>
          </table:table-cell>
          <table:table-cell table:formula="of:=20*LOG10(ABS(1-[.R30]))" office:value-type="float" office:value="-50.7650584188006" calcext:value-type="float">
            <text:p>-50.765058418800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3.5636722189018" calcext:value-type="float">
            <text:p>-23.5636722189018</text:p>
          </table:table-cell>
          <table:table-cell office:value-type="float" office:value="80.6575726109851" calcext:value-type="float">
            <text:p>80.6575726109851</text:p>
          </table:table-cell>
          <table:table-cell office:value-type="float" office:value="-0.0263695479224281" calcext:value-type="float">
            <text:p>-0.026369547922428</text:p>
          </table:table-cell>
          <table:table-cell office:value-type="float" office:value="-13.5210113257248" calcext:value-type="float">
            <text:p>-13.5210113257248</text:p>
          </table:table-cell>
          <table:table-cell office:value-type="float" office:value="-0.0263695479224281" calcext:value-type="float">
            <text:p>-0.026369547922428</text:p>
          </table:table-cell>
          <table:table-cell office:value-type="float" office:value="-13.5210113257248" calcext:value-type="float">
            <text:p>-13.5210113257248</text:p>
          </table:table-cell>
          <table:table-cell office:value-type="float" office:value="-23.4740996518462" calcext:value-type="float">
            <text:p>-23.4740996518462</text:p>
          </table:table-cell>
          <table:table-cell office:value-type="float" office:value="72.2077966468081" calcext:value-type="float">
            <text:p>72.20779664680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1]-[.N31])/[.N31]))" office:value-type="float" office:value="-9.156418004518" calcext:value-type="float">
            <text:p>-9.156418004518</text:p>
          </table:table-cell>
          <table:table-cell/>
          <table:table-cell table:formula="of:=10^([.B31]/20)" office:value-type="float" office:value="0.0663462512533992" calcext:value-type="float">
            <text:p>0.066346251253399</text:p>
          </table:table-cell>
          <table:table-cell table:formula="of:=10^([.D31]/20)" office:value-type="float" office:value="0.996968697306086" calcext:value-type="float">
            <text:p>0.996968697306086</text:p>
          </table:table-cell>
          <table:table-cell table:formula="of:==20*LOG10(ABS(1-[.Q31]^2-[.R31]^2))" office:value-type="float" office:value="-55.6419470266363" calcext:value-type="float">
            <text:p>-55.6419470266363</text:p>
          </table:table-cell>
          <table:table-cell table:formula="of:=20*LOG10(ABS(1-[.R31]))" office:value-type="float" office:value="-50.3674138907089" calcext:value-type="float">
            <text:p>-50.367413890708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4.5858738069525" calcext:value-type="float">
            <text:p>-24.5858738069525</text:p>
          </table:table-cell>
          <table:table-cell office:value-type="float" office:value="76.5547483983723" calcext:value-type="float">
            <text:p>76.5547483983723</text:p>
          </table:table-cell>
          <table:table-cell office:value-type="float" office:value="-0.0184352178195509" calcext:value-type="float">
            <text:p>-0.018435217819551</text:p>
          </table:table-cell>
          <table:table-cell office:value-type="float" office:value="-14.4324616363758" calcext:value-type="float">
            <text:p>-14.4324616363758</text:p>
          </table:table-cell>
          <table:table-cell office:value-type="float" office:value="-0.0184352178195509" calcext:value-type="float">
            <text:p>-0.018435217819551</text:p>
          </table:table-cell>
          <table:table-cell office:value-type="float" office:value="-14.4324616363758" calcext:value-type="float">
            <text:p>-14.4324616363758</text:p>
          </table:table-cell>
          <table:table-cell office:value-type="float" office:value="-24.5908146805908" calcext:value-type="float">
            <text:p>-24.5908146805908</text:p>
          </table:table-cell>
          <table:table-cell office:value-type="float" office:value="74.3000788057351" calcext:value-type="float">
            <text:p>74.300078805735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8.4864" calcext:value-type="float">
            <text:p>48.486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2]-[.N32])/[.N32]))" office:value-type="float" office:value="-10.326481363811" calcext:value-type="float">
            <text:p>-10.326481363811</text:p>
          </table:table-cell>
          <table:table-cell/>
          <table:table-cell table:formula="of:=10^([.B32]/20)" office:value-type="float" office:value="0.0589802093374324" calcext:value-type="float">
            <text:p>0.058980209337433</text:p>
          </table:table-cell>
          <table:table-cell table:formula="of:=10^([.D32]/20)" office:value-type="float" office:value="0.99787981788116" calcext:value-type="float">
            <text:p>0.99787981788116</text:p>
          </table:table-cell>
          <table:table-cell table:formula="of:==20*LOG10(ABS(1-[.Q32]^2-[.R32]^2))" office:value-type="float" office:value="-62.4157423315026" calcext:value-type="float">
            <text:p>-62.4157423315026</text:p>
          </table:table-cell>
          <table:table-cell table:formula="of:=20*LOG10(ABS(1-[.R32]))" office:value-type="float" office:value="-53.4725366511409" calcext:value-type="float">
            <text:p>-53.472536651140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6.0284381191434" calcext:value-type="float">
            <text:p>-26.0284381191434</text:p>
          </table:table-cell>
          <table:table-cell office:value-type="float" office:value="74.1355661385746" calcext:value-type="float">
            <text:p>74.1355661385746</text:p>
          </table:table-cell>
          <table:table-cell office:value-type="float" office:value="-0.0144675820727315" calcext:value-type="float">
            <text:p>-0.014467582072732</text:p>
          </table:table-cell>
          <table:table-cell office:value-type="float" office:value="-15.453832205864" calcext:value-type="float">
            <text:p>-15.453832205864</text:p>
          </table:table-cell>
          <table:table-cell office:value-type="float" office:value="-0.0144675820727315" calcext:value-type="float">
            <text:p>-0.014467582072732</text:p>
          </table:table-cell>
          <table:table-cell office:value-type="float" office:value="-15.453832205864" calcext:value-type="float">
            <text:p>-15.453832205864</text:p>
          </table:table-cell>
          <table:table-cell office:value-type="float" office:value="-26.0363419991724" calcext:value-type="float">
            <text:p>-26.0363419991724</text:p>
          </table:table-cell>
          <table:table-cell office:value-type="float" office:value="74.8198089020199" calcext:value-type="float">
            <text:p>74.81980890201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8.5503" calcext:value-type="float">
            <text:p>58.550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3]-[.N33])/[.N33]))" office:value-type="float" office:value="-11.8573941489541" calcext:value-type="float">
            <text:p>-11.8573941489541</text:p>
          </table:table-cell>
          <table:table-cell/>
          <table:table-cell table:formula="of:=10^([.B33]/20)" office:value-type="float" office:value="0.0499549000123839" calcext:value-type="float">
            <text:p>0.049954900012384</text:p>
          </table:table-cell>
          <table:table-cell table:formula="of:=10^([.D33]/20)" office:value-type="float" office:value="0.998335744471058" calcext:value-type="float">
            <text:p>0.998335744471058</text:p>
          </table:table-cell>
          <table:table-cell table:formula="of:==20*LOG10(ABS(1-[.Q33]^2-[.R33]^2))" office:value-type="float" office:value="-61.6158298871349" calcext:value-type="float">
            <text:p>-61.6158298871349</text:p>
          </table:table-cell>
          <table:table-cell table:formula="of:=20*LOG10(ABS(1-[.R33]))" office:value-type="float" office:value="-55.5755998314655" calcext:value-type="float">
            <text:p>-55.575599831465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8.4226009469021" calcext:value-type="float">
            <text:p>-28.4226009469021</text:p>
          </table:table-cell>
          <table:table-cell office:value-type="float" office:value="77.3748196724312" calcext:value-type="float">
            <text:p>77.3748196724312</text:p>
          </table:table-cell>
          <table:table-cell office:value-type="float" office:value="-0.00840563937944263" calcext:value-type="float">
            <text:p>-0.008405639379443</text:p>
          </table:table-cell>
          <table:table-cell office:value-type="float" office:value="-16.4079138848138" calcext:value-type="float">
            <text:p>-16.4079138848138</text:p>
          </table:table-cell>
          <table:table-cell office:value-type="float" office:value="-0.00840563937944263" calcext:value-type="float">
            <text:p>-0.008405639379443</text:p>
          </table:table-cell>
          <table:table-cell office:value-type="float" office:value="-16.4079138848138" calcext:value-type="float">
            <text:p>-16.4079138848138</text:p>
          </table:table-cell>
          <table:table-cell office:value-type="float" office:value="-28.4284913174538" calcext:value-type="float">
            <text:p>-28.4284913174538</text:p>
          </table:table-cell>
          <table:table-cell office:value-type="float" office:value="69.8989795191412" calcext:value-type="float">
            <text:p>69.89897951914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1.6094" calcext:value-type="float">
            <text:p>71.609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4]-[.N34])/[.N34]))" office:value-type="float" office:value="-13.581559128989" calcext:value-type="float">
            <text:p>-13.581559128989</text:p>
          </table:table-cell>
          <table:table-cell/>
          <table:table-cell table:formula="of:=10^([.B34]/20)" office:value-type="float" office:value="0.0379201417972724" calcext:value-type="float">
            <text:p>0.037920141797272</text:p>
          </table:table-cell>
          <table:table-cell table:formula="of:=10^([.D34]/20)" office:value-type="float" office:value="0.99903273310789" calcext:value-type="float">
            <text:p>0.99903273310789</text:p>
          </table:table-cell>
          <table:table-cell table:formula="of:==20*LOG10(ABS(1-[.Q34]^2-[.R34]^2))" office:value-type="float" office:value="-66.096304586161" calcext:value-type="float">
            <text:p>-66.096304586161</text:p>
          </table:table-cell>
          <table:table-cell table:formula="of:=20*LOG10(ABS(1-[.R34]))" office:value-type="float" office:value="-60.2890735425782" calcext:value-type="float">
            <text:p>-60.289073542578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9.9569655536731" calcext:value-type="float">
            <text:p>-29.9569655536731</text:p>
          </table:table-cell>
          <table:table-cell office:value-type="float" office:value="70.5981304462572" calcext:value-type="float">
            <text:p>70.5981304462572</text:p>
          </table:table-cell>
          <table:table-cell office:value-type="float" office:value="-0.00671042314949734" calcext:value-type="float">
            <text:p>-0.006710423149497</text:p>
          </table:table-cell>
          <table:table-cell office:value-type="float" office:value="-16.9858671361731" calcext:value-type="float">
            <text:p>-16.9858671361731</text:p>
          </table:table-cell>
          <table:table-cell office:value-type="float" office:value="-0.00671042314949734" calcext:value-type="float">
            <text:p>-0.006710423149497</text:p>
          </table:table-cell>
          <table:table-cell office:value-type="float" office:value="-16.9858671361731" calcext:value-type="float">
            <text:p>-16.9858671361731</text:p>
          </table:table-cell>
          <table:table-cell office:value-type="float" office:value="-29.9088075400197" calcext:value-type="float">
            <text:p>-29.9088075400197</text:p>
          </table:table-cell>
          <table:table-cell office:value-type="float" office:value="75.6602472449584" calcext:value-type="float">
            <text:p>75.66024724495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8.4348" calcext:value-type="float">
            <text:p>88.434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5]-[.N35])/[.N35]))" office:value-type="float" office:value="-14.821290512696" calcext:value-type="float">
            <text:p>-14.821290512696</text:p>
          </table:table-cell>
          <table:table-cell/>
          <table:table-cell table:formula="of:=10^([.B35]/20)" office:value-type="float" office:value="0.0317798411675283" calcext:value-type="float">
            <text:p>0.031779841167528</text:p>
          </table:table-cell>
          <table:table-cell table:formula="of:=10^([.D35]/20)" office:value-type="float" office:value="0.999227732336701" calcext:value-type="float">
            <text:p>0.999227732336701</text:p>
          </table:table-cell>
          <table:table-cell table:formula="of:==20*LOG10(ABS(1-[.Q35]^2-[.R35]^2))" office:value-type="float" office:value="-65.4494900194702" calcext:value-type="float">
            <text:p>-65.4494900194702</text:p>
          </table:table-cell>
          <table:table-cell table:formula="of:=20*LOG10(ABS(1-[.R35]))" office:value-type="float" office:value="-62.2446429946721" calcext:value-type="float">
            <text:p>-62.244642994672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1.2368806870298" calcext:value-type="float">
            <text:p>-31.2368806870298</text:p>
          </table:table-cell>
          <table:table-cell office:value-type="float" office:value="69.9499465749473" calcext:value-type="float">
            <text:p>69.9499465749473</text:p>
          </table:table-cell>
          <table:table-cell office:value-type="float" office:value="-0.00459252059496195" calcext:value-type="float">
            <text:p>-0.004592520594962</text:p>
          </table:table-cell>
          <table:table-cell office:value-type="float" office:value="-17.6940879132171" calcext:value-type="float">
            <text:p>-17.6940879132171</text:p>
          </table:table-cell>
          <table:table-cell office:value-type="float" office:value="-0.00459252059496195" calcext:value-type="float">
            <text:p>-0.004592520594962</text:p>
          </table:table-cell>
          <table:table-cell office:value-type="float" office:value="-17.6940879132171" calcext:value-type="float">
            <text:p>-17.6940879132171</text:p>
          </table:table-cell>
          <table:table-cell office:value-type="float" office:value="-31.2238237144866" calcext:value-type="float">
            <text:p>-31.2238237144866</text:p>
          </table:table-cell>
          <table:table-cell office:value-type="float" office:value="74.8277301007422" calcext:value-type="float">
            <text:p>74.82773010074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0.68" calcext:value-type="float">
            <text:p>110.6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6]-[.N36])/[.N36]))" office:value-type="float" office:value="-16.6301386771998" calcext:value-type="float">
            <text:p>-16.6301386771998</text:p>
          </table:table-cell>
          <table:table-cell/>
          <table:table-cell table:formula="of:=10^([.B36]/20)" office:value-type="float" office:value="0.0274255891430864" calcext:value-type="float">
            <text:p>0.027425589143086</text:p>
          </table:table-cell>
          <table:table-cell table:formula="of:=10^([.D36]/20)" office:value-type="float" office:value="0.999471406281849" calcext:value-type="float">
            <text:p>0.999471406281849</text:p>
          </table:table-cell>
          <table:table-cell table:formula="of:==20*LOG10(ABS(1-[.Q36]^2-[.R36]^2))" office:value-type="float" office:value="-70.3212657972101" calcext:value-type="float">
            <text:p>-70.3212657972101</text:p>
          </table:table-cell>
          <table:table-cell table:formula="of:=20*LOG10(ABS(1-[.R36]))" office:value-type="float" office:value="-65.5375600472676" calcext:value-type="float">
            <text:p>-65.537560047267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1.9898667367043" calcext:value-type="float">
            <text:p>-31.9898667367043</text:p>
          </table:table-cell>
          <table:table-cell office:value-type="float" office:value="71.1928440024632" calcext:value-type="float">
            <text:p>71.1928440024632</text:p>
          </table:table-cell>
          <table:table-cell office:value-type="float" office:value="-0.00374127707319876" calcext:value-type="float">
            <text:p>-0.003741277073199</text:p>
          </table:table-cell>
          <table:table-cell office:value-type="float" office:value="-17.9898496295558" calcext:value-type="float">
            <text:p>-17.9898496295558</text:p>
          </table:table-cell>
          <table:table-cell office:value-type="float" office:value="-0.00374127707319876" calcext:value-type="float">
            <text:p>-0.003741277073199</text:p>
          </table:table-cell>
          <table:table-cell office:value-type="float" office:value="-17.9898496295558" calcext:value-type="float">
            <text:p>-17.9898496295558</text:p>
          </table:table-cell>
          <table:table-cell office:value-type="float" office:value="-31.9819495844062" calcext:value-type="float">
            <text:p>-31.9819495844062</text:p>
          </table:table-cell>
          <table:table-cell office:value-type="float" office:value="73.0760348331107" calcext:value-type="float">
            <text:p>73.07603483311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7.859" calcext:value-type="float">
            <text:p>137.85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7]-[.N37])/[.N37]))" office:value-type="float" office:value="-17.513370724085" calcext:value-type="float">
            <text:p>-17.513370724085</text:p>
          </table:table-cell>
          <table:table-cell/>
          <table:table-cell table:formula="of:=10^([.B37]/20)" office:value-type="float" office:value="0.0251481859631376" calcext:value-type="float">
            <text:p>0.025148185963138</text:p>
          </table:table-cell>
          <table:table-cell table:formula="of:=10^([.D37]/20)" office:value-type="float" office:value="0.999569362310164" calcext:value-type="float">
            <text:p>0.999569362310164</text:p>
          </table:table-cell>
          <table:table-cell table:formula="of:==20*LOG10(ABS(1-[.Q37]^2-[.R37]^2))" office:value-type="float" office:value="-72.8162464010992" calcext:value-type="float">
            <text:p>-72.8162464010992</text:p>
          </table:table-cell>
          <table:table-cell table:formula="of:=20*LOG10(ABS(1-[.R37]))" office:value-type="float" office:value="-67.3177592593325" calcext:value-type="float">
            <text:p>-67.317759259332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2.7644349602881" calcext:value-type="float">
            <text:p>-32.7644349602881</text:p>
          </table:table-cell>
          <table:table-cell office:value-type="float" office:value="72.7707492033758" calcext:value-type="float">
            <text:p>72.7707492033758</text:p>
          </table:table-cell>
          <table:table-cell office:value-type="float" office:value="-0.00289980634878589" calcext:value-type="float">
            <text:p>-0.002899806348786</text:p>
          </table:table-cell>
          <table:table-cell office:value-type="float" office:value="-18.2158852104556" calcext:value-type="float">
            <text:p>-18.2158852104556</text:p>
          </table:table-cell>
          <table:table-cell office:value-type="float" office:value="-0.00289980634878589" calcext:value-type="float">
            <text:p>-0.002899806348786</text:p>
          </table:table-cell>
          <table:table-cell office:value-type="float" office:value="-18.2158852104556" calcext:value-type="float">
            <text:p>-18.2158852104556</text:p>
          </table:table-cell>
          <table:table-cell office:value-type="float" office:value="-32.7680447305824" calcext:value-type="float">
            <text:p>-32.7680447305824</text:p>
          </table:table-cell>
          <table:table-cell office:value-type="float" office:value="70.9746902851873" calcext:value-type="float">
            <text:p>70.97469028518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7.15" calcext:value-type="float">
            <text:p>177.1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8]-[.N38])/[.N38]))" office:value-type="float" office:value="-18.2546426873735" calcext:value-type="float">
            <text:p>-18.2546426873735</text:p>
          </table:table-cell>
          <table:table-cell/>
          <table:table-cell table:formula="of:=10^([.B38]/20)" office:value-type="float" office:value="0.0230026701572789" calcext:value-type="float">
            <text:p>0.023002670157279</text:p>
          </table:table-cell>
          <table:table-cell table:formula="of:=10^([.D38]/20)" office:value-type="float" office:value="0.999666203178995" calcext:value-type="float">
            <text:p>0.999666203178995</text:p>
          </table:table-cell>
          <table:table-cell table:formula="of:==20*LOG10(ABS(1-[.Q38]^2-[.R38]^2))" office:value-type="float" office:value="-77.179827395254" calcext:value-type="float">
            <text:p>-77.179827395254</text:p>
          </table:table-cell>
          <table:table-cell table:formula="of:=20*LOG10(ABS(1-[.R38]))" office:value-type="float" office:value="-69.530356074919" calcext:value-type="float">
            <text:p>-69.53035607491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3.2653864757761" calcext:value-type="float">
            <text:p>-33.2653864757761</text:p>
          </table:table-cell>
          <table:table-cell office:value-type="float" office:value="73.816084632259" calcext:value-type="float">
            <text:p>73.816084632259</text:p>
          </table:table-cell>
          <table:table-cell office:value-type="float" office:value="-0.00256831162329104" calcext:value-type="float">
            <text:p>-0.002568311623291</text:p>
          </table:table-cell>
          <table:table-cell office:value-type="float" office:value="-18.464645319115" calcext:value-type="float">
            <text:p>-18.464645319115</text:p>
          </table:table-cell>
          <table:table-cell office:value-type="float" office:value="-0.00256831162329104" calcext:value-type="float">
            <text:p>-0.002568311623291</text:p>
          </table:table-cell>
          <table:table-cell office:value-type="float" office:value="-18.464645319115" calcext:value-type="float">
            <text:p>-18.464645319115</text:p>
          </table:table-cell>
          <table:table-cell office:value-type="float" office:value="-33.2698630836821" calcext:value-type="float">
            <text:p>-33.2698630836821</text:p>
          </table:table-cell>
          <table:table-cell office:value-type="float" office:value="69.4074922456591" calcext:value-type="float">
            <text:p>69.407492245659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3.811" calcext:value-type="float">
            <text:p>233.81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9]-[.N39])/[.N39]))" office:value-type="float" office:value="-19.1509568723467" calcext:value-type="float">
            <text:p>-19.1509568723467</text:p>
          </table:table-cell>
          <table:table-cell/>
          <table:table-cell table:formula="of:=10^([.B39]/20)" office:value-type="float" office:value="0.0217135421560624" calcext:value-type="float">
            <text:p>0.021713542156062</text:p>
          </table:table-cell>
          <table:table-cell table:formula="of:=10^([.D39]/20)" office:value-type="float" office:value="0.999704355908432" calcext:value-type="float">
            <text:p>0.999704355908432</text:p>
          </table:table-cell>
          <table:table-cell table:formula="of:==20*LOG10(ABS(1-[.Q39]^2-[.R39]^2))" office:value-type="float" office:value="-78.4364579971188" calcext:value-type="float">
            <text:p>-78.4364579971188</text:p>
          </table:table-cell>
          <table:table-cell table:formula="of:=20*LOG10(ABS(1-[.R39]))" office:value-type="float" office:value="-70.5846159186311" calcext:value-type="float">
            <text:p>-70.584615918631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3.7501067884108" calcext:value-type="float">
            <text:p>-33.7501067884108</text:p>
          </table:table-cell>
          <table:table-cell office:value-type="float" office:value="72.877266590824" calcext:value-type="float">
            <text:p>72.877266590824</text:p>
          </table:table-cell>
          <table:table-cell office:value-type="float" office:value="-0.00227284737895163" calcext:value-type="float">
            <text:p>-0.002272847378952</text:p>
          </table:table-cell>
          <table:table-cell office:value-type="float" office:value="-18.6834484576089" calcext:value-type="float">
            <text:p>-18.6834484576089</text:p>
          </table:table-cell>
          <table:table-cell office:value-type="float" office:value="-0.00227284737895163" calcext:value-type="float">
            <text:p>-0.002272847378952</text:p>
          </table:table-cell>
          <table:table-cell office:value-type="float" office:value="-18.6834484576089" calcext:value-type="float">
            <text:p>-18.6834484576089</text:p>
          </table:table-cell>
          <table:table-cell office:value-type="float" office:value="-33.7540029626782" calcext:value-type="float">
            <text:p>-33.7540029626782</text:p>
          </table:table-cell>
          <table:table-cell office:value-type="float" office:value="69.8720210822125" calcext:value-type="float">
            <text:p>69.87202108221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8.219" calcext:value-type="float">
            <text:p>318.21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0]-[.N40])/[.N40]))" office:value-type="float" office:value="-20.0238756360104" calcext:value-type="float">
            <text:p>-20.0238756360104</text:p>
          </table:table-cell>
          <table:table-cell/>
          <table:table-cell table:formula="of:=10^([.B40]/20)" office:value-type="float" office:value="0.0205349977961022" calcext:value-type="float">
            <text:p>0.020534997796102</text:p>
          </table:table-cell>
          <table:table-cell table:formula="of:=10^([.D40]/20)" office:value-type="float" office:value="0.999738363008258" calcext:value-type="float">
            <text:p>0.999738363008258</text:p>
          </table:table-cell>
          <table:table-cell table:formula="of:==20*LOG10(ABS(1-[.Q40]^2-[.R40]^2))" office:value-type="float" office:value="-79.8690195741319" calcext:value-type="float">
            <text:p>-79.8690195741319</text:p>
          </table:table-cell>
          <table:table-cell table:formula="of:=20*LOG10(ABS(1-[.R40]))" office:value-type="float" office:value="-71.6460170591111" calcext:value-type="float">
            <text:p>-71.646017059111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4.8981432857662" calcext:value-type="float">
            <text:p>-34.8981432857662</text:p>
          </table:table-cell>
          <table:table-cell office:value-type="float" office:value="73.9026811846847" calcext:value-type="float">
            <text:p>73.9026811846847</text:p>
          </table:table-cell>
          <table:table-cell office:value-type="float" office:value="-0.00177910368827374" calcext:value-type="float">
            <text:p>-0.001779103688274</text:p>
          </table:table-cell>
          <table:table-cell office:value-type="float" office:value="-18.9738111336184" calcext:value-type="float">
            <text:p>-18.9738111336184</text:p>
          </table:table-cell>
          <table:table-cell office:value-type="float" office:value="-0.00177910368827374" calcext:value-type="float">
            <text:p>-0.001779103688274</text:p>
          </table:table-cell>
          <table:table-cell office:value-type="float" office:value="-18.9738111336184" calcext:value-type="float">
            <text:p>-18.9738111336184</text:p>
          </table:table-cell>
          <table:table-cell office:value-type="float" office:value="-34.8977351277336" calcext:value-type="float">
            <text:p>-34.8977351277336</text:p>
          </table:table-cell>
          <table:table-cell office:value-type="float" office:value="68.2599406509243" calcext:value-type="float">
            <text:p>68.25994065092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0.624" calcext:value-type="float">
            <text:p>450.62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1]-[.N41])/[.N41]))" office:value-type="float" office:value="-21.3369201690138" calcext:value-type="float">
            <text:p>-21.3369201690138</text:p>
          </table:table-cell>
          <table:table-cell/>
          <table:table-cell table:formula="of:=10^([.B41]/20)" office:value-type="float" office:value="0.0179925548670166" calcext:value-type="float">
            <text:p>0.017992554867017</text:p>
          </table:table-cell>
          <table:table-cell table:formula="of:=10^([.D41]/20)" office:value-type="float" office:value="0.999795194094018" calcext:value-type="float">
            <text:p>0.999795194094018</text:p>
          </table:table-cell>
          <table:table-cell table:formula="of:==20*LOG10(ABS(1-[.Q41]^2-[.R41]^2))" office:value-type="float" office:value="-81.3264248061592" calcext:value-type="float">
            <text:p>-81.3264248061592</text:p>
          </table:table-cell>
          <table:table-cell table:formula="of:=20*LOG10(ABS(1-[.R41]))" office:value-type="float" office:value="-73.7731504755667" calcext:value-type="float">
            <text:p>-73.773150475566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6.5217578388879" calcext:value-type="float">
            <text:p>-36.5217578388879</text:p>
          </table:table-cell>
          <table:table-cell office:value-type="float" office:value="73.1484706725213" calcext:value-type="float">
            <text:p>73.1484706725213</text:p>
          </table:table-cell>
          <table:table-cell office:value-type="float" office:value="-0.00126327219234971" calcext:value-type="float">
            <text:p>-0.00126327219235</text:p>
          </table:table-cell>
          <table:table-cell office:value-type="float" office:value="-19.1685061557278" calcext:value-type="float">
            <text:p>-19.1685061557278</text:p>
          </table:table-cell>
          <table:table-cell office:value-type="float" office:value="-0.00126327219234971" calcext:value-type="float">
            <text:p>-0.00126327219235</text:p>
          </table:table-cell>
          <table:table-cell office:value-type="float" office:value="-19.1685061557278" calcext:value-type="float">
            <text:p>-19.1685061557278</text:p>
          </table:table-cell>
          <table:table-cell office:value-type="float" office:value="-36.5197088302198" calcext:value-type="float">
            <text:p>-36.5197088302198</text:p>
          </table:table-cell>
          <table:table-cell office:value-type="float" office:value="68.6189601922514" calcext:value-type="float">
            <text:p>68.618960192251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67.192" calcext:value-type="float">
            <text:p>667.19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2]-[.N42])/[.N42]))" office:value-type="float" office:value="-22.3435156141164" calcext:value-type="float">
            <text:p>-22.3435156141164</text:p>
          </table:table-cell>
          <table:table-cell/>
          <table:table-cell table:formula="of:=10^([.B42]/20)" office:value-type="float" office:value="0.0149249233038367" calcext:value-type="float">
            <text:p>0.014924923303837</text:p>
          </table:table-cell>
          <table:table-cell table:formula="of:=10^([.D42]/20)" office:value-type="float" office:value="0.999854570989899" calcext:value-type="float">
            <text:p>0.999854570989899</text:p>
          </table:table-cell>
          <table:table-cell table:formula="of:==20*LOG10(ABS(1-[.Q42]^2-[.R42]^2))" office:value-type="float" office:value="-83.3391580648278" calcext:value-type="float">
            <text:p>-83.3391580648278</text:p>
          </table:table-cell>
          <table:table-cell table:formula="of:=20*LOG10(ABS(1-[.R42]))" office:value-type="float" office:value="-76.746979040088" calcext:value-type="float">
            <text:p>-76.74697904008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7.4630353856337" calcext:value-type="float">
            <text:p>-37.4630353856337</text:p>
          </table:table-cell>
          <table:table-cell office:value-type="float" office:value="71.8435754009948" calcext:value-type="float">
            <text:p>71.8435754009948</text:p>
          </table:table-cell>
          <table:table-cell office:value-type="float" office:value="-0.00102037201974236" calcext:value-type="float">
            <text:p>-0.001020372019742</text:p>
          </table:table-cell>
          <table:table-cell office:value-type="float" office:value="-19.4292512553519" calcext:value-type="float">
            <text:p>-19.4292512553519</text:p>
          </table:table-cell>
          <table:table-cell office:value-type="float" office:value="-0.00102037201974236" calcext:value-type="float">
            <text:p>-0.001020372019742</text:p>
          </table:table-cell>
          <table:table-cell office:value-type="float" office:value="-19.4292512553519" calcext:value-type="float">
            <text:p>-19.4292512553519</text:p>
          </table:table-cell>
          <table:table-cell office:value-type="float" office:value="-37.4662231390505" calcext:value-type="float">
            <text:p>-37.4662231390505</text:p>
          </table:table-cell>
          <table:table-cell office:value-type="float" office:value="69.4446653768123" calcext:value-type="float">
            <text:p>69.44466537681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3.02" calcext:value-type="float">
            <text:p>993.0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3]-[.N43])/[.N43]))" office:value-type="float" office:value="-23.9051534624599" calcext:value-type="float">
            <text:p>-23.9051534624599</text:p>
          </table:table-cell>
          <table:table-cell/>
          <table:table-cell table:formula="of:=10^([.B43]/20)" office:value-type="float" office:value="0.0133920860354607" calcext:value-type="float">
            <text:p>0.013392086035461</text:p>
          </table:table-cell>
          <table:table-cell table:formula="of:=10^([.D43]/20)" office:value-type="float" office:value="0.99988253222978" calcext:value-type="float">
            <text:p>0.99988253222978</text:p>
          </table:table-cell>
          <table:table-cell table:formula="of:==20*LOG10(ABS(1-[.Q43]^2-[.R43]^2))" office:value-type="float" office:value="-85.1026022846306" calcext:value-type="float">
            <text:p>-85.1026022846306</text:p>
          </table:table-cell>
          <table:table-cell table:formula="of:=20*LOG10(ABS(1-[.R43]))" office:value-type="float" office:value="-78.6016254994829" calcext:value-type="float">
            <text:p>-78.601625499482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7.5155735445771" calcext:value-type="float">
            <text:p>-37.5155735445771</text:p>
          </table:table-cell>
          <table:table-cell office:value-type="float" office:value="70.5744842324811" calcext:value-type="float">
            <text:p>70.5744842324811</text:p>
          </table:table-cell>
          <table:table-cell office:value-type="float" office:value="-0.000932252279068824" calcext:value-type="float">
            <text:p>-0.000932252279069</text:p>
          </table:table-cell>
          <table:table-cell office:value-type="float" office:value="-19.6052893418302" calcext:value-type="float">
            <text:p>-19.6052893418302</text:p>
          </table:table-cell>
          <table:table-cell office:value-type="float" office:value="-0.000932252279068824" calcext:value-type="float">
            <text:p>-0.000932252279069</text:p>
          </table:table-cell>
          <table:table-cell office:value-type="float" office:value="-19.6052893418302" calcext:value-type="float">
            <text:p>-19.6052893418302</text:p>
          </table:table-cell>
          <table:table-cell office:value-type="float" office:value="-37.5174187635189" calcext:value-type="float">
            <text:p>-37.5174187635189</text:p>
          </table:table-cell>
          <table:table-cell office:value-type="float" office:value="70.3223669337385" calcext:value-type="float">
            <text:p>70.322366933738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46.64" calcext:value-type="float">
            <text:p>1446.6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4]-[.N44])/[.N44]))" office:value-type="float" office:value="-25.1445585564055" calcext:value-type="float">
            <text:p>-25.1445585564055</text:p>
          </table:table-cell>
          <table:table-cell/>
          <table:table-cell table:formula="of:=10^([.B44]/20)" office:value-type="float" office:value="0.0133113260965263" calcext:value-type="float">
            <text:p>0.013311326096526</text:p>
          </table:table-cell>
          <table:table-cell table:formula="of:=10^([.D44]/20)" office:value-type="float" office:value="0.999892676249571" calcext:value-type="float">
            <text:p>0.999892676249571</text:p>
          </table:table-cell>
          <table:table-cell table:formula="of:==20*LOG10(ABS(1-[.Q44]^2-[.R44]^2))" office:value-type="float" office:value="-88.5322207217756" calcext:value-type="float">
            <text:p>-88.5322207217756</text:p>
          </table:table-cell>
          <table:table-cell table:formula="of:=20*LOG10(ABS(1-[.R44]))" office:value-type="float" office:value="-79.3860831862511" calcext:value-type="float">
            <text:p>-79.386083186251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8.1894928867844" calcext:value-type="float">
            <text:p>-38.1894928867844</text:p>
          </table:table-cell>
          <table:table-cell office:value-type="float" office:value="72.40537352297" calcext:value-type="float">
            <text:p>72.40537352297</text:p>
          </table:table-cell>
          <table:table-cell office:value-type="float" office:value="-0.000799329946800692" calcext:value-type="float">
            <text:p>-0.000799329946801</text:p>
          </table:table-cell>
          <table:table-cell office:value-type="float" office:value="-19.7082182379925" calcext:value-type="float">
            <text:p>-19.7082182379925</text:p>
          </table:table-cell>
          <table:table-cell office:value-type="float" office:value="-0.000799329946800692" calcext:value-type="float">
            <text:p>-0.000799329946801</text:p>
          </table:table-cell>
          <table:table-cell office:value-type="float" office:value="-19.7082182379925" calcext:value-type="float">
            <text:p>-19.7082182379925</text:p>
          </table:table-cell>
          <table:table-cell office:value-type="float" office:value="-38.1887895213014" calcext:value-type="float">
            <text:p>-38.1887895213014</text:p>
          </table:table-cell>
          <table:table-cell office:value-type="float" office:value="68.2910906128141" calcext:value-type="float">
            <text:p>68.291090612814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095.62" calcext:value-type="float">
            <text:p>2095.6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5]-[.N45])/[.N45]))" office:value-type="float" office:value="-25.9606523477766" calcext:value-type="float">
            <text:p>-25.9606523477766</text:p>
          </table:table-cell>
          <table:table-cell/>
          <table:table-cell table:formula="of:=10^([.B45]/20)" office:value-type="float" office:value="0.0123175789805628" calcext:value-type="float">
            <text:p>0.012317578980563</text:p>
          </table:table-cell>
          <table:table-cell table:formula="of:=10^([.D45]/20)" office:value-type="float" office:value="0.999907977973292" calcext:value-type="float">
            <text:p>0.999907977973292</text:p>
          </table:table-cell>
          <table:table-cell table:formula="of:==20*LOG10(ABS(1-[.Q45]^2-[.R45]^2))" office:value-type="float" office:value="-89.8124991654232" calcext:value-type="float">
            <text:p>-89.8124991654232</text:p>
          </table:table-cell>
          <table:table-cell table:formula="of:=20*LOG10(ABS(1-[.R45]))" office:value-type="float" office:value="-80.7221641198906" calcext:value-type="float">
            <text:p>-80.722164119890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9.6163794580107" calcext:value-type="float">
            <text:p>-39.6163794580107</text:p>
          </table:table-cell>
          <table:table-cell office:value-type="float" office:value="71.402738524086" calcext:value-type="float">
            <text:p>71.402738524086</text:p>
          </table:table-cell>
          <table:table-cell office:value-type="float" office:value="-0.000574910903832215" calcext:value-type="float">
            <text:p>-0.000574910903832</text:p>
          </table:table-cell>
          <table:table-cell office:value-type="float" office:value="-19.8143364785616" calcext:value-type="float">
            <text:p>-19.8143364785616</text:p>
          </table:table-cell>
          <table:table-cell office:value-type="float" office:value="-0.000574910903832215" calcext:value-type="float">
            <text:p>-0.000574910903832</text:p>
          </table:table-cell>
          <table:table-cell office:value-type="float" office:value="-19.8143364785616" calcext:value-type="float">
            <text:p>-19.8143364785616</text:p>
          </table:table-cell>
          <table:table-cell office:value-type="float" office:value="-39.6163526207511" calcext:value-type="float">
            <text:p>-39.6163526207511</text:p>
          </table:table-cell>
          <table:table-cell office:value-type="float" office:value="69.0704656754791" calcext:value-type="float">
            <text:p>69.070465675479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171.62" calcext:value-type="float">
            <text:p>3171.6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6]-[.N46])/[.N46]))" office:value-type="float" office:value="-26.8909111822212" calcext:value-type="float">
            <text:p>-26.8909111822212</text:p>
          </table:table-cell>
          <table:table-cell/>
          <table:table-cell table:formula="of:=10^([.B46]/20)" office:value-type="float" office:value="0.0104515578103525" calcext:value-type="float">
            <text:p>0.010451557810353</text:p>
          </table:table-cell>
          <table:table-cell table:formula="of:=10^([.D46]/20)" office:value-type="float" office:value="0.9999338131266" calcext:value-type="float">
            <text:p>0.9999338131266</text:p>
          </table:table-cell>
          <table:table-cell table:formula="of:==20*LOG10(ABS(1-[.Q46]^2-[.R46]^2))" office:value-type="float" office:value="-92.7148706970756" calcext:value-type="float">
            <text:p>-92.7148706970756</text:p>
          </table:table-cell>
          <table:table-cell table:formula="of:=20*LOG10(ABS(1-[.R46]))" office:value-type="float" office:value="-83.5845626810042" calcext:value-type="float">
            <text:p>-83.584562681004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0.3619872046241" calcext:value-type="float">
            <text:p>-40.3619872046241</text:p>
          </table:table-cell>
          <table:table-cell office:value-type="float" office:value="72.2617422659535" calcext:value-type="float">
            <text:p>72.2617422659535</text:p>
          </table:table-cell>
          <table:table-cell office:value-type="float" office:value="-0.000491069474305915" calcext:value-type="float">
            <text:p>-0.000491069474306</text:p>
          </table:table-cell>
          <table:table-cell office:value-type="float" office:value="-19.9012634147433" calcext:value-type="float">
            <text:p>-19.9012634147433</text:p>
          </table:table-cell>
          <table:table-cell office:value-type="float" office:value="-0.000491069474305915" calcext:value-type="float">
            <text:p>-0.000491069474306</text:p>
          </table:table-cell>
          <table:table-cell office:value-type="float" office:value="-19.9012634147433" calcext:value-type="float">
            <text:p>-19.9012634147433</text:p>
          </table:table-cell>
          <table:table-cell office:value-type="float" office:value="-40.3623095738774" calcext:value-type="float">
            <text:p>-40.3623095738774</text:p>
          </table:table-cell>
          <table:table-cell office:value-type="float" office:value="68.0288721565293" calcext:value-type="float">
            <text:p>68.028872156529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669.85" calcext:value-type="float">
            <text:p>4669.8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7]-[.N47])/[.N47]))" office:value-type="float" office:value="-27.7349496778002" calcext:value-type="float">
            <text:p>-27.7349496778002</text:p>
          </table:table-cell>
          <table:table-cell/>
          <table:table-cell table:formula="of:=10^([.B47]/20)" office:value-type="float" office:value="0.00959181159777883" calcext:value-type="float">
            <text:p>0.009591811597779</text:p>
          </table:table-cell>
          <table:table-cell table:formula="of:=10^([.D47]/20)" office:value-type="float" office:value="0.999943465135598" calcext:value-type="float">
            <text:p>0.999943465135598</text:p>
          </table:table-cell>
          <table:table-cell table:formula="of:==20*LOG10(ABS(1-[.Q47]^2-[.R47]^2))" office:value-type="float" office:value="-93.5293138429943" calcext:value-type="float">
            <text:p>-93.5293138429943</text:p>
          </table:table-cell>
          <table:table-cell table:formula="of:=20*LOG10(ABS(1-[.R47]))" office:value-type="float" office:value="-84.9536729027832" calcext:value-type="float">
            <text:p>-84.953672902783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0.9606196471809" calcext:value-type="float">
            <text:p>-40.9606196471809</text:p>
          </table:table-cell>
          <table:table-cell office:value-type="float" office:value="72.2101107183684" calcext:value-type="float">
            <text:p>72.2101107183684</text:p>
          </table:table-cell>
          <table:table-cell office:value-type="float" office:value="-0.000438262761300335" calcext:value-type="float">
            <text:p>-0.0004382627613</text:p>
          </table:table-cell>
          <table:table-cell office:value-type="float" office:value="-19.9731963479277" calcext:value-type="float">
            <text:p>-19.9731963479277</text:p>
          </table:table-cell>
          <table:table-cell office:value-type="float" office:value="-0.000438262761300335" calcext:value-type="float">
            <text:p>-0.0004382627613</text:p>
          </table:table-cell>
          <table:table-cell office:value-type="float" office:value="-19.9731963479277" calcext:value-type="float">
            <text:p>-19.9731963479277</text:p>
          </table:table-cell>
          <table:table-cell office:value-type="float" office:value="-40.9609650087677" calcext:value-type="float">
            <text:p>-40.9609650087677</text:p>
          </table:table-cell>
          <table:table-cell office:value-type="float" office:value="67.9376155225849" calcext:value-type="float">
            <text:p>67.937615522584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178.18" calcext:value-type="float">
            <text:p>7178.1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8]-[.N48])/[.N48]))" office:value-type="float" office:value="-28.5012963676486" calcext:value-type="float">
            <text:p>-28.5012963676486</text:p>
          </table:table-cell>
          <table:table-cell/>
          <table:table-cell table:formula="of:=10^([.B48]/20)" office:value-type="float" office:value="0.00895300892937059" calcext:value-type="float">
            <text:p>0.008953008929371</text:p>
          </table:table-cell>
          <table:table-cell table:formula="of:=10^([.D48]/20)" office:value-type="float" office:value="0.999949544407877" calcext:value-type="float">
            <text:p>0.999949544407877</text:p>
          </table:table-cell>
          <table:table-cell table:formula="of:==20*LOG10(ABS(1-[.Q48]^2-[.R48]^2))" office:value-type="float" office:value="-93.6586879872764" calcext:value-type="float">
            <text:p>-93.6586879872764</text:p>
          </table:table-cell>
          <table:table-cell table:formula="of:=20*LOG10(ABS(1-[.R48]))" office:value-type="float" office:value="-85.9418138557049" calcext:value-type="float">
            <text:p>-85.941813855704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1.8968261753063" calcext:value-type="float">
            <text:p>-41.8968261753063</text:p>
          </table:table-cell>
          <table:table-cell office:value-type="float" office:value="72.2823725705684" calcext:value-type="float">
            <text:p>72.2823725705684</text:p>
          </table:table-cell>
          <table:table-cell office:value-type="float" office:value="-0.000361771617899323" calcext:value-type="float">
            <text:p>-0.000361771617899</text:p>
          </table:table-cell>
          <table:table-cell office:value-type="float" office:value="-20.070918833902" calcext:value-type="float">
            <text:p>-20.070918833902</text:p>
          </table:table-cell>
          <table:table-cell office:value-type="float" office:value="-0.000361771617899323" calcext:value-type="float">
            <text:p>-0.000361771617899</text:p>
          </table:table-cell>
          <table:table-cell office:value-type="float" office:value="-20.070918833902" calcext:value-type="float">
            <text:p>-20.070918833902</text:p>
          </table:table-cell>
          <table:table-cell office:value-type="float" office:value="-41.896385057108" calcext:value-type="float">
            <text:p>-41.896385057108</text:p>
          </table:table-cell>
          <table:table-cell office:value-type="float" office:value="67.6705636953994" calcext:value-type="float">
            <text:p>67.670563695399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840.8" calcext:value-type="float">
            <text:p>11840.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9]-[.N49])/[.N49]))" office:value-type="float" office:value="-29.6641888024457" calcext:value-type="float">
            <text:p>-29.6641888024457</text:p>
          </table:table-cell>
          <table:table-cell/>
          <table:table-cell table:formula="of:=10^([.B49]/20)" office:value-type="float" office:value="0.00803819784336833" calcext:value-type="float">
            <text:p>0.008038197843368</text:p>
          </table:table-cell>
          <table:table-cell table:formula="of:=10^([.D49]/20)" office:value-type="float" office:value="0.999958350370648" calcext:value-type="float">
            <text:p>0.999958350370648</text:p>
          </table:table-cell>
          <table:table-cell table:formula="of:==20*LOG10(ABS(1-[.Q49]^2-[.R49]^2))" office:value-type="float" office:value="-94.5701847008685" calcext:value-type="float">
            <text:p>-94.5701847008685</text:p>
          </table:table-cell>
          <table:table-cell table:formula="of:=20*LOG10(ABS(1-[.R49]))" office:value-type="float" office:value="-87.6077771821332" calcext:value-type="float">
            <text:p>-87.607777182133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2.2822482374353" calcext:value-type="float">
            <text:p>-42.2822482374353</text:p>
          </table:table-cell>
          <table:table-cell office:value-type="float" office:value="71.0432248545375" calcext:value-type="float">
            <text:p>71.0432248545375</text:p>
          </table:table-cell>
          <table:table-cell office:value-type="float" office:value="-0.00032455217471547" calcext:value-type="float">
            <text:p>-0.000324552174715</text:p>
          </table:table-cell>
          <table:table-cell office:value-type="float" office:value="-20.112023448607" calcext:value-type="float">
            <text:p>-20.112023448607</text:p>
          </table:table-cell>
          <table:table-cell office:value-type="float" office:value="-0.00032455217471547" calcext:value-type="float">
            <text:p>-0.000324552174715</text:p>
          </table:table-cell>
          <table:table-cell office:value-type="float" office:value="-20.112023448607" calcext:value-type="float">
            <text:p>-20.112023448607</text:p>
          </table:table-cell>
          <table:table-cell office:value-type="float" office:value="-42.2816798963951" calcext:value-type="float">
            <text:p>-42.2816798963951</text:p>
          </table:table-cell>
          <table:table-cell office:value-type="float" office:value="68.8157191486359" calcext:value-type="float">
            <text:p>68.815719148635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0871.5" calcext:value-type="float">
            <text:p>20871.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0]-[.N50])/[.N50]))" office:value-type="float" office:value="-30.204020186635" calcext:value-type="float">
            <text:p>-30.204020186635</text:p>
          </table:table-cell>
          <table:table-cell/>
          <table:table-cell table:formula="of:=10^([.B50]/20)" office:value-type="float" office:value="0.00768931385940981" calcext:value-type="float">
            <text:p>0.00768931385941</text:p>
          </table:table-cell>
          <table:table-cell table:formula="of:=10^([.D50]/20)" office:value-type="float" office:value="0.99996263524811" calcext:value-type="float">
            <text:p>0.99996263524811</text:p>
          </table:table-cell>
          <table:table-cell table:formula="of:==20*LOG10(ABS(1-[.Q50]^2-[.R50]^2))" office:value-type="float" office:value="-96.1360827579516" calcext:value-type="float">
            <text:p>-96.1360827579516</text:p>
          </table:table-cell>
          <table:table-cell table:formula="of:=20*LOG10(ABS(1-[.R50]))" office:value-type="float" office:value="-88.550757944096" calcext:value-type="float">
            <text:p>-88.55075794409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3.055044072924" calcext:value-type="float">
            <text:p>-43.055044072924</text:p>
          </table:table-cell>
          <table:table-cell office:value-type="float" office:value="69.9932611516031" calcext:value-type="float">
            <text:p>69.9932611516031</text:p>
          </table:table-cell>
          <table:table-cell office:value-type="float" office:value="-0.000254894964496055" calcext:value-type="float">
            <text:p>-0.000254894964496</text:p>
          </table:table-cell>
          <table:table-cell office:value-type="float" office:value="-20.1748059032538" calcext:value-type="float">
            <text:p>-20.1748059032538</text:p>
          </table:table-cell>
          <table:table-cell office:value-type="float" office:value="-0.000254894964496055" calcext:value-type="float">
            <text:p>-0.000254894964496</text:p>
          </table:table-cell>
          <table:table-cell office:value-type="float" office:value="-20.1748059032538" calcext:value-type="float">
            <text:p>-20.1748059032538</text:p>
          </table:table-cell>
          <table:table-cell office:value-type="float" office:value="-43.0528914119907" calcext:value-type="float">
            <text:p>-43.0528914119907</text:p>
          </table:table-cell>
          <table:table-cell office:value-type="float" office:value="69.7119079642866" calcext:value-type="float">
            <text:p>69.711907964286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6424.6" calcext:value-type="float">
            <text:p>36424.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1]-[.N51])/[.N51]))" office:value-type="float" office:value="-31.0993054095437" calcext:value-type="float">
            <text:p>-31.0993054095437</text:p>
          </table:table-cell>
          <table:table-cell/>
          <table:table-cell table:formula="of:=10^([.B51]/20)" office:value-type="float" office:value="0.00703473587862659" calcext:value-type="float">
            <text:p>0.007034735878627</text:p>
          </table:table-cell>
          <table:table-cell table:formula="of:=10^([.D51]/20)" office:value-type="float" office:value="0.999970654563309" calcext:value-type="float">
            <text:p>0.999970654563309</text:p>
          </table:table-cell>
          <table:table-cell table:formula="of:==20*LOG10(ABS(1-[.Q51]^2-[.R51]^2))" office:value-type="float" office:value="-100.72188032081" calcext:value-type="float">
            <text:p>-100.72188032081</text:p>
          </table:table-cell>
          <table:table-cell table:formula="of:=20*LOG10(ABS(1-[.R51]))" office:value-type="float" office:value="-90.6491884669679" calcext:value-type="float">
            <text:p>-90.64918846696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3.8216677693797" calcext:value-type="float">
            <text:p>-43.8216677693797</text:p>
          </table:table-cell>
          <table:table-cell office:value-type="float" office:value="69.9395547437048" calcext:value-type="float">
            <text:p>69.9395547437048</text:p>
          </table:table-cell>
          <table:table-cell office:value-type="float" office:value="-0.00021937185985633" calcext:value-type="float">
            <text:p>-0.000219371859856</text:p>
          </table:table-cell>
          <table:table-cell office:value-type="float" office:value="-20.2545221707802" calcext:value-type="float">
            <text:p>-20.2545221707802</text:p>
          </table:table-cell>
          <table:table-cell office:value-type="float" office:value="-0.00021937185985633" calcext:value-type="float">
            <text:p>-0.000219371859856</text:p>
          </table:table-cell>
          <table:table-cell office:value-type="float" office:value="-20.2545221707802" calcext:value-type="float">
            <text:p>-20.2545221707802</text:p>
          </table:table-cell>
          <table:table-cell office:value-type="float" office:value="-43.820481740031" calcext:value-type="float">
            <text:p>-43.820481740031</text:p>
          </table:table-cell>
          <table:table-cell office:value-type="float" office:value="69.6165432386361" calcext:value-type="float">
            <text:p>69.616543238636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2885.8" calcext:value-type="float">
            <text:p>62885.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2]-[.N52])/[.N52]))" office:value-type="float" office:value="-32.3877234854756" calcext:value-type="float">
            <text:p>-32.3877234854756</text:p>
          </table:table-cell>
          <table:table-cell/>
          <table:table-cell table:formula="of:=10^([.B52]/20)" office:value-type="float" office:value="0.0064404559106298" calcext:value-type="float">
            <text:p>0.00644045591063</text:p>
          </table:table-cell>
          <table:table-cell table:formula="of:=10^([.D52]/20)" office:value-type="float" office:value="0.999974744200217" calcext:value-type="float">
            <text:p>0.999974744200217</text:p>
          </table:table-cell>
          <table:table-cell table:formula="of:==20*LOG10(ABS(1-[.Q52]^2-[.R52]^2))" office:value-type="float" office:value="-100.884812493769" calcext:value-type="float">
            <text:p>-100.884812493769</text:p>
          </table:table-cell>
          <table:table-cell table:formula="of:=20*LOG10(ABS(1-[.R52]))" office:value-type="float" office:value="-91.9527774798983" calcext:value-type="float">
            <text:p>-91.95277747989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First iteration results across all orders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ha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total, s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|S21 Error|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L9]" office:value-type="float" office:value="0.917666" calcext:value-type="float">
            <text:p>0.917666</text:p>
          </table:table-cell>
          <table:table-cell table:formula="of:=[.B9]" office:value-type="float" office:value="-0.00524504485117399" calcext:value-type="float">
            <text:p>-0.005245044851174</text:p>
          </table:table-cell>
          <table:table-cell table:formula="of:=[.D9]" office:value-type="float" office:value="-29.1585273150842" calcext:value-type="float">
            <text:p>-29.1585273150842</text:p>
          </table:table-cell>
          <table:table-cell table:formula="of:=[.O9]" office:value-type="float" office:value="-6.50632760474811" calcext:value-type="float">
            <text:p>-6.50632760474811</text:p>
          </table:table-cell>
          <table:table-cell table:formula="of:=[.T9]" office:value-type="float" office:value="-0.308010447498139" calcext:value-type="float">
            <text:p>-0.308010447498139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2'.L9]" office:value-type="float" office:value="1.10307" calcext:value-type="float">
            <text:p>1.10307</text:p>
          </table:table-cell>
          <table:table-cell table:formula="of:=[$'2'.B9]" office:value-type="float" office:value="-6.45333738672979" calcext:value-type="float">
            <text:p>-6.45333738672979</text:p>
          </table:table-cell>
          <table:table-cell table:formula="of:=[$'2'.D9]" office:value-type="float" office:value="-1.08148833207297" calcext:value-type="float">
            <text:p>-1.08148833207297</text:p>
          </table:table-cell>
          <table:table-cell table:formula="of:=[$'2'.O9]" office:value-type="float" office:value="13.5883026430479" calcext:value-type="float">
            <text:p>13.5883026430479</text:p>
          </table:table-cell>
          <table:table-cell table:formula="of:=[$'2'.T9]" office:value-type="float" office:value="-18.6309835500952" calcext:value-type="float">
            <text:p>-18.630983550095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3'.L9]" office:value-type="float" office:value="1.24656" calcext:value-type="float">
            <text:p>1.24656</text:p>
          </table:table-cell>
          <table:table-cell table:formula="of:=[$'3'.B9]" office:value-type="float" office:value="-11.886319068299" calcext:value-type="float">
            <text:p>-11.886319068299</text:p>
          </table:table-cell>
          <table:table-cell table:formula="of:=[$'3'.D9]" office:value-type="float" office:value="-0.284072378266038" calcext:value-type="float">
            <text:p>-0.284072378266038</text:p>
          </table:table-cell>
          <table:table-cell table:formula="of:=[$'3'.O9]" office:value-type="float" office:value="2.55313658471056" calcext:value-type="float">
            <text:p>2.55313658471056</text:p>
          </table:table-cell>
          <table:table-cell table:formula="of:=[$'3'.T9]" office:value-type="float" office:value="-29.849355079214" calcext:value-type="float">
            <text:p>-29.84935507921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4'.L9]" office:value-type="float" office:value="1.56572" calcext:value-type="float">
            <text:p>1.56572</text:p>
          </table:table-cell>
          <table:table-cell table:formula="of:=[$'4'.B9]" office:value-type="float" office:value="-29.3111669022111" calcext:value-type="float">
            <text:p>-29.3111669022111</text:p>
          </table:table-cell>
          <table:table-cell table:formula="of:=[$'4'.D9]" office:value-type="float" office:value="-0.00379423775277121" calcext:value-type="float">
            <text:p>-0.003794237752771</text:p>
          </table:table-cell>
          <table:table-cell table:formula="of:=[$'4'.O9]" office:value-type="float" office:value="-17.0927158517921" calcext:value-type="float">
            <text:p>-17.0927158517921</text:p>
          </table:table-cell>
          <table:table-cell table:formula="of:=[$'4'.T9]" office:value-type="float" office:value="-67.195692369802" calcext:value-type="float">
            <text:p>-67.195692369802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5'.L9]" office:value-type="float" office:value="2.64268" calcext:value-type="float">
            <text:p>2.64268</text:p>
          </table:table-cell>
          <table:table-cell table:formula="of:=[$'5'.B9]" office:value-type="float" office:value="-53.9231820310301" calcext:value-type="float">
            <text:p>-53.9231820310301</text:p>
          </table:table-cell>
          <table:table-cell table:formula="of:=[$'5'.D9]" office:value-type="float" office:value="-0.0000672634753846691" calcext:value-type="float">
            <text:p>-6.72634753846691E-05</text:p>
          </table:table-cell>
          <table:table-cell table:formula="of:=[$'5'.O9]" office:value-type="float" office:value="-31.5648682320997" calcext:value-type="float">
            <text:p>-31.5648682320997</text:p>
          </table:table-cell>
          <table:table-cell table:formula="of:=[$'5'.T9]" office:value-type="float" office:value="-102.220733715302" calcext:value-type="float">
            <text:p>-102.220733715302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6'.L9]" office:value-type="float" office:value="5.45264" calcext:value-type="float">
            <text:p>5.45264</text:p>
          </table:table-cell>
          <table:table-cell table:formula="of:=[$'6'.B9]" office:value-type="float" office:value="-58.1958558274001" calcext:value-type="float">
            <text:p>-58.1958558274001</text:p>
          </table:table-cell>
          <table:table-cell table:formula="of:=[$'6'.D9]" office:value-type="float" office:value="-0.0000150763171167654" calcext:value-type="float">
            <text:p>-1.50763171167654E-05</text:p>
          </table:table-cell>
          <table:table-cell table:formula="of:=[$'6'.O9]" office:value-type="float" office:value="-47.2557229814006" calcext:value-type="float">
            <text:p>-47.2557229814006</text:p>
          </table:table-cell>
          <table:table-cell table:formula="of:=[$'6'.T9]" office:value-type="float" office:value="-115.210388400102" calcext:value-type="float">
            <text:p>-115.210388400102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7'.L9]" office:value-type="float" office:value="12.8911" calcext:value-type="float">
            <text:p>12.8911</text:p>
          </table:table-cell>
          <table:table-cell table:formula="of:=[$'7'.B9]" office:value-type="float" office:value="-76.0919485314997" calcext:value-type="float">
            <text:p>-76.0919485314997</text:p>
          </table:table-cell>
          <table:table-cell table:formula="of:=[$'7'.D9]" office:value-type="float" office:value="0.000000493875856262173" calcext:value-type="float">
            <text:p>4.93875856262173E-07</text:p>
          </table:table-cell>
          <table:table-cell table:formula="of:=[$'7'.O9]" office:value-type="float" office:value="-76.3908316695121" calcext:value-type="float">
            <text:p>-76.3908316695121</text:p>
          </table:table-cell>
          <table:table-cell table:formula="of:=[$'7'.T9]" office:value-type="float" office:value="-144.903929979302" calcext:value-type="float">
            <text:p>-144.903929979302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8'.L9]" office:value-type="float" office:value="32.3104" calcext:value-type="float">
            <text:p>32.3104</text:p>
          </table:table-cell>
          <table:table-cell table:formula="of:=[$'8'.B9]" office:value-type="float" office:value="-98.5546375747928" calcext:value-type="float">
            <text:p>-98.5546375747928</text:p>
          </table:table-cell>
          <table:table-cell table:formula="of:=[$'8'.D9]" office:value-type="float" office:value="0.0000000892451256389244" calcext:value-type="float">
            <text:p>8.92451256389244E-08</text:p>
          </table:table-cell>
          <table:table-cell table:formula="of:=[$'8'.O9]" office:value-type="float" office:value="-86.2280319765652" calcext:value-type="float">
            <text:p>-86.2280319765652</text:p>
          </table:table-cell>
          <table:table-cell table:formula="of:=[$'8'.T9]" office:value-type="float" office:value="-159.764595989107" calcext:value-type="float">
            <text:p>-159.764595989107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9'.L9]" office:value-type="float" office:value="98.7386" calcext:value-type="float">
            <text:p>98.7386</text:p>
          </table:table-cell>
          <table:table-cell table:formula="of:=[$'9'.B9]" office:value-type="float" office:value="-113.852516282795" calcext:value-type="float">
            <text:p>-113.852516282795</text:p>
          </table:table-cell>
          <table:table-cell table:formula="of:=[$'9'.D9]" office:value-type="float" office:value="-0.00000000377527838676378" calcext:value-type="float">
            <text:p>-3.77527838676378E-09</text:p>
          </table:table-cell>
          <table:table-cell table:formula="of:=[$'9'.O9]" office:value-type="float" office:value="-108.6019296336" calcext:value-type="float">
            <text:p>-108.6019296336</text:p>
          </table:table-cell>
          <table:table-cell table:formula="of:=[$'9'.T9]" office:value-type="float" office:value="-187.237306505966" calcext:value-type="float">
            <text:p>-187.23730650596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10'.L9]" office:value-type="float" office:value="296.655" calcext:value-type="float">
            <text:p>296.655</text:p>
          </table:table-cell>
          <table:table-cell table:formula="of:=[$'10'.B9]" office:value-type="float" office:value="-137.297148053641" calcext:value-type="float">
            <text:p>-137.297148053641</text:p>
          </table:table-cell>
          <table:table-cell table:formula="of:=[$'10'.D9]" office:value-type="float" office:value="-0.000000000747927561453598" calcext:value-type="float">
            <text:p>-7.47927561453598E-10</text:p>
          </table:table-cell>
          <table:table-cell table:formula="of:=[$'10'.O9]" office:value-type="float" office:value="-124.397626484965" calcext:value-type="float">
            <text:p>-124.397626484965</text:p>
          </table:table-cell>
          <table:table-cell table:formula="of:=[$'10'.T9]" office:value-type="float" office:value="-201.299095390514" calcext:value-type="float">
            <text:p>-201.29909539051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11'.L9]" office:value-type="float" office:value="963.23" calcext:value-type="float">
            <text:p>963.23</text:p>
          </table:table-cell>
          <table:table-cell table:formula="of:=[$'11'.B9]" office:value-type="float" office:value="-132.09033160661" calcext:value-type="float">
            <text:p>-132.09033160661</text:p>
          </table:table-cell>
          <table:table-cell table:formula="of:=[$'11'.D9]" office:value-type="float" office:value="0.000000000011429209133582" calcext:value-type="float">
            <text:p>1.1429209133582E-11</text:p>
          </table:table-cell>
          <table:table-cell table:formula="of:=[$'11'.O9]" office:value-type="float" office:value="-124.945587406303" calcext:value-type="float">
            <text:p>-124.945587406303</text:p>
          </table:table-cell>
          <table:table-cell table:formula="of:=[$'11'.T9]" office:value-type="float" office:value="-237.61596254766" calcext:value-type="float">
            <text:p>-237.61596254766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12'.L9]" office:value-type="float" office:value="1753.36" calcext:value-type="float">
            <text:p>1753.36</text:p>
          </table:table-cell>
          <table:table-cell table:formula="of:=[$'12'.B9]" office:value-type="float" office:value="-126.681181817049" calcext:value-type="float">
            <text:p>-126.681181817049</text:p>
          </table:table-cell>
          <table:table-cell table:formula="of:=[$'12'.D9]" office:value-type="float" office:value="0.000000000197170251119113" calcext:value-type="float">
            <text:p>1.97170251119113E-10</text:p>
          </table:table-cell>
          <table:table-cell table:formula="of:=[$'12'.O9]" office:value-type="float" office:value="-111.565393167071" calcext:value-type="float">
            <text:p>-111.565393167071</text:p>
          </table:table-cell>
          <table:table-cell table:formula="of:=[$'12'.T9]" office:value-type="float" office:value="-212.879458347922" calcext:value-type="float">
            <text:p>-212.87945834792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|S11| Error</text:p>
          </table:table-cell>
          <table:table-cell/>
          <table:table-cell office:value-type="string" calcext:value-type="string">
            <text:p>Phase Error</text:p>
          </table:table-cell>
          <table:table-cell office:value-type="string" calcext:value-type="string">
            <text:p>|S21| Error</text:p>
          </table:table-cell>
          <table:table-cell table:number-columns-repeated="14"/>
        </table:table-row>
      </table:table>
      <table:table table:name="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.45333738672979" calcext:value-type="float">
            <text:p>-6.45333738672979</text:p>
          </table:table-cell>
          <table:table-cell office:value-type="float" office:value="169.115740833789" calcext:value-type="float">
            <text:p>169.115740833789</text:p>
          </table:table-cell>
          <table:table-cell office:value-type="float" office:value="-1.08148833207297" calcext:value-type="float">
            <text:p>-1.08148833207297</text:p>
          </table:table-cell>
          <table:table-cell office:value-type="float" office:value="78.4436416788956" calcext:value-type="float">
            <text:p>78.4436416788956</text:p>
          </table:table-cell>
          <table:table-cell office:value-type="float" office:value="-1.08148833207297" calcext:value-type="float">
            <text:p>-1.08148833207297</text:p>
          </table:table-cell>
          <table:table-cell office:value-type="float" office:value="78.4436416788956" calcext:value-type="float">
            <text:p>78.4436416788956</text:p>
          </table:table-cell>
          <table:table-cell office:value-type="float" office:value="-6.45333738673003" calcext:value-type="float">
            <text:p>-6.45333738673003</text:p>
          </table:table-cell>
          <table:table-cell office:value-type="float" office:value="169.115740833762" calcext:value-type="float">
            <text:p>169.1157408337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0307" calcext:value-type="float">
            <text:p>1.103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13.5883026430479" calcext:value-type="float">
            <text:p>13.5883026430479</text:p>
          </table:table-cell>
          <table:table-cell/>
          <table:table-cell table:formula="of:=10^([.B9]/20)" office:value-type="float" office:value="0.475699977264701" calcext:value-type="float">
            <text:p>0.475699977264701</text:p>
          </table:table-cell>
          <table:table-cell table:formula="of:=10^([.D9]/20)" office:value-type="float" office:value="0.882928597144451" calcext:value-type="float">
            <text:p>0.882928597144451</text:p>
          </table:table-cell>
          <table:table-cell table:formula="of:==20*LOG10(ABS(1-[.Q9]^2-[.R9]^2))" office:value-type="float" office:value="-44.6518715119676" calcext:value-type="float">
            <text:p>-44.6518715119676</text:p>
          </table:table-cell>
          <table:table-cell table:formula="of:=20*LOG10(ABS(1-[.R9]))" office:value-type="float" office:value="-18.6309835500952" calcext:value-type="float">
            <text:p>-18.630983550095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.8397845761567" calcext:value-type="float">
            <text:p>-11.8397845761567</text:p>
          </table:table-cell>
          <table:table-cell office:value-type="float" office:value="151.275277327198" calcext:value-type="float">
            <text:p>151.275277327198</text:p>
          </table:table-cell>
          <table:table-cell office:value-type="float" office:value="-0.228394442486961" calcext:value-type="float">
            <text:p>-0.228394442486961</text:p>
          </table:table-cell>
          <table:table-cell office:value-type="float" office:value="56.7647387017555" calcext:value-type="float">
            <text:p>56.7647387017555</text:p>
          </table:table-cell>
          <table:table-cell office:value-type="float" office:value="-0.228394442486961" calcext:value-type="float">
            <text:p>-0.228394442486961</text:p>
          </table:table-cell>
          <table:table-cell office:value-type="float" office:value="56.7647387017555" calcext:value-type="float">
            <text:p>56.7647387017555</text:p>
          </table:table-cell>
          <table:table-cell office:value-type="float" office:value="-11.8987845345669" calcext:value-type="float">
            <text:p>-11.8987845345669</text:p>
          </table:table-cell>
          <table:table-cell office:value-type="float" office:value="146.231413287491" calcext:value-type="float">
            <text:p>146.2314132874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6412" calcext:value-type="float">
            <text:p>2.0641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11.446386570049" calcext:value-type="float">
            <text:p>11.446386570049</text:p>
          </table:table-cell>
          <table:table-cell/>
          <table:table-cell table:formula="of:=10^([.B10]/20)" office:value-type="float" office:value="0.255864934468179" calcext:value-type="float">
            <text:p>0.255864934468179</text:p>
          </table:table-cell>
          <table:table-cell table:formula="of:=10^([.D10]/20)" office:value-type="float" office:value="0.974047818155054" calcext:value-type="float">
            <text:p>0.974047818155054</text:p>
          </table:table-cell>
          <table:table-cell table:formula="of:==20*LOG10(ABS(1-[.Q10]^2-[.R10]^2))" office:value-type="float" office:value="-36.9322301978542" calcext:value-type="float">
            <text:p>-36.9322301978542</text:p>
          </table:table-cell>
          <table:table-cell table:formula="of:=20*LOG10(ABS(1-[.R10]))" office:value-type="float" office:value="-31.7165224878035" calcext:value-type="float">
            <text:p>-31.716522487803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7.6794818180555" calcext:value-type="float">
            <text:p>-17.6794818180555</text:p>
          </table:table-cell>
          <table:table-cell office:value-type="float" office:value="130.208220251695" calcext:value-type="float">
            <text:p>130.208220251695</text:p>
          </table:table-cell>
          <table:table-cell office:value-type="float" office:value="0.00793826978740827" calcext:value-type="float">
            <text:p>0.007938269787408</text:p>
          </table:table-cell>
          <table:table-cell office:value-type="float" office:value="21.4835755406678" calcext:value-type="float">
            <text:p>21.4835755406678</text:p>
          </table:table-cell>
          <table:table-cell office:value-type="float" office:value="0.00793826978740827" calcext:value-type="float">
            <text:p>0.007938269787408</text:p>
          </table:table-cell>
          <table:table-cell office:value-type="float" office:value="21.4835755406678" calcext:value-type="float">
            <text:p>21.4835755406678</text:p>
          </table:table-cell>
          <table:table-cell office:value-type="float" office:value="-18.0118437790866" calcext:value-type="float">
            <text:p>-18.0118437790866</text:p>
          </table:table-cell>
          <table:table-cell office:value-type="float" office:value="100.700831735342" calcext:value-type="float">
            <text:p>100.7008317353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7683" calcext:value-type="float">
            <text:p>3.0768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6.17214402788956" calcext:value-type="float">
            <text:p>6.17214402788956</text:p>
          </table:table-cell>
          <table:table-cell/>
          <table:table-cell table:formula="of:=10^([.B11]/20)" office:value-type="float" office:value="0.130624881386985" calcext:value-type="float">
            <text:p>0.130624881386985</text:p>
          </table:table-cell>
          <table:table-cell table:formula="of:=10^([.D11]/20)" office:value-type="float" office:value="1.00091434484245" calcext:value-type="float">
            <text:p>1.00091434484245</text:p>
          </table:table-cell>
          <table:table-cell table:formula="of:==20*LOG10(ABS(1-[.Q11]^2-[.R11]^2))" office:value-type="float" office:value="-34.4742640936571" calcext:value-type="float">
            <text:p>-34.4742640936571</text:p>
          </table:table-cell>
          <table:table-cell table:formula="of:=20*LOG10(ABS(1-[.R11]))" office:value-type="float" office:value="-60.7777996098968" calcext:value-type="float">
            <text:p>-60.777799609896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3.9880630839833" calcext:value-type="float">
            <text:p>-23.9880630839833</text:p>
          </table:table-cell>
          <table:table-cell office:value-type="float" office:value="55.6351488274078" calcext:value-type="float">
            <text:p>55.6351488274078</text:p>
          </table:table-cell>
          <table:table-cell office:value-type="float" office:value="0.0293025371857202" calcext:value-type="float">
            <text:p>0.02930253718572</text:p>
          </table:table-cell>
          <table:table-cell office:value-type="float" office:value="10.2192351801234" calcext:value-type="float">
            <text:p>10.2192351801234</text:p>
          </table:table-cell>
          <table:table-cell office:value-type="float" office:value="0.0293025371857202" calcext:value-type="float">
            <text:p>0.02930253718572</text:p>
          </table:table-cell>
          <table:table-cell office:value-type="float" office:value="10.2192351801234" calcext:value-type="float">
            <text:p>10.2192351801234</text:p>
          </table:table-cell>
          <table:table-cell office:value-type="float" office:value="-22.3400380909616" calcext:value-type="float">
            <text:p>-22.3400380909616</text:p>
          </table:table-cell>
          <table:table-cell office:value-type="float" office:value="152.457288804089" calcext:value-type="float">
            <text:p>152.4572888040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14041" calcext:value-type="float">
            <text:p>4.1404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3.47782530845679" calcext:value-type="float">
            <text:p>3.47782530845679</text:p>
          </table:table-cell>
          <table:table-cell/>
          <table:table-cell table:formula="of:=10^([.B12]/20)" office:value-type="float" office:value="0.0631825057848636" calcext:value-type="float">
            <text:p>0.063182505784864</text:p>
          </table:table-cell>
          <table:table-cell table:formula="of:=10^([.D12]/20)" office:value-type="float" office:value="1.00337927618861" calcext:value-type="float">
            <text:p>1.00337927618861</text:p>
          </table:table-cell>
          <table:table-cell table:formula="of:==20*LOG10(ABS(1-[.Q12]^2-[.R12]^2))" office:value-type="float" office:value="-39.3621395016333" calcext:value-type="float">
            <text:p>-39.3621395016333</text:p>
          </table:table-cell>
          <table:table-cell table:formula="of:=20*LOG10(ABS(1-[.R12]))" office:value-type="float" office:value="-49.4235262367953" calcext:value-type="float">
            <text:p>-49.423526236795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6.5539338767338" calcext:value-type="float">
            <text:p>-26.5539338767338</text:p>
          </table:table-cell>
          <table:table-cell office:value-type="float" office:value="22.5643486950256" calcext:value-type="float">
            <text:p>22.5643486950256</text:p>
          </table:table-cell>
          <table:table-cell office:value-type="float" office:value="0.0133619878037137" calcext:value-type="float">
            <text:p>0.013361987803714</text:p>
          </table:table-cell>
          <table:table-cell office:value-type="float" office:value="4.96950364465404" calcext:value-type="float">
            <text:p>4.96950364465404</text:p>
          </table:table-cell>
          <table:table-cell office:value-type="float" office:value="0.0133619878037137" calcext:value-type="float">
            <text:p>0.013361987803714</text:p>
          </table:table-cell>
          <table:table-cell office:value-type="float" office:value="4.96950364465404" calcext:value-type="float">
            <text:p>4.96950364465404</text:p>
          </table:table-cell>
          <table:table-cell office:value-type="float" office:value="-25.0064968991057" calcext:value-type="float">
            <text:p>-25.0064968991057</text:p>
          </table:table-cell>
          <table:table-cell office:value-type="float" office:value="177.895397653186" calcext:value-type="float">
            <text:p>177.8953976531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25116" calcext:value-type="float">
            <text:p>5.2511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1.86464238012204" calcext:value-type="float">
            <text:p>1.86464238012204</text:p>
          </table:table-cell>
          <table:table-cell/>
          <table:table-cell table:formula="of:=10^([.B13]/20)" office:value-type="float" office:value="0.047022239175073" calcext:value-type="float">
            <text:p>0.047022239175073</text:p>
          </table:table-cell>
          <table:table-cell table:formula="of:=10^([.D13]/20)" office:value-type="float" office:value="1.0015395395726" calcext:value-type="float">
            <text:p>1.0015395395726</text:p>
          </table:table-cell>
          <table:table-cell table:formula="of:==20*LOG10(ABS(1-[.Q13]^2-[.R13]^2))" office:value-type="float" office:value="-45.5267165201771" calcext:value-type="float">
            <text:p>-45.5267165201771</text:p>
          </table:table-cell>
          <table:table-cell table:formula="of:=20*LOG10(ABS(1-[.R13]))" office:value-type="float" office:value="-56.252182868684" calcext:value-type="float">
            <text:p>-56.25218286868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4.8348026373196" calcext:value-type="float">
            <text:p>-24.8348026373196</text:p>
          </table:table-cell>
          <table:table-cell office:value-type="float" office:value="-37.7472989940881" calcext:value-type="float">
            <text:p>-37.7472989940881</text:p>
          </table:table-cell>
          <table:table-cell office:value-type="float" office:value="0.00505073064891493" calcext:value-type="float">
            <text:p>0.005050730648915</text:p>
          </table:table-cell>
          <table:table-cell office:value-type="float" office:value="-0.0431670812024996" calcext:value-type="float">
            <text:p>-0.0431670812025</text:p>
          </table:table-cell>
          <table:table-cell office:value-type="float" office:value="0.00505073064891493" calcext:value-type="float">
            <text:p>0.005050730648915</text:p>
          </table:table-cell>
          <table:table-cell office:value-type="float" office:value="-0.0431670812024996" calcext:value-type="float">
            <text:p>-0.0431670812025</text:p>
          </table:table-cell>
          <table:table-cell office:value-type="float" office:value="-23.2530080055357" calcext:value-type="float">
            <text:p>-23.2530080055357</text:p>
          </table:table-cell>
          <table:table-cell office:value-type="float" office:value="-141.371590339142" calcext:value-type="float">
            <text:p>-141.3715903391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38754" calcext:value-type="float">
            <text:p>6.3875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N14])/[.N14]))" office:value-type="float" office:value="-0.0180857685306213" calcext:value-type="float">
            <text:p>-0.018085768530621</text:p>
          </table:table-cell>
          <table:table-cell/>
          <table:table-cell table:formula="of:=10^([.B14]/20)" office:value-type="float" office:value="0.0573138876646641" calcext:value-type="float">
            <text:p>0.057313887664664</text:p>
          </table:table-cell>
          <table:table-cell table:formula="of:=10^([.D14]/20)" office:value-type="float" office:value="1.0005816559513" calcext:value-type="float">
            <text:p>1.0005816559513</text:p>
          </table:table-cell>
          <table:table-cell table:formula="of:==20*LOG10(ABS(1-[.Q14]^2-[.R14]^2))" office:value-type="float" office:value="-47.0356657271875" calcext:value-type="float">
            <text:p>-47.0356657271875</text:p>
          </table:table-cell>
          <table:table-cell table:formula="of:=20*LOG10(ABS(1-[.R14]))" office:value-type="float" office:value="-64.706676479957" calcext:value-type="float">
            <text:p>-64.70667647995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5.3343026632744" calcext:value-type="float">
            <text:p>-25.3343026632744</text:p>
          </table:table-cell>
          <table:table-cell office:value-type="float" office:value="-96.4887085294726" calcext:value-type="float">
            <text:p>-96.4887085294726</text:p>
          </table:table-cell>
          <table:table-cell office:value-type="float" office:value="-0.00713897204273507" calcext:value-type="float">
            <text:p>-0.007138972042735</text:p>
          </table:table-cell>
          <table:table-cell office:value-type="float" office:value="-3.54601131246376" calcext:value-type="float">
            <text:p>-3.54601131246376</text:p>
          </table:table-cell>
          <table:table-cell office:value-type="float" office:value="-0.00713897204273507" calcext:value-type="float">
            <text:p>-0.007138972042735</text:p>
          </table:table-cell>
          <table:table-cell office:value-type="float" office:value="-3.54601131246376" calcext:value-type="float">
            <text:p>-3.54601131246376</text:p>
          </table:table-cell>
          <table:table-cell office:value-type="float" office:value="-25.1744277694063" calcext:value-type="float">
            <text:p>-25.1744277694063</text:p>
          </table:table-cell>
          <table:table-cell office:value-type="float" office:value="-91.3684951301122" calcext:value-type="float">
            <text:p>-91.3684951301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56788" calcext:value-type="float">
            <text:p>7.5678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N15])/[.N15]))" office:value-type="float" office:value="-1.62751530085933" calcext:value-type="float">
            <text:p>-1.62751530085933</text:p>
          </table:table-cell>
          <table:table-cell/>
          <table:table-cell table:formula="of:=10^([.B15]/20)" office:value-type="float" office:value="0.0541109136352992" calcext:value-type="float">
            <text:p>0.054110913635299</text:p>
          </table:table-cell>
          <table:table-cell table:formula="of:=10^([.D15]/20)" office:value-type="float" office:value="0.999178433140766" calcext:value-type="float">
            <text:p>0.999178433140766</text:p>
          </table:table-cell>
          <table:table-cell table:formula="of:==20*LOG10(ABS(1-[.Q15]^2-[.R15]^2))" office:value-type="float" office:value="-57.8183406238603" calcext:value-type="float">
            <text:p>-57.8183406238603</text:p>
          </table:table-cell>
          <table:table-cell table:formula="of:=20*LOG10(ABS(1-[.R15]))" office:value-type="float" office:value="-61.7071417568137" calcext:value-type="float">
            <text:p>-61.707141756813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2.480198953199" calcext:value-type="float">
            <text:p>-32.480198953199</text:p>
          </table:table-cell>
          <table:table-cell office:value-type="float" office:value="-46.4787331359755" calcext:value-type="float">
            <text:p>-46.4787331359755</text:p>
          </table:table-cell>
          <table:table-cell office:value-type="float" office:value="0.00329777790106309" calcext:value-type="float">
            <text:p>0.003297777901063</text:p>
          </table:table-cell>
          <table:table-cell office:value-type="float" office:value="-6.7027978428581" calcext:value-type="float">
            <text:p>-6.7027978428581</text:p>
          </table:table-cell>
          <table:table-cell office:value-type="float" office:value="0.00329777790106309" calcext:value-type="float">
            <text:p>0.003297777901063</text:p>
          </table:table-cell>
          <table:table-cell office:value-type="float" office:value="-6.7027978428581" calcext:value-type="float">
            <text:p>-6.7027978428581</text:p>
          </table:table-cell>
          <table:table-cell office:value-type="float" office:value="-32.1450328770911" calcext:value-type="float">
            <text:p>-32.1450328770911</text:p>
          </table:table-cell>
          <table:table-cell office:value-type="float" office:value="-145.97663315279" calcext:value-type="float">
            <text:p>-145.976633152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78889" calcext:value-type="float">
            <text:p>8.7888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N16])/[.N16]))" office:value-type="float" office:value="-3.387954786539" calcext:value-type="float">
            <text:p>-3.387954786539</text:p>
          </table:table-cell>
          <table:table-cell/>
          <table:table-cell table:formula="of:=10^([.B16]/20)" office:value-type="float" office:value="0.0237678584492891" calcext:value-type="float">
            <text:p>0.023767858449289</text:p>
          </table:table-cell>
          <table:table-cell table:formula="of:=10^([.D16]/20)" office:value-type="float" office:value="1.0003797427958" calcext:value-type="float">
            <text:p>1.0003797427958</text:p>
          </table:table-cell>
          <table:table-cell table:formula="of:==20*LOG10(ABS(1-[.Q16]^2-[.R16]^2))" office:value-type="float" office:value="-57.5586925909448" calcext:value-type="float">
            <text:p>-57.5586925909448</text:p>
          </table:table-cell>
          <table:table-cell table:formula="of:=20*LOG10(ABS(1-[.R16]))" office:value-type="float" office:value="-68.4102091301006" calcext:value-type="float">
            <text:p>-68.410209130100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2.7036099841024" calcext:value-type="float">
            <text:p>-32.7036099841024</text:p>
          </table:table-cell>
          <table:table-cell office:value-type="float" office:value="23.6774454952235" calcext:value-type="float">
            <text:p>23.6774454952235</text:p>
          </table:table-cell>
          <table:table-cell office:value-type="float" office:value="0.00354541916510327" calcext:value-type="float">
            <text:p>0.003545419165103</text:p>
          </table:table-cell>
          <table:table-cell office:value-type="float" office:value="-8.2679837305269" calcext:value-type="float">
            <text:p>-8.2679837305269</text:p>
          </table:table-cell>
          <table:table-cell office:value-type="float" office:value="0.00354541916510327" calcext:value-type="float">
            <text:p>0.003545419165103</text:p>
          </table:table-cell>
          <table:table-cell office:value-type="float" office:value="-8.2679837305269" calcext:value-type="float">
            <text:p>-8.2679837305269</text:p>
          </table:table-cell>
          <table:table-cell office:value-type="float" office:value="-32.7693783246455" calcext:value-type="float">
            <text:p>-32.7693783246455</text:p>
          </table:table-cell>
          <table:table-cell office:value-type="float" office:value="142.051297373294" calcext:value-type="float">
            <text:p>142.0512973732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0399" calcext:value-type="float">
            <text:p>10.039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N17])/[.N17]))" office:value-type="float" office:value="-4.4138195400935" calcext:value-type="float">
            <text:p>-4.4138195400935</text:p>
          </table:table-cell>
          <table:table-cell/>
          <table:table-cell table:formula="of:=10^([.B17]/20)" office:value-type="float" office:value="0.0231643170662376" calcext:value-type="float">
            <text:p>0.023164317066238</text:p>
          </table:table-cell>
          <table:table-cell table:formula="of:=10^([.D17]/20)" office:value-type="float" office:value="1.00040826478329" calcext:value-type="float">
            <text:p>1.00040826478329</text:p>
          </table:table-cell>
          <table:table-cell table:formula="of:==20*LOG10(ABS(1-[.Q17]^2-[.R17]^2))" office:value-type="float" office:value="-57.3722349730816" calcext:value-type="float">
            <text:p>-57.3722349730816</text:p>
          </table:table-cell>
          <table:table-cell table:formula="of:=20*LOG10(ABS(1-[.R17]))" office:value-type="float" office:value="-67.7811616096064" calcext:value-type="float">
            <text:p>-67.781161609606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7.5841079291346" calcext:value-type="float">
            <text:p>-37.5841079291346</text:p>
          </table:table-cell>
          <table:table-cell office:value-type="float" office:value="96.6629295862905" calcext:value-type="float">
            <text:p>96.6629295862905</text:p>
          </table:table-cell>
          <table:table-cell office:value-type="float" office:value="0.00508786645320148" calcext:value-type="float">
            <text:p>0.005087866453201</text:p>
          </table:table-cell>
          <table:table-cell office:value-type="float" office:value="-9.82092217273956" calcext:value-type="float">
            <text:p>-9.82092217273956</text:p>
          </table:table-cell>
          <table:table-cell office:value-type="float" office:value="0.00508786645320148" calcext:value-type="float">
            <text:p>0.005087866453201</text:p>
          </table:table-cell>
          <table:table-cell office:value-type="float" office:value="-9.82092217273956" calcext:value-type="float">
            <text:p>-9.82092217273956</text:p>
          </table:table-cell>
          <table:table-cell office:value-type="float" office:value="-38.233342473104" calcext:value-type="float">
            <text:p>-38.233342473104</text:p>
          </table:table-cell>
          <table:table-cell office:value-type="float" office:value="63.622886350748" calcext:value-type="float">
            <text:p>63.6228863507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3221" calcext:value-type="float">
            <text:p>11.322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N18])/[.N18]))" office:value-type="float" office:value="-5.56754181610442" calcext:value-type="float">
            <text:p>-5.56754181610442</text:p>
          </table:table-cell>
          <table:table-cell/>
          <table:table-cell table:formula="of:=10^([.B18]/20)" office:value-type="float" office:value="0.013206708846511" calcext:value-type="float">
            <text:p>0.013206708846511</text:p>
          </table:table-cell>
          <table:table-cell table:formula="of:=10^([.D18]/20)" office:value-type="float" office:value="1.00058593386474" calcext:value-type="float">
            <text:p>1.00058593386474</text:p>
          </table:table-cell>
          <table:table-cell table:formula="of:==20*LOG10(ABS(1-[.Q18]^2-[.R18]^2))" office:value-type="float" office:value="-57.4150458604934" calcext:value-type="float">
            <text:p>-57.4150458604934</text:p>
          </table:table-cell>
          <table:table-cell table:formula="of:=20*LOG10(ABS(1-[.R18]))" office:value-type="float" office:value="-64.6430280141366" calcext:value-type="float">
            <text:p>-64.643028014136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4.4595893628004" calcext:value-type="float">
            <text:p>-34.4595893628004</text:p>
          </table:table-cell>
          <table:table-cell office:value-type="float" office:value="-129.410520928426" calcext:value-type="float">
            <text:p>-129.410520928426</text:p>
          </table:table-cell>
          <table:table-cell office:value-type="float" office:value="0.00570228390345426" calcext:value-type="float">
            <text:p>0.005702283903454</text:p>
          </table:table-cell>
          <table:table-cell office:value-type="float" office:value="-11.2547577875871" calcext:value-type="float">
            <text:p>-11.2547577875871</text:p>
          </table:table-cell>
          <table:table-cell office:value-type="float" office:value="0.00570228390345426" calcext:value-type="float">
            <text:p>0.005702283903454</text:p>
          </table:table-cell>
          <table:table-cell office:value-type="float" office:value="-11.2547577875871" calcext:value-type="float">
            <text:p>-11.2547577875871</text:p>
          </table:table-cell>
          <table:table-cell office:value-type="float" office:value="-34.0326376560544" calcext:value-type="float">
            <text:p>-34.0326376560544</text:p>
          </table:table-cell>
          <table:table-cell office:value-type="float" office:value="-72.1587652236558" calcext:value-type="float">
            <text:p>-72.15876522365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.663" calcext:value-type="float">
            <text:p>12.66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N19])/[.N19]))" office:value-type="float" office:value="-6.78872441547685" calcext:value-type="float">
            <text:p>-6.78872441547685</text:p>
          </table:table-cell>
          <table:table-cell/>
          <table:table-cell table:formula="of:=10^([.B19]/20)" office:value-type="float" office:value="0.0189243308386792" calcext:value-type="float">
            <text:p>0.018924330838679</text:p>
          </table:table-cell>
          <table:table-cell table:formula="of:=10^([.D19]/20)" office:value-type="float" office:value="1.0006567152387" calcext:value-type="float">
            <text:p>1.0006567152387</text:p>
          </table:table-cell>
          <table:table-cell table:formula="of:==20*LOG10(ABS(1-[.Q19]^2-[.R19]^2))" office:value-type="float" office:value="-55.5353158376303" calcext:value-type="float">
            <text:p>-55.5353158376303</text:p>
          </table:table-cell>
          <table:table-cell table:formula="of:=20*LOG10(ABS(1-[.R19]))" office:value-type="float" office:value="-63.6524581208779" calcext:value-type="float">
            <text:p>-63.652458120877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7.1602830368141" calcext:value-type="float">
            <text:p>-37.1602830368141</text:p>
          </table:table-cell>
          <table:table-cell office:value-type="float" office:value="-3.03008566997995" calcext:value-type="float">
            <text:p>-3.03008566997995</text:p>
          </table:table-cell>
          <table:table-cell office:value-type="float" office:value="0.00669259643926489" calcext:value-type="float">
            <text:p>0.006692596439265</text:p>
          </table:table-cell>
          <table:table-cell office:value-type="float" office:value="-12.4636916732488" calcext:value-type="float">
            <text:p>-12.4636916732488</text:p>
          </table:table-cell>
          <table:table-cell office:value-type="float" office:value="0.00669259643926489" calcext:value-type="float">
            <text:p>0.006692596439265</text:p>
          </table:table-cell>
          <table:table-cell office:value-type="float" office:value="-12.4636916732488" calcext:value-type="float">
            <text:p>-12.4636916732488</text:p>
          </table:table-cell>
          <table:table-cell office:value-type="float" office:value="-37.7208123783196" calcext:value-type="float">
            <text:p>-37.7208123783196</text:p>
          </table:table-cell>
          <table:table-cell office:value-type="float" office:value="161.000418274779" calcext:value-type="float">
            <text:p>161.0004182747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.0637" calcext:value-type="float">
            <text:p>14.063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N20])/[.N20]))" office:value-type="float" office:value="-7.97121567872049" calcext:value-type="float">
            <text:p>-7.97121567872049</text:p>
          </table:table-cell>
          <table:table-cell/>
          <table:table-cell table:formula="of:=10^([.B20]/20)" office:value-type="float" office:value="0.0138671064103585" calcext:value-type="float">
            <text:p>0.013867106410359</text:p>
          </table:table-cell>
          <table:table-cell table:formula="of:=10^([.D20]/20)" office:value-type="float" office:value="1.00077081056161" calcext:value-type="float">
            <text:p>1.00077081056161</text:p>
          </table:table-cell>
          <table:table-cell table:formula="of:==20*LOG10(ABS(1-[.Q20]^2-[.R20]^2))" office:value-type="float" office:value="-55.2164542629527" calcext:value-type="float">
            <text:p>-55.2164542629527</text:p>
          </table:table-cell>
          <table:table-cell table:formula="of:=20*LOG10(ABS(1-[.R20]))" office:value-type="float" office:value="-62.2610468658183" calcext:value-type="float">
            <text:p>-62.261046865818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8.7517631029208" calcext:value-type="float">
            <text:p>-38.7517631029208</text:p>
          </table:table-cell>
          <table:table-cell office:value-type="float" office:value="62.1385214912245" calcext:value-type="float">
            <text:p>62.1385214912245</text:p>
          </table:table-cell>
          <table:table-cell office:value-type="float" office:value="0.00515128654210455" calcext:value-type="float">
            <text:p>0.005151286542105</text:p>
          </table:table-cell>
          <table:table-cell office:value-type="float" office:value="-14.2584747180541" calcext:value-type="float">
            <text:p>-14.2584747180541</text:p>
          </table:table-cell>
          <table:table-cell office:value-type="float" office:value="0.00515128654210455" calcext:value-type="float">
            <text:p>0.005151286542105</text:p>
          </table:table-cell>
          <table:table-cell office:value-type="float" office:value="-14.2584747180541" calcext:value-type="float">
            <text:p>-14.2584747180541</text:p>
          </table:table-cell>
          <table:table-cell office:value-type="float" office:value="-40.0760035671528" calcext:value-type="float">
            <text:p>-40.0760035671528</text:p>
          </table:table-cell>
          <table:table-cell office:value-type="float" office:value="87.9984273879588" calcext:value-type="float">
            <text:p>87.99842738795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.7742" calcext:value-type="float">
            <text:p>15.774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N21])/[.N21]))" office:value-type="float" office:value="-10.0906166782535" calcext:value-type="float">
            <text:p>-10.0906166782535</text:p>
          </table:table-cell>
          <table:table-cell/>
          <table:table-cell table:formula="of:=10^([.B21]/20)" office:value-type="float" office:value="0.0115454760537421" calcext:value-type="float">
            <text:p>0.011545476053742</text:p>
          </table:table-cell>
          <table:table-cell table:formula="of:=10^([.D21]/20)" office:value-type="float" office:value="1.00059323967717" calcext:value-type="float">
            <text:p>1.00059323967717</text:p>
          </table:table-cell>
          <table:table-cell table:formula="of:==20*LOG10(ABS(1-[.Q21]^2-[.R21]^2))" office:value-type="float" office:value="-57.5876705624769" calcext:value-type="float">
            <text:p>-57.5876705624769</text:p>
          </table:table-cell>
          <table:table-cell table:formula="of:=20*LOG10(ABS(1-[.R21]))" office:value-type="float" office:value="-64.5353962020456" calcext:value-type="float">
            <text:p>-64.535396202045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5.0092961618511" calcext:value-type="float">
            <text:p>-35.0092961618511</text:p>
          </table:table-cell>
          <table:table-cell office:value-type="float" office:value="66.918895720514" calcext:value-type="float">
            <text:p>66.918895720514</text:p>
          </table:table-cell>
          <table:table-cell office:value-type="float" office:value="0.004358073860471" calcext:value-type="float">
            <text:p>0.004358073860471</text:p>
          </table:table-cell>
          <table:table-cell office:value-type="float" office:value="-14.812611047706" calcext:value-type="float">
            <text:p>-14.812611047706</text:p>
          </table:table-cell>
          <table:table-cell office:value-type="float" office:value="0.004358073860471" calcext:value-type="float">
            <text:p>0.004358073860471</text:p>
          </table:table-cell>
          <table:table-cell office:value-type="float" office:value="-14.812611047706" calcext:value-type="float">
            <text:p>-14.812611047706</text:p>
          </table:table-cell>
          <table:table-cell office:value-type="float" office:value="-35.8257562599052" calcext:value-type="float">
            <text:p>-35.8257562599052</text:p>
          </table:table-cell>
          <table:table-cell office:value-type="float" office:value="82.018672815857" calcext:value-type="float">
            <text:p>82.0186728158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.6122" calcext:value-type="float">
            <text:p>17.612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N22])/[.N22]))" office:value-type="float" office:value="-10.8652601091036" calcext:value-type="float">
            <text:p>-10.8652601091036</text:p>
          </table:table-cell>
          <table:table-cell/>
          <table:table-cell table:formula="of:=10^([.B22]/20)" office:value-type="float" office:value="0.0177637720649645" calcext:value-type="float">
            <text:p>0.017763772064965</text:p>
          </table:table-cell>
          <table:table-cell table:formula="of:=10^([.D22]/20)" office:value-type="float" office:value="1.00050186768873" calcext:value-type="float">
            <text:p>1.00050186768873</text:p>
          </table:table-cell>
          <table:table-cell table:formula="of:==20*LOG10(ABS(1-[.Q22]^2-[.R22]^2))" office:value-type="float" office:value="-57.5915563964982" calcext:value-type="float">
            <text:p>-57.5915563964982</text:p>
          </table:table-cell>
          <table:table-cell table:formula="of:=20*LOG10(ABS(1-[.R22]))" office:value-type="float" office:value="-65.9882152836693" calcext:value-type="float">
            <text:p>-65.988215283669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3.7985686892511" calcext:value-type="float">
            <text:p>-33.7985686892511</text:p>
          </table:table-cell>
          <table:table-cell office:value-type="float" office:value="64.9214241274928" calcext:value-type="float">
            <text:p>64.9214241274928</text:p>
          </table:table-cell>
          <table:table-cell office:value-type="float" office:value="0.0035084373678328" calcext:value-type="float">
            <text:p>0.003508437367833</text:p>
          </table:table-cell>
          <table:table-cell office:value-type="float" office:value="-15.5686885961283" calcext:value-type="float">
            <text:p>-15.5686885961283</text:p>
          </table:table-cell>
          <table:table-cell office:value-type="float" office:value="0.0035084373678328" calcext:value-type="float">
            <text:p>0.003508437367833</text:p>
          </table:table-cell>
          <table:table-cell office:value-type="float" office:value="-15.5686885961283" calcext:value-type="float">
            <text:p>-15.5686885961283</text:p>
          </table:table-cell>
          <table:table-cell office:value-type="float" office:value="-34.4663366741729" calcext:value-type="float">
            <text:p>-34.4663366741729</text:p>
          </table:table-cell>
          <table:table-cell office:value-type="float" office:value="82.9393149108751" calcext:value-type="float">
            <text:p>82.93931491087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7201" calcext:value-type="float">
            <text:p>19.720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N23])/[.N23]))" office:value-type="float" office:value="-12.0477238841496" calcext:value-type="float">
            <text:p>-12.0477238841496</text:p>
          </table:table-cell>
          <table:table-cell/>
          <table:table-cell table:formula="of:=10^([.B23]/20)" office:value-type="float" office:value="0.0204207442168955" calcext:value-type="float">
            <text:p>0.020420744216896</text:p>
          </table:table-cell>
          <table:table-cell table:formula="of:=10^([.D23]/20)" office:value-type="float" office:value="1.00040400536734" calcext:value-type="float">
            <text:p>1.00040400536734</text:p>
          </table:table-cell>
          <table:table-cell table:formula="of:==20*LOG10(ABS(1-[.Q23]^2-[.R23]^2))" office:value-type="float" office:value="-58.2359967130117" calcext:value-type="float">
            <text:p>-58.2359967130117</text:p>
          </table:table-cell>
          <table:table-cell table:formula="of:=20*LOG10(ABS(1-[.R23]))" office:value-type="float" office:value="-67.8722573022493" calcext:value-type="float">
            <text:p>-67.872257302249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7.1714595656048" calcext:value-type="float">
            <text:p>-37.1714595656048</text:p>
          </table:table-cell>
          <table:table-cell office:value-type="float" office:value="92.0412474157271" calcext:value-type="float">
            <text:p>92.0412474157271</text:p>
          </table:table-cell>
          <table:table-cell office:value-type="float" office:value="-0.000606571818224054" calcext:value-type="float">
            <text:p>-0.000606571818224</text:p>
          </table:table-cell>
          <table:table-cell office:value-type="float" office:value="-17.1524481886163" calcext:value-type="float">
            <text:p>-17.1524481886163</text:p>
          </table:table-cell>
          <table:table-cell office:value-type="float" office:value="-0.000606571818224054" calcext:value-type="float">
            <text:p>-0.000606571818224</text:p>
          </table:table-cell>
          <table:table-cell office:value-type="float" office:value="-17.1524481886163" calcext:value-type="float">
            <text:p>-17.1524481886163</text:p>
          </table:table-cell>
          <table:table-cell office:value-type="float" office:value="-37.0436140713014" calcext:value-type="float">
            <text:p>-37.0436140713014</text:p>
          </table:table-cell>
          <table:table-cell office:value-type="float" office:value="54.0952284258663" calcext:value-type="float">
            <text:p>54.09522842586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.7845" calcext:value-type="float">
            <text:p>21.784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N24])/[.N24]))" office:value-type="float" office:value="-15.2141218415507" calcext:value-type="float">
            <text:p>-15.2141218415507</text:p>
          </table:table-cell>
          <table:table-cell/>
          <table:table-cell table:formula="of:=10^([.B24]/20)" office:value-type="float" office:value="0.0138492744496255" calcext:value-type="float">
            <text:p>0.013849274449626</text:p>
          </table:table-cell>
          <table:table-cell table:formula="of:=10^([.D24]/20)" office:value-type="float" office:value="0.999930168277025" calcext:value-type="float">
            <text:p>0.999930168277025</text:p>
          </table:table-cell>
          <table:table-cell table:formula="of:==20*LOG10(ABS(1-[.Q24]^2-[.R24]^2))" office:value-type="float" office:value="-85.6559409057049" calcext:value-type="float">
            <text:p>-85.6559409057049</text:p>
          </table:table-cell>
          <table:table-cell table:formula="of:=20*LOG10(ABS(1-[.R24]))" office:value-type="float" office:value="-83.1189448474332" calcext:value-type="float">
            <text:p>-83.118944847433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3.6603003902218" calcext:value-type="float">
            <text:p>-33.6603003902218</text:p>
          </table:table-cell>
          <table:table-cell office:value-type="float" office:value="80.9403498676879" calcext:value-type="float">
            <text:p>80.9403498676879</text:p>
          </table:table-cell>
          <table:table-cell office:value-type="float" office:value="-0.00169005877638407" calcext:value-type="float">
            <text:p>-0.001690058776384</text:p>
          </table:table-cell>
          <table:table-cell office:value-type="float" office:value="-17.7017127619704" calcext:value-type="float">
            <text:p>-17.7017127619704</text:p>
          </table:table-cell>
          <table:table-cell office:value-type="float" office:value="-0.00169005877638407" calcext:value-type="float">
            <text:p>-0.001690058776384</text:p>
          </table:table-cell>
          <table:table-cell office:value-type="float" office:value="-17.7017127619704" calcext:value-type="float">
            <text:p>-17.7017127619704</text:p>
          </table:table-cell>
          <table:table-cell office:value-type="float" office:value="-33.5994333858704" calcext:value-type="float">
            <text:p>-33.5994333858704</text:p>
          </table:table-cell>
          <table:table-cell office:value-type="float" office:value="63.8296222230484" calcext:value-type="float">
            <text:p>63.82962222304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.1944" calcext:value-type="float">
            <text:p>24.194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N25])/[.N25]))" office:value-type="float" office:value="-16.6518163279002" calcext:value-type="float">
            <text:p>-16.6518163279002</text:p>
          </table:table-cell>
          <table:table-cell/>
          <table:table-cell table:formula="of:=10^([.B25]/20)" office:value-type="float" office:value="0.0207484176050426" calcext:value-type="float">
            <text:p>0.020748417605043</text:p>
          </table:table-cell>
          <table:table-cell table:formula="of:=10^([.D25]/20)" office:value-type="float" office:value="0.999805443721289" calcext:value-type="float">
            <text:p>0.999805443721289</text:p>
          </table:table-cell>
          <table:table-cell table:formula="of:==20*LOG10(ABS(1-[.Q25]^2-[.R25]^2))" office:value-type="float" office:value="-87.6553519071208" calcext:value-type="float">
            <text:p>-87.6553519071208</text:p>
          </table:table-cell>
          <table:table-cell table:formula="of:=20*LOG10(ABS(1-[.R25]))" office:value-type="float" office:value="-74.2190949820477" calcext:value-type="float">
            <text:p>-74.219094982047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3.3733969581598" calcext:value-type="float">
            <text:p>-33.3733969581598</text:p>
          </table:table-cell>
          <table:table-cell office:value-type="float" office:value="78.5558003376297" calcext:value-type="float">
            <text:p>78.5558003376297</text:p>
          </table:table-cell>
          <table:table-cell office:value-type="float" office:value="-0.00181900830956941" calcext:value-type="float">
            <text:p>-0.001819008309569</text:p>
          </table:table-cell>
          <table:table-cell office:value-type="float" office:value="-18.0350432200016" calcext:value-type="float">
            <text:p>-18.0350432200016</text:p>
          </table:table-cell>
          <table:table-cell office:value-type="float" office:value="-0.00181900830956941" calcext:value-type="float">
            <text:p>-0.001819008309569</text:p>
          </table:table-cell>
          <table:table-cell office:value-type="float" office:value="-18.0350432200016" calcext:value-type="float">
            <text:p>-18.0350432200016</text:p>
          </table:table-cell>
          <table:table-cell office:value-type="float" office:value="-33.3131174694529" calcext:value-type="float">
            <text:p>-33.3131174694529</text:p>
          </table:table-cell>
          <table:table-cell office:value-type="float" office:value="65.5265685704328" calcext:value-type="float">
            <text:p>65.52656857043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.9754" calcext:value-type="float">
            <text:p>26.975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N26])/[.N26]))" office:value-type="float" office:value="-17.6566071878849" calcext:value-type="float">
            <text:p>-17.6566071878849</text:p>
          </table:table-cell>
          <table:table-cell/>
          <table:table-cell table:formula="of:=10^([.B26]/20)" office:value-type="float" office:value="0.0214452025295032" calcext:value-type="float">
            <text:p>0.021445202529503</text:p>
          </table:table-cell>
          <table:table-cell table:formula="of:=10^([.D26]/20)" office:value-type="float" office:value="0.999790600856179" calcext:value-type="float">
            <text:p>0.999790600856179</text:p>
          </table:table-cell>
          <table:table-cell table:formula="of:==20*LOG10(ABS(1-[.Q26]^2-[.R26]^2))" office:value-type="float" office:value="-87.7142346014787" calcext:value-type="float">
            <text:p>-87.7142346014787</text:p>
          </table:table-cell>
          <table:table-cell table:formula="of:=20*LOG10(ABS(1-[.R26]))" office:value-type="float" office:value="-73.5805019674477" calcext:value-type="float">
            <text:p>-73.580501967447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6.5695423976123" calcext:value-type="float">
            <text:p>-36.5695423976123</text:p>
          </table:table-cell>
          <table:table-cell office:value-type="float" office:value="61.4234440043712" calcext:value-type="float">
            <text:p>61.4234440043712</text:p>
          </table:table-cell>
          <table:table-cell office:value-type="float" office:value="-0.0000308536078083011" calcext:value-type="float">
            <text:p>-3.08536078083011E-05</text:p>
          </table:table-cell>
          <table:table-cell office:value-type="float" office:value="-18.3756104228686" calcext:value-type="float">
            <text:p>-18.3756104228686</text:p>
          </table:table-cell>
          <table:table-cell office:value-type="float" office:value="-0.0000308536078083011" calcext:value-type="float">
            <text:p>-3.08536078083011E-05</text:p>
          </table:table-cell>
          <table:table-cell office:value-type="float" office:value="-18.3756104228686" calcext:value-type="float">
            <text:p>-18.3756104228686</text:p>
          </table:table-cell>
          <table:table-cell office:value-type="float" office:value="-36.5750277684946" calcext:value-type="float">
            <text:p>-36.5750277684946</text:p>
          </table:table-cell>
          <table:table-cell office:value-type="float" office:value="81.0734186198881" calcext:value-type="float">
            <text:p>81.073418619888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.2147" calcext:value-type="float">
            <text:p>30.214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N27])/[.N27]))" office:value-type="float" office:value="-18.8194247206649" calcext:value-type="float">
            <text:p>-18.8194247206649</text:p>
          </table:table-cell>
          <table:table-cell/>
          <table:table-cell table:formula="of:=10^([.B27]/20)" office:value-type="float" office:value="0.0148430407622249" calcext:value-type="float">
            <text:p>0.014843040762225</text:p>
          </table:table-cell>
          <table:table-cell table:formula="of:=10^([.D27]/20)" office:value-type="float" office:value="0.999996447853439" calcext:value-type="float">
            <text:p>0.999996447853439</text:p>
          </table:table-cell>
          <table:table-cell table:formula="of:==20*LOG10(ABS(1-[.Q27]^2-[.R27]^2))" office:value-type="float" office:value="-73.4237842884047" calcext:value-type="float">
            <text:p>-73.4237842884047</text:p>
          </table:table-cell>
          <table:table-cell table:formula="of:=20*LOG10(ABS(1-[.R27]))" office:value-type="float" office:value="-108.990182471233" calcext:value-type="float">
            <text:p>-108.99018247123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8.3327238512169" calcext:value-type="float">
            <text:p>-38.3327238512169</text:p>
          </table:table-cell>
          <table:table-cell office:value-type="float" office:value="74.4289999022829" calcext:value-type="float">
            <text:p>74.4289999022829</text:p>
          </table:table-cell>
          <table:table-cell office:value-type="float" office:value="0.000266880144501432" calcext:value-type="float">
            <text:p>0.000266880144501</text:p>
          </table:table-cell>
          <table:table-cell office:value-type="float" office:value="-18.8574116926507" calcext:value-type="float">
            <text:p>-18.8574116926507</text:p>
          </table:table-cell>
          <table:table-cell office:value-type="float" office:value="0.000266880144501432" calcext:value-type="float">
            <text:p>0.000266880144501</text:p>
          </table:table-cell>
          <table:table-cell office:value-type="float" office:value="-18.8574116926507" calcext:value-type="float">
            <text:p>-18.8574116926507</text:p>
          </table:table-cell>
          <table:table-cell office:value-type="float" office:value="-38.3588596008235" calcext:value-type="float">
            <text:p>-38.3588596008235</text:p>
          </table:table-cell>
          <table:table-cell office:value-type="float" office:value="66.8915449264644" calcext:value-type="float">
            <text:p>66.89154492646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.6112" calcext:value-type="float">
            <text:p>33.611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N28])/[.N28]))" office:value-type="float" office:value="-20.7864980182013" calcext:value-type="float">
            <text:p>-20.7864980182013</text:p>
          </table:table-cell>
          <table:table-cell/>
          <table:table-cell table:formula="of:=10^([.B28]/20)" office:value-type="float" office:value="0.0121161267356425" calcext:value-type="float">
            <text:p>0.012116126735643</text:p>
          </table:table-cell>
          <table:table-cell table:formula="of:=10^([.D28]/20)" office:value-type="float" office:value="1.00003072618416" calcext:value-type="float">
            <text:p>1.00003072618416</text:p>
          </table:table-cell>
          <table:table-cell table:formula="of:==20*LOG10(ABS(1-[.Q28]^2-[.R28]^2))" office:value-type="float" office:value="-73.6281396589519" calcext:value-type="float">
            <text:p>-73.6281396589519</text:p>
          </table:table-cell>
          <table:table-cell table:formula="of:=20*LOG10(ABS(1-[.R28]))" office:value-type="float" office:value="-90.2498274167741" calcext:value-type="float">
            <text:p>-90.249827416774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8.0620319955964" calcext:value-type="float">
            <text:p>-38.0620319955964</text:p>
          </table:table-cell>
          <table:table-cell office:value-type="float" office:value="71.1400043934825" calcext:value-type="float">
            <text:p>71.1400043934825</text:p>
          </table:table-cell>
          <table:table-cell office:value-type="float" office:value="0.000226581180939463" calcext:value-type="float">
            <text:p>0.000226581180939</text:p>
          </table:table-cell>
          <table:table-cell office:value-type="float" office:value="-19.018797947028" calcext:value-type="float">
            <text:p>-19.018797947028</text:p>
          </table:table-cell>
          <table:table-cell office:value-type="float" office:value="0.000226581180939463" calcext:value-type="float">
            <text:p>0.000226581180939</text:p>
          </table:table-cell>
          <table:table-cell office:value-type="float" office:value="-19.018797947028" calcext:value-type="float">
            <text:p>-19.018797947028</text:p>
          </table:table-cell>
          <table:table-cell office:value-type="float" office:value="-38.0951511450292" calcext:value-type="float">
            <text:p>-38.0951511450292</text:p>
          </table:table-cell>
          <table:table-cell office:value-type="float" office:value="69.8966839920791" calcext:value-type="float">
            <text:p>69.89668399207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7.4377" calcext:value-type="float">
            <text:p>37.437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N29])/[.N29]))" office:value-type="float" office:value="-21.5593600154633" calcext:value-type="float">
            <text:p>-21.5593600154633</text:p>
          </table:table-cell>
          <table:table-cell/>
          <table:table-cell table:formula="of:=10^([.B29]/20)" office:value-type="float" office:value="0.0124996657615655" calcext:value-type="float">
            <text:p>0.012499665761566</text:p>
          </table:table-cell>
          <table:table-cell table:formula="of:=10^([.D29]/20)" office:value-type="float" office:value="1.00002608646273" calcext:value-type="float">
            <text:p>1.00002608646273</text:p>
          </table:table-cell>
          <table:table-cell table:formula="of:==20*LOG10(ABS(1-[.Q29]^2-[.R29]^2))" office:value-type="float" office:value="-73.6214101226256" calcext:value-type="float">
            <text:p>-73.6214101226256</text:p>
          </table:table-cell>
          <table:table-cell table:formula="of:=20*LOG10(ABS(1-[.R29]))" office:value-type="float" office:value="-91.6716961283339" calcext:value-type="float">
            <text:p>-91.671696128333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3.0105951311786" calcext:value-type="float">
            <text:p>-43.0105951311786</text:p>
          </table:table-cell>
          <table:table-cell office:value-type="float" office:value="72.2582322549437" calcext:value-type="float">
            <text:p>72.2582322549437</text:p>
          </table:table-cell>
          <table:table-cell office:value-type="float" office:value="0.000237319996968297" calcext:value-type="float">
            <text:p>0.000237319996968</text:p>
          </table:table-cell>
          <table:table-cell office:value-type="float" office:value="-19.4526648709667" calcext:value-type="float">
            <text:p>-19.4526648709667</text:p>
          </table:table-cell>
          <table:table-cell office:value-type="float" office:value="0.000237319996968297" calcext:value-type="float">
            <text:p>0.000237319996968</text:p>
          </table:table-cell>
          <table:table-cell office:value-type="float" office:value="-19.4526648709667" calcext:value-type="float">
            <text:p>-19.4526648709667</text:p>
          </table:table-cell>
          <table:table-cell office:value-type="float" office:value="-43.0772507058017" calcext:value-type="float">
            <text:p>-43.0772507058017</text:p>
          </table:table-cell>
          <table:table-cell office:value-type="float" office:value="68.0957029635368" calcext:value-type="float">
            <text:p>68.09570296353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2.192" calcext:value-type="float">
            <text:p>42.19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0]-[.N30])/[.N30]))" office:value-type="float" office:value="-24.0601519914149" calcext:value-type="float">
            <text:p>-24.0601519914149</text:p>
          </table:table-cell>
          <table:table-cell/>
          <table:table-cell table:formula="of:=10^([.B30]/20)" office:value-type="float" office:value="0.00707082751826257" calcext:value-type="float">
            <text:p>0.007070827518263</text:p>
          </table:table-cell>
          <table:table-cell table:formula="of:=10^([.D30]/20)" office:value-type="float" office:value="1.00002732284763" calcext:value-type="float">
            <text:p>1.00002732284763</text:p>
          </table:table-cell>
          <table:table-cell table:formula="of:==20*LOG10(ABS(1-[.Q30]^2-[.R30]^2))" office:value-type="float" office:value="-79.6057927441906" calcext:value-type="float">
            <text:p>-79.6057927441906</text:p>
          </table:table-cell>
          <table:table-cell table:formula="of:=20*LOG10(ABS(1-[.R30]))" office:value-type="float" office:value="-91.2694807966734" calcext:value-type="float">
            <text:p>-91.269480796673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4.7963802355419" calcext:value-type="float">
            <text:p>-44.7963802355419</text:p>
          </table:table-cell>
          <table:table-cell office:value-type="float" office:value="85.971394023571" calcext:value-type="float">
            <text:p>85.971394023571</text:p>
          </table:table-cell>
          <table:table-cell office:value-type="float" office:value="0.000142462415741262" calcext:value-type="float">
            <text:p>0.000142462415741</text:p>
          </table:table-cell>
          <table:table-cell office:value-type="float" office:value="-19.6342858867342" calcext:value-type="float">
            <text:p>-19.6342858867342</text:p>
          </table:table-cell>
          <table:table-cell office:value-type="float" office:value="0.000142462415741262" calcext:value-type="float">
            <text:p>0.000142462415741</text:p>
          </table:table-cell>
          <table:table-cell office:value-type="float" office:value="-19.6342858867342" calcext:value-type="float">
            <text:p>-19.6342858867342</text:p>
          </table:table-cell>
          <table:table-cell office:value-type="float" office:value="-44.8255032417414" calcext:value-type="float">
            <text:p>-44.8255032417414</text:p>
          </table:table-cell>
          <table:table-cell office:value-type="float" office:value="54.1942809737637" calcext:value-type="float">
            <text:p>54.19428097376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7.7047" calcext:value-type="float">
            <text:p>47.704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1]-[.N31])/[.N31]))" office:value-type="float" office:value="-25.3668132378901" calcext:value-type="float">
            <text:p>-25.3668132378901</text:p>
          </table:table-cell>
          <table:table-cell/>
          <table:table-cell table:formula="of:=10^([.B31]/20)" office:value-type="float" office:value="0.00575679796603925" calcext:value-type="float">
            <text:p>0.005756797966039</text:p>
          </table:table-cell>
          <table:table-cell table:formula="of:=10^([.D31]/20)" office:value-type="float" office:value="1.00001640172625" calcext:value-type="float">
            <text:p>1.00001640172625</text:p>
          </table:table-cell>
          <table:table-cell table:formula="of:==20*LOG10(ABS(1-[.Q31]^2-[.R31]^2))" office:value-type="float" office:value="-83.6164357378069" calcext:value-type="float">
            <text:p>-83.6164357378069</text:p>
          </table:table-cell>
          <table:table-cell table:formula="of:=20*LOG10(ABS(1-[.R31]))" office:value-type="float" office:value="-95.7022088195642" calcext:value-type="float">
            <text:p>-95.702208819564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8.0969380559081" calcext:value-type="float">
            <text:p>-48.0969380559081</text:p>
          </table:table-cell>
          <table:table-cell office:value-type="float" office:value="71.7063769335825" calcext:value-type="float">
            <text:p>71.7063769335825</text:p>
          </table:table-cell>
          <table:table-cell office:value-type="float" office:value="-0.0000455367411611089" calcext:value-type="float">
            <text:p>-4.55367411611089E-05</text:p>
          </table:table-cell>
          <table:table-cell office:value-type="float" office:value="-19.8591232820756" calcext:value-type="float">
            <text:p>-19.8591232820756</text:p>
          </table:table-cell>
          <table:table-cell office:value-type="float" office:value="-0.0000455367411611089" calcext:value-type="float">
            <text:p>-4.55367411611089E-05</text:p>
          </table:table-cell>
          <table:table-cell office:value-type="float" office:value="-19.8591232820756" calcext:value-type="float">
            <text:p>-19.8591232820756</text:p>
          </table:table-cell>
          <table:table-cell office:value-type="float" office:value="-48.1285571171964" calcext:value-type="float">
            <text:p>-48.1285571171964</text:p>
          </table:table-cell>
          <table:table-cell office:value-type="float" office:value="68.7852117370792" calcext:value-type="float">
            <text:p>68.785211737079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4.5855" calcext:value-type="float">
            <text:p>54.585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2]-[.N32])/[.N32]))" office:value-type="float" office:value="-27.3155308352417" calcext:value-type="float">
            <text:p>-27.3155308352417</text:p>
          </table:table-cell>
          <table:table-cell/>
          <table:table-cell table:formula="of:=10^([.B32]/20)" office:value-type="float" office:value="0.00393688833925144" calcext:value-type="float">
            <text:p>0.003936888339251</text:p>
          </table:table-cell>
          <table:table-cell table:formula="of:=10^([.D32]/20)" office:value-type="float" office:value="0.999994757402673" calcext:value-type="float">
            <text:p>0.999994757402673</text:p>
          </table:table-cell>
          <table:table-cell table:formula="of:==20*LOG10(ABS(1-[.Q32]^2-[.R32]^2))" office:value-type="float" office:value="-105.996447443429" calcext:value-type="float">
            <text:p>-105.996447443429</text:p>
          </table:table-cell>
          <table:table-cell table:formula="of:=20*LOG10(ABS(1-[.R32]))" office:value-type="float" office:value="-105.609069965902" calcext:value-type="float">
            <text:p>-105.60906996590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0.144918086131" calcext:value-type="float">
            <text:p>-50.144918086131</text:p>
          </table:table-cell>
          <table:table-cell office:value-type="float" office:value="73.3865139706816" calcext:value-type="float">
            <text:p>73.3865139706816</text:p>
          </table:table-cell>
          <table:table-cell office:value-type="float" office:value="-0.0000213675044291646" calcext:value-type="float">
            <text:p>-2.13675044291646E-05</text:p>
          </table:table-cell>
          <table:table-cell office:value-type="float" office:value="-19.9692679783597" calcext:value-type="float">
            <text:p>-19.9692679783597</text:p>
          </table:table-cell>
          <table:table-cell office:value-type="float" office:value="-0.0000213675044291646" calcext:value-type="float">
            <text:p>-2.13675044291646E-05</text:p>
          </table:table-cell>
          <table:table-cell office:value-type="float" office:value="-19.9692679783597" calcext:value-type="float">
            <text:p>-19.9692679783597</text:p>
          </table:table-cell>
          <table:table-cell office:value-type="float" office:value="-50.1640301113586" calcext:value-type="float">
            <text:p>-50.1640301113586</text:p>
          </table:table-cell>
          <table:table-cell office:value-type="float" office:value="66.9426088322552" calcext:value-type="float">
            <text:p>66.94260883225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2.7247" calcext:value-type="float">
            <text:p>62.724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3]-[.N33])/[.N33]))" office:value-type="float" office:value="-28.4576530422059" calcext:value-type="float">
            <text:p>-28.4576530422059</text:p>
          </table:table-cell>
          <table:table-cell/>
          <table:table-cell table:formula="of:=10^([.B33]/20)" office:value-type="float" office:value="0.00310995493351668" calcext:value-type="float">
            <text:p>0.003109954933517</text:p>
          </table:table-cell>
          <table:table-cell table:formula="of:=10^([.D33]/20)" office:value-type="float" office:value="0.999997539978167" calcext:value-type="float">
            <text:p>0.999997539978167</text:p>
          </table:table-cell>
          <table:table-cell table:formula="of:==20*LOG10(ABS(1-[.Q33]^2-[.R33]^2))" office:value-type="float" office:value="-106.462869702163" calcext:value-type="float">
            <text:p>-106.462869702163</text:p>
          </table:table-cell>
          <table:table-cell table:formula="of:=20*LOG10(ABS(1-[.R33]))" office:value-type="float" office:value="-112.181220769961" calcext:value-type="float">
            <text:p>-112.18122076996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1.2386376002682" calcext:value-type="float">
            <text:p>-51.2386376002682</text:p>
          </table:table-cell>
          <table:table-cell office:value-type="float" office:value="77.2181574191142" calcext:value-type="float">
            <text:p>77.2181574191142</text:p>
          </table:table-cell>
          <table:table-cell office:value-type="float" office:value="0.00000211148211294381" calcext:value-type="float">
            <text:p>2.11148211294381E-06</text:p>
          </table:table-cell>
          <table:table-cell office:value-type="float" office:value="-20.0644342121443" calcext:value-type="float">
            <text:p>-20.0644342121443</text:p>
          </table:table-cell>
          <table:table-cell office:value-type="float" office:value="0.00000211148211294381" calcext:value-type="float">
            <text:p>2.11148211294381E-06</text:p>
          </table:table-cell>
          <table:table-cell office:value-type="float" office:value="-20.0644342121443" calcext:value-type="float">
            <text:p>-20.0644342121443</text:p>
          </table:table-cell>
          <table:table-cell office:value-type="float" office:value="-51.2716016720077" calcext:value-type="float">
            <text:p>-51.2716016720077</text:p>
          </table:table-cell>
          <table:table-cell office:value-type="float" office:value="62.8611845354849" calcext:value-type="float">
            <text:p>62.861184535484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2.0644" calcext:value-type="float">
            <text:p>72.064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4]-[.N34])/[.N34]))" office:value-type="float" office:value="-29.5820080395558" calcext:value-type="float">
            <text:p>-29.5820080395558</text:p>
          </table:table-cell>
          <table:table-cell/>
          <table:table-cell table:formula="of:=10^([.B34]/20)" office:value-type="float" office:value="0.00274200422722655" calcext:value-type="float">
            <text:p>0.002742004227227</text:p>
          </table:table-cell>
          <table:table-cell table:formula="of:=10^([.D34]/20)" office:value-type="float" office:value="1.00000024309339" calcext:value-type="float">
            <text:p>1.00000024309339</text:p>
          </table:table-cell>
          <table:table-cell table:formula="of:==20*LOG10(ABS(1-[.Q34]^2-[.R34]^2))" office:value-type="float" office:value="-101.933018475352" calcext:value-type="float">
            <text:p>-101.933018475352</text:p>
          </table:table-cell>
          <table:table-cell table:formula="of:=20*LOG10(ABS(1-[.R34]))" office:value-type="float" office:value="-132.284536949034" calcext:value-type="float">
            <text:p>-132.28453694903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6.7403252640729" calcext:value-type="float">
            <text:p>-56.7403252640729</text:p>
          </table:table-cell>
          <table:table-cell office:value-type="float" office:value="50.8044562197537" calcext:value-type="float">
            <text:p>50.8044562197537</text:p>
          </table:table-cell>
          <table:table-cell office:value-type="float" office:value="0.000019962168153834" calcext:value-type="float">
            <text:p>1.9962168153834E-05</text:p>
          </table:table-cell>
          <table:table-cell office:value-type="float" office:value="-20.2544104726931" calcext:value-type="float">
            <text:p>-20.2544104726931</text:p>
          </table:table-cell>
          <table:table-cell office:value-type="float" office:value="0.000019962168153834" calcext:value-type="float">
            <text:p>1.9962168153834E-05</text:p>
          </table:table-cell>
          <table:table-cell office:value-type="float" office:value="-20.2544104726931" calcext:value-type="float">
            <text:p>-20.2544104726931</text:p>
          </table:table-cell>
          <table:table-cell office:value-type="float" office:value="-56.6680184827667" calcext:value-type="float">
            <text:p>-56.6680184827667</text:p>
          </table:table-cell>
          <table:table-cell office:value-type="float" office:value="88.6691612837098" calcext:value-type="float">
            <text:p>88.66916128370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4.3319" calcext:value-type="float">
            <text:p>84.331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5]-[.N35])/[.N35]))" office:value-type="float" office:value="-32.3857776080479" calcext:value-type="float">
            <text:p>-32.3857776080479</text:p>
          </table:table-cell>
          <table:table-cell/>
          <table:table-cell table:formula="of:=10^([.B35]/20)" office:value-type="float" office:value="0.00145540457842912" calcext:value-type="float">
            <text:p>0.001455404578429</text:p>
          </table:table-cell>
          <table:table-cell table:formula="of:=10^([.D35]/20)" office:value-type="float" office:value="1.00000229823218" calcext:value-type="float">
            <text:p>1.00000229823218</text:p>
          </table:table-cell>
          <table:table-cell table:formula="of:==20*LOG10(ABS(1-[.Q35]^2-[.R35]^2))" office:value-type="float" office:value="-103.459503769213" calcext:value-type="float">
            <text:p>-103.459503769213</text:p>
          </table:table-cell>
          <table:table-cell table:formula="of:=20*LOG10(ABS(1-[.R35]))" office:value-type="float" office:value="-112.772121966163" calcext:value-type="float">
            <text:p>-112.7721219661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5.0101448305647" calcext:value-type="float">
            <text:p>-65.0101448305647</text:p>
          </table:table-cell>
          <table:table-cell office:value-type="float" office:value="61.8522957462782" calcext:value-type="float">
            <text:p>61.8522957462782</text:p>
          </table:table-cell>
          <table:table-cell office:value-type="float" office:value="0.0000221828375280412" calcext:value-type="float">
            <text:p>2.21828375280412E-05</text:p>
          </table:table-cell>
          <table:table-cell office:value-type="float" office:value="-20.3633485647968" calcext:value-type="float">
            <text:p>-20.3633485647968</text:p>
          </table:table-cell>
          <table:table-cell office:value-type="float" office:value="0.0000221828375280412" calcext:value-type="float">
            <text:p>2.21828375280412E-05</text:p>
          </table:table-cell>
          <table:table-cell office:value-type="float" office:value="-20.3633485647968" calcext:value-type="float">
            <text:p>-20.3633485647968</text:p>
          </table:table-cell>
          <table:table-cell office:value-type="float" office:value="-64.9359181499736" calcext:value-type="float">
            <text:p>-64.9359181499736</text:p>
          </table:table-cell>
          <table:table-cell office:value-type="float" office:value="77.2370305386358" calcext:value-type="float">
            <text:p>77.23703053863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3592" calcext:value-type="float">
            <text:p>99.359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6]-[.N36])/[.N36]))" office:value-type="float" office:value="-34.5268351727104" calcext:value-type="float">
            <text:p>-34.5268351727104</text:p>
          </table:table-cell>
          <table:table-cell/>
          <table:table-cell table:formula="of:=10^([.B36]/20)" office:value-type="float" office:value="0.000561684912611348" calcext:value-type="float">
            <text:p>0.000561684912611</text:p>
          </table:table-cell>
          <table:table-cell table:formula="of:=10^([.D36]/20)" office:value-type="float" office:value="1.00000255389681" calcext:value-type="float">
            <text:p>1.00000255389681</text:p>
          </table:table-cell>
          <table:table-cell table:formula="of:==20*LOG10(ABS(1-[.Q36]^2-[.R36]^2))" office:value-type="float" office:value="-105.314743298272" calcext:value-type="float">
            <text:p>-105.314743298272</text:p>
          </table:table-cell>
          <table:table-cell table:formula="of:=20*LOG10(ABS(1-[.R36]))" office:value-type="float" office:value="-111.855933080903" calcext:value-type="float">
            <text:p>-111.85593308090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6.898610129035" calcext:value-type="float">
            <text:p>-66.898610129035</text:p>
          </table:table-cell>
          <table:table-cell office:value-type="float" office:value="48.2990894546314" calcext:value-type="float">
            <text:p>48.2990894546314</text:p>
          </table:table-cell>
          <table:table-cell office:value-type="float" office:value="0.0000204501784663847" calcext:value-type="float">
            <text:p>2.04501784663847E-05</text:p>
          </table:table-cell>
          <table:table-cell office:value-type="float" office:value="-20.4005478095291" calcext:value-type="float">
            <text:p>-20.4005478095291</text:p>
          </table:table-cell>
          <table:table-cell office:value-type="float" office:value="0.0000204501784663847" calcext:value-type="float">
            <text:p>2.04501784663847E-05</text:p>
          </table:table-cell>
          <table:table-cell office:value-type="float" office:value="-20.4005478095291" calcext:value-type="float">
            <text:p>-20.4005478095291</text:p>
          </table:table-cell>
          <table:table-cell office:value-type="float" office:value="-66.7919342794511" calcext:value-type="float">
            <text:p>-66.7919342794511</text:p>
          </table:table-cell>
          <table:table-cell office:value-type="float" office:value="90.6110035410161" calcext:value-type="float">
            <text:p>90.61100354101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6.733" calcext:value-type="float">
            <text:p>116.73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7]-[.N37])/[.N37]))" office:value-type="float" office:value="-35.398221305722" calcext:value-type="float">
            <text:p>-35.398221305722</text:p>
          </table:table-cell>
          <table:table-cell/>
          <table:table-cell table:formula="of:=10^([.B37]/20)" office:value-type="float" office:value="0.000451928253802357" calcext:value-type="float">
            <text:p>0.000451928253802</text:p>
          </table:table-cell>
          <table:table-cell table:formula="of:=10^([.D37]/20)" office:value-type="float" office:value="1.00000235441658" calcext:value-type="float">
            <text:p>1.00000235441658</text:p>
          </table:table-cell>
          <table:table-cell table:formula="of:==20*LOG10(ABS(1-[.Q37]^2-[.R37]^2))" office:value-type="float" office:value="-106.172927098784" calcext:value-type="float">
            <text:p>-106.172927098784</text:p>
          </table:table-cell>
          <table:table-cell table:formula="of:=20*LOG10(ABS(1-[.R37]))" office:value-type="float" office:value="-112.562333866229" calcext:value-type="float">
            <text:p>-112.56233386622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1.7455568297122" calcext:value-type="float">
            <text:p>-81.7455568297122</text:p>
          </table:table-cell>
          <table:table-cell office:value-type="float" office:value="160.893156903839" calcext:value-type="float">
            <text:p>160.893156903839</text:p>
          </table:table-cell>
          <table:table-cell office:value-type="float" office:value="0.000000152814004080501" calcext:value-type="float">
            <text:p>1.52814004080501E-07</text:p>
          </table:table-cell>
          <table:table-cell office:value-type="float" office:value="-20.4876493353175" calcext:value-type="float">
            <text:p>-20.4876493353175</text:p>
          </table:table-cell>
          <table:table-cell office:value-type="float" office:value="0.000000152814004080501" calcext:value-type="float">
            <text:p>1.52814004080501E-07</text:p>
          </table:table-cell>
          <table:table-cell office:value-type="float" office:value="-20.4876493353175" calcext:value-type="float">
            <text:p>-20.4876493353175</text:p>
          </table:table-cell>
          <table:table-cell office:value-type="float" office:value="-81.4974760168948" calcext:value-type="float">
            <text:p>-81.4974760168948</text:p>
          </table:table-cell>
          <table:table-cell office:value-type="float" office:value="-22.5696469174843" calcext:value-type="float">
            <text:p>-22.56964691748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.215" calcext:value-type="float">
            <text:p>139.21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8]-[.N38])/[.N38]))" office:value-type="float" office:value="-37.8633571750364" calcext:value-type="float">
            <text:p>-37.8633571750364</text:p>
          </table:table-cell>
          <table:table-cell/>
          <table:table-cell table:formula="of:=10^([.B38]/20)" office:value-type="float" office:value="0.0000817941339745425" calcext:value-type="float">
            <text:p>8.17941339745425E-05</text:p>
          </table:table-cell>
          <table:table-cell table:formula="of:=10^([.D38]/20)" office:value-type="float" office:value="1.00000001759336" calcext:value-type="float">
            <text:p>1.00000001759336</text:p>
          </table:table-cell>
          <table:table-cell table:formula="of:==20*LOG10(ABS(1-[.Q38]^2-[.R38]^2))" office:value-type="float" office:value="-147.560487590533" calcext:value-type="float">
            <text:p>-147.560487590533</text:p>
          </table:table-cell>
          <table:table-cell table:formula="of:=20*LOG10(ABS(1-[.R38]))" office:value-type="float" office:value="-155.093022955027" calcext:value-type="float">
            <text:p>-155.09302295502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9.8508687923614" calcext:value-type="float">
            <text:p>-69.8508687923614</text:p>
          </table:table-cell>
          <table:table-cell office:value-type="float" office:value="148.081591050355" calcext:value-type="float">
            <text:p>148.081591050355</text:p>
          </table:table-cell>
          <table:table-cell office:value-type="float" office:value="0.0000222698418822084" calcext:value-type="float">
            <text:p>2.22698418822084E-05</text:p>
          </table:table-cell>
          <table:table-cell office:value-type="float" office:value="-20.5874080111428" calcext:value-type="float">
            <text:p>-20.5874080111428</text:p>
          </table:table-cell>
          <table:table-cell office:value-type="float" office:value="0.0000222698418822084" calcext:value-type="float">
            <text:p>2.22698418822084E-05</text:p>
          </table:table-cell>
          <table:table-cell office:value-type="float" office:value="-20.5874080111428" calcext:value-type="float">
            <text:p>-20.5874080111428</text:p>
          </table:table-cell>
          <table:table-cell office:value-type="float" office:value="-69.6056801465082" calcext:value-type="float">
            <text:p>-69.6056801465082</text:p>
          </table:table-cell>
          <table:table-cell office:value-type="float" office:value="-9.77162564133946" calcext:value-type="float">
            <text:p>-9.7716256413394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6.951" calcext:value-type="float">
            <text:p>166.95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9]-[.N39])/[.N39]))" office:value-type="float" office:value="-41.9578413372267" calcext:value-type="float">
            <text:p>-41.9578413372267</text:p>
          </table:table-cell>
          <table:table-cell/>
          <table:table-cell table:formula="of:=10^([.B39]/20)" office:value-type="float" office:value="0.000321704073719512" calcext:value-type="float">
            <text:p>0.00032170407372</text:p>
          </table:table-cell>
          <table:table-cell table:formula="of:=10^([.D39]/20)" office:value-type="float" office:value="1.00000256391358" calcext:value-type="float">
            <text:p>1.00000256391358</text:p>
          </table:table-cell>
          <table:table-cell table:formula="of:==20*LOG10(ABS(1-[.Q39]^2-[.R39]^2))" office:value-type="float" office:value="-105.627762225304" calcext:value-type="float">
            <text:p>-105.627762225304</text:p>
          </table:table-cell>
          <table:table-cell table:formula="of:=20*LOG10(ABS(1-[.R39]))" office:value-type="float" office:value="-111.82193233403" calcext:value-type="float">
            <text:p>-111.8219323340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5.1048191646064" calcext:value-type="float">
            <text:p>-75.1048191646064</text:p>
          </table:table-cell>
          <table:table-cell office:value-type="float" office:value="-150.886181114128" calcext:value-type="float">
            <text:p>-150.886181114128</text:p>
          </table:table-cell>
          <table:table-cell office:value-type="float" office:value="0.0000194851398300797" calcext:value-type="float">
            <text:p>1.94851398300797E-05</text:p>
          </table:table-cell>
          <table:table-cell office:value-type="float" office:value="-20.6256556706647" calcext:value-type="float">
            <text:p>-20.6256556706647</text:p>
          </table:table-cell>
          <table:table-cell office:value-type="float" office:value="0.0000194851398300797" calcext:value-type="float">
            <text:p>1.94851398300797E-05</text:p>
          </table:table-cell>
          <table:table-cell office:value-type="float" office:value="-20.6256556706647" calcext:value-type="float">
            <text:p>-20.6256556706647</text:p>
          </table:table-cell>
          <table:table-cell office:value-type="float" office:value="-74.8891931347869" calcext:value-type="float">
            <text:p>-74.8891931347869</text:p>
          </table:table-cell>
          <table:table-cell office:value-type="float" office:value="-68.7141130282493" calcext:value-type="float">
            <text:p>-68.714113028249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4.722" calcext:value-type="float">
            <text:p>204.72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0]-[.N40])/[.N40]))" office:value-type="float" office:value="-44.2381305297792" calcext:value-type="float">
            <text:p>-44.2381305297792</text:p>
          </table:table-cell>
          <table:table-cell/>
          <table:table-cell table:formula="of:=10^([.B40]/20)" office:value-type="float" office:value="0.000175694854129729" calcext:value-type="float">
            <text:p>0.00017569485413</text:p>
          </table:table-cell>
          <table:table-cell table:formula="of:=10^([.D40]/20)" office:value-type="float" office:value="1.00000224331214" calcext:value-type="float">
            <text:p>1.00000224331214</text:p>
          </table:table-cell>
          <table:table-cell table:formula="of:==20*LOG10(ABS(1-[.Q40]^2-[.R40]^2))" office:value-type="float" office:value="-106.902040625883" calcext:value-type="float">
            <text:p>-106.902040625883</text:p>
          </table:table-cell>
          <table:table-cell table:formula="of:=20*LOG10(ABS(1-[.R40]))" office:value-type="float" office:value="-112.982205861874" calcext:value-type="float">
            <text:p>-112.98220586187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6.1351026328991" calcext:value-type="float">
            <text:p>-76.1351026328991</text:p>
          </table:table-cell>
          <table:table-cell office:value-type="float" office:value="-125.744574081307" calcext:value-type="float">
            <text:p>-125.744574081307</text:p>
          </table:table-cell>
          <table:table-cell office:value-type="float" office:value="0.0000181516681313248" calcext:value-type="float">
            <text:p>1.81516681313248E-05</text:p>
          </table:table-cell>
          <table:table-cell office:value-type="float" office:value="-20.6477592653494" calcext:value-type="float">
            <text:p>-20.6477592653494</text:p>
          </table:table-cell>
          <table:table-cell office:value-type="float" office:value="0.0000181516681313248" calcext:value-type="float">
            <text:p>1.81516681313248E-05</text:p>
          </table:table-cell>
          <table:table-cell office:value-type="float" office:value="-20.6477592653494" calcext:value-type="float">
            <text:p>-20.6477592653494</text:p>
          </table:table-cell>
          <table:table-cell office:value-type="float" office:value="-76.1444349864127" calcext:value-type="float">
            <text:p>-76.1444349864127</text:p>
          </table:table-cell>
          <table:table-cell office:value-type="float" office:value="-94.0803308019306" calcext:value-type="float">
            <text:p>-94.080330801930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4.621" calcext:value-type="float">
            <text:p>254.62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1]-[.N41])/[.N41]))" office:value-type="float" office:value="-45.8932224326091" calcext:value-type="float">
            <text:p>-45.8932224326091</text:p>
          </table:table-cell>
          <table:table-cell/>
          <table:table-cell table:formula="of:=10^([.B41]/20)" office:value-type="float" office:value="0.000156043207360507" calcext:value-type="float">
            <text:p>0.000156043207361</text:p>
          </table:table-cell>
          <table:table-cell table:formula="of:=10^([.D41]/20)" office:value-type="float" office:value="1.00000208979021" calcext:value-type="float">
            <text:p>1.00000208979021</text:p>
          </table:table-cell>
          <table:table-cell table:formula="of:==20*LOG10(ABS(1-[.Q41]^2-[.R41]^2))" office:value-type="float" office:value="-107.526881674996" calcext:value-type="float">
            <text:p>-107.526881674996</text:p>
          </table:table-cell>
          <table:table-cell table:formula="of:=20*LOG10(ABS(1-[.R41]))" office:value-type="float" office:value="-113.597946209412" calcext:value-type="float">
            <text:p>-113.59794620941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4.305209895597" calcext:value-type="float">
            <text:p>-74.305209895597</text:p>
          </table:table-cell>
          <table:table-cell office:value-type="float" office:value="-88.3710203112417" calcext:value-type="float">
            <text:p>-88.3710203112417</text:p>
          </table:table-cell>
          <table:table-cell office:value-type="float" office:value="0.0000126856023169833" calcext:value-type="float">
            <text:p>1.26856023169833E-05</text:p>
          </table:table-cell>
          <table:table-cell office:value-type="float" office:value="-20.658068372015" calcext:value-type="float">
            <text:p>-20.658068372015</text:p>
          </table:table-cell>
          <table:table-cell office:value-type="float" office:value="0.0000126856023169833" calcext:value-type="float">
            <text:p>1.26856023169833E-05</text:p>
          </table:table-cell>
          <table:table-cell office:value-type="float" office:value="-20.658068372015" calcext:value-type="float">
            <text:p>-20.658068372015</text:p>
          </table:table-cell>
          <table:table-cell office:value-type="float" office:value="-74.3230266513136" calcext:value-type="float">
            <text:p>-74.3230266513136</text:p>
          </table:table-cell>
          <table:table-cell office:value-type="float" office:value="-132.061470150285" calcext:value-type="float">
            <text:p>-132.06147015028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4.836" calcext:value-type="float">
            <text:p>324.83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2]-[.N42])/[.N42]))" office:value-type="float" office:value="-46.7881664877297" calcext:value-type="float">
            <text:p>-46.7881664877297</text:p>
          </table:table-cell>
          <table:table-cell/>
          <table:table-cell table:formula="of:=10^([.B42]/20)" office:value-type="float" office:value="0.00019263691084473" calcext:value-type="float">
            <text:p>0.000192636910845</text:p>
          </table:table-cell>
          <table:table-cell table:formula="of:=10^([.D42]/20)" office:value-type="float" office:value="1.00000146048501" calcext:value-type="float">
            <text:p>1.00000146048501</text:p>
          </table:table-cell>
          <table:table-cell table:formula="of:==20*LOG10(ABS(1-[.Q42]^2-[.R42]^2))" office:value-type="float" office:value="-110.579798395581" calcext:value-type="float">
            <text:p>-110.579798395581</text:p>
          </table:table-cell>
          <table:table-cell table:formula="of:=20*LOG10(ABS(1-[.R42]))" office:value-type="float" office:value="-116.710057946363" calcext:value-type="float">
            <text:p>-116.7100579463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8.0961848953293" calcext:value-type="float">
            <text:p>-78.0961848953293</text:p>
          </table:table-cell>
          <table:table-cell office:value-type="float" office:value="-75.2385182878939" calcext:value-type="float">
            <text:p>-75.2385182878939</text:p>
          </table:table-cell>
          <table:table-cell office:value-type="float" office:value="0.00000951340080647702" calcext:value-type="float">
            <text:p>9.51340080647702E-06</text:p>
          </table:table-cell>
          <table:table-cell office:value-type="float" office:value="-20.6654475866182" calcext:value-type="float">
            <text:p>-20.6654475866182</text:p>
          </table:table-cell>
          <table:table-cell office:value-type="float" office:value="0.00000951340080647702" calcext:value-type="float">
            <text:p>9.51340080647702E-06</text:p>
          </table:table-cell>
          <table:table-cell office:value-type="float" office:value="-20.6654475866182" calcext:value-type="float">
            <text:p>-20.6654475866182</text:p>
          </table:table-cell>
          <table:table-cell office:value-type="float" office:value="-78.1514615369251" calcext:value-type="float">
            <text:p>-78.1514615369251</text:p>
          </table:table-cell>
          <table:table-cell office:value-type="float" office:value="-145.277331171819" calcext:value-type="float">
            <text:p>-145.2773311718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22.892" calcext:value-type="float">
            <text:p>422.89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3]-[.N43])/[.N43]))" office:value-type="float" office:value="-47.4905797144903" calcext:value-type="float">
            <text:p>-47.4905797144903</text:p>
          </table:table-cell>
          <table:table-cell/>
          <table:table-cell table:formula="of:=10^([.B43]/20)" office:value-type="float" office:value="0.000124506136018529" calcext:value-type="float">
            <text:p>0.000124506136019</text:p>
          </table:table-cell>
          <table:table-cell table:formula="of:=10^([.D43]/20)" office:value-type="float" office:value="1.00000109527134" calcext:value-type="float">
            <text:p>1.00000109527134</text:p>
          </table:table-cell>
          <table:table-cell table:formula="of:==20*LOG10(ABS(1-[.Q43]^2-[.R43]^2))" office:value-type="float" office:value="-113.127710037712" calcext:value-type="float">
            <text:p>-113.127710037712</text:p>
          </table:table-cell>
          <table:table-cell table:formula="of:=20*LOG10(ABS(1-[.R43]))" office:value-type="float" office:value="-119.209565497114" calcext:value-type="float">
            <text:p>-119.20956549711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6.8952690633499" calcext:value-type="float">
            <text:p>-76.8952690633499</text:p>
          </table:table-cell>
          <table:table-cell office:value-type="float" office:value="-80.4539017295769" calcext:value-type="float">
            <text:p>-80.4539017295769</text:p>
          </table:table-cell>
          <table:table-cell office:value-type="float" office:value="0.0000101228599308582" calcext:value-type="float">
            <text:p>1.01228599308582E-05</text:p>
          </table:table-cell>
          <table:table-cell office:value-type="float" office:value="-20.6738083928588" calcext:value-type="float">
            <text:p>-20.6738083928588</text:p>
          </table:table-cell>
          <table:table-cell office:value-type="float" office:value="0.0000101228599308582" calcext:value-type="float">
            <text:p>1.01228599308582E-05</text:p>
          </table:table-cell>
          <table:table-cell office:value-type="float" office:value="-20.6738083928588" calcext:value-type="float">
            <text:p>-20.6738083928588</text:p>
          </table:table-cell>
          <table:table-cell office:value-type="float" office:value="-76.9495107351481" calcext:value-type="float">
            <text:p>-76.9495107351481</text:p>
          </table:table-cell>
          <table:table-cell office:value-type="float" office:value="-140.152209353405" calcext:value-type="float">
            <text:p>-140.15220935340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55.662" calcext:value-type="float">
            <text:p>555.66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4]-[.N44])/[.N44]))" office:value-type="float" office:value="-48.3617574868563" calcext:value-type="float">
            <text:p>-48.3617574868563</text:p>
          </table:table-cell>
          <table:table-cell/>
          <table:table-cell table:formula="of:=10^([.B44]/20)" office:value-type="float" office:value="0.000142967244504469" calcext:value-type="float">
            <text:p>0.000142967244504</text:p>
          </table:table-cell>
          <table:table-cell table:formula="of:=10^([.D44]/20)" office:value-type="float" office:value="1.000001165438" calcext:value-type="float">
            <text:p>1.000001165438</text:p>
          </table:table-cell>
          <table:table-cell table:formula="of:==20*LOG10(ABS(1-[.Q44]^2-[.R44]^2))" office:value-type="float" office:value="-112.573776371762" calcext:value-type="float">
            <text:p>-112.573776371762</text:p>
          </table:table-cell>
          <table:table-cell table:formula="of:=20*LOG10(ABS(1-[.R44]))" office:value-type="float" office:value="-118.670216525966" calcext:value-type="float">
            <text:p>-118.67021652596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9.8859107045056" calcext:value-type="float">
            <text:p>-69.8859107045056</text:p>
          </table:table-cell>
          <table:table-cell office:value-type="float" office:value="-88.5966998715625" calcext:value-type="float">
            <text:p>-88.5966998715625</text:p>
          </table:table-cell>
          <table:table-cell office:value-type="float" office:value="0.00000954722686385175" calcext:value-type="float">
            <text:p>9.54722686385175E-06</text:p>
          </table:table-cell>
          <table:table-cell office:value-type="float" office:value="-20.690090367001" calcext:value-type="float">
            <text:p>-20.690090367001</text:p>
          </table:table-cell>
          <table:table-cell office:value-type="float" office:value="0.00000954722686385175" calcext:value-type="float">
            <text:p>9.54722686385175E-06</text:p>
          </table:table-cell>
          <table:table-cell office:value-type="float" office:value="-20.690090367001" calcext:value-type="float">
            <text:p>-20.690090367001</text:p>
          </table:table-cell>
          <table:table-cell office:value-type="float" office:value="-69.9091678307504" calcext:value-type="float">
            <text:p>-69.9091678307504</text:p>
          </table:table-cell>
          <table:table-cell office:value-type="float" office:value="-132.515635126583" calcext:value-type="float">
            <text:p>-132.5156351265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10.756" calcext:value-type="float">
            <text:p>710.75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5]-[.N45])/[.N45]))" office:value-type="float" office:value="-50.3593674999024" calcext:value-type="float">
            <text:p>-50.3593674999024</text:p>
          </table:table-cell>
          <table:table-cell/>
          <table:table-cell table:formula="of:=10^([.B45]/20)" office:value-type="float" office:value="0.00032040882164488" calcext:value-type="float">
            <text:p>0.000320408821645</text:p>
          </table:table-cell>
          <table:table-cell table:formula="of:=10^([.D45]/20)" office:value-type="float" office:value="1.00000109916572" calcext:value-type="float">
            <text:p>1.00000109916572</text:p>
          </table:table-cell>
          <table:table-cell table:formula="of:==20*LOG10(ABS(1-[.Q45]^2-[.R45]^2))" office:value-type="float" office:value="-112.761688558618" calcext:value-type="float">
            <text:p>-112.761688558618</text:p>
          </table:table-cell>
          <table:table-cell table:formula="of:=20*LOG10(ABS(1-[.R45]))" office:value-type="float" office:value="-119.178736515408" calcext:value-type="float">
            <text:p>-119.17873651540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7.4324464190277" calcext:value-type="float">
            <text:p>-67.4324464190277</text:p>
          </table:table-cell>
          <table:table-cell office:value-type="float" office:value="-117.607299935025" calcext:value-type="float">
            <text:p>-117.607299935025</text:p>
          </table:table-cell>
          <table:table-cell office:value-type="float" office:value="0.00000586425023493982" calcext:value-type="float">
            <text:p>5.86425023493982E-06</text:p>
          </table:table-cell>
          <table:table-cell office:value-type="float" office:value="-20.7057902922305" calcext:value-type="float">
            <text:p>-20.7057902922305</text:p>
          </table:table-cell>
          <table:table-cell office:value-type="float" office:value="0.00000586425023493982" calcext:value-type="float">
            <text:p>5.86425023493982E-06</text:p>
          </table:table-cell>
          <table:table-cell office:value-type="float" office:value="-20.7057902922305" calcext:value-type="float">
            <text:p>-20.7057902922305</text:p>
          </table:table-cell>
          <table:table-cell office:value-type="float" office:value="-67.4325216822887" calcext:value-type="float">
            <text:p>-67.4325216822887</text:p>
          </table:table-cell>
          <table:table-cell office:value-type="float" office:value="-103.671377006475" calcext:value-type="float">
            <text:p>-103.6713770064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46.758" calcext:value-type="float">
            <text:p>946.75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6]-[.N46])/[.N46]))" office:value-type="float" office:value="-52.8504483020239" calcext:value-type="float">
            <text:p>-52.8504483020239</text:p>
          </table:table-cell>
          <table:table-cell/>
          <table:table-cell table:formula="of:=10^([.B46]/20)" office:value-type="float" office:value="0.000424988989927382" calcext:value-type="float">
            <text:p>0.000424988989927</text:p>
          </table:table-cell>
          <table:table-cell table:formula="of:=10^([.D46]/20)" office:value-type="float" office:value="1.00000067514699" calcext:value-type="float">
            <text:p>1.00000067514699</text:p>
          </table:table-cell>
          <table:table-cell table:formula="of:==20*LOG10(ABS(1-[.Q46]^2-[.R46]^2))" office:value-type="float" office:value="-116.30100640206" calcext:value-type="float">
            <text:p>-116.30100640206</text:p>
          </table:table-cell>
          <table:table-cell table:formula="of:=20*LOG10(ABS(1-[.R46]))" office:value-type="float" office:value="-123.41203332875" calcext:value-type="float">
            <text:p>-123.4120333287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5.3737566574498" calcext:value-type="float">
            <text:p>-65.3737566574498</text:p>
          </table:table-cell>
          <table:table-cell office:value-type="float" office:value="-106.658456020651" calcext:value-type="float">
            <text:p>-106.658456020651</text:p>
          </table:table-cell>
          <table:table-cell office:value-type="float" office:value="-0.000000280925890763048" calcext:value-type="float">
            <text:p>-2.80925890763048E-07</text:p>
          </table:table-cell>
          <table:table-cell office:value-type="float" office:value="-20.7214193068246" calcext:value-type="float">
            <text:p>-20.7214193068246</text:p>
          </table:table-cell>
          <table:table-cell office:value-type="float" office:value="-0.000000280925890763048" calcext:value-type="float">
            <text:p>-2.80925890763048E-07</text:p>
          </table:table-cell>
          <table:table-cell office:value-type="float" office:value="-20.7214193068246" calcext:value-type="float">
            <text:p>-20.7214193068246</text:p>
          </table:table-cell>
          <table:table-cell office:value-type="float" office:value="-65.3838167234088" calcext:value-type="float">
            <text:p>-65.3838167234088</text:p>
          </table:table-cell>
          <table:table-cell office:value-type="float" office:value="-114.74358694492" calcext:value-type="float">
            <text:p>-114.7435869449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89.14" calcext:value-type="float">
            <text:p>1289.1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7]-[.N47])/[.N47]))" office:value-type="float" office:value="-56.3374164996394" calcext:value-type="float">
            <text:p>-56.3374164996394</text:p>
          </table:table-cell>
          <table:table-cell/>
          <table:table-cell table:formula="of:=10^([.B47]/20)" office:value-type="float" office:value="0.000538656825277857" calcext:value-type="float">
            <text:p>0.000538656825278</text:p>
          </table:table-cell>
          <table:table-cell table:formula="of:=10^([.D47]/20)" office:value-type="float" office:value="0.999999967657212" calcext:value-type="float">
            <text:p>0.999999967657212</text:p>
          </table:table-cell>
          <table:table-cell table:formula="of:==20*LOG10(ABS(1-[.Q47]^2-[.R47]^2))" office:value-type="float" office:value="-132.938394183876" calcext:value-type="float">
            <text:p>-132.938394183876</text:p>
          </table:table-cell>
          <table:table-cell table:formula="of:=20*LOG10(ABS(1-[.R47]))" office:value-type="float" office:value="-149.804450947672" calcext:value-type="float">
            <text:p>-149.80445094767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7.5317372326931" calcext:value-type="float">
            <text:p>-67.5317372326931</text:p>
          </table:table-cell>
          <table:table-cell office:value-type="float" office:value="-119.836961626433" calcext:value-type="float">
            <text:p>-119.836961626433</text:p>
          </table:table-cell>
          <table:table-cell office:value-type="float" office:value="-0.000000328312481254168" calcext:value-type="float">
            <text:p>-3.28312481254168E-07</text:p>
          </table:table-cell>
          <table:table-cell office:value-type="float" office:value="-20.7272955101538" calcext:value-type="float">
            <text:p>-20.7272955101538</text:p>
          </table:table-cell>
          <table:table-cell office:value-type="float" office:value="-0.000000328312481254168" calcext:value-type="float">
            <text:p>-3.28312481254168E-07</text:p>
          </table:table-cell>
          <table:table-cell office:value-type="float" office:value="-20.7272955101538" calcext:value-type="float">
            <text:p>-20.7272955101538</text:p>
          </table:table-cell>
          <table:table-cell office:value-type="float" office:value="-67.5420174569656" calcext:value-type="float">
            <text:p>-67.5420174569656</text:p>
          </table:table-cell>
          <table:table-cell office:value-type="float" office:value="-101.633758414243" calcext:value-type="float">
            <text:p>-101.6337584142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33.94" calcext:value-type="float">
            <text:p>1733.9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8]-[.N48])/[.N48]))" office:value-type="float" office:value="-58.1220637425297" calcext:value-type="float">
            <text:p>-58.1220637425297</text:p>
          </table:table-cell>
          <table:table-cell/>
          <table:table-cell table:formula="of:=10^([.B48]/20)" office:value-type="float" office:value="0.000420158484926921" calcext:value-type="float">
            <text:p>0.000420158484927</text:p>
          </table:table-cell>
          <table:table-cell table:formula="of:=10^([.D48]/20)" office:value-type="float" office:value="0.999999962201629" calcext:value-type="float">
            <text:p>0.999999962201629</text:p>
          </table:table-cell>
          <table:table-cell table:formula="of:==20*LOG10(ABS(1-[.Q48]^2-[.R48]^2))" office:value-type="float" office:value="-139.919042677603" calcext:value-type="float">
            <text:p>-139.919042677603</text:p>
          </table:table-cell>
          <table:table-cell table:formula="of:=20*LOG10(ABS(1-[.R48]))" office:value-type="float" office:value="-148.450538436446" calcext:value-type="float">
            <text:p>-148.45053843644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9.6162677632212" calcext:value-type="float">
            <text:p>-69.6162677632212</text:p>
          </table:table-cell>
          <table:table-cell office:value-type="float" office:value="-137.889867060525" calcext:value-type="float">
            <text:p>-137.889867060525</text:p>
          </table:table-cell>
          <table:table-cell office:value-type="float" office:value="-0.000000421157045593909" calcext:value-type="float">
            <text:p>-4.21157045593909E-07</text:p>
          </table:table-cell>
          <table:table-cell office:value-type="float" office:value="-20.7354297769401" calcext:value-type="float">
            <text:p>-20.7354297769401</text:p>
          </table:table-cell>
          <table:table-cell office:value-type="float" office:value="-0.000000421157045593909" calcext:value-type="float">
            <text:p>-4.21157045593909E-07</text:p>
          </table:table-cell>
          <table:table-cell office:value-type="float" office:value="-20.7354297769401" calcext:value-type="float">
            <text:p>-20.7354297769401</text:p>
          </table:table-cell>
          <table:table-cell office:value-type="float" office:value="-69.6064924759387" calcext:value-type="float">
            <text:p>-69.6064924759387</text:p>
          </table:table-cell>
          <table:table-cell office:value-type="float" office:value="-83.6005450606783" calcext:value-type="float">
            <text:p>-83.600545060678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20.45" calcext:value-type="float">
            <text:p>2320.4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9]-[.N49])/[.N49]))" office:value-type="float" office:value="-61.4177321018671" calcext:value-type="float">
            <text:p>-61.4177321018671</text:p>
          </table:table-cell>
          <table:table-cell/>
          <table:table-cell table:formula="of:=10^([.B49]/20)" office:value-type="float" office:value="0.00033051152790844" calcext:value-type="float">
            <text:p>0.000330511527908</text:p>
          </table:table-cell>
          <table:table-cell table:formula="of:=10^([.D49]/20)" office:value-type="float" office:value="0.999999951512504" calcext:value-type="float">
            <text:p>0.999999951512504</text:p>
          </table:table-cell>
          <table:table-cell table:formula="of:==20*LOG10(ABS(1-[.Q49]^2-[.R49]^2))" office:value-type="float" office:value="-158.228149534517" calcext:value-type="float">
            <text:p>-158.228149534517</text:p>
          </table:table-cell>
          <table:table-cell table:formula="of:=20*LOG10(ABS(1-[.R49]))" office:value-type="float" office:value="-146.287404940665" calcext:value-type="float">
            <text:p>-146.28740494066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0.2350345777149" calcext:value-type="float">
            <text:p>-70.2350345777149</text:p>
          </table:table-cell>
          <table:table-cell office:value-type="float" office:value="-127.665555396728" calcext:value-type="float">
            <text:p>-127.665555396728</text:p>
          </table:table-cell>
          <table:table-cell office:value-type="float" office:value="-0.000000339825119621315" calcext:value-type="float">
            <text:p>-3.39825119621315E-07</text:p>
          </table:table-cell>
          <table:table-cell office:value-type="float" office:value="-20.7394911728924" calcext:value-type="float">
            <text:p>-20.7394911728924</text:p>
          </table:table-cell>
          <table:table-cell office:value-type="float" office:value="-0.000000339825119621315" calcext:value-type="float">
            <text:p>-3.39825119621315E-07</text:p>
          </table:table-cell>
          <table:table-cell office:value-type="float" office:value="-20.7394911728924" calcext:value-type="float">
            <text:p>-20.7394911728924</text:p>
          </table:table-cell>
          <table:table-cell office:value-type="float" office:value="-70.2368354665938" calcext:value-type="float">
            <text:p>-70.2368354665938</text:p>
          </table:table-cell>
          <table:table-cell office:value-type="float" office:value="-93.7607401338973" calcext:value-type="float">
            <text:p>-93.76074013389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46.42" calcext:value-type="float">
            <text:p>3146.4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0]-[.N50])/[.N50]))" office:value-type="float" office:value="-63.6924151936211" calcext:value-type="float">
            <text:p>-63.6924151936211</text:p>
          </table:table-cell>
          <table:table-cell/>
          <table:table-cell table:formula="of:=10^([.B50]/20)" office:value-type="float" office:value="0.000307785581548633" calcext:value-type="float">
            <text:p>0.000307785581549</text:p>
          </table:table-cell>
          <table:table-cell table:formula="of:=10^([.D50]/20)" office:value-type="float" office:value="0.999999960876188" calcext:value-type="float">
            <text:p>0.999999960876188</text:p>
          </table:table-cell>
          <table:table-cell table:formula="of:==20*LOG10(ABS(1-[.Q50]^2-[.R50]^2))" office:value-type="float" office:value="-155.658567790937" calcext:value-type="float">
            <text:p>-155.658567790937</text:p>
          </table:table-cell>
          <table:table-cell table:formula="of:=20*LOG10(ABS(1-[.R50]))" office:value-type="float" office:value="-148.151176740278" calcext:value-type="float">
            <text:p>-148.15117674027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2.9970789826686" calcext:value-type="float">
            <text:p>-72.9970789826686</text:p>
          </table:table-cell>
          <table:table-cell office:value-type="float" office:value="-104.39938196857" calcext:value-type="float">
            <text:p>-104.39938196857</text:p>
          </table:table-cell>
          <table:table-cell office:value-type="float" office:value="0.000000028608733761601" calcext:value-type="float">
            <text:p>2.8608733761601E-08</text:p>
          </table:table-cell>
          <table:table-cell office:value-type="float" office:value="-20.7428582283489" calcext:value-type="float">
            <text:p>-20.7428582283489</text:p>
          </table:table-cell>
          <table:table-cell office:value-type="float" office:value="0.000000028608733761601" calcext:value-type="float">
            <text:p>2.8608733761601E-08</text:p>
          </table:table-cell>
          <table:table-cell office:value-type="float" office:value="-20.7428582283489" calcext:value-type="float">
            <text:p>-20.7428582283489</text:p>
          </table:table-cell>
          <table:table-cell office:value-type="float" office:value="-73.0060249796853" calcext:value-type="float">
            <text:p>-73.0060249796853</text:p>
          </table:table-cell>
          <table:table-cell office:value-type="float" office:value="-117.043907468672" calcext:value-type="float">
            <text:p>-117.0439074686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01.67" calcext:value-type="float">
            <text:p>4401.6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1]-[.N51])/[.N51]))" office:value-type="float" office:value="-66.1702840086353" calcext:value-type="float">
            <text:p>-66.1702840086353</text:p>
          </table:table-cell>
          <table:table-cell/>
          <table:table-cell table:formula="of:=10^([.B51]/20)" office:value-type="float" office:value="0.000223947413488932" calcext:value-type="float">
            <text:p>0.000223947413489</text:p>
          </table:table-cell>
          <table:table-cell table:formula="of:=10^([.D51]/20)" office:value-type="float" office:value="1.0000000032937" calcext:value-type="float">
            <text:p>1.0000000032937</text:p>
          </table:table-cell>
          <table:table-cell table:formula="of:==20*LOG10(ABS(1-[.Q51]^2-[.R51]^2))" office:value-type="float" office:value="-144.922236581894" calcext:value-type="float">
            <text:p>-144.922236581894</text:p>
          </table:table-cell>
          <table:table-cell table:formula="of:=20*LOG10(ABS(1-[.R51]))" office:value-type="float" office:value="-169.646313402659" calcext:value-type="float">
            <text:p>-169.64631340265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4.8319571889528" calcext:value-type="float">
            <text:p>-74.8319571889528</text:p>
          </table:table-cell>
          <table:table-cell office:value-type="float" office:value="-112.683824057543" calcext:value-type="float">
            <text:p>-112.683824057543</text:p>
          </table:table-cell>
          <table:table-cell office:value-type="float" office:value="-0.0000000562147234551745" calcext:value-type="float">
            <text:p>-5.62147234551745E-08</text:p>
          </table:table-cell>
          <table:table-cell office:value-type="float" office:value="-20.7439274877422" calcext:value-type="float">
            <text:p>-20.7439274877422</text:p>
          </table:table-cell>
          <table:table-cell office:value-type="float" office:value="-0.0000000562147234551745" calcext:value-type="float">
            <text:p>-5.62147234551745E-08</text:p>
          </table:table-cell>
          <table:table-cell office:value-type="float" office:value="-20.7439274877422" calcext:value-type="float">
            <text:p>-20.7439274877422</text:p>
          </table:table-cell>
          <table:table-cell office:value-type="float" office:value="-74.8273077961932" calcext:value-type="float">
            <text:p>-74.8273077961932</text:p>
          </table:table-cell>
          <table:table-cell office:value-type="float" office:value="-108.738551058944" calcext:value-type="float">
            <text:p>-108.7385510589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055.81" calcext:value-type="float">
            <text:p>6055.8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2]-[.N52])/[.N52]))" office:value-type="float" office:value="-67.1322429548783" calcext:value-type="float">
            <text:p>-67.1322429548783</text:p>
          </table:table-cell>
          <table:table-cell/>
          <table:table-cell table:formula="of:=10^([.B52]/20)" office:value-type="float" office:value="0.00018130181030058" calcext:value-type="float">
            <text:p>0.000181301810301</text:p>
          </table:table-cell>
          <table:table-cell table:formula="of:=10^([.D52]/20)" office:value-type="float" office:value="0.999999993528041" calcext:value-type="float">
            <text:p>0.999999993528041</text:p>
          </table:table-cell>
          <table:table-cell table:formula="of:==20*LOG10(ABS(1-[.Q52]^2-[.R52]^2))" office:value-type="float" office:value="-154.011410886498" calcext:value-type="float">
            <text:p>-154.011410886498</text:p>
          </table:table-cell>
          <table:table-cell table:formula="of:=20*LOG10(ABS(1-[.R52]))" office:value-type="float" office:value="-163.779284596984" calcext:value-type="float">
            <text:p>-163.77928459698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5.3050105958844" calcext:value-type="float">
            <text:p>-75.3050105958844</text:p>
          </table:table-cell>
          <table:table-cell office:value-type="float" office:value="-114.229660976457" calcext:value-type="float">
            <text:p>-114.229660976457</text:p>
          </table:table-cell>
          <table:table-cell office:value-type="float" office:value="0.000000236890740017265" calcext:value-type="float">
            <text:p>2.36890740017265E-07</text:p>
          </table:table-cell>
          <table:table-cell office:value-type="float" office:value="-20.7449043550352" calcext:value-type="float">
            <text:p>-20.7449043550352</text:p>
          </table:table-cell>
          <table:table-cell office:value-type="float" office:value="0.000000236890740017265" calcext:value-type="float">
            <text:p>2.36890740017265E-07</text:p>
          </table:table-cell>
          <table:table-cell office:value-type="float" office:value="-20.7449043550352" calcext:value-type="float">
            <text:p>-20.7449043550352</text:p>
          </table:table-cell>
          <table:table-cell office:value-type="float" office:value="-75.3016594595293" calcext:value-type="float">
            <text:p>-75.3016594595293</text:p>
          </table:table-cell>
          <table:table-cell office:value-type="float" office:value="-107.192680452572" calcext:value-type="float">
            <text:p>-107.1926804525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618.77" calcext:value-type="float">
            <text:p>8618.7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3]-[.N53])/[.N53]))" office:value-type="float" office:value="-68.1151702839459" calcext:value-type="float">
            <text:p>-68.1151702839459</text:p>
          </table:table-cell>
          <table:table-cell/>
          <table:table-cell table:formula="of:=10^([.B53]/20)" office:value-type="float" office:value="0.000171691766970986" calcext:value-type="float">
            <text:p>0.000171691766971</text:p>
          </table:table-cell>
          <table:table-cell table:formula="of:=10^([.D53]/20)" office:value-type="float" office:value="1.00000002727305" calcext:value-type="float">
            <text:p>1.00000002727305</text:p>
          </table:table-cell>
          <table:table-cell table:formula="of:==20*LOG10(ABS(1-[.Q53]^2-[.R53]^2))" office:value-type="float" office:value="-141.511915071686" calcext:value-type="float">
            <text:p>-141.511915071686</text:p>
          </table:table-cell>
          <table:table-cell table:formula="of:=20*LOG10(ABS(1-[.R53]))" office:value-type="float" office:value="-151.285324328382" calcext:value-type="float">
            <text:p>-151.28532432838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5.2075780565984" calcext:value-type="float">
            <text:p>-75.2075780565984</text:p>
          </table:table-cell>
          <table:table-cell office:value-type="float" office:value="-114.410214851081" calcext:value-type="float">
            <text:p>-114.410214851081</text:p>
          </table:table-cell>
          <table:table-cell office:value-type="float" office:value="0.000000250996536070857" calcext:value-type="float">
            <text:p>2.50996536070857E-07</text:p>
          </table:table-cell>
          <table:table-cell office:value-type="float" office:value="-20.745580407915" calcext:value-type="float">
            <text:p>-20.745580407915</text:p>
          </table:table-cell>
          <table:table-cell office:value-type="float" office:value="0.000000250996536070857" calcext:value-type="float">
            <text:p>2.50996536070857E-07</text:p>
          </table:table-cell>
          <table:table-cell office:value-type="float" office:value="-20.745580407915" calcext:value-type="float">
            <text:p>-20.745580407915</text:p>
          </table:table-cell>
          <table:table-cell office:value-type="float" office:value="-75.2041860072841" calcext:value-type="float">
            <text:p>-75.2041860072841</text:p>
          </table:table-cell>
          <table:table-cell office:value-type="float" office:value="-107.012383035376" calcext:value-type="float">
            <text:p>-107.01238303537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633.2" calcext:value-type="float">
            <text:p>12633.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4]-[.N54])/[.N54]))" office:value-type="float" office:value="-68.867021857965" calcext:value-type="float">
            <text:p>-68.867021857965</text:p>
          </table:table-cell>
          <table:table-cell/>
          <table:table-cell table:formula="of:=10^([.B54]/20)" office:value-type="float" office:value="0.000173628533517273" calcext:value-type="float">
            <text:p>0.000173628533517</text:p>
          </table:table-cell>
          <table:table-cell table:formula="of:=10^([.D54]/20)" office:value-type="float" office:value="1.00000002889704" calcext:value-type="float">
            <text:p>1.00000002889704</text:p>
          </table:table-cell>
          <table:table-cell table:formula="of:==20*LOG10(ABS(1-[.Q54]^2-[.R54]^2))" office:value-type="float" office:value="-141.116176189405" calcext:value-type="float">
            <text:p>-141.116176189405</text:p>
          </table:table-cell>
          <table:table-cell table:formula="of:=20*LOG10(ABS(1-[.R54]))" office:value-type="float" office:value="-150.782931454744" calcext:value-type="float">
            <text:p>-150.78293145474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5.3052728642772" calcext:value-type="float">
            <text:p>-75.3052728642772</text:p>
          </table:table-cell>
          <table:table-cell office:value-type="float" office:value="-113.202382373068" calcext:value-type="float">
            <text:p>-113.202382373068</text:p>
          </table:table-cell>
          <table:table-cell office:value-type="float" office:value="0.000000245897382796965" calcext:value-type="float">
            <text:p>2.45897382796965E-07</text:p>
          </table:table-cell>
          <table:table-cell office:value-type="float" office:value="-20.7458894213344" calcext:value-type="float">
            <text:p>-20.7458894213344</text:p>
          </table:table-cell>
          <table:table-cell office:value-type="float" office:value="0.000000245897382796965" calcext:value-type="float">
            <text:p>2.45897382796965E-07</text:p>
          </table:table-cell>
          <table:table-cell office:value-type="float" office:value="-20.7458894213344" calcext:value-type="float">
            <text:p>-20.7458894213344</text:p>
          </table:table-cell>
          <table:table-cell office:value-type="float" office:value="-75.3024308652697" calcext:value-type="float">
            <text:p>-75.3024308652697</text:p>
          </table:table-cell>
          <table:table-cell office:value-type="float" office:value="-108.220567119978" calcext:value-type="float">
            <text:p>-108.2205671199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7586.1" calcext:value-type="float">
            <text:p>17586.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5]-[.N55])/[.N55]))" office:value-type="float" office:value="-69.2336226818911" calcext:value-type="float">
            <text:p>-69.2336226818911</text:p>
          </table:table-cell>
          <table:table-cell/>
          <table:table-cell table:formula="of:=10^([.B55]/20)" office:value-type="float" office:value="0.000171686582856769" calcext:value-type="float">
            <text:p>0.000171686582857</text:p>
          </table:table-cell>
          <table:table-cell table:formula="of:=10^([.D55]/20)" office:value-type="float" office:value="1.00000002830998" calcext:value-type="float">
            <text:p>1.00000002830998</text:p>
          </table:table-cell>
          <table:table-cell table:formula="of:==20*LOG10(ABS(1-[.Q55]^2-[.R55]^2))" office:value-type="float" office:value="-141.30031536103" calcext:value-type="float">
            <text:p>-141.30031536103</text:p>
          </table:table-cell>
          <table:table-cell table:formula="of:=20*LOG10(ABS(1-[.R55]))" office:value-type="float" office:value="-150.961207889138" calcext:value-type="float">
            <text:p>-150.96120788913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4.5082083715875" calcext:value-type="float">
            <text:p>-74.5082083715875</text:p>
          </table:table-cell>
          <table:table-cell office:value-type="float" office:value="-113.434558418803" calcext:value-type="float">
            <text:p>-113.434558418803</text:p>
          </table:table-cell>
          <table:table-cell office:value-type="float" office:value="0.000000162784552020495" calcext:value-type="float">
            <text:p>1.62784552020495E-07</text:p>
          </table:table-cell>
          <table:table-cell office:value-type="float" office:value="-20.7471647674405" calcext:value-type="float">
            <text:p>-20.7471647674405</text:p>
          </table:table-cell>
          <table:table-cell office:value-type="float" office:value="0.000000162784552020495" calcext:value-type="float">
            <text:p>1.62784552020495E-07</text:p>
          </table:table-cell>
          <table:table-cell office:value-type="float" office:value="-20.7471647674405" calcext:value-type="float">
            <text:p>-20.7471647674405</text:p>
          </table:table-cell>
          <table:table-cell office:value-type="float" office:value="-74.5053906266172" calcext:value-type="float">
            <text:p>-74.5053906266172</text:p>
          </table:table-cell>
          <table:table-cell office:value-type="float" office:value="-108.000468965183" calcext:value-type="float">
            <text:p>-108.00046896518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825.8" calcext:value-type="float">
            <text:p>24825.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6]-[.N56])/[.N56]))" office:value-type="float" office:value="-70.9353511414981" calcext:value-type="float">
            <text:p>-70.9353511414981</text:p>
          </table:table-cell>
          <table:table-cell/>
          <table:table-cell table:formula="of:=10^([.B56]/20)" office:value-type="float" office:value="0.000188186983730272" calcext:value-type="float">
            <text:p>0.00018818698373</text:p>
          </table:table-cell>
          <table:table-cell table:formula="of:=10^([.D56]/20)" office:value-type="float" office:value="1.00000001874126" calcext:value-type="float">
            <text:p>1.00000001874126</text:p>
          </table:table-cell>
          <table:table-cell table:formula="of:==20*LOG10(ABS(1-[.Q56]^2-[.R56]^2))" office:value-type="float" office:value="-142.745822389946" calcext:value-type="float">
            <text:p>-142.745822389946</text:p>
          </table:table-cell>
          <table:table-cell table:formula="of:=20*LOG10(ABS(1-[.R56]))" office:value-type="float" office:value="-154.544022284007" calcext:value-type="float">
            <text:p>-154.54402228400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4.7065183329205" calcext:value-type="float">
            <text:p>-74.7065183329205</text:p>
          </table:table-cell>
          <table:table-cell office:value-type="float" office:value="-107.82291691876" calcext:value-type="float">
            <text:p>-107.82291691876</text:p>
          </table:table-cell>
          <table:table-cell office:value-type="float" office:value="0.0000000706814189897922" calcext:value-type="float">
            <text:p>7.06814189897922E-08</text:p>
          </table:table-cell>
          <table:table-cell office:value-type="float" office:value="-20.748129012483" calcext:value-type="float">
            <text:p>-20.748129012483</text:p>
          </table:table-cell>
          <table:table-cell office:value-type="float" office:value="0.0000000706814189897922" calcext:value-type="float">
            <text:p>7.06814189897922E-08</text:p>
          </table:table-cell>
          <table:table-cell office:value-type="float" office:value="-20.748129012483" calcext:value-type="float">
            <text:p>-20.748129012483</text:p>
          </table:table-cell>
          <table:table-cell office:value-type="float" office:value="-74.704943644777" calcext:value-type="float">
            <text:p>-74.704943644777</text:p>
          </table:table-cell>
          <table:table-cell office:value-type="float" office:value="-113.628119517505" calcext:value-type="float">
            <text:p>-113.62811951750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470.3" calcext:value-type="float">
            <text:p>34470.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7]-[.N57])/[.N57]))" office:value-type="float" office:value="-72.487421153555" calcext:value-type="float">
            <text:p>-72.487421153555</text:p>
          </table:table-cell>
          <table:table-cell/>
          <table:table-cell table:formula="of:=10^([.B57]/20)" office:value-type="float" office:value="0.00018393911108382" calcext:value-type="float">
            <text:p>0.000183939111084</text:p>
          </table:table-cell>
          <table:table-cell table:formula="of:=10^([.D57]/20)" office:value-type="float" office:value="1.0000000081375" calcext:value-type="float">
            <text:p>1.0000000081375</text:p>
          </table:table-cell>
          <table:table-cell table:formula="of:==20*LOG10(ABS(1-[.Q57]^2-[.R57]^2))" office:value-type="float" office:value="-146.00175551592" calcext:value-type="float">
            <text:p>-146.00175551592</text:p>
          </table:table-cell>
          <table:table-cell table:formula="of:=20*LOG10(ABS(1-[.R57]))" office:value-type="float" office:value="-161.790180908859" calcext:value-type="float">
            <text:p>-161.7901809088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5.2299797900585" calcext:value-type="float">
            <text:p>-75.2299797900585</text:p>
          </table:table-cell>
          <table:table-cell office:value-type="float" office:value="-110.867053139827" calcext:value-type="float">
            <text:p>-110.867053139827</text:p>
          </table:table-cell>
          <table:table-cell office:value-type="float" office:value="-0.0000000508996088665208" calcext:value-type="float">
            <text:p>-5.08996088665208E-08</text:p>
          </table:table-cell>
          <table:table-cell office:value-type="float" office:value="-20.7491526958354" calcext:value-type="float">
            <text:p>-20.7491526958354</text:p>
          </table:table-cell>
          <table:table-cell office:value-type="float" office:value="-0.0000000508996088665208" calcext:value-type="float">
            <text:p>-5.08996088665208E-08</text:p>
          </table:table-cell>
          <table:table-cell office:value-type="float" office:value="-20.7491526958354" calcext:value-type="float">
            <text:p>-20.7491526958354</text:p>
          </table:table-cell>
          <table:table-cell office:value-type="float" office:value="-75.229022650564" calcext:value-type="float">
            <text:p>-75.229022650564</text:p>
          </table:table-cell>
          <table:table-cell office:value-type="float" office:value="-110.602099897196" calcext:value-type="float">
            <text:p>-110.6020998971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424.9" calcext:value-type="float">
            <text:p>49424.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58]-[.N58])/[.N58]))" office:value-type="float" office:value="-74.5097230036084" calcext:value-type="float">
            <text:p>-74.5097230036084</text:p>
          </table:table-cell>
          <table:table-cell/>
          <table:table-cell table:formula="of:=10^([.B58]/20)" office:value-type="float" office:value="0.000173181306025099" calcext:value-type="float">
            <text:p>0.000173181306025</text:p>
          </table:table-cell>
          <table:table-cell table:formula="of:=10^([.D58]/20)" office:value-type="float" office:value="0.999999994139966" calcext:value-type="float">
            <text:p>0.999999994139966</text:p>
          </table:table-cell>
          <table:table-cell table:formula="of:==20*LOG10(ABS(1-[.Q58]^2-[.R58]^2))" office:value-type="float" office:value="-154.764422443098" calcext:value-type="float">
            <text:p>-154.764422443098</text:p>
          </table:table-cell>
          <table:table-cell table:formula="of:=20*LOG10(ABS(1-[.R58]))" office:value-type="float" office:value="-164.641997263688" calcext:value-type="float">
            <text:p>-164.6419972636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/>
        </table:table-row>
      </table:table>
      <table:table table:name="3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.886319068299" calcext:value-type="float">
            <text:p>-11.886319068299</text:p>
          </table:table-cell>
          <table:table-cell office:value-type="float" office:value="-82.6945877673431" calcext:value-type="float">
            <text:p>-82.6945877673431</text:p>
          </table:table-cell>
          <table:table-cell office:value-type="float" office:value="-0.284072378266038" calcext:value-type="float">
            <text:p>-0.284072378266038</text:p>
          </table:table-cell>
          <table:table-cell office:value-type="float" office:value="7.09141010390546" calcext:value-type="float">
            <text:p>7.09141010390546</text:p>
          </table:table-cell>
          <table:table-cell office:value-type="float" office:value="-0.284072378266038" calcext:value-type="float">
            <text:p>-0.284072378266038</text:p>
          </table:table-cell>
          <table:table-cell office:value-type="float" office:value="7.09141010390546" calcext:value-type="float">
            <text:p>7.09141010390546</text:p>
          </table:table-cell>
          <table:table-cell office:value-type="float" office:value="-11.8863190682989" calcext:value-type="float">
            <text:p>-11.8863190682989</text:p>
          </table:table-cell>
          <table:table-cell office:value-type="float" office:value="-82.6945877674175" calcext:value-type="float">
            <text:p>-82.69458776741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4656" calcext:value-type="float">
            <text:p>1.2465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2.55313658471056" calcext:value-type="float">
            <text:p>2.55313658471056</text:p>
          </table:table-cell>
          <table:table-cell/>
          <table:table-cell table:formula="of:=10^([.B9]/20)" office:value-type="float" office:value="0.254497808288459" calcext:value-type="float">
            <text:p>0.254497808288459</text:p>
          </table:table-cell>
          <table:table-cell table:formula="of:=10^([.D9]/20)" office:value-type="float" office:value="0.967823985716825" calcext:value-type="float">
            <text:p>0.967823985716825</text:p>
          </table:table-cell>
          <table:table-cell table:formula="of:==20*LOG10(ABS(1-[.Q9]^2-[.R9]^2))" office:value-type="float" office:value="-56.7582647150085" calcext:value-type="float">
            <text:p>-56.7582647150085</text:p>
          </table:table-cell>
          <table:table-cell table:formula="of:=20*LOG10(ABS(1-[.R9]))" office:value-type="float" office:value="-29.849355079214" calcext:value-type="float">
            <text:p>-29.84935507921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.82117278658" calcext:value-type="float">
            <text:p>-16.82117278658</text:p>
          </table:table-cell>
          <table:table-cell office:value-type="float" office:value="-99.4911334411025" calcext:value-type="float">
            <text:p>-99.4911334411025</text:p>
          </table:table-cell>
          <table:table-cell office:value-type="float" office:value="-0.0820376442819072" calcext:value-type="float">
            <text:p>-0.082037644281907</text:p>
          </table:table-cell>
          <table:table-cell office:value-type="float" office:value="-4.35010793788225" calcext:value-type="float">
            <text:p>-4.35010793788225</text:p>
          </table:table-cell>
          <table:table-cell office:value-type="float" office:value="-0.0820376442819072" calcext:value-type="float">
            <text:p>-0.082037644281907</text:p>
          </table:table-cell>
          <table:table-cell office:value-type="float" office:value="-4.35010793788225" calcext:value-type="float">
            <text:p>-4.35010793788225</text:p>
          </table:table-cell>
          <table:table-cell office:value-type="float" office:value="-16.8551754202389" calcext:value-type="float">
            <text:p>-16.8551754202389</text:p>
          </table:table-cell>
          <table:table-cell office:value-type="float" office:value="-88.38514868773" calcext:value-type="float">
            <text:p>-88.38514868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1258" calcext:value-type="float">
            <text:p>2.4125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-2.04320280113917" calcext:value-type="float">
            <text:p>-2.04320280113917</text:p>
          </table:table-cell>
          <table:table-cell/>
          <table:table-cell table:formula="of:=10^([.B10]/20)" office:value-type="float" office:value="0.144192064730622" calcext:value-type="float">
            <text:p>0.144192064730622</text:p>
          </table:table-cell>
          <table:table-cell table:formula="of:=10^([.D10]/20)" office:value-type="float" office:value="0.990599530444425" calcext:value-type="float">
            <text:p>0.990599530444425</text:p>
          </table:table-cell>
          <table:table-cell table:formula="of:==20*LOG10(ABS(1-[.Q10]^2-[.R10]^2))" office:value-type="float" office:value="-53.6438241891981" calcext:value-type="float">
            <text:p>-53.6438241891981</text:p>
          </table:table-cell>
          <table:table-cell table:formula="of:=20*LOG10(ABS(1-[.R10]))" office:value-type="float" office:value="-40.5370090550227" calcext:value-type="float">
            <text:p>-40.537009055022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1.5511488279349" calcext:value-type="float">
            <text:p>-31.5511488279349</text:p>
          </table:table-cell>
          <table:table-cell office:value-type="float" office:value="-112.548140580281" calcext:value-type="float">
            <text:p>-112.548140580281</text:p>
          </table:table-cell>
          <table:table-cell office:value-type="float" office:value="0.00425960563612742" calcext:value-type="float">
            <text:p>0.004259605636127</text:p>
          </table:table-cell>
          <table:table-cell office:value-type="float" office:value="-16.2841665968736" calcext:value-type="float">
            <text:p>-16.2841665968736</text:p>
          </table:table-cell>
          <table:table-cell office:value-type="float" office:value="0.00425960563612742" calcext:value-type="float">
            <text:p>0.004259605636127</text:p>
          </table:table-cell>
          <table:table-cell office:value-type="float" office:value="-16.2841665968736" calcext:value-type="float">
            <text:p>-16.2841665968736</text:p>
          </table:table-cell>
          <table:table-cell office:value-type="float" office:value="-31.6269685550886" calcext:value-type="float">
            <text:p>-31.6269685550886</text:p>
          </table:table-cell>
          <table:table-cell office:value-type="float" office:value="-95.8203097421324" calcext:value-type="float">
            <text:p>-95.82030974213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74222" calcext:value-type="float">
            <text:p>3.7422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-13.3376467814289" calcext:value-type="float">
            <text:p>-13.3376467814289</text:p>
          </table:table-cell>
          <table:table-cell/>
          <table:table-cell table:formula="of:=10^([.B11]/20)" office:value-type="float" office:value="0.0264510282049058" calcext:value-type="float">
            <text:p>0.026451028204906</text:p>
          </table:table-cell>
          <table:table-cell table:formula="of:=10^([.D11]/20)" office:value-type="float" office:value="1.00049052549029" calcext:value-type="float">
            <text:p>1.00049052549029</text:p>
          </table:table-cell>
          <table:table-cell table:formula="of:==20*LOG10(ABS(1-[.Q11]^2-[.R11]^2))" office:value-type="float" office:value="-55.4889118979627" calcext:value-type="float">
            <text:p>-55.4889118979627</text:p>
          </table:table-cell>
          <table:table-cell table:formula="of:=20*LOG10(ABS(1-[.R11]))" office:value-type="float" office:value="-66.1867683893591" calcext:value-type="float">
            <text:p>-66.186768389359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3.9963381624949" calcext:value-type="float">
            <text:p>-33.9963381624949</text:p>
          </table:table-cell>
          <table:table-cell office:value-type="float" office:value="-114.992655013211" calcext:value-type="float">
            <text:p>-114.992655013211</text:p>
          </table:table-cell>
          <table:table-cell office:value-type="float" office:value="0.00231977257069362" calcext:value-type="float">
            <text:p>0.002319772570694</text:p>
          </table:table-cell>
          <table:table-cell office:value-type="float" office:value="-17.5660216474104" calcext:value-type="float">
            <text:p>-17.5660216474104</text:p>
          </table:table-cell>
          <table:table-cell office:value-type="float" office:value="0.00231977257069362" calcext:value-type="float">
            <text:p>0.002319772570694</text:p>
          </table:table-cell>
          <table:table-cell office:value-type="float" office:value="-17.5660216474104" calcext:value-type="float">
            <text:p>-17.5660216474104</text:p>
          </table:table-cell>
          <table:table-cell office:value-type="float" office:value="-34.1187427812675" calcext:value-type="float">
            <text:p>-34.1187427812675</text:p>
          </table:table-cell>
          <table:table-cell office:value-type="float" office:value="-97.1521150956993" calcext:value-type="float">
            <text:p>-97.15211509569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31654" calcext:value-type="float">
            <text:p>5.3165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-16.2739028741085" calcext:value-type="float">
            <text:p>-16.2739028741085</text:p>
          </table:table-cell>
          <table:table-cell/>
          <table:table-cell table:formula="of:=10^([.B12]/20)" office:value-type="float" office:value="0.0199610366421644" calcext:value-type="float">
            <text:p>0.019961036642164</text:p>
          </table:table-cell>
          <table:table-cell table:formula="of:=10^([.D12]/20)" office:value-type="float" office:value="1.00026710935437" calcext:value-type="float">
            <text:p>1.00026710935437</text:p>
          </table:table-cell>
          <table:table-cell table:formula="of:==20*LOG10(ABS(1-[.Q12]^2-[.R12]^2))" office:value-type="float" office:value="-60.6048527810667" calcext:value-type="float">
            <text:p>-60.6048527810667</text:p>
          </table:table-cell>
          <table:table-cell table:formula="of:=20*LOG10(ABS(1-[.R12]))" office:value-type="float" office:value="-71.4662180477721" calcext:value-type="float">
            <text:p>-71.466218047772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8.2426273673785" calcext:value-type="float">
            <text:p>-38.2426273673785</text:p>
          </table:table-cell>
          <table:table-cell office:value-type="float" office:value="-101.912066024275" calcext:value-type="float">
            <text:p>-101.912066024275</text:p>
          </table:table-cell>
          <table:table-cell office:value-type="float" office:value="0.000660337718183756" calcext:value-type="float">
            <text:p>0.000660337718184</text:p>
          </table:table-cell>
          <table:table-cell office:value-type="float" office:value="-19.2019191251709" calcext:value-type="float">
            <text:p>-19.2019191251709</text:p>
          </table:table-cell>
          <table:table-cell office:value-type="float" office:value="0.000660337718183756" calcext:value-type="float">
            <text:p>0.000660337718184</text:p>
          </table:table-cell>
          <table:table-cell office:value-type="float" office:value="-19.2019191251709" calcext:value-type="float">
            <text:p>-19.2019191251709</text:p>
          </table:table-cell>
          <table:table-cell office:value-type="float" office:value="-38.2997359454439" calcext:value-type="float">
            <text:p>-38.2997359454439</text:p>
          </table:table-cell>
          <table:table-cell office:value-type="float" office:value="-114.704838298771" calcext:value-type="float">
            <text:p>-114.7048382987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02106" calcext:value-type="float">
            <text:p>7.021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-22.5286310953206" calcext:value-type="float">
            <text:p>-22.5286310953206</text:p>
          </table:table-cell>
          <table:table-cell/>
          <table:table-cell table:formula="of:=10^([.B13]/20)" office:value-type="float" office:value="0.0122424582499045" calcext:value-type="float">
            <text:p>0.012242458249905</text:p>
          </table:table-cell>
          <table:table-cell table:formula="of:=10^([.D13]/20)" office:value-type="float" office:value="1.00007602707922" calcext:value-type="float">
            <text:p>1.00007602707922</text:p>
          </table:table-cell>
          <table:table-cell table:formula="of:==20*LOG10(ABS(1-[.Q13]^2-[.R13]^2))" office:value-type="float" office:value="-70.4016525008385" calcext:value-type="float">
            <text:p>-70.4016525008385</text:p>
          </table:table-cell>
          <table:table-cell table:formula="of:=20*LOG10(ABS(1-[.R13]))" office:value-type="float" office:value="-82.3806338747275" calcext:value-type="float">
            <text:p>-82.380633874727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4.7495198164982" calcext:value-type="float">
            <text:p>-54.7495198164982</text:p>
          </table:table-cell>
          <table:table-cell office:value-type="float" office:value="-18.1773749959026" calcext:value-type="float">
            <text:p>-18.1773749959026</text:p>
          </table:table-cell>
          <table:table-cell office:value-type="float" office:value="0.00118749580817344" calcext:value-type="float">
            <text:p>0.001187495808173</text:p>
          </table:table-cell>
          <table:table-cell office:value-type="float" office:value="-19.9955963241079" calcext:value-type="float">
            <text:p>-19.9955963241079</text:p>
          </table:table-cell>
          <table:table-cell office:value-type="float" office:value="0.00118749580817344" calcext:value-type="float">
            <text:p>0.001187495808173</text:p>
          </table:table-cell>
          <table:table-cell office:value-type="float" office:value="-19.9955963241079" calcext:value-type="float">
            <text:p>-19.9955963241079</text:p>
          </table:table-cell>
          <table:table-cell office:value-type="float" office:value="-56.5410918276741" calcext:value-type="float">
            <text:p>-56.5410918276741</text:p>
          </table:table-cell>
          <table:table-cell office:value-type="float" office:value="157.454193824822" calcext:value-type="float">
            <text:p>157.4541938248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.85232" calcext:value-type="float">
            <text:p>8.8523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N14])/[.N14]))" office:value-type="float" office:value="-28.7544345623869" calcext:value-type="float">
            <text:p>-28.7544345623869</text:p>
          </table:table-cell>
          <table:table-cell/>
          <table:table-cell table:formula="of:=10^([.B14]/20)" office:value-type="float" office:value="0.00183030728870072" calcext:value-type="float">
            <text:p>0.001830307288701</text:p>
          </table:table-cell>
          <table:table-cell table:formula="of:=10^([.D14]/20)" office:value-type="float" office:value="1.00013672485329" calcext:value-type="float">
            <text:p>1.00013672485329</text:p>
          </table:table-cell>
          <table:table-cell table:formula="of:==20*LOG10(ABS(1-[.Q14]^2-[.R14]^2))" office:value-type="float" office:value="-71.1561001324632" calcext:value-type="float">
            <text:p>-71.1561001324632</text:p>
          </table:table-cell>
          <table:table-cell table:formula="of:=20*LOG10(ABS(1-[.R14]))" office:value-type="float" office:value="-77.2830506795739" calcext:value-type="float">
            <text:p>-77.283050679573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5.6837096782855" calcext:value-type="float">
            <text:p>-55.6837096782855</text:p>
          </table:table-cell>
          <table:table-cell office:value-type="float" office:value="-157.359243512537" calcext:value-type="float">
            <text:p>-157.359243512537</text:p>
          </table:table-cell>
          <table:table-cell office:value-type="float" office:value="0.00118421594065487" calcext:value-type="float">
            <text:p>0.001184215940655</text:p>
          </table:table-cell>
          <table:table-cell office:value-type="float" office:value="-20.22100191697" calcext:value-type="float">
            <text:p>-20.22100191697</text:p>
          </table:table-cell>
          <table:table-cell office:value-type="float" office:value="0.00118421594065487" calcext:value-type="float">
            <text:p>0.001184215940655</text:p>
          </table:table-cell>
          <table:table-cell office:value-type="float" office:value="-20.22100191697" calcext:value-type="float">
            <text:p>-20.22100191697</text:p>
          </table:table-cell>
          <table:table-cell office:value-type="float" office:value="-54.4107199145232" calcext:value-type="float">
            <text:p>-54.4107199145232</text:p>
          </table:table-cell>
          <table:table-cell office:value-type="float" office:value="-55.8957885037834" calcext:value-type="float">
            <text:p>-55.89578850378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9236" calcext:value-type="float">
            <text:p>10.923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N15])/[.N15]))" office:value-type="float" office:value="-31.8225021671425" calcext:value-type="float">
            <text:p>-31.8225021671425</text:p>
          </table:table-cell>
          <table:table-cell/>
          <table:table-cell table:formula="of:=10^([.B15]/20)" office:value-type="float" office:value="0.00164366957434324" calcext:value-type="float">
            <text:p>0.001643669574343</text:p>
          </table:table-cell>
          <table:table-cell table:formula="of:=10^([.D15]/20)" office:value-type="float" office:value="1.00013634719303" calcext:value-type="float">
            <text:p>1.00013634719303</text:p>
          </table:table-cell>
          <table:table-cell table:formula="of:==20*LOG10(ABS(1-[.Q15]^2-[.R15]^2))" office:value-type="float" office:value="-71.2002599930483" calcext:value-type="float">
            <text:p>-71.2002599930483</text:p>
          </table:table-cell>
          <table:table-cell table:formula="of:=20*LOG10(ABS(1-[.R15]))" office:value-type="float" office:value="-77.3070759686826" calcext:value-type="float">
            <text:p>-77.307075968682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1.2067579161666" calcext:value-type="float">
            <text:p>-51.2067579161666</text:p>
          </table:table-cell>
          <table:table-cell office:value-type="float" office:value="-117.473464803761" calcext:value-type="float">
            <text:p>-117.473464803761</text:p>
          </table:table-cell>
          <table:table-cell office:value-type="float" office:value="0.00116456469972979" calcext:value-type="float">
            <text:p>0.00116456469973</text:p>
          </table:table-cell>
          <table:table-cell office:value-type="float" office:value="-20.3182515716019" calcext:value-type="float">
            <text:p>-20.3182515716019</text:p>
          </table:table-cell>
          <table:table-cell office:value-type="float" office:value="0.00116456469972979" calcext:value-type="float">
            <text:p>0.00116456469973</text:p>
          </table:table-cell>
          <table:table-cell office:value-type="float" office:value="-20.3182515716019" calcext:value-type="float">
            <text:p>-20.3182515716019</text:p>
          </table:table-cell>
          <table:table-cell office:value-type="float" office:value="-51.0351348711156" calcext:value-type="float">
            <text:p>-51.0351348711156</text:p>
          </table:table-cell>
          <table:table-cell office:value-type="float" office:value="-96.2167414043261" calcext:value-type="float">
            <text:p>-96.2167414043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5554" calcext:value-type="float">
            <text:p>13.555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N16])/[.N16]))" office:value-type="float" office:value="-33.5757332333837" calcext:value-type="float">
            <text:p>-33.5757332333837</text:p>
          </table:table-cell>
          <table:table-cell/>
          <table:table-cell table:formula="of:=10^([.B16]/20)" office:value-type="float" office:value="0.00275208665357456" calcext:value-type="float">
            <text:p>0.002752086653575</text:p>
          </table:table-cell>
          <table:table-cell table:formula="of:=10^([.D16]/20)" office:value-type="float" office:value="1.00013408445439" calcext:value-type="float">
            <text:p>1.00013408445439</text:p>
          </table:table-cell>
          <table:table-cell table:formula="of:==20*LOG10(ABS(1-[.Q16]^2-[.R16]^2))" office:value-type="float" office:value="-71.1893472402492" calcext:value-type="float">
            <text:p>-71.1893472402492</text:p>
          </table:table-cell>
          <table:table-cell table:formula="of:=20*LOG10(ABS(1-[.R16]))" office:value-type="float" office:value="-77.4524314175793" calcext:value-type="float">
            <text:p>-77.452431417579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7.5094550766731" calcext:value-type="float">
            <text:p>-57.5094550766731</text:p>
          </table:table-cell>
          <table:table-cell office:value-type="float" office:value="-171.405157547639" calcext:value-type="float">
            <text:p>-171.405157547639</text:p>
          </table:table-cell>
          <table:table-cell office:value-type="float" office:value="0.00127017102085024" calcext:value-type="float">
            <text:p>0.00127017102085</text:p>
          </table:table-cell>
          <table:table-cell office:value-type="float" office:value="-20.4545441483792" calcext:value-type="float">
            <text:p>-20.4545441483792</text:p>
          </table:table-cell>
          <table:table-cell office:value-type="float" office:value="0.00127017102085024" calcext:value-type="float">
            <text:p>0.00127017102085</text:p>
          </table:table-cell>
          <table:table-cell office:value-type="float" office:value="-20.4545441483792" calcext:value-type="float">
            <text:p>-20.4545441483792</text:p>
          </table:table-cell>
          <table:table-cell office:value-type="float" office:value="-55.9367794506179" calcext:value-type="float">
            <text:p>-55.9367794506179</text:p>
          </table:table-cell>
          <table:table-cell office:value-type="float" office:value="-43.0345514720774" calcext:value-type="float">
            <text:p>-43.03455147207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.1068" calcext:value-type="float">
            <text:p>16.106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N17])/[.N17]))" office:value-type="float" office:value="-36.8423674309757" calcext:value-type="float">
            <text:p>-36.8423674309757</text:p>
          </table:table-cell>
          <table:table-cell/>
          <table:table-cell table:formula="of:=10^([.B17]/20)" office:value-type="float" office:value="0.0013320706092947" calcext:value-type="float">
            <text:p>0.001332070609295</text:p>
          </table:table-cell>
          <table:table-cell table:formula="of:=10^([.D17]/20)" office:value-type="float" office:value="1.0001462445356" calcext:value-type="float">
            <text:p>1.0001462445356</text:p>
          </table:table-cell>
          <table:table-cell table:formula="of:==20*LOG10(ABS(1-[.Q17]^2-[.R17]^2))" office:value-type="float" office:value="-70.6246412895007" calcext:value-type="float">
            <text:p>-70.6246412895007</text:p>
          </table:table-cell>
          <table:table-cell table:formula="of:=20*LOG10(ABS(1-[.R17]))" office:value-type="float" office:value="-76.6984070456445" calcext:value-type="float">
            <text:p>-76.698407045644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5.0080920663716" calcext:value-type="float">
            <text:p>-55.0080920663716</text:p>
          </table:table-cell>
          <table:table-cell office:value-type="float" office:value="-142.44911165108" calcext:value-type="float">
            <text:p>-142.44911165108</text:p>
          </table:table-cell>
          <table:table-cell office:value-type="float" office:value="0.0012019810752849" calcext:value-type="float">
            <text:p>0.001201981075285</text:p>
          </table:table-cell>
          <table:table-cell office:value-type="float" office:value="-20.4936861739635" calcext:value-type="float">
            <text:p>-20.4936861739635</text:p>
          </table:table-cell>
          <table:table-cell office:value-type="float" office:value="0.0012019810752849" calcext:value-type="float">
            <text:p>0.001201981075285</text:p>
          </table:table-cell>
          <table:table-cell office:value-type="float" office:value="-20.4936861739635" calcext:value-type="float">
            <text:p>-20.4936861739635</text:p>
          </table:table-cell>
          <table:table-cell office:value-type="float" office:value="-54.3192349831631" calcext:value-type="float">
            <text:p>-54.3192349831631</text:p>
          </table:table-cell>
          <table:table-cell office:value-type="float" office:value="-70.5123118859511" calcext:value-type="float">
            <text:p>-70.51231188595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.7621" calcext:value-type="float">
            <text:p>18.762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N18])/[.N18]))" office:value-type="float" office:value="-38.0632035267989" calcext:value-type="float">
            <text:p>-38.0632035267989</text:p>
          </table:table-cell>
          <table:table-cell/>
          <table:table-cell table:formula="of:=10^([.B18]/20)" office:value-type="float" office:value="0.0017766234767251" calcext:value-type="float">
            <text:p>0.001776623476725</text:p>
          </table:table-cell>
          <table:table-cell table:formula="of:=10^([.D18]/20)" office:value-type="float" office:value="1.0001383927607" calcext:value-type="float">
            <text:p>1.0001383927607</text:p>
          </table:table-cell>
          <table:table-cell table:formula="of:==20*LOG10(ABS(1-[.Q18]^2-[.R18]^2))" office:value-type="float" office:value="-71.058047263447" calcext:value-type="float">
            <text:p>-71.058047263447</text:p>
          </table:table-cell>
          <table:table-cell table:formula="of:=20*LOG10(ABS(1-[.R18]))" office:value-type="float" office:value="-77.177732543297" calcext:value-type="float">
            <text:p>-77.17773254329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0.8720549927064" calcext:value-type="float">
            <text:p>-50.8720549927064</text:p>
          </table:table-cell>
          <table:table-cell office:value-type="float" office:value="-174.518887264199" calcext:value-type="float">
            <text:p>-174.518887264199</text:p>
          </table:table-cell>
          <table:table-cell office:value-type="float" office:value="0.0011770936281294" calcext:value-type="float">
            <text:p>0.001177093628129</text:p>
          </table:table-cell>
          <table:table-cell office:value-type="float" office:value="-20.5432564889079" calcext:value-type="float">
            <text:p>-20.5432564889079</text:p>
          </table:table-cell>
          <table:table-cell office:value-type="float" office:value="0.0011770936281294" calcext:value-type="float">
            <text:p>0.001177093628129</text:p>
          </table:table-cell>
          <table:table-cell office:value-type="float" office:value="-20.5432564889079" calcext:value-type="float">
            <text:p>-20.5432564889079</text:p>
          </table:table-cell>
          <table:table-cell office:value-type="float" office:value="-50.1432429260902" calcext:value-type="float">
            <text:p>-50.1432429260902</text:p>
          </table:table-cell>
          <table:table-cell office:value-type="float" office:value="-43.5274652694343" calcext:value-type="float">
            <text:p>-43.52746526943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1041" calcext:value-type="float">
            <text:p>22.104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N19])/[.N19]))" office:value-type="float" office:value="-39.9054914732725" calcext:value-type="float">
            <text:p>-39.9054914732725</text:p>
          </table:table-cell>
          <table:table-cell/>
          <table:table-cell table:formula="of:=10^([.B19]/20)" office:value-type="float" office:value="0.00286020558516515" calcext:value-type="float">
            <text:p>0.002860205585165</text:p>
          </table:table-cell>
          <table:table-cell table:formula="of:=10^([.D19]/20)" office:value-type="float" office:value="1.00013552709503" calcext:value-type="float">
            <text:p>1.00013552709503</text:p>
          </table:table-cell>
          <table:table-cell table:formula="of:==20*LOG10(ABS(1-[.Q19]^2-[.R19]^2))" office:value-type="float" office:value="-71.0800326742901" calcext:value-type="float">
            <text:p>-71.0800326742901</text:p>
          </table:table-cell>
          <table:table-cell table:formula="of:=20*LOG10(ABS(1-[.R19]))" office:value-type="float" office:value="-77.3594774103079" calcext:value-type="float">
            <text:p>-77.359477410307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0.2939173405645" calcext:value-type="float">
            <text:p>-50.2939173405645</text:p>
          </table:table-cell>
          <table:table-cell office:value-type="float" office:value="-143.777793156097" calcext:value-type="float">
            <text:p>-143.777793156097</text:p>
          </table:table-cell>
          <table:table-cell office:value-type="float" office:value="0.00117134509230762" calcext:value-type="float">
            <text:p>0.001171345092308</text:p>
          </table:table-cell>
          <table:table-cell office:value-type="float" office:value="-20.6333797232055" calcext:value-type="float">
            <text:p>-20.6333797232055</text:p>
          </table:table-cell>
          <table:table-cell office:value-type="float" office:value="0.00117134509230762" calcext:value-type="float">
            <text:p>0.001171345092308</text:p>
          </table:table-cell>
          <table:table-cell office:value-type="float" office:value="-20.6333797232055" calcext:value-type="float">
            <text:p>-20.6333797232055</text:p>
          </table:table-cell>
          <table:table-cell office:value-type="float" office:value="-49.911312232387" calcext:value-type="float">
            <text:p>-49.911312232387</text:p>
          </table:table-cell>
          <table:table-cell office:value-type="float" office:value="-72.6933744754869" calcext:value-type="float">
            <text:p>-72.69337447548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.9714" calcext:value-type="float">
            <text:p>25.971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N20])/[.N20]))" office:value-type="float" office:value="-44.7813736831312" calcext:value-type="float">
            <text:p>-44.7813736831312</text:p>
          </table:table-cell>
          <table:table-cell/>
          <table:table-cell table:formula="of:=10^([.B20]/20)" office:value-type="float" office:value="0.00305706119943083" calcext:value-type="float">
            <text:p>0.003057061199431</text:p>
          </table:table-cell>
          <table:table-cell table:formula="of:=10^([.D20]/20)" office:value-type="float" office:value="1.00013486518091" calcext:value-type="float">
            <text:p>1.00013486518091</text:p>
          </table:table-cell>
          <table:table-cell table:formula="of:==20*LOG10(ABS(1-[.Q20]^2-[.R20]^2))" office:value-type="float" office:value="-71.0849845957165" calcext:value-type="float">
            <text:p>-71.0849845957165</text:p>
          </table:table-cell>
          <table:table-cell table:formula="of:=20*LOG10(ABS(1-[.R20]))" office:value-type="float" office:value="-77.4020032144661" calcext:value-type="float">
            <text:p>-77.402003214466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8.7036876425662" calcext:value-type="float">
            <text:p>-48.7036876425662</text:p>
          </table:table-cell>
          <table:table-cell office:value-type="float" office:value="-87.0708433917943" calcext:value-type="float">
            <text:p>-87.0708433917943</text:p>
          </table:table-cell>
          <table:table-cell office:value-type="float" office:value="0.000594868276445473" calcext:value-type="float">
            <text:p>0.000594868276445</text:p>
          </table:table-cell>
          <table:table-cell office:value-type="float" office:value="-20.8187332652685" calcext:value-type="float">
            <text:p>-20.8187332652685</text:p>
          </table:table-cell>
          <table:table-cell office:value-type="float" office:value="0.000594868276445473" calcext:value-type="float">
            <text:p>0.000594868276445</text:p>
          </table:table-cell>
          <table:table-cell office:value-type="float" office:value="-20.8187332652685" calcext:value-type="float">
            <text:p>-20.8187332652685</text:p>
          </table:table-cell>
          <table:table-cell office:value-type="float" office:value="-49.0019118648785" calcext:value-type="float">
            <text:p>-49.0019118648785</text:p>
          </table:table-cell>
          <table:table-cell office:value-type="float" office:value="-133.195556674847" calcext:value-type="float">
            <text:p>-133.1955566748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.3466" calcext:value-type="float">
            <text:p>30.346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N21])/[.N21]))" office:value-type="float" office:value="-49.9935349881495" calcext:value-type="float">
            <text:p>-49.9935349881495</text:p>
          </table:table-cell>
          <table:table-cell/>
          <table:table-cell table:formula="of:=10^([.B21]/20)" office:value-type="float" office:value="0.00367126401858799" calcext:value-type="float">
            <text:p>0.003671264018588</text:p>
          </table:table-cell>
          <table:table-cell table:formula="of:=10^([.D21]/20)" office:value-type="float" office:value="1.00006848908655" calcext:value-type="float">
            <text:p>1.00006848908655</text:p>
          </table:table-cell>
          <table:table-cell table:formula="of:==20*LOG10(ABS(1-[.Q21]^2-[.R21]^2))" office:value-type="float" office:value="-76.4515186188886" calcext:value-type="float">
            <text:p>-76.4515186188886</text:p>
          </table:table-cell>
          <table:table-cell table:formula="of:=20*LOG10(ABS(1-[.R21]))" office:value-type="float" office:value="-83.2875725198464" calcext:value-type="float">
            <text:p>-83.287572519846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2.6103429178765" calcext:value-type="float">
            <text:p>-52.6103429178765</text:p>
          </table:table-cell>
          <table:table-cell office:value-type="float" office:value="-114.616793442483" calcext:value-type="float">
            <text:p>-114.616793442483</text:p>
          </table:table-cell>
          <table:table-cell office:value-type="float" office:value="0.0000478171715622808" calcext:value-type="float">
            <text:p>4.78171715622808E-05</text:p>
          </table:table-cell>
          <table:table-cell office:value-type="float" office:value="-20.815934218784" calcext:value-type="float">
            <text:p>-20.815934218784</text:p>
          </table:table-cell>
          <table:table-cell office:value-type="float" office:value="0.0000478171715622808" calcext:value-type="float">
            <text:p>4.78171715622808E-05</text:p>
          </table:table-cell>
          <table:table-cell office:value-type="float" office:value="-20.815934218784" calcext:value-type="float">
            <text:p>-20.815934218784</text:p>
          </table:table-cell>
          <table:table-cell office:value-type="float" office:value="-52.6028596049675" calcext:value-type="float">
            <text:p>-52.6028596049675</text:p>
          </table:table-cell>
          <table:table-cell office:value-type="float" office:value="-106.69347358204" calcext:value-type="float">
            <text:p>-106.693473582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.3843" calcext:value-type="float">
            <text:p>35.384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N22])/[.N22]))" office:value-type="float" office:value="-50.3718402520244" calcext:value-type="float">
            <text:p>-50.3718402520244</text:p>
          </table:table-cell>
          <table:table-cell/>
          <table:table-cell table:formula="of:=10^([.B22]/20)" office:value-type="float" office:value="0.00234143903361356" calcext:value-type="float">
            <text:p>0.002341439033614</text:p>
          </table:table-cell>
          <table:table-cell table:formula="of:=10^([.D22]/20)" office:value-type="float" office:value="1.00000550517047" calcext:value-type="float">
            <text:p>1.00000550517047</text:p>
          </table:table-cell>
          <table:table-cell table:formula="of:==20*LOG10(ABS(1-[.Q22]^2-[.R22]^2))" office:value-type="float" office:value="-95.6541605985563" calcext:value-type="float">
            <text:p>-95.6541605985563</text:p>
          </table:table-cell>
          <table:table-cell table:formula="of:=20*LOG10(ABS(1-[.R22]))" office:value-type="float" office:value="-105.184584559725" calcext:value-type="float">
            <text:p>-105.18458455972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2.1825167243066" calcext:value-type="float">
            <text:p>-52.1825167243066</text:p>
          </table:table-cell>
          <table:table-cell office:value-type="float" office:value="-111.398488452381" calcext:value-type="float">
            <text:p>-111.398488452381</text:p>
          </table:table-cell>
          <table:table-cell office:value-type="float" office:value="0.0000600402637243733" calcext:value-type="float">
            <text:p>6.00402637243733E-05</text:p>
          </table:table-cell>
          <table:table-cell office:value-type="float" office:value="-20.8312453999354" calcext:value-type="float">
            <text:p>-20.8312453999354</text:p>
          </table:table-cell>
          <table:table-cell office:value-type="float" office:value="0.0000600402637243733" calcext:value-type="float">
            <text:p>6.00402637243733E-05</text:p>
          </table:table-cell>
          <table:table-cell office:value-type="float" office:value="-20.8312453999354" calcext:value-type="float">
            <text:p>-20.8312453999354</text:p>
          </table:table-cell>
          <table:table-cell office:value-type="float" office:value="-52.1898356386281" calcext:value-type="float">
            <text:p>-52.1898356386281</text:p>
          </table:table-cell>
          <table:table-cell office:value-type="float" office:value="-109.825069315572" calcext:value-type="float">
            <text:p>-109.8250693155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1.3163" calcext:value-type="float">
            <text:p>41.316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N23])/[.N23]))" office:value-type="float" office:value="-48.4788474897596" calcext:value-type="float">
            <text:p>-48.4788474897596</text:p>
          </table:table-cell>
          <table:table-cell/>
          <table:table-cell table:formula="of:=10^([.B23]/20)" office:value-type="float" office:value="0.00245965481936382" calcext:value-type="float">
            <text:p>0.002459654819364</text:p>
          </table:table-cell>
          <table:table-cell table:formula="of:=10^([.D23]/20)" office:value-type="float" office:value="1.0000069124147" calcext:value-type="float">
            <text:p>1.0000069124147</text:p>
          </table:table-cell>
          <table:table-cell table:formula="of:==20*LOG10(ABS(1-[.Q23]^2-[.R23]^2))" office:value-type="float" office:value="-94.0339538295541" calcext:value-type="float">
            <text:p>-94.0339538295541</text:p>
          </table:table-cell>
          <table:table-cell table:formula="of:=20*LOG10(ABS(1-[.R23]))" office:value-type="float" office:value="-103.207404295222" calcext:value-type="float">
            <text:p>-103.20740429522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1.0345284647503" calcext:value-type="float">
            <text:p>-51.0345284647503</text:p>
          </table:table-cell>
          <table:table-cell office:value-type="float" office:value="-114.166975845131" calcext:value-type="float">
            <text:p>-114.166975845131</text:p>
          </table:table-cell>
          <table:table-cell office:value-type="float" office:value="0.000052080251656723" calcext:value-type="float">
            <text:p>5.2080251656723E-05</text:p>
          </table:table-cell>
          <table:table-cell office:value-type="float" office:value="-20.8554017159031" calcext:value-type="float">
            <text:p>-20.8554017159031</text:p>
          </table:table-cell>
          <table:table-cell office:value-type="float" office:value="0.000052080251656723" calcext:value-type="float">
            <text:p>5.2080251656723E-05</text:p>
          </table:table-cell>
          <table:table-cell office:value-type="float" office:value="-20.8554017159031" calcext:value-type="float">
            <text:p>-20.8554017159031</text:p>
          </table:table-cell>
          <table:table-cell office:value-type="float" office:value="-51.03816342501" calcext:value-type="float">
            <text:p>-51.03816342501</text:p>
          </table:table-cell>
          <table:table-cell office:value-type="float" office:value="-107.157815806248" calcext:value-type="float">
            <text:p>-107.1578158062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.7285" calcext:value-type="float">
            <text:p>47.728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N24])/[.N24]))" office:value-type="float" office:value="-46.1403731807992" calcext:value-type="float">
            <text:p>-46.1403731807992</text:p>
          </table:table-cell>
          <table:table-cell/>
          <table:table-cell table:formula="of:=10^([.B24]/20)" office:value-type="float" office:value="0.00280720143209219" calcext:value-type="float">
            <text:p>0.002807201432092</text:p>
          </table:table-cell>
          <table:table-cell table:formula="of:=10^([.D24]/20)" office:value-type="float" office:value="1.00000599597853" calcext:value-type="float">
            <text:p>1.00000599597853</text:p>
          </table:table-cell>
          <table:table-cell table:formula="of:==20*LOG10(ABS(1-[.Q24]^2-[.R24]^2))" office:value-type="float" office:value="-94.0350054426527" calcext:value-type="float">
            <text:p>-94.0350054426527</text:p>
          </table:table-cell>
          <table:table-cell table:formula="of:=20*LOG10(ABS(1-[.R24]))" office:value-type="float" office:value="-104.442798616804" calcext:value-type="float">
            <text:p>-104.44279861680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4.5360167789911" calcext:value-type="float">
            <text:p>-54.5360167789911</text:p>
          </table:table-cell>
          <table:table-cell office:value-type="float" office:value="-109.200119121044" calcext:value-type="float">
            <text:p>-109.200119121044</text:p>
          </table:table-cell>
          <table:table-cell office:value-type="float" office:value="0.0000354743214919936" calcext:value-type="float">
            <text:p>3.54743214919936E-05</text:p>
          </table:table-cell>
          <table:table-cell office:value-type="float" office:value="-20.822737630099" calcext:value-type="float">
            <text:p>-20.822737630099</text:p>
          </table:table-cell>
          <table:table-cell office:value-type="float" office:value="0.0000354743214919936" calcext:value-type="float">
            <text:p>3.54743214919936E-05</text:p>
          </table:table-cell>
          <table:table-cell office:value-type="float" office:value="-20.822737630099" calcext:value-type="float">
            <text:p>-20.822737630099</text:p>
          </table:table-cell>
          <table:table-cell office:value-type="float" office:value="-54.5396921449087" calcext:value-type="float">
            <text:p>-54.5396921449087</text:p>
          </table:table-cell>
          <table:table-cell office:value-type="float" office:value="-112.164617081095" calcext:value-type="float">
            <text:p>-112.1646170810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5.9876" calcext:value-type="float">
            <text:p>55.987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N25])/[.N25]))" office:value-type="float" office:value="-49.4794589972919" calcext:value-type="float">
            <text:p>-49.4794589972919</text:p>
          </table:table-cell>
          <table:table-cell/>
          <table:table-cell table:formula="of:=10^([.B25]/20)" office:value-type="float" office:value="0.00187585455010862" calcext:value-type="float">
            <text:p>0.001875854550109</text:p>
          </table:table-cell>
          <table:table-cell table:formula="of:=10^([.D25]/20)" office:value-type="float" office:value="1.00000408414053" calcext:value-type="float">
            <text:p>1.00000408414053</text:p>
          </table:table-cell>
          <table:table-cell table:formula="of:==20*LOG10(ABS(1-[.Q25]^2-[.R25]^2))" office:value-type="float" office:value="-98.6458439601593" calcext:value-type="float">
            <text:p>-98.6458439601593</text:p>
          </table:table-cell>
          <table:table-cell table:formula="of:=20*LOG10(ABS(1-[.R25]))" office:value-type="float" office:value="-107.777986450669" calcext:value-type="float">
            <text:p>-107.77798645066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5.1203940578383" calcext:value-type="float">
            <text:p>-55.1203940578383</text:p>
          </table:table-cell>
          <table:table-cell office:value-type="float" office:value="-108.532415829857" calcext:value-type="float">
            <text:p>-108.532415829857</text:p>
          </table:table-cell>
          <table:table-cell office:value-type="float" office:value="0.0000361063886909847" calcext:value-type="float">
            <text:p>3.61063886909847E-05</text:p>
          </table:table-cell>
          <table:table-cell office:value-type="float" office:value="-20.8240914552861" calcext:value-type="float">
            <text:p>-20.8240914552861</text:p>
          </table:table-cell>
          <table:table-cell office:value-type="float" office:value="0.0000361063886909847" calcext:value-type="float">
            <text:p>3.61063886909847E-05</text:p>
          </table:table-cell>
          <table:table-cell office:value-type="float" office:value="-20.8240914552861" calcext:value-type="float">
            <text:p>-20.8240914552861</text:p>
          </table:table-cell>
          <table:table-cell office:value-type="float" office:value="-55.1252469419538" calcext:value-type="float">
            <text:p>-55.1252469419538</text:p>
          </table:table-cell>
          <table:table-cell office:value-type="float" office:value="-112.8262100287" calcext:value-type="float">
            <text:p>-112.82621002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6.5642" calcext:value-type="float">
            <text:p>66.564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N26])/[.N26]))" office:value-type="float" office:value="-49.3123181741683" calcext:value-type="float">
            <text:p>-49.3123181741683</text:p>
          </table:table-cell>
          <table:table-cell/>
          <table:table-cell table:formula="of:=10^([.B26]/20)" office:value-type="float" office:value="0.00175380093432355" calcext:value-type="float">
            <text:p>0.001753800934324</text:p>
          </table:table-cell>
          <table:table-cell table:formula="of:=10^([.D26]/20)" office:value-type="float" office:value="1.00000415691026" calcext:value-type="float">
            <text:p>1.00000415691026</text:p>
          </table:table-cell>
          <table:table-cell table:formula="of:==20*LOG10(ABS(1-[.Q26]^2-[.R26]^2))" office:value-type="float" office:value="-98.8697882242844" calcext:value-type="float">
            <text:p>-98.8697882242844</text:p>
          </table:table-cell>
          <table:table-cell table:formula="of:=20*LOG10(ABS(1-[.R26]))" office:value-type="float" office:value="-107.624587024287" calcext:value-type="float">
            <text:p>-107.62458702428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6.81124496842" calcext:value-type="float">
            <text:p>-56.81124496842</text:p>
          </table:table-cell>
          <table:table-cell office:value-type="float" office:value="-108.677131355777" calcext:value-type="float">
            <text:p>-108.677131355777</text:p>
          </table:table-cell>
          <table:table-cell office:value-type="float" office:value="0.0000147805405989302" calcext:value-type="float">
            <text:p>1.47805405989302E-05</text:p>
          </table:table-cell>
          <table:table-cell office:value-type="float" office:value="-20.8130128461405" calcext:value-type="float">
            <text:p>-20.8130128461405</text:p>
          </table:table-cell>
          <table:table-cell office:value-type="float" office:value="0.0000147805405989302" calcext:value-type="float">
            <text:p>1.47805405989302E-05</text:p>
          </table:table-cell>
          <table:table-cell office:value-type="float" office:value="-20.8130128461405" calcext:value-type="float">
            <text:p>-20.8130128461405</text:p>
          </table:table-cell>
          <table:table-cell office:value-type="float" office:value="-56.8174131656786" calcext:value-type="float">
            <text:p>-56.8174131656786</text:p>
          </table:table-cell>
          <table:table-cell office:value-type="float" office:value="-112.782426469279" calcext:value-type="float">
            <text:p>-112.7824264692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1.2733" calcext:value-type="float">
            <text:p>81.273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N27])/[.N27]))" office:value-type="float" office:value="-50.7850791584647" calcext:value-type="float">
            <text:p>-50.7850791584647</text:p>
          </table:table-cell>
          <table:table-cell/>
          <table:table-cell table:formula="of:=10^([.B27]/20)" office:value-type="float" office:value="0.00144356967931907" calcext:value-type="float">
            <text:p>0.001443569679319</text:p>
          </table:table-cell>
          <table:table-cell table:formula="of:=10^([.D27]/20)" office:value-type="float" office:value="1.00000170167407" calcext:value-type="float">
            <text:p>1.00000170167407</text:p>
          </table:table-cell>
          <table:table-cell table:formula="of:==20*LOG10(ABS(1-[.Q27]^2-[.R27]^2))" office:value-type="float" office:value="-105.212913833243" calcext:value-type="float">
            <text:p>-105.212913833243</text:p>
          </table:table-cell>
          <table:table-cell table:formula="of:=20*LOG10(ABS(1-[.R27]))" office:value-type="float" office:value="-115.382472375233" calcext:value-type="float">
            <text:p>-115.38247237523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6.6667290281238" calcext:value-type="float">
            <text:p>-56.6667290281238</text:p>
          </table:table-cell>
          <table:table-cell office:value-type="float" office:value="-108.71520429755" calcext:value-type="float">
            <text:p>-108.71520429755</text:p>
          </table:table-cell>
          <table:table-cell office:value-type="float" office:value="0.0000143072240994245" calcext:value-type="float">
            <text:p>1.43072240994245E-05</text:p>
          </table:table-cell>
          <table:table-cell office:value-type="float" office:value="-20.8172997478129" calcext:value-type="float">
            <text:p>-20.8172997478129</text:p>
          </table:table-cell>
          <table:table-cell office:value-type="float" office:value="0.0000143072240994245" calcext:value-type="float">
            <text:p>1.43072240994245E-05</text:p>
          </table:table-cell>
          <table:table-cell office:value-type="float" office:value="-20.8172997478129" calcext:value-type="float">
            <text:p>-20.8172997478129</text:p>
          </table:table-cell>
          <table:table-cell office:value-type="float" office:value="-56.6735258672642" calcext:value-type="float">
            <text:p>-56.6735258672642</text:p>
          </table:table-cell>
          <table:table-cell office:value-type="float" office:value="-112.759013658433" calcext:value-type="float">
            <text:p>-112.7590136584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8.1449" calcext:value-type="float">
            <text:p>98.144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N28])/[.N28]))" office:value-type="float" office:value="-50.1852231728777" calcext:value-type="float">
            <text:p>-50.1852231728777</text:p>
          </table:table-cell>
          <table:table-cell/>
          <table:table-cell table:formula="of:=10^([.B28]/20)" office:value-type="float" office:value="0.00146778872940706" calcext:value-type="float">
            <text:p>0.001467788729407</text:p>
          </table:table-cell>
          <table:table-cell table:formula="of:=10^([.D28]/20)" office:value-type="float" office:value="1.0000016471814" calcext:value-type="float">
            <text:p>1.0000016471814</text:p>
          </table:table-cell>
          <table:table-cell table:formula="of:==20*LOG10(ABS(1-[.Q28]^2-[.R28]^2))" office:value-type="float" office:value="-105.274031634906" calcext:value-type="float">
            <text:p>-105.274031634906</text:p>
          </table:table-cell>
          <table:table-cell table:formula="of:=20*LOG10(ABS(1-[.R28]))" office:value-type="float" office:value="-115.66517139119" calcext:value-type="float">
            <text:p>-115.6651713911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8.9765297503788" calcext:value-type="float">
            <text:p>-58.9765297503788</text:p>
          </table:table-cell>
          <table:table-cell office:value-type="float" office:value="-112.887873765092" calcext:value-type="float">
            <text:p>-112.887873765092</text:p>
          </table:table-cell>
          <table:table-cell office:value-type="float" office:value="-0.00000230972902372026" calcext:value-type="float">
            <text:p>-2.30972902372026E-06</text:p>
          </table:table-cell>
          <table:table-cell office:value-type="float" office:value="-20.8044178203" calcext:value-type="float">
            <text:p>-20.8044178203</text:p>
          </table:table-cell>
          <table:table-cell office:value-type="float" office:value="-0.00000230972902372026" calcext:value-type="float">
            <text:p>-2.30972902372026E-06</text:p>
          </table:table-cell>
          <table:table-cell office:value-type="float" office:value="-20.8044178203" calcext:value-type="float">
            <text:p>-20.8044178203</text:p>
          </table:table-cell>
          <table:table-cell office:value-type="float" office:value="-58.972973550319" calcext:value-type="float">
            <text:p>-58.972973550319</text:p>
          </table:table-cell>
          <table:table-cell office:value-type="float" office:value="-108.714183802825" calcext:value-type="float">
            <text:p>-108.7141838028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1.867" calcext:value-type="float">
            <text:p>121.86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N29])/[.N29]))" office:value-type="float" office:value="-52.1290822582002" calcext:value-type="float">
            <text:p>-52.1290822582002</text:p>
          </table:table-cell>
          <table:table-cell/>
          <table:table-cell table:formula="of:=10^([.B29]/20)" office:value-type="float" office:value="0.00112505437406996" calcext:value-type="float">
            <text:p>0.00112505437407</text:p>
          </table:table-cell>
          <table:table-cell table:formula="of:=10^([.D29]/20)" office:value-type="float" office:value="0.999999734082654" calcext:value-type="float">
            <text:p>0.999999734082654</text:p>
          </table:table-cell>
          <table:table-cell table:formula="of:==20*LOG10(ABS(1-[.Q29]^2-[.R29]^2))" office:value-type="float" office:value="-122.687111653834" calcext:value-type="float">
            <text:p>-122.687111653834</text:p>
          </table:table-cell>
          <table:table-cell table:formula="of:=20*LOG10(ABS(1-[.R29]))" office:value-type="float" office:value="-131.505066660866" calcext:value-type="float">
            <text:p>-131.50506666086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0.5399370197146" calcext:value-type="float">
            <text:p>-60.5399370197146</text:p>
          </table:table-cell>
          <table:table-cell office:value-type="float" office:value="-114.002836731127" calcext:value-type="float">
            <text:p>-114.002836731127</text:p>
          </table:table-cell>
          <table:table-cell office:value-type="float" office:value="-0.00000274086005082066" calcext:value-type="float">
            <text:p>-2.74086005082066E-06</text:p>
          </table:table-cell>
          <table:table-cell office:value-type="float" office:value="-20.7958361906767" calcext:value-type="float">
            <text:p>-20.7958361906767</text:p>
          </table:table-cell>
          <table:table-cell office:value-type="float" office:value="-0.00000274086005082066" calcext:value-type="float">
            <text:p>-2.74086005082066E-06</text:p>
          </table:table-cell>
          <table:table-cell office:value-type="float" office:value="-20.7958361906767" calcext:value-type="float">
            <text:p>-20.7958361906767</text:p>
          </table:table-cell>
          <table:table-cell office:value-type="float" office:value="-60.5355244453834" calcext:value-type="float">
            <text:p>-60.5355244453834</text:p>
          </table:table-cell>
          <table:table-cell office:value-type="float" office:value="-107.599306462502" calcext:value-type="float">
            <text:p>-107.5993064625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5.386" calcext:value-type="float">
            <text:p>155.38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0]-[.N30])/[.N30]))" office:value-type="float" office:value="-53.7170859546133" calcext:value-type="float">
            <text:p>-53.7170859546133</text:p>
          </table:table-cell>
          <table:table-cell/>
          <table:table-cell table:formula="of:=10^([.B30]/20)" office:value-type="float" office:value="0.000939730124404018" calcext:value-type="float">
            <text:p>0.000939730124404</text:p>
          </table:table-cell>
          <table:table-cell table:formula="of:=10^([.D30]/20)" office:value-type="float" office:value="0.999999684446875" calcext:value-type="float">
            <text:p>0.999999684446875</text:p>
          </table:table-cell>
          <table:table-cell table:formula="of:==20*LOG10(ABS(1-[.Q30]^2-[.R30]^2))" office:value-type="float" office:value="-131.972452568302" calcext:value-type="float">
            <text:p>-131.972452568302</text:p>
          </table:table-cell>
          <table:table-cell table:formula="of:=20*LOG10(ABS(1-[.R30]))" office:value-type="float" office:value="-130.018550291875" calcext:value-type="float">
            <text:p>-130.01855029187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5.6408853919595" calcext:value-type="float">
            <text:p>-65.6408853919595</text:p>
          </table:table-cell>
          <table:table-cell office:value-type="float" office:value="-111.823439313282" calcext:value-type="float">
            <text:p>-111.823439313282</text:p>
          </table:table-cell>
          <table:table-cell office:value-type="float" office:value="-0.00000147561335699172" calcext:value-type="float">
            <text:p>-1.47561335699172E-06</text:p>
          </table:table-cell>
          <table:table-cell office:value-type="float" office:value="-20.7791851012326" calcext:value-type="float">
            <text:p>-20.7791851012326</text:p>
          </table:table-cell>
          <table:table-cell office:value-type="float" office:value="-0.00000147561335699172" calcext:value-type="float">
            <text:p>-1.47561335699172E-06</text:p>
          </table:table-cell>
          <table:table-cell office:value-type="float" office:value="-20.7791851012326" calcext:value-type="float">
            <text:p>-20.7791851012326</text:p>
          </table:table-cell>
          <table:table-cell office:value-type="float" office:value="-65.6415554199823" calcext:value-type="float">
            <text:p>-65.6415554199823</text:p>
          </table:table-cell>
          <table:table-cell office:value-type="float" office:value="-109.751372821512" calcext:value-type="float">
            <text:p>-109.75137282151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8.347" calcext:value-type="float">
            <text:p>198.34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1]-[.N31])/[.N31]))" office:value-type="float" office:value="-57.999641071253" calcext:value-type="float">
            <text:p>-57.999641071253</text:p>
          </table:table-cell>
          <table:table-cell/>
          <table:table-cell table:formula="of:=10^([.B31]/20)" office:value-type="float" office:value="0.000522342941510165" calcext:value-type="float">
            <text:p>0.00052234294151</text:p>
          </table:table-cell>
          <table:table-cell table:formula="of:=10^([.D31]/20)" office:value-type="float" office:value="0.999999830113748" calcext:value-type="float">
            <text:p>0.999999830113748</text:p>
          </table:table-cell>
          <table:table-cell table:formula="of:==20*LOG10(ABS(1-[.Q31]^2-[.R31]^2))" office:value-type="float" office:value="-143.487541243094" calcext:value-type="float">
            <text:p>-143.487541243094</text:p>
          </table:table-cell>
          <table:table-cell table:formula="of:=20*LOG10(ABS(1-[.R31]))" office:value-type="float" office:value="-135.396835322506" calcext:value-type="float">
            <text:p>-135.39683532250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6.4893225577697" calcext:value-type="float">
            <text:p>-66.4893225577697</text:p>
          </table:table-cell>
          <table:table-cell office:value-type="float" office:value="-112.314383002462" calcext:value-type="float">
            <text:p>-112.314383002462</text:p>
          </table:table-cell>
          <table:table-cell office:value-type="float" office:value="-0.000000539416382809051" calcext:value-type="float">
            <text:p>-5.39416382809051E-07</text:p>
          </table:table-cell>
          <table:table-cell office:value-type="float" office:value="-20.7773303634149" calcext:value-type="float">
            <text:p>-20.7773303634149</text:p>
          </table:table-cell>
          <table:table-cell office:value-type="float" office:value="-0.000000539416382809051" calcext:value-type="float">
            <text:p>-5.39416382809051E-07</text:p>
          </table:table-cell>
          <table:table-cell office:value-type="float" office:value="-20.7773303634149" calcext:value-type="float">
            <text:p>-20.7773303634149</text:p>
          </table:table-cell>
          <table:table-cell office:value-type="float" office:value="-66.4893929461503" calcext:value-type="float">
            <text:p>-66.4893929461503</text:p>
          </table:table-cell>
          <table:table-cell office:value-type="float" office:value="-109.238194319998" calcext:value-type="float">
            <text:p>-109.2381943199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9.295" calcext:value-type="float">
            <text:p>259.29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2]-[.N32])/[.N32]))" office:value-type="float" office:value="-58.639210853441" calcext:value-type="float">
            <text:p>-58.639210853441</text:p>
          </table:table-cell>
          <table:table-cell/>
          <table:table-cell table:formula="of:=10^([.B32]/20)" office:value-type="float" office:value="0.000473733254810074" calcext:value-type="float">
            <text:p>0.00047373325481</text:p>
          </table:table-cell>
          <table:table-cell table:formula="of:=10^([.D32]/20)" office:value-type="float" office:value="0.999999937897396" calcext:value-type="float">
            <text:p>0.999999937897396</text:p>
          </table:table-cell>
          <table:table-cell table:formula="of:==20*LOG10(ABS(1-[.Q32]^2-[.R32]^2))" office:value-type="float" office:value="-139.981086042764" calcext:value-type="float">
            <text:p>-139.981086042764</text:p>
          </table:table-cell>
          <table:table-cell table:formula="of:=20*LOG10(ABS(1-[.R32]))" office:value-type="float" office:value="-144.137803760376" calcext:value-type="float">
            <text:p>-144.13780376037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7.0504647066716" calcext:value-type="float">
            <text:p>-67.0504647066716</text:p>
          </table:table-cell>
          <table:table-cell office:value-type="float" office:value="-109.948192143179" calcext:value-type="float">
            <text:p>-109.948192143179</text:p>
          </table:table-cell>
          <table:table-cell office:value-type="float" office:value="-0.000000110633181942897" calcext:value-type="float">
            <text:p>-1.10633181942897E-07</text:p>
          </table:table-cell>
          <table:table-cell office:value-type="float" office:value="-20.7763565465722" calcext:value-type="float">
            <text:p>-20.7763565465722</text:p>
          </table:table-cell>
          <table:table-cell office:value-type="float" office:value="-0.000000110633181942897" calcext:value-type="float">
            <text:p>-1.10633181942897E-07</text:p>
          </table:table-cell>
          <table:table-cell office:value-type="float" office:value="-20.7763565465722" calcext:value-type="float">
            <text:p>-20.7763565465722</text:p>
          </table:table-cell>
          <table:table-cell office:value-type="float" office:value="-67.0515631877528" calcext:value-type="float">
            <text:p>-67.0515631877528</text:p>
          </table:table-cell>
          <table:table-cell office:value-type="float" office:value="-111.594485507021" calcext:value-type="float">
            <text:p>-111.5944855070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6.245" calcext:value-type="float">
            <text:p>336.24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3]-[.N33])/[.N33]))" office:value-type="float" office:value="-58.9948676592503" calcext:value-type="float">
            <text:p>-58.9948676592503</text:p>
          </table:table-cell>
          <table:table-cell/>
          <table:table-cell table:formula="of:=10^([.B33]/20)" office:value-type="float" office:value="0.000444095901007424" calcext:value-type="float">
            <text:p>0.000444095901007</text:p>
          </table:table-cell>
          <table:table-cell table:formula="of:=10^([.D33]/20)" office:value-type="float" office:value="0.999999987262884" calcext:value-type="float">
            <text:p>0.999999987262884</text:p>
          </table:table-cell>
          <table:table-cell table:formula="of:==20*LOG10(ABS(1-[.Q33]^2-[.R33]^2))" office:value-type="float" office:value="-135.302219940625" calcext:value-type="float">
            <text:p>-135.302219940625</text:p>
          </table:table-cell>
          <table:table-cell table:formula="of:=20*LOG10(ABS(1-[.R33]))" office:value-type="float" office:value="-157.898578126591" calcext:value-type="float">
            <text:p>-157.89857812659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1.828105129348" calcext:value-type="float">
            <text:p>-71.828105129348</text:p>
          </table:table-cell>
          <table:table-cell office:value-type="float" office:value="-111.581403837325" calcext:value-type="float">
            <text:p>-111.581403837325</text:p>
          </table:table-cell>
          <table:table-cell office:value-type="float" office:value="0.000000821153082679327" calcext:value-type="float">
            <text:p>8.21153082679327E-07</text:p>
          </table:table-cell>
          <table:table-cell office:value-type="float" office:value="-20.7664582713037" calcext:value-type="float">
            <text:p>-20.7664582713037</text:p>
          </table:table-cell>
          <table:table-cell office:value-type="float" office:value="0.000000821153082679327" calcext:value-type="float">
            <text:p>8.21153082679327E-07</text:p>
          </table:table-cell>
          <table:table-cell office:value-type="float" office:value="-20.7664582713037" calcext:value-type="float">
            <text:p>-20.7664582713037</text:p>
          </table:table-cell>
          <table:table-cell office:value-type="float" office:value="-71.8319526648997" calcext:value-type="float">
            <text:p>-71.8319526648997</text:p>
          </table:table-cell>
          <table:table-cell office:value-type="float" office:value="-109.897573662695" calcext:value-type="float">
            <text:p>-109.8975736626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42.815" calcext:value-type="float">
            <text:p>442.81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4]-[.N34])/[.N34]))" office:value-type="float" office:value="-63.7990265185048" calcext:value-type="float">
            <text:p>-63.7990265185048</text:p>
          </table:table-cell>
          <table:table-cell/>
          <table:table-cell table:formula="of:=10^([.B34]/20)" office:value-type="float" office:value="0.000256209213645275" calcext:value-type="float">
            <text:p>0.000256209213645</text:p>
          </table:table-cell>
          <table:table-cell table:formula="of:=10^([.D34]/20)" office:value-type="float" office:value="1.00000009453875" calcext:value-type="float">
            <text:p>1.00000009453875</text:p>
          </table:table-cell>
          <table:table-cell table:formula="of:==20*LOG10(ABS(1-[.Q34]^2-[.R34]^2))" office:value-type="float" office:value="-131.878716447801" calcext:value-type="float">
            <text:p>-131.878716447801</text:p>
          </table:table-cell>
          <table:table-cell table:formula="of:=20*LOG10(ABS(1-[.R34]))" office:value-type="float" office:value="-140.48780317669" calcext:value-type="float">
            <text:p>-140.4878031766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5.5782151877585" calcext:value-type="float">
            <text:p>-75.5782151877585</text:p>
          </table:table-cell>
          <table:table-cell office:value-type="float" office:value="-112.618935726634" calcext:value-type="float">
            <text:p>-112.618935726634</text:p>
          </table:table-cell>
          <table:table-cell office:value-type="float" office:value="0.0000011082696541556" calcext:value-type="float">
            <text:p>1.1082696541556E-06</text:p>
          </table:table-cell>
          <table:table-cell office:value-type="float" office:value="-20.7619119854149" calcext:value-type="float">
            <text:p>-20.7619119854149</text:p>
          </table:table-cell>
          <table:table-cell office:value-type="float" office:value="0.0000011082696541556" calcext:value-type="float">
            <text:p>1.1082696541556E-06</text:p>
          </table:table-cell>
          <table:table-cell office:value-type="float" office:value="-20.7619119854149" calcext:value-type="float">
            <text:p>-20.7619119854149</text:p>
          </table:table-cell>
          <table:table-cell office:value-type="float" office:value="-75.5774219033756" calcext:value-type="float">
            <text:p>-75.5774219033756</text:p>
          </table:table-cell>
          <table:table-cell office:value-type="float" office:value="-108.819697584188" calcext:value-type="float">
            <text:p>-108.8196975841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12.141" calcext:value-type="float">
            <text:p>612.14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5]-[.N35])/[.N35]))" office:value-type="float" office:value="-67.3983459609337" calcext:value-type="float">
            <text:p>-67.3983459609337</text:p>
          </table:table-cell>
          <table:table-cell/>
          <table:table-cell table:formula="of:=10^([.B35]/20)" office:value-type="float" office:value="0.000166375449034678" calcext:value-type="float">
            <text:p>0.000166375449035</text:p>
          </table:table-cell>
          <table:table-cell table:formula="of:=10^([.D35]/20)" office:value-type="float" office:value="1.00000012759427" calcext:value-type="float">
            <text:p>1.00000012759427</text:p>
          </table:table-cell>
          <table:table-cell table:formula="of:==20*LOG10(ABS(1-[.Q35]^2-[.R35]^2))" office:value-type="float" office:value="-130.968282427848" calcext:value-type="float">
            <text:p>-130.968282427848</text:p>
          </table:table-cell>
          <table:table-cell table:formula="of:=20*LOG10(ABS(1-[.R35]))" office:value-type="float" office:value="-137.883376748" calcext:value-type="float">
            <text:p>-137.88337674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6.7546022513359" calcext:value-type="float">
            <text:p>-76.7546022513359</text:p>
          </table:table-cell>
          <table:table-cell office:value-type="float" office:value="-111.62390698191" calcext:value-type="float">
            <text:p>-111.62390698191</text:p>
          </table:table-cell>
          <table:table-cell office:value-type="float" office:value="0.00000048954747653089" calcext:value-type="float">
            <text:p>4.8954747653089E-07</text:p>
          </table:table-cell>
          <table:table-cell office:value-type="float" office:value="-20.7608904956591" calcext:value-type="float">
            <text:p>-20.7608904956591</text:p>
          </table:table-cell>
          <table:table-cell office:value-type="float" office:value="0.00000048954747653089" calcext:value-type="float">
            <text:p>4.8954747653089E-07</text:p>
          </table:table-cell>
          <table:table-cell office:value-type="float" office:value="-20.7608904956591" calcext:value-type="float">
            <text:p>-20.7608904956591</text:p>
          </table:table-cell>
          <table:table-cell office:value-type="float" office:value="-76.7519231463456" calcext:value-type="float">
            <text:p>-76.7519231463456</text:p>
          </table:table-cell>
          <table:table-cell office:value-type="float" office:value="-109.850522825215" calcext:value-type="float">
            <text:p>-109.8505228252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49.637" calcext:value-type="float">
            <text:p>849.63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6]-[.N36])/[.N36]))" office:value-type="float" office:value="-68.4630509640035" calcext:value-type="float">
            <text:p>-68.4630509640035</text:p>
          </table:table-cell>
          <table:table-cell/>
          <table:table-cell table:formula="of:=10^([.B36]/20)" office:value-type="float" office:value="0.00014530142965113" calcext:value-type="float">
            <text:p>0.000145301429651</text:p>
          </table:table-cell>
          <table:table-cell table:formula="of:=10^([.D36]/20)" office:value-type="float" office:value="1.00000005636124" calcext:value-type="float">
            <text:p>1.00000005636124</text:p>
          </table:table-cell>
          <table:table-cell table:formula="of:==20*LOG10(ABS(1-[.Q36]^2-[.R36]^2))" office:value-type="float" office:value="-137.468606981418" calcext:value-type="float">
            <text:p>-137.468606981418</text:p>
          </table:table-cell>
          <table:table-cell table:formula="of:=20*LOG10(ABS(1-[.R36]))" office:value-type="float" office:value="-144.980389569464" calcext:value-type="float">
            <text:p>-144.98038956946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8.3537729546811" calcext:value-type="float">
            <text:p>-78.3537729546811</text:p>
          </table:table-cell>
          <table:table-cell office:value-type="float" office:value="-111.767718574667" calcext:value-type="float">
            <text:p>-111.767718574667</text:p>
          </table:table-cell>
          <table:table-cell office:value-type="float" office:value="0.000000277161157976246" calcext:value-type="float">
            <text:p>2.77161157976246E-07</text:p>
          </table:table-cell>
          <table:table-cell office:value-type="float" office:value="-20.7596853845378" calcext:value-type="float">
            <text:p>-20.7596853845378</text:p>
          </table:table-cell>
          <table:table-cell office:value-type="float" office:value="0.000000277161157976246" calcext:value-type="float">
            <text:p>2.77161157976246E-07</text:p>
          </table:table-cell>
          <table:table-cell office:value-type="float" office:value="-20.7596853845378" calcext:value-type="float">
            <text:p>-20.7596853845378</text:p>
          </table:table-cell>
          <table:table-cell office:value-type="float" office:value="-78.3534936401152" calcext:value-type="float">
            <text:p>-78.3534936401152</text:p>
          </table:table-cell>
          <table:table-cell office:value-type="float" office:value="-109.719326898143" calcext:value-type="float">
            <text:p>-109.71932689814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03.95" calcext:value-type="float">
            <text:p>1203.9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7]-[.N37])/[.N37]))" office:value-type="float" office:value="-69.9141039818765" calcext:value-type="float">
            <text:p>-69.9141039818765</text:p>
          </table:table-cell>
          <table:table-cell/>
          <table:table-cell table:formula="of:=10^([.B37]/20)" office:value-type="float" office:value="0.000120868004552909" calcext:value-type="float">
            <text:p>0.000120868004553</text:p>
          </table:table-cell>
          <table:table-cell table:formula="of:=10^([.D37]/20)" office:value-type="float" office:value="1.00000003190936" calcext:value-type="float">
            <text:p>1.00000003190936</text:p>
          </table:table-cell>
          <table:table-cell table:formula="of:==20*LOG10(ABS(1-[.Q37]^2-[.R37]^2))" office:value-type="float" office:value="-142.11060026531" calcext:value-type="float">
            <text:p>-142.11060026531</text:p>
          </table:table-cell>
          <table:table-cell table:formula="of:=20*LOG10(ABS(1-[.R37]))" office:value-type="float" office:value="-149.921638657856" calcext:value-type="float">
            <text:p>-149.92163865785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8.691294252922" calcext:value-type="float">
            <text:p>-78.691294252922</text:p>
          </table:table-cell>
          <table:table-cell office:value-type="float" office:value="-111.325694970719" calcext:value-type="float">
            <text:p>-111.325694970719</text:p>
          </table:table-cell>
          <table:table-cell office:value-type="float" office:value="0.000000256098132947485" calcext:value-type="float">
            <text:p>2.56098132947485E-07</text:p>
          </table:table-cell>
          <table:table-cell office:value-type="float" office:value="-20.7594629721158" calcext:value-type="float">
            <text:p>-20.7594629721158</text:p>
          </table:table-cell>
          <table:table-cell office:value-type="float" office:value="0.000000256098132947485" calcext:value-type="float">
            <text:p>2.56098132947485E-07</text:p>
          </table:table-cell>
          <table:table-cell office:value-type="float" office:value="-20.7594629721158" calcext:value-type="float">
            <text:p>-20.7594629721158</text:p>
          </table:table-cell>
          <table:table-cell office:value-type="float" office:value="-78.6911322003933" calcext:value-type="float">
            <text:p>-78.6911322003933</text:p>
          </table:table-cell>
          <table:table-cell office:value-type="float" office:value="-110.162920654749" calcext:value-type="float">
            <text:p>-110.1629206547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5.17" calcext:value-type="float">
            <text:p>1715.1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8]-[.N38])/[.N38]))" office:value-type="float" office:value="-70.2105784067519" calcext:value-type="float">
            <text:p>-70.2105784067519</text:p>
          </table:table-cell>
          <table:table-cell/>
          <table:table-cell table:formula="of:=10^([.B38]/20)" office:value-type="float" office:value="0.000116261330130335" calcext:value-type="float">
            <text:p>0.00011626133013</text:p>
          </table:table-cell>
          <table:table-cell table:formula="of:=10^([.D38]/20)" office:value-type="float" office:value="1.00000002948439" calcext:value-type="float">
            <text:p>1.00000002948439</text:p>
          </table:table-cell>
          <table:table-cell table:formula="of:==20*LOG10(ABS(1-[.Q38]^2-[.R38]^2))" office:value-type="float" office:value="-142.794980460765" calcext:value-type="float">
            <text:p>-142.794980460765</text:p>
          </table:table-cell>
          <table:table-cell table:formula="of:=20*LOG10(ABS(1-[.R38]))" office:value-type="float" office:value="-150.608157765072" calcext:value-type="float">
            <text:p>-150.60815776507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1.8692279597141" calcext:value-type="float">
            <text:p>-81.8692279597141</text:p>
          </table:table-cell>
          <table:table-cell office:value-type="float" office:value="-109.799412578535" calcext:value-type="float">
            <text:p>-109.799412578535</text:p>
          </table:table-cell>
          <table:table-cell office:value-type="float" office:value="0.000000108904574391098" calcext:value-type="float">
            <text:p>1.08904574391098E-07</text:p>
          </table:table-cell>
          <table:table-cell office:value-type="float" office:value="-20.757456259015" calcext:value-type="float">
            <text:p>-20.757456259015</text:p>
          </table:table-cell>
          <table:table-cell office:value-type="float" office:value="0.000000108904574391098" calcext:value-type="float">
            <text:p>1.08904574391098E-07</text:p>
          </table:table-cell>
          <table:table-cell office:value-type="float" office:value="-20.757456259015" calcext:value-type="float">
            <text:p>-20.757456259015</text:p>
          </table:table-cell>
          <table:table-cell office:value-type="float" office:value="-81.8693789802773" calcext:value-type="float">
            <text:p>-81.8693789802773</text:p>
          </table:table-cell>
          <table:table-cell office:value-type="float" office:value="-111.699207862904" calcext:value-type="float">
            <text:p>-111.6992078629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60.51" calcext:value-type="float">
            <text:p>2460.5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9]-[.N39])/[.N39]))" office:value-type="float" office:value="-73.474979446245" calcext:value-type="float">
            <text:p>-73.474979446245</text:p>
          </table:table-cell>
          <table:table-cell/>
          <table:table-cell table:formula="of:=10^([.B39]/20)" office:value-type="float" office:value="0.0000806377872601117" calcext:value-type="float">
            <text:p>8.06377872601117E-05</text:p>
          </table:table-cell>
          <table:table-cell table:formula="of:=10^([.D39]/20)" office:value-type="float" office:value="1.0000000125381" calcext:value-type="float">
            <text:p>1.0000000125381</text:p>
          </table:table-cell>
          <table:table-cell table:formula="of:==20*LOG10(ABS(1-[.Q39]^2-[.R39]^2))" office:value-type="float" office:value="-150.012126597444" calcext:value-type="float">
            <text:p>-150.012126597444</text:p>
          </table:table-cell>
          <table:table-cell table:formula="of:=20*LOG10(ABS(1-[.R39]))" office:value-type="float" office:value="-158.035363642874" calcext:value-type="float">
            <text:p>-158.03536364287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3.7369272213251" calcext:value-type="float">
            <text:p>-83.7369272213251</text:p>
          </table:table-cell>
          <table:table-cell office:value-type="float" office:value="-112.614219271569" calcext:value-type="float">
            <text:p>-112.614219271569</text:p>
          </table:table-cell>
          <table:table-cell office:value-type="float" office:value="0.0000000130228740529472" calcext:value-type="float">
            <text:p>1.30228740529472E-08</text:p>
          </table:table-cell>
          <table:table-cell office:value-type="float" office:value="-20.7566572295195" calcext:value-type="float">
            <text:p>-20.7566572295195</text:p>
          </table:table-cell>
          <table:table-cell office:value-type="float" office:value="0.0000000130228740529472" calcext:value-type="float">
            <text:p>1.30228740529472E-08</text:p>
          </table:table-cell>
          <table:table-cell office:value-type="float" office:value="-20.7566572295195" calcext:value-type="float">
            <text:p>-20.7566572295195</text:p>
          </table:table-cell>
          <table:table-cell office:value-type="float" office:value="-83.7371239033855" calcext:value-type="float">
            <text:p>-83.7371239033855</text:p>
          </table:table-cell>
          <table:table-cell office:value-type="float" office:value="-108.899236159527" calcext:value-type="float">
            <text:p>-108.8992361595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596.82" calcext:value-type="float">
            <text:p>3596.8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0]-[.N40])/[.N40]))" office:value-type="float" office:value="-75.2161723738765" calcext:value-type="float">
            <text:p>-75.2161723738765</text:p>
          </table:table-cell>
          <table:table-cell/>
          <table:table-cell table:formula="of:=10^([.B40]/20)" office:value-type="float" office:value="0.0000650359725277224" calcext:value-type="float">
            <text:p>6.50359725277224E-05</text:p>
          </table:table-cell>
          <table:table-cell table:formula="of:=10^([.D40]/20)" office:value-type="float" office:value="1.00000000149931" calcext:value-type="float">
            <text:p>1.00000000149931</text:p>
          </table:table-cell>
          <table:table-cell table:formula="of:==20*LOG10(ABS(1-[.Q40]^2-[.R40]^2))" office:value-type="float" office:value="-162.819270265709" calcext:value-type="float">
            <text:p>-162.819270265709</text:p>
          </table:table-cell>
          <table:table-cell table:formula="of:=20*LOG10(ABS(1-[.R40]))" office:value-type="float" office:value="-176.482149324337" calcext:value-type="float">
            <text:p>-176.48214932433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4.2973809497781" calcext:value-type="float">
            <text:p>-84.2973809497781</text:p>
          </table:table-cell>
          <table:table-cell office:value-type="float" office:value="-112.947291621402" calcext:value-type="float">
            <text:p>-112.947291621402</text:p>
          </table:table-cell>
          <table:table-cell office:value-type="float" office:value="0.0000000272868259600834" calcext:value-type="float">
            <text:p>2.72868259600834E-08</text:p>
          </table:table-cell>
          <table:table-cell office:value-type="float" office:value="-20.7564354932555" calcext:value-type="float">
            <text:p>-20.7564354932555</text:p>
          </table:table-cell>
          <table:table-cell office:value-type="float" office:value="0.0000000272868259600834" calcext:value-type="float">
            <text:p>2.72868259600834E-08</text:p>
          </table:table-cell>
          <table:table-cell office:value-type="float" office:value="-20.7564354932555" calcext:value-type="float">
            <text:p>-20.7564354932555</text:p>
          </table:table-cell>
          <table:table-cell office:value-type="float" office:value="-84.2967950180973" calcext:value-type="float">
            <text:p>-84.2967950180973</text:p>
          </table:table-cell>
          <table:table-cell office:value-type="float" office:value="-108.561309196592" calcext:value-type="float">
            <text:p>-108.5613091965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90.39" calcext:value-type="float">
            <text:p>5290.3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1]-[.N41])/[.N41]))" office:value-type="float" office:value="-75.768389474298" calcext:value-type="float">
            <text:p>-75.768389474298</text:p>
          </table:table-cell>
          <table:table-cell/>
          <table:table-cell table:formula="of:=10^([.B41]/20)" office:value-type="float" office:value="0.0000609720718186387" calcext:value-type="float">
            <text:p>6.09720718186387E-05</text:p>
          </table:table-cell>
          <table:table-cell table:formula="of:=10^([.D41]/20)" office:value-type="float" office:value="1.00000000314151" calcext:value-type="float">
            <text:p>1.00000000314151</text:p>
          </table:table-cell>
          <table:table-cell table:formula="of:==20*LOG10(ABS(1-[.Q41]^2-[.R41]^2))" office:value-type="float" office:value="-159.999463710408" calcext:value-type="float">
            <text:p>-159.999463710408</text:p>
          </table:table-cell>
          <table:table-cell table:formula="of:=20*LOG10(ABS(1-[.R41]))" office:value-type="float" office:value="-170.057225707735" calcext:value-type="float">
            <text:p>-170.05722570773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6.048700142361" calcext:value-type="float">
            <text:p>-86.048700142361</text:p>
          </table:table-cell>
          <table:table-cell office:value-type="float" office:value="-114.114086563265" calcext:value-type="float">
            <text:p>-114.114086563265</text:p>
          </table:table-cell>
          <table:table-cell office:value-type="float" office:value="-0.0000000283844312863734" calcext:value-type="float">
            <text:p>-2.83844312863734E-08</text:p>
          </table:table-cell>
          <table:table-cell office:value-type="float" office:value="-20.7558644841075" calcext:value-type="float">
            <text:p>-20.7558644841075</text:p>
          </table:table-cell>
          <table:table-cell office:value-type="float" office:value="-0.0000000283844312863734" calcext:value-type="float">
            <text:p>-2.83844312863734E-08</text:p>
          </table:table-cell>
          <table:table-cell office:value-type="float" office:value="-20.7558644841075" calcext:value-type="float">
            <text:p>-20.7558644841075</text:p>
          </table:table-cell>
          <table:table-cell office:value-type="float" office:value="-86.0494006170967" calcext:value-type="float">
            <text:p>-86.0494006170967</text:p>
          </table:table-cell>
          <table:table-cell office:value-type="float" office:value="-107.406704524755" calcext:value-type="float">
            <text:p>-107.4067045247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065.15" calcext:value-type="float">
            <text:p>8065.1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2]-[.N42])/[.N42]))" office:value-type="float" office:value="-77.3767503511425" calcext:value-type="float">
            <text:p>-77.3767503511425</text:p>
          </table:table-cell>
          <table:table-cell/>
          <table:table-cell table:formula="of:=10^([.B42]/20)" office:value-type="float" office:value="0.000049838503452832" calcext:value-type="float">
            <text:p>4.9838503452832E-05</text:p>
          </table:table-cell>
          <table:table-cell table:formula="of:=10^([.D42]/20)" office:value-type="float" office:value="0.999999996732122" calcext:value-type="float">
            <text:p>0.999999996732122</text:p>
          </table:table-cell>
          <table:table-cell table:formula="of:==20*LOG10(ABS(1-[.Q42]^2-[.R42]^2))" office:value-type="float" office:value="-167.846867673605" calcext:value-type="float">
            <text:p>-167.846867673605</text:p>
          </table:table-cell>
          <table:table-cell table:formula="of:=20*LOG10(ABS(1-[.R42]))" office:value-type="float" office:value="-169.714682211963" calcext:value-type="float">
            <text:p>-169.7146822119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6.2675899290117" calcext:value-type="float">
            <text:p>-86.2675899290117</text:p>
          </table:table-cell>
          <table:table-cell office:value-type="float" office:value="-114.400560881298" calcext:value-type="float">
            <text:p>-114.400560881298</text:p>
          </table:table-cell>
          <table:table-cell office:value-type="float" office:value="-0.000000025359742960629" calcext:value-type="float">
            <text:p>-2.5359742960629E-08</text:p>
          </table:table-cell>
          <table:table-cell office:value-type="float" office:value="-20.7558086738592" calcext:value-type="float">
            <text:p>-20.7558086738592</text:p>
          </table:table-cell>
          <table:table-cell office:value-type="float" office:value="-0.000000025359742960629" calcext:value-type="float">
            <text:p>-2.5359742960629E-08</text:p>
          </table:table-cell>
          <table:table-cell office:value-type="float" office:value="-20.7558086738592" calcext:value-type="float">
            <text:p>-20.7558086738592</text:p>
          </table:table-cell>
          <table:table-cell office:value-type="float" office:value="-86.2683725642196" calcext:value-type="float">
            <text:p>-86.2683725642196</text:p>
          </table:table-cell>
          <table:table-cell office:value-type="float" office:value="-107.119726871615" calcext:value-type="float">
            <text:p>-107.1197268716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967.7" calcext:value-type="float">
            <text:p>11967.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3]-[.N43])/[.N43]))" office:value-type="float" office:value="-77.5511868270521" calcext:value-type="float">
            <text:p>-77.5511868270521</text:p>
          </table:table-cell>
          <table:table-cell/>
          <table:table-cell table:formula="of:=10^([.B43]/20)" office:value-type="float" office:value="0.0000485982357599038" calcext:value-type="float">
            <text:p>4.85982357599038E-05</text:p>
          </table:table-cell>
          <table:table-cell table:formula="of:=10^([.D43]/20)" office:value-type="float" office:value="0.999999997080352" calcext:value-type="float">
            <text:p>0.999999997080352</text:p>
          </table:table-cell>
          <table:table-cell table:formula="of:==20*LOG10(ABS(1-[.Q43]^2-[.R43]^2))" office:value-type="float" office:value="-169.174637096731" calcext:value-type="float">
            <text:p>-169.174637096731</text:p>
          </table:table-cell>
          <table:table-cell table:formula="of:=20*LOG10(ABS(1-[.R43]))" office:value-type="float" office:value="-170.693389205116" calcext:value-type="float">
            <text:p>-170.69338920511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90.2829538814439" calcext:value-type="float">
            <text:p>-90.2829538814439</text:p>
          </table:table-cell>
          <table:table-cell office:value-type="float" office:value="-113.840815232847" calcext:value-type="float">
            <text:p>-113.840815232847</text:p>
          </table:table-cell>
          <table:table-cell office:value-type="float" office:value="0.0000000991363307175018" calcext:value-type="float">
            <text:p>9.91363307175018E-08</text:p>
          </table:table-cell>
          <table:table-cell office:value-type="float" office:value="-20.754787495267" calcext:value-type="float">
            <text:p>-20.754787495267</text:p>
          </table:table-cell>
          <table:table-cell office:value-type="float" office:value="0.0000000991363307175018" calcext:value-type="float">
            <text:p>9.91363307175018E-08</text:p>
          </table:table-cell>
          <table:table-cell office:value-type="float" office:value="-20.754787495267" calcext:value-type="float">
            <text:p>-20.754787495267</text:p>
          </table:table-cell>
          <table:table-cell office:value-type="float" office:value="-90.2850469204602" calcext:value-type="float">
            <text:p>-90.2850469204602</text:p>
          </table:table-cell>
          <table:table-cell office:value-type="float" office:value="-107.629446518021" calcext:value-type="float">
            <text:p>-107.6294465180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397.3" calcext:value-type="float">
            <text:p>18397.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4]-[.N44])/[.N44]))" office:value-type="float" office:value="-81.5805936372033" calcext:value-type="float">
            <text:p>-81.5805936372033</text:p>
          </table:table-cell>
          <table:table-cell/>
          <table:table-cell table:formula="of:=10^([.B44]/20)" office:value-type="float" office:value="0.0000306092230381553" calcext:value-type="float">
            <text:p>3.06092230381553E-05</text:p>
          </table:table-cell>
          <table:table-cell table:formula="of:=10^([.D44]/20)" office:value-type="float" office:value="1.00000001141349" calcext:value-type="float">
            <text:p>1.00000001141349</text:p>
          </table:table-cell>
          <table:table-cell table:formula="of:==20*LOG10(ABS(1-[.Q44]^2-[.R44]^2))" office:value-type="float" office:value="-152.481642526408" calcext:value-type="float">
            <text:p>-152.481642526408</text:p>
          </table:table-cell>
          <table:table-cell table:formula="of:=20*LOG10(ABS(1-[.R44]))" office:value-type="float" office:value="-158.851629278798" calcext:value-type="float">
            <text:p>-158.85162927879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93.456212733743" calcext:value-type="float">
            <text:p>-93.456212733743</text:p>
          </table:table-cell>
          <table:table-cell office:value-type="float" office:value="-111.837254227355" calcext:value-type="float">
            <text:p>-111.837254227355</text:p>
          </table:table-cell>
          <table:table-cell office:value-type="float" office:value="0.0000000202905144901046" calcext:value-type="float">
            <text:p>2.02905144901046E-08</text:p>
          </table:table-cell>
          <table:table-cell office:value-type="float" office:value="-20.7542964743648" calcext:value-type="float">
            <text:p>-20.7542964743648</text:p>
          </table:table-cell>
          <table:table-cell office:value-type="float" office:value="0.0000000202905144901046" calcext:value-type="float">
            <text:p>2.02905144901046E-08</text:p>
          </table:table-cell>
          <table:table-cell office:value-type="float" office:value="-20.7542964743648" calcext:value-type="float">
            <text:p>-20.7542964743648</text:p>
          </table:table-cell>
          <table:table-cell office:value-type="float" office:value="-93.458626546305" calcext:value-type="float">
            <text:p>-93.458626546305</text:p>
          </table:table-cell>
          <table:table-cell office:value-type="float" office:value="-109.659496968391" calcext:value-type="float">
            <text:p>-109.65949696839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6676.7" calcext:value-type="float">
            <text:p>26676.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5]-[.N45])/[.N45]))" office:value-type="float" office:value="-84.4801861419463" calcext:value-type="float">
            <text:p>-84.4801861419463</text:p>
          </table:table-cell>
          <table:table-cell/>
          <table:table-cell table:formula="of:=10^([.B45]/20)" office:value-type="float" office:value="0.0000212417045182959" calcext:value-type="float">
            <text:p>2.12417045182959E-05</text:p>
          </table:table-cell>
          <table:table-cell table:formula="of:=10^([.D45]/20)" office:value-type="float" office:value="1.00000000233603" calcext:value-type="float">
            <text:p>1.00000000233603</text:p>
          </table:table-cell>
          <table:table-cell table:formula="of:==20*LOG10(ABS(1-[.Q45]^2-[.R45]^2))" office:value-type="float" office:value="-165.809049043001" calcext:value-type="float">
            <text:p>-165.809049043001</text:p>
          </table:table-cell>
          <table:table-cell table:formula="of:=20*LOG10(ABS(1-[.R45]))" office:value-type="float" office:value="-172.630424944633" calcext:value-type="float">
            <text:p>-172.6304249446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6.3074597056908" calcext:value-type="float">
            <text:p>-96.3074597056908</text:p>
          </table:table-cell>
          <table:table-cell office:value-type="float" office:value="-109.430696657313" calcext:value-type="float">
            <text:p>-109.430696657313</text:p>
          </table:table-cell>
          <table:table-cell office:value-type="float" office:value="-0.00000000803072049371015" calcext:value-type="float">
            <text:p>-8.03072049371015E-09</text:p>
          </table:table-cell>
          <table:table-cell office:value-type="float" office:value="-20.753942542431" calcext:value-type="float">
            <text:p>-20.753942542431</text:p>
          </table:table-cell>
          <table:table-cell office:value-type="float" office:value="-0.00000000803072049371015" calcext:value-type="float">
            <text:p>-8.03072049371015E-09</text:p>
          </table:table-cell>
          <table:table-cell office:value-type="float" office:value="-20.753942542431" calcext:value-type="float">
            <text:p>-20.753942542431</text:p>
          </table:table-cell>
          <table:table-cell office:value-type="float" office:value="-96.3080006323516" calcext:value-type="float">
            <text:p>-96.3080006323516</text:p>
          </table:table-cell>
          <table:table-cell office:value-type="float" office:value="-112.083023089888" calcext:value-type="float">
            <text:p>-112.08302308988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0548.9" calcext:value-type="float">
            <text:p>40548.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6]-[.N46])/[.N46]))" office:value-type="float" office:value="-87.4020670421767" calcext:value-type="float">
            <text:p>-87.4020670421767</text:p>
          </table:table-cell>
          <table:table-cell/>
          <table:table-cell table:formula="of:=10^([.B46]/20)" office:value-type="float" office:value="0.0000152977308178758" calcext:value-type="float">
            <text:p>1.52977308178758E-05</text:p>
          </table:table-cell>
          <table:table-cell table:formula="of:=10^([.D46]/20)" office:value-type="float" office:value="0.999999999075429" calcext:value-type="float">
            <text:p>0.999999999075429</text:p>
          </table:table-cell>
          <table:table-cell table:formula="of:==20*LOG10(ABS(1-[.Q46]^2-[.R46]^2))" office:value-type="float" office:value="-175.835897926019" calcext:value-type="float">
            <text:p>-175.835897926019</text:p>
          </table:table-cell>
          <table:table-cell table:formula="of:=20*LOG10(ABS(1-[.R46]))" office:value-type="float" office:value="-180.681195929125" calcext:value-type="float">
            <text:p>-180.6811959291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8"/>
        </table:table-row>
      </table:table>
      <table:table table:name="4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9.3111669022111" calcext:value-type="float">
            <text:p>-29.3111669022111</text:p>
          </table:table-cell>
          <table:table-cell office:value-type="float" office:value="72.1326275541501" calcext:value-type="float">
            <text:p>72.1326275541501</text:p>
          </table:table-cell>
          <table:table-cell office:value-type="float" office:value="-0.00379423775277121" calcext:value-type="float">
            <text:p>-0.003794237752771</text:p>
          </table:table-cell>
          <table:table-cell office:value-type="float" office:value="-17.8527349408063" calcext:value-type="float">
            <text:p>-17.8527349408063</text:p>
          </table:table-cell>
          <table:table-cell office:value-type="float" office:value="-0.00379423775277121" calcext:value-type="float">
            <text:p>-0.003794237752771</text:p>
          </table:table-cell>
          <table:table-cell office:value-type="float" office:value="-17.8527349408063" calcext:value-type="float">
            <text:p>-17.8527349408063</text:p>
          </table:table-cell>
          <table:table-cell office:value-type="float" office:value="-29.311166901986" calcext:value-type="float">
            <text:p>-29.311166901986</text:p>
          </table:table-cell>
          <table:table-cell office:value-type="float" office:value="72.1326275544574" calcext:value-type="float">
            <text:p>72.1326275544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6572" calcext:value-type="float">
            <text:p>1.5657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-17.0927158517921" calcext:value-type="float">
            <text:p>-17.0927158517921</text:p>
          </table:table-cell>
          <table:table-cell/>
          <table:table-cell table:formula="of:=10^([.B9]/20)" office:value-type="float" office:value="0.0342327394706387" calcext:value-type="float">
            <text:p>0.034232739470639</text:p>
          </table:table-cell>
          <table:table-cell table:formula="of:=10^([.D9]/20)" office:value-type="float" office:value="0.999563267630917" calcext:value-type="float">
            <text:p>0.999563267630917</text:p>
          </table:table-cell>
          <table:table-cell table:formula="of:==20*LOG10(ABS(1-[.Q9]^2-[.R9]^2))" office:value-type="float" office:value="-70.4980163510242" calcext:value-type="float">
            <text:p>-70.4980163510242</text:p>
          </table:table-cell>
          <table:table-cell table:formula="of:=20*LOG10(ABS(1-[.R9]))" office:value-type="float" office:value="-67.195692369802" calcext:value-type="float">
            <text:p>-67.19569236980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6.1453663326892" calcext:value-type="float">
            <text:p>-46.1453663326892</text:p>
          </table:table-cell>
          <table:table-cell office:value-type="float" office:value="168.853791271505" calcext:value-type="float">
            <text:p>168.853791271505</text:p>
          </table:table-cell>
          <table:table-cell office:value-type="float" office:value="0.000290805739916944" calcext:value-type="float">
            <text:p>0.000290805739917</text:p>
          </table:table-cell>
          <table:table-cell office:value-type="float" office:value="-20.4064014193373" calcext:value-type="float">
            <text:p>-20.4064014193373</text:p>
          </table:table-cell>
          <table:table-cell office:value-type="float" office:value="0.000290805739916944" calcext:value-type="float">
            <text:p>0.000290805739917</text:p>
          </table:table-cell>
          <table:table-cell office:value-type="float" office:value="-20.4064014193373" calcext:value-type="float">
            <text:p>-20.4064014193373</text:p>
          </table:table-cell>
          <table:table-cell office:value-type="float" office:value="-46.2268389027273" calcext:value-type="float">
            <text:p>-46.2268389027273</text:p>
          </table:table-cell>
          <table:table-cell office:value-type="float" office:value="-29.7701574954694" calcext:value-type="float">
            <text:p>-29.77015749546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0357" calcext:value-type="float">
            <text:p>4.035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-35.5436660721406" calcext:value-type="float">
            <text:p>-35.5436660721406</text:p>
          </table:table-cell>
          <table:table-cell/>
          <table:table-cell table:formula="of:=10^([.B10]/20)" office:value-type="float" office:value="0.00492869204490669" calcext:value-type="float">
            <text:p>0.004928692044907</text:p>
          </table:table-cell>
          <table:table-cell table:formula="of:=10^([.D10]/20)" office:value-type="float" office:value="1.00003348080855" calcext:value-type="float">
            <text:p>1.00003348080855</text:p>
          </table:table-cell>
          <table:table-cell table:formula="of:==20*LOG10(ABS(1-[.Q10]^2-[.R10]^2))" office:value-type="float" office:value="-80.7948910402982" calcext:value-type="float">
            <text:p>-80.7948910402982</text:p>
          </table:table-cell>
          <table:table-cell table:formula="of:=20*LOG10(ABS(1-[.R10]))" office:value-type="float" office:value="-89.5040812486947" calcext:value-type="float">
            <text:p>-89.504081248694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4.8245517305557" calcext:value-type="float">
            <text:p>-54.8245517305557</text:p>
          </table:table-cell>
          <table:table-cell office:value-type="float" office:value="-97.5367260184237" calcext:value-type="float">
            <text:p>-97.5367260184237</text:p>
          </table:table-cell>
          <table:table-cell office:value-type="float" office:value="0.000148623412077735" calcext:value-type="float">
            <text:p>0.000148623412078</text:p>
          </table:table-cell>
          <table:table-cell office:value-type="float" office:value="-20.7359004512779" calcext:value-type="float">
            <text:p>-20.7359004512779</text:p>
          </table:table-cell>
          <table:table-cell office:value-type="float" office:value="0.000148623412077735" calcext:value-type="float">
            <text:p>0.000148623412078</text:p>
          </table:table-cell>
          <table:table-cell office:value-type="float" office:value="-20.7359004512779" calcext:value-type="float">
            <text:p>-20.7359004512779</text:p>
          </table:table-cell>
          <table:table-cell office:value-type="float" office:value="-55.0770591647122" calcext:value-type="float">
            <text:p>-55.0770591647122</text:p>
          </table:table-cell>
          <table:table-cell office:value-type="float" office:value="-125.120427314475" calcext:value-type="float">
            <text:p>-125.1204273144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35739" calcext:value-type="float">
            <text:p>7.3573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-61.6528051922583" calcext:value-type="float">
            <text:p>-61.6528051922583</text:p>
          </table:table-cell>
          <table:table-cell/>
          <table:table-cell table:formula="of:=10^([.B11]/20)" office:value-type="float" office:value="0.00181456451400366" calcext:value-type="float">
            <text:p>0.001814564514004</text:p>
          </table:table-cell>
          <table:table-cell table:formula="of:=10^([.D11]/20)" office:value-type="float" office:value="1.00001711104905" calcext:value-type="float">
            <text:p>1.00001711104905</text:p>
          </table:table-cell>
          <table:table-cell table:formula="of:==20*LOG10(ABS(1-[.Q11]^2-[.R11]^2))" office:value-type="float" office:value="-88.5158928204534" calcext:value-type="float">
            <text:p>-88.5158928204534</text:p>
          </table:table-cell>
          <table:table-cell table:formula="of:=20*LOG10(ABS(1-[.R11]))" office:value-type="float" office:value="-95.33446727623" calcext:value-type="float">
            <text:p>-95.3344672762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2.4658817255573" calcext:value-type="float">
            <text:p>-52.4658817255573</text:p>
          </table:table-cell>
          <table:table-cell office:value-type="float" office:value="-118.534022504752" calcext:value-type="float">
            <text:p>-118.534022504752</text:p>
          </table:table-cell>
          <table:table-cell office:value-type="float" office:value="0.000153810799833403" calcext:value-type="float">
            <text:p>0.000153810799833</text:p>
          </table:table-cell>
          <table:table-cell office:value-type="float" office:value="-20.7862961649189" calcext:value-type="float">
            <text:p>-20.7862961649189</text:p>
          </table:table-cell>
          <table:table-cell office:value-type="float" office:value="0.000153810799833403" calcext:value-type="float">
            <text:p>0.000153810799833</text:p>
          </table:table-cell>
          <table:table-cell office:value-type="float" office:value="-20.7862961649189" calcext:value-type="float">
            <text:p>-20.7862961649189</text:p>
          </table:table-cell>
          <table:table-cell office:value-type="float" office:value="-52.6761698905589" calcext:value-type="float">
            <text:p>-52.6761698905589</text:p>
          </table:table-cell>
          <table:table-cell office:value-type="float" office:value="-103.240407249362" calcext:value-type="float">
            <text:p>-103.2404072493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2706" calcext:value-type="float">
            <text:p>11.27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-55.9087625486043" calcext:value-type="float">
            <text:p>-55.9087625486043</text:p>
          </table:table-cell>
          <table:table-cell/>
          <table:table-cell table:formula="of:=10^([.B12]/20)" office:value-type="float" office:value="0.00238070680712849" calcext:value-type="float">
            <text:p>0.002380706807128</text:p>
          </table:table-cell>
          <table:table-cell table:formula="of:=10^([.D12]/20)" office:value-type="float" office:value="1.00001770827953" calcext:value-type="float">
            <text:p>1.00001770827953</text:p>
          </table:table-cell>
          <table:table-cell table:formula="of:==20*LOG10(ABS(1-[.Q12]^2-[.R12]^2))" office:value-type="float" office:value="-87.7264108011063" calcext:value-type="float">
            <text:p>-87.7264108011063</text:p>
          </table:table-cell>
          <table:table-cell table:formula="of:=20*LOG10(ABS(1-[.R12]))" office:value-type="float" office:value="-95.0364726228584" calcext:value-type="float">
            <text:p>-95.036472622858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0.0858396663516" calcext:value-type="float">
            <text:p>-60.0858396663516</text:p>
          </table:table-cell>
          <table:table-cell office:value-type="float" office:value="-117.126473404303" calcext:value-type="float">
            <text:p>-117.126473404303</text:p>
          </table:table-cell>
          <table:table-cell office:value-type="float" office:value="-0.000000933780306329444" calcext:value-type="float">
            <text:p>-9.33780306329444E-07</text:p>
          </table:table-cell>
          <table:table-cell office:value-type="float" office:value="-20.7352890582363" calcext:value-type="float">
            <text:p>-20.7352890582363</text:p>
          </table:table-cell>
          <table:table-cell office:value-type="float" office:value="-0.000000933780306329444" calcext:value-type="float">
            <text:p>-9.33780306329444E-07</text:p>
          </table:table-cell>
          <table:table-cell office:value-type="float" office:value="-20.7352890582363" calcext:value-type="float">
            <text:p>-20.7352890582363</text:p>
          </table:table-cell>
          <table:table-cell office:value-type="float" office:value="-60.070379645708" calcext:value-type="float">
            <text:p>-60.070379645708</text:p>
          </table:table-cell>
          <table:table-cell office:value-type="float" office:value="-105.082748114773" calcext:value-type="float">
            <text:p>-105.0827481147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.0807" calcext:value-type="float">
            <text:p>15.08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-61.3486694993076" calcext:value-type="float">
            <text:p>-61.3486694993076</text:p>
          </table:table-cell>
          <table:table-cell/>
          <table:table-cell table:formula="of:=10^([.B13]/20)" office:value-type="float" office:value="0.00099016601617492" calcext:value-type="float">
            <text:p>0.000990166016175</text:p>
          </table:table-cell>
          <table:table-cell table:formula="of:=10^([.D13]/20)" office:value-type="float" office:value="0.999999892494575" calcext:value-type="float">
            <text:p>0.999999892494575</text:p>
          </table:table-cell>
          <table:table-cell table:formula="of:==20*LOG10(ABS(1-[.Q13]^2-[.R13]^2))" office:value-type="float" office:value="-122.322027696538" calcext:value-type="float">
            <text:p>-122.322027696538</text:p>
          </table:table-cell>
          <table:table-cell table:formula="of:=20*LOG10(ABS(1-[.R13]))" office:value-type="float" office:value="-139.371392400034" calcext:value-type="float">
            <text:p>-139.37139240003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8.9693267049482" calcext:value-type="float">
            <text:p>-58.9693267049482</text:p>
          </table:table-cell>
          <table:table-cell office:value-type="float" office:value="-138.576314459068" calcext:value-type="float">
            <text:p>-138.576314459068</text:p>
          </table:table-cell>
          <table:table-cell office:value-type="float" office:value="-0.0000022053255973976" calcext:value-type="float">
            <text:p>-2.2053255973976E-06</text:p>
          </table:table-cell>
          <table:table-cell office:value-type="float" office:value="-20.7611029239754" calcext:value-type="float">
            <text:p>-20.7611029239754</text:p>
          </table:table-cell>
          <table:table-cell office:value-type="float" office:value="-0.0000022053255973976" calcext:value-type="float">
            <text:p>-2.2053255973976E-06</text:p>
          </table:table-cell>
          <table:table-cell office:value-type="float" office:value="-20.7611029239754" calcext:value-type="float">
            <text:p>-20.7611029239754</text:p>
          </table:table-cell>
          <table:table-cell office:value-type="float" office:value="-58.992893438043" calcext:value-type="float">
            <text:p>-58.992893438043</text:p>
          </table:table-cell>
          <table:table-cell office:value-type="float" office:value="-83.5847417743091" calcext:value-type="float">
            <text:p>-83.58474177430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.2349" calcext:value-type="float">
            <text:p>19.234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N14])/[.N14]))" office:value-type="float" office:value="-68.2306308478522" calcext:value-type="float">
            <text:p>-68.2306308478522</text:p>
          </table:table-cell>
          <table:table-cell/>
          <table:table-cell table:formula="of:=10^([.B14]/20)" office:value-type="float" office:value="0.00112598774753051" calcext:value-type="float">
            <text:p>0.001125987747531</text:p>
          </table:table-cell>
          <table:table-cell table:formula="of:=10^([.D14]/20)" office:value-type="float" office:value="0.99999974610254" calcext:value-type="float">
            <text:p>0.99999974610254</text:p>
          </table:table-cell>
          <table:table-cell table:formula="of:==20*LOG10(ABS(1-[.Q14]^2-[.R14]^2))" office:value-type="float" office:value="-122.383116140908" calcext:value-type="float">
            <text:p>-122.383116140908</text:p>
          </table:table-cell>
          <table:table-cell table:formula="of:=20*LOG10(ABS(1-[.R14]))" office:value-type="float" office:value="-131.906832874139" calcext:value-type="float">
            <text:p>-131.90683287413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8.7762602568189" calcext:value-type="float">
            <text:p>-58.7762602568189</text:p>
          </table:table-cell>
          <table:table-cell office:value-type="float" office:value="-133.457878469274" calcext:value-type="float">
            <text:p>-133.457878469274</text:p>
          </table:table-cell>
          <table:table-cell office:value-type="float" office:value="-0.00000185988672360413" calcext:value-type="float">
            <text:p>-1.85988672360413E-06</text:p>
          </table:table-cell>
          <table:table-cell office:value-type="float" office:value="-20.7666000139346" calcext:value-type="float">
            <text:p>-20.7666000139346</text:p>
          </table:table-cell>
          <table:table-cell office:value-type="float" office:value="-0.00000185988672360413" calcext:value-type="float">
            <text:p>-1.85988672360413E-06</text:p>
          </table:table-cell>
          <table:table-cell office:value-type="float" office:value="-20.7666000139346" calcext:value-type="float">
            <text:p>-20.7666000139346</text:p>
          </table:table-cell>
          <table:table-cell office:value-type="float" office:value="-58.7850659719765" calcext:value-type="float">
            <text:p>-58.7850659719765</text:p>
          </table:table-cell>
          <table:table-cell office:value-type="float" office:value="-88.6932207095006" calcext:value-type="float">
            <text:p>-88.6932207095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5039" calcext:value-type="float">
            <text:p>23.503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N15])/[.N15]))" office:value-type="float" office:value="-63.7076368109331" calcext:value-type="float">
            <text:p>-63.7076368109331</text:p>
          </table:table-cell>
          <table:table-cell/>
          <table:table-cell table:formula="of:=10^([.B15]/20)" office:value-type="float" office:value="0.0011512959771578" calcext:value-type="float">
            <text:p>0.001151295977158</text:p>
          </table:table-cell>
          <table:table-cell table:formula="of:=10^([.D15]/20)" office:value-type="float" office:value="0.999999785872651" calcext:value-type="float">
            <text:p>0.999999785872651</text:p>
          </table:table-cell>
          <table:table-cell table:formula="of:==20*LOG10(ABS(1-[.Q15]^2-[.R15]^2))" office:value-type="float" office:value="-120.941945819968" calcext:value-type="float">
            <text:p>-120.941945819968</text:p>
          </table:table-cell>
          <table:table-cell table:formula="of:=20*LOG10(ABS(1-[.R15]))" office:value-type="float" office:value="-133.386557182851" calcext:value-type="float">
            <text:p>-133.38655718285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9.4681791917451" calcext:value-type="float">
            <text:p>-59.4681791917451</text:p>
          </table:table-cell>
          <table:table-cell office:value-type="float" office:value="-124.46731179312" calcext:value-type="float">
            <text:p>-124.46731179312</text:p>
          </table:table-cell>
          <table:table-cell office:value-type="float" office:value="-0.000000999346077911606" calcext:value-type="float">
            <text:p>-9.99346077911606E-07</text:p>
          </table:table-cell>
          <table:table-cell office:value-type="float" office:value="-20.7775613646967" calcext:value-type="float">
            <text:p>-20.7775613646967</text:p>
          </table:table-cell>
          <table:table-cell office:value-type="float" office:value="-0.000000999346077911606" calcext:value-type="float">
            <text:p>-9.99346077911606E-07</text:p>
          </table:table-cell>
          <table:table-cell office:value-type="float" office:value="-20.7775613646967" calcext:value-type="float">
            <text:p>-20.7775613646967</text:p>
          </table:table-cell>
          <table:table-cell office:value-type="float" office:value="-59.4616314405627" calcext:value-type="float">
            <text:p>-59.4616314405627</text:p>
          </table:table-cell>
          <table:table-cell office:value-type="float" office:value="-97.7578341732318" calcext:value-type="float">
            <text:p>-97.75783417323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.8978" calcext:value-type="float">
            <text:p>29.897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N16])/[.N16]))" office:value-type="float" office:value="-58.556939480875" calcext:value-type="float">
            <text:p>-58.556939480875</text:p>
          </table:table-cell>
          <table:table-cell/>
          <table:table-cell table:formula="of:=10^([.B16]/20)" office:value-type="float" office:value="0.0010631414244445" calcext:value-type="float">
            <text:p>0.001063141424445</text:p>
          </table:table-cell>
          <table:table-cell table:formula="of:=10^([.D16]/20)" office:value-type="float" office:value="0.999999884946038" calcext:value-type="float">
            <text:p>0.999999884946038</text:p>
          </table:table-cell>
          <table:table-cell table:formula="of:==20*LOG10(ABS(1-[.Q16]^2-[.R16]^2))" office:value-type="float" office:value="-120.913588646707" calcext:value-type="float">
            <text:p>-120.913588646707</text:p>
          </table:table-cell>
          <table:table-cell table:formula="of:=20*LOG10(ABS(1-[.R16]))" office:value-type="float" office:value="-138.78196839197" calcext:value-type="float">
            <text:p>-138.7819683919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0.3093835884469" calcext:value-type="float">
            <text:p>-60.3093835884469</text:p>
          </table:table-cell>
          <table:table-cell office:value-type="float" office:value="-125.186000338636" calcext:value-type="float">
            <text:p>-125.186000338636</text:p>
          </table:table-cell>
          <table:table-cell office:value-type="float" office:value="-0.000000132879025963696" calcext:value-type="float">
            <text:p>-1.32879025963696E-07</text:p>
          </table:table-cell>
          <table:table-cell office:value-type="float" office:value="-20.7850725586971" calcext:value-type="float">
            <text:p>-20.7850725586971</text:p>
          </table:table-cell>
          <table:table-cell office:value-type="float" office:value="-0.000000132879025963696" calcext:value-type="float">
            <text:p>-1.32879025963696E-07</text:p>
          </table:table-cell>
          <table:table-cell office:value-type="float" office:value="-20.7850725586971" calcext:value-type="float">
            <text:p>-20.7850725586971</text:p>
          </table:table-cell>
          <table:table-cell office:value-type="float" office:value="-60.3035029932243" calcext:value-type="float">
            <text:p>-60.3035029932243</text:p>
          </table:table-cell>
          <table:table-cell office:value-type="float" office:value="-97.1231471485397" calcext:value-type="float">
            <text:p>-97.12314714853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.5721" calcext:value-type="float">
            <text:p>36.572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N17])/[.N17]))" office:value-type="float" office:value="-56.234547629814" calcext:value-type="float">
            <text:p>-56.234547629814</text:p>
          </table:table-cell>
          <table:table-cell/>
          <table:table-cell table:formula="of:=10^([.B17]/20)" office:value-type="float" office:value="0.000965007793086222" calcext:value-type="float">
            <text:p>0.000965007793086</text:p>
          </table:table-cell>
          <table:table-cell table:formula="of:=10^([.D17]/20)" office:value-type="float" office:value="0.999999984701737" calcext:value-type="float">
            <text:p>0.999999984701737</text:p>
          </table:table-cell>
          <table:table-cell table:formula="of:==20*LOG10(ABS(1-[.Q17]^2-[.R17]^2))" office:value-type="float" office:value="-120.908941476869" calcext:value-type="float">
            <text:p>-120.908941476869</text:p>
          </table:table-cell>
          <table:table-cell table:formula="of:=20*LOG10(ABS(1-[.R17]))" office:value-type="float" office:value="-156.307157486361" calcext:value-type="float">
            <text:p>-156.30715748636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0.7905093231863" calcext:value-type="float">
            <text:p>-60.7905093231863</text:p>
          </table:table-cell>
          <table:table-cell office:value-type="float" office:value="-88.4266411419107" calcext:value-type="float">
            <text:p>-88.4266411419107</text:p>
          </table:table-cell>
          <table:table-cell office:value-type="float" office:value="-0.00000730936487959524" calcext:value-type="float">
            <text:p>-7.30936487959524E-06</text:p>
          </table:table-cell>
          <table:table-cell office:value-type="float" office:value="-20.7923096760486" calcext:value-type="float">
            <text:p>-20.7923096760486</text:p>
          </table:table-cell>
          <table:table-cell office:value-type="float" office:value="-0.00000730936487959524" calcext:value-type="float">
            <text:p>-7.30936487959524E-06</text:p>
          </table:table-cell>
          <table:table-cell office:value-type="float" office:value="-20.7923096760486" calcext:value-type="float">
            <text:p>-20.7923096760486</text:p>
          </table:table-cell>
          <table:table-cell office:value-type="float" office:value="-60.7918243995153" calcext:value-type="float">
            <text:p>-60.7918243995153</text:p>
          </table:table-cell>
          <table:table-cell office:value-type="float" office:value="-133.681295781478" calcext:value-type="float">
            <text:p>-133.6812957814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.2792" calcext:value-type="float">
            <text:p>45.279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N18])/[.N18]))" office:value-type="float" office:value="-54.4643604104601" calcext:value-type="float">
            <text:p>-54.4643604104601</text:p>
          </table:table-cell>
          <table:table-cell/>
          <table:table-cell table:formula="of:=10^([.B18]/20)" office:value-type="float" office:value="0.000913007896767527" calcext:value-type="float">
            <text:p>0.000913007896768</text:p>
          </table:table-cell>
          <table:table-cell table:formula="of:=10^([.D18]/20)" office:value-type="float" office:value="0.999999158478624" calcext:value-type="float">
            <text:p>0.999999158478624</text:p>
          </table:table-cell>
          <table:table-cell table:formula="of:==20*LOG10(ABS(1-[.Q18]^2-[.R18]^2))" office:value-type="float" office:value="-121.417155391272" calcext:value-type="float">
            <text:p>-121.417155391272</text:p>
          </table:table-cell>
          <table:table-cell table:formula="of:=20*LOG10(ABS(1-[.R18]))" office:value-type="float" office:value="-121.498696950494" calcext:value-type="float">
            <text:p>-121.49869695049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6.9435564057322" calcext:value-type="float">
            <text:p>-66.9435564057322</text:p>
          </table:table-cell>
          <table:table-cell office:value-type="float" office:value="-94.9536147140774" calcext:value-type="float">
            <text:p>-94.9536147140774</text:p>
          </table:table-cell>
          <table:table-cell office:value-type="float" office:value="-0.0000057490604924724" calcext:value-type="float">
            <text:p>-5.7490604924724E-06</text:p>
          </table:table-cell>
          <table:table-cell office:value-type="float" office:value="-20.7655800559046" calcext:value-type="float">
            <text:p>-20.7655800559046</text:p>
          </table:table-cell>
          <table:table-cell office:value-type="float" office:value="-0.0000057490604924724" calcext:value-type="float">
            <text:p>-5.7490604924724E-06</text:p>
          </table:table-cell>
          <table:table-cell office:value-type="float" office:value="-20.7655800559046" calcext:value-type="float">
            <text:p>-20.7655800559046</text:p>
          </table:table-cell>
          <table:table-cell office:value-type="float" office:value="-66.9880311871769" calcext:value-type="float">
            <text:p>-66.9880311871769</text:p>
          </table:table-cell>
          <table:table-cell office:value-type="float" office:value="-127.681589189177" calcext:value-type="float">
            <text:p>-127.6815891891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5.3644" calcext:value-type="float">
            <text:p>55.364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N19])/[.N19]))" office:value-type="float" office:value="-64.3877614905954" calcext:value-type="float">
            <text:p>-64.3877614905954</text:p>
          </table:table-cell>
          <table:table-cell/>
          <table:table-cell table:formula="of:=10^([.B19]/20)" office:value-type="float" office:value="0.000449595731874186" calcext:value-type="float">
            <text:p>0.000449595731874</text:p>
          </table:table-cell>
          <table:table-cell table:formula="of:=10^([.D19]/20)" office:value-type="float" office:value="0.99999933811517" calcext:value-type="float">
            <text:p>0.99999933811517</text:p>
          </table:table-cell>
          <table:table-cell table:formula="of:==20*LOG10(ABS(1-[.Q19]^2-[.R19]^2))" office:value-type="float" office:value="-119.002985202932" calcext:value-type="float">
            <text:p>-119.002985202932</text:p>
          </table:table-cell>
          <table:table-cell table:formula="of:=20*LOG10(ABS(1-[.R19]))" office:value-type="float" office:value="-123.584351446193" calcext:value-type="float">
            <text:p>-123.58435144619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7.2110823499884" calcext:value-type="float">
            <text:p>-67.2110823499884</text:p>
          </table:table-cell>
          <table:table-cell office:value-type="float" office:value="-92.9816023328179" calcext:value-type="float">
            <text:p>-92.9816023328179</text:p>
          </table:table-cell>
          <table:table-cell office:value-type="float" office:value="-0.0000040965685384848" calcext:value-type="float">
            <text:p>-4.0965685384848E-06</text:p>
          </table:table-cell>
          <table:table-cell office:value-type="float" office:value="-20.771835934499" calcext:value-type="float">
            <text:p>-20.771835934499</text:p>
          </table:table-cell>
          <table:table-cell office:value-type="float" office:value="-0.0000040965685384848" calcext:value-type="float">
            <text:p>-4.0965685384848E-06</text:p>
          </table:table-cell>
          <table:table-cell office:value-type="float" office:value="-20.771835934499" calcext:value-type="float">
            <text:p>-20.771835934499</text:p>
          </table:table-cell>
          <table:table-cell office:value-type="float" office:value="-67.2452630531329" calcext:value-type="float">
            <text:p>-67.2452630531329</text:p>
          </table:table-cell>
          <table:table-cell office:value-type="float" office:value="-129.607045170965" calcext:value-type="float">
            <text:p>-129.6070451709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6.825" calcext:value-type="float">
            <text:p>66.82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N20])/[.N20]))" office:value-type="float" office:value="-60.868440298014" calcext:value-type="float">
            <text:p>-60.868440298014</text:p>
          </table:table-cell>
          <table:table-cell/>
          <table:table-cell table:formula="of:=10^([.B20]/20)" office:value-type="float" office:value="0.000435959235670906" calcext:value-type="float">
            <text:p>0.000435959235671</text:p>
          </table:table-cell>
          <table:table-cell table:formula="of:=10^([.D20]/20)" office:value-type="float" office:value="0.999999528365229" calcext:value-type="float">
            <text:p>0.999999528365229</text:p>
          </table:table-cell>
          <table:table-cell table:formula="of:==20*LOG10(ABS(1-[.Q20]^2-[.R20]^2))" office:value-type="float" office:value="-122.46169154459" calcext:value-type="float">
            <text:p>-122.46169154459</text:p>
          </table:table-cell>
          <table:table-cell table:formula="of:=20*LOG10(ABS(1-[.R20]))" office:value-type="float" office:value="-126.527883681383" calcext:value-type="float">
            <text:p>-126.52788368138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2.5801930989499" calcext:value-type="float">
            <text:p>-72.5801930989499</text:p>
          </table:table-cell>
          <table:table-cell office:value-type="float" office:value="-97.3238814335061" calcext:value-type="float">
            <text:p>-97.3238814335061</text:p>
          </table:table-cell>
          <table:table-cell office:value-type="float" office:value="-0.000000914664912482114" calcext:value-type="float">
            <text:p>-9.14664912482114E-07</text:p>
          </table:table-cell>
          <table:table-cell office:value-type="float" office:value="-20.7703157389773" calcext:value-type="float">
            <text:p>-20.7703157389773</text:p>
          </table:table-cell>
          <table:table-cell office:value-type="float" office:value="-0.000000914664912482114" calcext:value-type="float">
            <text:p>-9.14664912482114E-07</text:p>
          </table:table-cell>
          <table:table-cell office:value-type="float" office:value="-20.7703157389773" calcext:value-type="float">
            <text:p>-20.7703157389773</text:p>
          </table:table-cell>
          <table:table-cell office:value-type="float" office:value="-72.4245493526449" calcext:value-type="float">
            <text:p>-72.4245493526449</text:p>
          </table:table-cell>
          <table:table-cell office:value-type="float" office:value="-124.626945533916" calcext:value-type="float">
            <text:p>-124.6269455339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9.7167" calcext:value-type="float">
            <text:p>79.716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N21])/[.N21]))" office:value-type="float" office:value="-61.6016971859868" calcext:value-type="float">
            <text:p>-61.6016971859868</text:p>
          </table:table-cell>
          <table:table-cell/>
          <table:table-cell table:formula="of:=10^([.B21]/20)" office:value-type="float" office:value="0.00023495805859471" calcext:value-type="float">
            <text:p>0.000234958058595</text:p>
          </table:table-cell>
          <table:table-cell table:formula="of:=10^([.D21]/20)" office:value-type="float" office:value="0.999999894695316" calcext:value-type="float">
            <text:p>0.999999894695316</text:p>
          </table:table-cell>
          <table:table-cell table:formula="of:==20*LOG10(ABS(1-[.Q21]^2-[.R21]^2))" office:value-type="float" office:value="-136.170752353228" calcext:value-type="float">
            <text:p>-136.170752353228</text:p>
          </table:table-cell>
          <table:table-cell table:formula="of:=20*LOG10(ABS(1-[.R21]))" office:value-type="float" office:value="-139.551046208487" calcext:value-type="float">
            <text:p>-139.55104620848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7.907130944254" calcext:value-type="float">
            <text:p>-67.907130944254</text:p>
          </table:table-cell>
          <table:table-cell office:value-type="float" office:value="-45.1239074076292" calcext:value-type="float">
            <text:p>-45.1239074076292</text:p>
          </table:table-cell>
          <table:table-cell office:value-type="float" office:value="-0.00000088398686568831" calcext:value-type="float">
            <text:p>-8.8398686568831E-07</text:p>
          </table:table-cell>
          <table:table-cell office:value-type="float" office:value="-20.7676117261147" calcext:value-type="float">
            <text:p>-20.7676117261147</text:p>
          </table:table-cell>
          <table:table-cell office:value-type="float" office:value="-0.00000088398686568831" calcext:value-type="float">
            <text:p>-8.8398686568831E-07</text:p>
          </table:table-cell>
          <table:table-cell office:value-type="float" office:value="-20.7676117261147" calcext:value-type="float">
            <text:p>-20.7676117261147</text:p>
          </table:table-cell>
          <table:table-cell office:value-type="float" office:value="-67.876072016341" calcext:value-type="float">
            <text:p>-67.876072016341</text:p>
          </table:table-cell>
          <table:table-cell office:value-type="float" office:value="-176.278454681894" calcext:value-type="float">
            <text:p>-176.2784546818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5.0302" calcext:value-type="float">
            <text:p>95.030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N22])/[.N22]))" office:value-type="float" office:value="-63.0818416071774" calcext:value-type="float">
            <text:p>-63.0818416071774</text:p>
          </table:table-cell>
          <table:table-cell/>
          <table:table-cell table:formula="of:=10^([.B22]/20)" office:value-type="float" office:value="0.000402386547255296" calcext:value-type="float">
            <text:p>0.000402386547255</text:p>
          </table:table-cell>
          <table:table-cell table:formula="of:=10^([.D22]/20)" office:value-type="float" office:value="0.999999898227256" calcext:value-type="float">
            <text:p>0.999999898227256</text:p>
          </table:table-cell>
          <table:table-cell table:formula="of:==20*LOG10(ABS(1-[.Q22]^2-[.R22]^2))" office:value-type="float" office:value="-147.611758323958" calcext:value-type="float">
            <text:p>-147.611758323958</text:p>
          </table:table-cell>
          <table:table-cell table:formula="of:=20*LOG10(ABS(1-[.R22]))" office:value-type="float" office:value="-139.847370335354" calcext:value-type="float">
            <text:p>-139.84737033535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7.9356903474375" calcext:value-type="float">
            <text:p>-67.9356903474375</text:p>
          </table:table-cell>
          <table:table-cell office:value-type="float" office:value="-45.5616168380192" calcext:value-type="float">
            <text:p>-45.5616168380192</text:p>
          </table:table-cell>
          <table:table-cell office:value-type="float" office:value="-0.000000848001214109487" calcext:value-type="float">
            <text:p>-8.48001214109487E-07</text:p>
          </table:table-cell>
          <table:table-cell office:value-type="float" office:value="-20.7680913238571" calcext:value-type="float">
            <text:p>-20.7680913238571</text:p>
          </table:table-cell>
          <table:table-cell office:value-type="float" office:value="-0.000000848001214109487" calcext:value-type="float">
            <text:p>-8.48001214109487E-07</text:p>
          </table:table-cell>
          <table:table-cell office:value-type="float" office:value="-20.7680913238571" calcext:value-type="float">
            <text:p>-20.7680913238571</text:p>
          </table:table-cell>
          <table:table-cell office:value-type="float" office:value="-67.9044987676137" calcext:value-type="float">
            <text:p>-67.9044987676137</text:p>
          </table:table-cell>
          <table:table-cell office:value-type="float" office:value="-175.841791929795" calcext:value-type="float">
            <text:p>-175.8417919297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0.034" calcext:value-type="float">
            <text:p>120.03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N23])/[.N23]))" office:value-type="float" office:value="-62.8002353811558" calcext:value-type="float">
            <text:p>-62.8002353811558</text:p>
          </table:table-cell>
          <table:table-cell/>
          <table:table-cell table:formula="of:=10^([.B23]/20)" office:value-type="float" office:value="0.000401065663850194" calcext:value-type="float">
            <text:p>0.00040106566385</text:p>
          </table:table-cell>
          <table:table-cell table:formula="of:=10^([.D23]/20)" office:value-type="float" office:value="0.999999902370257" calcext:value-type="float">
            <text:p>0.999999902370257</text:p>
          </table:table-cell>
          <table:table-cell table:formula="of:==20*LOG10(ABS(1-[.Q23]^2-[.R23]^2))" office:value-type="float" office:value="-149.267364355511" calcext:value-type="float">
            <text:p>-149.267364355511</text:p>
          </table:table-cell>
          <table:table-cell table:formula="of:=20*LOG10(ABS(1-[.R23]))" office:value-type="float" office:value="-140.208357082292" calcext:value-type="float">
            <text:p>-140.20835708229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9.894197466263" calcext:value-type="float">
            <text:p>-69.894197466263</text:p>
          </table:table-cell>
          <table:table-cell office:value-type="float" office:value="-49.8978594212107" calcext:value-type="float">
            <text:p>-49.8978594212107</text:p>
          </table:table-cell>
          <table:table-cell office:value-type="float" office:value="0.00000115927896196461" calcext:value-type="float">
            <text:p>1.15927896196461E-06</text:p>
          </table:table-cell>
          <table:table-cell office:value-type="float" office:value="-20.7683256757502" calcext:value-type="float">
            <text:p>-20.7683256757502</text:p>
          </table:table-cell>
          <table:table-cell office:value-type="float" office:value="0.00000115927896196461" calcext:value-type="float">
            <text:p>1.15927896196461E-06</text:p>
          </table:table-cell>
          <table:table-cell office:value-type="float" office:value="-20.7683256757502" calcext:value-type="float">
            <text:p>-20.7683256757502</text:p>
          </table:table-cell>
          <table:table-cell office:value-type="float" office:value="-69.8659006353572" calcext:value-type="float">
            <text:p>-69.8659006353572</text:p>
          </table:table-cell>
          <table:table-cell office:value-type="float" office:value="-171.449004638438" calcext:value-type="float">
            <text:p>-171.4490046384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6.662" calcext:value-type="float">
            <text:p>156.66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N24])/[.N24]))" office:value-type="float" office:value="-62.6658817885164" calcext:value-type="float">
            <text:p>-62.6658817885164</text:p>
          </table:table-cell>
          <table:table-cell/>
          <table:table-cell table:formula="of:=10^([.B24]/20)" office:value-type="float" office:value="0.000320103281796775" calcext:value-type="float">
            <text:p>0.000320103281797</text:p>
          </table:table-cell>
          <table:table-cell table:formula="of:=10^([.D24]/20)" office:value-type="float" office:value="1.00000013346693" calcext:value-type="float">
            <text:p>1.00000013346693</text:p>
          </table:table-cell>
          <table:table-cell table:formula="of:==20*LOG10(ABS(1-[.Q24]^2-[.R24]^2))" office:value-type="float" office:value="-128.650062359872" calcext:value-type="float">
            <text:p>-128.650062359872</text:p>
          </table:table-cell>
          <table:table-cell table:formula="of:=20*LOG10(ABS(1-[.R24]))" office:value-type="float" office:value="-137.492526468263" calcext:value-type="float">
            <text:p>-137.4925264682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5.9652715278926" calcext:value-type="float">
            <text:p>-85.9652715278926</text:p>
          </table:table-cell>
          <table:table-cell office:value-type="float" office:value="-112.729834182586" calcext:value-type="float">
            <text:p>-112.729834182586</text:p>
          </table:table-cell>
          <table:table-cell office:value-type="float" office:value="-0.000000271921329429475" calcext:value-type="float">
            <text:p>-2.71921329429475E-07</text:p>
          </table:table-cell>
          <table:table-cell office:value-type="float" office:value="-20.7579060385384" calcext:value-type="float">
            <text:p>-20.7579060385384</text:p>
          </table:table-cell>
          <table:table-cell office:value-type="float" office:value="-0.000000271921329429475" calcext:value-type="float">
            <text:p>-2.71921329429475E-07</text:p>
          </table:table-cell>
          <table:table-cell office:value-type="float" office:value="-20.7579060385384" calcext:value-type="float">
            <text:p>-20.7579060385384</text:p>
          </table:table-cell>
          <table:table-cell office:value-type="float" office:value="-85.9561605318504" calcext:value-type="float">
            <text:p>-85.9561605318504</text:p>
          </table:table-cell>
          <table:table-cell office:value-type="float" office:value="-109.068990271903" calcext:value-type="float">
            <text:p>-109.06899027190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3.632" calcext:value-type="float">
            <text:p>203.63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N25])/[.N25]))" office:value-type="float" office:value="-72.6293712724585" calcext:value-type="float">
            <text:p>-72.6293712724585</text:p>
          </table:table-cell>
          <table:table-cell/>
          <table:table-cell table:formula="of:=10^([.B25]/20)" office:value-type="float" office:value="0.0000503195123415081" calcext:value-type="float">
            <text:p>5.03195123415081E-05</text:p>
          </table:table-cell>
          <table:table-cell table:formula="of:=10^([.D25]/20)" office:value-type="float" office:value="0.9999999686939" calcext:value-type="float">
            <text:p>0.9999999686939</text:p>
          </table:table-cell>
          <table:table-cell table:formula="of:==20*LOG10(ABS(1-[.Q25]^2-[.R25]^2))" office:value-type="float" office:value="-144.425380609619" calcext:value-type="float">
            <text:p>-144.425380609619</text:p>
          </table:table-cell>
          <table:table-cell table:formula="of:=20*LOG10(ABS(1-[.R25]))" office:value-type="float" office:value="-150.087420778138" calcext:value-type="float">
            <text:p>-150.08742077813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8.5814444733793" calcext:value-type="float">
            <text:p>-88.5814444733793</text:p>
          </table:table-cell>
          <table:table-cell office:value-type="float" office:value="-88.8827084498329" calcext:value-type="float">
            <text:p>-88.8827084498329</text:p>
          </table:table-cell>
          <table:table-cell office:value-type="float" office:value="-0.000000219065033214285" calcext:value-type="float">
            <text:p>-2.19065033214285E-07</text:p>
          </table:table-cell>
          <table:table-cell office:value-type="float" office:value="-20.7572168927193" calcext:value-type="float">
            <text:p>-20.7572168927193</text:p>
          </table:table-cell>
          <table:table-cell office:value-type="float" office:value="-0.000000219065033214285" calcext:value-type="float">
            <text:p>-2.19065033214285E-07</text:p>
          </table:table-cell>
          <table:table-cell office:value-type="float" office:value="-20.7572168927193" calcext:value-type="float">
            <text:p>-20.7572168927193</text:p>
          </table:table-cell>
          <table:table-cell office:value-type="float" office:value="-88.5334312306278" calcext:value-type="float">
            <text:p>-88.5334312306278</text:p>
          </table:table-cell>
          <table:table-cell office:value-type="float" office:value="-132.840446871848" calcext:value-type="float">
            <text:p>-132.8404468718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8.497" calcext:value-type="float">
            <text:p>268.49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N26])/[.N26]))" office:value-type="float" office:value="-73.9609809073539" calcext:value-type="float">
            <text:p>-73.9609809073539</text:p>
          </table:table-cell>
          <table:table-cell/>
          <table:table-cell table:formula="of:=10^([.B26]/20)" office:value-type="float" office:value="0.000037232978223714" calcext:value-type="float">
            <text:p>3.7232978223714E-05</text:p>
          </table:table-cell>
          <table:table-cell table:formula="of:=10^([.D26]/20)" office:value-type="float" office:value="0.999999974779206" calcext:value-type="float">
            <text:p>0.999999974779206</text:p>
          </table:table-cell>
          <table:table-cell table:formula="of:==20*LOG10(ABS(1-[.Q26]^2-[.R26]^2))" office:value-type="float" office:value="-146.18628268742" calcext:value-type="float">
            <text:p>-146.18628268742</text:p>
          </table:table-cell>
          <table:table-cell table:formula="of:=20*LOG10(ABS(1-[.R26]))" office:value-type="float" office:value="-151.964825013811" calcext:value-type="float">
            <text:p>-151.96482501381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91.9077000402874" calcext:value-type="float">
            <text:p>-91.9077000402874</text:p>
          </table:table-cell>
          <table:table-cell office:value-type="float" office:value="-109.135348220858" calcext:value-type="float">
            <text:p>-109.135348220858</text:p>
          </table:table-cell>
          <table:table-cell office:value-type="float" office:value="-0.000000249484575209874" calcext:value-type="float">
            <text:p>-2.49484575209874E-07</text:p>
          </table:table-cell>
          <table:table-cell office:value-type="float" office:value="-20.7564204219608" calcext:value-type="float">
            <text:p>-20.7564204219608</text:p>
          </table:table-cell>
          <table:table-cell office:value-type="float" office:value="-0.000000249484575209874" calcext:value-type="float">
            <text:p>-2.49484575209874E-07</text:p>
          </table:table-cell>
          <table:table-cell office:value-type="float" office:value="-20.7564204219608" calcext:value-type="float">
            <text:p>-20.7564204219608</text:p>
          </table:table-cell>
          <table:table-cell office:value-type="float" office:value="-91.9036855748218" calcext:value-type="float">
            <text:p>-91.9036855748218</text:p>
          </table:table-cell>
          <table:table-cell office:value-type="float" office:value="-112.739865158459" calcext:value-type="float">
            <text:p>-112.7398651584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48.991" calcext:value-type="float">
            <text:p>348.99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N27])/[.N27]))" office:value-type="float" office:value="-75.8072289069994" calcext:value-type="float">
            <text:p>-75.8072289069994</text:p>
          </table:table-cell>
          <table:table-cell/>
          <table:table-cell table:formula="of:=10^([.B27]/20)" office:value-type="float" office:value="0.0000253872113165979" calcext:value-type="float">
            <text:p>2.53872113165979E-05</text:p>
          </table:table-cell>
          <table:table-cell table:formula="of:=10^([.D27]/20)" office:value-type="float" office:value="0.999999971277027" calcext:value-type="float">
            <text:p>0.999999971277027</text:p>
          </table:table-cell>
          <table:table-cell table:formula="of:==20*LOG10(ABS(1-[.Q27]^2-[.R27]^2))" office:value-type="float" office:value="-144.912813949368" calcext:value-type="float">
            <text:p>-144.912813949368</text:p>
          </table:table-cell>
          <table:table-cell table:formula="of:=20*LOG10(ABS(1-[.R27]))" office:value-type="float" office:value="-150.835412267515" calcext:value-type="float">
            <text:p>-150.83541226751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93.9223657114563" calcext:value-type="float">
            <text:p>-93.9223657114563</text:p>
          </table:table-cell>
          <table:table-cell office:value-type="float" office:value="-83.3756635433515" calcext:value-type="float">
            <text:p>-83.3756635433515</text:p>
          </table:table-cell>
          <table:table-cell office:value-type="float" office:value="-0.000000115837085501539" calcext:value-type="float">
            <text:p>-1.15837085501539E-07</text:p>
          </table:table-cell>
          <table:table-cell office:value-type="float" office:value="-20.7554034493671" calcext:value-type="float">
            <text:p>-20.7554034493671</text:p>
          </table:table-cell>
          <table:table-cell office:value-type="float" office:value="-0.000000115837085501539" calcext:value-type="float">
            <text:p>-1.15837085501539E-07</text:p>
          </table:table-cell>
          <table:table-cell office:value-type="float" office:value="-20.7554034493671" calcext:value-type="float">
            <text:p>-20.7554034493671</text:p>
          </table:table-cell>
          <table:table-cell office:value-type="float" office:value="-93.9030195092508" calcext:value-type="float">
            <text:p>-93.9030195092508</text:p>
          </table:table-cell>
          <table:table-cell office:value-type="float" office:value="-138.244858695189" calcext:value-type="float">
            <text:p>-138.2448586951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3.943" calcext:value-type="float">
            <text:p>463.94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N28])/[.N28]))" office:value-type="float" office:value="-78.9351585888929" calcext:value-type="float">
            <text:p>-78.9351585888929</text:p>
          </table:table-cell>
          <table:table-cell/>
          <table:table-cell table:formula="of:=10^([.B28]/20)" office:value-type="float" office:value="0.0000201317586138035" calcext:value-type="float">
            <text:p>2.01317586138035E-05</text:p>
          </table:table-cell>
          <table:table-cell table:formula="of:=10^([.D28]/20)" office:value-type="float" office:value="0.999999986663763" calcext:value-type="float">
            <text:p>0.999999986663763</text:p>
          </table:table-cell>
          <table:table-cell table:formula="of:==20*LOG10(ABS(1-[.Q28]^2-[.R28]^2))" office:value-type="float" office:value="-151.611728835029" calcext:value-type="float">
            <text:p>-151.611728835029</text:p>
          </table:table-cell>
          <table:table-cell table:formula="of:=20*LOG10(ABS(1-[.R28]))" office:value-type="float" office:value="-157.499333757185" calcext:value-type="float">
            <text:p>-157.49933375718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0.350056528666" calcext:value-type="float">
            <text:p>-100.350056528666</text:p>
          </table:table-cell>
          <table:table-cell office:value-type="float" office:value="-99.7941345994933" calcext:value-type="float">
            <text:p>-99.7941345994933</text:p>
          </table:table-cell>
          <table:table-cell office:value-type="float" office:value="-0.000000143377340066621" calcext:value-type="float">
            <text:p>-1.43377340066621E-07</text:p>
          </table:table-cell>
          <table:table-cell office:value-type="float" office:value="-20.7545757717069" calcext:value-type="float">
            <text:p>-20.7545757717069</text:p>
          </table:table-cell>
          <table:table-cell office:value-type="float" office:value="-0.000000143377340066621" calcext:value-type="float">
            <text:p>-1.43377340066621E-07</text:p>
          </table:table-cell>
          <table:table-cell office:value-type="float" office:value="-20.7545757717069" calcext:value-type="float">
            <text:p>-20.7545757717069</text:p>
          </table:table-cell>
          <table:table-cell office:value-type="float" office:value="-100.332118372752" calcext:value-type="float">
            <text:p>-100.332118372752</text:p>
          </table:table-cell>
          <table:table-cell office:value-type="float" office:value="-122.033096759784" calcext:value-type="float">
            <text:p>-122.03309675978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22.005" calcext:value-type="float">
            <text:p>622.0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N29])/[.N29]))" office:value-type="float" office:value="-82.7144810618476" calcext:value-type="float">
            <text:p>-82.7144810618476</text:p>
          </table:table-cell>
          <table:table-cell/>
          <table:table-cell table:formula="of:=10^([.B29]/20)" office:value-type="float" office:value="0.00000960499567336098" calcext:value-type="float">
            <text:p>9.60499567336098E-06</text:p>
          </table:table-cell>
          <table:table-cell table:formula="of:=10^([.D29]/20)" office:value-type="float" office:value="0.999999983493074" calcext:value-type="float">
            <text:p>0.999999983493074</text:p>
          </table:table-cell>
          <table:table-cell table:formula="of:==20*LOG10(ABS(1-[.Q29]^2-[.R29]^2))" office:value-type="float" office:value="-149.650382346763" calcext:value-type="float">
            <text:p>-149.650382346763</text:p>
          </table:table-cell>
          <table:table-cell table:formula="of:=20*LOG10(ABS(1-[.R29]))" office:value-type="float" office:value="-155.646675828925" calcext:value-type="float">
            <text:p>-155.64667582892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1.331276899976" calcext:value-type="float">
            <text:p>-111.331276899976</text:p>
          </table:table-cell>
          <table:table-cell office:value-type="float" office:value="62.8888704232252" calcext:value-type="float">
            <text:p>62.8888704232252</text:p>
          </table:table-cell>
          <table:table-cell office:value-type="float" office:value="-0.0000000887515905037469" calcext:value-type="float">
            <text:p>-8.87515905037469E-08</text:p>
          </table:table-cell>
          <table:table-cell office:value-type="float" office:value="-20.7535135756117" calcext:value-type="float">
            <text:p>-20.7535135756117</text:p>
          </table:table-cell>
          <table:table-cell office:value-type="float" office:value="-0.0000000887515905037469" calcext:value-type="float">
            <text:p>-8.87515905037469E-08</text:p>
          </table:table-cell>
          <table:table-cell office:value-type="float" office:value="-20.7535135756117" calcext:value-type="float">
            <text:p>-20.7535135756117</text:p>
          </table:table-cell>
          <table:table-cell office:value-type="float" office:value="-111.325770668099" calcext:value-type="float">
            <text:p>-111.325770668099</text:p>
          </table:table-cell>
          <table:table-cell office:value-type="float" office:value="76.33801272541" calcext:value-type="float">
            <text:p>76.338012725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85.723" calcext:value-type="float">
            <text:p>885.72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0]-[.N30])/[.N30]))" office:value-type="float" office:value="-93.1603364332385" calcext:value-type="float">
            <text:p>-93.1603364332385</text:p>
          </table:table-cell>
          <table:table-cell/>
          <table:table-cell table:formula="of:=10^([.B30]/20)" office:value-type="float" office:value="0.00000271291480118332" calcext:value-type="float">
            <text:p>2.71291480118332E-06</text:p>
          </table:table-cell>
          <table:table-cell table:formula="of:=10^([.D30]/20)" office:value-type="float" office:value="0.999999989782096" calcext:value-type="float">
            <text:p>0.999999989782096</text:p>
          </table:table-cell>
          <table:table-cell table:formula="of:==20*LOG10(ABS(1-[.Q30]^2-[.R30]^2))" office:value-type="float" office:value="-153.795292181658" calcext:value-type="float">
            <text:p>-153.795292181658</text:p>
          </table:table-cell>
          <table:table-cell table:formula="of:=20*LOG10(ABS(1-[.R30]))" office:value-type="float" office:value="-159.812763289222" calcext:value-type="float">
            <text:p>-159.81276328922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2.711691416122" calcext:value-type="float">
            <text:p>-112.711691416122</text:p>
          </table:table-cell>
          <table:table-cell office:value-type="float" office:value="36.9346183117191" calcext:value-type="float">
            <text:p>36.9346183117191</text:p>
          </table:table-cell>
          <table:table-cell office:value-type="float" office:value="-0.0000000870208290498493" calcext:value-type="float">
            <text:p>-8.70208290498493E-08</text:p>
          </table:table-cell>
          <table:table-cell office:value-type="float" office:value="-20.7534929740872" calcext:value-type="float">
            <text:p>-20.7534929740872</text:p>
          </table:table-cell>
          <table:table-cell office:value-type="float" office:value="-0.0000000870208290498493" calcext:value-type="float">
            <text:p>-8.70208290498493E-08</text:p>
          </table:table-cell>
          <table:table-cell office:value-type="float" office:value="-20.7534929740872" calcext:value-type="float">
            <text:p>-20.7534929740872</text:p>
          </table:table-cell>
          <table:table-cell office:value-type="float" office:value="-112.650095254308" calcext:value-type="float">
            <text:p>-112.650095254308</text:p>
          </table:table-cell>
          <table:table-cell office:value-type="float" office:value="102.275797296591" calcext:value-type="float">
            <text:p>102.2757972965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80.48" calcext:value-type="float">
            <text:p>1280.4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1]-[.N31])/[.N31]))" office:value-type="float" office:value="-93.5618001819086" calcext:value-type="float">
            <text:p>-93.5618001819086</text:p>
          </table:table-cell>
          <table:table-cell/>
          <table:table-cell table:formula="of:=10^([.B31]/20)" office:value-type="float" office:value="0.00000231427747946054" calcext:value-type="float">
            <text:p>2.31427747946054E-06</text:p>
          </table:table-cell>
          <table:table-cell table:formula="of:=10^([.D31]/20)" office:value-type="float" office:value="0.999999989981357" calcext:value-type="float">
            <text:p>0.999999989981357</text:p>
          </table:table-cell>
          <table:table-cell table:formula="of:==20*LOG10(ABS(1-[.Q31]^2-[.R31]^2))" office:value-type="float" office:value="-153.965543975491" calcext:value-type="float">
            <text:p>-153.965543975491</text:p>
          </table:table-cell>
          <table:table-cell table:formula="of:=20*LOG10(ABS(1-[.R31]))" office:value-type="float" office:value="-159.983821852561" calcext:value-type="float">
            <text:p>-159.98382185256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2.563669323326" calcext:value-type="float">
            <text:p>-122.563669323326</text:p>
          </table:table-cell>
          <table:table-cell office:value-type="float" office:value="-62.5484635389459" calcext:value-type="float">
            <text:p>-62.5484635389459</text:p>
          </table:table-cell>
          <table:table-cell office:value-type="float" office:value="0.0000000169612664944053" calcext:value-type="float">
            <text:p>1.69612664944053E-08</text:p>
          </table:table-cell>
          <table:table-cell office:value-type="float" office:value="-20.7535211731546" calcext:value-type="float">
            <text:p>-20.7535211731546</text:p>
          </table:table-cell>
          <table:table-cell office:value-type="float" office:value="0.0000000169612664944053" calcext:value-type="float">
            <text:p>1.69612664944053E-08</text:p>
          </table:table-cell>
          <table:table-cell office:value-type="float" office:value="-20.7535211731546" calcext:value-type="float">
            <text:p>-20.7535211731546</text:p>
          </table:table-cell>
          <table:table-cell office:value-type="float" office:value="-122.481008201423" calcext:value-type="float">
            <text:p>-122.481008201423</text:p>
          </table:table-cell>
          <table:table-cell office:value-type="float" office:value="-159.227554368013" calcext:value-type="float">
            <text:p>-159.2275543680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82.63" calcext:value-type="float">
            <text:p>1882.6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2]-[.N32])/[.N32]))" office:value-type="float" office:value="-93.0168436882204" calcext:value-type="float">
            <text:p>-93.0168436882204</text:p>
          </table:table-cell>
          <table:table-cell/>
          <table:table-cell table:formula="of:=10^([.B32]/20)" office:value-type="float" office:value="0.000000744417430963722" calcext:value-type="float">
            <text:p>7.44417430963722E-07</text:p>
          </table:table-cell>
          <table:table-cell table:formula="of:=10^([.D32]/20)" office:value-type="float" office:value="1.00000000195274" calcext:value-type="float">
            <text:p>1.00000000195274</text:p>
          </table:table-cell>
          <table:table-cell table:formula="of:==20*LOG10(ABS(1-[.Q32]^2-[.R32]^2))" office:value-type="float" office:value="-168.16528838711" calcext:value-type="float">
            <text:p>-168.16528838711</text:p>
          </table:table-cell>
          <table:table-cell table:formula="of:=20*LOG10(ABS(1-[.R32]))" office:value-type="float" office:value="-174.187120574524" calcext:value-type="float">
            <text:p>-174.18712057452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2.677539614001" calcext:value-type="float">
            <text:p>-112.677539614001</text:p>
          </table:table-cell>
          <table:table-cell office:value-type="float" office:value="-76.6633603025121" calcext:value-type="float">
            <text:p>-76.6633603025121</text:p>
          </table:table-cell>
          <table:table-cell office:value-type="float" office:value="0.00000000881982579409044" calcext:value-type="float">
            <text:p>8.81982579409044E-09</text:p>
          </table:table-cell>
          <table:table-cell office:value-type="float" office:value="-20.7533863010265" calcext:value-type="float">
            <text:p>-20.7533863010265</text:p>
          </table:table-cell>
          <table:table-cell office:value-type="float" office:value="0.00000000881982579409044" calcext:value-type="float">
            <text:p>8.81982579409044E-09</text:p>
          </table:table-cell>
          <table:table-cell office:value-type="float" office:value="-20.7533863010265" calcext:value-type="float">
            <text:p>-20.7533863010265</text:p>
          </table:table-cell>
          <table:table-cell office:value-type="float" office:value="-112.670627431761" calcext:value-type="float">
            <text:p>-112.670627431761</text:p>
          </table:table-cell>
          <table:table-cell office:value-type="float" office:value="-144.913273626228" calcext:value-type="float">
            <text:p>-144.9132736262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802.01" calcext:value-type="float">
            <text:p>2802.0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3]-[.N33])/[.N33]))" office:value-type="float" office:value="-96.002190131658" calcext:value-type="float">
            <text:p>-96.002190131658</text:p>
          </table:table-cell>
          <table:table-cell/>
          <table:table-cell table:formula="of:=10^([.B33]/20)" office:value-type="float" office:value="0.00000232339483356525" calcext:value-type="float">
            <text:p>2.32339483356525E-06</text:p>
          </table:table-cell>
          <table:table-cell table:formula="of:=10^([.D33]/20)" office:value-type="float" office:value="1.00000000101542" calcext:value-type="float">
            <text:p>1.00000000101542</text:p>
          </table:table-cell>
          <table:table-cell table:formula="of:==20*LOG10(ABS(1-[.Q33]^2-[.R33]^2))" office:value-type="float" office:value="-173.823428955374" calcext:value-type="float">
            <text:p>-173.823428955374</text:p>
          </table:table-cell>
          <table:table-cell table:formula="of:=20*LOG10(ABS(1-[.R33]))" office:value-type="float" office:value="-179.867085991002" calcext:value-type="float">
            <text:p>-179.86708599100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1.96165017661" calcext:value-type="float">
            <text:p>-111.96165017661</text:p>
          </table:table-cell>
          <table:table-cell office:value-type="float" office:value="-71.825156296158" calcext:value-type="float">
            <text:p>-71.825156296158</text:p>
          </table:table-cell>
          <table:table-cell office:value-type="float" office:value="0.0000000110405735856222" calcext:value-type="float">
            <text:p>1.10405735856222E-08</text:p>
          </table:table-cell>
          <table:table-cell office:value-type="float" office:value="-20.7533368457904" calcext:value-type="float">
            <text:p>-20.7533368457904</text:p>
          </table:table-cell>
          <table:table-cell office:value-type="float" office:value="0.0000000110405735856222" calcext:value-type="float">
            <text:p>1.10405735856222E-08</text:p>
          </table:table-cell>
          <table:table-cell office:value-type="float" office:value="-20.7533368457904" calcext:value-type="float">
            <text:p>-20.7533368457904</text:p>
          </table:table-cell>
          <table:table-cell office:value-type="float" office:value="-111.95930656227" calcext:value-type="float">
            <text:p>-111.95930656227</text:p>
          </table:table-cell>
          <table:table-cell office:value-type="float" office:value="-149.694763397759" calcext:value-type="float">
            <text:p>-149.6947633977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223.41" calcext:value-type="float">
            <text:p>4223.4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4]-[.N34])/[.N34]))" office:value-type="float" office:value="-97.417871241554" calcext:value-type="float">
            <text:p>-97.417871241554</text:p>
          </table:table-cell>
          <table:table-cell/>
          <table:table-cell table:formula="of:=10^([.B34]/20)" office:value-type="float" office:value="0.00000252300139804903" calcext:value-type="float">
            <text:p>2.52300139804903E-06</text:p>
          </table:table-cell>
          <table:table-cell table:formula="of:=10^([.D34]/20)" office:value-type="float" office:value="1.00000000127109" calcext:value-type="float">
            <text:p>1.00000000127109</text:p>
          </table:table-cell>
          <table:table-cell table:formula="of:==20*LOG10(ABS(1-[.Q34]^2-[.R34]^2))" office:value-type="float" office:value="-171.874131405619" calcext:value-type="float">
            <text:p>-171.874131405619</text:p>
          </table:table-cell>
          <table:table-cell table:formula="of:=20*LOG10(ABS(1-[.R34]))" office:value-type="float" office:value="-177.916453400327" calcext:value-type="float">
            <text:p>-177.91645340032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6.435779811675" calcext:value-type="float">
            <text:p>-126.435779811675</text:p>
          </table:table-cell>
          <table:table-cell office:value-type="float" office:value="14.3839849084563" calcext:value-type="float">
            <text:p>14.3839849084563</text:p>
          </table:table-cell>
          <table:table-cell office:value-type="float" office:value="-0.00000000137902974336173" calcext:value-type="float">
            <text:p>-1.37902974336173E-09</text:p>
          </table:table-cell>
          <table:table-cell office:value-type="float" office:value="-20.7531376434628" calcext:value-type="float">
            <text:p>-20.7531376434628</text:p>
          </table:table-cell>
          <table:table-cell office:value-type="float" office:value="-0.00000000137902974336173" calcext:value-type="float">
            <text:p>-1.37902974336173E-09</text:p>
          </table:table-cell>
          <table:table-cell office:value-type="float" office:value="-20.7531376434628" calcext:value-type="float">
            <text:p>-20.7531376434628</text:p>
          </table:table-cell>
          <table:table-cell office:value-type="float" office:value="-126.420503927212" calcext:value-type="float">
            <text:p>-126.420503927212</text:p>
          </table:table-cell>
          <table:table-cell office:value-type="float" office:value="124.30610420598" calcext:value-type="float">
            <text:p>124.306104205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349.24" calcext:value-type="float">
            <text:p>6349.2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5]-[.N35])/[.N35]))" office:value-type="float" office:value="-108.261045840443" calcext:value-type="float">
            <text:p>-108.261045840443</text:p>
          </table:table-cell>
          <table:table-cell/>
          <table:table-cell table:formula="of:=10^([.B35]/20)" office:value-type="float" office:value="0.000000476662525208534" calcext:value-type="float">
            <text:p>4.76662525208534E-07</text:p>
          </table:table-cell>
          <table:table-cell table:formula="of:=10^([.D35]/20)" office:value-type="float" office:value="0.999999999841233" calcext:value-type="float">
            <text:p>0.999999999841233</text:p>
          </table:table-cell>
          <table:table-cell table:formula="of:==20*LOG10(ABS(1-[.Q35]^2-[.R35]^2))" office:value-type="float" office:value="-189.970432388694" calcext:value-type="float">
            <text:p>-189.970432388694</text:p>
          </table:table-cell>
          <table:table-cell table:formula="of:=20*LOG10(ABS(1-[.R35]))" office:value-type="float" office:value="-195.984813474352" calcext:value-type="float">
            <text:p>-195.98481347435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1.475082265505" calcext:value-type="float">
            <text:p>-141.475082265505</text:p>
          </table:table-cell>
          <table:table-cell office:value-type="float" office:value="104.068970308344" calcext:value-type="float">
            <text:p>104.068970308344</text:p>
          </table:table-cell>
          <table:table-cell office:value-type="float" office:value="-0.00000000215580708975807" calcext:value-type="float">
            <text:p>-2.15580708975807E-09</text:p>
          </table:table-cell>
          <table:table-cell office:value-type="float" office:value="-20.753125213191" calcext:value-type="float">
            <text:p>-20.753125213191</text:p>
          </table:table-cell>
          <table:table-cell office:value-type="float" office:value="-0.00000000215580708975807" calcext:value-type="float">
            <text:p>-2.15580708975807E-09</text:p>
          </table:table-cell>
          <table:table-cell office:value-type="float" office:value="-20.753125213191" calcext:value-type="float">
            <text:p>-20.753125213191</text:p>
          </table:table-cell>
          <table:table-cell office:value-type="float" office:value="-141.520669963337" calcext:value-type="float">
            <text:p>-141.520669963337</text:p>
          </table:table-cell>
          <table:table-cell office:value-type="float" office:value="35.0670706400647" calcext:value-type="float">
            <text:p>35.06707064006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279.6" calcext:value-type="float">
            <text:p>10279.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6]-[.N36])/[.N36]))" office:value-type="float" office:value="-109.724348777653" calcext:value-type="float">
            <text:p>-109.724348777653</text:p>
          </table:table-cell>
          <table:table-cell/>
          <table:table-cell table:formula="of:=10^([.B36]/20)" office:value-type="float" office:value="0.0000000843812368103753" calcext:value-type="float">
            <text:p>8.43812368103753E-08</text:p>
          </table:table-cell>
          <table:table-cell table:formula="of:=10^([.D36]/20)" office:value-type="float" office:value="0.999999999751804" calcext:value-type="float">
            <text:p>0.999999999751804</text:p>
          </table:table-cell>
          <table:table-cell table:formula="of:==20*LOG10(ABS(1-[.Q36]^2-[.R36]^2))" office:value-type="float" office:value="-186.083612641917" calcext:value-type="float">
            <text:p>-186.083612641917</text:p>
          </table:table-cell>
          <table:table-cell table:formula="of:=20*LOG10(ABS(1-[.R36]))" office:value-type="float" office:value="-192.10408822345" calcext:value-type="float">
            <text:p>-192.1040882234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0.78747791237" calcext:value-type="float">
            <text:p>-140.78747791237</text:p>
          </table:table-cell>
          <table:table-cell office:value-type="float" office:value="38.9059079254822" calcext:value-type="float">
            <text:p>38.9059079254822</text:p>
          </table:table-cell>
          <table:table-cell office:value-type="float" office:value="-0.00000000123631988589249" calcext:value-type="float">
            <text:p>-1.23631988589249E-09</text:p>
          </table:table-cell>
          <table:table-cell office:value-type="float" office:value="-20.7531086504178" calcext:value-type="float">
            <text:p>-20.7531086504178</text:p>
          </table:table-cell>
          <table:table-cell office:value-type="float" office:value="-0.00000000123631988589249" calcext:value-type="float">
            <text:p>-1.23631988589249E-09</text:p>
          </table:table-cell>
          <table:table-cell office:value-type="float" office:value="-20.7531086504178" calcext:value-type="float">
            <text:p>-20.7531086504178</text:p>
          </table:table-cell>
          <table:table-cell office:value-type="float" office:value="-140.769099115475" calcext:value-type="float">
            <text:p>-140.769099115475</text:p>
          </table:table-cell>
          <table:table-cell office:value-type="float" office:value="99.9961096135374" calcext:value-type="float">
            <text:p>99.99610961353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260.7" calcext:value-type="float">
            <text:p>16260.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7]-[.N37])/[.N37]))" office:value-type="float" office:value="-112.159591713252" calcext:value-type="float">
            <text:p>-112.159591713252</text:p>
          </table:table-cell>
          <table:table-cell/>
          <table:table-cell table:formula="of:=10^([.B37]/20)" office:value-type="float" office:value="0.000000091332659584785" calcext:value-type="float">
            <text:p>9.1332659584785E-08</text:p>
          </table:table-cell>
          <table:table-cell table:formula="of:=10^([.D37]/20)" office:value-type="float" office:value="0.999999999857663" calcext:value-type="float">
            <text:p>0.999999999857663</text:p>
          </table:table-cell>
          <table:table-cell table:formula="of:==20*LOG10(ABS(1-[.Q37]^2-[.R37]^2))" office:value-type="float" office:value="-190.913323195733" calcext:value-type="float">
            <text:p>-190.913323195733</text:p>
          </table:table-cell>
          <table:table-cell table:formula="of:=20*LOG10(ABS(1-[.R37]))" office:value-type="float" office:value="-196.933669043563" calcext:value-type="float">
            <text:p>-196.9336690435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35.255626879456" calcext:value-type="float">
            <text:p>-135.255626879456</text:p>
          </table:table-cell>
          <table:table-cell office:value-type="float" office:value="-59.9269865955699" calcext:value-type="float">
            <text:p>-59.9269865955699</text:p>
          </table:table-cell>
          <table:table-cell office:value-type="float" office:value="-0.0000000012783558844931" calcext:value-type="float">
            <text:p>-1.2783558844931E-09</text:p>
          </table:table-cell>
          <table:table-cell office:value-type="float" office:value="-20.7531042730655" calcext:value-type="float">
            <text:p>-20.7531042730655</text:p>
          </table:table-cell>
          <table:table-cell office:value-type="float" office:value="-0.0000000012783558844931" calcext:value-type="float">
            <text:p>-1.2783558844931E-09</text:p>
          </table:table-cell>
          <table:table-cell office:value-type="float" office:value="-20.7531042730655" calcext:value-type="float">
            <text:p>-20.7531042730655</text:p>
          </table:table-cell>
          <table:table-cell office:value-type="float" office:value="-135.233538960906" calcext:value-type="float">
            <text:p>-135.233538960906</text:p>
          </table:table-cell>
          <table:table-cell office:value-type="float" office:value="-161.668044241624" calcext:value-type="float">
            <text:p>-161.6680442416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744.6" calcext:value-type="float">
            <text:p>25744.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8]-[.N38])/[.N38]))" office:value-type="float" office:value="-112.936184739062" calcext:value-type="float">
            <text:p>-112.936184739062</text:p>
          </table:table-cell>
          <table:table-cell/>
          <table:table-cell table:formula="of:=10^([.B38]/20)" office:value-type="float" office:value="0.000000172670702545942" calcext:value-type="float">
            <text:p>1.72670702545942E-07</text:p>
          </table:table-cell>
          <table:table-cell table:formula="of:=10^([.D38]/20)" office:value-type="float" office:value="0.999999999852824" calcext:value-type="float">
            <text:p>0.999999999852824</text:p>
          </table:table-cell>
          <table:table-cell table:formula="of:==20*LOG10(ABS(1-[.Q38]^2-[.R38]^2))" office:value-type="float" office:value="-190.623532043817" calcext:value-type="float">
            <text:p>-190.623532043817</text:p>
          </table:table-cell>
          <table:table-cell table:formula="of:=20*LOG10(ABS(1-[.R38]))" office:value-type="float" office:value="-196.643250641642" calcext:value-type="float">
            <text:p>-196.64325064164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5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3.9231820310301" calcext:value-type="float">
            <text:p>-53.9231820310301</text:p>
          </table:table-cell>
          <table:table-cell office:value-type="float" office:value="-110.577468755793" calcext:value-type="float">
            <text:p>-110.577468755793</text:p>
          </table:table-cell>
          <table:table-cell office:value-type="float" office:value="-0.0000672634753846691" calcext:value-type="float">
            <text:p>-6.72634753846691E-05</text:p>
          </table:table-cell>
          <table:table-cell office:value-type="float" office:value="-20.2049841301693" calcext:value-type="float">
            <text:p>-20.2049841301693</text:p>
          </table:table-cell>
          <table:table-cell office:value-type="float" office:value="-0.0000672634753846691" calcext:value-type="float">
            <text:p>-6.72634753846691E-05</text:p>
          </table:table-cell>
          <table:table-cell office:value-type="float" office:value="-20.2049841301693" calcext:value-type="float">
            <text:p>-20.2049841301693</text:p>
          </table:table-cell>
          <table:table-cell office:value-type="float" office:value="-53.9231820312327" calcext:value-type="float">
            <text:p>-53.9231820312327</text:p>
          </table:table-cell>
          <table:table-cell office:value-type="float" office:value="-110.577468758875" calcext:value-type="float">
            <text:p>-110.577468758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4268" calcext:value-type="float">
            <text:p>2.6426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-31.5648682320997" calcext:value-type="float">
            <text:p>-31.5648682320997</text:p>
          </table:table-cell>
          <table:table-cell/>
          <table:table-cell table:formula="of:=10^([.B9]/20)" office:value-type="float" office:value="0.00201298666744546" calcext:value-type="float">
            <text:p>0.002012986667445</text:p>
          </table:table-cell>
          <table:table-cell table:formula="of:=10^([.D9]/20)" office:value-type="float" office:value="0.999992256036198" calcext:value-type="float">
            <text:p>0.999992256036198</text:p>
          </table:table-cell>
          <table:table-cell table:formula="of:==20*LOG10(ABS(1-[.Q9]^2-[.R9]^2))" office:value-type="float" office:value="-98.8347051936495" calcext:value-type="float">
            <text:p>-98.8347051936495</text:p>
          </table:table-cell>
          <table:table-cell table:formula="of:=20*LOG10(ABS(1-[.R9]))" office:value-type="float" office:value="-102.220733715302" calcext:value-type="float">
            <text:p>-102.22073371530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5.747394507645" calcext:value-type="float">
            <text:p>-65.747394507645</text:p>
          </table:table-cell>
          <table:table-cell office:value-type="float" office:value="-72.2519587299319" calcext:value-type="float">
            <text:p>-72.2519587299319</text:p>
          </table:table-cell>
          <table:table-cell office:value-type="float" office:value="-0.0000520752187057522" calcext:value-type="float">
            <text:p>-5.20752187057522E-05</text:p>
          </table:table-cell>
          <table:table-cell office:value-type="float" office:value="-20.7261508224454" calcext:value-type="float">
            <text:p>-20.7261508224454</text:p>
          </table:table-cell>
          <table:table-cell office:value-type="float" office:value="-0.0000520752187057522" calcext:value-type="float">
            <text:p>-5.20752187057522E-05</text:p>
          </table:table-cell>
          <table:table-cell office:value-type="float" office:value="-20.7261508224454" calcext:value-type="float">
            <text:p>-20.7261508224454</text:p>
          </table:table-cell>
          <table:table-cell office:value-type="float" office:value="-65.616487684366" calcext:value-type="float">
            <text:p>-65.616487684366</text:p>
          </table:table-cell>
          <table:table-cell office:value-type="float" office:value="-150.419552170351" calcext:value-type="float">
            <text:p>-150.4195521703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72515" calcext:value-type="float">
            <text:p>8.7251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-57.7444499239239" calcext:value-type="float">
            <text:p>-57.7444499239239</text:p>
          </table:table-cell>
          <table:table-cell/>
          <table:table-cell table:formula="of:=10^([.B10]/20)" office:value-type="float" office:value="0.000515976918627574" calcext:value-type="float">
            <text:p>0.000515976918628</text:p>
          </table:table-cell>
          <table:table-cell table:formula="of:=10^([.D10]/20)" office:value-type="float" office:value="0.999994004636857" calcext:value-type="float">
            <text:p>0.999994004636857</text:p>
          </table:table-cell>
          <table:table-cell table:formula="of:==20*LOG10(ABS(1-[.Q10]^2-[.R10]^2))" office:value-type="float" office:value="-98.6181443761448" calcext:value-type="float">
            <text:p>-98.6181443761448</text:p>
          </table:table-cell>
          <table:table-cell table:formula="of:=20*LOG10(ABS(1-[.R10]))" office:value-type="float" office:value="-104.443690125374" calcext:value-type="float">
            <text:p>-104.44369012537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2.006724635154" calcext:value-type="float">
            <text:p>-62.006724635154</text:p>
          </table:table-cell>
          <table:table-cell office:value-type="float" office:value="-66.8794096284823" calcext:value-type="float">
            <text:p>-66.8794096284823</text:p>
          </table:table-cell>
          <table:table-cell office:value-type="float" office:value="-0.0000364125952630512" calcext:value-type="float">
            <text:p>-3.64125952630512E-05</text:p>
          </table:table-cell>
          <table:table-cell office:value-type="float" office:value="-20.7317841986221" calcext:value-type="float">
            <text:p>-20.7317841986221</text:p>
          </table:table-cell>
          <table:table-cell office:value-type="float" office:value="-0.0000364125952630512" calcext:value-type="float">
            <text:p>-3.64125952630512E-05</text:p>
          </table:table-cell>
          <table:table-cell office:value-type="float" office:value="-20.7317841986221" calcext:value-type="float">
            <text:p>-20.7317841986221</text:p>
          </table:table-cell>
          <table:table-cell office:value-type="float" office:value="-61.9395121614101" calcext:value-type="float">
            <text:p>-61.9395121614101</text:p>
          </table:table-cell>
          <table:table-cell office:value-type="float" office:value="-155.029234478904" calcext:value-type="float">
            <text:p>-155.0292344789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8085" calcext:value-type="float">
            <text:p>17.808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-59.7849561047458" calcext:value-type="float">
            <text:p>-59.7849561047458</text:p>
          </table:table-cell>
          <table:table-cell/>
          <table:table-cell table:formula="of:=10^([.B11]/20)" office:value-type="float" office:value="0.000793713502025586" calcext:value-type="float">
            <text:p>0.000793713502026</text:p>
          </table:table-cell>
          <table:table-cell table:formula="of:=10^([.D11]/20)" office:value-type="float" office:value="0.999995807853835" calcext:value-type="float">
            <text:p>0.999995807853835</text:p>
          </table:table-cell>
          <table:table-cell table:formula="of:==20*LOG10(ABS(1-[.Q11]^2-[.R11]^2))" office:value-type="float" office:value="-102.209155149866" calcext:value-type="float">
            <text:p>-102.209155149866</text:p>
          </table:table-cell>
          <table:table-cell table:formula="of:=20*LOG10(ABS(1-[.R11]))" office:value-type="float" office:value="-107.551271668713" calcext:value-type="float">
            <text:p>-107.55127166871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2.6641818851629" calcext:value-type="float">
            <text:p>-62.6641818851629</text:p>
          </table:table-cell>
          <table:table-cell office:value-type="float" office:value="-64.9260379997759" calcext:value-type="float">
            <text:p>-64.9260379997759</text:p>
          </table:table-cell>
          <table:table-cell office:value-type="float" office:value="-0.0000359237147035237" calcext:value-type="float">
            <text:p>-3.59237147035237E-05</text:p>
          </table:table-cell>
          <table:table-cell office:value-type="float" office:value="-20.7432645829752" calcext:value-type="float">
            <text:p>-20.7432645829752</text:p>
          </table:table-cell>
          <table:table-cell office:value-type="float" office:value="-0.0000359237147035237" calcext:value-type="float">
            <text:p>-3.59237147035237E-05</text:p>
          </table:table-cell>
          <table:table-cell office:value-type="float" office:value="-20.7432645829752" calcext:value-type="float">
            <text:p>-20.7432645829752</text:p>
          </table:table-cell>
          <table:table-cell office:value-type="float" office:value="-62.5905573283784" calcext:value-type="float">
            <text:p>-62.5905573283784</text:p>
          </table:table-cell>
          <table:table-cell office:value-type="float" office:value="-157.022510807954" calcext:value-type="float">
            <text:p>-157.0225108079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2027" calcext:value-type="float">
            <text:p>32.202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-66.5234267501016" calcext:value-type="float">
            <text:p>-66.5234267501016</text:p>
          </table:table-cell>
          <table:table-cell/>
          <table:table-cell table:formula="of:=10^([.B12]/20)" office:value-type="float" office:value="0.000735852730510395" calcext:value-type="float">
            <text:p>0.00073585273051</text:p>
          </table:table-cell>
          <table:table-cell table:formula="of:=10^([.D12]/20)" office:value-type="float" office:value="0.999995864138055" calcext:value-type="float">
            <text:p>0.999995864138055</text:p>
          </table:table-cell>
          <table:table-cell table:formula="of:==20*LOG10(ABS(1-[.Q12]^2-[.R12]^2))" office:value-type="float" office:value="-102.236154442907" calcext:value-type="float">
            <text:p>-102.236154442907</text:p>
          </table:table-cell>
          <table:table-cell table:formula="of:=20*LOG10(ABS(1-[.R12]))" office:value-type="float" office:value="-107.668679327523" calcext:value-type="float">
            <text:p>-107.66867932752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5.9354932258181" calcext:value-type="float">
            <text:p>-85.9354932258181</text:p>
          </table:table-cell>
          <table:table-cell office:value-type="float" office:value="129.280702178411" calcext:value-type="float">
            <text:p>129.280702178411</text:p>
          </table:table-cell>
          <table:table-cell office:value-type="float" office:value="-0.00000844106221028755" calcext:value-type="float">
            <text:p>-8.44106221028755E-06</text:p>
          </table:table-cell>
          <table:table-cell office:value-type="float" office:value="-20.7505082848587" calcext:value-type="float">
            <text:p>-20.7505082848587</text:p>
          </table:table-cell>
          <table:table-cell office:value-type="float" office:value="-0.00000844106221028755" calcext:value-type="float">
            <text:p>-8.44106221028755E-06</text:p>
          </table:table-cell>
          <table:table-cell office:value-type="float" office:value="-20.7505082848587" calcext:value-type="float">
            <text:p>-20.7505082848587</text:p>
          </table:table-cell>
          <table:table-cell office:value-type="float" office:value="-86.2410508970333" calcext:value-type="float">
            <text:p>-86.2410508970333</text:p>
          </table:table-cell>
          <table:table-cell office:value-type="float" office:value="10.3440602605776" calcext:value-type="float">
            <text:p>10.34406026057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.1497" calcext:value-type="float">
            <text:p>47.149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-78.2136136752894" calcext:value-type="float">
            <text:p>-78.2136136752894</text:p>
          </table:table-cell>
          <table:table-cell/>
          <table:table-cell table:formula="of:=10^([.B13]/20)" office:value-type="float" office:value="0.0000504923214851365" calcext:value-type="float">
            <text:p>5.04923214851365E-05</text:p>
          </table:table-cell>
          <table:table-cell table:formula="of:=10^([.D13]/20)" office:value-type="float" office:value="0.999999028187271" calcext:value-type="float">
            <text:p>0.999999028187271</text:p>
          </table:table-cell>
          <table:table-cell table:formula="of:==20*LOG10(ABS(1-[.Q13]^2-[.R13]^2))" office:value-type="float" office:value="-114.239153506809" calcext:value-type="float">
            <text:p>-114.239153506809</text:p>
          </table:table-cell>
          <table:table-cell table:formula="of:=20*LOG10(ABS(1-[.R13]))" office:value-type="float" office:value="-120.248348339536" calcext:value-type="float">
            <text:p>-120.24834833953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5.894420386937" calcext:value-type="float">
            <text:p>-85.894420386937</text:p>
          </table:table-cell>
          <table:table-cell office:value-type="float" office:value="129.497173686897" calcext:value-type="float">
            <text:p>129.497173686897</text:p>
          </table:table-cell>
          <table:table-cell office:value-type="float" office:value="-0.00000843884920196403" calcext:value-type="float">
            <text:p>-8.43884920196403E-06</text:p>
          </table:table-cell>
          <table:table-cell office:value-type="float" office:value="-20.7505207655653" calcext:value-type="float">
            <text:p>-20.7505207655653</text:p>
          </table:table-cell>
          <table:table-cell office:value-type="float" office:value="-0.00000843884920196403" calcext:value-type="float">
            <text:p>-8.43884920196403E-06</text:p>
          </table:table-cell>
          <table:table-cell office:value-type="float" office:value="-20.7505207655653" calcext:value-type="float">
            <text:p>-20.7505207655653</text:p>
          </table:table-cell>
          <table:table-cell office:value-type="float" office:value="-86.1990769658893" calcext:value-type="float">
            <text:p>-86.1990769658893</text:p>
          </table:table-cell>
          <table:table-cell office:value-type="float" office:value="10.1147076590389" calcext:value-type="float">
            <text:p>10.11470765903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.8219" calcext:value-type="float">
            <text:p>69.821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N14])/[.N14]))" office:value-type="float" office:value="-78.2562438777291" calcext:value-type="float">
            <text:p>-78.2562438777291</text:p>
          </table:table-cell>
          <table:table-cell/>
          <table:table-cell table:formula="of:=10^([.B14]/20)" office:value-type="float" office:value="0.0000507316491916063" calcext:value-type="float">
            <text:p>5.07316491916063E-05</text:p>
          </table:table-cell>
          <table:table-cell table:formula="of:=10^([.D14]/20)" office:value-type="float" office:value="0.999999028442053" calcext:value-type="float">
            <text:p>0.999999028442053</text:p>
          </table:table-cell>
          <table:table-cell table:formula="of:==20*LOG10(ABS(1-[.Q14]^2-[.R14]^2))" office:value-type="float" office:value="-114.241542423822" calcext:value-type="float">
            <text:p>-114.241542423822</text:p>
          </table:table-cell>
          <table:table-cell table:formula="of:=20*LOG10(ABS(1-[.R14]))" office:value-type="float" office:value="-120.250625832156" calcext:value-type="float">
            <text:p>-120.25062583215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8.3435487127302" calcext:value-type="float">
            <text:p>-88.3435487127302</text:p>
          </table:table-cell>
          <table:table-cell office:value-type="float" office:value="113.824456795585" calcext:value-type="float">
            <text:p>113.824456795585</text:p>
          </table:table-cell>
          <table:table-cell office:value-type="float" office:value="-0.00000843162024813219" calcext:value-type="float">
            <text:p>-8.43162024813219E-06</text:p>
          </table:table-cell>
          <table:table-cell office:value-type="float" office:value="-20.7515602790219" calcext:value-type="float">
            <text:p>-20.7515602790219</text:p>
          </table:table-cell>
          <table:table-cell office:value-type="float" office:value="-0.00000843162024813219" calcext:value-type="float">
            <text:p>-8.43162024813219E-06</text:p>
          </table:table-cell>
          <table:table-cell office:value-type="float" office:value="-20.7515602790219" calcext:value-type="float">
            <text:p>-20.7515602790219</text:p>
          </table:table-cell>
          <table:table-cell office:value-type="float" office:value="-88.6694276546747" calcext:value-type="float">
            <text:p>-88.6694276546747</text:p>
          </table:table-cell>
          <table:table-cell office:value-type="float" office:value="26.8341239504732" calcext:value-type="float">
            <text:p>26.83412395047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7629" calcext:value-type="float">
            <text:p>92.762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N15])/[.N15]))" office:value-type="float" office:value="-82.8360968409121" calcext:value-type="float">
            <text:p>-82.8360968409121</text:p>
          </table:table-cell>
          <table:table-cell/>
          <table:table-cell table:formula="of:=10^([.B15]/20)" office:value-type="float" office:value="0.0000382668368136795" calcext:value-type="float">
            <text:p>3.82668368136795E-05</text:p>
          </table:table-cell>
          <table:table-cell table:formula="of:=10^([.D15]/20)" office:value-type="float" office:value="0.999999029274317" calcext:value-type="float">
            <text:p>0.999999029274317</text:p>
          </table:table-cell>
          <table:table-cell table:formula="of:==20*LOG10(ABS(1-[.Q15]^2-[.R15]^2))" office:value-type="float" office:value="-114.244027752447" calcext:value-type="float">
            <text:p>-114.244027752447</text:p>
          </table:table-cell>
          <table:table-cell table:formula="of:=20*LOG10(ABS(1-[.R15]))" office:value-type="float" office:value="-120.258069592832" calcext:value-type="float">
            <text:p>-120.25806959283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1.1034148007504" calcext:value-type="float">
            <text:p>-81.1034148007504</text:p>
          </table:table-cell>
          <table:table-cell office:value-type="float" office:value="68.1467923924926" calcext:value-type="float">
            <text:p>68.1467923924926</text:p>
          </table:table-cell>
          <table:table-cell office:value-type="float" office:value="-0.00000583645984126053" calcext:value-type="float">
            <text:p>-5.83645984126053E-06</text:p>
          </table:table-cell>
          <table:table-cell office:value-type="float" office:value="-20.7491648718064" calcext:value-type="float">
            <text:p>-20.7491648718064</text:p>
          </table:table-cell>
          <table:table-cell office:value-type="float" office:value="-0.00000583645984126053" calcext:value-type="float">
            <text:p>-5.83645984126053E-06</text:p>
          </table:table-cell>
          <table:table-cell office:value-type="float" office:value="-20.7491648718064" calcext:value-type="float">
            <text:p>-20.7491648718064</text:p>
          </table:table-cell>
          <table:table-cell office:value-type="float" office:value="-81.1038245176321" calcext:value-type="float">
            <text:p>-81.1038245176321</text:p>
          </table:table-cell>
          <table:table-cell office:value-type="float" office:value="71.1932025356793" calcext:value-type="float">
            <text:p>71.19320253567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.987" calcext:value-type="float">
            <text:p>117.98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N16])/[.N16]))" office:value-type="float" office:value="-74.5368498912893" calcext:value-type="float">
            <text:p>-74.5368498912893</text:p>
          </table:table-cell>
          <table:table-cell/>
          <table:table-cell table:formula="of:=10^([.B16]/20)" office:value-type="float" office:value="0.0000880702562480417" calcext:value-type="float">
            <text:p>8.80702562480417E-05</text:p>
          </table:table-cell>
          <table:table-cell table:formula="of:=10^([.D16]/20)" office:value-type="float" office:value="0.999999328052954" calcext:value-type="float">
            <text:p>0.999999328052954</text:p>
          </table:table-cell>
          <table:table-cell table:formula="of:==20*LOG10(ABS(1-[.Q16]^2-[.R16]^2))" office:value-type="float" office:value="-117.482978436481" calcext:value-type="float">
            <text:p>-117.482978436481</text:p>
          </table:table-cell>
          <table:table-cell table:formula="of:=20*LOG10(ABS(1-[.R16]))" office:value-type="float" office:value="-123.453299024844" calcext:value-type="float">
            <text:p>-123.45329902484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1.4914240188077" calcext:value-type="float">
            <text:p>-81.4914240188077</text:p>
          </table:table-cell>
          <table:table-cell office:value-type="float" office:value="67.4696076498621" calcext:value-type="float">
            <text:p>67.4696076498621</text:p>
          </table:table-cell>
          <table:table-cell office:value-type="float" office:value="-0.00000578966164601692" calcext:value-type="float">
            <text:p>-5.78966164601692E-06</text:p>
          </table:table-cell>
          <table:table-cell office:value-type="float" office:value="-20.7493538675117" calcext:value-type="float">
            <text:p>-20.7493538675117</text:p>
          </table:table-cell>
          <table:table-cell office:value-type="float" office:value="-0.00000578966164601692" calcext:value-type="float">
            <text:p>-5.78966164601692E-06</text:p>
          </table:table-cell>
          <table:table-cell office:value-type="float" office:value="-20.7493538675117" calcext:value-type="float">
            <text:p>-20.7493538675117</text:p>
          </table:table-cell>
          <table:table-cell office:value-type="float" office:value="-81.4910531052808" calcext:value-type="float">
            <text:p>-81.4910531052808</text:p>
          </table:table-cell>
          <table:table-cell office:value-type="float" office:value="71.8993036677493" calcext:value-type="float">
            <text:p>71.89930366774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6.005" calcext:value-type="float">
            <text:p>146.0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N17])/[.N17]))" office:value-type="float" office:value="-74.9691540647286" calcext:value-type="float">
            <text:p>-74.9691540647286</text:p>
          </table:table-cell>
          <table:table-cell/>
          <table:table-cell table:formula="of:=10^([.B17]/20)" office:value-type="float" office:value="0.0000842226300297316" calcext:value-type="float">
            <text:p>8.42226300297316E-05</text:p>
          </table:table-cell>
          <table:table-cell table:formula="of:=10^([.D17]/20)" office:value-type="float" office:value="0.999999333440792" calcext:value-type="float">
            <text:p>0.999999333440792</text:p>
          </table:table-cell>
          <table:table-cell table:formula="of:==20*LOG10(ABS(1-[.Q17]^2-[.R17]^2))" office:value-type="float" office:value="-117.548968903434" calcext:value-type="float">
            <text:p>-117.548968903434</text:p>
          </table:table-cell>
          <table:table-cell table:formula="of:=20*LOG10(ABS(1-[.R17]))" office:value-type="float" office:value="-123.523225357367" calcext:value-type="float">
            <text:p>-123.52322535736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8.9107710346272" calcext:value-type="float">
            <text:p>-78.9107710346272</text:p>
          </table:table-cell>
          <table:table-cell office:value-type="float" office:value="70.0911277183758" calcext:value-type="float">
            <text:p>70.0911277183758</text:p>
          </table:table-cell>
          <table:table-cell office:value-type="float" office:value="-0.00000359165956453622" calcext:value-type="float">
            <text:p>-3.59165956453622E-06</text:p>
          </table:table-cell>
          <table:table-cell office:value-type="float" office:value="-20.7479057450353" calcext:value-type="float">
            <text:p>-20.7479057450353</text:p>
          </table:table-cell>
          <table:table-cell office:value-type="float" office:value="-0.00000359165956453622" calcext:value-type="float">
            <text:p>-3.59165956453622E-06</text:p>
          </table:table-cell>
          <table:table-cell office:value-type="float" office:value="-20.7479057450353" calcext:value-type="float">
            <text:p>-20.7479057450353</text:p>
          </table:table-cell>
          <table:table-cell office:value-type="float" office:value="-78.9088722670236" calcext:value-type="float">
            <text:p>-78.9088722670236</text:p>
          </table:table-cell>
          <table:table-cell office:value-type="float" office:value="68.7953363974225" calcext:value-type="float">
            <text:p>68.79533639742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5.096" calcext:value-type="float">
            <text:p>185.09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N18])/[.N18]))" office:value-type="float" office:value="-72.1025881262189" calcext:value-type="float">
            <text:p>-72.1025881262189</text:p>
          </table:table-cell>
          <table:table-cell/>
          <table:table-cell table:formula="of:=10^([.B18]/20)" office:value-type="float" office:value="0.000113360420513316" calcext:value-type="float">
            <text:p>0.000113360420513</text:p>
          </table:table-cell>
          <table:table-cell table:formula="of:=10^([.D18]/20)" office:value-type="float" office:value="0.999999586494997" calcext:value-type="float">
            <text:p>0.999999586494997</text:p>
          </table:table-cell>
          <table:table-cell table:formula="of:==20*LOG10(ABS(1-[.Q18]^2-[.R18]^2))" office:value-type="float" office:value="-121.785812767471" calcext:value-type="float">
            <text:p>-121.785812767471</text:p>
          </table:table-cell>
          <table:table-cell table:formula="of:=20*LOG10(ABS(1-[.R18]))" office:value-type="float" office:value="-127.670384628278" calcext:value-type="float">
            <text:p>-127.67038462827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9.6529149897108" calcext:value-type="float">
            <text:p>-79.6529149897108</text:p>
          </table:table-cell>
          <table:table-cell office:value-type="float" office:value="66.8716292198761" calcext:value-type="float">
            <text:p>66.8716292198761</text:p>
          </table:table-cell>
          <table:table-cell office:value-type="float" office:value="-0.00000352024502946045" calcext:value-type="float">
            <text:p>-3.52024502946045E-06</text:p>
          </table:table-cell>
          <table:table-cell office:value-type="float" office:value="-20.7485269555331" calcext:value-type="float">
            <text:p>-20.7485269555331</text:p>
          </table:table-cell>
          <table:table-cell office:value-type="float" office:value="-0.00000352024502946045" calcext:value-type="float">
            <text:p>-3.52024502946045E-06</text:p>
          </table:table-cell>
          <table:table-cell office:value-type="float" office:value="-20.7485269555331" calcext:value-type="float">
            <text:p>-20.7485269555331</text:p>
          </table:table-cell>
          <table:table-cell office:value-type="float" office:value="-79.6479597739414" calcext:value-type="float">
            <text:p>-79.6479597739414</text:p>
          </table:table-cell>
          <table:table-cell office:value-type="float" office:value="72.0394622379064" calcext:value-type="float">
            <text:p>72.03946223790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4.149" calcext:value-type="float">
            <text:p>254.14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N19])/[.N19]))" office:value-type="float" office:value="-73.2186910449491" calcext:value-type="float">
            <text:p>-73.2186910449491</text:p>
          </table:table-cell>
          <table:table-cell/>
          <table:table-cell table:formula="of:=10^([.B19]/20)" office:value-type="float" office:value="0.000104076876639218" calcext:value-type="float">
            <text:p>0.000104076876639</text:p>
          </table:table-cell>
          <table:table-cell table:formula="of:=10^([.D19]/20)" office:value-type="float" office:value="0.999999594716896" calcext:value-type="float">
            <text:p>0.999999594716896</text:p>
          </table:table-cell>
          <table:table-cell table:formula="of:==20*LOG10(ABS(1-[.Q19]^2-[.R19]^2))" office:value-type="float" office:value="-121.941088276344" calcext:value-type="float">
            <text:p>-121.941088276344</text:p>
          </table:table-cell>
          <table:table-cell table:formula="of:=20*LOG10(ABS(1-[.R19]))" office:value-type="float" office:value="-127.844830020538" calcext:value-type="float">
            <text:p>-127.84483002053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0.109904184516" calcext:value-type="float">
            <text:p>-80.109904184516</text:p>
          </table:table-cell>
          <table:table-cell office:value-type="float" office:value="64.9590618949474" calcext:value-type="float">
            <text:p>64.9590618949474</text:p>
          </table:table-cell>
          <table:table-cell office:value-type="float" office:value="-0.00000348022601364006" calcext:value-type="float">
            <text:p>-3.48022601364006E-06</text:p>
          </table:table-cell>
          <table:table-cell office:value-type="float" office:value="-20.7487628393529" calcext:value-type="float">
            <text:p>-20.7487628393529</text:p>
          </table:table-cell>
          <table:table-cell office:value-type="float" office:value="-0.00000348022601364006" calcext:value-type="float">
            <text:p>-3.48022601364006E-06</text:p>
          </table:table-cell>
          <table:table-cell office:value-type="float" office:value="-20.7487628393529" calcext:value-type="float">
            <text:p>-20.7487628393529</text:p>
          </table:table-cell>
          <table:table-cell office:value-type="float" office:value="-80.0997149671971" calcext:value-type="float">
            <text:p>-80.0997149671971</text:p>
          </table:table-cell>
          <table:table-cell office:value-type="float" office:value="73.97254165815" calcext:value-type="float">
            <text:p>73.972541658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44.809" calcext:value-type="float">
            <text:p>344.8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N20])/[.N20]))" office:value-type="float" office:value="-73.6831250799803" calcext:value-type="float">
            <text:p>-73.6831250799803</text:p>
          </table:table-cell>
          <table:table-cell/>
          <table:table-cell table:formula="of:=10^([.B20]/20)" office:value-type="float" office:value="0.0000987426528151999" calcext:value-type="float">
            <text:p>9.87426528151999E-05</text:p>
          </table:table-cell>
          <table:table-cell table:formula="of:=10^([.D20]/20)" office:value-type="float" office:value="0.999999599324253" calcext:value-type="float">
            <text:p>0.999999599324253</text:p>
          </table:table-cell>
          <table:table-cell table:formula="of:==20*LOG10(ABS(1-[.Q20]^2-[.R20]^2))" office:value-type="float" office:value="-122.029870887965" calcext:value-type="float">
            <text:p>-122.029870887965</text:p>
          </table:table-cell>
          <table:table-cell table:formula="of:=20*LOG10(ABS(1-[.R20]))" office:value-type="float" office:value="-127.944138901107" calcext:value-type="float">
            <text:p>-127.94413890110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1.7739051661596" calcext:value-type="float">
            <text:p>-81.7739051661596</text:p>
          </table:table-cell>
          <table:table-cell office:value-type="float" office:value="80.6482463591518" calcext:value-type="float">
            <text:p>80.6482463591518</text:p>
          </table:table-cell>
          <table:table-cell office:value-type="float" office:value="-0.00000315359139283024" calcext:value-type="float">
            <text:p>-3.15359139283024E-06</text:p>
          </table:table-cell>
          <table:table-cell office:value-type="float" office:value="-20.7492889968888" calcext:value-type="float">
            <text:p>-20.7492889968888</text:p>
          </table:table-cell>
          <table:table-cell office:value-type="float" office:value="-0.00000315359139283024" calcext:value-type="float">
            <text:p>-3.15359139283024E-06</text:p>
          </table:table-cell>
          <table:table-cell office:value-type="float" office:value="-20.7492889968888" calcext:value-type="float">
            <text:p>-20.7492889968888</text:p>
          </table:table-cell>
          <table:table-cell office:value-type="float" office:value="-81.7875125173484" calcext:value-type="float">
            <text:p>-81.7875125173484</text:p>
          </table:table-cell>
          <table:table-cell office:value-type="float" office:value="58.3294117061744" calcext:value-type="float">
            <text:p>58.32941170617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67.952" calcext:value-type="float">
            <text:p>467.95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N21])/[.N21]))" office:value-type="float" office:value="-74.818332998391" calcext:value-type="float">
            <text:p>-74.818332998391</text:p>
          </table:table-cell>
          <table:table-cell/>
          <table:table-cell table:formula="of:=10^([.B21]/20)" office:value-type="float" office:value="0.0000815276157482304" calcext:value-type="float">
            <text:p>8.15276157482304E-05</text:p>
          </table:table-cell>
          <table:table-cell table:formula="of:=10^([.D21]/20)" office:value-type="float" office:value="0.999999636929439" calcext:value-type="float">
            <text:p>0.999999636929439</text:p>
          </table:table-cell>
          <table:table-cell table:formula="of:==20*LOG10(ABS(1-[.Q21]^2-[.R21]^2))" office:value-type="float" office:value="-122.859453602825" calcext:value-type="float">
            <text:p>-122.859453602825</text:p>
          </table:table-cell>
          <table:table-cell table:formula="of:=20*LOG10(ABS(1-[.R21]))" office:value-type="float" office:value="-128.800179283945" calcext:value-type="float">
            <text:p>-128.80017928394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4.4386295577795" calcext:value-type="float">
            <text:p>-84.4386295577795</text:p>
          </table:table-cell>
          <table:table-cell office:value-type="float" office:value="71.3779750372154" calcext:value-type="float">
            <text:p>71.3779750372154</text:p>
          </table:table-cell>
          <table:table-cell office:value-type="float" office:value="-0.00000179557936420022" calcext:value-type="float">
            <text:p>-1.79557936420022E-06</text:p>
          </table:table-cell>
          <table:table-cell office:value-type="float" office:value="-20.7500853847465" calcext:value-type="float">
            <text:p>-20.7500853847465</text:p>
          </table:table-cell>
          <table:table-cell office:value-type="float" office:value="-0.00000179557936420022" calcext:value-type="float">
            <text:p>-1.79557936420022E-06</text:p>
          </table:table-cell>
          <table:table-cell office:value-type="float" office:value="-20.7500853847465" calcext:value-type="float">
            <text:p>-20.7500853847465</text:p>
          </table:table-cell>
          <table:table-cell office:value-type="float" office:value="-84.4246762106896" calcext:value-type="float">
            <text:p>-84.4246762106896</text:p>
          </table:table-cell>
          <table:table-cell office:value-type="float" office:value="67.5044000678467" calcext:value-type="float">
            <text:p>67.50440006784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11.931" calcext:value-type="float">
            <text:p>611.93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N22])/[.N22]))" office:value-type="float" office:value="-76.8804160610342" calcext:value-type="float">
            <text:p>-76.8804160610342</text:p>
          </table:table-cell>
          <table:table-cell/>
          <table:table-cell table:formula="of:=10^([.B22]/20)" office:value-type="float" office:value="0.0000599885717552733" calcext:value-type="float">
            <text:p>5.99885717552733E-05</text:p>
          </table:table-cell>
          <table:table-cell table:formula="of:=10^([.D22]/20)" office:value-type="float" office:value="0.999999793276307" calcext:value-type="float">
            <text:p>0.999999793276307</text:p>
          </table:table-cell>
          <table:table-cell table:formula="of:==20*LOG10(ABS(1-[.Q22]^2-[.R22]^2))" office:value-type="float" office:value="-127.747528475706" calcext:value-type="float">
            <text:p>-127.747528475706</text:p>
          </table:table-cell>
          <table:table-cell table:formula="of:=20*LOG10(ABS(1-[.R22]))" office:value-type="float" office:value="-133.692194925004" calcext:value-type="float">
            <text:p>-133.69219492500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7.5466917591508" calcext:value-type="float">
            <text:p>-87.5466917591508</text:p>
          </table:table-cell>
          <table:table-cell office:value-type="float" office:value="66.2969095979844" calcext:value-type="float">
            <text:p>66.2969095979844</text:p>
          </table:table-cell>
          <table:table-cell office:value-type="float" office:value="-0.000000457334955310099" calcext:value-type="float">
            <text:p>-4.57334955310099E-07</text:p>
          </table:table-cell>
          <table:table-cell office:value-type="float" office:value="-20.7511491344329" calcext:value-type="float">
            <text:p>-20.7511491344329</text:p>
          </table:table-cell>
          <table:table-cell office:value-type="float" office:value="-0.000000457334955310099" calcext:value-type="float">
            <text:p>-4.57334955310099E-07</text:p>
          </table:table-cell>
          <table:table-cell office:value-type="float" office:value="-20.7511491344329" calcext:value-type="float">
            <text:p>-20.7511491344329</text:p>
          </table:table-cell>
          <table:table-cell office:value-type="float" office:value="-87.5457299884495" calcext:value-type="float">
            <text:p>-87.5457299884495</text:p>
          </table:table-cell>
          <table:table-cell office:value-type="float" office:value="72.3543178445453" calcext:value-type="float">
            <text:p>72.35431784454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63.016" calcext:value-type="float">
            <text:p>763.01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N23])/[.N23]))" office:value-type="float" office:value="-80.7285461717882" calcext:value-type="float">
            <text:p>-80.7285461717882</text:p>
          </table:table-cell>
          <table:table-cell/>
          <table:table-cell table:formula="of:=10^([.B23]/20)" office:value-type="float" office:value="0.0000419435718972161" calcext:value-type="float">
            <text:p>4.19435718972161E-05</text:p>
          </table:table-cell>
          <table:table-cell table:formula="of:=10^([.D23]/20)" office:value-type="float" office:value="0.999999947347369" calcext:value-type="float">
            <text:p>0.999999947347369</text:p>
          </table:table-cell>
          <table:table-cell table:formula="of:==20*LOG10(ABS(1-[.Q23]^2-[.R23]^2))" office:value-type="float" office:value="-139.697333773981" calcext:value-type="float">
            <text:p>-139.697333773981</text:p>
          </table:table-cell>
          <table:table-cell table:formula="of:=20*LOG10(ABS(1-[.R23]))" office:value-type="float" office:value="-145.571598429646" calcext:value-type="float">
            <text:p>-145.57159842964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1.297308680175" calcext:value-type="float">
            <text:p>-101.297308680175</text:p>
          </table:table-cell>
          <table:table-cell office:value-type="float" office:value="74.5527549968324" calcext:value-type="float">
            <text:p>74.5527549968324</text:p>
          </table:table-cell>
          <table:table-cell office:value-type="float" office:value="-0.0000000959091241207942" calcext:value-type="float">
            <text:p>-9.59091241207942E-08</text:p>
          </table:table-cell>
          <table:table-cell office:value-type="float" office:value="-20.7526340105358" calcext:value-type="float">
            <text:p>-20.7526340105358</text:p>
          </table:table-cell>
          <table:table-cell office:value-type="float" office:value="-0.0000000959091241207942" calcext:value-type="float">
            <text:p>-9.59091241207942E-08</text:p>
          </table:table-cell>
          <table:table-cell office:value-type="float" office:value="-20.7526340105358" calcext:value-type="float">
            <text:p>-20.7526340105358</text:p>
          </table:table-cell>
          <table:table-cell office:value-type="float" office:value="-101.299996629709" calcext:value-type="float">
            <text:p>-101.299996629709</text:p>
          </table:table-cell>
          <table:table-cell office:value-type="float" office:value="64.0758556152289" calcext:value-type="float">
            <text:p>64.07585561522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73.544" calcext:value-type="float">
            <text:p>973.54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N24])/[.N24]))" office:value-type="float" office:value="-93.8054017015271" calcext:value-type="float">
            <text:p>-93.8054017015271</text:p>
          </table:table-cell>
          <table:table-cell/>
          <table:table-cell table:formula="of:=10^([.B24]/20)" office:value-type="float" office:value="0.0000086126057212837" calcext:value-type="float">
            <text:p>8.6126057212837E-06</text:p>
          </table:table-cell>
          <table:table-cell table:formula="of:=10^([.D24]/20)" office:value-type="float" office:value="0.999999988958054" calcext:value-type="float">
            <text:p>0.999999988958054</text:p>
          </table:table-cell>
          <table:table-cell table:formula="of:==20*LOG10(ABS(1-[.Q24]^2-[.R24]^2))" office:value-type="float" office:value="-153.147711731799" calcext:value-type="float">
            <text:p>-153.147711731799</text:p>
          </table:table-cell>
          <table:table-cell table:formula="of:=20*LOG10(ABS(1-[.R24]))" office:value-type="float" office:value="-159.139087689958" calcext:value-type="float">
            <text:p>-159.13908768995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2.025953979039" calcext:value-type="float">
            <text:p>-102.025953979039</text:p>
          </table:table-cell>
          <table:table-cell office:value-type="float" office:value="73.0981028132971" calcext:value-type="float">
            <text:p>73.0981028132971</text:p>
          </table:table-cell>
          <table:table-cell office:value-type="float" office:value="-0.0000000719130017200328" calcext:value-type="float">
            <text:p>-7.19130017200328E-08</text:p>
          </table:table-cell>
          <table:table-cell office:value-type="float" office:value="-20.7526616723204" calcext:value-type="float">
            <text:p>-20.7526616723204</text:p>
          </table:table-cell>
          <table:table-cell office:value-type="float" office:value="-0.0000000719130017200328" calcext:value-type="float">
            <text:p>-7.19130017200328E-08</text:p>
          </table:table-cell>
          <table:table-cell office:value-type="float" office:value="-20.7526616723204" calcext:value-type="float">
            <text:p>-20.7526616723204</text:p>
          </table:table-cell>
          <table:table-cell office:value-type="float" office:value="-102.025764614537" calcext:value-type="float">
            <text:p>-102.025764614537</text:p>
          </table:table-cell>
          <table:table-cell office:value-type="float" office:value="65.5069629608122" calcext:value-type="float">
            <text:p>65.50696296081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07.63" calcext:value-type="float">
            <text:p>1307.6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N25])/[.N25]))" office:value-type="float" office:value="-94.3921734755658" calcext:value-type="float">
            <text:p>-94.3921734755658</text:p>
          </table:table-cell>
          <table:table-cell/>
          <table:table-cell table:formula="of:=10^([.B25]/20)" office:value-type="float" office:value="0.00000791958275059367" calcext:value-type="float">
            <text:p>7.91958275059367E-06</text:p>
          </table:table-cell>
          <table:table-cell table:formula="of:=10^([.D25]/20)" office:value-type="float" office:value="0.99999999172071" calcext:value-type="float">
            <text:p>0.99999999172071</text:p>
          </table:table-cell>
          <table:table-cell table:formula="of:==20*LOG10(ABS(1-[.Q25]^2-[.R25]^2))" office:value-type="float" office:value="-155.652500459614" calcext:value-type="float">
            <text:p>-155.652500459614</text:p>
          </table:table-cell>
          <table:table-cell table:formula="of:=20*LOG10(ABS(1-[.R25]))" office:value-type="float" office:value="-161.640137834963" calcext:value-type="float">
            <text:p>-161.6401378349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2.669260514637" calcext:value-type="float">
            <text:p>-102.669260514637</text:p>
          </table:table-cell>
          <table:table-cell office:value-type="float" office:value="71.2398142032981" calcext:value-type="float">
            <text:p>71.2398142032981</text:p>
          </table:table-cell>
          <table:table-cell office:value-type="float" office:value="-0.0000000612420296910164" calcext:value-type="float">
            <text:p>-6.12420296910164E-08</text:p>
          </table:table-cell>
          <table:table-cell office:value-type="float" office:value="-20.7526859067581" calcext:value-type="float">
            <text:p>-20.7526859067581</text:p>
          </table:table-cell>
          <table:table-cell office:value-type="float" office:value="-0.0000000612420296910164" calcext:value-type="float">
            <text:p>-6.12420296910164E-08</text:p>
          </table:table-cell>
          <table:table-cell office:value-type="float" office:value="-20.7526859067581" calcext:value-type="float">
            <text:p>-20.7526859067581</text:p>
          </table:table-cell>
          <table:table-cell office:value-type="float" office:value="-102.667408036225" calcext:value-type="float">
            <text:p>-102.667408036225</text:p>
          </table:table-cell>
          <table:table-cell office:value-type="float" office:value="67.3558340270476" calcext:value-type="float">
            <text:p>67.35583402704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46.52" calcext:value-type="float">
            <text:p>1846.5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N26])/[.N26]))" office:value-type="float" office:value="-94.9409832588942" calcext:value-type="float">
            <text:p>-94.9409832588942</text:p>
          </table:table-cell>
          <table:table-cell/>
          <table:table-cell table:formula="of:=10^([.B26]/20)" office:value-type="float" office:value="0.00000735422604042234" calcext:value-type="float">
            <text:p>7.35422604042234E-06</text:p>
          </table:table-cell>
          <table:table-cell table:formula="of:=10^([.D26]/20)" office:value-type="float" office:value="0.999999992949251" calcext:value-type="float">
            <text:p>0.999999992949251</text:p>
          </table:table-cell>
          <table:table-cell table:formula="of:==20*LOG10(ABS(1-[.Q26]^2-[.R26]^2))" office:value-type="float" office:value="-157.048072491829" calcext:value-type="float">
            <text:p>-157.048072491829</text:p>
          </table:table-cell>
          <table:table-cell table:formula="of:=20*LOG10(ABS(1-[.R26]))" office:value-type="float" office:value="-163.035294655775" calcext:value-type="float">
            <text:p>-163.03529465577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4.998984117572" calcext:value-type="float">
            <text:p>-104.998984117572</text:p>
          </table:table-cell>
          <table:table-cell office:value-type="float" office:value="69.7706884749818" calcext:value-type="float">
            <text:p>69.7706884749818</text:p>
          </table:table-cell>
          <table:table-cell office:value-type="float" office:value="-0.0000000425157911506141" calcext:value-type="float">
            <text:p>-4.25157911506141E-08</text:p>
          </table:table-cell>
          <table:table-cell office:value-type="float" office:value="-20.7527741837527" calcext:value-type="float">
            <text:p>-20.7527741837527</text:p>
          </table:table-cell>
          <table:table-cell office:value-type="float" office:value="-0.0000000425157911506141" calcext:value-type="float">
            <text:p>-4.25157911506141E-08</text:p>
          </table:table-cell>
          <table:table-cell office:value-type="float" office:value="-20.7527741837527" calcext:value-type="float">
            <text:p>-20.7527741837527</text:p>
          </table:table-cell>
          <table:table-cell office:value-type="float" office:value="-104.993839606421" calcext:value-type="float">
            <text:p>-104.993839606421</text:p>
          </table:table-cell>
          <table:table-cell office:value-type="float" office:value="68.8142555421007" calcext:value-type="float">
            <text:p>68.81425554210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617.31" calcext:value-type="float">
            <text:p>2617.3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N27])/[.N27]))" office:value-type="float" office:value="-97.2971271648946" calcext:value-type="float">
            <text:p>-97.2971271648946</text:p>
          </table:table-cell>
          <table:table-cell/>
          <table:table-cell table:formula="of:=10^([.B27]/20)" office:value-type="float" office:value="0.00000562407099233459" calcext:value-type="float">
            <text:p>5.62407099233459E-06</text:p>
          </table:table-cell>
          <table:table-cell table:formula="of:=10^([.D27]/20)" office:value-type="float" office:value="0.999999995105189" calcext:value-type="float">
            <text:p>0.999999995105189</text:p>
          </table:table-cell>
          <table:table-cell table:formula="of:==20*LOG10(ABS(1-[.Q27]^2-[.R27]^2))" office:value-type="float" office:value="-160.212790378096" calcext:value-type="float">
            <text:p>-160.212790378096</text:p>
          </table:table-cell>
          <table:table-cell table:formula="of:=20*LOG10(ABS(1-[.R27]))" office:value-type="float" office:value="-166.205280860332" calcext:value-type="float">
            <text:p>-166.20528086033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0.944526979607" calcext:value-type="float">
            <text:p>-110.944526979607</text:p>
          </table:table-cell>
          <table:table-cell office:value-type="float" office:value="63.5408853483157" calcext:value-type="float">
            <text:p>63.5408853483157</text:p>
          </table:table-cell>
          <table:table-cell office:value-type="float" office:value="-0.00000000718393393698594" calcext:value-type="float">
            <text:p>-7.18393393698594E-09</text:p>
          </table:table-cell>
          <table:table-cell office:value-type="float" office:value="-20.7529078679751" calcext:value-type="float">
            <text:p>-20.7529078679751</text:p>
          </table:table-cell>
          <table:table-cell office:value-type="float" office:value="-0.00000000718393393698594" calcext:value-type="float">
            <text:p>-7.18393393698594E-09</text:p>
          </table:table-cell>
          <table:table-cell office:value-type="float" office:value="-20.7529078679751" calcext:value-type="float">
            <text:p>-20.7529078679751</text:p>
          </table:table-cell>
          <table:table-cell office:value-type="float" office:value="-110.943943583304" calcext:value-type="float">
            <text:p>-110.943943583304</text:p>
          </table:table-cell>
          <table:table-cell office:value-type="float" office:value="74.9844484697848" calcext:value-type="float">
            <text:p>74.98444846978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06.48" calcext:value-type="float">
            <text:p>3706.4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N28])/[.N28]))" office:value-type="float" office:value="-102.842883280373" calcext:value-type="float">
            <text:p>-102.842883280373</text:p>
          </table:table-cell>
          <table:table-cell/>
          <table:table-cell table:formula="of:=10^([.B28]/20)" office:value-type="float" office:value="0.00000283644032507523" calcext:value-type="float">
            <text:p>2.83644032507523E-06</text:p>
          </table:table-cell>
          <table:table-cell table:formula="of:=10^([.D28]/20)" office:value-type="float" office:value="0.999999999172919" calcext:value-type="float">
            <text:p>0.999999999172919</text:p>
          </table:table-cell>
          <table:table-cell table:formula="of:==20*LOG10(ABS(1-[.Q28]^2-[.R28]^2))" office:value-type="float" office:value="-175.670788234402" calcext:value-type="float">
            <text:p>-175.670788234402</text:p>
          </table:table-cell>
          <table:table-cell table:formula="of:=20*LOG10(ABS(1-[.R28]))" office:value-type="float" office:value="-181.649039544236" calcext:value-type="float">
            <text:p>-181.64903954423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5.78891592926" calcext:value-type="float">
            <text:p>-115.78891592926</text:p>
          </table:table-cell>
          <table:table-cell office:value-type="float" office:value="76.3698917698872" calcext:value-type="float">
            <text:p>76.3698917698872</text:p>
          </table:table-cell>
          <table:table-cell office:value-type="float" office:value="-0.00000000446206565847642" calcext:value-type="float">
            <text:p>-4.46206565847642E-09</text:p>
          </table:table-cell>
          <table:table-cell office:value-type="float" office:value="-20.7529687390379" calcext:value-type="float">
            <text:p>-20.7529687390379</text:p>
          </table:table-cell>
          <table:table-cell office:value-type="float" office:value="-0.00000000446206565847642" calcext:value-type="float">
            <text:p>-4.46206565847642E-09</text:p>
          </table:table-cell>
          <table:table-cell office:value-type="float" office:value="-20.7529687390379" calcext:value-type="float">
            <text:p>-20.7529687390379</text:p>
          </table:table-cell>
          <table:table-cell office:value-type="float" office:value="-115.788772861495" calcext:value-type="float">
            <text:p>-115.788772861495</text:p>
          </table:table-cell>
          <table:table-cell office:value-type="float" office:value="62.1597495300519" calcext:value-type="float">
            <text:p>62.15974953005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194.98" calcext:value-type="float">
            <text:p>5194.9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N29])/[.N29]))" office:value-type="float" office:value="-107.380122692808" calcext:value-type="float">
            <text:p>-107.380122692808</text:p>
          </table:table-cell>
          <table:table-cell/>
          <table:table-cell table:formula="of:=10^([.B29]/20)" office:value-type="float" office:value="0.00000162388101159276" calcext:value-type="float">
            <text:p>1.62388101159276E-06</text:p>
          </table:table-cell>
          <table:table-cell table:formula="of:=10^([.D29]/20)" office:value-type="float" office:value="0.999999999486286" calcext:value-type="float">
            <text:p>0.999999999486286</text:p>
          </table:table-cell>
          <table:table-cell table:formula="of:==20*LOG10(ABS(1-[.Q29]^2-[.R29]^2))" office:value-type="float" office:value="-179.787288989149" calcext:value-type="float">
            <text:p>-179.787288989149</text:p>
          </table:table-cell>
          <table:table-cell table:formula="of:=20*LOG10(ABS(1-[.R29]))" office:value-type="float" office:value="-185.785567010354" calcext:value-type="float">
            <text:p>-185.78556701035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8.482507640975" calcext:value-type="float">
            <text:p>-118.482507640975</text:p>
          </table:table-cell>
          <table:table-cell office:value-type="float" office:value="85.5299630932824" calcext:value-type="float">
            <text:p>85.5299630932824</text:p>
          </table:table-cell>
          <table:table-cell office:value-type="float" office:value="-0.0000000039312400323261" calcext:value-type="float">
            <text:p>-3.9312400323261E-09</text:p>
          </table:table-cell>
          <table:table-cell office:value-type="float" office:value="-20.752995986726" calcext:value-type="float">
            <text:p>-20.752995986726</text:p>
          </table:table-cell>
          <table:table-cell office:value-type="float" office:value="-0.0000000039312400323261" calcext:value-type="float">
            <text:p>-3.9312400323261E-09</text:p>
          </table:table-cell>
          <table:table-cell office:value-type="float" office:value="-20.752995986726" calcext:value-type="float">
            <text:p>-20.752995986726</text:p>
          </table:table-cell>
          <table:table-cell office:value-type="float" office:value="-118.482431007107" calcext:value-type="float">
            <text:p>-118.482431007107</text:p>
          </table:table-cell>
          <table:table-cell office:value-type="float" office:value="53.0090781592214" calcext:value-type="float">
            <text:p>53.00907815922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624.46" calcext:value-type="float">
            <text:p>7624.4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0]-[.N30])/[.N30]))" office:value-type="float" office:value="-110.566480021291" calcext:value-type="float">
            <text:p>-110.566480021291</text:p>
          </table:table-cell>
          <table:table-cell/>
          <table:table-cell table:formula="of:=10^([.B30]/20)" office:value-type="float" office:value="0.00000119089814272067" calcext:value-type="float">
            <text:p>1.19089814272067E-06</text:p>
          </table:table-cell>
          <table:table-cell table:formula="of:=10^([.D30]/20)" office:value-type="float" office:value="0.999999999547399" calcext:value-type="float">
            <text:p>0.999999999547399</text:p>
          </table:table-cell>
          <table:table-cell table:formula="of:==20*LOG10(ABS(1-[.Q30]^2-[.R30]^2))" office:value-type="float" office:value="-180.878714039487" calcext:value-type="float">
            <text:p>-180.878714039487</text:p>
          </table:table-cell>
          <table:table-cell table:formula="of:=20*LOG10(ABS(1-[.R30]))" office:value-type="float" office:value="-186.885694908547" calcext:value-type="float">
            <text:p>-186.88569490854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5.444424559294" calcext:value-type="float">
            <text:p>-125.444424559294</text:p>
          </table:table-cell>
          <table:table-cell office:value-type="float" office:value="74.8589320172293" calcext:value-type="float">
            <text:p>74.8589320172293</text:p>
          </table:table-cell>
          <table:table-cell office:value-type="float" office:value="-0.00000000214814936534427" calcext:value-type="float">
            <text:p>-2.14814936534427E-09</text:p>
          </table:table-cell>
          <table:table-cell office:value-type="float" office:value="-20.7530282176213" calcext:value-type="float">
            <text:p>-20.7530282176213</text:p>
          </table:table-cell>
          <table:table-cell office:value-type="float" office:value="-0.00000000214814936534427" calcext:value-type="float">
            <text:p>-2.14814936534427E-09</text:p>
          </table:table-cell>
          <table:table-cell office:value-type="float" office:value="-20.7530282176213" calcext:value-type="float">
            <text:p>-20.7530282176213</text:p>
          </table:table-cell>
          <table:table-cell office:value-type="float" office:value="-125.444594276768" calcext:value-type="float">
            <text:p>-125.444594276768</text:p>
          </table:table-cell>
          <table:table-cell office:value-type="float" office:value="63.6861292007636" calcext:value-type="float">
            <text:p>63.68612920076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986" calcext:value-type="float">
            <text:p>1098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1]-[.N31])/[.N31]))" office:value-type="float" office:value="-117.018371710402" calcext:value-type="float">
            <text:p>-117.018371710402</text:p>
          </table:table-cell>
          <table:table-cell/>
          <table:table-cell table:formula="of:=10^([.B31]/20)" office:value-type="float" office:value="0.000000534292123680139" calcext:value-type="float">
            <text:p>5.34292123680139E-07</text:p>
          </table:table-cell>
          <table:table-cell table:formula="of:=10^([.D31]/20)" office:value-type="float" office:value="0.999999999752685" calcext:value-type="float">
            <text:p>0.999999999752685</text:p>
          </table:table-cell>
          <table:table-cell table:formula="of:==20*LOG10(ABS(1-[.Q31]^2-[.R31]^2))" office:value-type="float" office:value="-186.119410572584" calcext:value-type="float">
            <text:p>-186.119410572584</text:p>
          </table:table-cell>
          <table:table-cell table:formula="of:=20*LOG10(ABS(1-[.R31]))" office:value-type="float" office:value="-192.134996630638" calcext:value-type="float">
            <text:p>-192.134996630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31.408349048124" calcext:value-type="float">
            <text:p>-131.408349048124</text:p>
          </table:table-cell>
          <table:table-cell office:value-type="float" office:value="73.1268292153997" calcext:value-type="float">
            <text:p>73.1268292153997</text:p>
          </table:table-cell>
          <table:table-cell office:value-type="float" office:value="-0.000000000961879039168968" calcext:value-type="float">
            <text:p>-9.61879039168968E-10</text:p>
          </table:table-cell>
          <table:table-cell office:value-type="float" office:value="-20.7530415287856" calcext:value-type="float">
            <text:p>-20.7530415287856</text:p>
          </table:table-cell>
          <table:table-cell office:value-type="float" office:value="-0.000000000961879039168968" calcext:value-type="float">
            <text:p>-9.61879039168968E-10</text:p>
          </table:table-cell>
          <table:table-cell office:value-type="float" office:value="-20.7530415287856" calcext:value-type="float">
            <text:p>-20.7530415287856</text:p>
          </table:table-cell>
          <table:table-cell office:value-type="float" office:value="-131.409404900778" calcext:value-type="float">
            <text:p>-131.409404900778</text:p>
          </table:table-cell>
          <table:table-cell office:value-type="float" office:value="65.4076035922477" calcext:value-type="float">
            <text:p>65.40760359224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016.5" calcext:value-type="float">
            <text:p>16016.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2]-[.N32])/[.N32]))" office:value-type="float" office:value="-122.291128719088" calcext:value-type="float">
            <text:p>-122.291128719088</text:p>
          </table:table-cell>
          <table:table-cell/>
          <table:table-cell table:formula="of:=10^([.B32]/20)" office:value-type="float" office:value="0.000000268894889069811" calcext:value-type="float">
            <text:p>2.68894889069811E-07</text:p>
          </table:table-cell>
          <table:table-cell table:formula="of:=10^([.D32]/20)" office:value-type="float" office:value="0.99999999988926" calcext:value-type="float">
            <text:p>0.99999999988926</text:p>
          </table:table-cell>
          <table:table-cell table:formula="of:==20*LOG10(ABS(1-[.Q32]^2-[.R32]^2))" office:value-type="float" office:value="-193.096111925034" calcext:value-type="float">
            <text:p>-193.096111925034</text:p>
          </table:table-cell>
          <table:table-cell table:formula="of:=20*LOG10(ABS(1-[.R32]))" office:value-type="float" office:value="-199.113876921976" calcext:value-type="float">
            <text:p>-199.1138769219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8"/>
        </table:table-row>
      </table:table>
      <table:table table:name="6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8.1958558274001" calcext:value-type="float">
            <text:p>-58.1958558274001</text:p>
          </table:table-cell>
          <table:table-cell office:value-type="float" office:value="69.369651108611" calcext:value-type="float">
            <text:p>69.369651108611</text:p>
          </table:table-cell>
          <table:table-cell office:value-type="float" office:value="-0.0000150763171167654" calcext:value-type="float">
            <text:p>-1.50763171167654E-05</text:p>
          </table:table-cell>
          <table:table-cell office:value-type="float" office:value="-20.6630463969862" calcext:value-type="float">
            <text:p>-20.6630463969862</text:p>
          </table:table-cell>
          <table:table-cell office:value-type="float" office:value="-0.0000150763171167654" calcext:value-type="float">
            <text:p>-1.50763171167654E-05</text:p>
          </table:table-cell>
          <table:table-cell office:value-type="float" office:value="-20.6630463969862" calcext:value-type="float">
            <text:p>-20.6630463969862</text:p>
          </table:table-cell>
          <table:table-cell office:value-type="float" office:value="-58.1958558267029" calcext:value-type="float">
            <text:p>-58.1958558267029</text:p>
          </table:table-cell>
          <table:table-cell office:value-type="float" office:value="69.3696510516885" calcext:value-type="float">
            <text:p>69.36965105168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45264" calcext:value-type="float">
            <text:p>5.4526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-47.2557229814006" calcext:value-type="float">
            <text:p>-47.2557229814006</text:p>
          </table:table-cell>
          <table:table-cell/>
          <table:table-cell table:formula="of:=10^([.B9]/20)" office:value-type="float" office:value="0.00123085589116623" calcext:value-type="float">
            <text:p>0.001230855891166</text:p>
          </table:table-cell>
          <table:table-cell table:formula="of:=10^([.D9]/20)" office:value-type="float" office:value="0.999998264276354" calcext:value-type="float">
            <text:p>0.999998264276354</text:p>
          </table:table-cell>
          <table:table-cell table:formula="of:==20*LOG10(ABS(1-[.Q9]^2-[.R9]^2))" office:value-type="float" office:value="-114.170677965655" calcext:value-type="float">
            <text:p>-114.170677965655</text:p>
          </table:table-cell>
          <table:table-cell table:formula="of:=20*LOG10(ABS(1-[.R9]))" office:value-type="float" office:value="-115.210388400102" calcext:value-type="float">
            <text:p>-115.21038840010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9.0697714156774" calcext:value-type="float">
            <text:p>-79.0697714156774</text:p>
          </table:table-cell>
          <table:table-cell office:value-type="float" office:value="43.4436549188305" calcext:value-type="float">
            <text:p>43.4436549188305</text:p>
          </table:table-cell>
          <table:table-cell office:value-type="float" office:value="-0.00000233540560522746" calcext:value-type="float">
            <text:p>-2.33540560522746E-06</text:p>
          </table:table-cell>
          <table:table-cell office:value-type="float" office:value="-20.7469223326468" calcext:value-type="float">
            <text:p>-20.7469223326468</text:p>
          </table:table-cell>
          <table:table-cell office:value-type="float" office:value="-0.00000233540560522746" calcext:value-type="float">
            <text:p>-2.33540560522746E-06</text:p>
          </table:table-cell>
          <table:table-cell office:value-type="float" office:value="-20.7469223326468" calcext:value-type="float">
            <text:p>-20.7469223326468</text:p>
          </table:table-cell>
          <table:table-cell office:value-type="float" office:value="-79.0530589286048" calcext:value-type="float">
            <text:p>-79.0530589286048</text:p>
          </table:table-cell>
          <table:table-cell office:value-type="float" office:value="95.0720812899043" calcext:value-type="float">
            <text:p>95.07208128990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7073" calcext:value-type="float">
            <text:p>21.707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-70.5851557511597" calcext:value-type="float">
            <text:p>-70.5851557511597</text:p>
          </table:table-cell>
          <table:table-cell/>
          <table:table-cell table:formula="of:=10^([.B10]/20)" office:value-type="float" office:value="0.000111304168404796" calcext:value-type="float">
            <text:p>0.000111304168405</text:p>
          </table:table-cell>
          <table:table-cell table:formula="of:=10^([.D10]/20)" office:value-type="float" office:value="0.99999973112653" calcext:value-type="float">
            <text:p>0.99999973112653</text:p>
          </table:table-cell>
          <table:table-cell table:formula="of:==20*LOG10(ABS(1-[.Q10]^2-[.R10]^2))" office:value-type="float" office:value="-125.590888854499" calcext:value-type="float">
            <text:p>-125.590888854499</text:p>
          </table:table-cell>
          <table:table-cell table:formula="of:=20*LOG10(ABS(1-[.R10]))" office:value-type="float" office:value="-131.409040942445" calcext:value-type="float">
            <text:p>-131.40904094244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6.7867708019871" calcext:value-type="float">
            <text:p>-86.7867708019871</text:p>
          </table:table-cell>
          <table:table-cell office:value-type="float" office:value="25.7604414911215" calcext:value-type="float">
            <text:p>25.7604414911215</text:p>
          </table:table-cell>
          <table:table-cell office:value-type="float" office:value="-0.00000110965914957495" calcext:value-type="float">
            <text:p>-1.10965914957495E-06</text:p>
          </table:table-cell>
          <table:table-cell office:value-type="float" office:value="-20.7506644423689" calcext:value-type="float">
            <text:p>-20.7506644423689</text:p>
          </table:table-cell>
          <table:table-cell office:value-type="float" office:value="-0.00000110965914957495" calcext:value-type="float">
            <text:p>-1.10965914957495E-06</text:p>
          </table:table-cell>
          <table:table-cell office:value-type="float" office:value="-20.7506644423689" calcext:value-type="float">
            <text:p>-20.7506644423689</text:p>
          </table:table-cell>
          <table:table-cell office:value-type="float" office:value="-86.8390429863033" calcext:value-type="float">
            <text:p>-86.8390429863033</text:p>
          </table:table-cell>
          <table:table-cell office:value-type="float" office:value="113.133933134328" calcext:value-type="float">
            <text:p>113.1339331343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9245" calcext:value-type="float">
            <text:p>43.924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-78.7626869440684" calcext:value-type="float">
            <text:p>-78.7626869440684</text:p>
          </table:table-cell>
          <table:table-cell/>
          <table:table-cell table:formula="of:=10^([.B11]/20)" office:value-type="float" office:value="0.0000457784896306705" calcext:value-type="float">
            <text:p>4.57784896306705E-05</text:p>
          </table:table-cell>
          <table:table-cell table:formula="of:=10^([.D11]/20)" office:value-type="float" office:value="0.999999872245777" calcext:value-type="float">
            <text:p>0.999999872245777</text:p>
          </table:table-cell>
          <table:table-cell table:formula="of:==20*LOG10(ABS(1-[.Q11]^2-[.R11]^2))" office:value-type="float" office:value="-131.923430458723" calcext:value-type="float">
            <text:p>-131.923430458723</text:p>
          </table:table-cell>
          <table:table-cell table:formula="of:=20*LOG10(ABS(1-[.R11]))" office:value-type="float" office:value="-137.872494725437" calcext:value-type="float">
            <text:p>-137.87249472543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6.8310996632422" calcext:value-type="float">
            <text:p>-86.8310996632422</text:p>
          </table:table-cell>
          <table:table-cell office:value-type="float" office:value="25.647456059979" calcext:value-type="float">
            <text:p>25.647456059979</text:p>
          </table:table-cell>
          <table:table-cell office:value-type="float" office:value="-0.00000110958684332795" calcext:value-type="float">
            <text:p>-1.10958684332795E-06</text:p>
          </table:table-cell>
          <table:table-cell office:value-type="float" office:value="-20.7507075346099" calcext:value-type="float">
            <text:p>-20.7507075346099</text:p>
          </table:table-cell>
          <table:table-cell office:value-type="float" office:value="-0.00000110958684332795" calcext:value-type="float">
            <text:p>-1.10958684332795E-06</text:p>
          </table:table-cell>
          <table:table-cell office:value-type="float" office:value="-20.7507075346099" calcext:value-type="float">
            <text:p>-20.7507075346099</text:p>
          </table:table-cell>
          <table:table-cell office:value-type="float" office:value="-86.8835301732069" calcext:value-type="float">
            <text:p>-86.8835301732069</text:p>
          </table:table-cell>
          <table:table-cell office:value-type="float" office:value="113.249588303692" calcext:value-type="float">
            <text:p>113.2495883036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.9462" calcext:value-type="float">
            <text:p>88.946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-78.9205227621843" calcext:value-type="float">
            <text:p>-78.9205227621843</text:p>
          </table:table-cell>
          <table:table-cell/>
          <table:table-cell table:formula="of:=10^([.B12]/20)" office:value-type="float" office:value="0.0000455454520420346" calcext:value-type="float">
            <text:p>4.55454520420346E-05</text:p>
          </table:table-cell>
          <table:table-cell table:formula="of:=10^([.D12]/20)" office:value-type="float" office:value="0.999999872254102" calcext:value-type="float">
            <text:p>0.999999872254102</text:p>
          </table:table-cell>
          <table:table-cell table:formula="of:==20*LOG10(ABS(1-[.Q12]^2-[.R12]^2))" office:value-type="float" office:value="-131.923271669999" calcext:value-type="float">
            <text:p>-131.923271669999</text:p>
          </table:table-cell>
          <table:table-cell table:formula="of:=20*LOG10(ABS(1-[.R12]))" office:value-type="float" office:value="-137.873060723117" calcext:value-type="float">
            <text:p>-137.87306072311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0.713545013098" calcext:value-type="float">
            <text:p>-120.713545013098</text:p>
          </table:table-cell>
          <table:table-cell office:value-type="float" office:value="-154.431090568458" calcext:value-type="float">
            <text:p>-154.431090568458</text:p>
          </table:table-cell>
          <table:table-cell office:value-type="float" office:value="-0.000000120661253295254" calcext:value-type="float">
            <text:p>-1.20661253295254E-07</text:p>
          </table:table-cell>
          <table:table-cell office:value-type="float" office:value="-20.7531845943712" calcext:value-type="float">
            <text:p>-20.7531845943712</text:p>
          </table:table-cell>
          <table:table-cell office:value-type="float" office:value="-0.000000120661253295254" calcext:value-type="float">
            <text:p>-1.20661253295254E-07</text:p>
          </table:table-cell>
          <table:table-cell office:value-type="float" office:value="-20.7531845943712" calcext:value-type="float">
            <text:p>-20.7531845943712</text:p>
          </table:table-cell>
          <table:table-cell office:value-type="float" office:value="-120.072848640967" calcext:value-type="float">
            <text:p>-120.072848640967</text:p>
          </table:table-cell>
          <table:table-cell office:value-type="float" office:value="-66.095073439227" calcext:value-type="float">
            <text:p>-66.0950734392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1.99" calcext:value-type="float">
            <text:p>161.9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-104.257076078449" calcext:value-type="float">
            <text:p>-104.257076078449</text:p>
          </table:table-cell>
          <table:table-cell/>
          <table:table-cell table:formula="of:=10^([.B13]/20)" office:value-type="float" office:value="0.000000921133865297836" calcext:value-type="float">
            <text:p>9.21133865297836E-07</text:p>
          </table:table-cell>
          <table:table-cell table:formula="of:=10^([.D13]/20)" office:value-type="float" office:value="0.99999998610836" calcext:value-type="float">
            <text:p>0.99999998610836</text:p>
          </table:table-cell>
          <table:table-cell table:formula="of:==20*LOG10(ABS(1-[.Q13]^2-[.R13]^2))" office:value-type="float" office:value="-151.124594965865" calcext:value-type="float">
            <text:p>-151.124594965865</text:p>
          </table:table-cell>
          <table:table-cell table:formula="of:=20*LOG10(ABS(1-[.R13]))" office:value-type="float" office:value="-157.144929560158" calcext:value-type="float">
            <text:p>-157.14492956015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7.51934022201" calcext:value-type="float">
            <text:p>-117.51934022201</text:p>
          </table:table-cell>
          <table:table-cell office:value-type="float" office:value="-164.119983081929" calcext:value-type="float">
            <text:p>-164.119983081929</text:p>
          </table:table-cell>
          <table:table-cell office:value-type="float" office:value="-0.000000120652354481269" calcext:value-type="float">
            <text:p>-1.20652354481269E-07</text:p>
          </table:table-cell>
          <table:table-cell office:value-type="float" office:value="-20.7532145087857" calcext:value-type="float">
            <text:p>-20.7532145087857</text:p>
          </table:table-cell>
          <table:table-cell office:value-type="float" office:value="-0.000000120652354481269" calcext:value-type="float">
            <text:p>-1.20652354481269E-07</text:p>
          </table:table-cell>
          <table:table-cell office:value-type="float" office:value="-20.7532145087857" calcext:value-type="float">
            <text:p>-20.7532145087857</text:p>
          </table:table-cell>
          <table:table-cell office:value-type="float" office:value="-117.060183445534" calcext:value-type="float">
            <text:p>-117.060183445534</text:p>
          </table:table-cell>
          <table:table-cell office:value-type="float" office:value="-57.1871904611125" calcext:value-type="float">
            <text:p>-57.18719046111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9.778" calcext:value-type="float">
            <text:p>239.77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N14])/[.N14]))" office:value-type="float" office:value="-102.421511834735" calcext:value-type="float">
            <text:p>-102.421511834735</text:p>
          </table:table-cell>
          <table:table-cell/>
          <table:table-cell table:formula="of:=10^([.B14]/20)" office:value-type="float" office:value="0.00000133055548279908" calcext:value-type="float">
            <text:p>1.33055548279908E-06</text:p>
          </table:table-cell>
          <table:table-cell table:formula="of:=10^([.D14]/20)" office:value-type="float" office:value="0.999999986109384" calcext:value-type="float">
            <text:p>0.999999986109384</text:p>
          </table:table-cell>
          <table:table-cell table:formula="of:==20*LOG10(ABS(1-[.Q14]^2-[.R14]^2))" office:value-type="float" office:value="-151.12552385443" calcext:value-type="float">
            <text:p>-151.12552385443</text:p>
          </table:table-cell>
          <table:table-cell table:formula="of:=20*LOG10(ABS(1-[.R14]))" office:value-type="float" office:value="-157.145570171489" calcext:value-type="float">
            <text:p>-157.14557017148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3.825562818626" calcext:value-type="float">
            <text:p>-113.825562818626</text:p>
          </table:table-cell>
          <table:table-cell office:value-type="float" office:value="55.6129955518496" calcext:value-type="float">
            <text:p>55.6129955518496</text:p>
          </table:table-cell>
          <table:table-cell office:value-type="float" office:value="-0.0000000869159806163435" calcext:value-type="float">
            <text:p>-8.69159806163435E-08</text:p>
          </table:table-cell>
          <table:table-cell office:value-type="float" office:value="-20.7530347958197" calcext:value-type="float">
            <text:p>-20.7530347958197</text:p>
          </table:table-cell>
          <table:table-cell office:value-type="float" office:value="-0.0000000869159806163435" calcext:value-type="float">
            <text:p>-8.69159806163435E-08</text:p>
          </table:table-cell>
          <table:table-cell office:value-type="float" office:value="-20.7530347958197" calcext:value-type="float">
            <text:p>-20.7530347958197</text:p>
          </table:table-cell>
          <table:table-cell office:value-type="float" office:value="-113.734080598789" calcext:value-type="float">
            <text:p>-113.734080598789</text:p>
          </table:table-cell>
          <table:table-cell office:value-type="float" office:value="81.6307118804074" calcext:value-type="float">
            <text:p>81.63071188040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8.635" calcext:value-type="float">
            <text:p>318.63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N15])/[.N15]))" office:value-type="float" office:value="-119.230950100876" calcext:value-type="float">
            <text:p>-119.230950100876</text:p>
          </table:table-cell>
          <table:table-cell/>
          <table:table-cell table:formula="of:=10^([.B15]/20)" office:value-type="float" office:value="0.00000203573788571101" calcext:value-type="float">
            <text:p>2.03573788571101E-06</text:p>
          </table:table-cell>
          <table:table-cell table:formula="of:=10^([.D15]/20)" office:value-type="float" office:value="0.999999989993428" calcext:value-type="float">
            <text:p>0.999999989993428</text:p>
          </table:table-cell>
          <table:table-cell table:formula="of:==20*LOG10(ABS(1-[.Q15]^2-[.R15]^2))" office:value-type="float" office:value="-153.975492454758" calcext:value-type="float">
            <text:p>-153.975492454758</text:p>
          </table:table-cell>
          <table:table-cell table:formula="of:=20*LOG10(ABS(1-[.R15]))" office:value-type="float" office:value="-159.994293494874" calcext:value-type="float">
            <text:p>-159.99429349487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1.005911661634" calcext:value-type="float">
            <text:p>-101.005911661634</text:p>
          </table:table-cell>
          <table:table-cell office:value-type="float" office:value="130.347758017684" calcext:value-type="float">
            <text:p>130.347758017684</text:p>
          </table:table-cell>
          <table:table-cell office:value-type="float" office:value="-0.0000000459241410242309" calcext:value-type="float">
            <text:p>-4.59241410242309E-08</text:p>
          </table:table-cell>
          <table:table-cell office:value-type="float" office:value="-20.7527721843174" calcext:value-type="float">
            <text:p>-20.7527721843174</text:p>
          </table:table-cell>
          <table:table-cell office:value-type="float" office:value="-0.0000000459241410242309" calcext:value-type="float">
            <text:p>-4.59241410242309E-08</text:p>
          </table:table-cell>
          <table:table-cell office:value-type="float" office:value="-20.7527721843174" calcext:value-type="float">
            <text:p>-20.7527721843174</text:p>
          </table:table-cell>
          <table:table-cell office:value-type="float" office:value="-101.002839047185" calcext:value-type="float">
            <text:p>-101.002839047185</text:p>
          </table:table-cell>
          <table:table-cell office:value-type="float" office:value="7.87981556791264" calcext:value-type="float">
            <text:p>7.879815567912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8.98" calcext:value-type="float">
            <text:p>418.9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N16])/[.N16]))" office:value-type="float" office:value="-97.236037492737" calcext:value-type="float">
            <text:p>-97.236037492737</text:p>
          </table:table-cell>
          <table:table-cell/>
          <table:table-cell table:formula="of:=10^([.B16]/20)" office:value-type="float" office:value="0.00000890644554490166" calcext:value-type="float">
            <text:p>8.90644554490166E-06</text:p>
          </table:table-cell>
          <table:table-cell table:formula="of:=10^([.D16]/20)" office:value-type="float" office:value="0.999999994712788" calcext:value-type="float">
            <text:p>0.999999994712788</text:p>
          </table:table-cell>
          <table:table-cell table:formula="of:==20*LOG10(ABS(1-[.Q16]^2-[.R16]^2))" office:value-type="float" office:value="-159.580268829942" calcext:value-type="float">
            <text:p>-159.580268829942</text:p>
          </table:table-cell>
          <table:table-cell table:formula="of:=20*LOG10(ABS(1-[.R16]))" office:value-type="float" office:value="-165.535465324068" calcext:value-type="float">
            <text:p>-165.53546532406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4.358218310068" calcext:value-type="float">
            <text:p>-104.358218310068</text:p>
          </table:table-cell>
          <table:table-cell office:value-type="float" office:value="125.663906768745" calcext:value-type="float">
            <text:p>125.663906768745</text:p>
          </table:table-cell>
          <table:table-cell office:value-type="float" office:value="-0.000000017963123692437" calcext:value-type="float">
            <text:p>-1.7963123692437E-08</text:p>
          </table:table-cell>
          <table:table-cell office:value-type="float" office:value="-20.7526896837603" calcext:value-type="float">
            <text:p>-20.7526896837603</text:p>
          </table:table-cell>
          <table:table-cell office:value-type="float" office:value="-0.000000017963123692437" calcext:value-type="float">
            <text:p>-1.7963123692437E-08</text:p>
          </table:table-cell>
          <table:table-cell office:value-type="float" office:value="-20.7526896837603" calcext:value-type="float">
            <text:p>-20.7526896837603</text:p>
          </table:table-cell>
          <table:table-cell office:value-type="float" office:value="-104.361988449281" calcext:value-type="float">
            <text:p>-104.361988449281</text:p>
          </table:table-cell>
          <table:table-cell office:value-type="float" office:value="12.6578065884273" calcext:value-type="float">
            <text:p>12.65780658842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30.672" calcext:value-type="float">
            <text:p>530.67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N17])/[.N17]))" office:value-type="float" office:value="-95.0297285589915" calcext:value-type="float">
            <text:p>-95.0297285589915</text:p>
          </table:table-cell>
          <table:table-cell/>
          <table:table-cell table:formula="of:=10^([.B17]/20)" office:value-type="float" office:value="0.00000605465057815292" calcext:value-type="float">
            <text:p>6.05465057815292E-06</text:p>
          </table:table-cell>
          <table:table-cell table:formula="of:=10^([.D17]/20)" office:value-type="float" office:value="0.999999997931919" calcext:value-type="float">
            <text:p>0.999999997931919</text:p>
          </table:table-cell>
          <table:table-cell table:formula="of:==20*LOG10(ABS(1-[.Q17]^2-[.R17]^2))" office:value-type="float" office:value="-167.745375209231" calcext:value-type="float">
            <text:p>-167.745375209231</text:p>
          </table:table-cell>
          <table:table-cell table:formula="of:=20*LOG10(ABS(1-[.R17]))" office:value-type="float" office:value="-173.688648939922" calcext:value-type="float">
            <text:p>-173.68864893992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4.316078604375" calcext:value-type="float">
            <text:p>-104.316078604375</text:p>
          </table:table-cell>
          <table:table-cell office:value-type="float" office:value="125.564496709414" calcext:value-type="float">
            <text:p>125.564496709414</text:p>
          </table:table-cell>
          <table:table-cell office:value-type="float" office:value="-0.0000000179691979911614" calcext:value-type="float">
            <text:p>-1.79691979911614E-08</text:p>
          </table:table-cell>
          <table:table-cell office:value-type="float" office:value="-20.7526912868689" calcext:value-type="float">
            <text:p>-20.7526912868689</text:p>
          </table:table-cell>
          <table:table-cell office:value-type="float" office:value="-0.0000000179691979911614" calcext:value-type="float">
            <text:p>-1.79691979911614E-08</text:p>
          </table:table-cell>
          <table:table-cell office:value-type="float" office:value="-20.7526912868689" calcext:value-type="float">
            <text:p>-20.7526912868689</text:p>
          </table:table-cell>
          <table:table-cell office:value-type="float" office:value="-104.319877191851" calcext:value-type="float">
            <text:p>-104.319877191851</text:p>
          </table:table-cell>
          <table:table-cell office:value-type="float" office:value="12.758100325004" calcext:value-type="float">
            <text:p>12.7581003250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60.87" calcext:value-type="float">
            <text:p>660.8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N18])/[.N18]))" office:value-type="float" office:value="-95.0676713973696" calcext:value-type="float">
            <text:p>-95.0676713973696</text:p>
          </table:table-cell>
          <table:table-cell/>
          <table:table-cell table:formula="of:=10^([.B18]/20)" office:value-type="float" office:value="0.00000608409616364738" calcext:value-type="float">
            <text:p>6.08409616364738E-06</text:p>
          </table:table-cell>
          <table:table-cell table:formula="of:=10^([.D18]/20)" office:value-type="float" office:value="0.99999999793122" calcext:value-type="float">
            <text:p>0.99999999793122</text:p>
          </table:table-cell>
          <table:table-cell table:formula="of:==20*LOG10(ABS(1-[.Q18]^2-[.R18]^2))" office:value-type="float" office:value="-167.743169499385" calcext:value-type="float">
            <text:p>-167.743169499385</text:p>
          </table:table-cell>
          <table:table-cell table:formula="of:=20*LOG10(ABS(1-[.R18]))" office:value-type="float" office:value="-173.685712269741" calcext:value-type="float">
            <text:p>-173.68571226974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4.947234686142" calcext:value-type="float">
            <text:p>-104.947234686142</text:p>
          </table:table-cell>
          <table:table-cell office:value-type="float" office:value="134.288141740102" calcext:value-type="float">
            <text:p>134.288141740102</text:p>
          </table:table-cell>
          <table:table-cell office:value-type="float" office:value="-0.0000000283586962791895" calcext:value-type="float">
            <text:p>-2.83586962791895E-08</text:p>
          </table:table-cell>
          <table:table-cell office:value-type="float" office:value="-20.7527471878047" calcext:value-type="float">
            <text:p>-20.7527471878047</text:p>
          </table:table-cell>
          <table:table-cell office:value-type="float" office:value="-0.0000000283586962791895" calcext:value-type="float">
            <text:p>-2.83586962791895E-08</text:p>
          </table:table-cell>
          <table:table-cell office:value-type="float" office:value="-20.7527471878047" calcext:value-type="float">
            <text:p>-20.7527471878047</text:p>
          </table:table-cell>
          <table:table-cell office:value-type="float" office:value="-104.949912046645" calcext:value-type="float">
            <text:p>-104.949912046645</text:p>
          </table:table-cell>
          <table:table-cell office:value-type="float" office:value="4.05815778229112" calcext:value-type="float">
            <text:p>4.058157782291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42.112" calcext:value-type="float">
            <text:p>842.11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N19])/[.N19]))" office:value-type="float" office:value="-96.5065002979689" calcext:value-type="float">
            <text:p>-96.5065002979689</text:p>
          </table:table-cell>
          <table:table-cell/>
          <table:table-cell table:formula="of:=10^([.B19]/20)" office:value-type="float" office:value="0.0000056576785109481" calcext:value-type="float">
            <text:p>5.6576785109481E-06</text:p>
          </table:table-cell>
          <table:table-cell table:formula="of:=10^([.D19]/20)" office:value-type="float" office:value="0.999999996735084" calcext:value-type="float">
            <text:p>0.999999996735084</text:p>
          </table:table-cell>
          <table:table-cell table:formula="of:==20*LOG10(ABS(1-[.Q19]^2-[.R19]^2))" office:value-type="float" office:value="-163.744644015063" calcext:value-type="float">
            <text:p>-163.744644015063</text:p>
          </table:table-cell>
          <table:table-cell table:formula="of:=20*LOG10(ABS(1-[.R19]))" office:value-type="float" office:value="-169.72256092633" calcext:value-type="float">
            <text:p>-169.7225609263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7.908379174055" calcext:value-type="float">
            <text:p>-117.908379174055</text:p>
          </table:table-cell>
          <table:table-cell office:value-type="float" office:value="107.653521140116" calcext:value-type="float">
            <text:p>107.653521140116</text:p>
          </table:table-cell>
          <table:table-cell office:value-type="float" office:value="-0.000000026656901305855" calcext:value-type="float">
            <text:p>-2.6656901305855E-08</text:p>
          </table:table-cell>
          <table:table-cell office:value-type="float" office:value="-20.7529128145842" calcext:value-type="float">
            <text:p>-20.7529128145842</text:p>
          </table:table-cell>
          <table:table-cell office:value-type="float" office:value="-0.000000026656901305855" calcext:value-type="float">
            <text:p>-2.6656901305855E-08</text:p>
          </table:table-cell>
          <table:table-cell office:value-type="float" office:value="-20.7529128145842" calcext:value-type="float">
            <text:p>-20.7529128145842</text:p>
          </table:table-cell>
          <table:table-cell office:value-type="float" office:value="-117.981483288703" calcext:value-type="float">
            <text:p>-117.981483288703</text:p>
          </table:table-cell>
          <table:table-cell office:value-type="float" office:value="30.2265171216605" calcext:value-type="float">
            <text:p>30.22651712166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82.46" calcext:value-type="float">
            <text:p>1082.4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N20])/[.N20]))" office:value-type="float" office:value="-103.134938448061" calcext:value-type="float">
            <text:p>-103.134938448061</text:p>
          </table:table-cell>
          <table:table-cell/>
          <table:table-cell table:formula="of:=10^([.B20]/20)" office:value-type="float" office:value="0.0000012722751401807" calcext:value-type="float">
            <text:p>1.2722751401807E-06</text:p>
          </table:table-cell>
          <table:table-cell table:formula="of:=10^([.D20]/20)" office:value-type="float" office:value="0.999999996931011" calcext:value-type="float">
            <text:p>0.999999996931011</text:p>
          </table:table-cell>
          <table:table-cell table:formula="of:==20*LOG10(ABS(1-[.Q20]^2-[.R20]^2))" office:value-type="float" office:value="-164.241783899577" calcext:value-type="float">
            <text:p>-164.241783899577</text:p>
          </table:table-cell>
          <table:table-cell table:formula="of:=20*LOG10(ABS(1-[.R20]))" office:value-type="float" office:value="-170.260092871454" calcext:value-type="float">
            <text:p>-170.26009287145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3.780066026104" calcext:value-type="float">
            <text:p>-113.780066026104</text:p>
          </table:table-cell>
          <table:table-cell office:value-type="float" office:value="98.998608261216" calcext:value-type="float">
            <text:p>98.998608261216</text:p>
          </table:table-cell>
          <table:table-cell office:value-type="float" office:value="-0.0000000255543664234816" calcext:value-type="float">
            <text:p>-2.55543664234816E-08</text:p>
          </table:table-cell>
          <table:table-cell office:value-type="float" office:value="-20.7528673207562" calcext:value-type="float">
            <text:p>-20.7528673207562</text:p>
          </table:table-cell>
          <table:table-cell office:value-type="float" office:value="-0.0000000255543664234816" calcext:value-type="float">
            <text:p>-2.55543664234816E-08</text:p>
          </table:table-cell>
          <table:table-cell office:value-type="float" office:value="-20.7528673207562" calcext:value-type="float">
            <text:p>-20.7528673207562</text:p>
          </table:table-cell>
          <table:table-cell office:value-type="float" office:value="-113.840249284782" calcext:value-type="float">
            <text:p>-113.840249284782</text:p>
          </table:table-cell>
          <table:table-cell office:value-type="float" office:value="39.1500548134219" calcext:value-type="float">
            <text:p>39.15005481342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61.26" calcext:value-type="float">
            <text:p>1461.2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N21])/[.N21]))" office:value-type="float" office:value="-100.759742596386" calcext:value-type="float">
            <text:p>-100.759742596386</text:p>
          </table:table-cell>
          <table:table-cell/>
          <table:table-cell table:formula="of:=10^([.B21]/20)" office:value-type="float" office:value="0.00000204642908066093" calcext:value-type="float">
            <text:p>2.04642908066093E-06</text:p>
          </table:table-cell>
          <table:table-cell table:formula="of:=10^([.D21]/20)" office:value-type="float" office:value="0.999999997057945" calcext:value-type="float">
            <text:p>0.999999997057945</text:p>
          </table:table-cell>
          <table:table-cell table:formula="of:==20*LOG10(ABS(1-[.Q21]^2-[.R21]^2))" office:value-type="float" office:value="-164.612568053452" calcext:value-type="float">
            <text:p>-164.612568053452</text:p>
          </table:table-cell>
          <table:table-cell table:formula="of:=20*LOG10(ABS(1-[.R21]))" office:value-type="float" office:value="-170.626983795252" calcext:value-type="float">
            <text:p>-170.62698379525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2.646953922798" calcext:value-type="float">
            <text:p>-112.646953922798</text:p>
          </table:table-cell>
          <table:table-cell office:value-type="float" office:value="134.306244620076" calcext:value-type="float">
            <text:p>134.306244620076</text:p>
          </table:table-cell>
          <table:table-cell office:value-type="float" office:value="-0.00000000476885101288391" calcext:value-type="float">
            <text:p>-4.76885101288391E-09</text:p>
          </table:table-cell>
          <table:table-cell office:value-type="float" office:value="-20.7529321579903" calcext:value-type="float">
            <text:p>-20.7529321579903</text:p>
          </table:table-cell>
          <table:table-cell office:value-type="float" office:value="-0.00000000476885101288391" calcext:value-type="float">
            <text:p>-4.76885101288391E-09</text:p>
          </table:table-cell>
          <table:table-cell office:value-type="float" office:value="-20.7529321579903" calcext:value-type="float">
            <text:p>-20.7529321579903</text:p>
          </table:table-cell>
          <table:table-cell office:value-type="float" office:value="-112.639987354321" calcext:value-type="float">
            <text:p>-112.639987354321</text:p>
          </table:table-cell>
          <table:table-cell office:value-type="float" office:value="4.24997379129106" calcext:value-type="float">
            <text:p>4.249973791291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83.37" calcext:value-type="float">
            <text:p>1883.3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N22])/[.N22]))" office:value-type="float" office:value="-104.381777060425" calcext:value-type="float">
            <text:p>-104.381777060425</text:p>
          </table:table-cell>
          <table:table-cell/>
          <table:table-cell table:formula="of:=10^([.B22]/20)" office:value-type="float" office:value="0.00000233159064350365" calcext:value-type="float">
            <text:p>2.33159064350365E-06</text:p>
          </table:table-cell>
          <table:table-cell table:formula="of:=10^([.D22]/20)" office:value-type="float" office:value="0.999999999450966" calcext:value-type="float">
            <text:p>0.999999999450966</text:p>
          </table:table-cell>
          <table:table-cell table:formula="of:==20*LOG10(ABS(1-[.Q22]^2-[.R22]^2))" office:value-type="float" office:value="-179.230520043343" calcext:value-type="float">
            <text:p>-179.230520043343</text:p>
          </table:table-cell>
          <table:table-cell table:formula="of:=20*LOG10(ABS(1-[.R22]))" office:value-type="float" office:value="-185.208011050905" calcext:value-type="float">
            <text:p>-185.20801105090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3.908926380445" calcext:value-type="float">
            <text:p>-113.908926380445</text:p>
          </table:table-cell>
          <table:table-cell office:value-type="float" office:value="120.373827378118" calcext:value-type="float">
            <text:p>120.373827378118</text:p>
          </table:table-cell>
          <table:table-cell office:value-type="float" office:value="-0.00000000547646293632844" calcext:value-type="float">
            <text:p>-5.47646293632844E-09</text:p>
          </table:table-cell>
          <table:table-cell office:value-type="float" office:value="-20.7529313428462" calcext:value-type="float">
            <text:p>-20.7529313428462</text:p>
          </table:table-cell>
          <table:table-cell office:value-type="float" office:value="-0.00000000547646293632844" calcext:value-type="float">
            <text:p>-5.47646293632844E-09</text:p>
          </table:table-cell>
          <table:table-cell office:value-type="float" office:value="-20.7529313428462" calcext:value-type="float">
            <text:p>-20.7529313428462</text:p>
          </table:table-cell>
          <table:table-cell office:value-type="float" office:value="-113.904725987949" calcext:value-type="float">
            <text:p>-113.904725987949</text:p>
          </table:table-cell>
          <table:table-cell office:value-type="float" office:value="18.1609267713877" calcext:value-type="float">
            <text:p>18.16092677138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07.86" calcext:value-type="float">
            <text:p>2507.8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N23])/[.N23]))" office:value-type="float" office:value="-104.32545912152" calcext:value-type="float">
            <text:p>-104.32545912152</text:p>
          </table:table-cell>
          <table:table-cell/>
          <table:table-cell table:formula="of:=10^([.B23]/20)" office:value-type="float" office:value="0.00000201629317921935" calcext:value-type="float">
            <text:p>2.01629317921935E-06</text:p>
          </table:table-cell>
          <table:table-cell table:formula="of:=10^([.D23]/20)" office:value-type="float" office:value="0.999999999369499" calcext:value-type="float">
            <text:p>0.999999999369499</text:p>
          </table:table-cell>
          <table:table-cell table:formula="of:==20*LOG10(ABS(1-[.Q23]^2-[.R23]^2))" office:value-type="float" office:value="-178.013731329992" calcext:value-type="float">
            <text:p>-178.013731329992</text:p>
          </table:table-cell>
          <table:table-cell table:formula="of:=20*LOG10(ABS(1-[.R23]))" office:value-type="float" office:value="-184.00628308619" calcext:value-type="float">
            <text:p>-184.0062830861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7.203886869566" calcext:value-type="float">
            <text:p>-127.203886869566</text:p>
          </table:table-cell>
          <table:table-cell office:value-type="float" office:value="11.3606527820196" calcext:value-type="float">
            <text:p>11.3606527820196</text:p>
          </table:table-cell>
          <table:table-cell office:value-type="float" office:value="-0.000000000639690482271545" calcext:value-type="float">
            <text:p>-6.39690482271545E-10</text:p>
          </table:table-cell>
          <table:table-cell office:value-type="float" office:value="-20.7530281702998" calcext:value-type="float">
            <text:p>-20.7530281702998</text:p>
          </table:table-cell>
          <table:table-cell office:value-type="float" office:value="-0.000000000639690482271545" calcext:value-type="float">
            <text:p>-6.39690482271545E-10</text:p>
          </table:table-cell>
          <table:table-cell office:value-type="float" office:value="-20.7530281702998" calcext:value-type="float">
            <text:p>-20.7530281702998</text:p>
          </table:table-cell>
          <table:table-cell office:value-type="float" office:value="-127.211932269354" calcext:value-type="float">
            <text:p>-127.211932269354</text:p>
          </table:table-cell>
          <table:table-cell office:value-type="float" office:value="127.166922728913" calcext:value-type="float">
            <text:p>127.1669227289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89.97" calcext:value-type="float">
            <text:p>3289.9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N24])/[.N24]))" office:value-type="float" office:value="-117.004331996353" calcext:value-type="float">
            <text:p>-117.004331996353</text:p>
          </table:table-cell>
          <table:table-cell/>
          <table:table-cell table:formula="of:=10^([.B24]/20)" office:value-type="float" office:value="0.000000436320538423989" calcext:value-type="float">
            <text:p>4.36320538423989E-07</text:p>
          </table:table-cell>
          <table:table-cell table:formula="of:=10^([.D24]/20)" office:value-type="float" office:value="0.999999999926353" calcext:value-type="float">
            <text:p>0.999999999926353</text:p>
          </table:table-cell>
          <table:table-cell table:formula="of:==20*LOG10(ABS(1-[.Q24]^2-[.R24]^2))" office:value-type="float" office:value="-196.647523726204" calcext:value-type="float">
            <text:p>-196.647523726204</text:p>
          </table:table-cell>
          <table:table-cell table:formula="of:=20*LOG10(ABS(1-[.R24]))" office:value-type="float" office:value="-202.656888358578" calcext:value-type="float">
            <text:p>-202.65688835857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7.651021119103" calcext:value-type="float">
            <text:p>-127.651021119103</text:p>
          </table:table-cell>
          <table:table-cell office:value-type="float" office:value="11.3205916322957" calcext:value-type="float">
            <text:p>11.3205916322957</text:p>
          </table:table-cell>
          <table:table-cell office:value-type="float" office:value="-0.000000000716198294818921" calcext:value-type="float">
            <text:p>-7.16198294818921E-10</text:p>
          </table:table-cell>
          <table:table-cell office:value-type="float" office:value="-20.7530284401337" calcext:value-type="float">
            <text:p>-20.7530284401337</text:p>
          </table:table-cell>
          <table:table-cell office:value-type="float" office:value="-0.000000000716198294818921" calcext:value-type="float">
            <text:p>-7.16198294818921E-10</text:p>
          </table:table-cell>
          <table:table-cell office:value-type="float" office:value="-20.7530284401337" calcext:value-type="float">
            <text:p>-20.7530284401337</text:p>
          </table:table-cell>
          <table:table-cell office:value-type="float" office:value="-127.659204119191" calcext:value-type="float">
            <text:p>-127.659204119191</text:p>
          </table:table-cell>
          <table:table-cell office:value-type="float" office:value="127.212742209383" calcext:value-type="float">
            <text:p>127.2127422093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454.7" calcext:value-type="float">
            <text:p>4454.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N25])/[.N25]))" office:value-type="float" office:value="-117.084694385705" calcext:value-type="float">
            <text:p>-117.084694385705</text:p>
          </table:table-cell>
          <table:table-cell/>
          <table:table-cell table:formula="of:=10^([.B25]/20)" office:value-type="float" office:value="0.00000041442786075239" calcext:value-type="float">
            <text:p>4.1442786075239E-07</text:p>
          </table:table-cell>
          <table:table-cell table:formula="of:=10^([.D25]/20)" office:value-type="float" office:value="0.999999999917545" calcext:value-type="float">
            <text:p>0.999999999917545</text:p>
          </table:table-cell>
          <table:table-cell table:formula="of:==20*LOG10(ABS(1-[.Q25]^2-[.R25]^2))" office:value-type="float" office:value="-195.664071480493" calcext:value-type="float">
            <text:p>-195.664071480493</text:p>
          </table:table-cell>
          <table:table-cell table:formula="of:=20*LOG10(ABS(1-[.R25]))" office:value-type="float" office:value="-201.675620486154" calcext:value-type="float">
            <text:p>-201.67562048615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9.102181142493" calcext:value-type="float">
            <text:p>-139.102181142493</text:p>
          </table:table-cell>
          <table:table-cell office:value-type="float" office:value="86.3409076894649" calcext:value-type="float">
            <text:p>86.3409076894649</text:p>
          </table:table-cell>
          <table:table-cell office:value-type="float" office:value="0.000000000138793723604973" calcext:value-type="float">
            <text:p>1.38793723604973E-10</text:p>
          </table:table-cell>
          <table:table-cell office:value-type="float" office:value="-20.7530430752995" calcext:value-type="float">
            <text:p>-20.7530430752995</text:p>
          </table:table-cell>
          <table:table-cell office:value-type="float" office:value="0.000000000138793723604973" calcext:value-type="float">
            <text:p>1.38793723604973E-10</text:p>
          </table:table-cell>
          <table:table-cell office:value-type="float" office:value="-20.7530430752995" calcext:value-type="float">
            <text:p>-20.7530430752995</text:p>
          </table:table-cell>
          <table:table-cell office:value-type="float" office:value="-139.096894589339" calcext:value-type="float">
            <text:p>-139.096894589339</text:p>
          </table:table-cell>
          <table:table-cell office:value-type="float" office:value="52.0660725192588" calcext:value-type="float">
            <text:p>52.06607251925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096.94" calcext:value-type="float">
            <text:p>6096.9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N26])/[.N26]))" office:value-type="float" office:value="-123.177494978505" calcext:value-type="float">
            <text:p>-123.177494978505</text:p>
          </table:table-cell>
          <table:table-cell/>
          <table:table-cell table:formula="of:=10^([.B26]/20)" office:value-type="float" office:value="0.000000110889632167191" calcext:value-type="float">
            <text:p>1.10889632167191E-07</text:p>
          </table:table-cell>
          <table:table-cell table:formula="of:=10^([.D26]/20)" office:value-type="float" office:value="1.00000000001598" calcext:value-type="float">
            <text:p>1.00000000001598</text:p>
          </table:table-cell>
          <table:table-cell table:formula="of:==20*LOG10(ABS(1-[.Q26]^2-[.R26]^2))" office:value-type="float" office:value="-209.904940963847" calcext:value-type="float">
            <text:p>-209.904940963847</text:p>
          </table:table-cell>
          <table:table-cell table:formula="of:=20*LOG10(ABS(1-[.R26]))" office:value-type="float" office:value="-215.928889592832" calcext:value-type="float">
            <text:p>-215.92888959283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4.680407484602" calcext:value-type="float">
            <text:p>-144.680407484602</text:p>
          </table:table-cell>
          <table:table-cell office:value-type="float" office:value="106.578112207564" calcext:value-type="float">
            <text:p>106.578112207564</text:p>
          </table:table-cell>
          <table:table-cell office:value-type="float" office:value="0.000000000121711626862704" calcext:value-type="float">
            <text:p>1.21711626862704E-10</text:p>
          </table:table-cell>
          <table:table-cell office:value-type="float" office:value="-20.7530503053401" calcext:value-type="float">
            <text:p>-20.7530503053401</text:p>
          </table:table-cell>
          <table:table-cell office:value-type="float" office:value="0.000000000121711626862704" calcext:value-type="float">
            <text:p>1.21711626862704E-10</text:p>
          </table:table-cell>
          <table:table-cell office:value-type="float" office:value="-20.7530503053401" calcext:value-type="float">
            <text:p>-20.7530503053401</text:p>
          </table:table-cell>
          <table:table-cell office:value-type="float" office:value="-144.67154695566" calcext:value-type="float">
            <text:p>-144.67154695566</text:p>
          </table:table-cell>
          <table:table-cell office:value-type="float" office:value="31.8420235177739" calcext:value-type="float">
            <text:p>31.84202351777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134.89" calcext:value-type="float">
            <text:p>8134.8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N27])/[.N27]))" office:value-type="float" office:value="-129.237541059488" calcext:value-type="float">
            <text:p>-129.237541059488</text:p>
          </table:table-cell>
          <table:table-cell/>
          <table:table-cell table:formula="of:=10^([.B27]/20)" office:value-type="float" office:value="0.0000000583417733523092" calcext:value-type="float">
            <text:p>5.83417733523092E-08</text:p>
          </table:table-cell>
          <table:table-cell table:formula="of:=10^([.D27]/20)" office:value-type="float" office:value="1.00000000001401" calcext:value-type="float">
            <text:p>1.00000000001401</text:p>
          </table:table-cell>
          <table:table-cell table:formula="of:==20*LOG10(ABS(1-[.Q27]^2-[.R27]^2))" office:value-type="float" office:value="-211.047978251325" calcext:value-type="float">
            <text:p>-211.047978251325</text:p>
          </table:table-cell>
          <table:table-cell table:formula="of:=20*LOG10(ABS(1-[.R27]))" office:value-type="float" office:value="-217.069644789727" calcext:value-type="float">
            <text:p>-217.06964478972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0.470314055499" calcext:value-type="float">
            <text:p>-150.470314055499</text:p>
          </table:table-cell>
          <table:table-cell office:value-type="float" office:value="96.2142709072157" calcext:value-type="float">
            <text:p>96.2142709072157</text:p>
          </table:table-cell>
          <table:table-cell office:value-type="float" office:value="0.0000000000895455198887436" calcext:value-type="float">
            <text:p>8.95455198887436E-11</text:p>
          </table:table-cell>
          <table:table-cell office:value-type="float" office:value="-20.7530533440347" calcext:value-type="float">
            <text:p>-20.7530533440347</text:p>
          </table:table-cell>
          <table:table-cell office:value-type="float" office:value="0.0000000000895455198887436" calcext:value-type="float">
            <text:p>8.95455198887436E-11</text:p>
          </table:table-cell>
          <table:table-cell office:value-type="float" office:value="-20.7530533440347" calcext:value-type="float">
            <text:p>-20.7530533440347</text:p>
          </table:table-cell>
          <table:table-cell office:value-type="float" office:value="-150.463236234347" calcext:value-type="float">
            <text:p>-150.463236234347</text:p>
          </table:table-cell>
          <table:table-cell office:value-type="float" office:value="42.1965857287328" calcext:value-type="float">
            <text:p>42.19658572873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440.1" calcext:value-type="float">
            <text:p>11440.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N28])/[.N28]))" office:value-type="float" office:value="-134.030801948586" calcext:value-type="float">
            <text:p>-134.030801948586</text:p>
          </table:table-cell>
          <table:table-cell/>
          <table:table-cell table:formula="of:=10^([.B28]/20)" office:value-type="float" office:value="0.0000000299560327851546" calcext:value-type="float">
            <text:p>2.99560327851546E-08</text:p>
          </table:table-cell>
          <table:table-cell table:formula="of:=10^([.D28]/20)" office:value-type="float" office:value="1.00000000001031" calcext:value-type="float">
            <text:p>1.00000000001031</text:p>
          </table:table-cell>
          <table:table-cell table:formula="of:==20*LOG10(ABS(1-[.Q28]^2-[.R28]^2))" office:value-type="float" office:value="-213.714434831008" calcext:value-type="float">
            <text:p>-213.714434831008</text:p>
          </table:table-cell>
          <table:table-cell table:formula="of:=20*LOG10(ABS(1-[.R28]))" office:value-type="float" office:value="-219.735408894175" calcext:value-type="float">
            <text:p>-219.735408894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3.977595781978" calcext:value-type="float">
            <text:p>-153.977595781978</text:p>
          </table:table-cell>
          <table:table-cell office:value-type="float" office:value="-30.8092230645801" calcext:value-type="float">
            <text:p>-30.8092230645801</text:p>
          </table:table-cell>
          <table:table-cell office:value-type="float" office:value="0.0000000000405731138276682" calcext:value-type="float">
            <text:p>4.05731138276682E-11</text:p>
          </table:table-cell>
          <table:table-cell office:value-type="float" office:value="-20.7530561815816" calcext:value-type="float">
            <text:p>-20.7530561815816</text:p>
          </table:table-cell>
          <table:table-cell office:value-type="float" office:value="0.0000000000405731138276682" calcext:value-type="float">
            <text:p>4.05731138276682E-11</text:p>
          </table:table-cell>
          <table:table-cell office:value-type="float" office:value="-20.7530561815816" calcext:value-type="float">
            <text:p>-20.7530561815816</text:p>
          </table:table-cell>
          <table:table-cell office:value-type="float" office:value="-153.987835567007" calcext:value-type="float">
            <text:p>-153.987835567007</text:p>
          </table:table-cell>
          <table:table-cell office:value-type="float" office:value="169.368160909482" calcext:value-type="float">
            <text:p>169.36816090948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742.9" calcext:value-type="float">
            <text:p>16742.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N29])/[.N29]))" office:value-type="float" office:value="-144.139451776275" calcext:value-type="float">
            <text:p>-144.139451776275</text:p>
          </table:table-cell>
          <table:table-cell/>
          <table:table-cell table:formula="of:=10^([.B29]/20)" office:value-type="float" office:value="0.0000000200041549967432" calcext:value-type="float">
            <text:p>2.00041549967432E-08</text:p>
          </table:table-cell>
          <table:table-cell table:formula="of:=10^([.D29]/20)" office:value-type="float" office:value="1.00000000000467" calcext:value-type="float">
            <text:p>1.00000000000467</text:p>
          </table:table-cell>
          <table:table-cell table:formula="of:==20*LOG10(ABS(1-[.Q29]^2-[.R29]^2))" office:value-type="float" office:value="-220.59050656178" calcext:value-type="float">
            <text:p>-220.59050656178</text:p>
          </table:table-cell>
          <table:table-cell table:formula="of:=20*LOG10(ABS(1-[.R29]))" office:value-type="float" office:value="-226.611519351572" calcext:value-type="float">
            <text:p>-226.6115193515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8"/>
        </table:table-row>
      </table:table>
      <table:table table:name="7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6.0919485314997" calcext:value-type="float">
            <text:p>-76.0919485314997</text:p>
          </table:table-cell>
          <table:table-cell office:value-type="float" office:value="-110.720247543355" calcext:value-type="float">
            <text:p>-110.720247543355</text:p>
          </table:table-cell>
          <table:table-cell office:value-type="float" office:value="0.000000493875856262173" calcext:value-type="float">
            <text:p>4.93875856262173E-07</text:p>
          </table:table-cell>
          <table:table-cell office:value-type="float" office:value="-20.7562018898326" calcext:value-type="float">
            <text:p>-20.7562018898326</text:p>
          </table:table-cell>
          <table:table-cell office:value-type="float" office:value="0.000000493875856262173" calcext:value-type="float">
            <text:p>4.93875856262173E-07</text:p>
          </table:table-cell>
          <table:table-cell office:value-type="float" office:value="-20.7562018898326" calcext:value-type="float">
            <text:p>-20.7562018898326</text:p>
          </table:table-cell>
          <table:table-cell office:value-type="float" office:value="-76.0919485415202" calcext:value-type="float">
            <text:p>-76.0919485415202</text:p>
          </table:table-cell>
          <table:table-cell office:value-type="float" office:value="-110.720240989501" calcext:value-type="float">
            <text:p>-110.720240989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8911" calcext:value-type="float">
            <text:p>12.891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-76.3908316695121" calcext:value-type="float">
            <text:p>-76.3908316695121</text:p>
          </table:table-cell>
          <table:table-cell/>
          <table:table-cell table:formula="of:=10^([.B9]/20)" office:value-type="float" office:value="0.000156820405832875" calcext:value-type="float">
            <text:p>0.000156820405833</text:p>
          </table:table-cell>
          <table:table-cell table:formula="of:=10^([.D9]/20)" office:value-type="float" office:value="1.00000005685956" calcext:value-type="float">
            <text:p>1.00000005685956</text:p>
          </table:table-cell>
          <table:table-cell table:formula="of:==20*LOG10(ABS(1-[.Q9]^2-[.R9]^2))" office:value-type="float" office:value="-137.182817550313" calcext:value-type="float">
            <text:p>-137.182817550313</text:p>
          </table:table-cell>
          <table:table-cell table:formula="of:=20*LOG10(ABS(1-[.R9]))" office:value-type="float" office:value="-144.903929979302" calcext:value-type="float">
            <text:p>-144.90392997930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0.0021771621243" calcext:value-type="float">
            <text:p>-80.0021771621243</text:p>
          </table:table-cell>
          <table:table-cell office:value-type="float" office:value="-145.70910271504" calcext:value-type="float">
            <text:p>-145.70910271504</text:p>
          </table:table-cell>
          <table:table-cell office:value-type="float" office:value="0.000000415174559653894" calcext:value-type="float">
            <text:p>4.15174559653894E-07</text:p>
          </table:table-cell>
          <table:table-cell office:value-type="float" office:value="-20.754728711327" calcext:value-type="float">
            <text:p>-20.754728711327</text:p>
          </table:table-cell>
          <table:table-cell office:value-type="float" office:value="0.000000415174559653894" calcext:value-type="float">
            <text:p>4.15174559653894E-07</text:p>
          </table:table-cell>
          <table:table-cell office:value-type="float" office:value="-20.754728711327" calcext:value-type="float">
            <text:p>-20.754728711327</text:p>
          </table:table-cell>
          <table:table-cell office:value-type="float" office:value="-80.0006252477414" calcext:value-type="float">
            <text:p>-80.0006252477414</text:p>
          </table:table-cell>
          <table:table-cell office:value-type="float" office:value="-75.7136205122323" calcext:value-type="float">
            <text:p>-75.7136205122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.6941" calcext:value-type="float">
            <text:p>58.694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-81.8808592559596" calcext:value-type="float">
            <text:p>-81.8808592559596</text:p>
          </table:table-cell>
          <table:table-cell/>
          <table:table-cell table:formula="of:=10^([.B10]/20)" office:value-type="float" office:value="0.0000999749376358732" calcext:value-type="float">
            <text:p>9.99749376358732E-05</text:p>
          </table:table-cell>
          <table:table-cell table:formula="of:=10^([.D10]/20)" office:value-type="float" office:value="1.00000004779874" calcext:value-type="float">
            <text:p>1.00000004779874</text:p>
          </table:table-cell>
          <table:table-cell table:formula="of:==20*LOG10(ABS(1-[.Q10]^2-[.R10]^2))" office:value-type="float" office:value="-139.527341195623" calcext:value-type="float">
            <text:p>-139.527341195623</text:p>
          </table:table-cell>
          <table:table-cell table:formula="of:=20*LOG10(ABS(1-[.R10]))" office:value-type="float" office:value="-146.411671257459" calcext:value-type="float">
            <text:p>-146.41167125745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6.019483191996" calcext:value-type="float">
            <text:p>-106.019483191996</text:p>
          </table:table-cell>
          <table:table-cell office:value-type="float" office:value="-55.5758174065473" calcext:value-type="float">
            <text:p>-55.5758174065473</text:p>
          </table:table-cell>
          <table:table-cell office:value-type="float" office:value="0.000000161018264793165" calcext:value-type="float">
            <text:p>1.61018264793165E-07</text:p>
          </table:table-cell>
          <table:table-cell office:value-type="float" office:value="-20.7531226895063" calcext:value-type="float">
            <text:p>-20.7531226895063</text:p>
          </table:table-cell>
          <table:table-cell office:value-type="float" office:value="0.000000161018264793165" calcext:value-type="float">
            <text:p>1.61018264793165E-07</text:p>
          </table:table-cell>
          <table:table-cell office:value-type="float" office:value="-20.7531226895063" calcext:value-type="float">
            <text:p>-20.7531226895063</text:p>
          </table:table-cell>
          <table:table-cell office:value-type="float" office:value="-106.072683042407" calcext:value-type="float">
            <text:p>-106.072683042407</text:p>
          </table:table-cell>
          <table:table-cell office:value-type="float" office:value="-165.568356728666" calcext:value-type="float">
            <text:p>-165.5683567286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4.759" calcext:value-type="float">
            <text:p>114.75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-110.054112412143" calcext:value-type="float">
            <text:p>-110.054112412143</text:p>
          </table:table-cell>
          <table:table-cell/>
          <table:table-cell table:formula="of:=10^([.B11]/20)" office:value-type="float" office:value="0.00000500064287777082" calcext:value-type="float">
            <text:p>5.00064287777082E-06</text:p>
          </table:table-cell>
          <table:table-cell table:formula="of:=10^([.D11]/20)" office:value-type="float" office:value="1.00000001853791" calcext:value-type="float">
            <text:p>1.00000001853791</text:p>
          </table:table-cell>
          <table:table-cell table:formula="of:==20*LOG10(ABS(1-[.Q11]^2-[.R11]^2))" office:value-type="float" office:value="-148.612326822117" calcext:value-type="float">
            <text:p>-148.612326822117</text:p>
          </table:table-cell>
          <table:table-cell table:formula="of:=20*LOG10(ABS(1-[.R11]))" office:value-type="float" office:value="-154.63878321529" calcext:value-type="float">
            <text:p>-154.6387832152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9.514213413586" calcext:value-type="float">
            <text:p>-119.514213413586</text:p>
          </table:table-cell>
          <table:table-cell office:value-type="float" office:value="79.1487358644506" calcext:value-type="float">
            <text:p>79.1487358644506</text:p>
          </table:table-cell>
          <table:table-cell office:value-type="float" office:value="0.0000000577484377004732" calcext:value-type="float">
            <text:p>5.77484377004732E-08</text:p>
          </table:table-cell>
          <table:table-cell office:value-type="float" office:value="-20.7530018386181" calcext:value-type="float">
            <text:p>-20.7530018386181</text:p>
          </table:table-cell>
          <table:table-cell office:value-type="float" office:value="0.0000000577484377004732" calcext:value-type="float">
            <text:p>5.77484377004732E-08</text:p>
          </table:table-cell>
          <table:table-cell office:value-type="float" office:value="-20.7530018386181" calcext:value-type="float">
            <text:p>-20.7530018386181</text:p>
          </table:table-cell>
          <table:table-cell office:value-type="float" office:value="-119.494238024664" calcext:value-type="float">
            <text:p>-119.494238024664</text:p>
          </table:table-cell>
          <table:table-cell office:value-type="float" office:value="58.5778871272979" calcext:value-type="float">
            <text:p>58.57788712729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7.078" calcext:value-type="float">
            <text:p>317.07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-111.435220456404" calcext:value-type="float">
            <text:p>-111.435220456404</text:p>
          </table:table-cell>
          <table:table-cell/>
          <table:table-cell table:formula="of:=10^([.B12]/20)" office:value-type="float" office:value="0.00000105752180130037" calcext:value-type="float">
            <text:p>1.05752180130037E-06</text:p>
          </table:table-cell>
          <table:table-cell table:formula="of:=10^([.D12]/20)" office:value-type="float" office:value="1.00000000664853" calcext:value-type="float">
            <text:p>1.00000000664853</text:p>
          </table:table-cell>
          <table:table-cell table:formula="of:==20*LOG10(ABS(1-[.Q12]^2-[.R12]^2))" office:value-type="float" office:value="-157.524150925287" calcext:value-type="float">
            <text:p>-157.524150925287</text:p>
          </table:table-cell>
          <table:table-cell table:formula="of:=20*LOG10(ABS(1-[.R12]))" office:value-type="float" office:value="-163.545481319995" calcext:value-type="float">
            <text:p>-163.54548131999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9.624773943829" calcext:value-type="float">
            <text:p>-119.624773943829</text:p>
          </table:table-cell>
          <table:table-cell office:value-type="float" office:value="77.7829296299536" calcext:value-type="float">
            <text:p>77.7829296299536</text:p>
          </table:table-cell>
          <table:table-cell office:value-type="float" office:value="0.0000000577598688381857" calcext:value-type="float">
            <text:p>5.77598688381857E-08</text:p>
          </table:table-cell>
          <table:table-cell office:value-type="float" office:value="-20.7530034663057" calcext:value-type="float">
            <text:p>-20.7530034663057</text:p>
          </table:table-cell>
          <table:table-cell office:value-type="float" office:value="0.0000000577598688381857" calcext:value-type="float">
            <text:p>5.77598688381857E-08</text:p>
          </table:table-cell>
          <table:table-cell office:value-type="float" office:value="-20.7530034663057" calcext:value-type="float">
            <text:p>-20.7530034663057</text:p>
          </table:table-cell>
          <table:table-cell office:value-type="float" office:value="-119.60732496407" calcext:value-type="float">
            <text:p>-119.60732496407</text:p>
          </table:table-cell>
          <table:table-cell office:value-type="float" office:value="59.9306340075507" calcext:value-type="float">
            <text:p>59.93063400755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7.195" calcext:value-type="float">
            <text:p>517.19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-111.693147280098" calcext:value-type="float">
            <text:p>-111.693147280098</text:p>
          </table:table-cell>
          <table:table-cell/>
          <table:table-cell table:formula="of:=10^([.B13]/20)" office:value-type="float" office:value="0.00000104414617723964" calcext:value-type="float">
            <text:p>1.04414617723964E-06</text:p>
          </table:table-cell>
          <table:table-cell table:formula="of:=10^([.D13]/20)" office:value-type="float" office:value="1.00000000664985" calcext:value-type="float">
            <text:p>1.00000000664985</text:p>
          </table:table-cell>
          <table:table-cell table:formula="of:==20*LOG10(ABS(1-[.Q13]^2-[.R13]^2))" office:value-type="float" office:value="-157.522450235897" calcext:value-type="float">
            <text:p>-157.522450235897</text:p>
          </table:table-cell>
          <table:table-cell table:formula="of:=20*LOG10(ABS(1-[.R13]))" office:value-type="float" office:value="-163.54376214318" calcext:value-type="float">
            <text:p>-163.5437621431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9.627452090629" calcext:value-type="float">
            <text:p>-119.627452090629</text:p>
          </table:table-cell>
          <table:table-cell office:value-type="float" office:value="77.7789965797002" calcext:value-type="float">
            <text:p>77.7789965797002</text:p>
          </table:table-cell>
          <table:table-cell office:value-type="float" office:value="0.0000000577591436639357" calcext:value-type="float">
            <text:p>5.77591436639357E-08</text:p>
          </table:table-cell>
          <table:table-cell office:value-type="float" office:value="-20.7530034800312" calcext:value-type="float">
            <text:p>-20.7530034800312</text:p>
          </table:table-cell>
          <table:table-cell office:value-type="float" office:value="0.0000000577591436639357" calcext:value-type="float">
            <text:p>5.77591436639357E-08</text:p>
          </table:table-cell>
          <table:table-cell office:value-type="float" office:value="-20.7530034800312" calcext:value-type="float">
            <text:p>-20.7530034800312</text:p>
          </table:table-cell>
          <table:table-cell office:value-type="float" office:value="-119.610010022875" calcext:value-type="float">
            <text:p>-119.610010022875</text:p>
          </table:table-cell>
          <table:table-cell office:value-type="float" office:value="59.934330705473" calcext:value-type="float">
            <text:p>59.9343307054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37.193" calcext:value-type="float">
            <text:p>737.19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N14])/[.N14]))" office:value-type="float" office:value="-111.695355147438" calcext:value-type="float">
            <text:p>-111.695355147438</text:p>
          </table:table-cell>
          <table:table-cell/>
          <table:table-cell table:formula="of:=10^([.B14]/20)" office:value-type="float" office:value="0.00000104382428209747" calcext:value-type="float">
            <text:p>1.04382428209747E-06</text:p>
          </table:table-cell>
          <table:table-cell table:formula="of:=10^([.D14]/20)" office:value-type="float" office:value="1.00000000664977" calcext:value-type="float">
            <text:p>1.00000000664977</text:p>
          </table:table-cell>
          <table:table-cell table:formula="of:==20*LOG10(ABS(1-[.Q14]^2-[.R14]^2))" office:value-type="float" office:value="-157.522559713866" calcext:value-type="float">
            <text:p>-157.522559713866</text:p>
          </table:table-cell>
          <table:table-cell table:formula="of:=20*LOG10(ABS(1-[.R14]))" office:value-type="float" office:value="-163.543871195074" calcext:value-type="float">
            <text:p>-163.54387119507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1.477954644479" calcext:value-type="float">
            <text:p>-121.477954644479</text:p>
          </table:table-cell>
          <table:table-cell office:value-type="float" office:value="58.2299503859537" calcext:value-type="float">
            <text:p>58.2299503859537</text:p>
          </table:table-cell>
          <table:table-cell office:value-type="float" office:value="0.0000000309722212991646" calcext:value-type="float">
            <text:p>3.09722212991646E-08</text:p>
          </table:table-cell>
          <table:table-cell office:value-type="float" office:value="-20.753011604303" calcext:value-type="float">
            <text:p>-20.753011604303</text:p>
          </table:table-cell>
          <table:table-cell office:value-type="float" office:value="0.0000000309722212991646" calcext:value-type="float">
            <text:p>3.09722212991646E-08</text:p>
          </table:table-cell>
          <table:table-cell office:value-type="float" office:value="-20.753011604303" calcext:value-type="float">
            <text:p>-20.753011604303</text:p>
          </table:table-cell>
          <table:table-cell office:value-type="float" office:value="-121.493129332933" calcext:value-type="float">
            <text:p>-121.493129332933</text:p>
          </table:table-cell>
          <table:table-cell office:value-type="float" office:value="79.7873754812805" calcext:value-type="float">
            <text:p>79.78737548128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15.6" calcext:value-type="float">
            <text:p>1015.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N15])/[.N15]))" office:value-type="float" office:value="-113.111852278723" calcext:value-type="float">
            <text:p>-113.111852278723</text:p>
          </table:table-cell>
          <table:table-cell/>
          <table:table-cell table:formula="of:=10^([.B15]/20)" office:value-type="float" office:value="0.000000843533369833149" calcext:value-type="float">
            <text:p>8.43533369833149E-07</text:p>
          </table:table-cell>
          <table:table-cell table:formula="of:=10^([.D15]/20)" office:value-type="float" office:value="1.00000000356581" calcext:value-type="float">
            <text:p>1.00000000356581</text:p>
          </table:table-cell>
          <table:table-cell table:formula="of:==20*LOG10(ABS(1-[.Q15]^2-[.R15]^2))" office:value-type="float" office:value="-162.935372564156" calcext:value-type="float">
            <text:p>-162.935372564156</text:p>
          </table:table-cell>
          <table:table-cell table:formula="of:=20*LOG10(ABS(1-[.R15]))" office:value-type="float" office:value="-168.95683905033" calcext:value-type="float">
            <text:p>-168.9568390503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7.053799895944" calcext:value-type="float">
            <text:p>-127.053799895944</text:p>
          </table:table-cell>
          <table:table-cell office:value-type="float" office:value="50.615928936227" calcext:value-type="float">
            <text:p>50.615928936227</text:p>
          </table:table-cell>
          <table:table-cell office:value-type="float" office:value="0.0000000224725426023668" calcext:value-type="float">
            <text:p>2.24725426023668E-08</text:p>
          </table:table-cell>
          <table:table-cell office:value-type="float" office:value="-20.7530330797354" calcext:value-type="float">
            <text:p>-20.7530330797354</text:p>
          </table:table-cell>
          <table:table-cell office:value-type="float" office:value="0.0000000224725426023668" calcext:value-type="float">
            <text:p>2.24725426023668E-08</text:p>
          </table:table-cell>
          <table:table-cell office:value-type="float" office:value="-20.7530330797354" calcext:value-type="float">
            <text:p>-20.7530330797354</text:p>
          </table:table-cell>
          <table:table-cell office:value-type="float" office:value="-127.083076340406" calcext:value-type="float">
            <text:p>-127.083076340406</text:p>
          </table:table-cell>
          <table:table-cell office:value-type="float" office:value="87.2375091878407" calcext:value-type="float">
            <text:p>87.23750918784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74.16" calcext:value-type="float">
            <text:p>1374.1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N16])/[.N16]))" office:value-type="float" office:value="-118.597255982795" calcext:value-type="float">
            <text:p>-118.597255982795</text:p>
          </table:table-cell>
          <table:table-cell/>
          <table:table-cell table:formula="of:=10^([.B16]/20)" office:value-type="float" office:value="0.000000443925410750257" calcext:value-type="float">
            <text:p>4.43925410750257E-07</text:p>
          </table:table-cell>
          <table:table-cell table:formula="of:=10^([.D16]/20)" office:value-type="float" office:value="1.00000000258725" calcext:value-type="float">
            <text:p>1.00000000258725</text:p>
          </table:table-cell>
          <table:table-cell table:formula="of:==20*LOG10(ABS(1-[.Q16]^2-[.R16]^2))" office:value-type="float" office:value="-165.722311180778" calcext:value-type="float">
            <text:p>-165.722311180778</text:p>
          </table:table-cell>
          <table:table-cell table:formula="of:=20*LOG10(ABS(1-[.R16]))" office:value-type="float" office:value="-171.743241879754" calcext:value-type="float">
            <text:p>-171.74324187975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1.613876089228" calcext:value-type="float">
            <text:p>-141.613876089228</text:p>
          </table:table-cell>
          <table:table-cell office:value-type="float" office:value="50.8819657428521" calcext:value-type="float">
            <text:p>50.8819657428521</text:p>
          </table:table-cell>
          <table:table-cell office:value-type="float" office:value="0.0000000135897809544612" calcext:value-type="float">
            <text:p>1.35897809544612E-08</text:p>
          </table:table-cell>
          <table:table-cell office:value-type="float" office:value="-20.7530537301817" calcext:value-type="float">
            <text:p>-20.7530537301817</text:p>
          </table:table-cell>
          <table:table-cell office:value-type="float" office:value="0.0000000135897809544612" calcext:value-type="float">
            <text:p>1.35897809544612E-08</text:p>
          </table:table-cell>
          <table:table-cell office:value-type="float" office:value="-20.7530537301817" calcext:value-type="float">
            <text:p>-20.7530537301817</text:p>
          </table:table-cell>
          <table:table-cell office:value-type="float" office:value="-141.713801431002" calcext:value-type="float">
            <text:p>-141.713801431002</text:p>
          </table:table-cell>
          <table:table-cell office:value-type="float" office:value="85.5989947498943" calcext:value-type="float">
            <text:p>85.59899474989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23.33" calcext:value-type="float">
            <text:p>1823.3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N17])/[.N17]))" office:value-type="float" office:value="-134.884269417375" calcext:value-type="float">
            <text:p>-134.884269417375</text:p>
          </table:table-cell>
          <table:table-cell/>
          <table:table-cell table:formula="of:=10^([.B17]/20)" office:value-type="float" office:value="0.0000000830436052864941" calcext:value-type="float">
            <text:p>8.30436052864941E-08</text:p>
          </table:table-cell>
          <table:table-cell table:formula="of:=10^([.D17]/20)" office:value-type="float" office:value="1.00000000156458" calcext:value-type="float">
            <text:p>1.00000000156458</text:p>
          </table:table-cell>
          <table:table-cell table:formula="of:==20*LOG10(ABS(1-[.Q17]^2-[.R17]^2))" office:value-type="float" office:value="-170.091417979305" calcext:value-type="float">
            <text:p>-170.091417979305</text:p>
          </table:table-cell>
          <table:table-cell table:formula="of:=20*LOG10(ABS(1-[.R17]))" office:value-type="float" office:value="-176.112036999369" calcext:value-type="float">
            <text:p>-176.11203699936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7.164703073807" calcext:value-type="float">
            <text:p>-127.164703073807</text:p>
          </table:table-cell>
          <table:table-cell office:value-type="float" office:value="-87.3383541594129" calcext:value-type="float">
            <text:p>-87.3383541594129</text:p>
          </table:table-cell>
          <table:table-cell office:value-type="float" office:value="0.00000000712636647432083" calcext:value-type="float">
            <text:p>7.12636647432083E-09</text:p>
          </table:table-cell>
          <table:table-cell office:value-type="float" office:value="-20.7530777282983" calcext:value-type="float">
            <text:p>-20.7530777282983</text:p>
          </table:table-cell>
          <table:table-cell office:value-type="float" office:value="0.00000000712636647432083" calcext:value-type="float">
            <text:p>7.12636647432083E-09</text:p>
          </table:table-cell>
          <table:table-cell office:value-type="float" office:value="-20.7530777282983" calcext:value-type="float">
            <text:p>-20.7530777282983</text:p>
          </table:table-cell>
          <table:table-cell office:value-type="float" office:value="-127.171978401405" calcext:value-type="float">
            <text:p>-127.171978401405</text:p>
          </table:table-cell>
          <table:table-cell office:value-type="float" office:value="-133.952991279885" calcext:value-type="float">
            <text:p>-133.9529912798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67.94" calcext:value-type="float">
            <text:p>2467.9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N18])/[.N18]))" office:value-type="float" office:value="-120.209649426168" calcext:value-type="float">
            <text:p>-120.209649426168</text:p>
          </table:table-cell>
          <table:table-cell/>
          <table:table-cell table:formula="of:=10^([.B18]/20)" office:value-type="float" office:value="0.000000438293314610044" calcext:value-type="float">
            <text:p>4.38293314610044E-07</text:p>
          </table:table-cell>
          <table:table-cell table:formula="of:=10^([.D18]/20)" office:value-type="float" office:value="1.00000000082045" calcext:value-type="float">
            <text:p>1.00000000082045</text:p>
          </table:table-cell>
          <table:table-cell table:formula="of:==20*LOG10(ABS(1-[.Q18]^2-[.R18]^2))" office:value-type="float" office:value="-175.697306551261" calcext:value-type="float">
            <text:p>-175.697306551261</text:p>
          </table:table-cell>
          <table:table-cell table:formula="of:=20*LOG10(ABS(1-[.R18]))" office:value-type="float" office:value="-181.71892309094" calcext:value-type="float">
            <text:p>-181.7189230909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3.151459404479" calcext:value-type="float">
            <text:p>-133.151459404479</text:p>
          </table:table-cell>
          <table:table-cell office:value-type="float" office:value="-103.678020536551" calcext:value-type="float">
            <text:p>-103.678020536551</text:p>
          </table:table-cell>
          <table:table-cell office:value-type="float" office:value="0.000000000648552651641401" calcext:value-type="float">
            <text:p>6.48552651641401E-10</text:p>
          </table:table-cell>
          <table:table-cell office:value-type="float" office:value="-20.7530686140528" calcext:value-type="float">
            <text:p>-20.7530686140528</text:p>
          </table:table-cell>
          <table:table-cell office:value-type="float" office:value="0.000000000648552651641401" calcext:value-type="float">
            <text:p>6.48552651641401E-10</text:p>
          </table:table-cell>
          <table:table-cell office:value-type="float" office:value="-20.7530686140528" calcext:value-type="float">
            <text:p>-20.7530686140528</text:p>
          </table:table-cell>
          <table:table-cell office:value-type="float" office:value="-133.150546843805" calcext:value-type="float">
            <text:p>-133.150546843805</text:p>
          </table:table-cell>
          <table:table-cell office:value-type="float" office:value="-117.789256180254" calcext:value-type="float">
            <text:p>-117.7892561802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338.55" calcext:value-type="float">
            <text:p>3338.5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N19])/[.N19]))" office:value-type="float" office:value="-125.40090014398" calcext:value-type="float">
            <text:p>-125.40090014398</text:p>
          </table:table-cell>
          <table:table-cell/>
          <table:table-cell table:formula="of:=10^([.B19]/20)" office:value-type="float" office:value="0.000000220002203055014" calcext:value-type="float">
            <text:p>2.20002203055014E-07</text:p>
          </table:table-cell>
          <table:table-cell table:formula="of:=10^([.D19]/20)" office:value-type="float" office:value="1.00000000007467" calcext:value-type="float">
            <text:p>1.00000000007467</text:p>
          </table:table-cell>
          <table:table-cell table:formula="of:==20*LOG10(ABS(1-[.Q19]^2-[.R19]^2))" office:value-type="float" office:value="-196.51396643095" calcext:value-type="float">
            <text:p>-196.51396643095</text:p>
          </table:table-cell>
          <table:table-cell table:formula="of:=20*LOG10(ABS(1-[.R19]))" office:value-type="float" office:value="-202.537381352796" calcext:value-type="float">
            <text:p>-202.53738135279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5.191854911348" calcext:value-type="float">
            <text:p>-135.191854911348</text:p>
          </table:table-cell>
          <table:table-cell office:value-type="float" office:value="-109.107277005051" calcext:value-type="float">
            <text:p>-109.107277005051</text:p>
          </table:table-cell>
          <table:table-cell office:value-type="float" office:value="0.000000000449407457881135" calcext:value-type="float">
            <text:p>4.49407457881135E-10</text:p>
          </table:table-cell>
          <table:table-cell office:value-type="float" office:value="-20.7530657745048" calcext:value-type="float">
            <text:p>-20.7530657745048</text:p>
          </table:table-cell>
          <table:table-cell office:value-type="float" office:value="0.000000000449407457881135" calcext:value-type="float">
            <text:p>4.49407457881135E-10</text:p>
          </table:table-cell>
          <table:table-cell office:value-type="float" office:value="-20.7530657745048" calcext:value-type="float">
            <text:p>-20.7530657745048</text:p>
          </table:table-cell>
          <table:table-cell office:value-type="float" office:value="-135.192627734369" calcext:value-type="float">
            <text:p>-135.192627734369</text:p>
          </table:table-cell>
          <table:table-cell office:value-type="float" office:value="-112.360608212571" calcext:value-type="float">
            <text:p>-112.3606082125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11.09" calcext:value-type="float">
            <text:p>4411.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N20])/[.N20]))" office:value-type="float" office:value="-127.955530131818" calcext:value-type="float">
            <text:p>-127.955530131818</text:p>
          </table:table-cell>
          <table:table-cell/>
          <table:table-cell table:formula="of:=10^([.B20]/20)" office:value-type="float" office:value="0.00000017394311949065" calcext:value-type="float">
            <text:p>1.7394311949065E-07</text:p>
          </table:table-cell>
          <table:table-cell table:formula="of:=10^([.D20]/20)" office:value-type="float" office:value="1.00000000005174" calcext:value-type="float">
            <text:p>1.00000000005174</text:p>
          </table:table-cell>
          <table:table-cell table:formula="of:==20*LOG10(ABS(1-[.Q20]^2-[.R20]^2))" office:value-type="float" office:value="-199.700337011112" calcext:value-type="float">
            <text:p>-199.700337011112</text:p>
          </table:table-cell>
          <table:table-cell table:formula="of:=20*LOG10(ABS(1-[.R20]))" office:value-type="float" office:value="-205.723480634557" calcext:value-type="float">
            <text:p>-205.72348063455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5.550846256127" calcext:value-type="float">
            <text:p>-135.550846256127</text:p>
          </table:table-cell>
          <table:table-cell office:value-type="float" office:value="-110.017572129123" calcext:value-type="float">
            <text:p>-110.017572129123</text:p>
          </table:table-cell>
          <table:table-cell office:value-type="float" office:value="0.000000000441204888451054" calcext:value-type="float">
            <text:p>4.41204888451054E-10</text:p>
          </table:table-cell>
          <table:table-cell office:value-type="float" office:value="-20.7530654569401" calcext:value-type="float">
            <text:p>-20.7530654569401</text:p>
          </table:table-cell>
          <table:table-cell office:value-type="float" office:value="0.000000000441204888451054" calcext:value-type="float">
            <text:p>4.41204888451054E-10</text:p>
          </table:table-cell>
          <table:table-cell office:value-type="float" office:value="-20.7530654569401" calcext:value-type="float">
            <text:p>-20.7530654569401</text:p>
          </table:table-cell>
          <table:table-cell office:value-type="float" office:value="-135.551096285213" calcext:value-type="float">
            <text:p>-135.551096285213</text:p>
          </table:table-cell>
          <table:table-cell office:value-type="float" office:value="-111.448092609725" calcext:value-type="float">
            <text:p>-111.4480926097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932.75" calcext:value-type="float">
            <text:p>5932.7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N21])/[.N21]))" office:value-type="float" office:value="-128.294202883389" calcext:value-type="float">
            <text:p>-128.294202883389</text:p>
          </table:table-cell>
          <table:table-cell/>
          <table:table-cell table:formula="of:=10^([.B21]/20)" office:value-type="float" office:value="0.000000166900519005453" calcext:value-type="float">
            <text:p>1.66900519005453E-07</text:p>
          </table:table-cell>
          <table:table-cell table:formula="of:=10^([.D21]/20)" office:value-type="float" office:value="1.0000000000508" calcext:value-type="float">
            <text:p>1.0000000000508</text:p>
          </table:table-cell>
          <table:table-cell table:formula="of:==20*LOG10(ABS(1-[.Q21]^2-[.R21]^2))" office:value-type="float" office:value="-199.860497687633" calcext:value-type="float">
            <text:p>-199.860497687633</text:p>
          </table:table-cell>
          <table:table-cell table:formula="of:=20*LOG10(ABS(1-[.R21]))" office:value-type="float" office:value="-205.883479825467" calcext:value-type="float">
            <text:p>-205.88347982546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0.95573127486" calcext:value-type="float">
            <text:p>-140.95573127486</text:p>
          </table:table-cell>
          <table:table-cell office:value-type="float" office:value="-96.2639931513042" calcext:value-type="float">
            <text:p>-96.2639931513042</text:p>
          </table:table-cell>
          <table:table-cell office:value-type="float" office:value="0.000000000236092436323166" calcext:value-type="float">
            <text:p>2.36092436323166E-10</text:p>
          </table:table-cell>
          <table:table-cell office:value-type="float" office:value="-20.7530615715574" calcext:value-type="float">
            <text:p>-20.7530615715574</text:p>
          </table:table-cell>
          <table:table-cell office:value-type="float" office:value="0.000000000236092436323166" calcext:value-type="float">
            <text:p>2.36092436323166E-10</text:p>
          </table:table-cell>
          <table:table-cell office:value-type="float" office:value="-20.7530615715574" calcext:value-type="float">
            <text:p>-20.7530615715574</text:p>
          </table:table-cell>
          <table:table-cell office:value-type="float" office:value="-140.955822438506" calcext:value-type="float">
            <text:p>-140.955822438506</text:p>
          </table:table-cell>
          <table:table-cell office:value-type="float" office:value="-125.202305614286" calcext:value-type="float">
            <text:p>-125.2023056142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339.66" calcext:value-type="float">
            <text:p>8339.6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N22])/[.N22]))" office:value-type="float" office:value="-134.082996272331" calcext:value-type="float">
            <text:p>-134.082996272331</text:p>
          </table:table-cell>
          <table:table-cell/>
          <table:table-cell table:formula="of:=10^([.B22]/20)" office:value-type="float" office:value="0.0000000895804905314703" calcext:value-type="float">
            <text:p>8.95804905314703E-08</text:p>
          </table:table-cell>
          <table:table-cell table:formula="of:=10^([.D22]/20)" office:value-type="float" office:value="1.00000000002718" calcext:value-type="float">
            <text:p>1.00000000002718</text:p>
          </table:table-cell>
          <table:table-cell table:formula="of:==20*LOG10(ABS(1-[.Q22]^2-[.R22]^2))" office:value-type="float" office:value="-205.29276764193" calcext:value-type="float">
            <text:p>-205.29276764193</text:p>
          </table:table-cell>
          <table:table-cell table:formula="of:=20*LOG10(ABS(1-[.R22]))" office:value-type="float" office:value="-211.314644662378" calcext:value-type="float">
            <text:p>-211.31464466237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2.161539304869" calcext:value-type="float">
            <text:p>-142.161539304869</text:p>
          </table:table-cell>
          <table:table-cell office:value-type="float" office:value="-96.1863090787326" calcext:value-type="float">
            <text:p>-96.1863090787326</text:p>
          </table:table-cell>
          <table:table-cell office:value-type="float" office:value="0.000000000176363921701207" calcext:value-type="float">
            <text:p>1.76363921701207E-10</text:p>
          </table:table-cell>
          <table:table-cell office:value-type="float" office:value="-20.7530610545275" calcext:value-type="float">
            <text:p>-20.7530610545275</text:p>
          </table:table-cell>
          <table:table-cell office:value-type="float" office:value="0.000000000176363921701207" calcext:value-type="float">
            <text:p>1.76363921701207E-10</text:p>
          </table:table-cell>
          <table:table-cell office:value-type="float" office:value="-20.7530610545275" calcext:value-type="float">
            <text:p>-20.7530610545275</text:p>
          </table:table-cell>
          <table:table-cell office:value-type="float" office:value="-142.161405583232" calcext:value-type="float">
            <text:p>-142.161405583232</text:p>
          </table:table-cell>
          <table:table-cell office:value-type="float" office:value="-125.283867638077" calcext:value-type="float">
            <text:p>-125.2838676380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992" calcext:value-type="float">
            <text:p>1099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N23])/[.N23]))" office:value-type="float" office:value="-135.253381468771" calcext:value-type="float">
            <text:p>-135.253381468771</text:p>
          </table:table-cell>
          <table:table-cell/>
          <table:table-cell table:formula="of:=10^([.B23]/20)" office:value-type="float" office:value="0.0000000779691922038729" calcext:value-type="float">
            <text:p>7.79691922038729E-08</text:p>
          </table:table-cell>
          <table:table-cell table:formula="of:=10^([.D23]/20)" office:value-type="float" office:value="1.0000000000203" calcext:value-type="float">
            <text:p>1.0000000000203</text:p>
          </table:table-cell>
          <table:table-cell table:formula="of:==20*LOG10(ABS(1-[.Q23]^2-[.R23]^2))" office:value-type="float" office:value="-207.826185319858" calcext:value-type="float">
            <text:p>-207.826185319858</text:p>
          </table:table-cell>
          <table:table-cell table:formula="of:=20*LOG10(ABS(1-[.R23]))" office:value-type="float" office:value="-213.84809119093" calcext:value-type="float">
            <text:p>-213.84809119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0.828616442331" calcext:value-type="float">
            <text:p>-160.828616442331</text:p>
          </table:table-cell>
          <table:table-cell office:value-type="float" office:value="-114.709124548728" calcext:value-type="float">
            <text:p>-114.709124548728</text:p>
          </table:table-cell>
          <table:table-cell office:value-type="float" office:value="0.0000000000188024569428356" calcext:value-type="float">
            <text:p>1.88024569428356E-11</text:p>
          </table:table-cell>
          <table:table-cell office:value-type="float" office:value="-20.7530579077977" calcext:value-type="float">
            <text:p>-20.7530579077977</text:p>
          </table:table-cell>
          <table:table-cell office:value-type="float" office:value="0.0000000000188024569428356" calcext:value-type="float">
            <text:p>1.88024569428356E-11</text:p>
          </table:table-cell>
          <table:table-cell office:value-type="float" office:value="-20.7530579077977" calcext:value-type="float">
            <text:p>-20.7530579077977</text:p>
          </table:table-cell>
          <table:table-cell office:value-type="float" office:value="-160.827832660359" calcext:value-type="float">
            <text:p>-160.827832660359</text:p>
          </table:table-cell>
          <table:table-cell office:value-type="float" office:value="-106.771603366795" calcext:value-type="float">
            <text:p>-106.7716033667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914.9" calcext:value-type="float">
            <text:p>14914.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N24])/[.N24]))" office:value-type="float" office:value="-153.519267869761" calcext:value-type="float">
            <text:p>-153.519267869761</text:p>
          </table:table-cell>
          <table:table-cell/>
          <table:table-cell table:formula="of:=10^([.B24]/20)" office:value-type="float" office:value="0.00000000909011082057974" calcext:value-type="float">
            <text:p>9.09011082057974E-09</text:p>
          </table:table-cell>
          <table:table-cell table:formula="of:=10^([.D24]/20)" office:value-type="float" office:value="1.00000000000216" calcext:value-type="float">
            <text:p>1.00000000000216</text:p>
          </table:table-cell>
          <table:table-cell table:formula="of:==20*LOG10(ABS(1-[.Q24]^2-[.R24]^2))" office:value-type="float" office:value="-227.271171434346" calcext:value-type="float">
            <text:p>-227.271171434346</text:p>
          </table:table-cell>
          <table:table-cell table:formula="of:=20*LOG10(ABS(1-[.R24]))" office:value-type="float" office:value="-233.291994082734" calcext:value-type="float">
            <text:p>-233.2919940827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8"/>
        </table:table-row>
      </table:table>
      <table:table table:name="8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98.5546375747928" calcext:value-type="float">
            <text:p>-98.5546375747928</text:p>
          </table:table-cell>
          <table:table-cell office:value-type="float" office:value="-110.716632581596" calcext:value-type="float">
            <text:p>-110.716632581596</text:p>
          </table:table-cell>
          <table:table-cell office:value-type="float" office:value="0.0000000892451256389244" calcext:value-type="float">
            <text:p>8.92451256389244E-08</text:p>
          </table:table-cell>
          <table:table-cell office:value-type="float" office:value="-20.7540706358823" calcext:value-type="float">
            <text:p>-20.7540706358823</text:p>
          </table:table-cell>
          <table:table-cell office:value-type="float" office:value="0.0000000892451256389244" calcext:value-type="float">
            <text:p>8.92451256389244E-08</text:p>
          </table:table-cell>
          <table:table-cell office:value-type="float" office:value="-20.7540706358823" calcext:value-type="float">
            <text:p>-20.7540706358823</text:p>
          </table:table-cell>
          <table:table-cell office:value-type="float" office:value="-98.5546376036511" calcext:value-type="float">
            <text:p>-98.5546376036511</text:p>
          </table:table-cell>
          <table:table-cell office:value-type="float" office:value="-110.716430748629" calcext:value-type="float">
            <text:p>-110.7164307486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.3104" calcext:value-type="float">
            <text:p>32.310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-86.2280319765652" calcext:value-type="float">
            <text:p>-86.2280319765652</text:p>
          </table:table-cell>
          <table:table-cell/>
          <table:table-cell table:formula="of:=10^([.B9]/20)" office:value-type="float" office:value="0.0000118104955756837" calcext:value-type="float">
            <text:p>1.18104955756837E-05</text:p>
          </table:table-cell>
          <table:table-cell table:formula="of:=10^([.D9]/20)" office:value-type="float" office:value="1.00000001027472" calcext:value-type="float">
            <text:p>1.00000001027472</text:p>
          </table:table-cell>
          <table:table-cell table:formula="of:==20*LOG10(ABS(1-[.Q9]^2-[.R9]^2))" office:value-type="float" office:value="-153.685236267436" calcext:value-type="float">
            <text:p>-153.685236267436</text:p>
          </table:table-cell>
          <table:table-cell table:formula="of:=20*LOG10(ABS(1-[.R9]))" office:value-type="float" office:value="-159.764595989107" calcext:value-type="float">
            <text:p>-159.76459598910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99.0928599498789" calcext:value-type="float">
            <text:p>-99.0928599498789</text:p>
          </table:table-cell>
          <table:table-cell office:value-type="float" office:value="-56.0121592136375" calcext:value-type="float">
            <text:p>-56.0121592136375</text:p>
          </table:table-cell>
          <table:table-cell office:value-type="float" office:value="0.0000000510529308485647" calcext:value-type="float">
            <text:p>5.10529308485647E-08</text:p>
          </table:table-cell>
          <table:table-cell office:value-type="float" office:value="-20.7535993469674" calcext:value-type="float">
            <text:p>-20.7535993469674</text:p>
          </table:table-cell>
          <table:table-cell office:value-type="float" office:value="0.0000000510529308485647" calcext:value-type="float">
            <text:p>5.10529308485647E-08</text:p>
          </table:table-cell>
          <table:table-cell office:value-type="float" office:value="-20.7535993469674" calcext:value-type="float">
            <text:p>-20.7535993469674</text:p>
          </table:table-cell>
          <table:table-cell office:value-type="float" office:value="-99.095438340699" calcext:value-type="float">
            <text:p>-99.095438340699</text:p>
          </table:table-cell>
          <table:table-cell office:value-type="float" office:value="-165.444897931028" calcext:value-type="float">
            <text:p>-165.4448979310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1.228" calcext:value-type="float">
            <text:p>161.22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-91.6636304429684" calcext:value-type="float">
            <text:p>-91.6636304429684</text:p>
          </table:table-cell>
          <table:table-cell/>
          <table:table-cell table:formula="of:=10^([.B10]/20)" office:value-type="float" office:value="0.0000111008696359152" calcext:value-type="float">
            <text:p>1.11008696359152E-05</text:p>
          </table:table-cell>
          <table:table-cell table:formula="of:=10^([.D10]/20)" office:value-type="float" office:value="1.00000000587769" calcext:value-type="float">
            <text:p>1.00000000587769</text:p>
          </table:table-cell>
          <table:table-cell table:formula="of:==20*LOG10(ABS(1-[.Q10]^2-[.R10]^2))" office:value-type="float" office:value="-158.504694030752" calcext:value-type="float">
            <text:p>-158.504694030752</text:p>
          </table:table-cell>
          <table:table-cell table:formula="of:=20*LOG10(ABS(1-[.R10]))" office:value-type="float" office:value="-164.615872531114" calcext:value-type="float">
            <text:p>-164.61587253111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9.448906639604" calcext:value-type="float">
            <text:p>-119.448906639604</text:p>
          </table:table-cell>
          <table:table-cell office:value-type="float" office:value="161.515019731901" calcext:value-type="float">
            <text:p>161.515019731901</text:p>
          </table:table-cell>
          <table:table-cell office:value-type="float" office:value="0.00000000994647657321661" calcext:value-type="float">
            <text:p>9.94647657321661E-09</text:p>
          </table:table-cell>
          <table:table-cell office:value-type="float" office:value="-20.7530348224571" calcext:value-type="float">
            <text:p>-20.7530348224571</text:p>
          </table:table-cell>
          <table:table-cell office:value-type="float" office:value="0.00000000994647657321661" calcext:value-type="float">
            <text:p>9.94647657321661E-09</text:p>
          </table:table-cell>
          <table:table-cell office:value-type="float" office:value="-20.7530348224571" calcext:value-type="float">
            <text:p>-20.7530348224571</text:p>
          </table:table-cell>
          <table:table-cell office:value-type="float" office:value="-119.441815767165" calcext:value-type="float">
            <text:p>-119.441815767165</text:p>
          </table:table-cell>
          <table:table-cell office:value-type="float" office:value="-23.2067621538738" calcext:value-type="float">
            <text:p>-23.20676215387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9.553" calcext:value-type="float">
            <text:p>729.55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-119.241160124563" calcext:value-type="float">
            <text:p>-119.241160124563</text:p>
          </table:table-cell>
          <table:table-cell/>
          <table:table-cell table:formula="of:=10^([.B11]/20)" office:value-type="float" office:value="0.00000106550297836249" calcext:value-type="float">
            <text:p>1.06550297836249E-06</text:p>
          </table:table-cell>
          <table:table-cell table:formula="of:=10^([.D11]/20)" office:value-type="float" office:value="1.00000000114513" calcext:value-type="float">
            <text:p>1.00000000114513</text:p>
          </table:table-cell>
          <table:table-cell table:formula="of:==20*LOG10(ABS(1-[.Q11]^2-[.R11]^2))" office:value-type="float" office:value="-172.797996290338" calcext:value-type="float">
            <text:p>-172.797996290338</text:p>
          </table:table-cell>
          <table:table-cell table:formula="of:=20*LOG10(ABS(1-[.R11]))" office:value-type="float" office:value="-178.822900852682" calcext:value-type="float">
            <text:p>-178.82290085268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4.520921876049" calcext:value-type="float">
            <text:p>-154.520921876049</text:p>
          </table:table-cell>
          <table:table-cell office:value-type="float" office:value="53.6222287159362" calcext:value-type="float">
            <text:p>53.6222287159362</text:p>
          </table:table-cell>
          <table:table-cell office:value-type="float" office:value="0.000000000733909133009106" calcext:value-type="float">
            <text:p>7.33909133009106E-10</text:p>
          </table:table-cell>
          <table:table-cell office:value-type="float" office:value="-20.7530535710215" calcext:value-type="float">
            <text:p>-20.7530535710215</text:p>
          </table:table-cell>
          <table:table-cell office:value-type="float" office:value="0.000000000733909133009106" calcext:value-type="float">
            <text:p>7.33909133009106E-10</text:p>
          </table:table-cell>
          <table:table-cell office:value-type="float" office:value="-20.7530535710215" calcext:value-type="float">
            <text:p>-20.7530535710215</text:p>
          </table:table-cell>
          <table:table-cell office:value-type="float" office:value="-154.426108761167" calcext:value-type="float">
            <text:p>-154.426108761167</text:p>
          </table:table-cell>
          <table:table-cell office:value-type="float" office:value="85.2162205582803" calcext:value-type="float">
            <text:p>85.21622055828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09.12" calcext:value-type="float">
            <text:p>1309.1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-134.522277444208" calcext:value-type="float">
            <text:p>-134.522277444208</text:p>
          </table:table-cell>
          <table:table-cell/>
          <table:table-cell table:formula="of:=10^([.B12]/20)" office:value-type="float" office:value="0.0000000187911736628086" calcext:value-type="float">
            <text:p>1.87911736628086E-08</text:p>
          </table:table-cell>
          <table:table-cell table:formula="of:=10^([.D12]/20)" office:value-type="float" office:value="1.00000000008449" calcext:value-type="float">
            <text:p>1.00000000008449</text:p>
          </table:table-cell>
          <table:table-cell table:formula="of:==20*LOG10(ABS(1-[.Q12]^2-[.R12]^2))" office:value-type="float" office:value="-195.442823261528" calcext:value-type="float">
            <text:p>-195.442823261528</text:p>
          </table:table-cell>
          <table:table-cell table:formula="of:=20*LOG10(ABS(1-[.R12]))" office:value-type="float" office:value="-201.463440294162" calcext:value-type="float">
            <text:p>-201.46344029416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3.749967210505" calcext:value-type="float">
            <text:p>-153.749967210505</text:p>
          </table:table-cell>
          <table:table-cell office:value-type="float" office:value="51.8610855153416" calcext:value-type="float">
            <text:p>51.8610855153416</text:p>
          </table:table-cell>
          <table:table-cell office:value-type="float" office:value="0.000000000735214832398709" calcext:value-type="float">
            <text:p>7.35214832398709E-10</text:p>
          </table:table-cell>
          <table:table-cell office:value-type="float" office:value="-20.753053530444" calcext:value-type="float">
            <text:p>-20.753053530444</text:p>
          </table:table-cell>
          <table:table-cell office:value-type="float" office:value="0.000000000735214832398709" calcext:value-type="float">
            <text:p>7.35214832398709E-10</text:p>
          </table:table-cell>
          <table:table-cell office:value-type="float" office:value="-20.753053530444" calcext:value-type="float">
            <text:p>-20.753053530444</text:p>
          </table:table-cell>
          <table:table-cell office:value-type="float" office:value="-153.661695578718" calcext:value-type="float">
            <text:p>-153.661695578718</text:p>
          </table:table-cell>
          <table:table-cell office:value-type="float" office:value="86.9295265368055" calcext:value-type="float">
            <text:p>86.92952653680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88.28" calcext:value-type="float">
            <text:p>1888.2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-134.432352264823" calcext:value-type="float">
            <text:p>-134.432352264823</text:p>
          </table:table-cell>
          <table:table-cell/>
          <table:table-cell table:formula="of:=10^([.B13]/20)" office:value-type="float" office:value="0.0000000205353277859061" calcext:value-type="float">
            <text:p>2.05353277859061E-08</text:p>
          </table:table-cell>
          <table:table-cell table:formula="of:=10^([.D13]/20)" office:value-type="float" office:value="1.00000000008464" calcext:value-type="float">
            <text:p>1.00000000008464</text:p>
          </table:table-cell>
          <table:table-cell table:formula="of:==20*LOG10(ABS(1-[.Q13]^2-[.R13]^2))" office:value-type="float" office:value="-195.427378239852" calcext:value-type="float">
            <text:p>-195.427378239852</text:p>
          </table:table-cell>
          <table:table-cell table:formula="of:=20*LOG10(ABS(1-[.R13]))" office:value-type="float" office:value="-201.448000938393" calcext:value-type="float">
            <text:p>-201.44800093839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3.743976282954" calcext:value-type="float">
            <text:p>-153.743976282954</text:p>
          </table:table-cell>
          <table:table-cell office:value-type="float" office:value="51.865894305298" calcext:value-type="float">
            <text:p>51.865894305298</text:p>
          </table:table-cell>
          <table:table-cell office:value-type="float" office:value="0.000000000734414440601537" calcext:value-type="float">
            <text:p>7.34414440601537E-10</text:p>
          </table:table-cell>
          <table:table-cell office:value-type="float" office:value="-20.7530535314795" calcext:value-type="float">
            <text:p>-20.7530535314795</text:p>
          </table:table-cell>
          <table:table-cell office:value-type="float" office:value="0.000000000734414440601537" calcext:value-type="float">
            <text:p>7.34414440601537E-10</text:p>
          </table:table-cell>
          <table:table-cell office:value-type="float" office:value="-20.7530535314795" calcext:value-type="float">
            <text:p>-20.7530535314795</text:p>
          </table:table-cell>
          <table:table-cell office:value-type="float" office:value="-153.65486559768" calcext:value-type="float">
            <text:p>-153.65486559768</text:p>
          </table:table-cell>
          <table:table-cell office:value-type="float" office:value="86.9206275004367" calcext:value-type="float">
            <text:p>86.92062750043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04.54" calcext:value-type="float">
            <text:p>2504.5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N14])/[.N14]))" office:value-type="float" office:value="-134.434635538664" calcext:value-type="float">
            <text:p>-134.434635538664</text:p>
          </table:table-cell>
          <table:table-cell/>
          <table:table-cell table:formula="of:=10^([.B14]/20)" office:value-type="float" office:value="0.0000000205494965243074" calcext:value-type="float">
            <text:p>2.05494965243074E-08</text:p>
          </table:table-cell>
          <table:table-cell table:formula="of:=10^([.D14]/20)" office:value-type="float" office:value="1.00000000008455" calcext:value-type="float">
            <text:p>1.00000000008455</text:p>
          </table:table-cell>
          <table:table-cell table:formula="of:==20*LOG10(ABS(1-[.Q14]^2-[.R14]^2))" office:value-type="float" office:value="-195.436839261602" calcext:value-type="float">
            <text:p>-195.436839261602</text:p>
          </table:table-cell>
          <table:table-cell table:formula="of:=20*LOG10(ABS(1-[.R14]))" office:value-type="float" office:value="-201.457461984975" calcext:value-type="float">
            <text:p>-201.45746198497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4.394952611789" calcext:value-type="float">
            <text:p>-154.394952611789</text:p>
          </table:table-cell>
          <table:table-cell office:value-type="float" office:value="65.6022625794542" calcext:value-type="float">
            <text:p>65.6022625794542</text:p>
          </table:table-cell>
          <table:table-cell office:value-type="float" office:value="0.000000000616992142318344" calcext:value-type="float">
            <text:p>6.16992142318344E-10</text:p>
          </table:table-cell>
          <table:table-cell office:value-type="float" office:value="-20.7530535023351" calcext:value-type="float">
            <text:p>-20.7530535023351</text:p>
          </table:table-cell>
          <table:table-cell office:value-type="float" office:value="0.000000000616992142318344" calcext:value-type="float">
            <text:p>6.16992142318344E-10</text:p>
          </table:table-cell>
          <table:table-cell office:value-type="float" office:value="-20.7530535023351" calcext:value-type="float">
            <text:p>-20.7530535023351</text:p>
          </table:table-cell>
          <table:table-cell office:value-type="float" office:value="-154.240164853644" calcext:value-type="float">
            <text:p>-154.240164853644</text:p>
          </table:table-cell>
          <table:table-cell office:value-type="float" office:value="73.2173710109352" calcext:value-type="float">
            <text:p>73.21737101093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25.35" calcext:value-type="float">
            <text:p>3525.3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N15])/[.N15]))" office:value-type="float" office:value="-134.370600556569" calcext:value-type="float">
            <text:p>-134.370600556569</text:p>
          </table:table-cell>
          <table:table-cell/>
          <table:table-cell table:formula="of:=10^([.B15]/20)" office:value-type="float" office:value="0.0000000190656830685858" calcext:value-type="float">
            <text:p>1.90656830685858E-08</text:p>
          </table:table-cell>
          <table:table-cell table:formula="of:=10^([.D15]/20)" office:value-type="float" office:value="1.00000000007103" calcext:value-type="float">
            <text:p>1.00000000007103</text:p>
          </table:table-cell>
          <table:table-cell table:formula="of:==20*LOG10(ABS(1-[.Q15]^2-[.R15]^2))" office:value-type="float" office:value="-196.95007319979" calcext:value-type="float">
            <text:p>-196.95007319979</text:p>
          </table:table-cell>
          <table:table-cell table:formula="of:=20*LOG10(ABS(1-[.R15]))" office:value-type="float" office:value="-202.970693476454" calcext:value-type="float">
            <text:p>-202.97069347645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8.238106572024" calcext:value-type="float">
            <text:p>-148.238106572024</text:p>
          </table:table-cell>
          <table:table-cell office:value-type="float" office:value="163.976819011637" calcext:value-type="float">
            <text:p>163.976819011637</text:p>
          </table:table-cell>
          <table:table-cell office:value-type="float" office:value="0.000000000218416313861707" calcext:value-type="float">
            <text:p>2.18416313861707E-10</text:p>
          </table:table-cell>
          <table:table-cell office:value-type="float" office:value="-20.7530564827542" calcext:value-type="float">
            <text:p>-20.7530564827542</text:p>
          </table:table-cell>
          <table:table-cell office:value-type="float" office:value="0.000000000218416313861707" calcext:value-type="float">
            <text:p>2.18416313861707E-10</text:p>
          </table:table-cell>
          <table:table-cell office:value-type="float" office:value="-20.7530564827542" calcext:value-type="float">
            <text:p>-20.7530564827542</text:p>
          </table:table-cell>
          <table:table-cell office:value-type="float" office:value="-148.248754389201" calcext:value-type="float">
            <text:p>-148.248754389201</text:p>
          </table:table-cell>
          <table:table-cell office:value-type="float" office:value="-25.5878685203838" calcext:value-type="float">
            <text:p>-25.58786852038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847.68" calcext:value-type="float">
            <text:p>4847.6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N16])/[.N16]))" office:value-type="float" office:value="-146.451763472371" calcext:value-type="float">
            <text:p>-146.451763472371</text:p>
          </table:table-cell>
          <table:table-cell/>
          <table:table-cell table:formula="of:=10^([.B16]/20)" office:value-type="float" office:value="0.0000000387342072011388" calcext:value-type="float">
            <text:p>3.87342072011388E-08</text:p>
          </table:table-cell>
          <table:table-cell table:formula="of:=10^([.D16]/20)" office:value-type="float" office:value="1.00000000002515" calcext:value-type="float">
            <text:p>1.00000000002515</text:p>
          </table:table-cell>
          <table:table-cell table:formula="of:==20*LOG10(ABS(1-[.Q16]^2-[.R16]^2))" office:value-type="float" office:value="-205.969716319429" calcext:value-type="float">
            <text:p>-205.969716319429</text:p>
          </table:table-cell>
          <table:table-cell table:formula="of:=20*LOG10(ABS(1-[.R16]))" office:value-type="float" office:value="-211.990584671392" calcext:value-type="float">
            <text:p>-211.99058467139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2.033991314709" calcext:value-type="float">
            <text:p>-142.033991314709</text:p>
          </table:table-cell>
          <table:table-cell office:value-type="float" office:value="167.66792037976" calcext:value-type="float">
            <text:p>167.66792037976</text:p>
          </table:table-cell>
          <table:table-cell office:value-type="float" office:value="0.000000000154469830900998" calcext:value-type="float">
            <text:p>1.54469830900998E-10</text:p>
          </table:table-cell>
          <table:table-cell office:value-type="float" office:value="-20.753057775319" calcext:value-type="float">
            <text:p>-20.753057775319</text:p>
          </table:table-cell>
          <table:table-cell office:value-type="float" office:value="0.000000000154469830900998" calcext:value-type="float">
            <text:p>1.54469830900998E-10</text:p>
          </table:table-cell>
          <table:table-cell office:value-type="float" office:value="-20.753057775319" calcext:value-type="float">
            <text:p>-20.753057775319</text:p>
          </table:table-cell>
          <table:table-cell office:value-type="float" office:value="-142.035486647126" calcext:value-type="float">
            <text:p>-142.035486647126</text:p>
          </table:table-cell>
          <table:table-cell office:value-type="float" office:value="-29.2784495032163" calcext:value-type="float">
            <text:p>-29.27844950321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708.89" calcext:value-type="float">
            <text:p>6708.8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N17])/[.N17]))" office:value-type="float" office:value="-156.651004292713" calcext:value-type="float">
            <text:p>-156.651004292713</text:p>
          </table:table-cell>
          <table:table-cell/>
          <table:table-cell table:formula="of:=10^([.B17]/20)" office:value-type="float" office:value="0.0000000791225789305175" calcext:value-type="float">
            <text:p>7.91225789305175E-08</text:p>
          </table:table-cell>
          <table:table-cell table:formula="of:=10^([.D17]/20)" office:value-type="float" office:value="1.00000000001778" calcext:value-type="float">
            <text:p>1.00000000001778</text:p>
          </table:table-cell>
          <table:table-cell table:formula="of:==20*LOG10(ABS(1-[.Q17]^2-[.R17]^2))" office:value-type="float" office:value="-208.977294651506" calcext:value-type="float">
            <text:p>-208.977294651506</text:p>
          </table:table-cell>
          <table:table-cell table:formula="of:=20*LOG10(ABS(1-[.R17]))" office:value-type="float" office:value="-214.999412716763" calcext:value-type="float">
            <text:p>-214.9994127167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2.141316764001" calcext:value-type="float">
            <text:p>-142.141316764001</text:p>
          </table:table-cell>
          <table:table-cell office:value-type="float" office:value="172.135749559857" calcext:value-type="float">
            <text:p>172.135749559857</text:p>
          </table:table-cell>
          <table:table-cell office:value-type="float" office:value="0.00000000015944383197339" calcext:value-type="float">
            <text:p>1.5944383197339E-10</text:p>
          </table:table-cell>
          <table:table-cell office:value-type="float" office:value="-20.7530580464949" calcext:value-type="float">
            <text:p>-20.7530580464949</text:p>
          </table:table-cell>
          <table:table-cell office:value-type="float" office:value="0.00000000015944383197339" calcext:value-type="float">
            <text:p>1.5944383197339E-10</text:p>
          </table:table-cell>
          <table:table-cell office:value-type="float" office:value="-20.7530580464949" calcext:value-type="float">
            <text:p>-20.7530580464949</text:p>
          </table:table-cell>
          <table:table-cell office:value-type="float" office:value="-142.140921183503" calcext:value-type="float">
            <text:p>-142.140921183503</text:p>
          </table:table-cell>
          <table:table-cell office:value-type="float" office:value="-33.7538618430488" calcext:value-type="float">
            <text:p>-33.75386184304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479.41" calcext:value-type="float">
            <text:p>9479.4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N18])/[.N18]))" office:value-type="float" office:value="-151.128083133529" calcext:value-type="float">
            <text:p>-151.128083133529</text:p>
          </table:table-cell>
          <table:table-cell/>
          <table:table-cell table:formula="of:=10^([.B18]/20)" office:value-type="float" office:value="0.0000000781509320312307" calcext:value-type="float">
            <text:p>7.81509320312307E-08</text:p>
          </table:table-cell>
          <table:table-cell table:formula="of:=10^([.D18]/20)" office:value-type="float" office:value="1.00000000001836" calcext:value-type="float">
            <text:p>1.00000000001836</text:p>
          </table:table-cell>
          <table:table-cell table:formula="of:==20*LOG10(ABS(1-[.Q18]^2-[.R18]^2))" office:value-type="float" office:value="-208.702087224558" calcext:value-type="float">
            <text:p>-208.702087224558</text:p>
          </table:table-cell>
          <table:table-cell table:formula="of:=20*LOG10(ABS(1-[.R18]))" office:value-type="float" office:value="-214.724131671611" calcext:value-type="float">
            <text:p>-214.72413167161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8.582109493938" calcext:value-type="float">
            <text:p>-158.582109493938</text:p>
          </table:table-cell>
          <table:table-cell office:value-type="float" office:value="-97.1092308622936" calcext:value-type="float">
            <text:p>-97.1092308622936</text:p>
          </table:table-cell>
          <table:table-cell office:value-type="float" office:value="0.000000000052430484356344" calcext:value-type="float">
            <text:p>5.2430484356344E-11</text:p>
          </table:table-cell>
          <table:table-cell office:value-type="float" office:value="-20.7530587684573" calcext:value-type="float">
            <text:p>-20.7530587684573</text:p>
          </table:table-cell>
          <table:table-cell office:value-type="float" office:value="0.000000000052430484356344" calcext:value-type="float">
            <text:p>5.2430484356344E-11</text:p>
          </table:table-cell>
          <table:table-cell office:value-type="float" office:value="-20.7530587684573" calcext:value-type="float">
            <text:p>-20.7530587684573</text:p>
          </table:table-cell>
          <table:table-cell office:value-type="float" office:value="-158.579990822925" calcext:value-type="float">
            <text:p>-158.579990822925</text:p>
          </table:table-cell>
          <table:table-cell office:value-type="float" office:value="-124.36892277461" calcext:value-type="float">
            <text:p>-124.368922774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640.4" calcext:value-type="float">
            <text:p>12640.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N19])/[.N19]))" office:value-type="float" office:value="-144.074131939936" calcext:value-type="float">
            <text:p>-144.074131939936</text:p>
          </table:table-cell>
          <table:table-cell/>
          <table:table-cell table:formula="of:=10^([.B19]/20)" office:value-type="float" office:value="0.0000000117732000960298" calcext:value-type="float">
            <text:p>1.17732000960298E-08</text:p>
          </table:table-cell>
          <table:table-cell table:formula="of:=10^([.D19]/20)" office:value-type="float" office:value="1.00000000000604" calcext:value-type="float">
            <text:p>1.00000000000604</text:p>
          </table:table-cell>
          <table:table-cell table:formula="of:==20*LOG10(ABS(1-[.Q19]^2-[.R19]^2))" office:value-type="float" office:value="-218.363928953279" calcext:value-type="float">
            <text:p>-218.363928953279</text:p>
          </table:table-cell>
          <table:table-cell table:formula="of:=20*LOG10(ABS(1-[.R19]))" office:value-type="float" office:value="-224.384608743786" calcext:value-type="float">
            <text:p>-224.38460874378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8.577471426079" calcext:value-type="float">
            <text:p>-158.577471426079</text:p>
          </table:table-cell>
          <table:table-cell office:value-type="float" office:value="-97.1676502104159" calcext:value-type="float">
            <text:p>-97.1676502104159</text:p>
          </table:table-cell>
          <table:table-cell office:value-type="float" office:value="0.0000000000537246118164506" calcext:value-type="float">
            <text:p>5.37246118164506E-11</text:p>
          </table:table-cell>
          <table:table-cell office:value-type="float" office:value="-20.7530587689778" calcext:value-type="float">
            <text:p>-20.7530587689778</text:p>
          </table:table-cell>
          <table:table-cell office:value-type="float" office:value="0.0000000000537246118164506" calcext:value-type="float">
            <text:p>5.37246118164506E-11</text:p>
          </table:table-cell>
          <table:table-cell office:value-type="float" office:value="-20.7530587689778" calcext:value-type="float">
            <text:p>-20.7530587689778</text:p>
          </table:table-cell>
          <table:table-cell office:value-type="float" office:value="-158.575023657651" calcext:value-type="float">
            <text:p>-158.575023657651</text:p>
          </table:table-cell>
          <table:table-cell office:value-type="float" office:value="-124.309233216867" calcext:value-type="float">
            <text:p>-124.3092332168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634.4" calcext:value-type="float">
            <text:p>16634.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N20])/[.N20]))" office:value-type="float" office:value="-144.070650384448" calcext:value-type="float">
            <text:p>-144.070650384448</text:p>
          </table:table-cell>
          <table:table-cell/>
          <table:table-cell table:formula="of:=10^([.B20]/20)" office:value-type="float" office:value="0.0000000117794883963333" calcext:value-type="float">
            <text:p>1.17794883963333E-08</text:p>
          </table:table-cell>
          <table:table-cell table:formula="of:=10^([.D20]/20)" office:value-type="float" office:value="1.00000000000619" calcext:value-type="float">
            <text:p>1.00000000000619</text:p>
          </table:table-cell>
          <table:table-cell table:formula="of:==20*LOG10(ABS(1-[.Q20]^2-[.R20]^2))" office:value-type="float" office:value="-218.152142548656" calcext:value-type="float">
            <text:p>-218.152142548656</text:p>
          </table:table-cell>
          <table:table-cell table:formula="of:=20*LOG10(ABS(1-[.R20]))" office:value-type="float" office:value="-224.172820415075" calcext:value-type="float">
            <text:p>-224.1728204150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0.723935531433" calcext:value-type="float">
            <text:p>-170.723935531433</text:p>
          </table:table-cell>
          <table:table-cell office:value-type="float" office:value="-36.2377285651239" calcext:value-type="float">
            <text:p>-36.2377285651239</text:p>
          </table:table-cell>
          <table:table-cell office:value-type="float" office:value="0.00000000000275219058954265" calcext:value-type="float">
            <text:p>2.75219058954265E-12</text:p>
          </table:table-cell>
          <table:table-cell office:value-type="float" office:value="-20.7530575946309" calcext:value-type="float">
            <text:p>-20.7530575946309</text:p>
          </table:table-cell>
          <table:table-cell office:value-type="float" office:value="0.00000000000275219058954265" calcext:value-type="float">
            <text:p>2.75219058954265E-12</text:p>
          </table:table-cell>
          <table:table-cell office:value-type="float" office:value="-20.7530575946309" calcext:value-type="float">
            <text:p>-20.7530575946309</text:p>
          </table:table-cell>
          <table:table-cell office:value-type="float" office:value="-170.728680590216" calcext:value-type="float">
            <text:p>-170.728680590216</text:p>
          </table:table-cell>
          <table:table-cell office:value-type="float" office:value="174.712642794831" calcext:value-type="float">
            <text:p>174.7126427948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338.5" calcext:value-type="float">
            <text:p>22338.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N21])/[.N21]))" office:value-type="float" office:value="-164.440006197296" calcext:value-type="float">
            <text:p>-164.440006197296</text:p>
          </table:table-cell>
          <table:table-cell/>
          <table:table-cell table:formula="of:=10^([.B21]/20)" office:value-type="float" office:value="0.00000000290939858600716" calcext:value-type="float">
            <text:p>2.90939858600716E-09</text:p>
          </table:table-cell>
          <table:table-cell table:formula="of:=10^([.D21]/20)" office:value-type="float" office:value="1.00000000000032" calcext:value-type="float">
            <text:p>1.00000000000032</text:p>
          </table:table-cell>
          <table:table-cell table:formula="of:==20*LOG10(ABS(1-[.Q21]^2-[.R21]^2))" office:value-type="float" office:value="-243.962116114968" calcext:value-type="float">
            <text:p>-243.962116114968</text:p>
          </table:table-cell>
          <table:table-cell table:formula="of:=20*LOG10(ABS(1-[.R21]))" office:value-type="float" office:value="-249.982716028247" calcext:value-type="float">
            <text:p>-249.98271602824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8"/>
        </table:table-row>
      </table:table>
      <table:table table:name="9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3.852516282795" calcext:value-type="float">
            <text:p>-113.852516282795</text:p>
          </table:table-cell>
          <table:table-cell office:value-type="float" office:value="69.2762946541223" calcext:value-type="float">
            <text:p>69.2762946541223</text:p>
          </table:table-cell>
          <table:table-cell office:value-type="float" office:value="-0.00000000377527838676378" calcext:value-type="float">
            <text:p>-3.77527838676378E-09</text:p>
          </table:table-cell>
          <table:table-cell office:value-type="float" office:value="-20.7529803823639" calcext:value-type="float">
            <text:p>-20.7529803823639</text:p>
          </table:table-cell>
          <table:table-cell office:value-type="float" office:value="-0.00000000377527838676378" calcext:value-type="float">
            <text:p>-3.77527838676378E-09</text:p>
          </table:table-cell>
          <table:table-cell office:value-type="float" office:value="-20.7529803823639" calcext:value-type="float">
            <text:p>-20.7529803823639</text:p>
          </table:table-cell>
          <table:table-cell office:value-type="float" office:value="-113.852515917022" calcext:value-type="float">
            <text:p>-113.852515917022</text:p>
          </table:table-cell>
          <table:table-cell office:value-type="float" office:value="69.2614083116112" calcext:value-type="float">
            <text:p>69.26140831161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.7386" calcext:value-type="float">
            <text:p>98.738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-108.6019296336" calcext:value-type="float">
            <text:p>-108.6019296336</text:p>
          </table:table-cell>
          <table:table-cell/>
          <table:table-cell table:formula="of:=10^([.B9]/20)" office:value-type="float" office:value="0.00000202943051321251" calcext:value-type="float">
            <text:p>2.02943051321251E-06</text:p>
          </table:table-cell>
          <table:table-cell table:formula="of:=10^([.D9]/20)" office:value-type="float" office:value="0.999999999565355" calcext:value-type="float">
            <text:p>0.999999999565355</text:p>
          </table:table-cell>
          <table:table-cell table:formula="of:==20*LOG10(ABS(1-[.Q9]^2-[.R9]^2))" office:value-type="float" office:value="-181.257957120657" calcext:value-type="float">
            <text:p>-181.257957120657</text:p>
          </table:table-cell>
          <table:table-cell table:formula="of:=20*LOG10(ABS(1-[.R9]))" office:value-type="float" office:value="-187.237306505966" calcext:value-type="float">
            <text:p>-187.23730650596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6.436577023187" calcext:value-type="float">
            <text:p>-136.436577023187</text:p>
          </table:table-cell>
          <table:table-cell office:value-type="float" office:value="-145.201538264182" calcext:value-type="float">
            <text:p>-145.201538264182</text:p>
          </table:table-cell>
          <table:table-cell office:value-type="float" office:value="-0.00000000174135746676235" calcext:value-type="float">
            <text:p>-1.74135746676235E-09</text:p>
          </table:table-cell>
          <table:table-cell office:value-type="float" office:value="-20.7530641924575" calcext:value-type="float">
            <text:p>-20.7530641924575</text:p>
          </table:table-cell>
          <table:table-cell office:value-type="float" office:value="-0.00000000174135746676235" calcext:value-type="float">
            <text:p>-1.74135746676235E-09</text:p>
          </table:table-cell>
          <table:table-cell office:value-type="float" office:value="-20.7530641924575" calcext:value-type="float">
            <text:p>-20.7530641924575</text:p>
          </table:table-cell>
          <table:table-cell office:value-type="float" office:value="-136.449293115852" calcext:value-type="float">
            <text:p>-136.449293115852</text:p>
          </table:table-cell>
          <table:table-cell office:value-type="float" office:value="-76.4741402473018" calcext:value-type="float">
            <text:p>-76.4741402473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.687" calcext:value-type="float">
            <text:p>500.68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-129.791282035773" calcext:value-type="float">
            <text:p>-129.791282035773</text:p>
          </table:table-cell>
          <table:table-cell/>
          <table:table-cell table:formula="of:=10^([.B10]/20)" office:value-type="float" office:value="0.000000150720091409016" calcext:value-type="float">
            <text:p>1.50720091409016E-07</text:p>
          </table:table-cell>
          <table:table-cell table:formula="of:=10^([.D10]/20)" office:value-type="float" office:value="0.999999999799519" calcext:value-type="float">
            <text:p>0.999999999799519</text:p>
          </table:table-cell>
          <table:table-cell table:formula="of:==20*LOG10(ABS(1-[.Q10]^2-[.R10]^2))" office:value-type="float" office:value="-187.938420623193" calcext:value-type="float">
            <text:p>-187.938420623193</text:p>
          </table:table-cell>
          <table:table-cell table:formula="of:=20*LOG10(ABS(1-[.R10]))" office:value-type="float" office:value="-193.958527490855" calcext:value-type="float">
            <text:p>-193.95852749085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4.665099980167" calcext:value-type="float">
            <text:p>-144.665099980167</text:p>
          </table:table-cell>
          <table:table-cell office:value-type="float" office:value="124.476092921363" calcext:value-type="float">
            <text:p>124.476092921363</text:p>
          </table:table-cell>
          <table:table-cell office:value-type="float" office:value="-0.000000000725225364234075" calcext:value-type="float">
            <text:p>-7.25225364234075E-10</text:p>
          </table:table-cell>
          <table:table-cell office:value-type="float" office:value="-20.7530566551523" calcext:value-type="float">
            <text:p>-20.7530566551523</text:p>
          </table:table-cell>
          <table:table-cell office:value-type="float" office:value="-0.000000000725225364234075" calcext:value-type="float">
            <text:p>-7.25225364234075E-10</text:p>
          </table:table-cell>
          <table:table-cell office:value-type="float" office:value="-20.7530566551523" calcext:value-type="float">
            <text:p>-20.7530566551523</text:p>
          </table:table-cell>
          <table:table-cell office:value-type="float" office:value="-144.685201199637" calcext:value-type="float">
            <text:p>-144.685201199637</text:p>
          </table:table-cell>
          <table:table-cell office:value-type="float" office:value="14.1656184759528" calcext:value-type="float">
            <text:p>14.16561847595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59.64" calcext:value-type="float">
            <text:p>1059.6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-148.118450147392" calcext:value-type="float">
            <text:p>-148.118450147392</text:p>
          </table:table-cell>
          <table:table-cell/>
          <table:table-cell table:formula="of:=10^([.B11]/20)" office:value-type="float" office:value="0.0000000584446821386957" calcext:value-type="float">
            <text:p>5.84446821386957E-08</text:p>
          </table:table-cell>
          <table:table-cell table:formula="of:=10^([.D11]/20)" office:value-type="float" office:value="0.999999999916505" calcext:value-type="float">
            <text:p>0.999999999916505</text:p>
          </table:table-cell>
          <table:table-cell table:formula="of:==20*LOG10(ABS(1-[.Q11]^2-[.R11]^2))" office:value-type="float" office:value="-195.546405550064" calcext:value-type="float">
            <text:p>-195.546405550064</text:p>
          </table:table-cell>
          <table:table-cell table:formula="of:=20*LOG10(ABS(1-[.R11]))" office:value-type="float" office:value="-201.566826443145" calcext:value-type="float">
            <text:p>-201.56682644314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7.474022194333" calcext:value-type="float">
            <text:p>-157.474022194333</text:p>
          </table:table-cell>
          <table:table-cell office:value-type="float" office:value="-111.761123197219" calcext:value-type="float">
            <text:p>-111.761123197219</text:p>
          </table:table-cell>
          <table:table-cell office:value-type="float" office:value="-0.00000000019470639444649" calcext:value-type="float">
            <text:p>-1.9470639444649E-10</text:p>
          </table:table-cell>
          <table:table-cell office:value-type="float" office:value="-20.7530582248096" calcext:value-type="float">
            <text:p>-20.7530582248096</text:p>
          </table:table-cell>
          <table:table-cell office:value-type="float" office:value="-0.00000000019470639444649" calcext:value-type="float">
            <text:p>-1.9470639444649E-10</text:p>
          </table:table-cell>
          <table:table-cell office:value-type="float" office:value="-20.7530582248096" calcext:value-type="float">
            <text:p>-20.7530582248096</text:p>
          </table:table-cell>
          <table:table-cell office:value-type="float" office:value="-157.474687864467" calcext:value-type="float">
            <text:p>-157.474687864467</text:p>
          </table:table-cell>
          <table:table-cell office:value-type="float" office:value="-109.953756459757" calcext:value-type="float">
            <text:p>-109.9537564597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44.7" calcext:value-type="float">
            <text:p>2644.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-148.786688831709" calcext:value-type="float">
            <text:p>-148.786688831709</text:p>
          </table:table-cell>
          <table:table-cell/>
          <table:table-cell table:formula="of:=10^([.B12]/20)" office:value-type="float" office:value="0.0000000133751570533835" calcext:value-type="float">
            <text:p>1.33751570533835E-08</text:p>
          </table:table-cell>
          <table:table-cell table:formula="of:=10^([.D12]/20)" office:value-type="float" office:value="0.999999999977584" calcext:value-type="float">
            <text:p>0.999999999977584</text:p>
          </table:table-cell>
          <table:table-cell table:formula="of:==20*LOG10(ABS(1-[.Q12]^2-[.R12]^2))" office:value-type="float" office:value="-206.968124952478" calcext:value-type="float">
            <text:p>-206.968124952478</text:p>
          </table:table-cell>
          <table:table-cell table:formula="of:=20*LOG10(ABS(1-[.R12]))" office:value-type="float" office:value="-212.988681846817" calcext:value-type="float">
            <text:p>-212.98868184681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6.84987825962" calcext:value-type="float">
            <text:p>-156.84987825962</text:p>
          </table:table-cell>
          <table:table-cell office:value-type="float" office:value="-114.008087119586" calcext:value-type="float">
            <text:p>-114.008087119586</text:p>
          </table:table-cell>
          <table:table-cell office:value-type="float" office:value="-0.000000000136369404356237" calcext:value-type="float">
            <text:p>-1.36369404356237E-10</text:p>
          </table:table-cell>
          <table:table-cell office:value-type="float" office:value="-20.7530582820375" calcext:value-type="float">
            <text:p>-20.7530582820375</text:p>
          </table:table-cell>
          <table:table-cell office:value-type="float" office:value="-0.000000000136369404356237" calcext:value-type="float">
            <text:p>-1.36369404356237E-10</text:p>
          </table:table-cell>
          <table:table-cell office:value-type="float" office:value="-20.7530582820375" calcext:value-type="float">
            <text:p>-20.7530582820375</text:p>
          </table:table-cell>
          <table:table-cell office:value-type="float" office:value="-156.851350050536" calcext:value-type="float">
            <text:p>-156.851350050536</text:p>
          </table:table-cell>
          <table:table-cell office:value-type="float" office:value="-107.627913887724" calcext:value-type="float">
            <text:p>-107.6279138877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74.72" calcext:value-type="float">
            <text:p>4274.7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-148.151788877686" calcext:value-type="float">
            <text:p>-148.151788877686</text:p>
          </table:table-cell>
          <table:table-cell/>
          <table:table-cell table:formula="of:=10^([.B13]/20)" office:value-type="float" office:value="0.0000000143716319632099" calcext:value-type="float">
            <text:p>1.43716319632099E-08</text:p>
          </table:table-cell>
          <table:table-cell table:formula="of:=10^([.D13]/20)" office:value-type="float" office:value="0.9999999999843" calcext:value-type="float">
            <text:p>0.9999999999843</text:p>
          </table:table-cell>
          <table:table-cell table:formula="of:==20*LOG10(ABS(1-[.Q13]^2-[.R13]^2))" office:value-type="float" office:value="-210.061408776747" calcext:value-type="float">
            <text:p>-210.061408776747</text:p>
          </table:table-cell>
          <table:table-cell table:formula="of:=20*LOG10(ABS(1-[.R13]))" office:value-type="float" office:value="-216.0819472681" calcext:value-type="float">
            <text:p>-216.081947268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9.046606317858" calcext:value-type="float">
            <text:p>-159.046606317858</text:p>
          </table:table-cell>
          <table:table-cell office:value-type="float" office:value="-119.201103042692" calcext:value-type="float">
            <text:p>-119.201103042692</text:p>
          </table:table-cell>
          <table:table-cell office:value-type="float" office:value="-0.000000000120523575425599" calcext:value-type="float">
            <text:p>-1.20523575425599E-10</text:p>
          </table:table-cell>
          <table:table-cell office:value-type="float" office:value="-20.7530581203013" calcext:value-type="float">
            <text:p>-20.7530581203013</text:p>
          </table:table-cell>
          <table:table-cell office:value-type="float" office:value="-0.000000000120523575425599" calcext:value-type="float">
            <text:p>-1.20523575425599E-10</text:p>
          </table:table-cell>
          <table:table-cell office:value-type="float" office:value="-20.7530581203013" calcext:value-type="float">
            <text:p>-20.7530581203013</text:p>
          </table:table-cell>
          <table:table-cell office:value-type="float" office:value="-159.048765908692" calcext:value-type="float">
            <text:p>-159.048765908692</text:p>
          </table:table-cell>
          <table:table-cell office:value-type="float" office:value="-102.457690537625" calcext:value-type="float">
            <text:p>-102.457690537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409.39" calcext:value-type="float">
            <text:p>6409.3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N14])/[.N14]))" office:value-type="float" office:value="-150.081433236867" calcext:value-type="float">
            <text:p>-150.081433236867</text:p>
          </table:table-cell>
          <table:table-cell/>
          <table:table-cell table:formula="of:=10^([.B14]/20)" office:value-type="float" office:value="0.00000001116014106389" calcext:value-type="float">
            <text:p>1.116014106389E-08</text:p>
          </table:table-cell>
          <table:table-cell table:formula="of:=10^([.D14]/20)" office:value-type="float" office:value="0.999999999986124" calcext:value-type="float">
            <text:p>0.999999999986124</text:p>
          </table:table-cell>
          <table:table-cell table:formula="of:==20*LOG10(ABS(1-[.Q14]^2-[.R14]^2))" office:value-type="float" office:value="-211.134280837183" calcext:value-type="float">
            <text:p>-211.134280837183</text:p>
          </table:table-cell>
          <table:table-cell table:formula="of:=20*LOG10(ABS(1-[.R14]))" office:value-type="float" office:value="-217.154846001831" calcext:value-type="float">
            <text:p>-217.15484600183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9.576898035678" calcext:value-type="float">
            <text:p>-159.576898035678</text:p>
          </table:table-cell>
          <table:table-cell office:value-type="float" office:value="-120.234990453762" calcext:value-type="float">
            <text:p>-120.234990453762</text:p>
          </table:table-cell>
          <table:table-cell office:value-type="float" office:value="-0.000000000122585307549119" calcext:value-type="float">
            <text:p>-1.22585307549119E-10</text:p>
          </table:table-cell>
          <table:table-cell office:value-type="float" office:value="-20.7530580985778" calcext:value-type="float">
            <text:p>-20.7530580985778</text:p>
          </table:table-cell>
          <table:table-cell office:value-type="float" office:value="-0.000000000122585307549119" calcext:value-type="float">
            <text:p>-1.22585307549119E-10</text:p>
          </table:table-cell>
          <table:table-cell office:value-type="float" office:value="-20.7530580985778" calcext:value-type="float">
            <text:p>-20.7530580985778</text:p>
          </table:table-cell>
          <table:table-cell office:value-type="float" office:value="-159.580602247724" calcext:value-type="float">
            <text:p>-159.580602247724</text:p>
          </table:table-cell>
          <table:table-cell office:value-type="float" office:value="-101.429972658993" calcext:value-type="float">
            <text:p>-101.4299726589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87.74" calcext:value-type="float">
            <text:p>9587.7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N15])/[.N15]))" office:value-type="float" office:value="-150.376616953545" calcext:value-type="float">
            <text:p>-150.376616953545</text:p>
          </table:table-cell>
          <table:table-cell/>
          <table:table-cell table:formula="of:=10^([.B15]/20)" office:value-type="float" office:value="0.0000000104991731536074" calcext:value-type="float">
            <text:p>1.04991731536074E-08</text:p>
          </table:table-cell>
          <table:table-cell table:formula="of:=10^([.D15]/20)" office:value-type="float" office:value="0.999999999985887" calcext:value-type="float">
            <text:p>0.999999999985887</text:p>
          </table:table-cell>
          <table:table-cell table:formula="of:==20*LOG10(ABS(1-[.Q15]^2-[.R15]^2))" office:value-type="float" office:value="-210.986951970756" calcext:value-type="float">
            <text:p>-210.986951970756</text:p>
          </table:table-cell>
          <table:table-cell table:formula="of:=20*LOG10(ABS(1-[.R15]))" office:value-type="float" office:value="-217.007517719834" calcext:value-type="float">
            <text:p>-217.00751771983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3.778400292295" calcext:value-type="float">
            <text:p>-163.778400292295</text:p>
          </table:table-cell>
          <table:table-cell office:value-type="float" office:value="-130.366631458965" calcext:value-type="float">
            <text:p>-130.366631458965</text:p>
          </table:table-cell>
          <table:table-cell office:value-type="float" office:value="-0.000000000104283336561165" calcext:value-type="float">
            <text:p>-1.04283336561165E-10</text:p>
          </table:table-cell>
          <table:table-cell office:value-type="float" office:value="-20.7530578809942" calcext:value-type="float">
            <text:p>-20.7530578809942</text:p>
          </table:table-cell>
          <table:table-cell office:value-type="float" office:value="-0.000000000104283336561165" calcext:value-type="float">
            <text:p>-1.04283336561165E-10</text:p>
          </table:table-cell>
          <table:table-cell office:value-type="float" office:value="-20.7530578809942" calcext:value-type="float">
            <text:p>-20.7530578809942</text:p>
          </table:table-cell>
          <table:table-cell office:value-type="float" office:value="-163.790508000141" calcext:value-type="float">
            <text:p>-163.790508000141</text:p>
          </table:table-cell>
          <table:table-cell office:value-type="float" office:value="-91.3488670714633" calcext:value-type="float">
            <text:p>-91.34886707146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426.2" calcext:value-type="float">
            <text:p>13426.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N16])/[.N16]))" office:value-type="float" office:value="-154.068225477486" calcext:value-type="float">
            <text:p>-154.068225477486</text:p>
          </table:table-cell>
          <table:table-cell/>
          <table:table-cell table:formula="of:=10^([.B16]/20)" office:value-type="float" office:value="0.00000000647261813022468" calcext:value-type="float">
            <text:p>6.47261813022468E-09</text:p>
          </table:table-cell>
          <table:table-cell table:formula="of:=10^([.D16]/20)" office:value-type="float" office:value="0.999999999987994" calcext:value-type="float">
            <text:p>0.999999999987994</text:p>
          </table:table-cell>
          <table:table-cell table:formula="of:==20*LOG10(ABS(1-[.Q16]^2-[.R16]^2))" office:value-type="float" office:value="-212.391387865335" calcext:value-type="float">
            <text:p>-212.391387865335</text:p>
          </table:table-cell>
          <table:table-cell table:formula="of:=20*LOG10(ABS(1-[.R16]))" office:value-type="float" office:value="-218.411987778615" calcext:value-type="float">
            <text:p>-218.41198777861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4.998983742657" calcext:value-type="float">
            <text:p>-164.998983742657</text:p>
          </table:table-cell>
          <table:table-cell office:value-type="float" office:value="-124.230509646605" calcext:value-type="float">
            <text:p>-124.230509646605</text:p>
          </table:table-cell>
          <table:table-cell office:value-type="float" office:value="-0.0000000000534015621154855" calcext:value-type="float">
            <text:p>-5.34015621154855E-11</text:p>
          </table:table-cell>
          <table:table-cell office:value-type="float" office:value="-20.7530578231724" calcext:value-type="float">
            <text:p>-20.7530578231724</text:p>
          </table:table-cell>
          <table:table-cell office:value-type="float" office:value="-0.0000000000534015621154855" calcext:value-type="float">
            <text:p>-5.34015621154855E-11</text:p>
          </table:table-cell>
          <table:table-cell office:value-type="float" office:value="-20.7530578231724" calcext:value-type="float">
            <text:p>-20.7530578231724</text:p>
          </table:table-cell>
          <table:table-cell office:value-type="float" office:value="-165.006872950713" calcext:value-type="float">
            <text:p>-165.006872950713</text:p>
          </table:table-cell>
          <table:table-cell office:value-type="float" office:value="-97.3882424564151" calcext:value-type="float">
            <text:p>-97.38824245641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267.8" calcext:value-type="float">
            <text:p>19267.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N17])/[.N17]))" office:value-type="float" office:value="-155.385744136573" calcext:value-type="float">
            <text:p>-155.385744136573</text:p>
          </table:table-cell>
          <table:table-cell/>
          <table:table-cell table:formula="of:=10^([.B17]/20)" office:value-type="float" office:value="0.00000000562407123509021" calcext:value-type="float">
            <text:p>5.62407123509021E-09</text:p>
          </table:table-cell>
          <table:table-cell table:formula="of:=10^([.D17]/20)" office:value-type="float" office:value="0.999999999993852" calcext:value-type="float">
            <text:p>0.999999999993852</text:p>
          </table:table-cell>
          <table:table-cell table:formula="of:==20*LOG10(ABS(1-[.Q17]^2-[.R17]^2))" office:value-type="float" office:value="-218.204606999993" calcext:value-type="float">
            <text:p>-218.204606999993</text:p>
          </table:table-cell>
          <table:table-cell table:formula="of:=20*LOG10(ABS(1-[.R17]))" office:value-type="float" office:value="-224.225206913273" calcext:value-type="float">
            <text:p>-224.225206913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3.738735438834" calcext:value-type="float">
            <text:p>-163.738735438834</text:p>
          </table:table-cell>
          <table:table-cell office:value-type="float" office:value="-124.649442313587" calcext:value-type="float">
            <text:p>-124.649442313587</text:p>
          </table:table-cell>
          <table:table-cell office:value-type="float" office:value="-0.0000000000580255123176382" calcext:value-type="float">
            <text:p>-5.80255123176382E-11</text:p>
          </table:table-cell>
          <table:table-cell office:value-type="float" office:value="-20.753057886121" calcext:value-type="float">
            <text:p>-20.753057886121</text:p>
          </table:table-cell>
          <table:table-cell office:value-type="float" office:value="-0.0000000000580255123176382" calcext:value-type="float">
            <text:p>-5.80255123176382E-11</text:p>
          </table:table-cell>
          <table:table-cell office:value-type="float" office:value="-20.753057886121" calcext:value-type="float">
            <text:p>-20.753057886121</text:p>
          </table:table-cell>
          <table:table-cell office:value-type="float" office:value="-163.750695402567" calcext:value-type="float">
            <text:p>-163.750695402567</text:p>
          </table:table-cell>
          <table:table-cell office:value-type="float" office:value="-96.9419188532391" calcext:value-type="float">
            <text:p>-96.94191885323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366.6" calcext:value-type="float">
            <text:p>27366.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N18])/[.N18]))" office:value-type="float" office:value="-153.960506027985" calcext:value-type="float">
            <text:p>-153.960506027985</text:p>
          </table:table-cell>
          <table:table-cell/>
          <table:table-cell table:formula="of:=10^([.B18]/20)" office:value-type="float" office:value="0.00000000650224348304737" calcext:value-type="float">
            <text:p>6.50224348304737E-09</text:p>
          </table:table-cell>
          <table:table-cell table:formula="of:=10^([.D18]/20)" office:value-type="float" office:value="0.99999999999332" calcext:value-type="float">
            <text:p>0.99999999999332</text:p>
          </table:table-cell>
          <table:table-cell table:formula="of:==20*LOG10(ABS(1-[.Q18]^2-[.R18]^2))" office:value-type="float" office:value="-217.483306553867" calcext:value-type="float">
            <text:p>-217.483306553867</text:p>
          </table:table-cell>
          <table:table-cell table:formula="of:=20*LOG10(ABS(1-[.R18]))" office:value-type="float" office:value="-223.503906467147" calcext:value-type="float">
            <text:p>-223.50390646714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8"/>
        </table:table-row>
      </table:table>
      <table:table table:name="10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7.297148053641" calcext:value-type="float">
            <text:p>-137.297148053641</text:p>
          </table:table-cell>
          <table:table-cell office:value-type="float" office:value="65.0024235071537" calcext:value-type="float">
            <text:p>65.0024235071537</text:p>
          </table:table-cell>
          <table:table-cell office:value-type="float" office:value="-0.000000000747927561453598" calcext:value-type="float">
            <text:p>-7.47927561453598E-10</text:p>
          </table:table-cell>
          <table:table-cell office:value-type="float" office:value="-20.7530449617847" calcext:value-type="float">
            <text:p>-20.7530449617847</text:p>
          </table:table-cell>
          <table:table-cell office:value-type="float" office:value="-0.000000000747927561453598" calcext:value-type="float">
            <text:p>-7.47927561453598E-10</text:p>
          </table:table-cell>
          <table:table-cell office:value-type="float" office:value="-20.7530449617847" calcext:value-type="float">
            <text:p>-20.7530449617847</text:p>
          </table:table-cell>
          <table:table-cell office:value-type="float" office:value="-137.296554652325" calcext:value-type="float">
            <text:p>-137.296554652325</text:p>
          </table:table-cell>
          <table:table-cell office:value-type="float" office:value="73.5493552707716" calcext:value-type="float">
            <text:p>73.54935527077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6.655" calcext:value-type="float">
            <text:p>296.65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-124.397626484965" calcext:value-type="float">
            <text:p>-124.397626484965</text:p>
          </table:table-cell>
          <table:table-cell/>
          <table:table-cell table:formula="of:=10^([.B9]/20)" office:value-type="float" office:value="0.000000136503126073604" calcext:value-type="float">
            <text:p>1.36503126073604E-07</text:p>
          </table:table-cell>
          <table:table-cell table:formula="of:=10^([.D9]/20)" office:value-type="float" office:value="0.999999999913892" calcext:value-type="float">
            <text:p>0.999999999913892</text:p>
          </table:table-cell>
          <table:table-cell table:formula="of:==20*LOG10(ABS(1-[.Q9]^2-[.R9]^2))" office:value-type="float" office:value="-195.279436244313" calcext:value-type="float">
            <text:p>-195.279436244313</text:p>
          </table:table-cell>
          <table:table-cell table:formula="of:=20*LOG10(ABS(1-[.R9]))" office:value-type="float" office:value="-201.299095390514" calcext:value-type="float">
            <text:p>-201.29909539051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1.732274252299" calcext:value-type="float">
            <text:p>-151.732274252299</text:p>
          </table:table-cell>
          <table:table-cell office:value-type="float" office:value="-45.0515331680224" calcext:value-type="float">
            <text:p>-45.0515331680224</text:p>
          </table:table-cell>
          <table:table-cell office:value-type="float" office:value="-0.000000000086406633986004" calcext:value-type="float">
            <text:p>-8.6406633986004E-11</text:p>
          </table:table-cell>
          <table:table-cell office:value-type="float" office:value="-20.7530583461233" calcext:value-type="float">
            <text:p>-20.7530583461233</text:p>
          </table:table-cell>
          <table:table-cell office:value-type="float" office:value="-0.000000000086406633986004" calcext:value-type="float">
            <text:p>-8.6406633986004E-11</text:p>
          </table:table-cell>
          <table:table-cell office:value-type="float" office:value="-20.7530583461233" calcext:value-type="float">
            <text:p>-20.7530583461233</text:p>
          </table:table-cell>
          <table:table-cell office:value-type="float" office:value="-151.730668853539" calcext:value-type="float">
            <text:p>-151.730668853539</text:p>
          </table:table-cell>
          <table:table-cell office:value-type="float" office:value="-176.483111227227" calcext:value-type="float">
            <text:p>-176.4831112272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98.47" calcext:value-type="float">
            <text:p>1498.4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-147.491883903956" calcext:value-type="float">
            <text:p>-147.491883903956</text:p>
          </table:table-cell>
          <table:table-cell/>
          <table:table-cell table:formula="of:=10^([.B10]/20)" office:value-type="float" office:value="0.0000000259051605003197" calcext:value-type="float">
            <text:p>2.59051605003197E-08</text:p>
          </table:table-cell>
          <table:table-cell table:formula="of:=10^([.D10]/20)" office:value-type="float" office:value="0.999999999990052" calcext:value-type="float">
            <text:p>0.999999999990052</text:p>
          </table:table-cell>
          <table:table-cell table:formula="of:==20*LOG10(ABS(1-[.Q10]^2-[.R10]^2))" office:value-type="float" office:value="-214.025035297298" calcext:value-type="float">
            <text:p>-214.025035297298</text:p>
          </table:table-cell>
          <table:table-cell table:formula="of:=20*LOG10(ABS(1-[.R10]))" office:value-type="float" office:value="-220.045344393248" calcext:value-type="float">
            <text:p>-220.04534439324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3.191543833188" calcext:value-type="float">
            <text:p>-163.191543833188</text:p>
          </table:table-cell>
          <table:table-cell office:value-type="float" office:value="-37.4512517598877" calcext:value-type="float">
            <text:p>-37.4512517598877</text:p>
          </table:table-cell>
          <table:table-cell office:value-type="float" office:value="-0.0000000000226867679781623" calcext:value-type="float">
            <text:p>-2.26867679781623E-11</text:p>
          </table:table-cell>
          <table:table-cell office:value-type="float" office:value="-20.7530576601932" calcext:value-type="float">
            <text:p>-20.7530576601932</text:p>
          </table:table-cell>
          <table:table-cell office:value-type="float" office:value="-0.0000000000226867679781623" calcext:value-type="float">
            <text:p>-2.26867679781623E-11</text:p>
          </table:table-cell>
          <table:table-cell office:value-type="float" office:value="-20.7530576601932" calcext:value-type="float">
            <text:p>-20.7530576601932</text:p>
          </table:table-cell>
          <table:table-cell office:value-type="float" office:value="-163.186646581233" calcext:value-type="float">
            <text:p>-163.186646581233</text:p>
          </table:table-cell>
          <table:table-cell office:value-type="float" office:value="176.016804358005" calcext:value-type="float">
            <text:p>176.0168043580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57.97" calcext:value-type="float">
            <text:p>3057.9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-160.764869388557" calcext:value-type="float">
            <text:p>-160.764869388557</text:p>
          </table:table-cell>
          <table:table-cell/>
          <table:table-cell table:formula="of:=10^([.B11]/20)" office:value-type="float" office:value="0.00000000692504832436881" calcext:value-type="float">
            <text:p>6.92504832436881E-09</text:p>
          </table:table-cell>
          <table:table-cell table:formula="of:=10^([.D11]/20)" office:value-type="float" office:value="0.999999999997388" calcext:value-type="float">
            <text:p>0.999999999997388</text:p>
          </table:table-cell>
          <table:table-cell table:formula="of:==20*LOG10(ABS(1-[.Q11]^2-[.R11]^2))" office:value-type="float" office:value="-225.640233636863" calcext:value-type="float">
            <text:p>-225.640233636863</text:p>
          </table:table-cell>
          <table:table-cell table:formula="of:=20*LOG10(ABS(1-[.R11]))" office:value-type="float" office:value="-231.660833550143" calcext:value-type="float">
            <text:p>-231.66083355014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3.032672206818" calcext:value-type="float">
            <text:p>-163.032672206818</text:p>
          </table:table-cell>
          <table:table-cell office:value-type="float" office:value="-41.6041631854408" calcext:value-type="float">
            <text:p>-41.6041631854408</text:p>
          </table:table-cell>
          <table:table-cell office:value-type="float" office:value="-0.0000000000109258301960556" calcext:value-type="float">
            <text:p>-1.09258301960556E-11</text:p>
          </table:table-cell>
          <table:table-cell office:value-type="float" office:value="-20.7530576151671" calcext:value-type="float">
            <text:p>-20.7530576151671</text:p>
          </table:table-cell>
          <table:table-cell office:value-type="float" office:value="-0.0000000000109258301960556" calcext:value-type="float">
            <text:p>-1.09258301960556E-11</text:p>
          </table:table-cell>
          <table:table-cell office:value-type="float" office:value="-20.7530576151671" calcext:value-type="float">
            <text:p>-20.7530576151671</text:p>
          </table:table-cell>
          <table:table-cell office:value-type="float" office:value="-163.030708056451" calcext:value-type="float">
            <text:p>-163.030708056451</text:p>
          </table:table-cell>
          <table:table-cell office:value-type="float" office:value="-179.824150567028" calcext:value-type="float">
            <text:p>-179.8241505670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32.59" calcext:value-type="float">
            <text:p>5332.5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-163.113616834712" calcext:value-type="float">
            <text:p>-163.113616834712</text:p>
          </table:table-cell>
          <table:table-cell/>
          <table:table-cell table:formula="of:=10^([.B12]/20)" office:value-type="float" office:value="0.00000000705287829448334" calcext:value-type="float">
            <text:p>7.05287829448334E-09</text:p>
          </table:table-cell>
          <table:table-cell table:formula="of:=10^([.D12]/20)" office:value-type="float" office:value="0.999999999998742" calcext:value-type="float">
            <text:p>0.999999999998742</text:p>
          </table:table-cell>
          <table:table-cell table:formula="of:==20*LOG10(ABS(1-[.Q12]^2-[.R12]^2))" office:value-type="float" office:value="-231.986597293273" calcext:value-type="float">
            <text:p>-231.986597293273</text:p>
          </table:table-cell>
          <table:table-cell table:formula="of:=20*LOG10(ABS(1-[.R12]))" office:value-type="float" office:value="-238.007197206552" calcext:value-type="float">
            <text:p>-238.00719720655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6.887762779229" calcext:value-type="float">
            <text:p>-166.887762779229</text:p>
          </table:table-cell>
          <table:table-cell office:value-type="float" office:value="-109.282684877375" calcext:value-type="float">
            <text:p>-109.282684877375</text:p>
          </table:table-cell>
          <table:table-cell office:value-type="float" office:value="0.0000000000019093683837753" calcext:value-type="float">
            <text:p>1.9093683837753E-12</text:p>
          </table:table-cell>
          <table:table-cell office:value-type="float" office:value="-20.7530577209243" calcext:value-type="float">
            <text:p>-20.7530577209243</text:p>
          </table:table-cell>
          <table:table-cell office:value-type="float" office:value="0.0000000000019093683837753" calcext:value-type="float">
            <text:p>1.9093683837753E-12</text:p>
          </table:table-cell>
          <table:table-cell office:value-type="float" office:value="-20.7530577209243" calcext:value-type="float">
            <text:p>-20.7530577209243</text:p>
          </table:table-cell>
          <table:table-cell office:value-type="float" office:value="-166.881360380635" calcext:value-type="float">
            <text:p>-166.881360380635</text:p>
          </table:table-cell>
          <table:table-cell office:value-type="float" office:value="-112.220940587539" calcext:value-type="float">
            <text:p>-112.2209405875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96.17" calcext:value-type="float">
            <text:p>7896.1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-158.356189108171" calcext:value-type="float">
            <text:p>-158.356189108171</text:p>
          </table:table-cell>
          <table:table-cell/>
          <table:table-cell table:formula="of:=10^([.B13]/20)" office:value-type="float" office:value="0.00000000452492995745875" calcext:value-type="float">
            <text:p>4.52492995745875E-09</text:p>
          </table:table-cell>
          <table:table-cell table:formula="of:=10^([.D13]/20)" office:value-type="float" office:value="1.00000000000022" calcext:value-type="float">
            <text:p>1.00000000000022</text:p>
          </table:table-cell>
          <table:table-cell table:formula="of:==20*LOG10(ABS(1-[.Q13]^2-[.R13]^2))" office:value-type="float" office:value="-247.13789168531" calcext:value-type="float">
            <text:p>-247.13789168531</text:p>
          </table:table-cell>
          <table:table-cell table:formula="of:=20*LOG10(ABS(1-[.R13]))" office:value-type="float" office:value="-253.158491598589" calcext:value-type="float">
            <text:p>-253.15849159858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7.82256476431" calcext:value-type="float">
            <text:p>-167.82256476431</text:p>
          </table:table-cell>
          <table:table-cell office:value-type="float" office:value="-114.12423195888" calcext:value-type="float">
            <text:p>-114.12423195888</text:p>
          </table:table-cell>
          <table:table-cell office:value-type="float" office:value="-0.000000000000663457296988687" calcext:value-type="float">
            <text:p>-6.63457296988687E-13</text:p>
          </table:table-cell>
          <table:table-cell office:value-type="float" office:value="-20.7530578124629" calcext:value-type="float">
            <text:p>-20.7530578124629</text:p>
          </table:table-cell>
          <table:table-cell office:value-type="float" office:value="-0.000000000000663457296988687" calcext:value-type="float">
            <text:p>-6.63457296988687E-13</text:p>
          </table:table-cell>
          <table:table-cell office:value-type="float" office:value="-20.7530578124629" calcext:value-type="float">
            <text:p>-20.7530578124629</text:p>
          </table:table-cell>
          <table:table-cell office:value-type="float" office:value="-167.823462029353" calcext:value-type="float">
            <text:p>-167.823462029353</text:p>
          </table:table-cell>
          <table:table-cell office:value-type="float" office:value="-107.380466367084" calcext:value-type="float">
            <text:p>-107.3804663670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719.6" calcext:value-type="float">
            <text:p>11719.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N14])/[.N14]))" office:value-type="float" office:value="-155.653328769344" calcext:value-type="float">
            <text:p>-155.653328769344</text:p>
          </table:table-cell>
          <table:table-cell/>
          <table:table-cell table:formula="of:=10^([.B14]/20)" office:value-type="float" office:value="0.00000000406323332538615" calcext:value-type="float">
            <text:p>4.06323332538615E-09</text:p>
          </table:table-cell>
          <table:table-cell table:formula="of:=10^([.D14]/20)" office:value-type="float" office:value="0.999999999999924" calcext:value-type="float">
            <text:p>0.999999999999924</text:p>
          </table:table-cell>
          <table:table-cell table:formula="of:==20*LOG10(ABS(1-[.Q14]^2-[.R14]^2))" office:value-type="float" office:value="-256.31942672583" calcext:value-type="float">
            <text:p>-256.31942672583</text:p>
          </table:table-cell>
          <table:table-cell table:formula="of:=20*LOG10(ABS(1-[.R14]))" office:value-type="float" office:value="-262.34002663911" calcext:value-type="float">
            <text:p>-262.3400266391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72.070078677559" calcext:value-type="float">
            <text:p>-172.070078677559</text:p>
          </table:table-cell>
          <table:table-cell office:value-type="float" office:value="-76.523958997846" calcext:value-type="float">
            <text:p>-76.523958997846</text:p>
          </table:table-cell>
          <table:table-cell office:value-type="float" office:value="-0.000000000000948898227088486" calcext:value-type="float">
            <text:p>-9.48898227088486E-13</text:p>
          </table:table-cell>
          <table:table-cell office:value-type="float" office:value="-20.7530578238479" calcext:value-type="float">
            <text:p>-20.7530578238479</text:p>
          </table:table-cell>
          <table:table-cell office:value-type="float" office:value="-0.000000000000948898227088486" calcext:value-type="float">
            <text:p>-9.48898227088486E-13</text:p>
          </table:table-cell>
          <table:table-cell office:value-type="float" office:value="-20.7530578238479" calcext:value-type="float">
            <text:p>-20.7530578238479</text:p>
          </table:table-cell>
          <table:table-cell office:value-type="float" office:value="-172.075338903624" calcext:value-type="float">
            <text:p>-172.075338903624</text:p>
          </table:table-cell>
          <table:table-cell office:value-type="float" office:value="-144.966850242635" calcext:value-type="float">
            <text:p>-144.9668502426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827" calcext:value-type="float">
            <text:p>1682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N15])/[.N15]))" office:value-type="float" office:value="-155.369139521783" calcext:value-type="float">
            <text:p>-155.369139521783</text:p>
          </table:table-cell>
          <table:table-cell/>
          <table:table-cell table:formula="of:=10^([.B15]/20)" office:value-type="float" office:value="0.00000000249170180109569" calcext:value-type="float">
            <text:p>2.49170180109569E-09</text:p>
          </table:table-cell>
          <table:table-cell table:formula="of:=10^([.D15]/20)" office:value-type="float" office:value="0.999999999999891" calcext:value-type="float">
            <text:p>0.999999999999891</text:p>
          </table:table-cell>
          <table:table-cell table:formula="of:==20*LOG10(ABS(1-[.Q15]^2-[.R15]^2))" office:value-type="float" office:value="-253.211293521914" calcext:value-type="float">
            <text:p>-253.211293521914</text:p>
          </table:table-cell>
          <table:table-cell table:formula="of:=20*LOG10(ABS(1-[.R15]))" office:value-type="float" office:value="-259.231893435193" calcext:value-type="float">
            <text:p>-259.23189343519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8.379432076224" calcext:value-type="float">
            <text:p>-168.379432076224</text:p>
          </table:table-cell>
          <table:table-cell office:value-type="float" office:value="-153.775644312677" calcext:value-type="float">
            <text:p>-153.775644312677</text:p>
          </table:table-cell>
          <table:table-cell office:value-type="float" office:value="0.00000000000453233909279927" calcext:value-type="float">
            <text:p>4.53233909279927E-12</text:p>
          </table:table-cell>
          <table:table-cell office:value-type="float" office:value="-20.7530573478815" calcext:value-type="float">
            <text:p>-20.7530573478815</text:p>
          </table:table-cell>
          <table:table-cell office:value-type="float" office:value="0.00000000000453233909279927" calcext:value-type="float">
            <text:p>4.53233909279927E-12</text:p>
          </table:table-cell>
          <table:table-cell office:value-type="float" office:value="-20.7530573478815" calcext:value-type="float">
            <text:p>-20.7530573478815</text:p>
          </table:table-cell>
          <table:table-cell office:value-type="float" office:value="-168.376832830641" calcext:value-type="float">
            <text:p>-168.376832830641</text:p>
          </table:table-cell>
          <table:table-cell office:value-type="float" office:value="-67.7151085432216" calcext:value-type="float">
            <text:p>-67.71510854322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343.4" calcext:value-type="float">
            <text:p>24343.4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N16])/[.N16]))" office:value-type="float" office:value="-164.594923872893" calcext:value-type="float">
            <text:p>-164.594923872893</text:p>
          </table:table-cell>
          <table:table-cell/>
          <table:table-cell table:formula="of:=10^([.B16]/20)" office:value-type="float" office:value="0.00000000381090740060419" calcext:value-type="float">
            <text:p>3.81090740060419E-09</text:p>
          </table:table-cell>
          <table:table-cell table:formula="of:=10^([.D16]/20)" office:value-type="float" office:value="1.00000000000052" calcext:value-type="float">
            <text:p>1.00000000000052</text:p>
          </table:table-cell>
          <table:table-cell table:formula="of:==20*LOG10(ABS(1-[.Q16]^2-[.R16]^2))" office:value-type="float" office:value="-239.629238331826" calcext:value-type="float">
            <text:p>-239.629238331826</text:p>
          </table:table-cell>
          <table:table-cell table:formula="of:=20*LOG10(ABS(1-[.R16]))" office:value-type="float" office:value="-245.649838245106" calcext:value-type="float">
            <text:p>-245.64983824510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3.861877718548" calcext:value-type="float">
            <text:p>-163.861877718548</text:p>
          </table:table-cell>
          <table:table-cell office:value-type="float" office:value="-106.618634316605" calcext:value-type="float">
            <text:p>-106.618634316605</text:p>
          </table:table-cell>
          <table:table-cell office:value-type="float" office:value="0.00000000000879466649496153" calcext:value-type="float">
            <text:p>8.79466649496153E-12</text:p>
          </table:table-cell>
          <table:table-cell office:value-type="float" office:value="-20.753057656835" calcext:value-type="float">
            <text:p>-20.753057656835</text:p>
          </table:table-cell>
          <table:table-cell office:value-type="float" office:value="0.00000000000879466649496153" calcext:value-type="float">
            <text:p>8.79466649496153E-12</text:p>
          </table:table-cell>
          <table:table-cell office:value-type="float" office:value="-20.753057656835" calcext:value-type="float">
            <text:p>-20.753057656835</text:p>
          </table:table-cell>
          <table:table-cell office:value-type="float" office:value="-163.864592618648" calcext:value-type="float">
            <text:p>-163.864592618648</text:p>
          </table:table-cell>
          <table:table-cell office:value-type="float" office:value="-114.892367391418" calcext:value-type="float">
            <text:p>-114.8923673914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785.9" calcext:value-type="float">
            <text:p>35785.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N17])/[.N17]))" office:value-type="float" office:value="-160.919732488203" calcext:value-type="float">
            <text:p>-160.919732488203</text:p>
          </table:table-cell>
          <table:table-cell/>
          <table:table-cell table:formula="of:=10^([.B17]/20)" office:value-type="float" office:value="0.00000000641070974664934" calcext:value-type="float">
            <text:p>6.41070974664934E-09</text:p>
          </table:table-cell>
          <table:table-cell table:formula="of:=10^([.D17]/20)" office:value-type="float" office:value="1.00000000000101" calcext:value-type="float">
            <text:p>1.00000000000101</text:p>
          </table:table-cell>
          <table:table-cell table:formula="of:==20*LOG10(ABS(1-[.Q17]^2-[.R17]^2))" office:value-type="float" office:value="-233.871298723972" calcext:value-type="float">
            <text:p>-233.871298723972</text:p>
          </table:table-cell>
          <table:table-cell table:formula="of:=20*LOG10(ABS(1-[.R17]))" office:value-type="float" office:value="-239.891898637252" calcext:value-type="float">
            <text:p>-239.891898637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4.427308499632" calcext:value-type="float">
            <text:p>-164.427308499632</text:p>
          </table:table-cell>
          <table:table-cell office:value-type="float" office:value="-132.213347404134" calcext:value-type="float">
            <text:p>-132.213347404134</text:p>
          </table:table-cell>
          <table:table-cell office:value-type="float" office:value="0.0000000000131630699184424" calcext:value-type="float">
            <text:p>1.31630699184424E-11</text:p>
          </table:table-cell>
          <table:table-cell office:value-type="float" office:value="-20.7530576914714" calcext:value-type="float">
            <text:p>-20.7530576914714</text:p>
          </table:table-cell>
          <table:table-cell office:value-type="float" office:value="0.0000000000131630699184424" calcext:value-type="float">
            <text:p>1.31630699184424E-11</text:p>
          </table:table-cell>
          <table:table-cell office:value-type="float" office:value="-20.7530576914714" calcext:value-type="float">
            <text:p>-20.7530576914714</text:p>
          </table:table-cell>
          <table:table-cell office:value-type="float" office:value="-164.422271714774" calcext:value-type="float">
            <text:p>-164.422271714774</text:p>
          </table:table-cell>
          <table:table-cell office:value-type="float" office:value="-89.2835979938857" calcext:value-type="float">
            <text:p>-89.28359799388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958.5" calcext:value-type="float">
            <text:p>48958.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N18])/[.N18]))" office:value-type="float" office:value="-159.441409085163" calcext:value-type="float">
            <text:p>-159.441409085163</text:p>
          </table:table-cell>
          <table:table-cell/>
          <table:table-cell table:formula="of:=10^([.B18]/20)" office:value-type="float" office:value="0.00000000600668109358632" calcext:value-type="float">
            <text:p>6.00668109358632E-09</text:p>
          </table:table-cell>
          <table:table-cell table:formula="of:=10^([.D18]/20)" office:value-type="float" office:value="1.00000000000152" calcext:value-type="float">
            <text:p>1.00000000000152</text:p>
          </table:table-cell>
          <table:table-cell table:formula="of:==20*LOG10(ABS(1-[.Q18]^2-[.R18]^2))" office:value-type="float" office:value="-230.368542463005" calcext:value-type="float">
            <text:p>-230.368542463005</text:p>
          </table:table-cell>
          <table:table-cell table:formula="of:=20*LOG10(ABS(1-[.R18]))" office:value-type="float" office:value="-236.389142376285" calcext:value-type="float">
            <text:p>-236.38914237628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8"/>
        </table:table-row>
      </table:table>
      <table:table table:name="1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2.09033160661" calcext:value-type="float">
            <text:p>-132.09033160661</text:p>
          </table:table-cell>
          <table:table-cell office:value-type="float" office:value="21.5584770246475" calcext:value-type="float">
            <text:p>21.5584770246475</text:p>
          </table:table-cell>
          <table:table-cell office:value-type="float" office:value="0.000000000011429209133582" calcext:value-type="float">
            <text:p>1.1429209133582E-11</text:p>
          </table:table-cell>
          <table:table-cell office:value-type="float" office:value="-20.7530457265163" calcext:value-type="float">
            <text:p>-20.7530457265163</text:p>
          </table:table-cell>
          <table:table-cell office:value-type="float" office:value="0.000000000011429209133582" calcext:value-type="float">
            <text:p>1.1429209133582E-11</text:p>
          </table:table-cell>
          <table:table-cell office:value-type="float" office:value="-20.7530457265163" calcext:value-type="float">
            <text:p>-20.7530457265163</text:p>
          </table:table-cell>
          <table:table-cell office:value-type="float" office:value="-132.090663528793" calcext:value-type="float">
            <text:p>-132.090663528793</text:p>
          </table:table-cell>
          <table:table-cell office:value-type="float" office:value="116.935058475006" calcext:value-type="float">
            <text:p>116.935058475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3.23" calcext:value-type="float">
            <text:p>963.2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-124.945587406303" calcext:value-type="float">
            <text:p>-124.945587406303</text:p>
          </table:table-cell>
          <table:table-cell/>
          <table:table-cell table:formula="of:=10^([.B9]/20)" office:value-type="float" office:value="0.00000024858986567177" calcext:value-type="float">
            <text:p>2.4858986567177E-07</text:p>
          </table:table-cell>
          <table:table-cell table:formula="of:=10^([.D9]/20)" office:value-type="float" office:value="1.00000000000132" calcext:value-type="float">
            <text:p>1.00000000000132</text:p>
          </table:table-cell>
          <table:table-cell table:formula="of:==20*LOG10(ABS(1-[.Q9]^2-[.R9]^2))" office:value-type="float" office:value="-231.393621447214" calcext:value-type="float">
            <text:p>-231.393621447214</text:p>
          </table:table-cell>
          <table:table-cell table:formula="of:=20*LOG10(ABS(1-[.R9]))" office:value-type="float" office:value="-237.61596254766" calcext:value-type="float">
            <text:p>-237.6159625476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7.78261057449" calcext:value-type="float">
            <text:p>-147.78261057449</text:p>
          </table:table-cell>
          <table:table-cell office:value-type="float" office:value="-42.5413201371667" calcext:value-type="float">
            <text:p>-42.5413201371667</text:p>
          </table:table-cell>
          <table:table-cell office:value-type="float" office:value="0.0000000000527024247019104" calcext:value-type="float">
            <text:p>5.27024247019104E-11</text:p>
          </table:table-cell>
          <table:table-cell office:value-type="float" office:value="-20.7530601982771" calcext:value-type="float">
            <text:p>-20.7530601982771</text:p>
          </table:table-cell>
          <table:table-cell office:value-type="float" office:value="0.0000000000527024247019104" calcext:value-type="float">
            <text:p>5.27024247019104E-11</text:p>
          </table:table-cell>
          <table:table-cell office:value-type="float" office:value="-20.7530601982771" calcext:value-type="float">
            <text:p>-20.7530601982771</text:p>
          </table:table-cell>
          <table:table-cell office:value-type="float" office:value="-147.784941709961" calcext:value-type="float">
            <text:p>-147.784941709961</text:p>
          </table:table-cell>
          <table:table-cell office:value-type="float" office:value="-178.95576058152" calcext:value-type="float">
            <text:p>-178.955760581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56.71" calcext:value-type="float">
            <text:p>4556.7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-137.624368885007" calcext:value-type="float">
            <text:p>-137.624368885007</text:p>
          </table:table-cell>
          <table:table-cell/>
          <table:table-cell table:formula="of:=10^([.B10]/20)" office:value-type="float" office:value="0.0000000408196682954343" calcext:value-type="float">
            <text:p>4.08196682954343E-08</text:p>
          </table:table-cell>
          <table:table-cell table:formula="of:=10^([.D10]/20)" office:value-type="float" office:value="1.00000000000607" calcext:value-type="float">
            <text:p>1.00000000000607</text:p>
          </table:table-cell>
          <table:table-cell table:formula="of:==20*LOG10(ABS(1-[.Q10]^2-[.R10]^2))" office:value-type="float" office:value="-218.317882397573" calcext:value-type="float">
            <text:p>-218.317882397573</text:p>
          </table:table-cell>
          <table:table-cell table:formula="of:=20*LOG10(ABS(1-[.R10]))" office:value-type="float" office:value="-224.339674210559" calcext:value-type="float">
            <text:p>-224.33967421055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6.008381175757" calcext:value-type="float">
            <text:p>-136.008381175757</text:p>
          </table:table-cell>
          <table:table-cell office:value-type="float" office:value="-159.463290517472" calcext:value-type="float">
            <text:p>-159.463290517472</text:p>
          </table:table-cell>
          <table:table-cell office:value-type="float" office:value="-0.0000000000648452361611513" calcext:value-type="float">
            <text:p>-6.48452361611513E-11</text:p>
          </table:table-cell>
          <table:table-cell office:value-type="float" office:value="-20.7530626073125" calcext:value-type="float">
            <text:p>-20.7530626073125</text:p>
          </table:table-cell>
          <table:table-cell office:value-type="float" office:value="-0.0000000000648452361611513" calcext:value-type="float">
            <text:p>-6.48452361611513E-11</text:p>
          </table:table-cell>
          <table:table-cell office:value-type="float" office:value="-20.7530626073125" calcext:value-type="float">
            <text:p>-20.7530626073125</text:p>
          </table:table-cell>
          <table:table-cell office:value-type="float" office:value="-136.008666532814" calcext:value-type="float">
            <text:p>-136.008666532814</text:p>
          </table:table-cell>
          <table:table-cell office:value-type="float" office:value="-62.0459125246809" calcext:value-type="float">
            <text:p>-62.04591252468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44.82" calcext:value-type="float">
            <text:p>9444.82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-132.1271858477" calcext:value-type="float">
            <text:p>-132.1271858477</text:p>
          </table:table-cell>
          <table:table-cell/>
          <table:table-cell table:formula="of:=10^([.B11]/20)" office:value-type="float" office:value="0.000000158336463725488" calcext:value-type="float">
            <text:p>1.58336463725488E-07</text:p>
          </table:table-cell>
          <table:table-cell table:formula="of:=10^([.D11]/20)" office:value-type="float" office:value="0.999999999992534" calcext:value-type="float">
            <text:p>0.999999999992534</text:p>
          </table:table-cell>
          <table:table-cell table:formula="of:==20*LOG10(ABS(1-[.Q11]^2-[.R11]^2))" office:value-type="float" office:value="-216.532733158715" calcext:value-type="float">
            <text:p>-216.532733158715</text:p>
          </table:table-cell>
          <table:table-cell table:formula="of:=20*LOG10(ABS(1-[.R11]))" office:value-type="float" office:value="-222.538724614165" calcext:value-type="float">
            <text:p>-222.53872461416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1.076612244711" calcext:value-type="float">
            <text:p>-141.076612244711</text:p>
          </table:table-cell>
          <table:table-cell office:value-type="float" office:value="-121.853906691565" calcext:value-type="float">
            <text:p>-121.853906691565</text:p>
          </table:table-cell>
          <table:table-cell office:value-type="float" office:value="-0.0000000000654450478453519" calcext:value-type="float">
            <text:p>-6.54450478453519E-11</text:p>
          </table:table-cell>
          <table:table-cell office:value-type="float" office:value="-20.7530600942241" calcext:value-type="float">
            <text:p>-20.7530600942241</text:p>
          </table:table-cell>
          <table:table-cell office:value-type="float" office:value="-0.0000000000654450478453519" calcext:value-type="float">
            <text:p>-6.54450478453519E-11</text:p>
          </table:table-cell>
          <table:table-cell office:value-type="float" office:value="-20.7530600942241" calcext:value-type="float">
            <text:p>-20.7530600942241</text:p>
          </table:table-cell>
          <table:table-cell office:value-type="float" office:value="-141.0762144453" calcext:value-type="float">
            <text:p>-141.0762144453</text:p>
          </table:table-cell>
          <table:table-cell office:value-type="float" office:value="-99.6604014211941" calcext:value-type="float">
            <text:p>-99.66040142119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229.8" calcext:value-type="float">
            <text:p>15229.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-137.962139744912" calcext:value-type="float">
            <text:p>-137.962139744912</text:p>
          </table:table-cell>
          <table:table-cell/>
          <table:table-cell table:formula="of:=10^([.B12]/20)" office:value-type="float" office:value="0.0000000883424395020927" calcext:value-type="float">
            <text:p>8.83424395020927E-08</text:p>
          </table:table-cell>
          <table:table-cell table:formula="of:=10^([.D12]/20)" office:value-type="float" office:value="0.999999999992465" calcext:value-type="float">
            <text:p>0.999999999992465</text:p>
          </table:table-cell>
          <table:table-cell table:formula="of:==20*LOG10(ABS(1-[.Q12]^2-[.R12]^2))" office:value-type="float" office:value="-216.442631096378" calcext:value-type="float">
            <text:p>-216.442631096378</text:p>
          </table:table-cell>
          <table:table-cell table:formula="of:=20*LOG10(ABS(1-[.R12]))" office:value-type="float" office:value="-222.458750348419" calcext:value-type="float">
            <text:p>-222.45875034841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2.446387775001" calcext:value-type="float">
            <text:p>-142.446387775001</text:p>
          </table:table-cell>
          <table:table-cell office:value-type="float" office:value="-122.116438371707" calcext:value-type="float">
            <text:p>-122.116438371707</text:p>
          </table:table-cell>
          <table:table-cell office:value-type="float" office:value="-0.0000000000508113785403079" calcext:value-type="float">
            <text:p>-5.08113785403079E-11</text:p>
          </table:table-cell>
          <table:table-cell office:value-type="float" office:value="-20.753059019323" calcext:value-type="float">
            <text:p>-20.753059019323</text:p>
          </table:table-cell>
          <table:table-cell office:value-type="float" office:value="-0.0000000000508113785403079" calcext:value-type="float">
            <text:p>-5.08113785403079E-11</text:p>
          </table:table-cell>
          <table:table-cell office:value-type="float" office:value="-20.753059019323" calcext:value-type="float">
            <text:p>-20.753059019323</text:p>
          </table:table-cell>
          <table:table-cell office:value-type="float" office:value="-142.446081643071" calcext:value-type="float">
            <text:p>-142.446081643071</text:p>
          </table:table-cell>
          <table:table-cell office:value-type="float" office:value="-99.398188356047" calcext:value-type="float">
            <text:p>-99.3981883560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638.6" calcext:value-type="float">
            <text:p>24638.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-142.539677036268" calcext:value-type="float">
            <text:p>-142.539677036268</text:p>
          </table:table-cell>
          <table:table-cell/>
          <table:table-cell table:formula="of:=10^([.B13]/20)" office:value-type="float" office:value="0.0000000754537122052301" calcext:value-type="float">
            <text:p>7.54537122052301E-08</text:p>
          </table:table-cell>
          <table:table-cell table:formula="of:=10^([.D13]/20)" office:value-type="float" office:value="0.99999999999415" calcext:value-type="float">
            <text:p>0.99999999999415</text:p>
          </table:table-cell>
          <table:table-cell table:formula="of:==20*LOG10(ABS(1-[.Q13]^2-[.R13]^2))" office:value-type="float" office:value="-218.640671256924" calcext:value-type="float">
            <text:p>-218.640671256924</text:p>
          </table:table-cell>
          <table:table-cell table:formula="of:=20*LOG10(ABS(1-[.R13]))" office:value-type="float" office:value="-224.657066585008" calcext:value-type="float">
            <text:p>-224.65706658500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6.117510122295" calcext:value-type="float">
            <text:p>-146.117510122295</text:p>
          </table:table-cell>
          <table:table-cell office:value-type="float" office:value="176.897970331101" calcext:value-type="float">
            <text:p>176.897970331101</text:p>
          </table:table-cell>
          <table:table-cell office:value-type="float" office:value="-0.000000000047043751128463" calcext:value-type="float">
            <text:p>-4.7043751128463E-11</text:p>
          </table:table-cell>
          <table:table-cell office:value-type="float" office:value="-20.7530565254645" calcext:value-type="float">
            <text:p>-20.7530565254645</text:p>
          </table:table-cell>
          <table:table-cell office:value-type="float" office:value="-0.000000000047043751128463" calcext:value-type="float">
            <text:p>-4.7043751128463E-11</text:p>
          </table:table-cell>
          <table:table-cell office:value-type="float" office:value="-20.7530565254645" calcext:value-type="float">
            <text:p>-20.7530565254645</text:p>
          </table:table-cell>
          <table:table-cell office:value-type="float" office:value="-146.119590119732" calcext:value-type="float">
            <text:p>-146.119590119732</text:p>
          </table:table-cell>
          <table:table-cell office:value-type="float" office:value="-38.3990246370661" calcext:value-type="float">
            <text:p>-38.39902463706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297.6" calcext:value-type="float">
            <text:p>36297.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N14])/[.N14]))" office:value-type="float" office:value="-146.835841618615" calcext:value-type="float">
            <text:p>-146.835841618615</text:p>
          </table:table-cell>
          <table:table-cell/>
          <table:table-cell table:formula="of:=10^([.B14]/20)" office:value-type="float" office:value="0.0000000494452405294616" calcext:value-type="float">
            <text:p>4.94452405294616E-08</text:p>
          </table:table-cell>
          <table:table-cell table:formula="of:=10^([.D14]/20)" office:value-type="float" office:value="0.999999999994584" calcext:value-type="float">
            <text:p>0.999999999994584</text:p>
          </table:table-cell>
          <table:table-cell table:formula="of:==20*LOG10(ABS(1-[.Q14]^2-[.R14]^2))" office:value-type="float" office:value="-219.307606098055" calcext:value-type="float">
            <text:p>-219.307606098055</text:p>
          </table:table-cell>
          <table:table-cell table:formula="of:=20*LOG10(ABS(1-[.R14]))" office:value-type="float" office:value="-225.326247263394" calcext:value-type="float">
            <text:p>-225.32624726339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7.724144719536" calcext:value-type="float">
            <text:p>-147.724144719536</text:p>
          </table:table-cell>
          <table:table-cell office:value-type="float" office:value="-178.111739659573" calcext:value-type="float">
            <text:p>-178.111739659573</text:p>
          </table:table-cell>
          <table:table-cell office:value-type="float" office:value="-0.0000000000681557723538541" calcext:value-type="float">
            <text:p>-6.81557723538541E-11</text:p>
          </table:table-cell>
          <table:table-cell office:value-type="float" office:value="-20.7530577345972" calcext:value-type="float">
            <text:p>-20.7530577345972</text:p>
          </table:table-cell>
          <table:table-cell office:value-type="float" office:value="-0.0000000000681557723538541" calcext:value-type="float">
            <text:p>-6.81557723538541E-11</text:p>
          </table:table-cell>
          <table:table-cell office:value-type="float" office:value="-20.7530577345972" calcext:value-type="float">
            <text:p>-20.7530577345972</text:p>
          </table:table-cell>
          <table:table-cell office:value-type="float" office:value="-147.725949730376" calcext:value-type="float">
            <text:p>-147.725949730376</text:p>
          </table:table-cell>
          <table:table-cell office:value-type="float" office:value="-43.4019578121511" calcext:value-type="float">
            <text:p>-43.40195781215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8973.6" calcext:value-type="float">
            <text:p>48973.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N15])/[.N15]))" office:value-type="float" office:value="-157.895059460819" calcext:value-type="float">
            <text:p>-157.895059460819</text:p>
          </table:table-cell>
          <table:table-cell/>
          <table:table-cell table:formula="of:=10^([.B15]/20)" office:value-type="float" office:value="0.0000000410953576111095" calcext:value-type="float">
            <text:p>4.10953576111095E-08</text:p>
          </table:table-cell>
          <table:table-cell table:formula="of:=10^([.D15]/20)" office:value-type="float" office:value="0.999999999992153" calcext:value-type="float">
            <text:p>0.999999999992153</text:p>
          </table:table-cell>
          <table:table-cell table:formula="of:==20*LOG10(ABS(1-[.Q15]^2-[.R15]^2))" office:value-type="float" office:value="-216.086555118331" calcext:value-type="float">
            <text:p>-216.086555118331</text:p>
          </table:table-cell>
          <table:table-cell table:formula="of:=20*LOG10(ABS(1-[.R15]))" office:value-type="float" office:value="-222.106233265987" calcext:value-type="float">
            <text:p>-222.10623326598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6.797183814447" calcext:value-type="float">
            <text:p>-146.797183814447</text:p>
          </table:table-cell>
          <table:table-cell office:value-type="float" office:value="177.842668487477" calcext:value-type="float">
            <text:p>177.842668487477</text:p>
          </table:table-cell>
          <table:table-cell office:value-type="float" office:value="-0.0000000000719571512270378" calcext:value-type="float">
            <text:p>-7.19571512270378E-11</text:p>
          </table:table-cell>
          <table:table-cell office:value-type="float" office:value="-20.7530579764205" calcext:value-type="float">
            <text:p>-20.7530579764205</text:p>
          </table:table-cell>
          <table:table-cell office:value-type="float" office:value="-0.0000000000719571512270378" calcext:value-type="float">
            <text:p>-7.19571512270378E-11</text:p>
          </table:table-cell>
          <table:table-cell office:value-type="float" office:value="-20.7530579764205" calcext:value-type="float">
            <text:p>-20.7530579764205</text:p>
          </table:table-cell>
          <table:table-cell office:value-type="float" office:value="-146.79916919282" calcext:value-type="float">
            <text:p>-146.79916919282</text:p>
          </table:table-cell>
          <table:table-cell office:value-type="float" office:value="-39.3516167997458" calcext:value-type="float">
            <text:p>-39.35161679974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773.9" calcext:value-type="float">
            <text:p>62773.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N16])/[.N16]))" office:value-type="float" office:value="-152.254092294011" calcext:value-type="float">
            <text:p>-152.254092294011</text:p>
          </table:table-cell>
          <table:table-cell/>
          <table:table-cell table:formula="of:=10^([.B16]/20)" office:value-type="float" office:value="0.0000000457236413217867" calcext:value-type="float">
            <text:p>4.57236413217867E-08</text:p>
          </table:table-cell>
          <table:table-cell table:formula="of:=10^([.D16]/20)" office:value-type="float" office:value="0.999999999991716" calcext:value-type="float">
            <text:p>0.999999999991716</text:p>
          </table:table-cell>
          <table:table-cell table:formula="of:==20*LOG10(ABS(1-[.Q16]^2-[.R16]^2))" office:value-type="float" office:value="-215.615312899559" calcext:value-type="float">
            <text:p>-215.615312899559</text:p>
          </table:table-cell>
          <table:table-cell table:formula="of:=20*LOG10(ABS(1-[.R16]))" office:value-type="float" office:value="-221.634806912134" calcext:value-type="float">
            <text:p>-221.63480691213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8.206596548452" calcext:value-type="float">
            <text:p>-148.206596548452</text:p>
          </table:table-cell>
          <table:table-cell office:value-type="float" office:value="-16.7237525549862" calcext:value-type="float">
            <text:p>-16.7237525549862</text:p>
          </table:table-cell>
          <table:table-cell office:value-type="float" office:value="-0.000000000111245780869766" calcext:value-type="float">
            <text:p>-1.11245780869766E-10</text:p>
          </table:table-cell>
          <table:table-cell office:value-type="float" office:value="-20.7530585096936" calcext:value-type="float">
            <text:p>-20.7530585096936</text:p>
          </table:table-cell>
          <table:table-cell office:value-type="float" office:value="-0.000000000111245780869766" calcext:value-type="float">
            <text:p>-1.11245780869766E-10</text:p>
          </table:table-cell>
          <table:table-cell office:value-type="float" office:value="-20.7530585096936" calcext:value-type="float">
            <text:p>-20.7530585096936</text:p>
          </table:table-cell>
          <table:table-cell office:value-type="float" office:value="-148.201545860894" calcext:value-type="float">
            <text:p>-148.201545860894</text:p>
          </table:table-cell>
          <table:table-cell office:value-type="float" office:value="155.225918617921" calcext:value-type="float">
            <text:p>155.2259186179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3797.6" calcext:value-type="float">
            <text:p>83797.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N17])/[.N17]))" office:value-type="float" office:value="-146.004837750019" calcext:value-type="float">
            <text:p>-146.004837750019</text:p>
          </table:table-cell>
          <table:table-cell/>
          <table:table-cell table:formula="of:=10^([.B17]/20)" office:value-type="float" office:value="0.0000000388749794605777" calcext:value-type="float">
            <text:p>3.88749794605777E-08</text:p>
          </table:table-cell>
          <table:table-cell table:formula="of:=10^([.D17]/20)" office:value-type="float" office:value="0.999999999987192" calcext:value-type="float">
            <text:p>0.999999999987192</text:p>
          </table:table-cell>
          <table:table-cell table:formula="of:==20*LOG10(ABS(1-[.Q17]^2-[.R17]^2))" office:value-type="float" office:value="-211.830542317419" calcext:value-type="float">
            <text:p>-211.830542317419</text:p>
          </table:table-cell>
          <table:table-cell table:formula="of:=20*LOG10(ABS(1-[.R17]))" office:value-type="float" office:value="-217.850615162866" calcext:value-type="float">
            <text:p>-217.8506151628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41.814287454705" calcext:value-type="float">
            <text:p>-141.814287454705</text:p>
          </table:table-cell>
          <table:table-cell office:value-type="float" office:value="96.3643506417442" calcext:value-type="float">
            <text:p>96.3643506417442</text:p>
          </table:table-cell>
          <table:table-cell office:value-type="float" office:value="-0.0000000000360745261963668" calcext:value-type="float">
            <text:p>-3.60745261963668E-11</text:p>
          </table:table-cell>
          <table:table-cell office:value-type="float" office:value="-20.7530560961439" calcext:value-type="float">
            <text:p>-20.7530560961439</text:p>
          </table:table-cell>
          <table:table-cell office:value-type="float" office:value="-0.0000000000360745261963668" calcext:value-type="float">
            <text:p>-3.60745261963668E-11</text:p>
          </table:table-cell>
          <table:table-cell office:value-type="float" office:value="-20.7530560961439" calcext:value-type="float">
            <text:p>-20.7530560961439</text:p>
          </table:table-cell>
          <table:table-cell office:value-type="float" office:value="-141.813786747417" calcext:value-type="float">
            <text:p>-141.813786747417</text:p>
          </table:table-cell>
          <table:table-cell office:value-type="float" office:value="42.1320726225581" calcext:value-type="float">
            <text:p>42.13207262255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8985" calcext:value-type="float">
            <text:p>10898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N18])/[.N18]))" office:value-type="float" office:value="-143.581830625779" calcext:value-type="float">
            <text:p>-143.581830625779</text:p>
          </table:table-cell>
          <table:table-cell/>
          <table:table-cell table:formula="of:=10^([.B18]/20)" office:value-type="float" office:value="0.0000000811494587026591" calcext:value-type="float">
            <text:p>8.11494587026591E-08</text:p>
          </table:table-cell>
          <table:table-cell table:formula="of:=10^([.D18]/20)" office:value-type="float" office:value="0.999999999995847" calcext:value-type="float">
            <text:p>0.999999999995847</text:p>
          </table:table-cell>
          <table:table-cell table:formula="of:==20*LOG10(ABS(1-[.Q18]^2-[.R18]^2))" office:value-type="float" office:value="-221.618525734111" calcext:value-type="float">
            <text:p>-221.618525734111</text:p>
          </table:table-cell>
          <table:table-cell table:formula="of:=20*LOG10(ABS(1-[.R18]))" office:value-type="float" office:value="-227.632273423917" calcext:value-type="float">
            <text:p>-227.63227342391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8"/>
        </table:table-row>
      </table:table>
      <table:table table:name="1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0"/>
          <table:table-cell office:value-type="string" calcext:value-type="string">
            <text:p>cummulative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6.681181817049" calcext:value-type="float">
            <text:p>-126.681181817049</text:p>
          </table:table-cell>
          <table:table-cell office:value-type="float" office:value="-43.5661417111649" calcext:value-type="float">
            <text:p>-43.5661417111649</text:p>
          </table:table-cell>
          <table:table-cell office:value-type="float" office:value="0.000000000197170251119113" calcext:value-type="float">
            <text:p>1.97170251119113E-10</text:p>
          </table:table-cell>
          <table:table-cell office:value-type="float" office:value="-20.7531122741778" calcext:value-type="float">
            <text:p>-20.7531122741778</text:p>
          </table:table-cell>
          <table:table-cell office:value-type="float" office:value="0.000000000197170251119113" calcext:value-type="float">
            <text:p>1.97170251119113E-10</text:p>
          </table:table-cell>
          <table:table-cell office:value-type="float" office:value="-20.7531122741778" calcext:value-type="float">
            <text:p>-20.7531122741778</text:p>
          </table:table-cell>
          <table:table-cell office:value-type="float" office:value="-126.681247336186" calcext:value-type="float">
            <text:p>-126.681247336186</text:p>
          </table:table-cell>
          <table:table-cell office:value-type="float" office:value="-177.934453097872" calcext:value-type="float">
            <text:p>-177.934453097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3.36" calcext:value-type="float">
            <text:p>1753.3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9]-[.N9])/[.N9]))" office:value-type="float" office:value="-111.565393167071" calcext:value-type="float">
            <text:p>-111.565393167071</text:p>
          </table:table-cell>
          <table:table-cell/>
          <table:table-cell table:formula="of:=10^([.B9]/20)" office:value-type="float" office:value="0.000000463383866642775" calcext:value-type="float">
            <text:p>4.63383866642775E-07</text:p>
          </table:table-cell>
          <table:table-cell table:formula="of:=10^([.D9]/20)" office:value-type="float" office:value="1.0000000000227" calcext:value-type="float">
            <text:p>1.0000000000227</text:p>
          </table:table-cell>
          <table:table-cell table:formula="of:==20*LOG10(ABS(1-[.Q9]^2-[.R9]^2))" office:value-type="float" office:value="-206.817875886125" calcext:value-type="float">
            <text:p>-206.817875886125</text:p>
          </table:table-cell>
          <table:table-cell table:formula="of:=20*LOG10(ABS(1-[.R9]))" office:value-type="float" office:value="-212.879458347922" calcext:value-type="float">
            <text:p>-212.87945834792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5.912428722594" calcext:value-type="float">
            <text:p>-125.912428722594</text:p>
          </table:table-cell>
          <table:table-cell office:value-type="float" office:value="-16.1719076030995" calcext:value-type="float">
            <text:p>-16.1719076030995</text:p>
          </table:table-cell>
          <table:table-cell office:value-type="float" office:value="0.000000000694111338467723" calcext:value-type="float">
            <text:p>6.94111338467723E-10</text:p>
          </table:table-cell>
          <table:table-cell office:value-type="float" office:value="-20.7530860566897" calcext:value-type="float">
            <text:p>-20.7530860566897</text:p>
          </table:table-cell>
          <table:table-cell office:value-type="float" office:value="0.000000000694111338467723" calcext:value-type="float">
            <text:p>6.94111338467723E-10</text:p>
          </table:table-cell>
          <table:table-cell office:value-type="float" office:value="-20.7530860566897" calcext:value-type="float">
            <text:p>-20.7530860566897</text:p>
          </table:table-cell>
          <table:table-cell office:value-type="float" office:value="-125.914614172573" calcext:value-type="float">
            <text:p>-125.914614172573</text:p>
          </table:table-cell>
          <table:table-cell office:value-type="float" office:value="154.665034508934" calcext:value-type="float">
            <text:p>154.6650345089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26.3" calcext:value-type="float">
            <text:p>8626.3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N10])/[.N10]))" office:value-type="float" office:value="-117.218411823923" calcext:value-type="float">
            <text:p>-117.218411823923</text:p>
          </table:table-cell>
          <table:table-cell/>
          <table:table-cell table:formula="of:=10^([.B10]/20)" office:value-type="float" office:value="0.000000506265769203915" calcext:value-type="float">
            <text:p>5.06265769203915E-07</text:p>
          </table:table-cell>
          <table:table-cell table:formula="of:=10^([.D10]/20)" office:value-type="float" office:value="1.00000000007991" calcext:value-type="float">
            <text:p>1.00000000007991</text:p>
          </table:table-cell>
          <table:table-cell table:formula="of:==20*LOG10(ABS(1-[.Q10]^2-[.R10]^2))" office:value-type="float" office:value="-195.913182926485" calcext:value-type="float">
            <text:p>-195.913182926485</text:p>
          </table:table-cell>
          <table:table-cell table:formula="of:=20*LOG10(ABS(1-[.R10]))" office:value-type="float" office:value="-201.94770336374" calcext:value-type="float">
            <text:p>-201.9477033637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9.32775106416" calcext:value-type="float">
            <text:p>-119.32775106416</text:p>
          </table:table-cell>
          <table:table-cell office:value-type="float" office:value="61.7654177252616" calcext:value-type="float">
            <text:p>61.7654177252616</text:p>
          </table:table-cell>
          <table:table-cell office:value-type="float" office:value="0.0000000000695357249579461" calcext:value-type="float">
            <text:p>6.95357249579461E-11</text:p>
          </table:table-cell>
          <table:table-cell office:value-type="float" office:value="-20.7530529611195" calcext:value-type="float">
            <text:p>-20.7530529611195</text:p>
          </table:table-cell>
          <table:table-cell office:value-type="float" office:value="0.0000000000695357249579461" calcext:value-type="float">
            <text:p>6.95357249579461E-11</text:p>
          </table:table-cell>
          <table:table-cell office:value-type="float" office:value="-20.7530529611195" calcext:value-type="float">
            <text:p>-20.7530529611195</text:p>
          </table:table-cell>
          <table:table-cell office:value-type="float" office:value="-119.327830840522" calcext:value-type="float">
            <text:p>-119.327830840522</text:p>
          </table:table-cell>
          <table:table-cell office:value-type="float" office:value="76.7287455428217" calcext:value-type="float">
            <text:p>76.72874554282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928.5" calcext:value-type="float">
            <text:p>31928.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N11])/[.N11]))" office:value-type="float" office:value="-133.259966756156" calcext:value-type="float">
            <text:p>-133.259966756156</text:p>
          </table:table-cell>
          <table:table-cell/>
          <table:table-cell table:formula="of:=10^([.B11]/20)" office:value-type="float" office:value="0.00000108046933796016" calcext:value-type="float">
            <text:p>1.08046933796016E-06</text:p>
          </table:table-cell>
          <table:table-cell table:formula="of:=10^([.D11]/20)" office:value-type="float" office:value="1.00000000000801" calcext:value-type="float">
            <text:p>1.00000000000801</text:p>
          </table:table-cell>
          <table:table-cell table:formula="of:==20*LOG10(ABS(1-[.Q11]^2-[.R11]^2))" office:value-type="float" office:value="-215.300248757474" calcext:value-type="float">
            <text:p>-215.300248757474</text:p>
          </table:table-cell>
          <table:table-cell table:formula="of:=20*LOG10(ABS(1-[.R11]))" office:value-type="float" office:value="-221.932126402603" calcext:value-type="float">
            <text:p>-221.93212640260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9.476947871955" calcext:value-type="float">
            <text:p>-119.476947871955</text:p>
          </table:table-cell>
          <table:table-cell office:value-type="float" office:value="114.583890115435" calcext:value-type="float">
            <text:p>114.583890115435</text:p>
          </table:table-cell>
          <table:table-cell office:value-type="float" office:value="-0.000000000434265588023798" calcext:value-type="float">
            <text:p>-4.34265588023798E-10</text:p>
          </table:table-cell>
          <table:table-cell office:value-type="float" office:value="-20.753052649901" calcext:value-type="float">
            <text:p>-20.753052649901</text:p>
          </table:table-cell>
          <table:table-cell office:value-type="float" office:value="-0.000000000434265588023798" calcext:value-type="float">
            <text:p>-4.34265588023798E-10</text:p>
          </table:table-cell>
          <table:table-cell office:value-type="float" office:value="-20.753052649901" calcext:value-type="float">
            <text:p>-20.753052649901</text:p>
          </table:table-cell>
          <table:table-cell office:value-type="float" office:value="-119.477579789646" calcext:value-type="float">
            <text:p>-119.477579789646</text:p>
          </table:table-cell>
          <table:table-cell office:value-type="float" office:value="23.9149641133007" calcext:value-type="float">
            <text:p>23.91496411330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668.5" calcext:value-type="float">
            <text:p>56668.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N12])/[.N12]))" office:value-type="float" office:value="-132.680241498096" calcext:value-type="float">
            <text:p>-132.680241498096</text:p>
          </table:table-cell>
          <table:table-cell/>
          <table:table-cell table:formula="of:=10^([.B12]/20)" office:value-type="float" office:value="0.00000106206869113357" calcext:value-type="float">
            <text:p>1.06206869113357E-06</text:p>
          </table:table-cell>
          <table:table-cell table:formula="of:=10^([.D12]/20)" office:value-type="float" office:value="0.999999999950003" calcext:value-type="float">
            <text:p>0.999999999950003</text:p>
          </table:table-cell>
          <table:table-cell table:formula="of:==20*LOG10(ABS(1-[.Q12]^2-[.R12]^2))" office:value-type="float" office:value="-200.099116927835" calcext:value-type="float">
            <text:p>-200.099116927835</text:p>
          </table:table-cell>
          <table:table-cell table:formula="of:=20*LOG10(ABS(1-[.R12]))" office:value-type="float" office:value="-206.02117781031" calcext:value-type="float">
            <text:p>-206.021177810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27.368992362947" calcext:value-type="float">
            <text:p>-127.368992362947</text:p>
          </table:table-cell>
          <table:table-cell office:value-type="float" office:value="22.9501528428591" calcext:value-type="float">
            <text:p>22.9501528428591</text:p>
          </table:table-cell>
          <table:table-cell office:value-type="float" office:value="-0.000000000027924994776495" calcext:value-type="float">
            <text:p>-2.7924994776495E-11</text:p>
          </table:table-cell>
          <table:table-cell office:value-type="float" office:value="-20.753061706525" calcext:value-type="float">
            <text:p>-20.753061706525</text:p>
          </table:table-cell>
          <table:table-cell office:value-type="float" office:value="-0.000000000027924994776495" calcext:value-type="float">
            <text:p>-2.7924994776495E-11</text:p>
          </table:table-cell>
          <table:table-cell office:value-type="float" office:value="-20.753061706525" calcext:value-type="float">
            <text:p>-20.753061706525</text:p>
          </table:table-cell>
          <table:table-cell office:value-type="float" office:value="-127.368757415778" calcext:value-type="float">
            <text:p>-127.368757415778</text:p>
          </table:table-cell>
          <table:table-cell office:value-type="float" office:value="115.541895724474" calcext:value-type="float">
            <text:p>115.5418957244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871.7" calcext:value-type="float">
            <text:p>89871.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N13])/[.N13]))" office:value-type="float" office:value="-133.801766151471" calcext:value-type="float">
            <text:p>-133.801766151471</text:p>
          </table:table-cell>
          <table:table-cell/>
          <table:table-cell table:formula="of:=10^([.B13]/20)" office:value-type="float" office:value="0.000000428105080535066" calcext:value-type="float">
            <text:p>4.28105080535066E-07</text:p>
          </table:table-cell>
          <table:table-cell table:formula="of:=10^([.D13]/20)" office:value-type="float" office:value="0.999999999996785" calcext:value-type="float">
            <text:p>0.999999999996785</text:p>
          </table:table-cell>
          <table:table-cell table:formula="of:==20*LOG10(ABS(1-[.Q13]^2-[.R13]^2))" office:value-type="float" office:value="-224.087028939692" calcext:value-type="float">
            <text:p>-224.087028939692</text:p>
          </table:table-cell>
          <table:table-cell table:formula="of:=20*LOG10(ABS(1-[.R13]))" office:value-type="float" office:value="-229.856424128289" calcext:value-type="float">
            <text:p>-229.85642412828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2:09:25.821740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7T09:58:57.141717794</meta:creation-date>
    <dc:date>2025-03-01T13:58:01.618595816</dc:date>
    <meta:editing-duration>PT3H27M37S</meta:editing-duration>
    <meta:editing-cycles>62</meta:editing-cycles>
    <meta:generator>LibreOffice/6.4.7.2$Linux_X86_64 LibreOffice_project/40$Build-2</meta:generator>
    <meta:document-statistic meta:table-count="12" meta:cell-count="514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000" chart:origin="0" chart:reverse-direction="false" text:line-break="false" loext:try-staggering-first="false" chart:link-data-style-to-source="true" chart:axis-position="-2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200" chart:maximum="-0" chart:origin="-200" chart:interval-major="2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0.706cm" style:legend-expansion="high" chart:style-name="ch2"/>
        <chart:plot-area chart:style-name="ch3" table:cell-range-address="'1'.L9:'1'.L52 '1'.B9:'1'.B53 '2'.B9:'2'.B59 '3'.B9:'3'.B47 '4'.B9:'4'.B39 '5'.B9:'5'.B33 '6'.B9:'6'.B30 '7'.B9:'7'.B25 '8'.B9:'8'.B22 '9'.B9:'9'.B19 '10'.B9:'10'.B19 '11'.B9:'11'.B19 '12'.B9:'12'.B14" chart:data-source-has-labels="row" svg:x="1.315cm" svg:y="0.177cm" svg:width="11.908cm" svg:height="7.556cm">
          <chartooo:coordinate-region svg:x="2.077cm" svg:y="0.376cm" svg:width="10.589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57cm" chart:style-name="ch9">
              <text:p>|S11| Error. dB</text:p>
            </chart:title>
            <chart:grid chart:style-name="ch6" chart:class="major"/>
          </chart:axis>
          <chart:series chart:style-name="ch10" chart:values-cell-range-address="'1'.B9:'1'.B52" chart:label-cell-address="'1'.B53:'1'.B53" chart:class="chart:scatter">
            <chart:domain table:cell-range-address="'1'.L9:'1'.L52"/>
            <chart:data-point chart:repeated="44"/>
          </chart:series>
          <chart:series chart:style-name="ch11" chart:values-cell-range-address="'2'.B9:'2'.B58" chart:label-cell-address="'2'.B59:'2'.B59" chart:class="chart:scatter">
            <chart:domain table:cell-range-address="'2'.L9:'2'.L58"/>
            <chart:data-point chart:repeated="50"/>
          </chart:series>
          <chart:series chart:style-name="ch12" chart:values-cell-range-address="'3'.B9:'3'.B46" chart:label-cell-address="'3'.B47:'3'.B47" chart:class="chart:scatter">
            <chart:domain table:cell-range-address="'3'.L9:'3'.L46"/>
            <chart:data-point chart:repeated="38"/>
          </chart:series>
          <chart:series chart:style-name="ch13" chart:values-cell-range-address="'4'.B9:'4'.B38" chart:label-cell-address="'4'.B39:'4'.B39" chart:class="chart:scatter">
            <chart:domain table:cell-range-address="'4'.L9:'4'.L38"/>
            <chart:data-point chart:repeated="30"/>
          </chart:series>
          <chart:series chart:style-name="ch14" chart:values-cell-range-address="'5'.B9:'5'.B32" chart:label-cell-address="'5'.B33:'5'.B33" chart:class="chart:scatter">
            <chart:domain table:cell-range-address="'5'.L9:'5'.L32"/>
            <chart:data-point chart:repeated="24"/>
          </chart:series>
          <chart:series chart:style-name="ch15" chart:values-cell-range-address="'6'.B9:'6'.B29" chart:label-cell-address="'6'.B30:'6'.B30" chart:class="chart:scatter">
            <chart:domain table:cell-range-address="'6'.L9:'6'.L29"/>
            <chart:data-point chart:repeated="21"/>
          </chart:series>
          <chart:series chart:style-name="ch16" chart:values-cell-range-address="'7'.B9:'7'.B24" chart:label-cell-address="'7'.B25:'7'.B25" chart:class="chart:scatter">
            <chart:domain table:cell-range-address="'7'.L9:'7'.L24"/>
            <chart:data-point chart:repeated="16"/>
          </chart:series>
          <chart:series chart:style-name="ch17" chart:values-cell-range-address="'8'.B9:'8'.B21" chart:label-cell-address="'8'.B22:'8'.B22" chart:class="chart:scatter">
            <chart:domain table:cell-range-address="'8'.L9:'8'.L21"/>
            <chart:data-point chart:repeated="13"/>
          </chart:series>
          <chart:series chart:style-name="ch18" chart:values-cell-range-address="'9'.B9:'9'.B18" chart:label-cell-address="'9'.B19:'9'.B19" chart:class="chart:scatter">
            <chart:domain table:cell-range-address="'9'.L9:'9'.L18"/>
            <chart:data-point chart:repeated="10"/>
          </chart:series>
          <chart:series chart:style-name="ch19" chart:values-cell-range-address="'10'.B9:'10'.B18" chart:label-cell-address="'10'.B19:'10'.B19" chart:class="chart:scatter">
            <chart:domain table:cell-range-address="'10'.L9:'10'.L18"/>
            <chart:data-point chart:repeated="10"/>
          </chart:series>
          <chart:series chart:style-name="ch20" chart:values-cell-range-address="'11'.B9:'11'.B18" chart:label-cell-address="'11'.B19:'11'.B19" chart:class="chart:scatter">
            <chart:domain table:cell-range-address="'11'.L9:'11'.L18"/>
            <chart:data-point chart:repeated="10"/>
          </chart:series>
          <chart:series chart:style-name="ch21" chart:values-cell-range-address="'12'.B9:'12'.B13" chart:label-cell-address="'12'.B14:'12'.B14" chart:class="chart:scatter">
            <chart:domain table:cell-range-address="'12'.L9:'12'.L13"/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</text:p>
                <draw:g>
                  <svg:desc>'1'.B53:'1'.B5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2</text:p>
                <draw:g>
                  <svg:desc>'2'.B59:'2'.B5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3</text:p>
                <draw:g>
                  <svg:desc>'3'.B47:'3'.B4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4</text:p>
                <draw:g>
                  <svg:desc>'4'.B39:'4'.B3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5</text:p>
                <draw:g>
                  <svg:desc>'5'.B33:'5'.B3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6</text:p>
                <draw:g>
                  <svg:desc>'6'.B30:'6'.B3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</text:p>
                <draw:g>
                  <svg:desc>'7'.B25:'7'.B2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8</text:p>
                <draw:g>
                  <svg:desc>'8'.B22:'8'.B2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9</text:p>
                <draw:g>
                  <svg:desc>'9'.B19:'9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0</text:p>
                <draw:g>
                  <svg:desc>'10'.B19:'10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1</text:p>
                <draw:g>
                  <svg:desc>'11'.B19:'11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2</text:p>
                <draw:g>
                  <svg:desc>'12'.B14:'1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7666">
                <text:p>0.917666</text:p>
                <draw:g>
                  <svg:desc>'1'.L9:'1'.L52</svg:desc>
                </draw:g>
              </table:table-cell>
              <table:table-cell office:value-type="float" office:value="-0.00524504485117399">
                <text:p>-0.00524504485117399</text:p>
                <draw:g>
                  <svg:desc>'1'.B9:'1'.B52</svg:desc>
                </draw:g>
              </table:table-cell>
              <table:table-cell office:value-type="float" office:value="1.10307">
                <text:p>1.10307</text:p>
                <draw:g>
                  <svg:desc>'2'.L9:'2'.L58</svg:desc>
                </draw:g>
              </table:table-cell>
              <table:table-cell office:value-type="float" office:value="-6.45333738672979">
                <text:p>-6.45333738672979</text:p>
                <draw:g>
                  <svg:desc>'2'.B9:'2'.B58</svg:desc>
                </draw:g>
              </table:table-cell>
              <table:table-cell office:value-type="float" office:value="1.24656">
                <text:p>1.24656</text:p>
                <draw:g>
                  <svg:desc>'3'.L9:'3'.L46</svg:desc>
                </draw:g>
              </table:table-cell>
              <table:table-cell office:value-type="float" office:value="-11.886319068299">
                <text:p>-11.886319068299</text:p>
                <draw:g>
                  <svg:desc>'3'.B9:'3'.B46</svg:desc>
                </draw:g>
              </table:table-cell>
              <table:table-cell office:value-type="float" office:value="1.56572">
                <text:p>1.56572</text:p>
                <draw:g>
                  <svg:desc>'4'.L9:'4'.L38</svg:desc>
                </draw:g>
              </table:table-cell>
              <table:table-cell office:value-type="float" office:value="-29.3111669022111">
                <text:p>-29.3111669022111</text:p>
                <draw:g>
                  <svg:desc>'4'.B9:'4'.B38</svg:desc>
                </draw:g>
              </table:table-cell>
              <table:table-cell office:value-type="float" office:value="2.64268">
                <text:p>2.64268</text:p>
                <draw:g>
                  <svg:desc>'5'.L9:'5'.L32</svg:desc>
                </draw:g>
              </table:table-cell>
              <table:table-cell office:value-type="float" office:value="-53.9231820310301">
                <text:p>-53.9231820310301</text:p>
                <draw:g>
                  <svg:desc>'5'.B9:'5'.B32</svg:desc>
                </draw:g>
              </table:table-cell>
              <table:table-cell office:value-type="float" office:value="5.45264">
                <text:p>5.45264</text:p>
                <draw:g>
                  <svg:desc>'6'.L9:'6'.L29</svg:desc>
                </draw:g>
              </table:table-cell>
              <table:table-cell office:value-type="float" office:value="-58.1958558274001">
                <text:p>-58.1958558274001</text:p>
                <draw:g>
                  <svg:desc>'6'.B9:'6'.B29</svg:desc>
                </draw:g>
              </table:table-cell>
              <table:table-cell office:value-type="float" office:value="12.8911">
                <text:p>12.8911</text:p>
                <draw:g>
                  <svg:desc>'7'.L9:'7'.L24</svg:desc>
                </draw:g>
              </table:table-cell>
              <table:table-cell office:value-type="float" office:value="-76.0919485314997">
                <text:p>-76.0919485314997</text:p>
                <draw:g>
                  <svg:desc>'7'.B9:'7'.B24</svg:desc>
                </draw:g>
              </table:table-cell>
              <table:table-cell office:value-type="float" office:value="32.3104">
                <text:p>32.3104</text:p>
                <draw:g>
                  <svg:desc>'8'.L9:'8'.L21</svg:desc>
                </draw:g>
              </table:table-cell>
              <table:table-cell office:value-type="float" office:value="-98.5546375747928">
                <text:p>-98.5546375747928</text:p>
                <draw:g>
                  <svg:desc>'8'.B9:'8'.B21</svg:desc>
                </draw:g>
              </table:table-cell>
              <table:table-cell office:value-type="float" office:value="98.7386">
                <text:p>98.7386</text:p>
                <draw:g>
                  <svg:desc>'9'.L9:'9'.L18</svg:desc>
                </draw:g>
              </table:table-cell>
              <table:table-cell office:value-type="float" office:value="-113.852516282795">
                <text:p>-113.852516282795</text:p>
                <draw:g>
                  <svg:desc>'9'.B9:'9'.B18</svg:desc>
                </draw:g>
              </table:table-cell>
              <table:table-cell office:value-type="float" office:value="296.655">
                <text:p>296.655</text:p>
                <draw:g>
                  <svg:desc>'10'.L9:'10'.L18</svg:desc>
                </draw:g>
              </table:table-cell>
              <table:table-cell office:value-type="float" office:value="-137.297148053641">
                <text:p>-137.297148053641</text:p>
                <draw:g>
                  <svg:desc>'10'.B9:'10'.B18</svg:desc>
                </draw:g>
              </table:table-cell>
              <table:table-cell office:value-type="float" office:value="963.23">
                <text:p>963.23</text:p>
                <draw:g>
                  <svg:desc>'11'.L9:'11'.L18</svg:desc>
                </draw:g>
              </table:table-cell>
              <table:table-cell office:value-type="float" office:value="-132.09033160661">
                <text:p>-132.09033160661</text:p>
                <draw:g>
                  <svg:desc>'11'.B9:'11'.B18</svg:desc>
                </draw:g>
              </table:table-cell>
              <table:table-cell office:value-type="float" office:value="1753.36">
                <text:p>1753.36</text:p>
                <draw:g>
                  <svg:desc>'12'.L9:'12'.L13</svg:desc>
                </draw:g>
              </table:table-cell>
              <table:table-cell office:value-type="float" office:value="-126.681181817049">
                <text:p>-126.681181817049</text:p>
                <draw:g>
                  <svg:desc>'12'.B9:'12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0087">
                <text:p>1.80087</text:p>
              </table:table-cell>
              <table:table-cell office:value-type="float" office:value="-0.0818575307478142">
                <text:p>-0.0818575307478142</text:p>
              </table:table-cell>
              <table:table-cell office:value-type="float" office:value="2.06412">
                <text:p>2.06412</text:p>
              </table:table-cell>
              <table:table-cell office:value-type="float" office:value="-11.8397845761567">
                <text:p>-11.8397845761567</text:p>
              </table:table-cell>
              <table:table-cell office:value-type="float" office:value="2.41258">
                <text:p>2.41258</text:p>
              </table:table-cell>
              <table:table-cell office:value-type="float" office:value="-16.82117278658">
                <text:p>-16.82117278658</text:p>
              </table:table-cell>
              <table:table-cell office:value-type="float" office:value="4.0357">
                <text:p>4.0357</text:p>
              </table:table-cell>
              <table:table-cell office:value-type="float" office:value="-46.1453663326892">
                <text:p>-46.1453663326892</text:p>
              </table:table-cell>
              <table:table-cell office:value-type="float" office:value="8.72515">
                <text:p>8.72515</text:p>
              </table:table-cell>
              <table:table-cell office:value-type="float" office:value="-65.747394507645">
                <text:p>-65.747394507645</text:p>
              </table:table-cell>
              <table:table-cell office:value-type="float" office:value="21.7073">
                <text:p>21.7073</text:p>
              </table:table-cell>
              <table:table-cell office:value-type="float" office:value="-79.0697714156774">
                <text:p>-79.0697714156774</text:p>
              </table:table-cell>
              <table:table-cell office:value-type="float" office:value="58.6941">
                <text:p>58.6941</text:p>
              </table:table-cell>
              <table:table-cell office:value-type="float" office:value="-80.0021771621243">
                <text:p>-80.0021771621243</text:p>
              </table:table-cell>
              <table:table-cell office:value-type="float" office:value="161.228">
                <text:p>161.228</text:p>
              </table:table-cell>
              <table:table-cell office:value-type="float" office:value="-99.0928599498789">
                <text:p>-99.0928599498789</text:p>
              </table:table-cell>
              <table:table-cell office:value-type="float" office:value="500.687">
                <text:p>500.687</text:p>
              </table:table-cell>
              <table:table-cell office:value-type="float" office:value="-136.436577023187">
                <text:p>-136.436577023187</text:p>
              </table:table-cell>
              <table:table-cell office:value-type="float" office:value="1498.47">
                <text:p>1498.47</text:p>
              </table:table-cell>
              <table:table-cell office:value-type="float" office:value="-151.732274252299">
                <text:p>-151.732274252299</text:p>
              </table:table-cell>
              <table:table-cell office:value-type="float" office:value="4556.71">
                <text:p>4556.71</text:p>
              </table:table-cell>
              <table:table-cell office:value-type="float" office:value="-147.78261057449">
                <text:p>-147.78261057449</text:p>
              </table:table-cell>
              <table:table-cell office:value-type="float" office:value="8626.3">
                <text:p>8626.3</text:p>
              </table:table-cell>
              <table:table-cell office:value-type="float" office:value="-125.912428722594">
                <text:p>-125.912428722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3">
                <text:p>2.6923</text:p>
              </table:table-cell>
              <table:table-cell office:value-type="float" office:value="-6.5475533345212">
                <text:p>-6.5475533345212</text:p>
              </table:table-cell>
              <table:table-cell office:value-type="float" office:value="3.07683">
                <text:p>3.07683</text:p>
              </table:table-cell>
              <table:table-cell office:value-type="float" office:value="-17.6794818180555">
                <text:p>-17.6794818180555</text:p>
              </table:table-cell>
              <table:table-cell office:value-type="float" office:value="3.74222">
                <text:p>3.74222</text:p>
              </table:table-cell>
              <table:table-cell office:value-type="float" office:value="-31.5511488279349">
                <text:p>-31.5511488279349</text:p>
              </table:table-cell>
              <table:table-cell office:value-type="float" office:value="7.35739">
                <text:p>7.35739</text:p>
              </table:table-cell>
              <table:table-cell office:value-type="float" office:value="-54.8245517305557">
                <text:p>-54.8245517305557</text:p>
              </table:table-cell>
              <table:table-cell office:value-type="float" office:value="17.8085">
                <text:p>17.8085</text:p>
              </table:table-cell>
              <table:table-cell office:value-type="float" office:value="-62.006724635154">
                <text:p>-62.006724635154</text:p>
              </table:table-cell>
              <table:table-cell office:value-type="float" office:value="43.9245">
                <text:p>43.9245</text:p>
              </table:table-cell>
              <table:table-cell office:value-type="float" office:value="-86.7867708019871">
                <text:p>-86.7867708019871</text:p>
              </table:table-cell>
              <table:table-cell office:value-type="float" office:value="114.759">
                <text:p>114.759</text:p>
              </table:table-cell>
              <table:table-cell office:value-type="float" office:value="-106.019483191996">
                <text:p>-106.019483191996</text:p>
              </table:table-cell>
              <table:table-cell office:value-type="float" office:value="729.553">
                <text:p>729.553</text:p>
              </table:table-cell>
              <table:table-cell office:value-type="float" office:value="-119.448906639604">
                <text:p>-119.448906639604</text:p>
              </table:table-cell>
              <table:table-cell office:value-type="float" office:value="1059.64">
                <text:p>1059.64</text:p>
              </table:table-cell>
              <table:table-cell office:value-type="float" office:value="-144.665099980167">
                <text:p>-144.665099980167</text:p>
              </table:table-cell>
              <table:table-cell office:value-type="float" office:value="3057.97">
                <text:p>3057.97</text:p>
              </table:table-cell>
              <table:table-cell office:value-type="float" office:value="-163.191543833188">
                <text:p>-163.191543833188</text:p>
              </table:table-cell>
              <table:table-cell office:value-type="float" office:value="9444.82">
                <text:p>9444.82</text:p>
              </table:table-cell>
              <table:table-cell office:value-type="float" office:value="-136.008381175757">
                <text:p>-136.008381175757</text:p>
              </table:table-cell>
              <table:table-cell office:value-type="float" office:value="31928.5">
                <text:p>31928.5</text:p>
              </table:table-cell>
              <table:table-cell office:value-type="float" office:value="-119.32775106416">
                <text:p>-119.32775106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8231">
                <text:p>3.58231</text:p>
              </table:table-cell>
              <table:table-cell office:value-type="float" office:value="-6.13108826286091">
                <text:p>-6.13108826286091</text:p>
              </table:table-cell>
              <table:table-cell office:value-type="float" office:value="4.14041">
                <text:p>4.14041</text:p>
              </table:table-cell>
              <table:table-cell office:value-type="float" office:value="-23.9880630839833">
                <text:p>-23.9880630839833</text:p>
              </table:table-cell>
              <table:table-cell office:value-type="float" office:value="5.31654">
                <text:p>5.31654</text:p>
              </table:table-cell>
              <table:table-cell office:value-type="float" office:value="-33.9963381624949">
                <text:p>-33.9963381624949</text:p>
              </table:table-cell>
              <table:table-cell office:value-type="float" office:value="11.2706">
                <text:p>11.2706</text:p>
              </table:table-cell>
              <table:table-cell office:value-type="float" office:value="-52.4658817255573">
                <text:p>-52.4658817255573</text:p>
              </table:table-cell>
              <table:table-cell office:value-type="float" office:value="32.2027">
                <text:p>32.2027</text:p>
              </table:table-cell>
              <table:table-cell office:value-type="float" office:value="-62.6641818851629">
                <text:p>-62.6641818851629</text:p>
              </table:table-cell>
              <table:table-cell office:value-type="float" office:value="88.9462">
                <text:p>88.9462</text:p>
              </table:table-cell>
              <table:table-cell office:value-type="float" office:value="-86.8310996632422">
                <text:p>-86.8310996632422</text:p>
              </table:table-cell>
              <table:table-cell office:value-type="float" office:value="317.078">
                <text:p>317.078</text:p>
              </table:table-cell>
              <table:table-cell office:value-type="float" office:value="-119.514213413586">
                <text:p>-119.514213413586</text:p>
              </table:table-cell>
              <table:table-cell office:value-type="float" office:value="1309.12">
                <text:p>1309.12</text:p>
              </table:table-cell>
              <table:table-cell office:value-type="float" office:value="-154.520921876049">
                <text:p>-154.520921876049</text:p>
              </table:table-cell>
              <table:table-cell office:value-type="float" office:value="2644.7">
                <text:p>2644.7</text:p>
              </table:table-cell>
              <table:table-cell office:value-type="float" office:value="-157.474022194333">
                <text:p>-157.474022194333</text:p>
              </table:table-cell>
              <table:table-cell office:value-type="float" office:value="5332.59">
                <text:p>5332.59</text:p>
              </table:table-cell>
              <table:table-cell office:value-type="float" office:value="-163.032672206818">
                <text:p>-163.032672206818</text:p>
              </table:table-cell>
              <table:table-cell office:value-type="float" office:value="15229.8">
                <text:p>15229.8</text:p>
              </table:table-cell>
              <table:table-cell office:value-type="float" office:value="-141.076612244711">
                <text:p>-141.076612244711</text:p>
              </table:table-cell>
              <table:table-cell office:value-type="float" office:value="56668.5">
                <text:p>56668.5</text:p>
              </table:table-cell>
              <table:table-cell office:value-type="float" office:value="-119.476947871955">
                <text:p>-119.476947871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1121">
                <text:p>4.51121</text:p>
              </table:table-cell>
              <table:table-cell office:value-type="float" office:value="-10.7563449897813">
                <text:p>-10.7563449897813</text:p>
              </table:table-cell>
              <table:table-cell office:value-type="float" office:value="5.25116">
                <text:p>5.25116</text:p>
              </table:table-cell>
              <table:table-cell office:value-type="float" office:value="-26.5539338767338">
                <text:p>-26.5539338767338</text:p>
              </table:table-cell>
              <table:table-cell office:value-type="float" office:value="7.02106">
                <text:p>7.02106</text:p>
              </table:table-cell>
              <table:table-cell office:value-type="float" office:value="-38.2426273673785">
                <text:p>-38.2426273673785</text:p>
              </table:table-cell>
              <table:table-cell office:value-type="float" office:value="15.0807">
                <text:p>15.0807</text:p>
              </table:table-cell>
              <table:table-cell office:value-type="float" office:value="-60.0858396663516">
                <text:p>-60.0858396663516</text:p>
              </table:table-cell>
              <table:table-cell office:value-type="float" office:value="47.1497">
                <text:p>47.1497</text:p>
              </table:table-cell>
              <table:table-cell office:value-type="float" office:value="-85.9354932258181">
                <text:p>-85.9354932258181</text:p>
              </table:table-cell>
              <table:table-cell office:value-type="float" office:value="161.99">
                <text:p>161.99</text:p>
              </table:table-cell>
              <table:table-cell office:value-type="float" office:value="-120.713545013098">
                <text:p>-120.713545013098</text:p>
              </table:table-cell>
              <table:table-cell office:value-type="float" office:value="517.195">
                <text:p>517.195</text:p>
              </table:table-cell>
              <table:table-cell office:value-type="float" office:value="-119.624773943829">
                <text:p>-119.624773943829</text:p>
              </table:table-cell>
              <table:table-cell office:value-type="float" office:value="1888.28">
                <text:p>1888.28</text:p>
              </table:table-cell>
              <table:table-cell office:value-type="float" office:value="-153.749967210505">
                <text:p>-153.749967210505</text:p>
              </table:table-cell>
              <table:table-cell office:value-type="float" office:value="4274.72">
                <text:p>4274.72</text:p>
              </table:table-cell>
              <table:table-cell office:value-type="float" office:value="-156.84987825962">
                <text:p>-156.84987825962</text:p>
              </table:table-cell>
              <table:table-cell office:value-type="float" office:value="7896.17">
                <text:p>7896.17</text:p>
              </table:table-cell>
              <table:table-cell office:value-type="float" office:value="-166.887762779229">
                <text:p>-166.887762779229</text:p>
              </table:table-cell>
              <table:table-cell office:value-type="float" office:value="24638.6">
                <text:p>24638.6</text:p>
              </table:table-cell>
              <table:table-cell office:value-type="float" office:value="-142.446387775001">
                <text:p>-142.446387775001</text:p>
              </table:table-cell>
              <table:table-cell office:value-type="float" office:value="89871.7">
                <text:p>89871.7</text:p>
              </table:table-cell>
              <table:table-cell office:value-type="float" office:value="-127.368992362947">
                <text:p>-127.368992362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556">
                <text:p>5.44556</text:p>
              </table:table-cell>
              <table:table-cell office:value-type="float" office:value="-8.00694235531615">
                <text:p>-8.00694235531615</text:p>
              </table:table-cell>
              <table:table-cell office:value-type="float" office:value="6.38754">
                <text:p>6.38754</text:p>
              </table:table-cell>
              <table:table-cell office:value-type="float" office:value="-24.8348026373196">
                <text:p>-24.8348026373196</text:p>
              </table:table-cell>
              <table:table-cell office:value-type="float" office:value="8.85232">
                <text:p>8.85232</text:p>
              </table:table-cell>
              <table:table-cell office:value-type="float" office:value="-54.7495198164982">
                <text:p>-54.7495198164982</text:p>
              </table:table-cell>
              <table:table-cell office:value-type="float" office:value="19.2349">
                <text:p>19.2349</text:p>
              </table:table-cell>
              <table:table-cell office:value-type="float" office:value="-58.9693267049482">
                <text:p>-58.9693267049482</text:p>
              </table:table-cell>
              <table:table-cell office:value-type="float" office:value="69.8219">
                <text:p>69.8219</text:p>
              </table:table-cell>
              <table:table-cell office:value-type="float" office:value="-85.894420386937">
                <text:p>-85.894420386937</text:p>
              </table:table-cell>
              <table:table-cell office:value-type="float" office:value="239.778">
                <text:p>239.778</text:p>
              </table:table-cell>
              <table:table-cell office:value-type="float" office:value="-117.51934022201">
                <text:p>-117.51934022201</text:p>
              </table:table-cell>
              <table:table-cell office:value-type="float" office:value="737.193">
                <text:p>737.193</text:p>
              </table:table-cell>
              <table:table-cell office:value-type="float" office:value="-119.627452090629">
                <text:p>-119.627452090629</text:p>
              </table:table-cell>
              <table:table-cell office:value-type="float" office:value="2504.54">
                <text:p>2504.54</text:p>
              </table:table-cell>
              <table:table-cell office:value-type="float" office:value="-153.743976282954">
                <text:p>-153.743976282954</text:p>
              </table:table-cell>
              <table:table-cell office:value-type="float" office:value="6409.39">
                <text:p>6409.39</text:p>
              </table:table-cell>
              <table:table-cell office:value-type="float" office:value="-159.046606317858">
                <text:p>-159.046606317858</text:p>
              </table:table-cell>
              <table:table-cell office:value-type="float" office:value="11719.6">
                <text:p>11719.6</text:p>
              </table:table-cell>
              <table:table-cell office:value-type="float" office:value="-167.82256476431">
                <text:p>-167.82256476431</text:p>
              </table:table-cell>
              <table:table-cell office:value-type="float" office:value="36297.6">
                <text:p>36297.6</text:p>
              </table:table-cell>
              <table:table-cell office:value-type="float" office:value="-146.117510122295">
                <text:p>-146.11751012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988">
                <text:p>6.39988</text:p>
              </table:table-cell>
              <table:table-cell office:value-type="float" office:value="-8.79197901784419">
                <text:p>-8.79197901784419</text:p>
              </table:table-cell>
              <table:table-cell office:value-type="float" office:value="7.56788">
                <text:p>7.56788</text:p>
              </table:table-cell>
              <table:table-cell office:value-type="float" office:value="-25.3343026632744">
                <text:p>-25.3343026632744</text:p>
              </table:table-cell>
              <table:table-cell office:value-type="float" office:value="10.9236">
                <text:p>10.9236</text:p>
              </table:table-cell>
              <table:table-cell office:value-type="float" office:value="-55.6837096782855">
                <text:p>-55.6837096782855</text:p>
              </table:table-cell>
              <table:table-cell office:value-type="float" office:value="23.5039">
                <text:p>23.5039</text:p>
              </table:table-cell>
              <table:table-cell office:value-type="float" office:value="-58.7762602568189">
                <text:p>-58.7762602568189</text:p>
              </table:table-cell>
              <table:table-cell office:value-type="float" office:value="92.7629">
                <text:p>92.7629</text:p>
              </table:table-cell>
              <table:table-cell office:value-type="float" office:value="-88.3435487127302">
                <text:p>-88.3435487127302</text:p>
              </table:table-cell>
              <table:table-cell office:value-type="float" office:value="318.635">
                <text:p>318.635</text:p>
              </table:table-cell>
              <table:table-cell office:value-type="float" office:value="-113.825562818626">
                <text:p>-113.825562818626</text:p>
              </table:table-cell>
              <table:table-cell office:value-type="float" office:value="1015.6">
                <text:p>1015.6</text:p>
              </table:table-cell>
              <table:table-cell office:value-type="float" office:value="-121.477954644479">
                <text:p>-121.477954644479</text:p>
              </table:table-cell>
              <table:table-cell office:value-type="float" office:value="3525.35">
                <text:p>3525.35</text:p>
              </table:table-cell>
              <table:table-cell office:value-type="float" office:value="-154.394952611789">
                <text:p>-154.394952611789</text:p>
              </table:table-cell>
              <table:table-cell office:value-type="float" office:value="9587.74">
                <text:p>9587.74</text:p>
              </table:table-cell>
              <table:table-cell office:value-type="float" office:value="-159.576898035678">
                <text:p>-159.576898035678</text:p>
              </table:table-cell>
              <table:table-cell office:value-type="float" office:value="16827">
                <text:p>16827</text:p>
              </table:table-cell>
              <table:table-cell office:value-type="float" office:value="-172.070078677559">
                <text:p>-172.070078677559</text:p>
              </table:table-cell>
              <table:table-cell office:value-type="float" office:value="48973.6">
                <text:p>48973.6</text:p>
              </table:table-cell>
              <table:table-cell office:value-type="float" office:value="-147.724144719536">
                <text:p>-147.724144719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6051">
                <text:p>7.36051</text:p>
              </table:table-cell>
              <table:table-cell office:value-type="float" office:value="-8.31563664944064">
                <text:p>-8.31563664944064</text:p>
              </table:table-cell>
              <table:table-cell office:value-type="float" office:value="8.78889">
                <text:p>8.78889</text:p>
              </table:table-cell>
              <table:table-cell office:value-type="float" office:value="-32.480198953199">
                <text:p>-32.480198953199</text:p>
              </table:table-cell>
              <table:table-cell office:value-type="float" office:value="13.5554">
                <text:p>13.5554</text:p>
              </table:table-cell>
              <table:table-cell office:value-type="float" office:value="-51.2067579161666">
                <text:p>-51.2067579161666</text:p>
              </table:table-cell>
              <table:table-cell office:value-type="float" office:value="29.8978">
                <text:p>29.8978</text:p>
              </table:table-cell>
              <table:table-cell office:value-type="float" office:value="-59.4681791917451">
                <text:p>-59.4681791917451</text:p>
              </table:table-cell>
              <table:table-cell office:value-type="float" office:value="117.987">
                <text:p>117.987</text:p>
              </table:table-cell>
              <table:table-cell office:value-type="float" office:value="-81.1034148007504">
                <text:p>-81.1034148007504</text:p>
              </table:table-cell>
              <table:table-cell office:value-type="float" office:value="418.98">
                <text:p>418.98</text:p>
              </table:table-cell>
              <table:table-cell office:value-type="float" office:value="-101.005911661634">
                <text:p>-101.005911661634</text:p>
              </table:table-cell>
              <table:table-cell office:value-type="float" office:value="1374.16">
                <text:p>1374.16</text:p>
              </table:table-cell>
              <table:table-cell office:value-type="float" office:value="-127.053799895944">
                <text:p>-127.053799895944</text:p>
              </table:table-cell>
              <table:table-cell office:value-type="float" office:value="4847.68">
                <text:p>4847.68</text:p>
              </table:table-cell>
              <table:table-cell office:value-type="float" office:value="-148.238106572024">
                <text:p>-148.238106572024</text:p>
              </table:table-cell>
              <table:table-cell office:value-type="float" office:value="13426.2">
                <text:p>13426.2</text:p>
              </table:table-cell>
              <table:table-cell office:value-type="float" office:value="-163.778400292295">
                <text:p>-163.778400292295</text:p>
              </table:table-cell>
              <table:table-cell office:value-type="float" office:value="24343.4">
                <text:p>24343.4</text:p>
              </table:table-cell>
              <table:table-cell office:value-type="float" office:value="-168.379432076224">
                <text:p>-168.379432076224</text:p>
              </table:table-cell>
              <table:table-cell office:value-type="float" office:value="62773.9">
                <text:p>62773.9</text:p>
              </table:table-cell>
              <table:table-cell office:value-type="float" office:value="-146.797183814447">
                <text:p>-146.79718381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6645">
                <text:p>8.36645</text:p>
              </table:table-cell>
              <table:table-cell office:value-type="float" office:value="-8.38135114740913">
                <text:p>-8.38135114740913</text:p>
              </table:table-cell>
              <table:table-cell office:value-type="float" office:value="10.0399">
                <text:p>10.0399</text:p>
              </table:table-cell>
              <table:table-cell office:value-type="float" office:value="-32.7036099841024">
                <text:p>-32.7036099841024</text:p>
              </table:table-cell>
              <table:table-cell office:value-type="float" office:value="16.1068">
                <text:p>16.1068</text:p>
              </table:table-cell>
              <table:table-cell office:value-type="float" office:value="-57.5094550766731">
                <text:p>-57.5094550766731</text:p>
              </table:table-cell>
              <table:table-cell office:value-type="float" office:value="36.5721">
                <text:p>36.5721</text:p>
              </table:table-cell>
              <table:table-cell office:value-type="float" office:value="-60.3093835884469">
                <text:p>-60.3093835884469</text:p>
              </table:table-cell>
              <table:table-cell office:value-type="float" office:value="146.005">
                <text:p>146.005</text:p>
              </table:table-cell>
              <table:table-cell office:value-type="float" office:value="-81.4914240188077">
                <text:p>-81.4914240188077</text:p>
              </table:table-cell>
              <table:table-cell office:value-type="float" office:value="530.672">
                <text:p>530.672</text:p>
              </table:table-cell>
              <table:table-cell office:value-type="float" office:value="-104.358218310068">
                <text:p>-104.358218310068</text:p>
              </table:table-cell>
              <table:table-cell office:value-type="float" office:value="1823.33">
                <text:p>1823.33</text:p>
              </table:table-cell>
              <table:table-cell office:value-type="float" office:value="-141.613876089228">
                <text:p>-141.613876089228</text:p>
              </table:table-cell>
              <table:table-cell office:value-type="float" office:value="6708.89">
                <text:p>6708.89</text:p>
              </table:table-cell>
              <table:table-cell office:value-type="float" office:value="-142.033991314709">
                <text:p>-142.033991314709</text:p>
              </table:table-cell>
              <table:table-cell office:value-type="float" office:value="19267.8">
                <text:p>19267.8</text:p>
              </table:table-cell>
              <table:table-cell office:value-type="float" office:value="-164.998983742657">
                <text:p>-164.998983742657</text:p>
              </table:table-cell>
              <table:table-cell office:value-type="float" office:value="35785.9">
                <text:p>35785.9</text:p>
              </table:table-cell>
              <table:table-cell office:value-type="float" office:value="-163.861877718548">
                <text:p>-163.861877718548</text:p>
              </table:table-cell>
              <table:table-cell office:value-type="float" office:value="83797.6">
                <text:p>83797.6</text:p>
              </table:table-cell>
              <table:table-cell office:value-type="float" office:value="-148.206596548452">
                <text:p>-148.20659654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0512">
                <text:p>9.40512</text:p>
              </table:table-cell>
              <table:table-cell office:value-type="float" office:value="-10.6971921662298">
                <text:p>-10.6971921662298</text:p>
              </table:table-cell>
              <table:table-cell office:value-type="float" office:value="11.3221">
                <text:p>11.3221</text:p>
              </table:table-cell>
              <table:table-cell office:value-type="float" office:value="-37.5841079291346">
                <text:p>-37.5841079291346</text:p>
              </table:table-cell>
              <table:table-cell office:value-type="float" office:value="18.7621">
                <text:p>18.7621</text:p>
              </table:table-cell>
              <table:table-cell office:value-type="float" office:value="-55.0080920663716">
                <text:p>-55.0080920663716</text:p>
              </table:table-cell>
              <table:table-cell office:value-type="float" office:value="45.2792">
                <text:p>45.2792</text:p>
              </table:table-cell>
              <table:table-cell office:value-type="float" office:value="-60.7905093231863">
                <text:p>-60.7905093231863</text:p>
              </table:table-cell>
              <table:table-cell office:value-type="float" office:value="185.096">
                <text:p>185.096</text:p>
              </table:table-cell>
              <table:table-cell office:value-type="float" office:value="-78.9107710346272">
                <text:p>-78.9107710346272</text:p>
              </table:table-cell>
              <table:table-cell office:value-type="float" office:value="660.87">
                <text:p>660.87</text:p>
              </table:table-cell>
              <table:table-cell office:value-type="float" office:value="-104.316078604375">
                <text:p>-104.316078604375</text:p>
              </table:table-cell>
              <table:table-cell office:value-type="float" office:value="2467.94">
                <text:p>2467.94</text:p>
              </table:table-cell>
              <table:table-cell office:value-type="float" office:value="-127.164703073807">
                <text:p>-127.164703073807</text:p>
              </table:table-cell>
              <table:table-cell office:value-type="float" office:value="9479.41">
                <text:p>9479.41</text:p>
              </table:table-cell>
              <table:table-cell office:value-type="float" office:value="-142.141316764001">
                <text:p>-142.141316764001</text:p>
              </table:table-cell>
              <table:table-cell office:value-type="float" office:value="27366.6">
                <text:p>27366.6</text:p>
              </table:table-cell>
              <table:table-cell office:value-type="float" office:value="-163.738735438834">
                <text:p>-163.738735438834</text:p>
              </table:table-cell>
              <table:table-cell office:value-type="float" office:value="48958.5">
                <text:p>48958.5</text:p>
              </table:table-cell>
              <table:table-cell office:value-type="float" office:value="-164.427308499632">
                <text:p>-164.427308499632</text:p>
              </table:table-cell>
              <table:table-cell office:value-type="float" office:value="108985">
                <text:p>108985</text:p>
              </table:table-cell>
              <table:table-cell office:value-type="float" office:value="-141.814287454705">
                <text:p>-141.81428745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531">
                <text:p>10.4531</text:p>
              </table:table-cell>
              <table:table-cell office:value-type="float" office:value="-12.107634581563">
                <text:p>-12.107634581563</text:p>
              </table:table-cell>
              <table:table-cell office:value-type="float" office:value="12.663">
                <text:p>12.663</text:p>
              </table:table-cell>
              <table:table-cell office:value-type="float" office:value="-34.4595893628004">
                <text:p>-34.4595893628004</text:p>
              </table:table-cell>
              <table:table-cell office:value-type="float" office:value="22.1041">
                <text:p>22.1041</text:p>
              </table:table-cell>
              <table:table-cell office:value-type="float" office:value="-50.8720549927064">
                <text:p>-50.8720549927064</text:p>
              </table:table-cell>
              <table:table-cell office:value-type="float" office:value="55.3644">
                <text:p>55.3644</text:p>
              </table:table-cell>
              <table:table-cell office:value-type="float" office:value="-66.9435564057322">
                <text:p>-66.9435564057322</text:p>
              </table:table-cell>
              <table:table-cell office:value-type="float" office:value="254.149">
                <text:p>254.149</text:p>
              </table:table-cell>
              <table:table-cell office:value-type="float" office:value="-79.6529149897108">
                <text:p>-79.6529149897108</text:p>
              </table:table-cell>
              <table:table-cell office:value-type="float" office:value="842.112">
                <text:p>842.112</text:p>
              </table:table-cell>
              <table:table-cell office:value-type="float" office:value="-104.947234686142">
                <text:p>-104.947234686142</text:p>
              </table:table-cell>
              <table:table-cell office:value-type="float" office:value="3338.55">
                <text:p>3338.55</text:p>
              </table:table-cell>
              <table:table-cell office:value-type="float" office:value="-133.151459404479">
                <text:p>-133.151459404479</text:p>
              </table:table-cell>
              <table:table-cell office:value-type="float" office:value="12640.4">
                <text:p>12640.4</text:p>
              </table:table-cell>
              <table:table-cell office:value-type="float" office:value="-158.582109493938">
                <text:p>-158.58210949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681">
                <text:p>11.5681</text:p>
              </table:table-cell>
              <table:table-cell office:value-type="float" office:value="-13.328021247397">
                <text:p>-13.328021247397</text:p>
              </table:table-cell>
              <table:table-cell office:value-type="float" office:value="14.0637">
                <text:p>14.0637</text:p>
              </table:table-cell>
              <table:table-cell office:value-type="float" office:value="-37.1602830368141">
                <text:p>-37.1602830368141</text:p>
              </table:table-cell>
              <table:table-cell office:value-type="float" office:value="25.9714">
                <text:p>25.9714</text:p>
              </table:table-cell>
              <table:table-cell office:value-type="float" office:value="-50.2939173405645">
                <text:p>-50.2939173405645</text:p>
              </table:table-cell>
              <table:table-cell office:value-type="float" office:value="66.825">
                <text:p>66.825</text:p>
              </table:table-cell>
              <table:table-cell office:value-type="float" office:value="-67.2110823499884">
                <text:p>-67.2110823499884</text:p>
              </table:table-cell>
              <table:table-cell office:value-type="float" office:value="344.809">
                <text:p>344.809</text:p>
              </table:table-cell>
              <table:table-cell office:value-type="float" office:value="-80.109904184516">
                <text:p>-80.109904184516</text:p>
              </table:table-cell>
              <table:table-cell office:value-type="float" office:value="1082.46">
                <text:p>1082.46</text:p>
              </table:table-cell>
              <table:table-cell office:value-type="float" office:value="-117.908379174055">
                <text:p>-117.908379174055</text:p>
              </table:table-cell>
              <table:table-cell office:value-type="float" office:value="4411.09">
                <text:p>4411.09</text:p>
              </table:table-cell>
              <table:table-cell office:value-type="float" office:value="-135.191854911348">
                <text:p>-135.191854911348</text:p>
              </table:table-cell>
              <table:table-cell office:value-type="float" office:value="16634.4">
                <text:p>16634.4</text:p>
              </table:table-cell>
              <table:table-cell office:value-type="float" office:value="-158.577471426079">
                <text:p>-158.57747142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3">
                <text:p>12.73</text:p>
              </table:table-cell>
              <table:table-cell office:value-type="float" office:value="-14.0988488803225">
                <text:p>-14.0988488803225</text:p>
              </table:table-cell>
              <table:table-cell office:value-type="float" office:value="15.7742">
                <text:p>15.7742</text:p>
              </table:table-cell>
              <table:table-cell office:value-type="float" office:value="-38.7517631029208">
                <text:p>-38.7517631029208</text:p>
              </table:table-cell>
              <table:table-cell office:value-type="float" office:value="30.3466">
                <text:p>30.3466</text:p>
              </table:table-cell>
              <table:table-cell office:value-type="float" office:value="-48.7036876425662">
                <text:p>-48.7036876425662</text:p>
              </table:table-cell>
              <table:table-cell office:value-type="float" office:value="79.7167">
                <text:p>79.7167</text:p>
              </table:table-cell>
              <table:table-cell office:value-type="float" office:value="-72.5801930989499">
                <text:p>-72.5801930989499</text:p>
              </table:table-cell>
              <table:table-cell office:value-type="float" office:value="467.952">
                <text:p>467.952</text:p>
              </table:table-cell>
              <table:table-cell office:value-type="float" office:value="-81.7739051661596">
                <text:p>-81.7739051661596</text:p>
              </table:table-cell>
              <table:table-cell office:value-type="float" office:value="1461.26">
                <text:p>1461.26</text:p>
              </table:table-cell>
              <table:table-cell office:value-type="float" office:value="-113.780066026104">
                <text:p>-113.780066026104</text:p>
              </table:table-cell>
              <table:table-cell office:value-type="float" office:value="5932.75">
                <text:p>5932.75</text:p>
              </table:table-cell>
              <table:table-cell office:value-type="float" office:value="-135.550846256127">
                <text:p>-135.550846256127</text:p>
              </table:table-cell>
              <table:table-cell office:value-type="float" office:value="22338.5">
                <text:p>22338.5</text:p>
              </table:table-cell>
              <table:table-cell office:value-type="float" office:value="-170.723935531433">
                <text:p>-170.72393553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9844">
                <text:p>13.9844</text:p>
              </table:table-cell>
              <table:table-cell office:value-type="float" office:value="-15.952095337723">
                <text:p>-15.952095337723</text:p>
              </table:table-cell>
              <table:table-cell office:value-type="float" office:value="17.6122">
                <text:p>17.6122</text:p>
              </table:table-cell>
              <table:table-cell office:value-type="float" office:value="-35.0092961618511">
                <text:p>-35.0092961618511</text:p>
              </table:table-cell>
              <table:table-cell office:value-type="float" office:value="35.3843">
                <text:p>35.3843</text:p>
              </table:table-cell>
              <table:table-cell office:value-type="float" office:value="-52.6103429178765">
                <text:p>-52.6103429178765</text:p>
              </table:table-cell>
              <table:table-cell office:value-type="float" office:value="95.0302">
                <text:p>95.0302</text:p>
              </table:table-cell>
              <table:table-cell office:value-type="float" office:value="-67.907130944254">
                <text:p>-67.907130944254</text:p>
              </table:table-cell>
              <table:table-cell office:value-type="float" office:value="611.931">
                <text:p>611.931</text:p>
              </table:table-cell>
              <table:table-cell office:value-type="float" office:value="-84.4386295577795">
                <text:p>-84.4386295577795</text:p>
              </table:table-cell>
              <table:table-cell office:value-type="float" office:value="1883.37">
                <text:p>1883.37</text:p>
              </table:table-cell>
              <table:table-cell office:value-type="float" office:value="-112.646953922798">
                <text:p>-112.646953922798</text:p>
              </table:table-cell>
              <table:table-cell office:value-type="float" office:value="8339.66">
                <text:p>8339.66</text:p>
              </table:table-cell>
              <table:table-cell office:value-type="float" office:value="-140.95573127486">
                <text:p>-140.9557312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392">
                <text:p>15.3392</text:p>
              </table:table-cell>
              <table:table-cell office:value-type="float" office:value="-17.2619330594347">
                <text:p>-17.2619330594347</text:p>
              </table:table-cell>
              <table:table-cell office:value-type="float" office:value="19.7201">
                <text:p>19.7201</text:p>
              </table:table-cell>
              <table:table-cell office:value-type="float" office:value="-33.7985686892511">
                <text:p>-33.7985686892511</text:p>
              </table:table-cell>
              <table:table-cell office:value-type="float" office:value="41.3163">
                <text:p>41.3163</text:p>
              </table:table-cell>
              <table:table-cell office:value-type="float" office:value="-52.1825167243066">
                <text:p>-52.1825167243066</text:p>
              </table:table-cell>
              <table:table-cell office:value-type="float" office:value="120.034">
                <text:p>120.034</text:p>
              </table:table-cell>
              <table:table-cell office:value-type="float" office:value="-67.9356903474375">
                <text:p>-67.9356903474375</text:p>
              </table:table-cell>
              <table:table-cell office:value-type="float" office:value="763.016">
                <text:p>763.016</text:p>
              </table:table-cell>
              <table:table-cell office:value-type="float" office:value="-87.5466917591508">
                <text:p>-87.5466917591508</text:p>
              </table:table-cell>
              <table:table-cell office:value-type="float" office:value="2507.86">
                <text:p>2507.86</text:p>
              </table:table-cell>
              <table:table-cell office:value-type="float" office:value="-113.908926380445">
                <text:p>-113.908926380445</text:p>
              </table:table-cell>
              <table:table-cell office:value-type="float" office:value="10992">
                <text:p>10992</text:p>
              </table:table-cell>
              <table:table-cell office:value-type="float" office:value="-142.161539304869">
                <text:p>-142.16153930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495">
                <text:p>16.8495</text:p>
              </table:table-cell>
              <table:table-cell office:value-type="float" office:value="-21.5748163924956">
                <text:p>-21.5748163924956</text:p>
              </table:table-cell>
              <table:table-cell office:value-type="float" office:value="21.7845">
                <text:p>21.7845</text:p>
              </table:table-cell>
              <table:table-cell office:value-type="float" office:value="-37.1714595656048">
                <text:p>-37.1714595656048</text:p>
              </table:table-cell>
              <table:table-cell office:value-type="float" office:value="47.7285">
                <text:p>47.7285</text:p>
              </table:table-cell>
              <table:table-cell office:value-type="float" office:value="-51.0345284647503">
                <text:p>-51.0345284647503</text:p>
              </table:table-cell>
              <table:table-cell office:value-type="float" office:value="156.662">
                <text:p>156.662</text:p>
              </table:table-cell>
              <table:table-cell office:value-type="float" office:value="-69.894197466263">
                <text:p>-69.894197466263</text:p>
              </table:table-cell>
              <table:table-cell office:value-type="float" office:value="973.544">
                <text:p>973.544</text:p>
              </table:table-cell>
              <table:table-cell office:value-type="float" office:value="-101.297308680175">
                <text:p>-101.297308680175</text:p>
              </table:table-cell>
              <table:table-cell office:value-type="float" office:value="3289.97">
                <text:p>3289.97</text:p>
              </table:table-cell>
              <table:table-cell office:value-type="float" office:value="-127.203886869566">
                <text:p>-127.203886869566</text:p>
              </table:table-cell>
              <table:table-cell office:value-type="float" office:value="14914.9">
                <text:p>14914.9</text:p>
              </table:table-cell>
              <table:table-cell office:value-type="float" office:value="-160.828616442331">
                <text:p>-160.82861644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68">
                <text:p>18.68</text:p>
              </table:table-cell>
              <table:table-cell office:value-type="float" office:value="-23.7220204193247">
                <text:p>-23.7220204193247</text:p>
              </table:table-cell>
              <table:table-cell office:value-type="float" office:value="24.1944">
                <text:p>24.1944</text:p>
              </table:table-cell>
              <table:table-cell office:value-type="float" office:value="-33.6603003902218">
                <text:p>-33.6603003902218</text:p>
              </table:table-cell>
              <table:table-cell office:value-type="float" office:value="55.9876">
                <text:p>55.9876</text:p>
              </table:table-cell>
              <table:table-cell office:value-type="float" office:value="-54.5360167789911">
                <text:p>-54.5360167789911</text:p>
              </table:table-cell>
              <table:table-cell office:value-type="float" office:value="203.632">
                <text:p>203.632</text:p>
              </table:table-cell>
              <table:table-cell office:value-type="float" office:value="-85.9652715278926">
                <text:p>-85.9652715278926</text:p>
              </table:table-cell>
              <table:table-cell office:value-type="float" office:value="1307.63">
                <text:p>1307.63</text:p>
              </table:table-cell>
              <table:table-cell office:value-type="float" office:value="-102.025953979039">
                <text:p>-102.025953979039</text:p>
              </table:table-cell>
              <table:table-cell office:value-type="float" office:value="4454.7">
                <text:p>4454.7</text:p>
              </table:table-cell>
              <table:table-cell office:value-type="float" office:value="-127.651021119103">
                <text:p>-127.65102111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6256">
                <text:p>20.6256</text:p>
              </table:table-cell>
              <table:table-cell office:value-type="float" office:value="-26.5042672008302">
                <text:p>-26.5042672008302</text:p>
              </table:table-cell>
              <table:table-cell office:value-type="float" office:value="26.9754">
                <text:p>26.9754</text:p>
              </table:table-cell>
              <table:table-cell office:value-type="float" office:value="-33.3733969581598">
                <text:p>-33.3733969581598</text:p>
              </table:table-cell>
              <table:table-cell office:value-type="float" office:value="66.5642">
                <text:p>66.5642</text:p>
              </table:table-cell>
              <table:table-cell office:value-type="float" office:value="-55.1203940578383">
                <text:p>-55.1203940578383</text:p>
              </table:table-cell>
              <table:table-cell office:value-type="float" office:value="268.497">
                <text:p>268.497</text:p>
              </table:table-cell>
              <table:table-cell office:value-type="float" office:value="-88.5814444733793">
                <text:p>-88.5814444733793</text:p>
              </table:table-cell>
              <table:table-cell office:value-type="float" office:value="1846.52">
                <text:p>1846.52</text:p>
              </table:table-cell>
              <table:table-cell office:value-type="float" office:value="-102.669260514637">
                <text:p>-102.669260514637</text:p>
              </table:table-cell>
              <table:table-cell office:value-type="float" office:value="6096.94">
                <text:p>6096.94</text:p>
              </table:table-cell>
              <table:table-cell office:value-type="float" office:value="-139.102181142493">
                <text:p>-139.10218114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4582">
                <text:p>23.4582</text:p>
              </table:table-cell>
              <table:table-cell office:value-type="float" office:value="-23.6209940754686">
                <text:p>-23.6209940754686</text:p>
              </table:table-cell>
              <table:table-cell office:value-type="float" office:value="30.2147">
                <text:p>30.2147</text:p>
              </table:table-cell>
              <table:table-cell office:value-type="float" office:value="-36.5695423976123">
                <text:p>-36.5695423976123</text:p>
              </table:table-cell>
              <table:table-cell office:value-type="float" office:value="81.2733">
                <text:p>81.2733</text:p>
              </table:table-cell>
              <table:table-cell office:value-type="float" office:value="-56.81124496842">
                <text:p>-56.81124496842</text:p>
              </table:table-cell>
              <table:table-cell office:value-type="float" office:value="348.991">
                <text:p>348.991</text:p>
              </table:table-cell>
              <table:table-cell office:value-type="float" office:value="-91.9077000402874">
                <text:p>-91.9077000402874</text:p>
              </table:table-cell>
              <table:table-cell office:value-type="float" office:value="2617.31">
                <text:p>2617.31</text:p>
              </table:table-cell>
              <table:table-cell office:value-type="float" office:value="-104.998984117572">
                <text:p>-104.998984117572</text:p>
              </table:table-cell>
              <table:table-cell office:value-type="float" office:value="8134.89">
                <text:p>8134.89</text:p>
              </table:table-cell>
              <table:table-cell office:value-type="float" office:value="-144.680407484602">
                <text:p>-144.68040748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03">
                <text:p>26.703</text:p>
              </table:table-cell>
              <table:table-cell office:value-type="float" office:value="-23.0724003636836">
                <text:p>-23.0724003636836</text:p>
              </table:table-cell>
              <table:table-cell office:value-type="float" office:value="33.6112">
                <text:p>33.6112</text:p>
              </table:table-cell>
              <table:table-cell office:value-type="float" office:value="-38.3327238512169">
                <text:p>-38.3327238512169</text:p>
              </table:table-cell>
              <table:table-cell office:value-type="float" office:value="98.1449">
                <text:p>98.1449</text:p>
              </table:table-cell>
              <table:table-cell office:value-type="float" office:value="-56.6667290281238">
                <text:p>-56.6667290281238</text:p>
              </table:table-cell>
              <table:table-cell office:value-type="float" office:value="463.943">
                <text:p>463.943</text:p>
              </table:table-cell>
              <table:table-cell office:value-type="float" office:value="-93.9223657114563">
                <text:p>-93.9223657114563</text:p>
              </table:table-cell>
              <table:table-cell office:value-type="float" office:value="3706.48">
                <text:p>3706.48</text:p>
              </table:table-cell>
              <table:table-cell office:value-type="float" office:value="-110.944526979607">
                <text:p>-110.944526979607</text:p>
              </table:table-cell>
              <table:table-cell office:value-type="float" office:value="11440.1">
                <text:p>11440.1</text:p>
              </table:table-cell>
              <table:table-cell office:value-type="float" office:value="-150.470314055499">
                <text:p>-150.47031405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591">
                <text:p>30.7591</text:p>
              </table:table-cell>
              <table:table-cell office:value-type="float" office:value="-24.1960445386011">
                <text:p>-24.1960445386011</text:p>
              </table:table-cell>
              <table:table-cell office:value-type="float" office:value="37.4377">
                <text:p>37.4377</text:p>
              </table:table-cell>
              <table:table-cell office:value-type="float" office:value="-38.0620319955964">
                <text:p>-38.0620319955964</text:p>
              </table:table-cell>
              <table:table-cell office:value-type="float" office:value="121.867">
                <text:p>121.867</text:p>
              </table:table-cell>
              <table:table-cell office:value-type="float" office:value="-58.9765297503788">
                <text:p>-58.9765297503788</text:p>
              </table:table-cell>
              <table:table-cell office:value-type="float" office:value="622.005">
                <text:p>622.005</text:p>
              </table:table-cell>
              <table:table-cell office:value-type="float" office:value="-100.350056528666">
                <text:p>-100.350056528666</text:p>
              </table:table-cell>
              <table:table-cell office:value-type="float" office:value="5194.98">
                <text:p>5194.98</text:p>
              </table:table-cell>
              <table:table-cell office:value-type="float" office:value="-115.78891592926">
                <text:p>-115.78891592926</text:p>
              </table:table-cell>
              <table:table-cell office:value-type="float" office:value="16742.9">
                <text:p>16742.9</text:p>
              </table:table-cell>
              <table:table-cell office:value-type="float" office:value="-153.977595781978">
                <text:p>-153.97759578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2301">
                <text:p>35.2301</text:p>
              </table:table-cell>
              <table:table-cell office:value-type="float" office:value="-24.0131908372735">
                <text:p>-24.0131908372735</text:p>
              </table:table-cell>
              <table:table-cell office:value-type="float" office:value="42.192">
                <text:p>42.192</text:p>
              </table:table-cell>
              <table:table-cell office:value-type="float" office:value="-43.0105951311786">
                <text:p>-43.0105951311786</text:p>
              </table:table-cell>
              <table:table-cell office:value-type="float" office:value="155.386">
                <text:p>155.386</text:p>
              </table:table-cell>
              <table:table-cell office:value-type="float" office:value="-60.5399370197146">
                <text:p>-60.5399370197146</text:p>
              </table:table-cell>
              <table:table-cell office:value-type="float" office:value="885.723">
                <text:p>885.723</text:p>
              </table:table-cell>
              <table:table-cell office:value-type="float" office:value="-111.331276899976">
                <text:p>-111.331276899976</text:p>
              </table:table-cell>
              <table:table-cell office:value-type="float" office:value="7624.46">
                <text:p>7624.46</text:p>
              </table:table-cell>
              <table:table-cell office:value-type="float" office:value="-118.482507640975">
                <text:p>-118.48250764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0267">
                <text:p>41.0267</text:p>
              </table:table-cell>
              <table:table-cell office:value-type="float" office:value="-23.5636722189018">
                <text:p>-23.5636722189018</text:p>
              </table:table-cell>
              <table:table-cell office:value-type="float" office:value="47.7047">
                <text:p>47.7047</text:p>
              </table:table-cell>
              <table:table-cell office:value-type="float" office:value="-44.7963802355419">
                <text:p>-44.7963802355419</text:p>
              </table:table-cell>
              <table:table-cell office:value-type="float" office:value="198.347">
                <text:p>198.347</text:p>
              </table:table-cell>
              <table:table-cell office:value-type="float" office:value="-65.6408853919595">
                <text:p>-65.6408853919595</text:p>
              </table:table-cell>
              <table:table-cell office:value-type="float" office:value="1280.48">
                <text:p>1280.48</text:p>
              </table:table-cell>
              <table:table-cell office:value-type="float" office:value="-112.711691416122">
                <text:p>-112.711691416122</text:p>
              </table:table-cell>
              <table:table-cell office:value-type="float" office:value="10986">
                <text:p>10986</text:p>
              </table:table-cell>
              <table:table-cell office:value-type="float" office:value="-125.444424559294">
                <text:p>-125.44442455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4864">
                <text:p>48.4864</text:p>
              </table:table-cell>
              <table:table-cell office:value-type="float" office:value="-24.5858738069525">
                <text:p>-24.5858738069525</text:p>
              </table:table-cell>
              <table:table-cell office:value-type="float" office:value="54.5855">
                <text:p>54.5855</text:p>
              </table:table-cell>
              <table:table-cell office:value-type="float" office:value="-48.0969380559081">
                <text:p>-48.0969380559081</text:p>
              </table:table-cell>
              <table:table-cell office:value-type="float" office:value="259.295">
                <text:p>259.295</text:p>
              </table:table-cell>
              <table:table-cell office:value-type="float" office:value="-66.4893225577697">
                <text:p>-66.4893225577697</text:p>
              </table:table-cell>
              <table:table-cell office:value-type="float" office:value="1882.63">
                <text:p>1882.63</text:p>
              </table:table-cell>
              <table:table-cell office:value-type="float" office:value="-122.563669323326">
                <text:p>-122.563669323326</text:p>
              </table:table-cell>
              <table:table-cell office:value-type="float" office:value="16016.5">
                <text:p>16016.5</text:p>
              </table:table-cell>
              <table:table-cell office:value-type="float" office:value="-131.408349048124">
                <text:p>-131.40834904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5503">
                <text:p>58.5503</text:p>
              </table:table-cell>
              <table:table-cell office:value-type="float" office:value="-26.0284381191434">
                <text:p>-26.0284381191434</text:p>
              </table:table-cell>
              <table:table-cell office:value-type="float" office:value="62.7247">
                <text:p>62.7247</text:p>
              </table:table-cell>
              <table:table-cell office:value-type="float" office:value="-50.144918086131">
                <text:p>-50.144918086131</text:p>
              </table:table-cell>
              <table:table-cell office:value-type="float" office:value="336.245">
                <text:p>336.245</text:p>
              </table:table-cell>
              <table:table-cell office:value-type="float" office:value="-67.0504647066716">
                <text:p>-67.0504647066716</text:p>
              </table:table-cell>
              <table:table-cell office:value-type="float" office:value="2802.01">
                <text:p>2802.01</text:p>
              </table:table-cell>
              <table:table-cell office:value-type="float" office:value="-112.677539614001">
                <text:p>-112.67753961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6094">
                <text:p>71.6094</text:p>
              </table:table-cell>
              <table:table-cell office:value-type="float" office:value="-28.4226009469021">
                <text:p>-28.4226009469021</text:p>
              </table:table-cell>
              <table:table-cell office:value-type="float" office:value="72.0644">
                <text:p>72.0644</text:p>
              </table:table-cell>
              <table:table-cell office:value-type="float" office:value="-51.2386376002682">
                <text:p>-51.2386376002682</text:p>
              </table:table-cell>
              <table:table-cell office:value-type="float" office:value="442.815">
                <text:p>442.815</text:p>
              </table:table-cell>
              <table:table-cell office:value-type="float" office:value="-71.828105129348">
                <text:p>-71.828105129348</text:p>
              </table:table-cell>
              <table:table-cell office:value-type="float" office:value="4223.41">
                <text:p>4223.41</text:p>
              </table:table-cell>
              <table:table-cell office:value-type="float" office:value="-111.96165017661">
                <text:p>-111.96165017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4348">
                <text:p>88.4348</text:p>
              </table:table-cell>
              <table:table-cell office:value-type="float" office:value="-29.9569655536731">
                <text:p>-29.9569655536731</text:p>
              </table:table-cell>
              <table:table-cell office:value-type="float" office:value="84.3319">
                <text:p>84.3319</text:p>
              </table:table-cell>
              <table:table-cell office:value-type="float" office:value="-56.7403252640729">
                <text:p>-56.7403252640729</text:p>
              </table:table-cell>
              <table:table-cell office:value-type="float" office:value="612.141">
                <text:p>612.141</text:p>
              </table:table-cell>
              <table:table-cell office:value-type="float" office:value="-75.5782151877585">
                <text:p>-75.5782151877585</text:p>
              </table:table-cell>
              <table:table-cell office:value-type="float" office:value="6349.24">
                <text:p>6349.24</text:p>
              </table:table-cell>
              <table:table-cell office:value-type="float" office:value="-126.435779811675">
                <text:p>-126.43577981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.68">
                <text:p>110.68</text:p>
              </table:table-cell>
              <table:table-cell office:value-type="float" office:value="-31.2368806870298">
                <text:p>-31.2368806870298</text:p>
              </table:table-cell>
              <table:table-cell office:value-type="float" office:value="99.3592">
                <text:p>99.3592</text:p>
              </table:table-cell>
              <table:table-cell office:value-type="float" office:value="-65.0101448305647">
                <text:p>-65.0101448305647</text:p>
              </table:table-cell>
              <table:table-cell office:value-type="float" office:value="849.637">
                <text:p>849.637</text:p>
              </table:table-cell>
              <table:table-cell office:value-type="float" office:value="-76.7546022513359">
                <text:p>-76.7546022513359</text:p>
              </table:table-cell>
              <table:table-cell office:value-type="float" office:value="10279.6">
                <text:p>10279.6</text:p>
              </table:table-cell>
              <table:table-cell office:value-type="float" office:value="-141.475082265505">
                <text:p>-141.475082265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.859">
                <text:p>137.859</text:p>
              </table:table-cell>
              <table:table-cell office:value-type="float" office:value="-31.9898667367043">
                <text:p>-31.9898667367043</text:p>
              </table:table-cell>
              <table:table-cell office:value-type="float" office:value="116.733">
                <text:p>116.733</text:p>
              </table:table-cell>
              <table:table-cell office:value-type="float" office:value="-66.898610129035">
                <text:p>-66.898610129035</text:p>
              </table:table-cell>
              <table:table-cell office:value-type="float" office:value="1203.95">
                <text:p>1203.95</text:p>
              </table:table-cell>
              <table:table-cell office:value-type="float" office:value="-78.3537729546811">
                <text:p>-78.3537729546811</text:p>
              </table:table-cell>
              <table:table-cell office:value-type="float" office:value="16260.7">
                <text:p>16260.7</text:p>
              </table:table-cell>
              <table:table-cell office:value-type="float" office:value="-140.78747791237">
                <text:p>-140.7874779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.15">
                <text:p>177.15</text:p>
              </table:table-cell>
              <table:table-cell office:value-type="float" office:value="-32.7644349602881">
                <text:p>-32.7644349602881</text:p>
              </table:table-cell>
              <table:table-cell office:value-type="float" office:value="139.215">
                <text:p>139.215</text:p>
              </table:table-cell>
              <table:table-cell office:value-type="float" office:value="-81.7455568297122">
                <text:p>-81.7455568297122</text:p>
              </table:table-cell>
              <table:table-cell office:value-type="float" office:value="1715.17">
                <text:p>1715.17</text:p>
              </table:table-cell>
              <table:table-cell office:value-type="float" office:value="-78.691294252922">
                <text:p>-78.691294252922</text:p>
              </table:table-cell>
              <table:table-cell office:value-type="float" office:value="25744.6">
                <text:p>25744.6</text:p>
              </table:table-cell>
              <table:table-cell office:value-type="float" office:value="-135.255626879456">
                <text:p>-135.25562687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.811">
                <text:p>233.811</text:p>
              </table:table-cell>
              <table:table-cell office:value-type="float" office:value="-33.2653864757761">
                <text:p>-33.2653864757761</text:p>
              </table:table-cell>
              <table:table-cell office:value-type="float" office:value="166.951">
                <text:p>166.951</text:p>
              </table:table-cell>
              <table:table-cell office:value-type="float" office:value="-69.8508687923614">
                <text:p>-69.8508687923614</text:p>
              </table:table-cell>
              <table:table-cell office:value-type="float" office:value="2460.51">
                <text:p>2460.51</text:p>
              </table:table-cell>
              <table:table-cell office:value-type="float" office:value="-81.8692279597141">
                <text:p>-81.869227959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.219">
                <text:p>318.219</text:p>
              </table:table-cell>
              <table:table-cell office:value-type="float" office:value="-33.7501067884108">
                <text:p>-33.7501067884108</text:p>
              </table:table-cell>
              <table:table-cell office:value-type="float" office:value="204.722">
                <text:p>204.722</text:p>
              </table:table-cell>
              <table:table-cell office:value-type="float" office:value="-75.1048191646064">
                <text:p>-75.1048191646064</text:p>
              </table:table-cell>
              <table:table-cell office:value-type="float" office:value="3596.82">
                <text:p>3596.82</text:p>
              </table:table-cell>
              <table:table-cell office:value-type="float" office:value="-83.7369272213251">
                <text:p>-83.7369272213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0.624">
                <text:p>450.624</text:p>
              </table:table-cell>
              <table:table-cell office:value-type="float" office:value="-34.8981432857662">
                <text:p>-34.8981432857662</text:p>
              </table:table-cell>
              <table:table-cell office:value-type="float" office:value="254.621">
                <text:p>254.621</text:p>
              </table:table-cell>
              <table:table-cell office:value-type="float" office:value="-76.1351026328991">
                <text:p>-76.1351026328991</text:p>
              </table:table-cell>
              <table:table-cell office:value-type="float" office:value="5290.39">
                <text:p>5290.39</text:p>
              </table:table-cell>
              <table:table-cell office:value-type="float" office:value="-84.2973809497781">
                <text:p>-84.297380949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7.192">
                <text:p>667.192</text:p>
              </table:table-cell>
              <table:table-cell office:value-type="float" office:value="-36.5217578388879">
                <text:p>-36.5217578388879</text:p>
              </table:table-cell>
              <table:table-cell office:value-type="float" office:value="324.836">
                <text:p>324.836</text:p>
              </table:table-cell>
              <table:table-cell office:value-type="float" office:value="-74.305209895597">
                <text:p>-74.305209895597</text:p>
              </table:table-cell>
              <table:table-cell office:value-type="float" office:value="8065.15">
                <text:p>8065.15</text:p>
              </table:table-cell>
              <table:table-cell office:value-type="float" office:value="-86.048700142361">
                <text:p>-86.04870014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3.02">
                <text:p>993.02</text:p>
              </table:table-cell>
              <table:table-cell office:value-type="float" office:value="-37.4630353856337">
                <text:p>-37.4630353856337</text:p>
              </table:table-cell>
              <table:table-cell office:value-type="float" office:value="422.892">
                <text:p>422.892</text:p>
              </table:table-cell>
              <table:table-cell office:value-type="float" office:value="-78.0961848953293">
                <text:p>-78.0961848953293</text:p>
              </table:table-cell>
              <table:table-cell office:value-type="float" office:value="11967.7">
                <text:p>11967.7</text:p>
              </table:table-cell>
              <table:table-cell office:value-type="float" office:value="-86.2675899290117">
                <text:p>-86.267589929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6.64">
                <text:p>1446.64</text:p>
              </table:table-cell>
              <table:table-cell office:value-type="float" office:value="-37.5155735445771">
                <text:p>-37.5155735445771</text:p>
              </table:table-cell>
              <table:table-cell office:value-type="float" office:value="555.662">
                <text:p>555.662</text:p>
              </table:table-cell>
              <table:table-cell office:value-type="float" office:value="-76.8952690633499">
                <text:p>-76.8952690633499</text:p>
              </table:table-cell>
              <table:table-cell office:value-type="float" office:value="18397.3">
                <text:p>18397.3</text:p>
              </table:table-cell>
              <table:table-cell office:value-type="float" office:value="-90.2829538814439">
                <text:p>-90.282953881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5.62">
                <text:p>2095.62</text:p>
              </table:table-cell>
              <table:table-cell office:value-type="float" office:value="-38.1894928867844">
                <text:p>-38.1894928867844</text:p>
              </table:table-cell>
              <table:table-cell office:value-type="float" office:value="710.756">
                <text:p>710.756</text:p>
              </table:table-cell>
              <table:table-cell office:value-type="float" office:value="-69.8859107045056">
                <text:p>-69.8859107045056</text:p>
              </table:table-cell>
              <table:table-cell office:value-type="float" office:value="26676.7">
                <text:p>26676.7</text:p>
              </table:table-cell>
              <table:table-cell office:value-type="float" office:value="-93.456212733743">
                <text:p>-93.45621273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1.62">
                <text:p>3171.62</text:p>
              </table:table-cell>
              <table:table-cell office:value-type="float" office:value="-39.6163794580107">
                <text:p>-39.6163794580107</text:p>
              </table:table-cell>
              <table:table-cell office:value-type="float" office:value="946.758">
                <text:p>946.758</text:p>
              </table:table-cell>
              <table:table-cell office:value-type="float" office:value="-67.4324464190277">
                <text:p>-67.4324464190277</text:p>
              </table:table-cell>
              <table:table-cell office:value-type="float" office:value="40548.9">
                <text:p>40548.9</text:p>
              </table:table-cell>
              <table:table-cell office:value-type="float" office:value="-96.3074597056908">
                <text:p>-96.3074597056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69.85">
                <text:p>4669.85</text:p>
              </table:table-cell>
              <table:table-cell office:value-type="float" office:value="-40.3619872046241">
                <text:p>-40.3619872046241</text:p>
              </table:table-cell>
              <table:table-cell office:value-type="float" office:value="1289.14">
                <text:p>1289.14</text:p>
              </table:table-cell>
              <table:table-cell office:value-type="float" office:value="-65.3737566574498">
                <text:p>-65.373756657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78.18">
                <text:p>7178.18</text:p>
              </table:table-cell>
              <table:table-cell office:value-type="float" office:value="-40.9606196471809">
                <text:p>-40.9606196471809</text:p>
              </table:table-cell>
              <table:table-cell office:value-type="float" office:value="1733.94">
                <text:p>1733.94</text:p>
              </table:table-cell>
              <table:table-cell office:value-type="float" office:value="-67.5317372326931">
                <text:p>-67.531737232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40.8">
                <text:p>11840.8</text:p>
              </table:table-cell>
              <table:table-cell office:value-type="float" office:value="-41.8968261753063">
                <text:p>-41.8968261753063</text:p>
              </table:table-cell>
              <table:table-cell office:value-type="float" office:value="2320.45">
                <text:p>2320.45</text:p>
              </table:table-cell>
              <table:table-cell office:value-type="float" office:value="-69.6162677632212">
                <text:p>-69.616267763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71.5">
                <text:p>20871.5</text:p>
              </table:table-cell>
              <table:table-cell office:value-type="float" office:value="-42.2822482374353">
                <text:p>-42.2822482374353</text:p>
              </table:table-cell>
              <table:table-cell office:value-type="float" office:value="3146.42">
                <text:p>3146.42</text:p>
              </table:table-cell>
              <table:table-cell office:value-type="float" office:value="-70.2350345777149">
                <text:p>-70.235034577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24.6">
                <text:p>36424.6</text:p>
              </table:table-cell>
              <table:table-cell office:value-type="float" office:value="-43.055044072924">
                <text:p>-43.055044072924</text:p>
              </table:table-cell>
              <table:table-cell office:value-type="float" office:value="4401.67">
                <text:p>4401.67</text:p>
              </table:table-cell>
              <table:table-cell office:value-type="float" office:value="-72.9970789826686">
                <text:p>-72.997078982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885.8">
                <text:p>62885.8</text:p>
              </table:table-cell>
              <table:table-cell office:value-type="float" office:value="-43.8216677693797">
                <text:p>-43.8216677693797</text:p>
              </table:table-cell>
              <table:table-cell office:value-type="float" office:value="6055.81">
                <text:p>6055.81</text:p>
              </table:table-cell>
              <table:table-cell office:value-type="float" office:value="-74.8319571889528">
                <text:p>-74.831957188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8.77">
                <text:p>8618.77</text:p>
              </table:table-cell>
              <table:table-cell office:value-type="float" office:value="-75.3050105958844">
                <text:p>-75.3050105958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3.2">
                <text:p>12633.2</text:p>
              </table:table-cell>
              <table:table-cell office:value-type="float" office:value="-75.2075780565984">
                <text:p>-75.207578056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86.1">
                <text:p>17586.1</text:p>
              </table:table-cell>
              <table:table-cell office:value-type="float" office:value="-75.3052728642772">
                <text:p>-75.30527286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25.8">
                <text:p>24825.8</text:p>
              </table:table-cell>
              <table:table-cell office:value-type="float" office:value="-74.5082083715875">
                <text:p>-74.508208371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70.3">
                <text:p>34470.3</text:p>
              </table:table-cell>
              <table:table-cell office:value-type="float" office:value="-74.7065183329205">
                <text:p>-74.706518332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24.9">
                <text:p>49424.9</text:p>
              </table:table-cell>
              <table:table-cell office:value-type="float" office:value="-75.2299797900585">
                <text:p>-75.229979790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-2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80" chart:maximum="-0" chart:origin="-200" chart:interval-major="2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0.806cm" style:legend-expansion="high" chart:style-name="ch2"/>
        <chart:plot-area chart:style-name="ch3" table:cell-range-address="'1'.L9:'1'.L52 '1'.B9:'1'.B53 '2'.B9:'2'.B59 '3'.B9:'3'.B47 '4'.B9:'4'.B39 '5'.B9:'5'.B33 '6'.B9:'6'.B30 '7'.B9:'7'.B25 '8'.B9:'8'.B22 '9'.B9:'9'.B19 '10'.B9:'10'.B19 '11'.B9:'11'.B19 '12'.B9:'12'.B14" chart:data-source-has-labels="row" svg:x="1.315cm" svg:y="0.177cm" svg:width="11.908cm" svg:height="7.556cm">
          <chartooo:coordinate-region svg:x="1.892cm" svg:y="0.376cm" svg:width="11.051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57cm" chart:style-name="ch9">
              <text:p>|S11| Error. dB</text:p>
            </chart:title>
            <chart:grid chart:style-name="ch6" chart:class="major"/>
          </chart:axis>
          <chart:series chart:style-name="ch10" chart:values-cell-range-address="'1'.B9:'1'.B52" chart:label-cell-address="'1'.B53:'1'.B53" chart:class="chart:scatter">
            <chart:domain table:cell-range-address="'1'.L9:'1'.L52"/>
            <chart:data-point chart:repeated="44"/>
          </chart:series>
          <chart:series chart:style-name="ch11" chart:values-cell-range-address="'2'.B9:'2'.B58" chart:label-cell-address="'2'.B59:'2'.B59" chart:class="chart:scatter">
            <chart:domain table:cell-range-address="'2'.L9:'2'.L58"/>
            <chart:data-point chart:repeated="50"/>
          </chart:series>
          <chart:series chart:style-name="ch12" chart:values-cell-range-address="'3'.B9:'3'.B46" chart:label-cell-address="'3'.B47:'3'.B47" chart:class="chart:scatter">
            <chart:domain table:cell-range-address="'3'.L9:'3'.L46"/>
            <chart:data-point chart:repeated="38"/>
          </chart:series>
          <chart:series chart:style-name="ch13" chart:values-cell-range-address="'4'.B9:'4'.B38" chart:label-cell-address="'4'.B39:'4'.B39" chart:class="chart:scatter">
            <chart:domain table:cell-range-address="'4'.L9:'4'.L38"/>
            <chart:data-point chart:repeated="30"/>
          </chart:series>
          <chart:series chart:style-name="ch14" chart:values-cell-range-address="'5'.B9:'5'.B32" chart:label-cell-address="'5'.B33:'5'.B33" chart:class="chart:scatter">
            <chart:domain table:cell-range-address="'5'.L9:'5'.L32"/>
            <chart:data-point chart:repeated="24"/>
          </chart:series>
          <chart:series chart:style-name="ch15" chart:values-cell-range-address="'6'.B9:'6'.B29" chart:label-cell-address="'6'.B30:'6'.B30" chart:class="chart:scatter">
            <chart:domain table:cell-range-address="'6'.L9:'6'.L29"/>
            <chart:data-point chart:repeated="21"/>
          </chart:series>
          <chart:series chart:style-name="ch16" chart:values-cell-range-address="'7'.B9:'7'.B24" chart:label-cell-address="'7'.B25:'7'.B25" chart:class="chart:scatter">
            <chart:domain table:cell-range-address="'7'.L9:'7'.L24"/>
            <chart:data-point chart:repeated="16"/>
          </chart:series>
          <chart:series chart:style-name="ch17" chart:values-cell-range-address="'8'.B9:'8'.B21" chart:label-cell-address="'8'.B22:'8'.B22" chart:class="chart:scatter">
            <chart:domain table:cell-range-address="'8'.L9:'8'.L21"/>
            <chart:data-point chart:repeated="13"/>
          </chart:series>
          <chart:series chart:style-name="ch18" chart:values-cell-range-address="'9'.B9:'9'.B18" chart:label-cell-address="'9'.B19:'9'.B19" chart:class="chart:scatter">
            <chart:domain table:cell-range-address="'9'.L9:'9'.L18"/>
            <chart:data-point chart:repeated="10"/>
          </chart:series>
          <chart:series chart:style-name="ch19" chart:values-cell-range-address="'10'.B9:'10'.B18" chart:label-cell-address="'10'.B19:'10'.B19" chart:class="chart:scatter">
            <chart:domain table:cell-range-address="'10'.L9:'10'.L18"/>
            <chart:data-point chart:repeated="10"/>
          </chart:series>
          <chart:series chart:style-name="ch20" chart:values-cell-range-address="'11'.B9:'11'.B18" chart:label-cell-address="'11'.B19:'11'.B19" chart:class="chart:scatter">
            <chart:domain table:cell-range-address="'11'.L9:'11'.L18"/>
            <chart:data-point chart:repeated="10"/>
          </chart:series>
          <chart:series chart:style-name="ch21" chart:values-cell-range-address="'12'.B9:'12'.B13" chart:label-cell-address="'12'.B14:'12'.B14" chart:class="chart:scatter">
            <chart:domain table:cell-range-address="'12'.L9:'12'.L13"/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</text:p>
                <draw:g>
                  <svg:desc>'1'.B53:'1'.B5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2</text:p>
                <draw:g>
                  <svg:desc>'2'.B59:'2'.B5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3</text:p>
                <draw:g>
                  <svg:desc>'3'.B47:'3'.B4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4</text:p>
                <draw:g>
                  <svg:desc>'4'.B39:'4'.B3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5</text:p>
                <draw:g>
                  <svg:desc>'5'.B33:'5'.B3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6</text:p>
                <draw:g>
                  <svg:desc>'6'.B30:'6'.B3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</text:p>
                <draw:g>
                  <svg:desc>'7'.B25:'7'.B2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8</text:p>
                <draw:g>
                  <svg:desc>'8'.B22:'8'.B2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9</text:p>
                <draw:g>
                  <svg:desc>'9'.B19:'9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0</text:p>
                <draw:g>
                  <svg:desc>'10'.B19:'10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1</text:p>
                <draw:g>
                  <svg:desc>'11'.B19:'11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2</text:p>
                <draw:g>
                  <svg:desc>'12'.B14:'1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7666">
                <text:p>0.917666</text:p>
                <draw:g>
                  <svg:desc>'1'.L9:'1'.L52</svg:desc>
                </draw:g>
              </table:table-cell>
              <table:table-cell office:value-type="float" office:value="-0.00524504485117399">
                <text:p>-0.00524504485117399</text:p>
                <draw:g>
                  <svg:desc>'1'.B9:'1'.B52</svg:desc>
                </draw:g>
              </table:table-cell>
              <table:table-cell office:value-type="float" office:value="1.10307">
                <text:p>1.10307</text:p>
                <draw:g>
                  <svg:desc>'2'.L9:'2'.L58</svg:desc>
                </draw:g>
              </table:table-cell>
              <table:table-cell office:value-type="float" office:value="-6.45333738672979">
                <text:p>-6.45333738672979</text:p>
                <draw:g>
                  <svg:desc>'2'.B9:'2'.B58</svg:desc>
                </draw:g>
              </table:table-cell>
              <table:table-cell office:value-type="float" office:value="1.24656">
                <text:p>1.24656</text:p>
                <draw:g>
                  <svg:desc>'3'.L9:'3'.L46</svg:desc>
                </draw:g>
              </table:table-cell>
              <table:table-cell office:value-type="float" office:value="-11.886319068299">
                <text:p>-11.886319068299</text:p>
                <draw:g>
                  <svg:desc>'3'.B9:'3'.B46</svg:desc>
                </draw:g>
              </table:table-cell>
              <table:table-cell office:value-type="float" office:value="1.56572">
                <text:p>1.56572</text:p>
                <draw:g>
                  <svg:desc>'4'.L9:'4'.L38</svg:desc>
                </draw:g>
              </table:table-cell>
              <table:table-cell office:value-type="float" office:value="-29.3111669022111">
                <text:p>-29.3111669022111</text:p>
                <draw:g>
                  <svg:desc>'4'.B9:'4'.B38</svg:desc>
                </draw:g>
              </table:table-cell>
              <table:table-cell office:value-type="float" office:value="2.64268">
                <text:p>2.64268</text:p>
                <draw:g>
                  <svg:desc>'5'.L9:'5'.L32</svg:desc>
                </draw:g>
              </table:table-cell>
              <table:table-cell office:value-type="float" office:value="-53.9231820310301">
                <text:p>-53.9231820310301</text:p>
                <draw:g>
                  <svg:desc>'5'.B9:'5'.B32</svg:desc>
                </draw:g>
              </table:table-cell>
              <table:table-cell office:value-type="float" office:value="5.45264">
                <text:p>5.45264</text:p>
                <draw:g>
                  <svg:desc>'6'.L9:'6'.L29</svg:desc>
                </draw:g>
              </table:table-cell>
              <table:table-cell office:value-type="float" office:value="-58.1958558274001">
                <text:p>-58.1958558274001</text:p>
                <draw:g>
                  <svg:desc>'6'.B9:'6'.B29</svg:desc>
                </draw:g>
              </table:table-cell>
              <table:table-cell office:value-type="float" office:value="12.8911">
                <text:p>12.8911</text:p>
                <draw:g>
                  <svg:desc>'7'.L9:'7'.L24</svg:desc>
                </draw:g>
              </table:table-cell>
              <table:table-cell office:value-type="float" office:value="-76.0919485314997">
                <text:p>-76.0919485314997</text:p>
                <draw:g>
                  <svg:desc>'7'.B9:'7'.B24</svg:desc>
                </draw:g>
              </table:table-cell>
              <table:table-cell office:value-type="float" office:value="32.3104">
                <text:p>32.3104</text:p>
                <draw:g>
                  <svg:desc>'8'.L9:'8'.L21</svg:desc>
                </draw:g>
              </table:table-cell>
              <table:table-cell office:value-type="float" office:value="-98.5546375747928">
                <text:p>-98.5546375747928</text:p>
                <draw:g>
                  <svg:desc>'8'.B9:'8'.B21</svg:desc>
                </draw:g>
              </table:table-cell>
              <table:table-cell office:value-type="float" office:value="98.7386">
                <text:p>98.7386</text:p>
                <draw:g>
                  <svg:desc>'9'.L9:'9'.L18</svg:desc>
                </draw:g>
              </table:table-cell>
              <table:table-cell office:value-type="float" office:value="-113.852516282795">
                <text:p>-113.852516282795</text:p>
                <draw:g>
                  <svg:desc>'9'.B9:'9'.B18</svg:desc>
                </draw:g>
              </table:table-cell>
              <table:table-cell office:value-type="float" office:value="296.655">
                <text:p>296.655</text:p>
                <draw:g>
                  <svg:desc>'10'.L9:'10'.L18</svg:desc>
                </draw:g>
              </table:table-cell>
              <table:table-cell office:value-type="float" office:value="-137.297148053641">
                <text:p>-137.297148053641</text:p>
                <draw:g>
                  <svg:desc>'10'.B9:'10'.B18</svg:desc>
                </draw:g>
              </table:table-cell>
              <table:table-cell office:value-type="float" office:value="963.23">
                <text:p>963.23</text:p>
                <draw:g>
                  <svg:desc>'11'.L9:'11'.L18</svg:desc>
                </draw:g>
              </table:table-cell>
              <table:table-cell office:value-type="float" office:value="-132.09033160661">
                <text:p>-132.09033160661</text:p>
                <draw:g>
                  <svg:desc>'11'.B9:'11'.B18</svg:desc>
                </draw:g>
              </table:table-cell>
              <table:table-cell office:value-type="float" office:value="1753.36">
                <text:p>1753.36</text:p>
                <draw:g>
                  <svg:desc>'12'.L9:'12'.L13</svg:desc>
                </draw:g>
              </table:table-cell>
              <table:table-cell office:value-type="float" office:value="-126.681181817049">
                <text:p>-126.681181817049</text:p>
                <draw:g>
                  <svg:desc>'12'.B9:'12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0087">
                <text:p>1.80087</text:p>
              </table:table-cell>
              <table:table-cell office:value-type="float" office:value="-0.0818575307478142">
                <text:p>-0.0818575307478142</text:p>
              </table:table-cell>
              <table:table-cell office:value-type="float" office:value="2.06412">
                <text:p>2.06412</text:p>
              </table:table-cell>
              <table:table-cell office:value-type="float" office:value="-11.8397845761567">
                <text:p>-11.8397845761567</text:p>
              </table:table-cell>
              <table:table-cell office:value-type="float" office:value="2.41258">
                <text:p>2.41258</text:p>
              </table:table-cell>
              <table:table-cell office:value-type="float" office:value="-16.82117278658">
                <text:p>-16.82117278658</text:p>
              </table:table-cell>
              <table:table-cell office:value-type="float" office:value="4.0357">
                <text:p>4.0357</text:p>
              </table:table-cell>
              <table:table-cell office:value-type="float" office:value="-46.1453663326892">
                <text:p>-46.1453663326892</text:p>
              </table:table-cell>
              <table:table-cell office:value-type="float" office:value="8.72515">
                <text:p>8.72515</text:p>
              </table:table-cell>
              <table:table-cell office:value-type="float" office:value="-65.747394507645">
                <text:p>-65.747394507645</text:p>
              </table:table-cell>
              <table:table-cell office:value-type="float" office:value="21.7073">
                <text:p>21.7073</text:p>
              </table:table-cell>
              <table:table-cell office:value-type="float" office:value="-79.0697714156774">
                <text:p>-79.0697714156774</text:p>
              </table:table-cell>
              <table:table-cell office:value-type="float" office:value="58.6941">
                <text:p>58.6941</text:p>
              </table:table-cell>
              <table:table-cell office:value-type="float" office:value="-80.0021771621243">
                <text:p>-80.0021771621243</text:p>
              </table:table-cell>
              <table:table-cell office:value-type="float" office:value="161.228">
                <text:p>161.228</text:p>
              </table:table-cell>
              <table:table-cell office:value-type="float" office:value="-99.0928599498789">
                <text:p>-99.0928599498789</text:p>
              </table:table-cell>
              <table:table-cell office:value-type="float" office:value="500.687">
                <text:p>500.687</text:p>
              </table:table-cell>
              <table:table-cell office:value-type="float" office:value="-136.436577023187">
                <text:p>-136.436577023187</text:p>
              </table:table-cell>
              <table:table-cell office:value-type="float" office:value="1498.47">
                <text:p>1498.47</text:p>
              </table:table-cell>
              <table:table-cell office:value-type="float" office:value="-151.732274252299">
                <text:p>-151.732274252299</text:p>
              </table:table-cell>
              <table:table-cell office:value-type="float" office:value="4556.71">
                <text:p>4556.71</text:p>
              </table:table-cell>
              <table:table-cell office:value-type="float" office:value="-147.78261057449">
                <text:p>-147.78261057449</text:p>
              </table:table-cell>
              <table:table-cell office:value-type="float" office:value="8626.3">
                <text:p>8626.3</text:p>
              </table:table-cell>
              <table:table-cell office:value-type="float" office:value="-125.912428722594">
                <text:p>-125.912428722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3">
                <text:p>2.6923</text:p>
              </table:table-cell>
              <table:table-cell office:value-type="float" office:value="-6.5475533345212">
                <text:p>-6.5475533345212</text:p>
              </table:table-cell>
              <table:table-cell office:value-type="float" office:value="3.07683">
                <text:p>3.07683</text:p>
              </table:table-cell>
              <table:table-cell office:value-type="float" office:value="-17.6794818180555">
                <text:p>-17.6794818180555</text:p>
              </table:table-cell>
              <table:table-cell office:value-type="float" office:value="3.74222">
                <text:p>3.74222</text:p>
              </table:table-cell>
              <table:table-cell office:value-type="float" office:value="-31.5511488279349">
                <text:p>-31.5511488279349</text:p>
              </table:table-cell>
              <table:table-cell office:value-type="float" office:value="7.35739">
                <text:p>7.35739</text:p>
              </table:table-cell>
              <table:table-cell office:value-type="float" office:value="-54.8245517305557">
                <text:p>-54.8245517305557</text:p>
              </table:table-cell>
              <table:table-cell office:value-type="float" office:value="17.8085">
                <text:p>17.8085</text:p>
              </table:table-cell>
              <table:table-cell office:value-type="float" office:value="-62.006724635154">
                <text:p>-62.006724635154</text:p>
              </table:table-cell>
              <table:table-cell office:value-type="float" office:value="43.9245">
                <text:p>43.9245</text:p>
              </table:table-cell>
              <table:table-cell office:value-type="float" office:value="-86.7867708019871">
                <text:p>-86.7867708019871</text:p>
              </table:table-cell>
              <table:table-cell office:value-type="float" office:value="114.759">
                <text:p>114.759</text:p>
              </table:table-cell>
              <table:table-cell office:value-type="float" office:value="-106.019483191996">
                <text:p>-106.019483191996</text:p>
              </table:table-cell>
              <table:table-cell office:value-type="float" office:value="729.553">
                <text:p>729.553</text:p>
              </table:table-cell>
              <table:table-cell office:value-type="float" office:value="-119.448906639604">
                <text:p>-119.448906639604</text:p>
              </table:table-cell>
              <table:table-cell office:value-type="float" office:value="1059.64">
                <text:p>1059.64</text:p>
              </table:table-cell>
              <table:table-cell office:value-type="float" office:value="-144.665099980167">
                <text:p>-144.665099980167</text:p>
              </table:table-cell>
              <table:table-cell office:value-type="float" office:value="3057.97">
                <text:p>3057.97</text:p>
              </table:table-cell>
              <table:table-cell office:value-type="float" office:value="-163.191543833188">
                <text:p>-163.191543833188</text:p>
              </table:table-cell>
              <table:table-cell office:value-type="float" office:value="9444.82">
                <text:p>9444.82</text:p>
              </table:table-cell>
              <table:table-cell office:value-type="float" office:value="-136.008381175757">
                <text:p>-136.008381175757</text:p>
              </table:table-cell>
              <table:table-cell office:value-type="float" office:value="31928.5">
                <text:p>31928.5</text:p>
              </table:table-cell>
              <table:table-cell office:value-type="float" office:value="-119.32775106416">
                <text:p>-119.32775106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8231">
                <text:p>3.58231</text:p>
              </table:table-cell>
              <table:table-cell office:value-type="float" office:value="-6.13108826286091">
                <text:p>-6.13108826286091</text:p>
              </table:table-cell>
              <table:table-cell office:value-type="float" office:value="4.14041">
                <text:p>4.14041</text:p>
              </table:table-cell>
              <table:table-cell office:value-type="float" office:value="-23.9880630839833">
                <text:p>-23.9880630839833</text:p>
              </table:table-cell>
              <table:table-cell office:value-type="float" office:value="5.31654">
                <text:p>5.31654</text:p>
              </table:table-cell>
              <table:table-cell office:value-type="float" office:value="-33.9963381624949">
                <text:p>-33.9963381624949</text:p>
              </table:table-cell>
              <table:table-cell office:value-type="float" office:value="11.2706">
                <text:p>11.2706</text:p>
              </table:table-cell>
              <table:table-cell office:value-type="float" office:value="-52.4658817255573">
                <text:p>-52.4658817255573</text:p>
              </table:table-cell>
              <table:table-cell office:value-type="float" office:value="32.2027">
                <text:p>32.2027</text:p>
              </table:table-cell>
              <table:table-cell office:value-type="float" office:value="-62.6641818851629">
                <text:p>-62.6641818851629</text:p>
              </table:table-cell>
              <table:table-cell office:value-type="float" office:value="88.9462">
                <text:p>88.9462</text:p>
              </table:table-cell>
              <table:table-cell office:value-type="float" office:value="-86.8310996632422">
                <text:p>-86.8310996632422</text:p>
              </table:table-cell>
              <table:table-cell office:value-type="float" office:value="317.078">
                <text:p>317.078</text:p>
              </table:table-cell>
              <table:table-cell office:value-type="float" office:value="-119.514213413586">
                <text:p>-119.514213413586</text:p>
              </table:table-cell>
              <table:table-cell office:value-type="float" office:value="1309.12">
                <text:p>1309.12</text:p>
              </table:table-cell>
              <table:table-cell office:value-type="float" office:value="-154.520921876049">
                <text:p>-154.520921876049</text:p>
              </table:table-cell>
              <table:table-cell office:value-type="float" office:value="2644.7">
                <text:p>2644.7</text:p>
              </table:table-cell>
              <table:table-cell office:value-type="float" office:value="-157.474022194333">
                <text:p>-157.474022194333</text:p>
              </table:table-cell>
              <table:table-cell office:value-type="float" office:value="5332.59">
                <text:p>5332.59</text:p>
              </table:table-cell>
              <table:table-cell office:value-type="float" office:value="-163.032672206818">
                <text:p>-163.032672206818</text:p>
              </table:table-cell>
              <table:table-cell office:value-type="float" office:value="15229.8">
                <text:p>15229.8</text:p>
              </table:table-cell>
              <table:table-cell office:value-type="float" office:value="-141.076612244711">
                <text:p>-141.076612244711</text:p>
              </table:table-cell>
              <table:table-cell office:value-type="float" office:value="56668.5">
                <text:p>56668.5</text:p>
              </table:table-cell>
              <table:table-cell office:value-type="float" office:value="-119.476947871955">
                <text:p>-119.476947871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1121">
                <text:p>4.51121</text:p>
              </table:table-cell>
              <table:table-cell office:value-type="float" office:value="-10.7563449897813">
                <text:p>-10.7563449897813</text:p>
              </table:table-cell>
              <table:table-cell office:value-type="float" office:value="5.25116">
                <text:p>5.25116</text:p>
              </table:table-cell>
              <table:table-cell office:value-type="float" office:value="-26.5539338767338">
                <text:p>-26.5539338767338</text:p>
              </table:table-cell>
              <table:table-cell office:value-type="float" office:value="7.02106">
                <text:p>7.02106</text:p>
              </table:table-cell>
              <table:table-cell office:value-type="float" office:value="-38.2426273673785">
                <text:p>-38.2426273673785</text:p>
              </table:table-cell>
              <table:table-cell office:value-type="float" office:value="15.0807">
                <text:p>15.0807</text:p>
              </table:table-cell>
              <table:table-cell office:value-type="float" office:value="-60.0858396663516">
                <text:p>-60.0858396663516</text:p>
              </table:table-cell>
              <table:table-cell office:value-type="float" office:value="47.1497">
                <text:p>47.1497</text:p>
              </table:table-cell>
              <table:table-cell office:value-type="float" office:value="-85.9354932258181">
                <text:p>-85.9354932258181</text:p>
              </table:table-cell>
              <table:table-cell office:value-type="float" office:value="161.99">
                <text:p>161.99</text:p>
              </table:table-cell>
              <table:table-cell office:value-type="float" office:value="-120.713545013098">
                <text:p>-120.713545013098</text:p>
              </table:table-cell>
              <table:table-cell office:value-type="float" office:value="517.195">
                <text:p>517.195</text:p>
              </table:table-cell>
              <table:table-cell office:value-type="float" office:value="-119.624773943829">
                <text:p>-119.624773943829</text:p>
              </table:table-cell>
              <table:table-cell office:value-type="float" office:value="1888.28">
                <text:p>1888.28</text:p>
              </table:table-cell>
              <table:table-cell office:value-type="float" office:value="-153.749967210505">
                <text:p>-153.749967210505</text:p>
              </table:table-cell>
              <table:table-cell office:value-type="float" office:value="4274.72">
                <text:p>4274.72</text:p>
              </table:table-cell>
              <table:table-cell office:value-type="float" office:value="-156.84987825962">
                <text:p>-156.84987825962</text:p>
              </table:table-cell>
              <table:table-cell office:value-type="float" office:value="7896.17">
                <text:p>7896.17</text:p>
              </table:table-cell>
              <table:table-cell office:value-type="float" office:value="-166.887762779229">
                <text:p>-166.887762779229</text:p>
              </table:table-cell>
              <table:table-cell office:value-type="float" office:value="24638.6">
                <text:p>24638.6</text:p>
              </table:table-cell>
              <table:table-cell office:value-type="float" office:value="-142.446387775001">
                <text:p>-142.446387775001</text:p>
              </table:table-cell>
              <table:table-cell office:value-type="float" office:value="89871.7">
                <text:p>89871.7</text:p>
              </table:table-cell>
              <table:table-cell office:value-type="float" office:value="-127.368992362947">
                <text:p>-127.368992362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556">
                <text:p>5.44556</text:p>
              </table:table-cell>
              <table:table-cell office:value-type="float" office:value="-8.00694235531615">
                <text:p>-8.00694235531615</text:p>
              </table:table-cell>
              <table:table-cell office:value-type="float" office:value="6.38754">
                <text:p>6.38754</text:p>
              </table:table-cell>
              <table:table-cell office:value-type="float" office:value="-24.8348026373196">
                <text:p>-24.8348026373196</text:p>
              </table:table-cell>
              <table:table-cell office:value-type="float" office:value="8.85232">
                <text:p>8.85232</text:p>
              </table:table-cell>
              <table:table-cell office:value-type="float" office:value="-54.7495198164982">
                <text:p>-54.7495198164982</text:p>
              </table:table-cell>
              <table:table-cell office:value-type="float" office:value="19.2349">
                <text:p>19.2349</text:p>
              </table:table-cell>
              <table:table-cell office:value-type="float" office:value="-58.9693267049482">
                <text:p>-58.9693267049482</text:p>
              </table:table-cell>
              <table:table-cell office:value-type="float" office:value="69.8219">
                <text:p>69.8219</text:p>
              </table:table-cell>
              <table:table-cell office:value-type="float" office:value="-85.894420386937">
                <text:p>-85.894420386937</text:p>
              </table:table-cell>
              <table:table-cell office:value-type="float" office:value="239.778">
                <text:p>239.778</text:p>
              </table:table-cell>
              <table:table-cell office:value-type="float" office:value="-117.51934022201">
                <text:p>-117.51934022201</text:p>
              </table:table-cell>
              <table:table-cell office:value-type="float" office:value="737.193">
                <text:p>737.193</text:p>
              </table:table-cell>
              <table:table-cell office:value-type="float" office:value="-119.627452090629">
                <text:p>-119.627452090629</text:p>
              </table:table-cell>
              <table:table-cell office:value-type="float" office:value="2504.54">
                <text:p>2504.54</text:p>
              </table:table-cell>
              <table:table-cell office:value-type="float" office:value="-153.743976282954">
                <text:p>-153.743976282954</text:p>
              </table:table-cell>
              <table:table-cell office:value-type="float" office:value="6409.39">
                <text:p>6409.39</text:p>
              </table:table-cell>
              <table:table-cell office:value-type="float" office:value="-159.046606317858">
                <text:p>-159.046606317858</text:p>
              </table:table-cell>
              <table:table-cell office:value-type="float" office:value="11719.6">
                <text:p>11719.6</text:p>
              </table:table-cell>
              <table:table-cell office:value-type="float" office:value="-167.82256476431">
                <text:p>-167.82256476431</text:p>
              </table:table-cell>
              <table:table-cell office:value-type="float" office:value="36297.6">
                <text:p>36297.6</text:p>
              </table:table-cell>
              <table:table-cell office:value-type="float" office:value="-146.117510122295">
                <text:p>-146.11751012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988">
                <text:p>6.39988</text:p>
              </table:table-cell>
              <table:table-cell office:value-type="float" office:value="-8.79197901784419">
                <text:p>-8.79197901784419</text:p>
              </table:table-cell>
              <table:table-cell office:value-type="float" office:value="7.56788">
                <text:p>7.56788</text:p>
              </table:table-cell>
              <table:table-cell office:value-type="float" office:value="-25.3343026632744">
                <text:p>-25.3343026632744</text:p>
              </table:table-cell>
              <table:table-cell office:value-type="float" office:value="10.9236">
                <text:p>10.9236</text:p>
              </table:table-cell>
              <table:table-cell office:value-type="float" office:value="-55.6837096782855">
                <text:p>-55.6837096782855</text:p>
              </table:table-cell>
              <table:table-cell office:value-type="float" office:value="23.5039">
                <text:p>23.5039</text:p>
              </table:table-cell>
              <table:table-cell office:value-type="float" office:value="-58.7762602568189">
                <text:p>-58.7762602568189</text:p>
              </table:table-cell>
              <table:table-cell office:value-type="float" office:value="92.7629">
                <text:p>92.7629</text:p>
              </table:table-cell>
              <table:table-cell office:value-type="float" office:value="-88.3435487127302">
                <text:p>-88.3435487127302</text:p>
              </table:table-cell>
              <table:table-cell office:value-type="float" office:value="318.635">
                <text:p>318.635</text:p>
              </table:table-cell>
              <table:table-cell office:value-type="float" office:value="-113.825562818626">
                <text:p>-113.825562818626</text:p>
              </table:table-cell>
              <table:table-cell office:value-type="float" office:value="1015.6">
                <text:p>1015.6</text:p>
              </table:table-cell>
              <table:table-cell office:value-type="float" office:value="-121.477954644479">
                <text:p>-121.477954644479</text:p>
              </table:table-cell>
              <table:table-cell office:value-type="float" office:value="3525.35">
                <text:p>3525.35</text:p>
              </table:table-cell>
              <table:table-cell office:value-type="float" office:value="-154.394952611789">
                <text:p>-154.394952611789</text:p>
              </table:table-cell>
              <table:table-cell office:value-type="float" office:value="9587.74">
                <text:p>9587.74</text:p>
              </table:table-cell>
              <table:table-cell office:value-type="float" office:value="-159.576898035678">
                <text:p>-159.576898035678</text:p>
              </table:table-cell>
              <table:table-cell office:value-type="float" office:value="16827">
                <text:p>16827</text:p>
              </table:table-cell>
              <table:table-cell office:value-type="float" office:value="-172.070078677559">
                <text:p>-172.070078677559</text:p>
              </table:table-cell>
              <table:table-cell office:value-type="float" office:value="48973.6">
                <text:p>48973.6</text:p>
              </table:table-cell>
              <table:table-cell office:value-type="float" office:value="-147.724144719536">
                <text:p>-147.724144719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6051">
                <text:p>7.36051</text:p>
              </table:table-cell>
              <table:table-cell office:value-type="float" office:value="-8.31563664944064">
                <text:p>-8.31563664944064</text:p>
              </table:table-cell>
              <table:table-cell office:value-type="float" office:value="8.78889">
                <text:p>8.78889</text:p>
              </table:table-cell>
              <table:table-cell office:value-type="float" office:value="-32.480198953199">
                <text:p>-32.480198953199</text:p>
              </table:table-cell>
              <table:table-cell office:value-type="float" office:value="13.5554">
                <text:p>13.5554</text:p>
              </table:table-cell>
              <table:table-cell office:value-type="float" office:value="-51.2067579161666">
                <text:p>-51.2067579161666</text:p>
              </table:table-cell>
              <table:table-cell office:value-type="float" office:value="29.8978">
                <text:p>29.8978</text:p>
              </table:table-cell>
              <table:table-cell office:value-type="float" office:value="-59.4681791917451">
                <text:p>-59.4681791917451</text:p>
              </table:table-cell>
              <table:table-cell office:value-type="float" office:value="117.987">
                <text:p>117.987</text:p>
              </table:table-cell>
              <table:table-cell office:value-type="float" office:value="-81.1034148007504">
                <text:p>-81.1034148007504</text:p>
              </table:table-cell>
              <table:table-cell office:value-type="float" office:value="418.98">
                <text:p>418.98</text:p>
              </table:table-cell>
              <table:table-cell office:value-type="float" office:value="-101.005911661634">
                <text:p>-101.005911661634</text:p>
              </table:table-cell>
              <table:table-cell office:value-type="float" office:value="1374.16">
                <text:p>1374.16</text:p>
              </table:table-cell>
              <table:table-cell office:value-type="float" office:value="-127.053799895944">
                <text:p>-127.053799895944</text:p>
              </table:table-cell>
              <table:table-cell office:value-type="float" office:value="4847.68">
                <text:p>4847.68</text:p>
              </table:table-cell>
              <table:table-cell office:value-type="float" office:value="-148.238106572024">
                <text:p>-148.238106572024</text:p>
              </table:table-cell>
              <table:table-cell office:value-type="float" office:value="13426.2">
                <text:p>13426.2</text:p>
              </table:table-cell>
              <table:table-cell office:value-type="float" office:value="-163.778400292295">
                <text:p>-163.778400292295</text:p>
              </table:table-cell>
              <table:table-cell office:value-type="float" office:value="24343.4">
                <text:p>24343.4</text:p>
              </table:table-cell>
              <table:table-cell office:value-type="float" office:value="-168.379432076224">
                <text:p>-168.379432076224</text:p>
              </table:table-cell>
              <table:table-cell office:value-type="float" office:value="62773.9">
                <text:p>62773.9</text:p>
              </table:table-cell>
              <table:table-cell office:value-type="float" office:value="-146.797183814447">
                <text:p>-146.79718381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6645">
                <text:p>8.36645</text:p>
              </table:table-cell>
              <table:table-cell office:value-type="float" office:value="-8.38135114740913">
                <text:p>-8.38135114740913</text:p>
              </table:table-cell>
              <table:table-cell office:value-type="float" office:value="10.0399">
                <text:p>10.0399</text:p>
              </table:table-cell>
              <table:table-cell office:value-type="float" office:value="-32.7036099841024">
                <text:p>-32.7036099841024</text:p>
              </table:table-cell>
              <table:table-cell office:value-type="float" office:value="16.1068">
                <text:p>16.1068</text:p>
              </table:table-cell>
              <table:table-cell office:value-type="float" office:value="-57.5094550766731">
                <text:p>-57.5094550766731</text:p>
              </table:table-cell>
              <table:table-cell office:value-type="float" office:value="36.5721">
                <text:p>36.5721</text:p>
              </table:table-cell>
              <table:table-cell office:value-type="float" office:value="-60.3093835884469">
                <text:p>-60.3093835884469</text:p>
              </table:table-cell>
              <table:table-cell office:value-type="float" office:value="146.005">
                <text:p>146.005</text:p>
              </table:table-cell>
              <table:table-cell office:value-type="float" office:value="-81.4914240188077">
                <text:p>-81.4914240188077</text:p>
              </table:table-cell>
              <table:table-cell office:value-type="float" office:value="530.672">
                <text:p>530.672</text:p>
              </table:table-cell>
              <table:table-cell office:value-type="float" office:value="-104.358218310068">
                <text:p>-104.358218310068</text:p>
              </table:table-cell>
              <table:table-cell office:value-type="float" office:value="1823.33">
                <text:p>1823.33</text:p>
              </table:table-cell>
              <table:table-cell office:value-type="float" office:value="-141.613876089228">
                <text:p>-141.613876089228</text:p>
              </table:table-cell>
              <table:table-cell office:value-type="float" office:value="6708.89">
                <text:p>6708.89</text:p>
              </table:table-cell>
              <table:table-cell office:value-type="float" office:value="-142.033991314709">
                <text:p>-142.033991314709</text:p>
              </table:table-cell>
              <table:table-cell office:value-type="float" office:value="19267.8">
                <text:p>19267.8</text:p>
              </table:table-cell>
              <table:table-cell office:value-type="float" office:value="-164.998983742657">
                <text:p>-164.998983742657</text:p>
              </table:table-cell>
              <table:table-cell office:value-type="float" office:value="35785.9">
                <text:p>35785.9</text:p>
              </table:table-cell>
              <table:table-cell office:value-type="float" office:value="-163.861877718548">
                <text:p>-163.861877718548</text:p>
              </table:table-cell>
              <table:table-cell office:value-type="float" office:value="83797.6">
                <text:p>83797.6</text:p>
              </table:table-cell>
              <table:table-cell office:value-type="float" office:value="-148.206596548452">
                <text:p>-148.20659654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0512">
                <text:p>9.40512</text:p>
              </table:table-cell>
              <table:table-cell office:value-type="float" office:value="-10.6971921662298">
                <text:p>-10.6971921662298</text:p>
              </table:table-cell>
              <table:table-cell office:value-type="float" office:value="11.3221">
                <text:p>11.3221</text:p>
              </table:table-cell>
              <table:table-cell office:value-type="float" office:value="-37.5841079291346">
                <text:p>-37.5841079291346</text:p>
              </table:table-cell>
              <table:table-cell office:value-type="float" office:value="18.7621">
                <text:p>18.7621</text:p>
              </table:table-cell>
              <table:table-cell office:value-type="float" office:value="-55.0080920663716">
                <text:p>-55.0080920663716</text:p>
              </table:table-cell>
              <table:table-cell office:value-type="float" office:value="45.2792">
                <text:p>45.2792</text:p>
              </table:table-cell>
              <table:table-cell office:value-type="float" office:value="-60.7905093231863">
                <text:p>-60.7905093231863</text:p>
              </table:table-cell>
              <table:table-cell office:value-type="float" office:value="185.096">
                <text:p>185.096</text:p>
              </table:table-cell>
              <table:table-cell office:value-type="float" office:value="-78.9107710346272">
                <text:p>-78.9107710346272</text:p>
              </table:table-cell>
              <table:table-cell office:value-type="float" office:value="660.87">
                <text:p>660.87</text:p>
              </table:table-cell>
              <table:table-cell office:value-type="float" office:value="-104.316078604375">
                <text:p>-104.316078604375</text:p>
              </table:table-cell>
              <table:table-cell office:value-type="float" office:value="2467.94">
                <text:p>2467.94</text:p>
              </table:table-cell>
              <table:table-cell office:value-type="float" office:value="-127.164703073807">
                <text:p>-127.164703073807</text:p>
              </table:table-cell>
              <table:table-cell office:value-type="float" office:value="9479.41">
                <text:p>9479.41</text:p>
              </table:table-cell>
              <table:table-cell office:value-type="float" office:value="-142.141316764001">
                <text:p>-142.141316764001</text:p>
              </table:table-cell>
              <table:table-cell office:value-type="float" office:value="27366.6">
                <text:p>27366.6</text:p>
              </table:table-cell>
              <table:table-cell office:value-type="float" office:value="-163.738735438834">
                <text:p>-163.738735438834</text:p>
              </table:table-cell>
              <table:table-cell office:value-type="float" office:value="48958.5">
                <text:p>48958.5</text:p>
              </table:table-cell>
              <table:table-cell office:value-type="float" office:value="-164.427308499632">
                <text:p>-164.427308499632</text:p>
              </table:table-cell>
              <table:table-cell office:value-type="float" office:value="108985">
                <text:p>108985</text:p>
              </table:table-cell>
              <table:table-cell office:value-type="float" office:value="-141.814287454705">
                <text:p>-141.81428745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531">
                <text:p>10.4531</text:p>
              </table:table-cell>
              <table:table-cell office:value-type="float" office:value="-12.107634581563">
                <text:p>-12.107634581563</text:p>
              </table:table-cell>
              <table:table-cell office:value-type="float" office:value="12.663">
                <text:p>12.663</text:p>
              </table:table-cell>
              <table:table-cell office:value-type="float" office:value="-34.4595893628004">
                <text:p>-34.4595893628004</text:p>
              </table:table-cell>
              <table:table-cell office:value-type="float" office:value="22.1041">
                <text:p>22.1041</text:p>
              </table:table-cell>
              <table:table-cell office:value-type="float" office:value="-50.8720549927064">
                <text:p>-50.8720549927064</text:p>
              </table:table-cell>
              <table:table-cell office:value-type="float" office:value="55.3644">
                <text:p>55.3644</text:p>
              </table:table-cell>
              <table:table-cell office:value-type="float" office:value="-66.9435564057322">
                <text:p>-66.9435564057322</text:p>
              </table:table-cell>
              <table:table-cell office:value-type="float" office:value="254.149">
                <text:p>254.149</text:p>
              </table:table-cell>
              <table:table-cell office:value-type="float" office:value="-79.6529149897108">
                <text:p>-79.6529149897108</text:p>
              </table:table-cell>
              <table:table-cell office:value-type="float" office:value="842.112">
                <text:p>842.112</text:p>
              </table:table-cell>
              <table:table-cell office:value-type="float" office:value="-104.947234686142">
                <text:p>-104.947234686142</text:p>
              </table:table-cell>
              <table:table-cell office:value-type="float" office:value="3338.55">
                <text:p>3338.55</text:p>
              </table:table-cell>
              <table:table-cell office:value-type="float" office:value="-133.151459404479">
                <text:p>-133.151459404479</text:p>
              </table:table-cell>
              <table:table-cell office:value-type="float" office:value="12640.4">
                <text:p>12640.4</text:p>
              </table:table-cell>
              <table:table-cell office:value-type="float" office:value="-158.582109493938">
                <text:p>-158.58210949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681">
                <text:p>11.5681</text:p>
              </table:table-cell>
              <table:table-cell office:value-type="float" office:value="-13.328021247397">
                <text:p>-13.328021247397</text:p>
              </table:table-cell>
              <table:table-cell office:value-type="float" office:value="14.0637">
                <text:p>14.0637</text:p>
              </table:table-cell>
              <table:table-cell office:value-type="float" office:value="-37.1602830368141">
                <text:p>-37.1602830368141</text:p>
              </table:table-cell>
              <table:table-cell office:value-type="float" office:value="25.9714">
                <text:p>25.9714</text:p>
              </table:table-cell>
              <table:table-cell office:value-type="float" office:value="-50.2939173405645">
                <text:p>-50.2939173405645</text:p>
              </table:table-cell>
              <table:table-cell office:value-type="float" office:value="66.825">
                <text:p>66.825</text:p>
              </table:table-cell>
              <table:table-cell office:value-type="float" office:value="-67.2110823499884">
                <text:p>-67.2110823499884</text:p>
              </table:table-cell>
              <table:table-cell office:value-type="float" office:value="344.809">
                <text:p>344.809</text:p>
              </table:table-cell>
              <table:table-cell office:value-type="float" office:value="-80.109904184516">
                <text:p>-80.109904184516</text:p>
              </table:table-cell>
              <table:table-cell office:value-type="float" office:value="1082.46">
                <text:p>1082.46</text:p>
              </table:table-cell>
              <table:table-cell office:value-type="float" office:value="-117.908379174055">
                <text:p>-117.908379174055</text:p>
              </table:table-cell>
              <table:table-cell office:value-type="float" office:value="4411.09">
                <text:p>4411.09</text:p>
              </table:table-cell>
              <table:table-cell office:value-type="float" office:value="-135.191854911348">
                <text:p>-135.191854911348</text:p>
              </table:table-cell>
              <table:table-cell office:value-type="float" office:value="16634.4">
                <text:p>16634.4</text:p>
              </table:table-cell>
              <table:table-cell office:value-type="float" office:value="-158.577471426079">
                <text:p>-158.57747142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3">
                <text:p>12.73</text:p>
              </table:table-cell>
              <table:table-cell office:value-type="float" office:value="-14.0988488803225">
                <text:p>-14.0988488803225</text:p>
              </table:table-cell>
              <table:table-cell office:value-type="float" office:value="15.7742">
                <text:p>15.7742</text:p>
              </table:table-cell>
              <table:table-cell office:value-type="float" office:value="-38.7517631029208">
                <text:p>-38.7517631029208</text:p>
              </table:table-cell>
              <table:table-cell office:value-type="float" office:value="30.3466">
                <text:p>30.3466</text:p>
              </table:table-cell>
              <table:table-cell office:value-type="float" office:value="-48.7036876425662">
                <text:p>-48.7036876425662</text:p>
              </table:table-cell>
              <table:table-cell office:value-type="float" office:value="79.7167">
                <text:p>79.7167</text:p>
              </table:table-cell>
              <table:table-cell office:value-type="float" office:value="-72.5801930989499">
                <text:p>-72.5801930989499</text:p>
              </table:table-cell>
              <table:table-cell office:value-type="float" office:value="467.952">
                <text:p>467.952</text:p>
              </table:table-cell>
              <table:table-cell office:value-type="float" office:value="-81.7739051661596">
                <text:p>-81.7739051661596</text:p>
              </table:table-cell>
              <table:table-cell office:value-type="float" office:value="1461.26">
                <text:p>1461.26</text:p>
              </table:table-cell>
              <table:table-cell office:value-type="float" office:value="-113.780066026104">
                <text:p>-113.780066026104</text:p>
              </table:table-cell>
              <table:table-cell office:value-type="float" office:value="5932.75">
                <text:p>5932.75</text:p>
              </table:table-cell>
              <table:table-cell office:value-type="float" office:value="-135.550846256127">
                <text:p>-135.550846256127</text:p>
              </table:table-cell>
              <table:table-cell office:value-type="float" office:value="22338.5">
                <text:p>22338.5</text:p>
              </table:table-cell>
              <table:table-cell office:value-type="float" office:value="-170.723935531433">
                <text:p>-170.72393553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9844">
                <text:p>13.9844</text:p>
              </table:table-cell>
              <table:table-cell office:value-type="float" office:value="-15.952095337723">
                <text:p>-15.952095337723</text:p>
              </table:table-cell>
              <table:table-cell office:value-type="float" office:value="17.6122">
                <text:p>17.6122</text:p>
              </table:table-cell>
              <table:table-cell office:value-type="float" office:value="-35.0092961618511">
                <text:p>-35.0092961618511</text:p>
              </table:table-cell>
              <table:table-cell office:value-type="float" office:value="35.3843">
                <text:p>35.3843</text:p>
              </table:table-cell>
              <table:table-cell office:value-type="float" office:value="-52.6103429178765">
                <text:p>-52.6103429178765</text:p>
              </table:table-cell>
              <table:table-cell office:value-type="float" office:value="95.0302">
                <text:p>95.0302</text:p>
              </table:table-cell>
              <table:table-cell office:value-type="float" office:value="-67.907130944254">
                <text:p>-67.907130944254</text:p>
              </table:table-cell>
              <table:table-cell office:value-type="float" office:value="611.931">
                <text:p>611.931</text:p>
              </table:table-cell>
              <table:table-cell office:value-type="float" office:value="-84.4386295577795">
                <text:p>-84.4386295577795</text:p>
              </table:table-cell>
              <table:table-cell office:value-type="float" office:value="1883.37">
                <text:p>1883.37</text:p>
              </table:table-cell>
              <table:table-cell office:value-type="float" office:value="-112.646953922798">
                <text:p>-112.646953922798</text:p>
              </table:table-cell>
              <table:table-cell office:value-type="float" office:value="8339.66">
                <text:p>8339.66</text:p>
              </table:table-cell>
              <table:table-cell office:value-type="float" office:value="-140.95573127486">
                <text:p>-140.9557312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392">
                <text:p>15.3392</text:p>
              </table:table-cell>
              <table:table-cell office:value-type="float" office:value="-17.2619330594347">
                <text:p>-17.2619330594347</text:p>
              </table:table-cell>
              <table:table-cell office:value-type="float" office:value="19.7201">
                <text:p>19.7201</text:p>
              </table:table-cell>
              <table:table-cell office:value-type="float" office:value="-33.7985686892511">
                <text:p>-33.7985686892511</text:p>
              </table:table-cell>
              <table:table-cell office:value-type="float" office:value="41.3163">
                <text:p>41.3163</text:p>
              </table:table-cell>
              <table:table-cell office:value-type="float" office:value="-52.1825167243066">
                <text:p>-52.1825167243066</text:p>
              </table:table-cell>
              <table:table-cell office:value-type="float" office:value="120.034">
                <text:p>120.034</text:p>
              </table:table-cell>
              <table:table-cell office:value-type="float" office:value="-67.9356903474375">
                <text:p>-67.9356903474375</text:p>
              </table:table-cell>
              <table:table-cell office:value-type="float" office:value="763.016">
                <text:p>763.016</text:p>
              </table:table-cell>
              <table:table-cell office:value-type="float" office:value="-87.5466917591508">
                <text:p>-87.5466917591508</text:p>
              </table:table-cell>
              <table:table-cell office:value-type="float" office:value="2507.86">
                <text:p>2507.86</text:p>
              </table:table-cell>
              <table:table-cell office:value-type="float" office:value="-113.908926380445">
                <text:p>-113.908926380445</text:p>
              </table:table-cell>
              <table:table-cell office:value-type="float" office:value="10992">
                <text:p>10992</text:p>
              </table:table-cell>
              <table:table-cell office:value-type="float" office:value="-142.161539304869">
                <text:p>-142.16153930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495">
                <text:p>16.8495</text:p>
              </table:table-cell>
              <table:table-cell office:value-type="float" office:value="-21.5748163924956">
                <text:p>-21.5748163924956</text:p>
              </table:table-cell>
              <table:table-cell office:value-type="float" office:value="21.7845">
                <text:p>21.7845</text:p>
              </table:table-cell>
              <table:table-cell office:value-type="float" office:value="-37.1714595656048">
                <text:p>-37.1714595656048</text:p>
              </table:table-cell>
              <table:table-cell office:value-type="float" office:value="47.7285">
                <text:p>47.7285</text:p>
              </table:table-cell>
              <table:table-cell office:value-type="float" office:value="-51.0345284647503">
                <text:p>-51.0345284647503</text:p>
              </table:table-cell>
              <table:table-cell office:value-type="float" office:value="156.662">
                <text:p>156.662</text:p>
              </table:table-cell>
              <table:table-cell office:value-type="float" office:value="-69.894197466263">
                <text:p>-69.894197466263</text:p>
              </table:table-cell>
              <table:table-cell office:value-type="float" office:value="973.544">
                <text:p>973.544</text:p>
              </table:table-cell>
              <table:table-cell office:value-type="float" office:value="-101.297308680175">
                <text:p>-101.297308680175</text:p>
              </table:table-cell>
              <table:table-cell office:value-type="float" office:value="3289.97">
                <text:p>3289.97</text:p>
              </table:table-cell>
              <table:table-cell office:value-type="float" office:value="-127.203886869566">
                <text:p>-127.203886869566</text:p>
              </table:table-cell>
              <table:table-cell office:value-type="float" office:value="14914.9">
                <text:p>14914.9</text:p>
              </table:table-cell>
              <table:table-cell office:value-type="float" office:value="-160.828616442331">
                <text:p>-160.82861644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68">
                <text:p>18.68</text:p>
              </table:table-cell>
              <table:table-cell office:value-type="float" office:value="-23.7220204193247">
                <text:p>-23.7220204193247</text:p>
              </table:table-cell>
              <table:table-cell office:value-type="float" office:value="24.1944">
                <text:p>24.1944</text:p>
              </table:table-cell>
              <table:table-cell office:value-type="float" office:value="-33.6603003902218">
                <text:p>-33.6603003902218</text:p>
              </table:table-cell>
              <table:table-cell office:value-type="float" office:value="55.9876">
                <text:p>55.9876</text:p>
              </table:table-cell>
              <table:table-cell office:value-type="float" office:value="-54.5360167789911">
                <text:p>-54.5360167789911</text:p>
              </table:table-cell>
              <table:table-cell office:value-type="float" office:value="203.632">
                <text:p>203.632</text:p>
              </table:table-cell>
              <table:table-cell office:value-type="float" office:value="-85.9652715278926">
                <text:p>-85.9652715278926</text:p>
              </table:table-cell>
              <table:table-cell office:value-type="float" office:value="1307.63">
                <text:p>1307.63</text:p>
              </table:table-cell>
              <table:table-cell office:value-type="float" office:value="-102.025953979039">
                <text:p>-102.025953979039</text:p>
              </table:table-cell>
              <table:table-cell office:value-type="float" office:value="4454.7">
                <text:p>4454.7</text:p>
              </table:table-cell>
              <table:table-cell office:value-type="float" office:value="-127.651021119103">
                <text:p>-127.65102111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6256">
                <text:p>20.6256</text:p>
              </table:table-cell>
              <table:table-cell office:value-type="float" office:value="-26.5042672008302">
                <text:p>-26.5042672008302</text:p>
              </table:table-cell>
              <table:table-cell office:value-type="float" office:value="26.9754">
                <text:p>26.9754</text:p>
              </table:table-cell>
              <table:table-cell office:value-type="float" office:value="-33.3733969581598">
                <text:p>-33.3733969581598</text:p>
              </table:table-cell>
              <table:table-cell office:value-type="float" office:value="66.5642">
                <text:p>66.5642</text:p>
              </table:table-cell>
              <table:table-cell office:value-type="float" office:value="-55.1203940578383">
                <text:p>-55.1203940578383</text:p>
              </table:table-cell>
              <table:table-cell office:value-type="float" office:value="268.497">
                <text:p>268.497</text:p>
              </table:table-cell>
              <table:table-cell office:value-type="float" office:value="-88.5814444733793">
                <text:p>-88.5814444733793</text:p>
              </table:table-cell>
              <table:table-cell office:value-type="float" office:value="1846.52">
                <text:p>1846.52</text:p>
              </table:table-cell>
              <table:table-cell office:value-type="float" office:value="-102.669260514637">
                <text:p>-102.669260514637</text:p>
              </table:table-cell>
              <table:table-cell office:value-type="float" office:value="6096.94">
                <text:p>6096.94</text:p>
              </table:table-cell>
              <table:table-cell office:value-type="float" office:value="-139.102181142493">
                <text:p>-139.10218114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4582">
                <text:p>23.4582</text:p>
              </table:table-cell>
              <table:table-cell office:value-type="float" office:value="-23.6209940754686">
                <text:p>-23.6209940754686</text:p>
              </table:table-cell>
              <table:table-cell office:value-type="float" office:value="30.2147">
                <text:p>30.2147</text:p>
              </table:table-cell>
              <table:table-cell office:value-type="float" office:value="-36.5695423976123">
                <text:p>-36.5695423976123</text:p>
              </table:table-cell>
              <table:table-cell office:value-type="float" office:value="81.2733">
                <text:p>81.2733</text:p>
              </table:table-cell>
              <table:table-cell office:value-type="float" office:value="-56.81124496842">
                <text:p>-56.81124496842</text:p>
              </table:table-cell>
              <table:table-cell office:value-type="float" office:value="348.991">
                <text:p>348.991</text:p>
              </table:table-cell>
              <table:table-cell office:value-type="float" office:value="-91.9077000402874">
                <text:p>-91.9077000402874</text:p>
              </table:table-cell>
              <table:table-cell office:value-type="float" office:value="2617.31">
                <text:p>2617.31</text:p>
              </table:table-cell>
              <table:table-cell office:value-type="float" office:value="-104.998984117572">
                <text:p>-104.998984117572</text:p>
              </table:table-cell>
              <table:table-cell office:value-type="float" office:value="8134.89">
                <text:p>8134.89</text:p>
              </table:table-cell>
              <table:table-cell office:value-type="float" office:value="-144.680407484602">
                <text:p>-144.68040748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03">
                <text:p>26.703</text:p>
              </table:table-cell>
              <table:table-cell office:value-type="float" office:value="-23.0724003636836">
                <text:p>-23.0724003636836</text:p>
              </table:table-cell>
              <table:table-cell office:value-type="float" office:value="33.6112">
                <text:p>33.6112</text:p>
              </table:table-cell>
              <table:table-cell office:value-type="float" office:value="-38.3327238512169">
                <text:p>-38.3327238512169</text:p>
              </table:table-cell>
              <table:table-cell office:value-type="float" office:value="98.1449">
                <text:p>98.1449</text:p>
              </table:table-cell>
              <table:table-cell office:value-type="float" office:value="-56.6667290281238">
                <text:p>-56.6667290281238</text:p>
              </table:table-cell>
              <table:table-cell office:value-type="float" office:value="463.943">
                <text:p>463.943</text:p>
              </table:table-cell>
              <table:table-cell office:value-type="float" office:value="-93.9223657114563">
                <text:p>-93.9223657114563</text:p>
              </table:table-cell>
              <table:table-cell office:value-type="float" office:value="3706.48">
                <text:p>3706.48</text:p>
              </table:table-cell>
              <table:table-cell office:value-type="float" office:value="-110.944526979607">
                <text:p>-110.944526979607</text:p>
              </table:table-cell>
              <table:table-cell office:value-type="float" office:value="11440.1">
                <text:p>11440.1</text:p>
              </table:table-cell>
              <table:table-cell office:value-type="float" office:value="-150.470314055499">
                <text:p>-150.47031405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591">
                <text:p>30.7591</text:p>
              </table:table-cell>
              <table:table-cell office:value-type="float" office:value="-24.1960445386011">
                <text:p>-24.1960445386011</text:p>
              </table:table-cell>
              <table:table-cell office:value-type="float" office:value="37.4377">
                <text:p>37.4377</text:p>
              </table:table-cell>
              <table:table-cell office:value-type="float" office:value="-38.0620319955964">
                <text:p>-38.0620319955964</text:p>
              </table:table-cell>
              <table:table-cell office:value-type="float" office:value="121.867">
                <text:p>121.867</text:p>
              </table:table-cell>
              <table:table-cell office:value-type="float" office:value="-58.9765297503788">
                <text:p>-58.9765297503788</text:p>
              </table:table-cell>
              <table:table-cell office:value-type="float" office:value="622.005">
                <text:p>622.005</text:p>
              </table:table-cell>
              <table:table-cell office:value-type="float" office:value="-100.350056528666">
                <text:p>-100.350056528666</text:p>
              </table:table-cell>
              <table:table-cell office:value-type="float" office:value="5194.98">
                <text:p>5194.98</text:p>
              </table:table-cell>
              <table:table-cell office:value-type="float" office:value="-115.78891592926">
                <text:p>-115.78891592926</text:p>
              </table:table-cell>
              <table:table-cell office:value-type="float" office:value="16742.9">
                <text:p>16742.9</text:p>
              </table:table-cell>
              <table:table-cell office:value-type="float" office:value="-153.977595781978">
                <text:p>-153.97759578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2301">
                <text:p>35.2301</text:p>
              </table:table-cell>
              <table:table-cell office:value-type="float" office:value="-24.0131908372735">
                <text:p>-24.0131908372735</text:p>
              </table:table-cell>
              <table:table-cell office:value-type="float" office:value="42.192">
                <text:p>42.192</text:p>
              </table:table-cell>
              <table:table-cell office:value-type="float" office:value="-43.0105951311786">
                <text:p>-43.0105951311786</text:p>
              </table:table-cell>
              <table:table-cell office:value-type="float" office:value="155.386">
                <text:p>155.386</text:p>
              </table:table-cell>
              <table:table-cell office:value-type="float" office:value="-60.5399370197146">
                <text:p>-60.5399370197146</text:p>
              </table:table-cell>
              <table:table-cell office:value-type="float" office:value="885.723">
                <text:p>885.723</text:p>
              </table:table-cell>
              <table:table-cell office:value-type="float" office:value="-111.331276899976">
                <text:p>-111.331276899976</text:p>
              </table:table-cell>
              <table:table-cell office:value-type="float" office:value="7624.46">
                <text:p>7624.46</text:p>
              </table:table-cell>
              <table:table-cell office:value-type="float" office:value="-118.482507640975">
                <text:p>-118.48250764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0267">
                <text:p>41.0267</text:p>
              </table:table-cell>
              <table:table-cell office:value-type="float" office:value="-23.5636722189018">
                <text:p>-23.5636722189018</text:p>
              </table:table-cell>
              <table:table-cell office:value-type="float" office:value="47.7047">
                <text:p>47.7047</text:p>
              </table:table-cell>
              <table:table-cell office:value-type="float" office:value="-44.7963802355419">
                <text:p>-44.7963802355419</text:p>
              </table:table-cell>
              <table:table-cell office:value-type="float" office:value="198.347">
                <text:p>198.347</text:p>
              </table:table-cell>
              <table:table-cell office:value-type="float" office:value="-65.6408853919595">
                <text:p>-65.6408853919595</text:p>
              </table:table-cell>
              <table:table-cell office:value-type="float" office:value="1280.48">
                <text:p>1280.48</text:p>
              </table:table-cell>
              <table:table-cell office:value-type="float" office:value="-112.711691416122">
                <text:p>-112.711691416122</text:p>
              </table:table-cell>
              <table:table-cell office:value-type="float" office:value="10986">
                <text:p>10986</text:p>
              </table:table-cell>
              <table:table-cell office:value-type="float" office:value="-125.444424559294">
                <text:p>-125.44442455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4864">
                <text:p>48.4864</text:p>
              </table:table-cell>
              <table:table-cell office:value-type="float" office:value="-24.5858738069525">
                <text:p>-24.5858738069525</text:p>
              </table:table-cell>
              <table:table-cell office:value-type="float" office:value="54.5855">
                <text:p>54.5855</text:p>
              </table:table-cell>
              <table:table-cell office:value-type="float" office:value="-48.0969380559081">
                <text:p>-48.0969380559081</text:p>
              </table:table-cell>
              <table:table-cell office:value-type="float" office:value="259.295">
                <text:p>259.295</text:p>
              </table:table-cell>
              <table:table-cell office:value-type="float" office:value="-66.4893225577697">
                <text:p>-66.4893225577697</text:p>
              </table:table-cell>
              <table:table-cell office:value-type="float" office:value="1882.63">
                <text:p>1882.63</text:p>
              </table:table-cell>
              <table:table-cell office:value-type="float" office:value="-122.563669323326">
                <text:p>-122.563669323326</text:p>
              </table:table-cell>
              <table:table-cell office:value-type="float" office:value="16016.5">
                <text:p>16016.5</text:p>
              </table:table-cell>
              <table:table-cell office:value-type="float" office:value="-131.408349048124">
                <text:p>-131.40834904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5503">
                <text:p>58.5503</text:p>
              </table:table-cell>
              <table:table-cell office:value-type="float" office:value="-26.0284381191434">
                <text:p>-26.0284381191434</text:p>
              </table:table-cell>
              <table:table-cell office:value-type="float" office:value="62.7247">
                <text:p>62.7247</text:p>
              </table:table-cell>
              <table:table-cell office:value-type="float" office:value="-50.144918086131">
                <text:p>-50.144918086131</text:p>
              </table:table-cell>
              <table:table-cell office:value-type="float" office:value="336.245">
                <text:p>336.245</text:p>
              </table:table-cell>
              <table:table-cell office:value-type="float" office:value="-67.0504647066716">
                <text:p>-67.0504647066716</text:p>
              </table:table-cell>
              <table:table-cell office:value-type="float" office:value="2802.01">
                <text:p>2802.01</text:p>
              </table:table-cell>
              <table:table-cell office:value-type="float" office:value="-112.677539614001">
                <text:p>-112.67753961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6094">
                <text:p>71.6094</text:p>
              </table:table-cell>
              <table:table-cell office:value-type="float" office:value="-28.4226009469021">
                <text:p>-28.4226009469021</text:p>
              </table:table-cell>
              <table:table-cell office:value-type="float" office:value="72.0644">
                <text:p>72.0644</text:p>
              </table:table-cell>
              <table:table-cell office:value-type="float" office:value="-51.2386376002682">
                <text:p>-51.2386376002682</text:p>
              </table:table-cell>
              <table:table-cell office:value-type="float" office:value="442.815">
                <text:p>442.815</text:p>
              </table:table-cell>
              <table:table-cell office:value-type="float" office:value="-71.828105129348">
                <text:p>-71.828105129348</text:p>
              </table:table-cell>
              <table:table-cell office:value-type="float" office:value="4223.41">
                <text:p>4223.41</text:p>
              </table:table-cell>
              <table:table-cell office:value-type="float" office:value="-111.96165017661">
                <text:p>-111.96165017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4348">
                <text:p>88.4348</text:p>
              </table:table-cell>
              <table:table-cell office:value-type="float" office:value="-29.9569655536731">
                <text:p>-29.9569655536731</text:p>
              </table:table-cell>
              <table:table-cell office:value-type="float" office:value="84.3319">
                <text:p>84.3319</text:p>
              </table:table-cell>
              <table:table-cell office:value-type="float" office:value="-56.7403252640729">
                <text:p>-56.7403252640729</text:p>
              </table:table-cell>
              <table:table-cell office:value-type="float" office:value="612.141">
                <text:p>612.141</text:p>
              </table:table-cell>
              <table:table-cell office:value-type="float" office:value="-75.5782151877585">
                <text:p>-75.5782151877585</text:p>
              </table:table-cell>
              <table:table-cell office:value-type="float" office:value="6349.24">
                <text:p>6349.24</text:p>
              </table:table-cell>
              <table:table-cell office:value-type="float" office:value="-126.435779811675">
                <text:p>-126.43577981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.68">
                <text:p>110.68</text:p>
              </table:table-cell>
              <table:table-cell office:value-type="float" office:value="-31.2368806870298">
                <text:p>-31.2368806870298</text:p>
              </table:table-cell>
              <table:table-cell office:value-type="float" office:value="99.3592">
                <text:p>99.3592</text:p>
              </table:table-cell>
              <table:table-cell office:value-type="float" office:value="-65.0101448305647">
                <text:p>-65.0101448305647</text:p>
              </table:table-cell>
              <table:table-cell office:value-type="float" office:value="849.637">
                <text:p>849.637</text:p>
              </table:table-cell>
              <table:table-cell office:value-type="float" office:value="-76.7546022513359">
                <text:p>-76.7546022513359</text:p>
              </table:table-cell>
              <table:table-cell office:value-type="float" office:value="10279.6">
                <text:p>10279.6</text:p>
              </table:table-cell>
              <table:table-cell office:value-type="float" office:value="-141.475082265505">
                <text:p>-141.475082265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.859">
                <text:p>137.859</text:p>
              </table:table-cell>
              <table:table-cell office:value-type="float" office:value="-31.9898667367043">
                <text:p>-31.9898667367043</text:p>
              </table:table-cell>
              <table:table-cell office:value-type="float" office:value="116.733">
                <text:p>116.733</text:p>
              </table:table-cell>
              <table:table-cell office:value-type="float" office:value="-66.898610129035">
                <text:p>-66.898610129035</text:p>
              </table:table-cell>
              <table:table-cell office:value-type="float" office:value="1203.95">
                <text:p>1203.95</text:p>
              </table:table-cell>
              <table:table-cell office:value-type="float" office:value="-78.3537729546811">
                <text:p>-78.3537729546811</text:p>
              </table:table-cell>
              <table:table-cell office:value-type="float" office:value="16260.7">
                <text:p>16260.7</text:p>
              </table:table-cell>
              <table:table-cell office:value-type="float" office:value="-140.78747791237">
                <text:p>-140.7874779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.15">
                <text:p>177.15</text:p>
              </table:table-cell>
              <table:table-cell office:value-type="float" office:value="-32.7644349602881">
                <text:p>-32.7644349602881</text:p>
              </table:table-cell>
              <table:table-cell office:value-type="float" office:value="139.215">
                <text:p>139.215</text:p>
              </table:table-cell>
              <table:table-cell office:value-type="float" office:value="-81.7455568297122">
                <text:p>-81.7455568297122</text:p>
              </table:table-cell>
              <table:table-cell office:value-type="float" office:value="1715.17">
                <text:p>1715.17</text:p>
              </table:table-cell>
              <table:table-cell office:value-type="float" office:value="-78.691294252922">
                <text:p>-78.691294252922</text:p>
              </table:table-cell>
              <table:table-cell office:value-type="float" office:value="25744.6">
                <text:p>25744.6</text:p>
              </table:table-cell>
              <table:table-cell office:value-type="float" office:value="-135.255626879456">
                <text:p>-135.25562687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.811">
                <text:p>233.811</text:p>
              </table:table-cell>
              <table:table-cell office:value-type="float" office:value="-33.2653864757761">
                <text:p>-33.2653864757761</text:p>
              </table:table-cell>
              <table:table-cell office:value-type="float" office:value="166.951">
                <text:p>166.951</text:p>
              </table:table-cell>
              <table:table-cell office:value-type="float" office:value="-69.8508687923614">
                <text:p>-69.8508687923614</text:p>
              </table:table-cell>
              <table:table-cell office:value-type="float" office:value="2460.51">
                <text:p>2460.51</text:p>
              </table:table-cell>
              <table:table-cell office:value-type="float" office:value="-81.8692279597141">
                <text:p>-81.869227959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.219">
                <text:p>318.219</text:p>
              </table:table-cell>
              <table:table-cell office:value-type="float" office:value="-33.7501067884108">
                <text:p>-33.7501067884108</text:p>
              </table:table-cell>
              <table:table-cell office:value-type="float" office:value="204.722">
                <text:p>204.722</text:p>
              </table:table-cell>
              <table:table-cell office:value-type="float" office:value="-75.1048191646064">
                <text:p>-75.1048191646064</text:p>
              </table:table-cell>
              <table:table-cell office:value-type="float" office:value="3596.82">
                <text:p>3596.82</text:p>
              </table:table-cell>
              <table:table-cell office:value-type="float" office:value="-83.7369272213251">
                <text:p>-83.7369272213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0.624">
                <text:p>450.624</text:p>
              </table:table-cell>
              <table:table-cell office:value-type="float" office:value="-34.8981432857662">
                <text:p>-34.8981432857662</text:p>
              </table:table-cell>
              <table:table-cell office:value-type="float" office:value="254.621">
                <text:p>254.621</text:p>
              </table:table-cell>
              <table:table-cell office:value-type="float" office:value="-76.1351026328991">
                <text:p>-76.1351026328991</text:p>
              </table:table-cell>
              <table:table-cell office:value-type="float" office:value="5290.39">
                <text:p>5290.39</text:p>
              </table:table-cell>
              <table:table-cell office:value-type="float" office:value="-84.2973809497781">
                <text:p>-84.297380949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7.192">
                <text:p>667.192</text:p>
              </table:table-cell>
              <table:table-cell office:value-type="float" office:value="-36.5217578388879">
                <text:p>-36.5217578388879</text:p>
              </table:table-cell>
              <table:table-cell office:value-type="float" office:value="324.836">
                <text:p>324.836</text:p>
              </table:table-cell>
              <table:table-cell office:value-type="float" office:value="-74.305209895597">
                <text:p>-74.305209895597</text:p>
              </table:table-cell>
              <table:table-cell office:value-type="float" office:value="8065.15">
                <text:p>8065.15</text:p>
              </table:table-cell>
              <table:table-cell office:value-type="float" office:value="-86.048700142361">
                <text:p>-86.04870014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3.02">
                <text:p>993.02</text:p>
              </table:table-cell>
              <table:table-cell office:value-type="float" office:value="-37.4630353856337">
                <text:p>-37.4630353856337</text:p>
              </table:table-cell>
              <table:table-cell office:value-type="float" office:value="422.892">
                <text:p>422.892</text:p>
              </table:table-cell>
              <table:table-cell office:value-type="float" office:value="-78.0961848953293">
                <text:p>-78.0961848953293</text:p>
              </table:table-cell>
              <table:table-cell office:value-type="float" office:value="11967.7">
                <text:p>11967.7</text:p>
              </table:table-cell>
              <table:table-cell office:value-type="float" office:value="-86.2675899290117">
                <text:p>-86.267589929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6.64">
                <text:p>1446.64</text:p>
              </table:table-cell>
              <table:table-cell office:value-type="float" office:value="-37.5155735445771">
                <text:p>-37.5155735445771</text:p>
              </table:table-cell>
              <table:table-cell office:value-type="float" office:value="555.662">
                <text:p>555.662</text:p>
              </table:table-cell>
              <table:table-cell office:value-type="float" office:value="-76.8952690633499">
                <text:p>-76.8952690633499</text:p>
              </table:table-cell>
              <table:table-cell office:value-type="float" office:value="18397.3">
                <text:p>18397.3</text:p>
              </table:table-cell>
              <table:table-cell office:value-type="float" office:value="-90.2829538814439">
                <text:p>-90.282953881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5.62">
                <text:p>2095.62</text:p>
              </table:table-cell>
              <table:table-cell office:value-type="float" office:value="-38.1894928867844">
                <text:p>-38.1894928867844</text:p>
              </table:table-cell>
              <table:table-cell office:value-type="float" office:value="710.756">
                <text:p>710.756</text:p>
              </table:table-cell>
              <table:table-cell office:value-type="float" office:value="-69.8859107045056">
                <text:p>-69.8859107045056</text:p>
              </table:table-cell>
              <table:table-cell office:value-type="float" office:value="26676.7">
                <text:p>26676.7</text:p>
              </table:table-cell>
              <table:table-cell office:value-type="float" office:value="-93.456212733743">
                <text:p>-93.45621273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1.62">
                <text:p>3171.62</text:p>
              </table:table-cell>
              <table:table-cell office:value-type="float" office:value="-39.6163794580107">
                <text:p>-39.6163794580107</text:p>
              </table:table-cell>
              <table:table-cell office:value-type="float" office:value="946.758">
                <text:p>946.758</text:p>
              </table:table-cell>
              <table:table-cell office:value-type="float" office:value="-67.4324464190277">
                <text:p>-67.4324464190277</text:p>
              </table:table-cell>
              <table:table-cell office:value-type="float" office:value="40548.9">
                <text:p>40548.9</text:p>
              </table:table-cell>
              <table:table-cell office:value-type="float" office:value="-96.3074597056908">
                <text:p>-96.3074597056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69.85">
                <text:p>4669.85</text:p>
              </table:table-cell>
              <table:table-cell office:value-type="float" office:value="-40.3619872046241">
                <text:p>-40.3619872046241</text:p>
              </table:table-cell>
              <table:table-cell office:value-type="float" office:value="1289.14">
                <text:p>1289.14</text:p>
              </table:table-cell>
              <table:table-cell office:value-type="float" office:value="-65.3737566574498">
                <text:p>-65.373756657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78.18">
                <text:p>7178.18</text:p>
              </table:table-cell>
              <table:table-cell office:value-type="float" office:value="-40.9606196471809">
                <text:p>-40.9606196471809</text:p>
              </table:table-cell>
              <table:table-cell office:value-type="float" office:value="1733.94">
                <text:p>1733.94</text:p>
              </table:table-cell>
              <table:table-cell office:value-type="float" office:value="-67.5317372326931">
                <text:p>-67.531737232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40.8">
                <text:p>11840.8</text:p>
              </table:table-cell>
              <table:table-cell office:value-type="float" office:value="-41.8968261753063">
                <text:p>-41.8968261753063</text:p>
              </table:table-cell>
              <table:table-cell office:value-type="float" office:value="2320.45">
                <text:p>2320.45</text:p>
              </table:table-cell>
              <table:table-cell office:value-type="float" office:value="-69.6162677632212">
                <text:p>-69.616267763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71.5">
                <text:p>20871.5</text:p>
              </table:table-cell>
              <table:table-cell office:value-type="float" office:value="-42.2822482374353">
                <text:p>-42.2822482374353</text:p>
              </table:table-cell>
              <table:table-cell office:value-type="float" office:value="3146.42">
                <text:p>3146.42</text:p>
              </table:table-cell>
              <table:table-cell office:value-type="float" office:value="-70.2350345777149">
                <text:p>-70.235034577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24.6">
                <text:p>36424.6</text:p>
              </table:table-cell>
              <table:table-cell office:value-type="float" office:value="-43.055044072924">
                <text:p>-43.055044072924</text:p>
              </table:table-cell>
              <table:table-cell office:value-type="float" office:value="4401.67">
                <text:p>4401.67</text:p>
              </table:table-cell>
              <table:table-cell office:value-type="float" office:value="-72.9970789826686">
                <text:p>-72.997078982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885.8">
                <text:p>62885.8</text:p>
              </table:table-cell>
              <table:table-cell office:value-type="float" office:value="-43.8216677693797">
                <text:p>-43.8216677693797</text:p>
              </table:table-cell>
              <table:table-cell office:value-type="float" office:value="6055.81">
                <text:p>6055.81</text:p>
              </table:table-cell>
              <table:table-cell office:value-type="float" office:value="-74.8319571889528">
                <text:p>-74.831957188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8.77">
                <text:p>8618.77</text:p>
              </table:table-cell>
              <table:table-cell office:value-type="float" office:value="-75.3050105958844">
                <text:p>-75.3050105958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3.2">
                <text:p>12633.2</text:p>
              </table:table-cell>
              <table:table-cell office:value-type="float" office:value="-75.2075780565984">
                <text:p>-75.207578056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86.1">
                <text:p>17586.1</text:p>
              </table:table-cell>
              <table:table-cell office:value-type="float" office:value="-75.3052728642772">
                <text:p>-75.30527286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25.8">
                <text:p>24825.8</text:p>
              </table:table-cell>
              <table:table-cell office:value-type="float" office:value="-74.5082083715875">
                <text:p>-74.508208371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70.3">
                <text:p>34470.3</text:p>
              </table:table-cell>
              <table:table-cell office:value-type="float" office:value="-74.7065183329205">
                <text:p>-74.706518332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24.9">
                <text:p>49424.9</text:p>
              </table:table-cell>
              <table:table-cell office:value-type="float" office:value="-75.2299797900585">
                <text:p>-75.229979790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0.1" chart:maximum="10000" chart:origin="0" chart:reverse-direction="false" text:line-break="false" loext:try-staggering-first="false" chart:link-data-style-to-source="true" chart:axis-position="-24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240" chart:maximum="20" chart:origin="-24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botto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17cm" svg:height="8.29cm" xlink:href=".." xlink:type="simple" chart:class="chart:scatter" chart:style-name="ch1">
        <chart:legend chart:legend-position="end" svg:x="11.127cm" svg:y="0.577cm" style:legend-expansion="custom" chartooo:width="2.96cm" chartooo:height="1.594cm" style:legend-expansion-aspect-ratio="1.85696361355082" chart:style-name="ch2"/>
        <chart:plot-area chart:style-name="ch3" table:cell-range-address="'1'.B61:'1'.C72 '1'.C73:'1'.C73 '1'.E61:'1'.F73" chart:data-source-has-labels="row" svg:x="1.379cm" svg:y="0.165cm" svg:width="13.5cm" svg:height="6.979cm">
          <chartooo:coordinate-region svg:x="2.141cm" svg:y="0.364cm" svg:width="12.273cm" svg:height="6.283cm"/>
          <chart:axis chart:dimension="x" chart:name="primary-x" chart:style-name="ch4">
            <chart:title svg:x="7.212cm" svg:y="7.309cm" chart:style-name="ch5">
              <text:p>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3.91cm" chart:style-name="ch9">
              <text:p>dB</text:p>
            </chart:title>
            <chart:grid chart:style-name="ch6" chart:class="major"/>
          </chart:axis>
          <chart:series chart:style-name="ch10" chart:values-cell-range-address="'1'.C61:'1'.C72" chart:label-cell-address="'1'.C73:'1'.C73" chart:class="chart:scatter">
            <chart:domain table:cell-range-address="'1'.B61:'1'.B72"/>
            <chart:data-point chart:repeated="12"/>
          </chart:series>
          <chart:series chart:style-name="ch11" chart:values-cell-range-address="'1'.F61:'1'.F72" chart:label-cell-address="'1'.F73:'1'.F73" chart:class="chart:scatter">
            <chart:data-point chart:repeated="12"/>
          </chart:series>
          <chart:series chart:style-name="ch12" chart:values-cell-range-address="'1'.E61:'1'.E72" chart:label-cell-address="'1'.E73:'1'.E73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|S11| Error</text:p>
                <draw:g>
                  <svg:desc>'1'.C73:'1'.C73</svg:desc>
                </draw:g>
              </table:table-cell>
              <table:table-cell office:value-type="string">
                <text:p>|S21| Error</text:p>
                <draw:g>
                  <svg:desc>'1'.F73:'1'.F73</svg:desc>
                </draw:g>
              </table:table-cell>
              <table:table-cell office:value-type="string">
                <text:p>Phase Error</text:p>
                <draw:g>
                  <svg:desc>'1'.E73:'1'.E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7666">
                <text:p>0.917666</text:p>
                <draw:g>
                  <svg:desc>'1'.B61:'1'.B72</svg:desc>
                </draw:g>
              </table:table-cell>
              <table:table-cell office:value-type="float" office:value="-0.00524504485117399">
                <text:p>-0.00524504485117399</text:p>
                <draw:g>
                  <svg:desc>'1'.C61:'1'.C72</svg:desc>
                </draw:g>
              </table:table-cell>
              <table:table-cell office:value-type="float" office:value="-0.308010447498139">
                <text:p>-0.308010447498139</text:p>
                <draw:g>
                  <svg:desc>'1'.F61:'1'.F72</svg:desc>
                </draw:g>
              </table:table-cell>
              <table:table-cell office:value-type="float" office:value="-6.50632760474811">
                <text:p>-6.50632760474811</text:p>
                <draw:g>
                  <svg:desc>'1'.E61:'1'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0307">
                <text:p>1.10307</text:p>
              </table:table-cell>
              <table:table-cell office:value-type="float" office:value="-6.45333738672979">
                <text:p>-6.45333738672979</text:p>
              </table:table-cell>
              <table:table-cell office:value-type="float" office:value="-18.6309835500952">
                <text:p>-18.6309835500952</text:p>
              </table:table-cell>
              <table:table-cell office:value-type="float" office:value="13.5883026430479">
                <text:p>13.5883026430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656">
                <text:p>1.24656</text:p>
              </table:table-cell>
              <table:table-cell office:value-type="float" office:value="-11.886319068299">
                <text:p>-11.886319068299</text:p>
              </table:table-cell>
              <table:table-cell office:value-type="float" office:value="-29.849355079214">
                <text:p>-29.849355079214</text:p>
              </table:table-cell>
              <table:table-cell office:value-type="float" office:value="2.55313658471056">
                <text:p>2.55313658471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6572">
                <text:p>1.56572</text:p>
              </table:table-cell>
              <table:table-cell office:value-type="float" office:value="-29.3111669022111">
                <text:p>-29.3111669022111</text:p>
              </table:table-cell>
              <table:table-cell office:value-type="float" office:value="-67.195692369802">
                <text:p>-67.195692369802</text:p>
              </table:table-cell>
              <table:table-cell office:value-type="float" office:value="-17.0927158517921">
                <text:p>-17.0927158517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4268">
                <text:p>2.64268</text:p>
              </table:table-cell>
              <table:table-cell office:value-type="float" office:value="-53.9231820310301">
                <text:p>-53.9231820310301</text:p>
              </table:table-cell>
              <table:table-cell office:value-type="float" office:value="-102.220733715302">
                <text:p>-102.220733715302</text:p>
              </table:table-cell>
              <table:table-cell office:value-type="float" office:value="-31.5648682320997">
                <text:p>-31.5648682320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5264">
                <text:p>5.45264</text:p>
              </table:table-cell>
              <table:table-cell office:value-type="float" office:value="-58.1958558274001">
                <text:p>-58.1958558274001</text:p>
              </table:table-cell>
              <table:table-cell office:value-type="float" office:value="-115.210388400102">
                <text:p>-115.210388400102</text:p>
              </table:table-cell>
              <table:table-cell office:value-type="float" office:value="-47.2557229814006">
                <text:p>-47.2557229814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8911">
                <text:p>12.8911</text:p>
              </table:table-cell>
              <table:table-cell office:value-type="float" office:value="-76.0919485314997">
                <text:p>-76.0919485314997</text:p>
              </table:table-cell>
              <table:table-cell office:value-type="float" office:value="-144.903929979302">
                <text:p>-144.903929979302</text:p>
              </table:table-cell>
              <table:table-cell office:value-type="float" office:value="-76.3908316695121">
                <text:p>-76.3908316695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3104">
                <text:p>32.3104</text:p>
              </table:table-cell>
              <table:table-cell office:value-type="float" office:value="-98.5546375747928">
                <text:p>-98.5546375747928</text:p>
              </table:table-cell>
              <table:table-cell office:value-type="float" office:value="-159.764595989107">
                <text:p>-159.764595989107</text:p>
              </table:table-cell>
              <table:table-cell office:value-type="float" office:value="-86.2280319765652">
                <text:p>-86.2280319765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.7386">
                <text:p>98.7386</text:p>
              </table:table-cell>
              <table:table-cell office:value-type="float" office:value="-113.852516282795">
                <text:p>-113.852516282795</text:p>
              </table:table-cell>
              <table:table-cell office:value-type="float" office:value="-187.237306505966">
                <text:p>-187.237306505966</text:p>
              </table:table-cell>
              <table:table-cell office:value-type="float" office:value="-108.6019296336">
                <text:p>-108.6019296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.655">
                <text:p>296.655</text:p>
              </table:table-cell>
              <table:table-cell office:value-type="float" office:value="-137.297148053641">
                <text:p>-137.297148053641</text:p>
              </table:table-cell>
              <table:table-cell office:value-type="float" office:value="-201.299095390514">
                <text:p>-201.299095390514</text:p>
              </table:table-cell>
              <table:table-cell office:value-type="float" office:value="-124.397626484965">
                <text:p>-124.397626484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3.23">
                <text:p>963.23</text:p>
              </table:table-cell>
              <table:table-cell office:value-type="float" office:value="-132.09033160661">
                <text:p>-132.09033160661</text:p>
              </table:table-cell>
              <table:table-cell office:value-type="float" office:value="-237.61596254766">
                <text:p>-237.61596254766</text:p>
              </table:table-cell>
              <table:table-cell office:value-type="float" office:value="-124.945587406303">
                <text:p>-124.945587406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3.36">
                <text:p>1753.36</text:p>
              </table:table-cell>
              <table:table-cell office:value-type="float" office:value="-126.681181817049">
                <text:p>-126.681181817049</text:p>
              </table:table-cell>
              <table:table-cell office:value-type="float" office:value="-212.879458347922">
                <text:p>-212.879458347922</text:p>
              </table:table-cell>
              <table:table-cell office:value-type="float" office:value="-111.565393167071">
                <text:p>-111.565393167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-2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00" chart:maximum="20" chart:origin="-200" chart:interval-major="2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0.906cm" style:legend-expansion="high" chart:style-name="ch2"/>
        <chart:plot-area chart:style-name="ch3" table:cell-range-address="'1'.L9:'1'.L52 '1'.B53:'1'.B53 '1'.O9:'1'.O52 '2'.B59:'2'.B59 '2'.O9:'2'.O58 '3'.B47:'3'.B47 '3'.O9:'3'.O46 '4'.B39:'4'.B39 '4'.O9:'4'.O38 '5'.B33:'5'.B33 '5'.O9:'5'.O32 '6'.B30:'6'.B30 '6'.O9:'6'.O29 '7'.B25:'7'.B25 '7'.O9:'7'.O24 '8'.B22:'8'.B22 '8'.O9:'8'.O21 '9'.B19:'9'.B19 '9'.O9:'9'.O18 '10'.B19:'10'.B19 '10'.O9:'10'.O18 '11'.B19:'11'.B19 '11'.O9:'11'.O18 '12'.B14:'12'.B14 '12'.O9:'12'.O13" chart:data-source-has-labels="row" svg:x="1.315cm" svg:y="0.177cm" svg:width="11.908cm" svg:height="7.556cm">
          <chartooo:coordinate-region svg:x="2.077cm" svg:y="0.376cm" svg:width="10.866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507cm" chart:style-name="ch9">
              <text:p>Phase Shift Error, dB</text:p>
            </chart:title>
            <chart:grid chart:style-name="ch6" chart:class="major"/>
          </chart:axis>
          <chart:series chart:style-name="ch10" chart:values-cell-range-address="'1'.O9:'1'.O52" chart:label-cell-address="'1'.B53:'1'.B53" chart:class="chart:scatter">
            <chart:domain table:cell-range-address="'1'.L9:'1'.L52"/>
            <chart:data-point chart:repeated="44"/>
          </chart:series>
          <chart:series chart:style-name="ch11" chart:values-cell-range-address="'2'.O9:'2'.O58" chart:label-cell-address="'2'.B59:'2'.B59" chart:class="chart:scatter">
            <chart:domain table:cell-range-address="'2'.L9:'2'.L58"/>
            <chart:data-point chart:repeated="50"/>
          </chart:series>
          <chart:series chart:style-name="ch12" chart:values-cell-range-address="'3'.O9:'3'.O46" chart:label-cell-address="'3'.B47:'3'.B47" chart:class="chart:scatter">
            <chart:domain table:cell-range-address="'3'.L9:'3'.L46"/>
            <chart:data-point chart:repeated="38"/>
          </chart:series>
          <chart:series chart:style-name="ch13" chart:values-cell-range-address="'4'.O9:'4'.O38" chart:label-cell-address="'4'.B39:'4'.B39" chart:class="chart:scatter">
            <chart:domain table:cell-range-address="'4'.L9:'4'.L38"/>
            <chart:data-point chart:repeated="30"/>
          </chart:series>
          <chart:series chart:style-name="ch14" chart:values-cell-range-address="'5'.O9:'5'.O32" chart:label-cell-address="'5'.B33:'5'.B33" chart:class="chart:scatter">
            <chart:domain table:cell-range-address="'5'.L9:'5'.L32"/>
            <chart:data-point chart:repeated="24"/>
          </chart:series>
          <chart:series chart:style-name="ch15" chart:values-cell-range-address="'6'.O9:'6'.O29" chart:label-cell-address="'6'.B30:'6'.B30" chart:class="chart:scatter">
            <chart:domain table:cell-range-address="'6'.L9:'6'.L29"/>
            <chart:data-point chart:repeated="21"/>
          </chart:series>
          <chart:series chart:style-name="ch16" chart:values-cell-range-address="'7'.O9:'7'.O24" chart:label-cell-address="'7'.B25:'7'.B25" chart:class="chart:scatter">
            <chart:domain table:cell-range-address="'7'.L9:'7'.L24"/>
            <chart:data-point chart:repeated="16"/>
          </chart:series>
          <chart:series chart:style-name="ch17" chart:values-cell-range-address="'8'.O9:'8'.O21" chart:label-cell-address="'8'.B22:'8'.B22" chart:class="chart:scatter">
            <chart:domain table:cell-range-address="'8'.L9:'8'.L21"/>
            <chart:data-point chart:repeated="13"/>
          </chart:series>
          <chart:series chart:style-name="ch18" chart:values-cell-range-address="'9'.O9:'9'.O18" chart:label-cell-address="'9'.B19:'9'.B19" chart:class="chart:scatter">
            <chart:domain table:cell-range-address="'9'.L9:'9'.L18"/>
            <chart:data-point chart:repeated="10"/>
          </chart:series>
          <chart:series chart:style-name="ch19" chart:values-cell-range-address="'10'.O9:'10'.O18" chart:label-cell-address="'10'.B19:'10'.B19" chart:class="chart:scatter">
            <chart:domain table:cell-range-address="'10'.L9:'10'.L18"/>
            <chart:data-point chart:repeated="10"/>
          </chart:series>
          <chart:series chart:style-name="ch20" chart:values-cell-range-address="'11'.O9:'11'.O18" chart:label-cell-address="'11'.B19:'11'.B19" chart:class="chart:scatter">
            <chart:domain table:cell-range-address="'11'.L9:'11'.L18"/>
            <chart:data-point chart:repeated="10"/>
          </chart:series>
          <chart:series chart:style-name="ch21" chart:values-cell-range-address="'12'.O9:'12'.O13" chart:label-cell-address="'12'.B14:'12'.B14" chart:class="chart:scatter">
            <chart:domain table:cell-range-address="'11'.L9:'11'.L13"/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</text:p>
                <draw:g>
                  <svg:desc>'1'.B53:'1'.B5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2</text:p>
                <draw:g>
                  <svg:desc>'2'.B59:'2'.B5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3</text:p>
                <draw:g>
                  <svg:desc>'3'.B47:'3'.B4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4</text:p>
                <draw:g>
                  <svg:desc>'4'.B39:'4'.B3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5</text:p>
                <draw:g>
                  <svg:desc>'5'.B33:'5'.B3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6</text:p>
                <draw:g>
                  <svg:desc>'6'.B30:'6'.B3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</text:p>
                <draw:g>
                  <svg:desc>'7'.B25:'7'.B2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8</text:p>
                <draw:g>
                  <svg:desc>'8'.B22:'8'.B2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9</text:p>
                <draw:g>
                  <svg:desc>'9'.B19:'9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0</text:p>
                <draw:g>
                  <svg:desc>'10'.B19:'10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1</text:p>
                <draw:g>
                  <svg:desc>'11'.B19:'11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2</text:p>
                <draw:g>
                  <svg:desc>'12'.B14:'1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7666">
                <text:p>0.917666</text:p>
                <draw:g>
                  <svg:desc>'1'.L9:'1'.L52</svg:desc>
                </draw:g>
              </table:table-cell>
              <table:table-cell office:value-type="float" office:value="-6.50632760474811">
                <text:p>-6.50632760474811</text:p>
                <draw:g>
                  <svg:desc>'1'.O9:'1'.O52</svg:desc>
                </draw:g>
              </table:table-cell>
              <table:table-cell office:value-type="float" office:value="1.10307">
                <text:p>1.10307</text:p>
                <draw:g>
                  <svg:desc>'2'.L9:'2'.L58</svg:desc>
                </draw:g>
              </table:table-cell>
              <table:table-cell office:value-type="float" office:value="13.5883026430479">
                <text:p>13.5883026430479</text:p>
                <draw:g>
                  <svg:desc>'2'.O9:'2'.O58</svg:desc>
                </draw:g>
              </table:table-cell>
              <table:table-cell office:value-type="float" office:value="1.24656">
                <text:p>1.24656</text:p>
                <draw:g>
                  <svg:desc>'3'.L9:'3'.L46</svg:desc>
                </draw:g>
              </table:table-cell>
              <table:table-cell office:value-type="float" office:value="2.55313658471056">
                <text:p>2.55313658471056</text:p>
                <draw:g>
                  <svg:desc>'3'.O9:'3'.O46</svg:desc>
                </draw:g>
              </table:table-cell>
              <table:table-cell office:value-type="float" office:value="1.56572">
                <text:p>1.56572</text:p>
                <draw:g>
                  <svg:desc>'4'.L9:'4'.L38</svg:desc>
                </draw:g>
              </table:table-cell>
              <table:table-cell office:value-type="float" office:value="-17.0927158517921">
                <text:p>-17.0927158517921</text:p>
                <draw:g>
                  <svg:desc>'4'.O9:'4'.O38</svg:desc>
                </draw:g>
              </table:table-cell>
              <table:table-cell office:value-type="float" office:value="2.64268">
                <text:p>2.64268</text:p>
                <draw:g>
                  <svg:desc>'5'.L9:'5'.L32</svg:desc>
                </draw:g>
              </table:table-cell>
              <table:table-cell office:value-type="float" office:value="-31.5648682320997">
                <text:p>-31.5648682320997</text:p>
                <draw:g>
                  <svg:desc>'5'.O9:'5'.O32</svg:desc>
                </draw:g>
              </table:table-cell>
              <table:table-cell office:value-type="float" office:value="5.45264">
                <text:p>5.45264</text:p>
                <draw:g>
                  <svg:desc>'6'.L9:'6'.L29</svg:desc>
                </draw:g>
              </table:table-cell>
              <table:table-cell office:value-type="float" office:value="-47.2557229814006">
                <text:p>-47.2557229814006</text:p>
                <draw:g>
                  <svg:desc>'6'.O9:'6'.O29</svg:desc>
                </draw:g>
              </table:table-cell>
              <table:table-cell office:value-type="float" office:value="12.8911">
                <text:p>12.8911</text:p>
                <draw:g>
                  <svg:desc>'7'.L9:'7'.L24</svg:desc>
                </draw:g>
              </table:table-cell>
              <table:table-cell office:value-type="float" office:value="-76.3908316695121">
                <text:p>-76.3908316695121</text:p>
                <draw:g>
                  <svg:desc>'7'.O9:'7'.O24</svg:desc>
                </draw:g>
              </table:table-cell>
              <table:table-cell office:value-type="float" office:value="32.3104">
                <text:p>32.3104</text:p>
                <draw:g>
                  <svg:desc>'8'.L9:'8'.L21</svg:desc>
                </draw:g>
              </table:table-cell>
              <table:table-cell office:value-type="float" office:value="-86.2280319765652">
                <text:p>-86.2280319765652</text:p>
                <draw:g>
                  <svg:desc>'8'.O9:'8'.O21</svg:desc>
                </draw:g>
              </table:table-cell>
              <table:table-cell office:value-type="float" office:value="98.7386">
                <text:p>98.7386</text:p>
                <draw:g>
                  <svg:desc>'9'.L9:'9'.L18</svg:desc>
                </draw:g>
              </table:table-cell>
              <table:table-cell office:value-type="float" office:value="-108.6019296336">
                <text:p>-108.6019296336</text:p>
                <draw:g>
                  <svg:desc>'9'.O9:'9'.O18</svg:desc>
                </draw:g>
              </table:table-cell>
              <table:table-cell office:value-type="float" office:value="296.655">
                <text:p>296.655</text:p>
                <draw:g>
                  <svg:desc>'10'.L9:'10'.L18</svg:desc>
                </draw:g>
              </table:table-cell>
              <table:table-cell office:value-type="float" office:value="-124.397626484965">
                <text:p>-124.397626484965</text:p>
                <draw:g>
                  <svg:desc>'10'.O9:'10'.O18</svg:desc>
                </draw:g>
              </table:table-cell>
              <table:table-cell office:value-type="float" office:value="963.23">
                <text:p>963.23</text:p>
                <draw:g>
                  <svg:desc>'11'.L9:'11'.L18</svg:desc>
                </draw:g>
              </table:table-cell>
              <table:table-cell office:value-type="float" office:value="-124.945587406303">
                <text:p>-124.945587406303</text:p>
                <draw:g>
                  <svg:desc>'11'.O9:'11'.O18</svg:desc>
                </draw:g>
              </table:table-cell>
              <table:table-cell office:value-type="float" office:value="963.23">
                <text:p>963.23</text:p>
                <draw:g>
                  <svg:desc>'11'.L9:'11'.L13</svg:desc>
                </draw:g>
              </table:table-cell>
              <table:table-cell office:value-type="float" office:value="-111.565393167071">
                <text:p>-111.565393167071</text:p>
                <draw:g>
                  <svg:desc>'12'.O9:'12'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0087">
                <text:p>1.80087</text:p>
              </table:table-cell>
              <table:table-cell office:value-type="float" office:value="13.7682113591312">
                <text:p>13.7682113591312</text:p>
              </table:table-cell>
              <table:table-cell office:value-type="float" office:value="2.06412">
                <text:p>2.06412</text:p>
              </table:table-cell>
              <table:table-cell office:value-type="float" office:value="11.446386570049">
                <text:p>11.446386570049</text:p>
              </table:table-cell>
              <table:table-cell office:value-type="float" office:value="2.41258">
                <text:p>2.41258</text:p>
              </table:table-cell>
              <table:table-cell office:value-type="float" office:value="-2.04320280113917">
                <text:p>-2.04320280113917</text:p>
              </table:table-cell>
              <table:table-cell office:value-type="float" office:value="4.0357">
                <text:p>4.0357</text:p>
              </table:table-cell>
              <table:table-cell office:value-type="float" office:value="-35.5436660721406">
                <text:p>-35.5436660721406</text:p>
              </table:table-cell>
              <table:table-cell office:value-type="float" office:value="8.72515">
                <text:p>8.72515</text:p>
              </table:table-cell>
              <table:table-cell office:value-type="float" office:value="-57.7444499239239">
                <text:p>-57.7444499239239</text:p>
              </table:table-cell>
              <table:table-cell office:value-type="float" office:value="21.7073">
                <text:p>21.7073</text:p>
              </table:table-cell>
              <table:table-cell office:value-type="float" office:value="-70.5851557511597">
                <text:p>-70.5851557511597</text:p>
              </table:table-cell>
              <table:table-cell office:value-type="float" office:value="58.6941">
                <text:p>58.6941</text:p>
              </table:table-cell>
              <table:table-cell office:value-type="float" office:value="-81.8808592559596">
                <text:p>-81.8808592559596</text:p>
              </table:table-cell>
              <table:table-cell office:value-type="float" office:value="161.228">
                <text:p>161.228</text:p>
              </table:table-cell>
              <table:table-cell office:value-type="float" office:value="-91.6636304429684">
                <text:p>-91.6636304429684</text:p>
              </table:table-cell>
              <table:table-cell office:value-type="float" office:value="500.687">
                <text:p>500.687</text:p>
              </table:table-cell>
              <table:table-cell office:value-type="float" office:value="-129.791282035773">
                <text:p>-129.791282035773</text:p>
              </table:table-cell>
              <table:table-cell office:value-type="float" office:value="1498.47">
                <text:p>1498.47</text:p>
              </table:table-cell>
              <table:table-cell office:value-type="float" office:value="-147.491883903956">
                <text:p>-147.491883903956</text:p>
              </table:table-cell>
              <table:table-cell office:value-type="float" office:value="4556.71">
                <text:p>4556.71</text:p>
              </table:table-cell>
              <table:table-cell office:value-type="float" office:value="-137.624368885007">
                <text:p>-137.624368885007</text:p>
              </table:table-cell>
              <table:table-cell office:value-type="float" office:value="4556.71">
                <text:p>4556.71</text:p>
              </table:table-cell>
              <table:table-cell office:value-type="float" office:value="-117.218411823923">
                <text:p>-117.218411823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3">
                <text:p>2.6923</text:p>
              </table:table-cell>
              <table:table-cell office:value-type="float" office:value="18.1671563390055">
                <text:p>18.1671563390055</text:p>
              </table:table-cell>
              <table:table-cell office:value-type="float" office:value="3.07683">
                <text:p>3.07683</text:p>
              </table:table-cell>
              <table:table-cell office:value-type="float" office:value="6.17214402788956">
                <text:p>6.17214402788956</text:p>
              </table:table-cell>
              <table:table-cell office:value-type="float" office:value="3.74222">
                <text:p>3.74222</text:p>
              </table:table-cell>
              <table:table-cell office:value-type="float" office:value="-13.3376467814289">
                <text:p>-13.3376467814289</text:p>
              </table:table-cell>
              <table:table-cell office:value-type="float" office:value="7.35739">
                <text:p>7.35739</text:p>
              </table:table-cell>
              <table:table-cell office:value-type="float" office:value="-61.6528051922583">
                <text:p>-61.6528051922583</text:p>
              </table:table-cell>
              <table:table-cell office:value-type="float" office:value="17.8085">
                <text:p>17.8085</text:p>
              </table:table-cell>
              <table:table-cell office:value-type="float" office:value="-59.7849561047458">
                <text:p>-59.7849561047458</text:p>
              </table:table-cell>
              <table:table-cell office:value-type="float" office:value="43.9245">
                <text:p>43.9245</text:p>
              </table:table-cell>
              <table:table-cell office:value-type="float" office:value="-78.7626869440684">
                <text:p>-78.7626869440684</text:p>
              </table:table-cell>
              <table:table-cell office:value-type="float" office:value="114.759">
                <text:p>114.759</text:p>
              </table:table-cell>
              <table:table-cell office:value-type="float" office:value="-110.054112412143">
                <text:p>-110.054112412143</text:p>
              </table:table-cell>
              <table:table-cell office:value-type="float" office:value="729.553">
                <text:p>729.553</text:p>
              </table:table-cell>
              <table:table-cell office:value-type="float" office:value="-119.241160124563">
                <text:p>-119.241160124563</text:p>
              </table:table-cell>
              <table:table-cell office:value-type="float" office:value="1059.64">
                <text:p>1059.64</text:p>
              </table:table-cell>
              <table:table-cell office:value-type="float" office:value="-148.118450147392">
                <text:p>-148.118450147392</text:p>
              </table:table-cell>
              <table:table-cell office:value-type="float" office:value="3057.97">
                <text:p>3057.97</text:p>
              </table:table-cell>
              <table:table-cell office:value-type="float" office:value="-160.764869388557">
                <text:p>-160.764869388557</text:p>
              </table:table-cell>
              <table:table-cell office:value-type="float" office:value="9444.82">
                <text:p>9444.82</text:p>
              </table:table-cell>
              <table:table-cell office:value-type="float" office:value="-132.1271858477">
                <text:p>-132.1271858477</text:p>
              </table:table-cell>
              <table:table-cell office:value-type="float" office:value="9444.82">
                <text:p>9444.82</text:p>
              </table:table-cell>
              <table:table-cell office:value-type="float" office:value="-133.259966756156">
                <text:p>-133.259966756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8231">
                <text:p>3.58231</text:p>
              </table:table-cell>
              <table:table-cell office:value-type="float" office:value="14.3712370297912">
                <text:p>14.3712370297912</text:p>
              </table:table-cell>
              <table:table-cell office:value-type="float" office:value="4.14041">
                <text:p>4.14041</text:p>
              </table:table-cell>
              <table:table-cell office:value-type="float" office:value="3.47782530845679">
                <text:p>3.47782530845679</text:p>
              </table:table-cell>
              <table:table-cell office:value-type="float" office:value="5.31654">
                <text:p>5.31654</text:p>
              </table:table-cell>
              <table:table-cell office:value-type="float" office:value="-16.2739028741085">
                <text:p>-16.2739028741085</text:p>
              </table:table-cell>
              <table:table-cell office:value-type="float" office:value="11.2706">
                <text:p>11.2706</text:p>
              </table:table-cell>
              <table:table-cell office:value-type="float" office:value="-55.9087625486043">
                <text:p>-55.9087625486043</text:p>
              </table:table-cell>
              <table:table-cell office:value-type="float" office:value="32.2027">
                <text:p>32.2027</text:p>
              </table:table-cell>
              <table:table-cell office:value-type="float" office:value="-66.5234267501016">
                <text:p>-66.5234267501016</text:p>
              </table:table-cell>
              <table:table-cell office:value-type="float" office:value="88.9462">
                <text:p>88.9462</text:p>
              </table:table-cell>
              <table:table-cell office:value-type="float" office:value="-78.9205227621843">
                <text:p>-78.9205227621843</text:p>
              </table:table-cell>
              <table:table-cell office:value-type="float" office:value="317.078">
                <text:p>317.078</text:p>
              </table:table-cell>
              <table:table-cell office:value-type="float" office:value="-111.435220456404">
                <text:p>-111.435220456404</text:p>
              </table:table-cell>
              <table:table-cell office:value-type="float" office:value="1309.12">
                <text:p>1309.12</text:p>
              </table:table-cell>
              <table:table-cell office:value-type="float" office:value="-134.522277444208">
                <text:p>-134.522277444208</text:p>
              </table:table-cell>
              <table:table-cell office:value-type="float" office:value="2644.7">
                <text:p>2644.7</text:p>
              </table:table-cell>
              <table:table-cell office:value-type="float" office:value="-148.786688831709">
                <text:p>-148.786688831709</text:p>
              </table:table-cell>
              <table:table-cell office:value-type="float" office:value="5332.59">
                <text:p>5332.59</text:p>
              </table:table-cell>
              <table:table-cell office:value-type="float" office:value="-163.113616834712">
                <text:p>-163.113616834712</text:p>
              </table:table-cell>
              <table:table-cell office:value-type="float" office:value="15229.8">
                <text:p>15229.8</text:p>
              </table:table-cell>
              <table:table-cell office:value-type="float" office:value="-137.962139744912">
                <text:p>-137.962139744912</text:p>
              </table:table-cell>
              <table:table-cell office:value-type="float" office:value="15229.8">
                <text:p>15229.8</text:p>
              </table:table-cell>
              <table:table-cell office:value-type="float" office:value="-132.680241498096">
                <text:p>-132.680241498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1121">
                <text:p>4.51121</text:p>
              </table:table-cell>
              <table:table-cell office:value-type="float" office:value="10.8387994305061">
                <text:p>10.8387994305061</text:p>
              </table:table-cell>
              <table:table-cell office:value-type="float" office:value="5.25116">
                <text:p>5.25116</text:p>
              </table:table-cell>
              <table:table-cell office:value-type="float" office:value="1.86464238012204">
                <text:p>1.86464238012204</text:p>
              </table:table-cell>
              <table:table-cell office:value-type="float" office:value="7.02106">
                <text:p>7.02106</text:p>
              </table:table-cell>
              <table:table-cell office:value-type="float" office:value="-22.5286310953206">
                <text:p>-22.5286310953206</text:p>
              </table:table-cell>
              <table:table-cell office:value-type="float" office:value="15.0807">
                <text:p>15.0807</text:p>
              </table:table-cell>
              <table:table-cell office:value-type="float" office:value="-61.3486694993076">
                <text:p>-61.3486694993076</text:p>
              </table:table-cell>
              <table:table-cell office:value-type="float" office:value="47.1497">
                <text:p>47.1497</text:p>
              </table:table-cell>
              <table:table-cell office:value-type="float" office:value="-78.2136136752894">
                <text:p>-78.2136136752894</text:p>
              </table:table-cell>
              <table:table-cell office:value-type="float" office:value="161.99">
                <text:p>161.99</text:p>
              </table:table-cell>
              <table:table-cell office:value-type="float" office:value="-104.257076078449">
                <text:p>-104.257076078449</text:p>
              </table:table-cell>
              <table:table-cell office:value-type="float" office:value="517.195">
                <text:p>517.195</text:p>
              </table:table-cell>
              <table:table-cell office:value-type="float" office:value="-111.693147280098">
                <text:p>-111.693147280098</text:p>
              </table:table-cell>
              <table:table-cell office:value-type="float" office:value="1888.28">
                <text:p>1888.28</text:p>
              </table:table-cell>
              <table:table-cell office:value-type="float" office:value="-134.432352264823">
                <text:p>-134.432352264823</text:p>
              </table:table-cell>
              <table:table-cell office:value-type="float" office:value="4274.72">
                <text:p>4274.72</text:p>
              </table:table-cell>
              <table:table-cell office:value-type="float" office:value="-148.151788877686">
                <text:p>-148.151788877686</text:p>
              </table:table-cell>
              <table:table-cell office:value-type="float" office:value="7896.17">
                <text:p>7896.17</text:p>
              </table:table-cell>
              <table:table-cell office:value-type="float" office:value="-158.356189108171">
                <text:p>-158.356189108171</text:p>
              </table:table-cell>
              <table:table-cell office:value-type="float" office:value="24638.6">
                <text:p>24638.6</text:p>
              </table:table-cell>
              <table:table-cell office:value-type="float" office:value="-142.539677036268">
                <text:p>-142.539677036268</text:p>
              </table:table-cell>
              <table:table-cell office:value-type="float" office:value="24638.6">
                <text:p>24638.6</text:p>
              </table:table-cell>
              <table:table-cell office:value-type="float" office:value="-133.801766151471">
                <text:p>-133.801766151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556">
                <text:p>5.44556</text:p>
              </table:table-cell>
              <table:table-cell office:value-type="float" office:value="10.999456287975">
                <text:p>10.999456287975</text:p>
              </table:table-cell>
              <table:table-cell office:value-type="float" office:value="6.38754">
                <text:p>6.38754</text:p>
              </table:table-cell>
              <table:table-cell office:value-type="float" office:value="-0.0180857685306213">
                <text:p>-0.0180857685306213</text:p>
              </table:table-cell>
              <table:table-cell office:value-type="float" office:value="8.85232">
                <text:p>8.85232</text:p>
              </table:table-cell>
              <table:table-cell office:value-type="float" office:value="-28.7544345623869">
                <text:p>-28.7544345623869</text:p>
              </table:table-cell>
              <table:table-cell office:value-type="float" office:value="19.2349">
                <text:p>19.2349</text:p>
              </table:table-cell>
              <table:table-cell office:value-type="float" office:value="-68.2306308478522">
                <text:p>-68.2306308478522</text:p>
              </table:table-cell>
              <table:table-cell office:value-type="float" office:value="69.8219">
                <text:p>69.8219</text:p>
              </table:table-cell>
              <table:table-cell office:value-type="float" office:value="-78.2562438777291">
                <text:p>-78.2562438777291</text:p>
              </table:table-cell>
              <table:table-cell office:value-type="float" office:value="239.778">
                <text:p>239.778</text:p>
              </table:table-cell>
              <table:table-cell office:value-type="float" office:value="-102.421511834735">
                <text:p>-102.421511834735</text:p>
              </table:table-cell>
              <table:table-cell office:value-type="float" office:value="737.193">
                <text:p>737.193</text:p>
              </table:table-cell>
              <table:table-cell office:value-type="float" office:value="-111.695355147438">
                <text:p>-111.695355147438</text:p>
              </table:table-cell>
              <table:table-cell office:value-type="float" office:value="2504.54">
                <text:p>2504.54</text:p>
              </table:table-cell>
              <table:table-cell office:value-type="float" office:value="-134.434635538664">
                <text:p>-134.434635538664</text:p>
              </table:table-cell>
              <table:table-cell office:value-type="float" office:value="6409.39">
                <text:p>6409.39</text:p>
              </table:table-cell>
              <table:table-cell office:value-type="float" office:value="-150.081433236867">
                <text:p>-150.081433236867</text:p>
              </table:table-cell>
              <table:table-cell office:value-type="float" office:value="11719.6">
                <text:p>11719.6</text:p>
              </table:table-cell>
              <table:table-cell office:value-type="float" office:value="-155.653328769344">
                <text:p>-155.653328769344</text:p>
              </table:table-cell>
              <table:table-cell office:value-type="float" office:value="36297.6">
                <text:p>36297.6</text:p>
              </table:table-cell>
              <table:table-cell office:value-type="float" office:value="-146.835841618615">
                <text:p>-146.83584161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988">
                <text:p>6.39988</text:p>
              </table:table-cell>
              <table:table-cell office:value-type="float" office:value="9.87580182461789">
                <text:p>9.87580182461789</text:p>
              </table:table-cell>
              <table:table-cell office:value-type="float" office:value="7.56788">
                <text:p>7.56788</text:p>
              </table:table-cell>
              <table:table-cell office:value-type="float" office:value="-1.62751530085933">
                <text:p>-1.62751530085933</text:p>
              </table:table-cell>
              <table:table-cell office:value-type="float" office:value="10.9236">
                <text:p>10.9236</text:p>
              </table:table-cell>
              <table:table-cell office:value-type="float" office:value="-31.8225021671425">
                <text:p>-31.8225021671425</text:p>
              </table:table-cell>
              <table:table-cell office:value-type="float" office:value="23.5039">
                <text:p>23.5039</text:p>
              </table:table-cell>
              <table:table-cell office:value-type="float" office:value="-63.7076368109331">
                <text:p>-63.7076368109331</text:p>
              </table:table-cell>
              <table:table-cell office:value-type="float" office:value="92.7629">
                <text:p>92.7629</text:p>
              </table:table-cell>
              <table:table-cell office:value-type="float" office:value="-82.8360968409121">
                <text:p>-82.8360968409121</text:p>
              </table:table-cell>
              <table:table-cell office:value-type="float" office:value="318.635">
                <text:p>318.635</text:p>
              </table:table-cell>
              <table:table-cell office:value-type="float" office:value="-119.230950100876">
                <text:p>-119.230950100876</text:p>
              </table:table-cell>
              <table:table-cell office:value-type="float" office:value="1015.6">
                <text:p>1015.6</text:p>
              </table:table-cell>
              <table:table-cell office:value-type="float" office:value="-113.111852278723">
                <text:p>-113.111852278723</text:p>
              </table:table-cell>
              <table:table-cell office:value-type="float" office:value="3525.35">
                <text:p>3525.35</text:p>
              </table:table-cell>
              <table:table-cell office:value-type="float" office:value="-134.370600556569">
                <text:p>-134.370600556569</text:p>
              </table:table-cell>
              <table:table-cell office:value-type="float" office:value="9587.74">
                <text:p>9587.74</text:p>
              </table:table-cell>
              <table:table-cell office:value-type="float" office:value="-150.376616953545">
                <text:p>-150.376616953545</text:p>
              </table:table-cell>
              <table:table-cell office:value-type="float" office:value="16827">
                <text:p>16827</text:p>
              </table:table-cell>
              <table:table-cell office:value-type="float" office:value="-155.369139521783">
                <text:p>-155.369139521783</text:p>
              </table:table-cell>
              <table:table-cell office:value-type="float" office:value="48973.6">
                <text:p>48973.6</text:p>
              </table:table-cell>
              <table:table-cell office:value-type="float" office:value="-157.895059460819">
                <text:p>-157.89505946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6051">
                <text:p>7.36051</text:p>
              </table:table-cell>
              <table:table-cell office:value-type="float" office:value="8.46057656119803">
                <text:p>8.46057656119803</text:p>
              </table:table-cell>
              <table:table-cell office:value-type="float" office:value="8.78889">
                <text:p>8.78889</text:p>
              </table:table-cell>
              <table:table-cell office:value-type="float" office:value="-3.387954786539">
                <text:p>-3.387954786539</text:p>
              </table:table-cell>
              <table:table-cell office:value-type="float" office:value="13.5554">
                <text:p>13.5554</text:p>
              </table:table-cell>
              <table:table-cell office:value-type="float" office:value="-33.5757332333837">
                <text:p>-33.5757332333837</text:p>
              </table:table-cell>
              <table:table-cell office:value-type="float" office:value="29.8978">
                <text:p>29.8978</text:p>
              </table:table-cell>
              <table:table-cell office:value-type="float" office:value="-58.556939480875">
                <text:p>-58.556939480875</text:p>
              </table:table-cell>
              <table:table-cell office:value-type="float" office:value="117.987">
                <text:p>117.987</text:p>
              </table:table-cell>
              <table:table-cell office:value-type="float" office:value="-74.5368498912893">
                <text:p>-74.5368498912893</text:p>
              </table:table-cell>
              <table:table-cell office:value-type="float" office:value="418.98">
                <text:p>418.98</text:p>
              </table:table-cell>
              <table:table-cell office:value-type="float" office:value="-97.236037492737">
                <text:p>-97.236037492737</text:p>
              </table:table-cell>
              <table:table-cell office:value-type="float" office:value="1374.16">
                <text:p>1374.16</text:p>
              </table:table-cell>
              <table:table-cell office:value-type="float" office:value="-118.597255982795">
                <text:p>-118.597255982795</text:p>
              </table:table-cell>
              <table:table-cell office:value-type="float" office:value="4847.68">
                <text:p>4847.68</text:p>
              </table:table-cell>
              <table:table-cell office:value-type="float" office:value="-146.451763472371">
                <text:p>-146.451763472371</text:p>
              </table:table-cell>
              <table:table-cell office:value-type="float" office:value="13426.2">
                <text:p>13426.2</text:p>
              </table:table-cell>
              <table:table-cell office:value-type="float" office:value="-154.068225477486">
                <text:p>-154.068225477486</text:p>
              </table:table-cell>
              <table:table-cell office:value-type="float" office:value="24343.4">
                <text:p>24343.4</text:p>
              </table:table-cell>
              <table:table-cell office:value-type="float" office:value="-164.594923872893">
                <text:p>-164.594923872893</text:p>
              </table:table-cell>
              <table:table-cell office:value-type="float" office:value="62773.9">
                <text:p>62773.9</text:p>
              </table:table-cell>
              <table:table-cell office:value-type="float" office:value="-152.254092294011">
                <text:p>-152.25409229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6645">
                <text:p>8.36645</text:p>
              </table:table-cell>
              <table:table-cell office:value-type="float" office:value="7.20627249307619">
                <text:p>7.20627249307619</text:p>
              </table:table-cell>
              <table:table-cell office:value-type="float" office:value="10.0399">
                <text:p>10.0399</text:p>
              </table:table-cell>
              <table:table-cell office:value-type="float" office:value="-4.4138195400935">
                <text:p>-4.4138195400935</text:p>
              </table:table-cell>
              <table:table-cell office:value-type="float" office:value="16.1068">
                <text:p>16.1068</text:p>
              </table:table-cell>
              <table:table-cell office:value-type="float" office:value="-36.8423674309757">
                <text:p>-36.8423674309757</text:p>
              </table:table-cell>
              <table:table-cell office:value-type="float" office:value="36.5721">
                <text:p>36.5721</text:p>
              </table:table-cell>
              <table:table-cell office:value-type="float" office:value="-56.234547629814">
                <text:p>-56.234547629814</text:p>
              </table:table-cell>
              <table:table-cell office:value-type="float" office:value="146.005">
                <text:p>146.005</text:p>
              </table:table-cell>
              <table:table-cell office:value-type="float" office:value="-74.9691540647286">
                <text:p>-74.9691540647286</text:p>
              </table:table-cell>
              <table:table-cell office:value-type="float" office:value="530.672">
                <text:p>530.672</text:p>
              </table:table-cell>
              <table:table-cell office:value-type="float" office:value="-95.0297285589915">
                <text:p>-95.0297285589915</text:p>
              </table:table-cell>
              <table:table-cell office:value-type="float" office:value="1823.33">
                <text:p>1823.33</text:p>
              </table:table-cell>
              <table:table-cell office:value-type="float" office:value="-134.884269417375">
                <text:p>-134.884269417375</text:p>
              </table:table-cell>
              <table:table-cell office:value-type="float" office:value="6708.89">
                <text:p>6708.89</text:p>
              </table:table-cell>
              <table:table-cell office:value-type="float" office:value="-156.651004292713">
                <text:p>-156.651004292713</text:p>
              </table:table-cell>
              <table:table-cell office:value-type="float" office:value="19267.8">
                <text:p>19267.8</text:p>
              </table:table-cell>
              <table:table-cell office:value-type="float" office:value="-155.385744136573">
                <text:p>-155.385744136573</text:p>
              </table:table-cell>
              <table:table-cell office:value-type="float" office:value="35785.9">
                <text:p>35785.9</text:p>
              </table:table-cell>
              <table:table-cell office:value-type="float" office:value="-160.919732488203">
                <text:p>-160.919732488203</text:p>
              </table:table-cell>
              <table:table-cell office:value-type="float" office:value="83797.6">
                <text:p>83797.6</text:p>
              </table:table-cell>
              <table:table-cell office:value-type="float" office:value="-146.004837750019">
                <text:p>-146.0048377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0512">
                <text:p>9.40512</text:p>
              </table:table-cell>
              <table:table-cell office:value-type="float" office:value="5.74390146017659">
                <text:p>5.74390146017659</text:p>
              </table:table-cell>
              <table:table-cell office:value-type="float" office:value="11.3221">
                <text:p>11.3221</text:p>
              </table:table-cell>
              <table:table-cell office:value-type="float" office:value="-5.56754181610442">
                <text:p>-5.56754181610442</text:p>
              </table:table-cell>
              <table:table-cell office:value-type="float" office:value="18.7621">
                <text:p>18.7621</text:p>
              </table:table-cell>
              <table:table-cell office:value-type="float" office:value="-38.0632035267989">
                <text:p>-38.0632035267989</text:p>
              </table:table-cell>
              <table:table-cell office:value-type="float" office:value="45.2792">
                <text:p>45.2792</text:p>
              </table:table-cell>
              <table:table-cell office:value-type="float" office:value="-54.4643604104601">
                <text:p>-54.4643604104601</text:p>
              </table:table-cell>
              <table:table-cell office:value-type="float" office:value="185.096">
                <text:p>185.096</text:p>
              </table:table-cell>
              <table:table-cell office:value-type="float" office:value="-72.1025881262189">
                <text:p>-72.1025881262189</text:p>
              </table:table-cell>
              <table:table-cell office:value-type="float" office:value="660.87">
                <text:p>660.87</text:p>
              </table:table-cell>
              <table:table-cell office:value-type="float" office:value="-95.0676713973696">
                <text:p>-95.0676713973696</text:p>
              </table:table-cell>
              <table:table-cell office:value-type="float" office:value="2467.94">
                <text:p>2467.94</text:p>
              </table:table-cell>
              <table:table-cell office:value-type="float" office:value="-120.209649426168">
                <text:p>-120.209649426168</text:p>
              </table:table-cell>
              <table:table-cell office:value-type="float" office:value="9479.41">
                <text:p>9479.41</text:p>
              </table:table-cell>
              <table:table-cell office:value-type="float" office:value="-151.128083133529">
                <text:p>-151.128083133529</text:p>
              </table:table-cell>
              <table:table-cell office:value-type="float" office:value="27366.6">
                <text:p>27366.6</text:p>
              </table:table-cell>
              <table:table-cell office:value-type="float" office:value="-153.960506027985">
                <text:p>-153.960506027985</text:p>
              </table:table-cell>
              <table:table-cell office:value-type="float" office:value="48958.5">
                <text:p>48958.5</text:p>
              </table:table-cell>
              <table:table-cell office:value-type="float" office:value="-159.441409085163">
                <text:p>-159.441409085163</text:p>
              </table:table-cell>
              <table:table-cell office:value-type="float" office:value="108985">
                <text:p>108985</text:p>
              </table:table-cell>
              <table:table-cell office:value-type="float" office:value="-143.581830625779">
                <text:p>-143.58183062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531">
                <text:p>10.4531</text:p>
              </table:table-cell>
              <table:table-cell office:value-type="float" office:value="3.69071067432641">
                <text:p>3.69071067432641</text:p>
              </table:table-cell>
              <table:table-cell office:value-type="float" office:value="12.663">
                <text:p>12.663</text:p>
              </table:table-cell>
              <table:table-cell office:value-type="float" office:value="-6.78872441547685">
                <text:p>-6.78872441547685</text:p>
              </table:table-cell>
              <table:table-cell office:value-type="float" office:value="22.1041">
                <text:p>22.1041</text:p>
              </table:table-cell>
              <table:table-cell office:value-type="float" office:value="-39.9054914732725">
                <text:p>-39.9054914732725</text:p>
              </table:table-cell>
              <table:table-cell office:value-type="float" office:value="55.3644">
                <text:p>55.3644</text:p>
              </table:table-cell>
              <table:table-cell office:value-type="float" office:value="-64.3877614905954">
                <text:p>-64.3877614905954</text:p>
              </table:table-cell>
              <table:table-cell office:value-type="float" office:value="254.149">
                <text:p>254.149</text:p>
              </table:table-cell>
              <table:table-cell office:value-type="float" office:value="-73.2186910449491">
                <text:p>-73.2186910449491</text:p>
              </table:table-cell>
              <table:table-cell office:value-type="float" office:value="842.112">
                <text:p>842.112</text:p>
              </table:table-cell>
              <table:table-cell office:value-type="float" office:value="-96.5065002979689">
                <text:p>-96.5065002979689</text:p>
              </table:table-cell>
              <table:table-cell office:value-type="float" office:value="3338.55">
                <text:p>3338.55</text:p>
              </table:table-cell>
              <table:table-cell office:value-type="float" office:value="-125.40090014398">
                <text:p>-125.40090014398</text:p>
              </table:table-cell>
              <table:table-cell office:value-type="float" office:value="12640.4">
                <text:p>12640.4</text:p>
              </table:table-cell>
              <table:table-cell office:value-type="float" office:value="-144.074131939936">
                <text:p>-144.074131939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681">
                <text:p>11.5681</text:p>
              </table:table-cell>
              <table:table-cell office:value-type="float" office:value="2.50953273143209">
                <text:p>2.50953273143209</text:p>
              </table:table-cell>
              <table:table-cell office:value-type="float" office:value="14.0637">
                <text:p>14.0637</text:p>
              </table:table-cell>
              <table:table-cell office:value-type="float" office:value="-7.97121567872049">
                <text:p>-7.97121567872049</text:p>
              </table:table-cell>
              <table:table-cell office:value-type="float" office:value="25.9714">
                <text:p>25.9714</text:p>
              </table:table-cell>
              <table:table-cell office:value-type="float" office:value="-44.7813736831312">
                <text:p>-44.7813736831312</text:p>
              </table:table-cell>
              <table:table-cell office:value-type="float" office:value="66.825">
                <text:p>66.825</text:p>
              </table:table-cell>
              <table:table-cell office:value-type="float" office:value="-60.868440298014">
                <text:p>-60.868440298014</text:p>
              </table:table-cell>
              <table:table-cell office:value-type="float" office:value="344.809">
                <text:p>344.809</text:p>
              </table:table-cell>
              <table:table-cell office:value-type="float" office:value="-73.6831250799803">
                <text:p>-73.6831250799803</text:p>
              </table:table-cell>
              <table:table-cell office:value-type="float" office:value="1082.46">
                <text:p>1082.46</text:p>
              </table:table-cell>
              <table:table-cell office:value-type="float" office:value="-103.134938448061">
                <text:p>-103.134938448061</text:p>
              </table:table-cell>
              <table:table-cell office:value-type="float" office:value="4411.09">
                <text:p>4411.09</text:p>
              </table:table-cell>
              <table:table-cell office:value-type="float" office:value="-127.955530131818">
                <text:p>-127.955530131818</text:p>
              </table:table-cell>
              <table:table-cell office:value-type="float" office:value="16634.4">
                <text:p>16634.4</text:p>
              </table:table-cell>
              <table:table-cell office:value-type="float" office:value="-144.070650384448">
                <text:p>-144.070650384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3">
                <text:p>12.73</text:p>
              </table:table-cell>
              <table:table-cell office:value-type="float" office:value="2.22164663884237">
                <text:p>2.22164663884237</text:p>
              </table:table-cell>
              <table:table-cell office:value-type="float" office:value="15.7742">
                <text:p>15.7742</text:p>
              </table:table-cell>
              <table:table-cell office:value-type="float" office:value="-10.0906166782535">
                <text:p>-10.0906166782535</text:p>
              </table:table-cell>
              <table:table-cell office:value-type="float" office:value="30.3466">
                <text:p>30.3466</text:p>
              </table:table-cell>
              <table:table-cell office:value-type="float" office:value="-49.9935349881495">
                <text:p>-49.9935349881495</text:p>
              </table:table-cell>
              <table:table-cell office:value-type="float" office:value="79.7167">
                <text:p>79.7167</text:p>
              </table:table-cell>
              <table:table-cell office:value-type="float" office:value="-61.6016971859868">
                <text:p>-61.6016971859868</text:p>
              </table:table-cell>
              <table:table-cell office:value-type="float" office:value="467.952">
                <text:p>467.952</text:p>
              </table:table-cell>
              <table:table-cell office:value-type="float" office:value="-74.818332998391">
                <text:p>-74.818332998391</text:p>
              </table:table-cell>
              <table:table-cell office:value-type="float" office:value="1461.26">
                <text:p>1461.26</text:p>
              </table:table-cell>
              <table:table-cell office:value-type="float" office:value="-100.759742596386">
                <text:p>-100.759742596386</text:p>
              </table:table-cell>
              <table:table-cell office:value-type="float" office:value="5932.75">
                <text:p>5932.75</text:p>
              </table:table-cell>
              <table:table-cell office:value-type="float" office:value="-128.294202883389">
                <text:p>-128.294202883389</text:p>
              </table:table-cell>
              <table:table-cell office:value-type="float" office:value="22338.5">
                <text:p>22338.5</text:p>
              </table:table-cell>
              <table:table-cell office:value-type="float" office:value="-164.440006197296">
                <text:p>-164.44000619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9844">
                <text:p>13.9844</text:p>
              </table:table-cell>
              <table:table-cell office:value-type="float" office:value="1.21973087338567">
                <text:p>1.21973087338567</text:p>
              </table:table-cell>
              <table:table-cell office:value-type="float" office:value="17.6122">
                <text:p>17.6122</text:p>
              </table:table-cell>
              <table:table-cell office:value-type="float" office:value="-10.8652601091036">
                <text:p>-10.8652601091036</text:p>
              </table:table-cell>
              <table:table-cell office:value-type="float" office:value="35.3843">
                <text:p>35.3843</text:p>
              </table:table-cell>
              <table:table-cell office:value-type="float" office:value="-50.3718402520244">
                <text:p>-50.3718402520244</text:p>
              </table:table-cell>
              <table:table-cell office:value-type="float" office:value="95.0302">
                <text:p>95.0302</text:p>
              </table:table-cell>
              <table:table-cell office:value-type="float" office:value="-63.0818416071774">
                <text:p>-63.0818416071774</text:p>
              </table:table-cell>
              <table:table-cell office:value-type="float" office:value="611.931">
                <text:p>611.931</text:p>
              </table:table-cell>
              <table:table-cell office:value-type="float" office:value="-76.8804160610342">
                <text:p>-76.8804160610342</text:p>
              </table:table-cell>
              <table:table-cell office:value-type="float" office:value="1883.37">
                <text:p>1883.37</text:p>
              </table:table-cell>
              <table:table-cell office:value-type="float" office:value="-104.381777060425">
                <text:p>-104.381777060425</text:p>
              </table:table-cell>
              <table:table-cell office:value-type="float" office:value="8339.66">
                <text:p>8339.66</text:p>
              </table:table-cell>
              <table:table-cell office:value-type="float" office:value="-134.082996272331">
                <text:p>-134.08299627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392">
                <text:p>15.3392</text:p>
              </table:table-cell>
              <table:table-cell office:value-type="float" office:value="-0.537455814671726">
                <text:p>-0.537455814671726</text:p>
              </table:table-cell>
              <table:table-cell office:value-type="float" office:value="19.7201">
                <text:p>19.7201</text:p>
              </table:table-cell>
              <table:table-cell office:value-type="float" office:value="-12.0477238841496">
                <text:p>-12.0477238841496</text:p>
              </table:table-cell>
              <table:table-cell office:value-type="float" office:value="41.3163">
                <text:p>41.3163</text:p>
              </table:table-cell>
              <table:table-cell office:value-type="float" office:value="-48.4788474897596">
                <text:p>-48.4788474897596</text:p>
              </table:table-cell>
              <table:table-cell office:value-type="float" office:value="120.034">
                <text:p>120.034</text:p>
              </table:table-cell>
              <table:table-cell office:value-type="float" office:value="-62.8002353811558">
                <text:p>-62.8002353811558</text:p>
              </table:table-cell>
              <table:table-cell office:value-type="float" office:value="763.016">
                <text:p>763.016</text:p>
              </table:table-cell>
              <table:table-cell office:value-type="float" office:value="-80.7285461717882">
                <text:p>-80.7285461717882</text:p>
              </table:table-cell>
              <table:table-cell office:value-type="float" office:value="2507.86">
                <text:p>2507.86</text:p>
              </table:table-cell>
              <table:table-cell office:value-type="float" office:value="-104.32545912152">
                <text:p>-104.32545912152</text:p>
              </table:table-cell>
              <table:table-cell office:value-type="float" office:value="10992">
                <text:p>10992</text:p>
              </table:table-cell>
              <table:table-cell office:value-type="float" office:value="-135.253381468771">
                <text:p>-135.25338146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495">
                <text:p>16.8495</text:p>
              </table:table-cell>
              <table:table-cell office:value-type="float" office:value="-0.442545433260546">
                <text:p>-0.442545433260546</text:p>
              </table:table-cell>
              <table:table-cell office:value-type="float" office:value="21.7845">
                <text:p>21.7845</text:p>
              </table:table-cell>
              <table:table-cell office:value-type="float" office:value="-15.2141218415507">
                <text:p>-15.2141218415507</text:p>
              </table:table-cell>
              <table:table-cell office:value-type="float" office:value="47.7285">
                <text:p>47.7285</text:p>
              </table:table-cell>
              <table:table-cell office:value-type="float" office:value="-46.1403731807992">
                <text:p>-46.1403731807992</text:p>
              </table:table-cell>
              <table:table-cell office:value-type="float" office:value="156.662">
                <text:p>156.662</text:p>
              </table:table-cell>
              <table:table-cell office:value-type="float" office:value="-62.6658817885164">
                <text:p>-62.6658817885164</text:p>
              </table:table-cell>
              <table:table-cell office:value-type="float" office:value="973.544">
                <text:p>973.544</text:p>
              </table:table-cell>
              <table:table-cell office:value-type="float" office:value="-93.8054017015271">
                <text:p>-93.8054017015271</text:p>
              </table:table-cell>
              <table:table-cell office:value-type="float" office:value="3289.97">
                <text:p>3289.97</text:p>
              </table:table-cell>
              <table:table-cell office:value-type="float" office:value="-117.004331996353">
                <text:p>-117.004331996353</text:p>
              </table:table-cell>
              <table:table-cell office:value-type="float" office:value="14914.9">
                <text:p>14914.9</text:p>
              </table:table-cell>
              <table:table-cell office:value-type="float" office:value="-153.519267869761">
                <text:p>-153.51926786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68">
                <text:p>18.68</text:p>
              </table:table-cell>
              <table:table-cell office:value-type="float" office:value="-1.95287139374847">
                <text:p>-1.95287139374847</text:p>
              </table:table-cell>
              <table:table-cell office:value-type="float" office:value="24.1944">
                <text:p>24.1944</text:p>
              </table:table-cell>
              <table:table-cell office:value-type="float" office:value="-16.6518163279002">
                <text:p>-16.6518163279002</text:p>
              </table:table-cell>
              <table:table-cell office:value-type="float" office:value="55.9876">
                <text:p>55.9876</text:p>
              </table:table-cell>
              <table:table-cell office:value-type="float" office:value="-49.4794589972919">
                <text:p>-49.4794589972919</text:p>
              </table:table-cell>
              <table:table-cell office:value-type="float" office:value="203.632">
                <text:p>203.632</text:p>
              </table:table-cell>
              <table:table-cell office:value-type="float" office:value="-72.6293712724585">
                <text:p>-72.6293712724585</text:p>
              </table:table-cell>
              <table:table-cell office:value-type="float" office:value="1307.63">
                <text:p>1307.63</text:p>
              </table:table-cell>
              <table:table-cell office:value-type="float" office:value="-94.3921734755658">
                <text:p>-94.3921734755658</text:p>
              </table:table-cell>
              <table:table-cell office:value-type="float" office:value="4454.7">
                <text:p>4454.7</text:p>
              </table:table-cell>
              <table:table-cell office:value-type="float" office:value="-117.084694385705">
                <text:p>-117.08469438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6256">
                <text:p>20.6256</text:p>
              </table:table-cell>
              <table:table-cell office:value-type="float" office:value="-3.6673530162282">
                <text:p>-3.6673530162282</text:p>
              </table:table-cell>
              <table:table-cell office:value-type="float" office:value="26.9754">
                <text:p>26.9754</text:p>
              </table:table-cell>
              <table:table-cell office:value-type="float" office:value="-17.6566071878849">
                <text:p>-17.6566071878849</text:p>
              </table:table-cell>
              <table:table-cell office:value-type="float" office:value="66.5642">
                <text:p>66.5642</text:p>
              </table:table-cell>
              <table:table-cell office:value-type="float" office:value="-49.3123181741683">
                <text:p>-49.3123181741683</text:p>
              </table:table-cell>
              <table:table-cell office:value-type="float" office:value="268.497">
                <text:p>268.497</text:p>
              </table:table-cell>
              <table:table-cell office:value-type="float" office:value="-73.9609809073539">
                <text:p>-73.9609809073539</text:p>
              </table:table-cell>
              <table:table-cell office:value-type="float" office:value="1846.52">
                <text:p>1846.52</text:p>
              </table:table-cell>
              <table:table-cell office:value-type="float" office:value="-94.9409832588942">
                <text:p>-94.9409832588942</text:p>
              </table:table-cell>
              <table:table-cell office:value-type="float" office:value="6096.94">
                <text:p>6096.94</text:p>
              </table:table-cell>
              <table:table-cell office:value-type="float" office:value="-123.177494978505">
                <text:p>-123.1774949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4582">
                <text:p>23.4582</text:p>
              </table:table-cell>
              <table:table-cell office:value-type="float" office:value="-5.26065801205591">
                <text:p>-5.26065801205591</text:p>
              </table:table-cell>
              <table:table-cell office:value-type="float" office:value="30.2147">
                <text:p>30.2147</text:p>
              </table:table-cell>
              <table:table-cell office:value-type="float" office:value="-18.8194247206649">
                <text:p>-18.8194247206649</text:p>
              </table:table-cell>
              <table:table-cell office:value-type="float" office:value="81.2733">
                <text:p>81.2733</text:p>
              </table:table-cell>
              <table:table-cell office:value-type="float" office:value="-50.7850791584647">
                <text:p>-50.7850791584647</text:p>
              </table:table-cell>
              <table:table-cell office:value-type="float" office:value="348.991">
                <text:p>348.991</text:p>
              </table:table-cell>
              <table:table-cell office:value-type="float" office:value="-75.8072289069994">
                <text:p>-75.8072289069994</text:p>
              </table:table-cell>
              <table:table-cell office:value-type="float" office:value="2617.31">
                <text:p>2617.31</text:p>
              </table:table-cell>
              <table:table-cell office:value-type="float" office:value="-97.2971271648946">
                <text:p>-97.2971271648946</text:p>
              </table:table-cell>
              <table:table-cell office:value-type="float" office:value="8134.89">
                <text:p>8134.89</text:p>
              </table:table-cell>
              <table:table-cell office:value-type="float" office:value="-129.237541059488">
                <text:p>-129.23754105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03">
                <text:p>26.703</text:p>
              </table:table-cell>
              <table:table-cell office:value-type="float" office:value="-6.7850507025143">
                <text:p>-6.7850507025143</text:p>
              </table:table-cell>
              <table:table-cell office:value-type="float" office:value="33.6112">
                <text:p>33.6112</text:p>
              </table:table-cell>
              <table:table-cell office:value-type="float" office:value="-20.7864980182013">
                <text:p>-20.7864980182013</text:p>
              </table:table-cell>
              <table:table-cell office:value-type="float" office:value="98.1449">
                <text:p>98.1449</text:p>
              </table:table-cell>
              <table:table-cell office:value-type="float" office:value="-50.1852231728777">
                <text:p>-50.1852231728777</text:p>
              </table:table-cell>
              <table:table-cell office:value-type="float" office:value="463.943">
                <text:p>463.943</text:p>
              </table:table-cell>
              <table:table-cell office:value-type="float" office:value="-78.9351585888929">
                <text:p>-78.9351585888929</text:p>
              </table:table-cell>
              <table:table-cell office:value-type="float" office:value="3706.48">
                <text:p>3706.48</text:p>
              </table:table-cell>
              <table:table-cell office:value-type="float" office:value="-102.842883280373">
                <text:p>-102.842883280373</text:p>
              </table:table-cell>
              <table:table-cell office:value-type="float" office:value="11440.1">
                <text:p>11440.1</text:p>
              </table:table-cell>
              <table:table-cell office:value-type="float" office:value="-134.030801948586">
                <text:p>-134.03080194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591">
                <text:p>30.7591</text:p>
              </table:table-cell>
              <table:table-cell office:value-type="float" office:value="-7.50746061911155">
                <text:p>-7.50746061911155</text:p>
              </table:table-cell>
              <table:table-cell office:value-type="float" office:value="37.4377">
                <text:p>37.4377</text:p>
              </table:table-cell>
              <table:table-cell office:value-type="float" office:value="-21.5593600154633">
                <text:p>-21.5593600154633</text:p>
              </table:table-cell>
              <table:table-cell office:value-type="float" office:value="121.867">
                <text:p>121.867</text:p>
              </table:table-cell>
              <table:table-cell office:value-type="float" office:value="-52.1290822582002">
                <text:p>-52.1290822582002</text:p>
              </table:table-cell>
              <table:table-cell office:value-type="float" office:value="622.005">
                <text:p>622.005</text:p>
              </table:table-cell>
              <table:table-cell office:value-type="float" office:value="-82.7144810618476">
                <text:p>-82.7144810618476</text:p>
              </table:table-cell>
              <table:table-cell office:value-type="float" office:value="5194.98">
                <text:p>5194.98</text:p>
              </table:table-cell>
              <table:table-cell office:value-type="float" office:value="-107.380122692808">
                <text:p>-107.380122692808</text:p>
              </table:table-cell>
              <table:table-cell office:value-type="float" office:value="16742.9">
                <text:p>16742.9</text:p>
              </table:table-cell>
              <table:table-cell office:value-type="float" office:value="-144.139451776275">
                <text:p>-144.13945177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2301">
                <text:p>35.2301</text:p>
              </table:table-cell>
              <table:table-cell office:value-type="float" office:value="-8.57374414048488">
                <text:p>-8.57374414048488</text:p>
              </table:table-cell>
              <table:table-cell office:value-type="float" office:value="42.192">
                <text:p>42.192</text:p>
              </table:table-cell>
              <table:table-cell office:value-type="float" office:value="-24.0601519914149">
                <text:p>-24.0601519914149</text:p>
              </table:table-cell>
              <table:table-cell office:value-type="float" office:value="155.386">
                <text:p>155.386</text:p>
              </table:table-cell>
              <table:table-cell office:value-type="float" office:value="-53.7170859546133">
                <text:p>-53.7170859546133</text:p>
              </table:table-cell>
              <table:table-cell office:value-type="float" office:value="885.723">
                <text:p>885.723</text:p>
              </table:table-cell>
              <table:table-cell office:value-type="float" office:value="-93.1603364332385">
                <text:p>-93.1603364332385</text:p>
              </table:table-cell>
              <table:table-cell office:value-type="float" office:value="7624.46">
                <text:p>7624.46</text:p>
              </table:table-cell>
              <table:table-cell office:value-type="float" office:value="-110.566480021291">
                <text:p>-110.56648002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0267">
                <text:p>41.0267</text:p>
              </table:table-cell>
              <table:table-cell office:value-type="float" office:value="-9.156418004518">
                <text:p>-9.156418004518</text:p>
              </table:table-cell>
              <table:table-cell office:value-type="float" office:value="47.7047">
                <text:p>47.7047</text:p>
              </table:table-cell>
              <table:table-cell office:value-type="float" office:value="-25.3668132378901">
                <text:p>-25.3668132378901</text:p>
              </table:table-cell>
              <table:table-cell office:value-type="float" office:value="198.347">
                <text:p>198.347</text:p>
              </table:table-cell>
              <table:table-cell office:value-type="float" office:value="-57.999641071253">
                <text:p>-57.999641071253</text:p>
              </table:table-cell>
              <table:table-cell office:value-type="float" office:value="1280.48">
                <text:p>1280.48</text:p>
              </table:table-cell>
              <table:table-cell office:value-type="float" office:value="-93.5618001819086">
                <text:p>-93.5618001819086</text:p>
              </table:table-cell>
              <table:table-cell office:value-type="float" office:value="10986">
                <text:p>10986</text:p>
              </table:table-cell>
              <table:table-cell office:value-type="float" office:value="-117.018371710402">
                <text:p>-117.01837171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4864">
                <text:p>48.4864</text:p>
              </table:table-cell>
              <table:table-cell office:value-type="float" office:value="-10.326481363811">
                <text:p>-10.326481363811</text:p>
              </table:table-cell>
              <table:table-cell office:value-type="float" office:value="54.5855">
                <text:p>54.5855</text:p>
              </table:table-cell>
              <table:table-cell office:value-type="float" office:value="-27.3155308352417">
                <text:p>-27.3155308352417</text:p>
              </table:table-cell>
              <table:table-cell office:value-type="float" office:value="259.295">
                <text:p>259.295</text:p>
              </table:table-cell>
              <table:table-cell office:value-type="float" office:value="-58.639210853441">
                <text:p>-58.639210853441</text:p>
              </table:table-cell>
              <table:table-cell office:value-type="float" office:value="1882.63">
                <text:p>1882.63</text:p>
              </table:table-cell>
              <table:table-cell office:value-type="float" office:value="-93.0168436882204">
                <text:p>-93.0168436882204</text:p>
              </table:table-cell>
              <table:table-cell office:value-type="float" office:value="16016.5">
                <text:p>16016.5</text:p>
              </table:table-cell>
              <table:table-cell office:value-type="float" office:value="-122.291128719088">
                <text:p>-122.291128719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5503">
                <text:p>58.5503</text:p>
              </table:table-cell>
              <table:table-cell office:value-type="float" office:value="-11.8573941489541">
                <text:p>-11.8573941489541</text:p>
              </table:table-cell>
              <table:table-cell office:value-type="float" office:value="62.7247">
                <text:p>62.7247</text:p>
              </table:table-cell>
              <table:table-cell office:value-type="float" office:value="-28.4576530422059">
                <text:p>-28.4576530422059</text:p>
              </table:table-cell>
              <table:table-cell office:value-type="float" office:value="336.245">
                <text:p>336.245</text:p>
              </table:table-cell>
              <table:table-cell office:value-type="float" office:value="-58.9948676592503">
                <text:p>-58.9948676592503</text:p>
              </table:table-cell>
              <table:table-cell office:value-type="float" office:value="2802.01">
                <text:p>2802.01</text:p>
              </table:table-cell>
              <table:table-cell office:value-type="float" office:value="-96.002190131658">
                <text:p>-96.00219013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6094">
                <text:p>71.6094</text:p>
              </table:table-cell>
              <table:table-cell office:value-type="float" office:value="-13.581559128989">
                <text:p>-13.581559128989</text:p>
              </table:table-cell>
              <table:table-cell office:value-type="float" office:value="72.0644">
                <text:p>72.0644</text:p>
              </table:table-cell>
              <table:table-cell office:value-type="float" office:value="-29.5820080395558">
                <text:p>-29.5820080395558</text:p>
              </table:table-cell>
              <table:table-cell office:value-type="float" office:value="442.815">
                <text:p>442.815</text:p>
              </table:table-cell>
              <table:table-cell office:value-type="float" office:value="-63.7990265185048">
                <text:p>-63.7990265185048</text:p>
              </table:table-cell>
              <table:table-cell office:value-type="float" office:value="4223.41">
                <text:p>4223.41</text:p>
              </table:table-cell>
              <table:table-cell office:value-type="float" office:value="-97.417871241554">
                <text:p>-97.41787124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4348">
                <text:p>88.4348</text:p>
              </table:table-cell>
              <table:table-cell office:value-type="float" office:value="-14.821290512696">
                <text:p>-14.821290512696</text:p>
              </table:table-cell>
              <table:table-cell office:value-type="float" office:value="84.3319">
                <text:p>84.3319</text:p>
              </table:table-cell>
              <table:table-cell office:value-type="float" office:value="-32.3857776080479">
                <text:p>-32.3857776080479</text:p>
              </table:table-cell>
              <table:table-cell office:value-type="float" office:value="612.141">
                <text:p>612.141</text:p>
              </table:table-cell>
              <table:table-cell office:value-type="float" office:value="-67.3983459609337">
                <text:p>-67.3983459609337</text:p>
              </table:table-cell>
              <table:table-cell office:value-type="float" office:value="6349.24">
                <text:p>6349.24</text:p>
              </table:table-cell>
              <table:table-cell office:value-type="float" office:value="-108.261045840443">
                <text:p>-108.26104584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.68">
                <text:p>110.68</text:p>
              </table:table-cell>
              <table:table-cell office:value-type="float" office:value="-16.6301386771998">
                <text:p>-16.6301386771998</text:p>
              </table:table-cell>
              <table:table-cell office:value-type="float" office:value="99.3592">
                <text:p>99.3592</text:p>
              </table:table-cell>
              <table:table-cell office:value-type="float" office:value="-34.5268351727104">
                <text:p>-34.5268351727104</text:p>
              </table:table-cell>
              <table:table-cell office:value-type="float" office:value="849.637">
                <text:p>849.637</text:p>
              </table:table-cell>
              <table:table-cell office:value-type="float" office:value="-68.4630509640035">
                <text:p>-68.4630509640035</text:p>
              </table:table-cell>
              <table:table-cell office:value-type="float" office:value="10279.6">
                <text:p>10279.6</text:p>
              </table:table-cell>
              <table:table-cell office:value-type="float" office:value="-109.724348777653">
                <text:p>-109.724348777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.859">
                <text:p>137.859</text:p>
              </table:table-cell>
              <table:table-cell office:value-type="float" office:value="-17.513370724085">
                <text:p>-17.513370724085</text:p>
              </table:table-cell>
              <table:table-cell office:value-type="float" office:value="116.733">
                <text:p>116.733</text:p>
              </table:table-cell>
              <table:table-cell office:value-type="float" office:value="-35.398221305722">
                <text:p>-35.398221305722</text:p>
              </table:table-cell>
              <table:table-cell office:value-type="float" office:value="1203.95">
                <text:p>1203.95</text:p>
              </table:table-cell>
              <table:table-cell office:value-type="float" office:value="-69.9141039818765">
                <text:p>-69.9141039818765</text:p>
              </table:table-cell>
              <table:table-cell office:value-type="float" office:value="16260.7">
                <text:p>16260.7</text:p>
              </table:table-cell>
              <table:table-cell office:value-type="float" office:value="-112.159591713252">
                <text:p>-112.15959171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.15">
                <text:p>177.15</text:p>
              </table:table-cell>
              <table:table-cell office:value-type="float" office:value="-18.2546426873735">
                <text:p>-18.2546426873735</text:p>
              </table:table-cell>
              <table:table-cell office:value-type="float" office:value="139.215">
                <text:p>139.215</text:p>
              </table:table-cell>
              <table:table-cell office:value-type="float" office:value="-37.8633571750364">
                <text:p>-37.8633571750364</text:p>
              </table:table-cell>
              <table:table-cell office:value-type="float" office:value="1715.17">
                <text:p>1715.17</text:p>
              </table:table-cell>
              <table:table-cell office:value-type="float" office:value="-70.2105784067519">
                <text:p>-70.2105784067519</text:p>
              </table:table-cell>
              <table:table-cell office:value-type="float" office:value="25744.6">
                <text:p>25744.6</text:p>
              </table:table-cell>
              <table:table-cell office:value-type="float" office:value="-112.936184739062">
                <text:p>-112.9361847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.811">
                <text:p>233.811</text:p>
              </table:table-cell>
              <table:table-cell office:value-type="float" office:value="-19.1509568723467">
                <text:p>-19.1509568723467</text:p>
              </table:table-cell>
              <table:table-cell office:value-type="float" office:value="166.951">
                <text:p>166.951</text:p>
              </table:table-cell>
              <table:table-cell office:value-type="float" office:value="-41.9578413372267">
                <text:p>-41.9578413372267</text:p>
              </table:table-cell>
              <table:table-cell office:value-type="float" office:value="2460.51">
                <text:p>2460.51</text:p>
              </table:table-cell>
              <table:table-cell office:value-type="float" office:value="-73.474979446245">
                <text:p>-73.47497944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.219">
                <text:p>318.219</text:p>
              </table:table-cell>
              <table:table-cell office:value-type="float" office:value="-20.0238756360104">
                <text:p>-20.0238756360104</text:p>
              </table:table-cell>
              <table:table-cell office:value-type="float" office:value="204.722">
                <text:p>204.722</text:p>
              </table:table-cell>
              <table:table-cell office:value-type="float" office:value="-44.2381305297792">
                <text:p>-44.2381305297792</text:p>
              </table:table-cell>
              <table:table-cell office:value-type="float" office:value="3596.82">
                <text:p>3596.82</text:p>
              </table:table-cell>
              <table:table-cell office:value-type="float" office:value="-75.2161723738765">
                <text:p>-75.216172373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0.624">
                <text:p>450.624</text:p>
              </table:table-cell>
              <table:table-cell office:value-type="float" office:value="-21.3369201690138">
                <text:p>-21.3369201690138</text:p>
              </table:table-cell>
              <table:table-cell office:value-type="float" office:value="254.621">
                <text:p>254.621</text:p>
              </table:table-cell>
              <table:table-cell office:value-type="float" office:value="-45.8932224326091">
                <text:p>-45.8932224326091</text:p>
              </table:table-cell>
              <table:table-cell office:value-type="float" office:value="5290.39">
                <text:p>5290.39</text:p>
              </table:table-cell>
              <table:table-cell office:value-type="float" office:value="-75.768389474298">
                <text:p>-75.76838947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7.192">
                <text:p>667.192</text:p>
              </table:table-cell>
              <table:table-cell office:value-type="float" office:value="-22.3435156141164">
                <text:p>-22.3435156141164</text:p>
              </table:table-cell>
              <table:table-cell office:value-type="float" office:value="324.836">
                <text:p>324.836</text:p>
              </table:table-cell>
              <table:table-cell office:value-type="float" office:value="-46.7881664877297">
                <text:p>-46.7881664877297</text:p>
              </table:table-cell>
              <table:table-cell office:value-type="float" office:value="8065.15">
                <text:p>8065.15</text:p>
              </table:table-cell>
              <table:table-cell office:value-type="float" office:value="-77.3767503511425">
                <text:p>-77.376750351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3.02">
                <text:p>993.02</text:p>
              </table:table-cell>
              <table:table-cell office:value-type="float" office:value="-23.9051534624599">
                <text:p>-23.9051534624599</text:p>
              </table:table-cell>
              <table:table-cell office:value-type="float" office:value="422.892">
                <text:p>422.892</text:p>
              </table:table-cell>
              <table:table-cell office:value-type="float" office:value="-47.4905797144903">
                <text:p>-47.4905797144903</text:p>
              </table:table-cell>
              <table:table-cell office:value-type="float" office:value="11967.7">
                <text:p>11967.7</text:p>
              </table:table-cell>
              <table:table-cell office:value-type="float" office:value="-77.5511868270521">
                <text:p>-77.551186827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6.64">
                <text:p>1446.64</text:p>
              </table:table-cell>
              <table:table-cell office:value-type="float" office:value="-25.1445585564055">
                <text:p>-25.1445585564055</text:p>
              </table:table-cell>
              <table:table-cell office:value-type="float" office:value="555.662">
                <text:p>555.662</text:p>
              </table:table-cell>
              <table:table-cell office:value-type="float" office:value="-48.3617574868563">
                <text:p>-48.3617574868563</text:p>
              </table:table-cell>
              <table:table-cell office:value-type="float" office:value="18397.3">
                <text:p>18397.3</text:p>
              </table:table-cell>
              <table:table-cell office:value-type="float" office:value="-81.5805936372033">
                <text:p>-81.580593637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5.62">
                <text:p>2095.62</text:p>
              </table:table-cell>
              <table:table-cell office:value-type="float" office:value="-25.9606523477766">
                <text:p>-25.9606523477766</text:p>
              </table:table-cell>
              <table:table-cell office:value-type="float" office:value="710.756">
                <text:p>710.756</text:p>
              </table:table-cell>
              <table:table-cell office:value-type="float" office:value="-50.3593674999024">
                <text:p>-50.3593674999024</text:p>
              </table:table-cell>
              <table:table-cell office:value-type="float" office:value="26676.7">
                <text:p>26676.7</text:p>
              </table:table-cell>
              <table:table-cell office:value-type="float" office:value="-84.4801861419463">
                <text:p>-84.4801861419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1.62">
                <text:p>3171.62</text:p>
              </table:table-cell>
              <table:table-cell office:value-type="float" office:value="-26.8909111822212">
                <text:p>-26.8909111822212</text:p>
              </table:table-cell>
              <table:table-cell office:value-type="float" office:value="946.758">
                <text:p>946.758</text:p>
              </table:table-cell>
              <table:table-cell office:value-type="float" office:value="-52.8504483020239">
                <text:p>-52.8504483020239</text:p>
              </table:table-cell>
              <table:table-cell office:value-type="float" office:value="40548.9">
                <text:p>40548.9</text:p>
              </table:table-cell>
              <table:table-cell office:value-type="float" office:value="-87.4020670421767">
                <text:p>-87.402067042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69.85">
                <text:p>4669.85</text:p>
              </table:table-cell>
              <table:table-cell office:value-type="float" office:value="-27.7349496778002">
                <text:p>-27.7349496778002</text:p>
              </table:table-cell>
              <table:table-cell office:value-type="float" office:value="1289.14">
                <text:p>1289.14</text:p>
              </table:table-cell>
              <table:table-cell office:value-type="float" office:value="-56.3374164996394">
                <text:p>-56.3374164996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78.18">
                <text:p>7178.18</text:p>
              </table:table-cell>
              <table:table-cell office:value-type="float" office:value="-28.5012963676486">
                <text:p>-28.5012963676486</text:p>
              </table:table-cell>
              <table:table-cell office:value-type="float" office:value="1733.94">
                <text:p>1733.94</text:p>
              </table:table-cell>
              <table:table-cell office:value-type="float" office:value="-58.1220637425297">
                <text:p>-58.122063742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40.8">
                <text:p>11840.8</text:p>
              </table:table-cell>
              <table:table-cell office:value-type="float" office:value="-29.6641888024457">
                <text:p>-29.6641888024457</text:p>
              </table:table-cell>
              <table:table-cell office:value-type="float" office:value="2320.45">
                <text:p>2320.45</text:p>
              </table:table-cell>
              <table:table-cell office:value-type="float" office:value="-61.4177321018671">
                <text:p>-61.417732101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71.5">
                <text:p>20871.5</text:p>
              </table:table-cell>
              <table:table-cell office:value-type="float" office:value="-30.204020186635">
                <text:p>-30.204020186635</text:p>
              </table:table-cell>
              <table:table-cell office:value-type="float" office:value="3146.42">
                <text:p>3146.42</text:p>
              </table:table-cell>
              <table:table-cell office:value-type="float" office:value="-63.6924151936211">
                <text:p>-63.692415193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24.6">
                <text:p>36424.6</text:p>
              </table:table-cell>
              <table:table-cell office:value-type="float" office:value="-31.0993054095437">
                <text:p>-31.0993054095437</text:p>
              </table:table-cell>
              <table:table-cell office:value-type="float" office:value="4401.67">
                <text:p>4401.67</text:p>
              </table:table-cell>
              <table:table-cell office:value-type="float" office:value="-66.1702840086353">
                <text:p>-66.170284008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885.8">
                <text:p>62885.8</text:p>
              </table:table-cell>
              <table:table-cell office:value-type="float" office:value="-32.3877234854756">
                <text:p>-32.3877234854756</text:p>
              </table:table-cell>
              <table:table-cell office:value-type="float" office:value="6055.81">
                <text:p>6055.81</text:p>
              </table:table-cell>
              <table:table-cell office:value-type="float" office:value="-67.1322429548783">
                <text:p>-67.132242954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8.77">
                <text:p>8618.77</text:p>
              </table:table-cell>
              <table:table-cell office:value-type="float" office:value="-68.1151702839459">
                <text:p>-68.115170283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3.2">
                <text:p>12633.2</text:p>
              </table:table-cell>
              <table:table-cell office:value-type="float" office:value="-68.867021857965">
                <text:p>-68.867021857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86.1">
                <text:p>17586.1</text:p>
              </table:table-cell>
              <table:table-cell office:value-type="float" office:value="-69.2336226818911">
                <text:p>-69.233622681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25.8">
                <text:p>24825.8</text:p>
              </table:table-cell>
              <table:table-cell office:value-type="float" office:value="-70.9353511414981">
                <text:p>-70.935351141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70.3">
                <text:p>34470.3</text:p>
              </table:table-cell>
              <table:table-cell office:value-type="float" office:value="-72.487421153555">
                <text:p>-72.48742115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24.9">
                <text:p>49424.9</text:p>
              </table:table-cell>
              <table:table-cell office:value-type="float" office:value="-74.5097230036084">
                <text:p>-74.509723003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000" chart:origin="0" chart:reverse-direction="false" text:line-break="false" loext:try-staggering-first="false" chart:link-data-style-to-source="true" chart:axis-position="-2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200" chart:maximum="20" chart:origin="-200" chart:interval-major="2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0.806cm" style:legend-expansion="high" chart:style-name="ch2"/>
        <chart:plot-area chart:style-name="ch3" table:cell-range-address="'1'.L9:'1'.L52 '1'.B53:'1'.B53 '1'.O9:'1'.O52 '2'.B59:'2'.B59 '2'.O9:'2'.O58 '3'.B47:'3'.B47 '3'.O9:'3'.O46 '4'.B39:'4'.B39 '4'.O9:'4'.O38 '5'.B33:'5'.B33 '5'.O9:'5'.O32 '6'.B30:'6'.B30 '6'.O9:'6'.O29 '7'.B25:'7'.B25 '7'.O9:'7'.O24 '8'.B22:'8'.B22 '8'.O9:'8'.O21 '9'.B19:'9'.B19 '9'.O9:'9'.O18 '10'.B19:'10'.B19 '10'.O9:'10'.O18 '11'.B19:'11'.B19 '11'.O9:'11'.O18 '12'.B14:'12'.B14 '12'.O9:'12'.O13" chart:data-source-has-labels="row" svg:x="1.315cm" svg:y="0.177cm" svg:width="11.908cm" svg:height="7.556cm">
          <chartooo:coordinate-region svg:x="2.077cm" svg:y="0.376cm" svg:width="10.589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507cm" chart:style-name="ch9">
              <text:p>Phase Shift Error, dB</text:p>
            </chart:title>
            <chart:grid chart:style-name="ch6" chart:class="major"/>
          </chart:axis>
          <chart:series chart:style-name="ch10" chart:values-cell-range-address="'1'.O9:'1'.O52" chart:label-cell-address="'1'.B53:'1'.B53" chart:class="chart:scatter">
            <chart:domain table:cell-range-address="'1'.L9:'1'.L52"/>
            <chart:data-point chart:repeated="44"/>
          </chart:series>
          <chart:series chart:style-name="ch11" chart:values-cell-range-address="'2'.O9:'2'.O58" chart:label-cell-address="'2'.B59:'2'.B59" chart:class="chart:scatter">
            <chart:domain table:cell-range-address="'2'.L9:'2'.L58"/>
            <chart:data-point chart:repeated="50"/>
          </chart:series>
          <chart:series chart:style-name="ch12" chart:values-cell-range-address="'3'.O9:'3'.O46" chart:label-cell-address="'3'.B47:'3'.B47" chart:class="chart:scatter">
            <chart:domain table:cell-range-address="'3'.L9:'3'.L46"/>
            <chart:data-point chart:repeated="38"/>
          </chart:series>
          <chart:series chart:style-name="ch13" chart:values-cell-range-address="'4'.O9:'4'.O38" chart:label-cell-address="'4'.B39:'4'.B39" chart:class="chart:scatter">
            <chart:domain table:cell-range-address="'4'.L9:'4'.L38"/>
            <chart:data-point chart:repeated="30"/>
          </chart:series>
          <chart:series chart:style-name="ch14" chart:values-cell-range-address="'5'.O9:'5'.O32" chart:label-cell-address="'5'.B33:'5'.B33" chart:class="chart:scatter">
            <chart:domain table:cell-range-address="'5'.L9:'5'.L32"/>
            <chart:data-point chart:repeated="24"/>
          </chart:series>
          <chart:series chart:style-name="ch15" chart:values-cell-range-address="'6'.O9:'6'.O29" chart:label-cell-address="'6'.B30:'6'.B30" chart:class="chart:scatter">
            <chart:domain table:cell-range-address="'6'.L9:'6'.L29"/>
            <chart:data-point chart:repeated="21"/>
          </chart:series>
          <chart:series chart:style-name="ch16" chart:values-cell-range-address="'7'.O9:'7'.O24" chart:label-cell-address="'7'.B25:'7'.B25" chart:class="chart:scatter">
            <chart:domain table:cell-range-address="'7'.L9:'7'.L24"/>
            <chart:data-point chart:repeated="16"/>
          </chart:series>
          <chart:series chart:style-name="ch17" chart:values-cell-range-address="'8'.O9:'8'.O21" chart:label-cell-address="'8'.B22:'8'.B22" chart:class="chart:scatter">
            <chart:domain table:cell-range-address="'8'.L9:'8'.L21"/>
            <chart:data-point chart:repeated="13"/>
          </chart:series>
          <chart:series chart:style-name="ch18" chart:values-cell-range-address="'9'.O9:'9'.O18" chart:label-cell-address="'9'.B19:'9'.B19" chart:class="chart:scatter">
            <chart:domain table:cell-range-address="'9'.L9:'9'.L18"/>
            <chart:data-point chart:repeated="10"/>
          </chart:series>
          <chart:series chart:style-name="ch19" chart:values-cell-range-address="'10'.O9:'10'.O18" chart:label-cell-address="'10'.B19:'10'.B19" chart:class="chart:scatter">
            <chart:domain table:cell-range-address="'10'.L9:'10'.L18"/>
            <chart:data-point chart:repeated="10"/>
          </chart:series>
          <chart:series chart:style-name="ch20" chart:values-cell-range-address="'11'.O9:'11'.O18" chart:label-cell-address="'11'.B19:'11'.B19" chart:class="chart:scatter">
            <chart:domain table:cell-range-address="'11'.L9:'11'.L18"/>
            <chart:data-point chart:repeated="10"/>
          </chart:series>
          <chart:series chart:style-name="ch21" chart:values-cell-range-address="'12'.O9:'12'.O13" chart:label-cell-address="'12'.B14:'12'.B14" chart:class="chart:scatter">
            <chart:domain table:cell-range-address="'11'.L9:'11'.L13"/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</text:p>
                <draw:g>
                  <svg:desc>'1'.B53:'1'.B5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2</text:p>
                <draw:g>
                  <svg:desc>'2'.B59:'2'.B5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3</text:p>
                <draw:g>
                  <svg:desc>'3'.B47:'3'.B4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4</text:p>
                <draw:g>
                  <svg:desc>'4'.B39:'4'.B3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5</text:p>
                <draw:g>
                  <svg:desc>'5'.B33:'5'.B3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6</text:p>
                <draw:g>
                  <svg:desc>'6'.B30:'6'.B3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</text:p>
                <draw:g>
                  <svg:desc>'7'.B25:'7'.B2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8</text:p>
                <draw:g>
                  <svg:desc>'8'.B22:'8'.B2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9</text:p>
                <draw:g>
                  <svg:desc>'9'.B19:'9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0</text:p>
                <draw:g>
                  <svg:desc>'10'.B19:'10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1</text:p>
                <draw:g>
                  <svg:desc>'11'.B19:'11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2</text:p>
                <draw:g>
                  <svg:desc>'12'.B14:'1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7666">
                <text:p>0.917666</text:p>
                <draw:g>
                  <svg:desc>'1'.L9:'1'.L52</svg:desc>
                </draw:g>
              </table:table-cell>
              <table:table-cell office:value-type="float" office:value="-6.50632760474811">
                <text:p>-6.50632760474811</text:p>
                <draw:g>
                  <svg:desc>'1'.O9:'1'.O52</svg:desc>
                </draw:g>
              </table:table-cell>
              <table:table-cell office:value-type="float" office:value="1.10307">
                <text:p>1.10307</text:p>
                <draw:g>
                  <svg:desc>'2'.L9:'2'.L58</svg:desc>
                </draw:g>
              </table:table-cell>
              <table:table-cell office:value-type="float" office:value="13.5883026430479">
                <text:p>13.5883026430479</text:p>
                <draw:g>
                  <svg:desc>'2'.O9:'2'.O58</svg:desc>
                </draw:g>
              </table:table-cell>
              <table:table-cell office:value-type="float" office:value="1.24656">
                <text:p>1.24656</text:p>
                <draw:g>
                  <svg:desc>'3'.L9:'3'.L46</svg:desc>
                </draw:g>
              </table:table-cell>
              <table:table-cell office:value-type="float" office:value="2.55313658471056">
                <text:p>2.55313658471056</text:p>
                <draw:g>
                  <svg:desc>'3'.O9:'3'.O46</svg:desc>
                </draw:g>
              </table:table-cell>
              <table:table-cell office:value-type="float" office:value="1.56572">
                <text:p>1.56572</text:p>
                <draw:g>
                  <svg:desc>'4'.L9:'4'.L38</svg:desc>
                </draw:g>
              </table:table-cell>
              <table:table-cell office:value-type="float" office:value="-17.0927158517921">
                <text:p>-17.0927158517921</text:p>
                <draw:g>
                  <svg:desc>'4'.O9:'4'.O38</svg:desc>
                </draw:g>
              </table:table-cell>
              <table:table-cell office:value-type="float" office:value="2.64268">
                <text:p>2.64268</text:p>
                <draw:g>
                  <svg:desc>'5'.L9:'5'.L32</svg:desc>
                </draw:g>
              </table:table-cell>
              <table:table-cell office:value-type="float" office:value="-31.5648682320997">
                <text:p>-31.5648682320997</text:p>
                <draw:g>
                  <svg:desc>'5'.O9:'5'.O32</svg:desc>
                </draw:g>
              </table:table-cell>
              <table:table-cell office:value-type="float" office:value="5.45264">
                <text:p>5.45264</text:p>
                <draw:g>
                  <svg:desc>'6'.L9:'6'.L29</svg:desc>
                </draw:g>
              </table:table-cell>
              <table:table-cell office:value-type="float" office:value="-47.2557229814006">
                <text:p>-47.2557229814006</text:p>
                <draw:g>
                  <svg:desc>'6'.O9:'6'.O29</svg:desc>
                </draw:g>
              </table:table-cell>
              <table:table-cell office:value-type="float" office:value="12.8911">
                <text:p>12.8911</text:p>
                <draw:g>
                  <svg:desc>'7'.L9:'7'.L24</svg:desc>
                </draw:g>
              </table:table-cell>
              <table:table-cell office:value-type="float" office:value="-76.3908316695121">
                <text:p>-76.3908316695121</text:p>
                <draw:g>
                  <svg:desc>'7'.O9:'7'.O24</svg:desc>
                </draw:g>
              </table:table-cell>
              <table:table-cell office:value-type="float" office:value="32.3104">
                <text:p>32.3104</text:p>
                <draw:g>
                  <svg:desc>'8'.L9:'8'.L21</svg:desc>
                </draw:g>
              </table:table-cell>
              <table:table-cell office:value-type="float" office:value="-86.2280319765652">
                <text:p>-86.2280319765652</text:p>
                <draw:g>
                  <svg:desc>'8'.O9:'8'.O21</svg:desc>
                </draw:g>
              </table:table-cell>
              <table:table-cell office:value-type="float" office:value="98.7386">
                <text:p>98.7386</text:p>
                <draw:g>
                  <svg:desc>'9'.L9:'9'.L18</svg:desc>
                </draw:g>
              </table:table-cell>
              <table:table-cell office:value-type="float" office:value="-108.6019296336">
                <text:p>-108.6019296336</text:p>
                <draw:g>
                  <svg:desc>'9'.O9:'9'.O18</svg:desc>
                </draw:g>
              </table:table-cell>
              <table:table-cell office:value-type="float" office:value="296.655">
                <text:p>296.655</text:p>
                <draw:g>
                  <svg:desc>'10'.L9:'10'.L18</svg:desc>
                </draw:g>
              </table:table-cell>
              <table:table-cell office:value-type="float" office:value="-124.397626484965">
                <text:p>-124.397626484965</text:p>
                <draw:g>
                  <svg:desc>'10'.O9:'10'.O18</svg:desc>
                </draw:g>
              </table:table-cell>
              <table:table-cell office:value-type="float" office:value="963.23">
                <text:p>963.23</text:p>
                <draw:g>
                  <svg:desc>'11'.L9:'11'.L18</svg:desc>
                </draw:g>
              </table:table-cell>
              <table:table-cell office:value-type="float" office:value="-124.945587406303">
                <text:p>-124.945587406303</text:p>
                <draw:g>
                  <svg:desc>'11'.O9:'11'.O18</svg:desc>
                </draw:g>
              </table:table-cell>
              <table:table-cell office:value-type="float" office:value="963.23">
                <text:p>963.23</text:p>
                <draw:g>
                  <svg:desc>'11'.L9:'11'.L13</svg:desc>
                </draw:g>
              </table:table-cell>
              <table:table-cell office:value-type="float" office:value="-111.565393167071">
                <text:p>-111.565393167071</text:p>
                <draw:g>
                  <svg:desc>'12'.O9:'12'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0087">
                <text:p>1.80087</text:p>
              </table:table-cell>
              <table:table-cell office:value-type="float" office:value="13.7682113591312">
                <text:p>13.7682113591312</text:p>
              </table:table-cell>
              <table:table-cell office:value-type="float" office:value="2.06412">
                <text:p>2.06412</text:p>
              </table:table-cell>
              <table:table-cell office:value-type="float" office:value="11.446386570049">
                <text:p>11.446386570049</text:p>
              </table:table-cell>
              <table:table-cell office:value-type="float" office:value="2.41258">
                <text:p>2.41258</text:p>
              </table:table-cell>
              <table:table-cell office:value-type="float" office:value="-2.04320280113917">
                <text:p>-2.04320280113917</text:p>
              </table:table-cell>
              <table:table-cell office:value-type="float" office:value="4.0357">
                <text:p>4.0357</text:p>
              </table:table-cell>
              <table:table-cell office:value-type="float" office:value="-35.5436660721406">
                <text:p>-35.5436660721406</text:p>
              </table:table-cell>
              <table:table-cell office:value-type="float" office:value="8.72515">
                <text:p>8.72515</text:p>
              </table:table-cell>
              <table:table-cell office:value-type="float" office:value="-57.7444499239239">
                <text:p>-57.7444499239239</text:p>
              </table:table-cell>
              <table:table-cell office:value-type="float" office:value="21.7073">
                <text:p>21.7073</text:p>
              </table:table-cell>
              <table:table-cell office:value-type="float" office:value="-70.5851557511597">
                <text:p>-70.5851557511597</text:p>
              </table:table-cell>
              <table:table-cell office:value-type="float" office:value="58.6941">
                <text:p>58.6941</text:p>
              </table:table-cell>
              <table:table-cell office:value-type="float" office:value="-81.8808592559596">
                <text:p>-81.8808592559596</text:p>
              </table:table-cell>
              <table:table-cell office:value-type="float" office:value="161.228">
                <text:p>161.228</text:p>
              </table:table-cell>
              <table:table-cell office:value-type="float" office:value="-91.6636304429684">
                <text:p>-91.6636304429684</text:p>
              </table:table-cell>
              <table:table-cell office:value-type="float" office:value="500.687">
                <text:p>500.687</text:p>
              </table:table-cell>
              <table:table-cell office:value-type="float" office:value="-129.791282035773">
                <text:p>-129.791282035773</text:p>
              </table:table-cell>
              <table:table-cell office:value-type="float" office:value="1498.47">
                <text:p>1498.47</text:p>
              </table:table-cell>
              <table:table-cell office:value-type="float" office:value="-147.491883903956">
                <text:p>-147.491883903956</text:p>
              </table:table-cell>
              <table:table-cell office:value-type="float" office:value="4556.71">
                <text:p>4556.71</text:p>
              </table:table-cell>
              <table:table-cell office:value-type="float" office:value="-137.624368885007">
                <text:p>-137.624368885007</text:p>
              </table:table-cell>
              <table:table-cell office:value-type="float" office:value="4556.71">
                <text:p>4556.71</text:p>
              </table:table-cell>
              <table:table-cell office:value-type="float" office:value="-117.218411823923">
                <text:p>-117.218411823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3">
                <text:p>2.6923</text:p>
              </table:table-cell>
              <table:table-cell office:value-type="float" office:value="18.1671563390055">
                <text:p>18.1671563390055</text:p>
              </table:table-cell>
              <table:table-cell office:value-type="float" office:value="3.07683">
                <text:p>3.07683</text:p>
              </table:table-cell>
              <table:table-cell office:value-type="float" office:value="6.17214402788956">
                <text:p>6.17214402788956</text:p>
              </table:table-cell>
              <table:table-cell office:value-type="float" office:value="3.74222">
                <text:p>3.74222</text:p>
              </table:table-cell>
              <table:table-cell office:value-type="float" office:value="-13.3376467814289">
                <text:p>-13.3376467814289</text:p>
              </table:table-cell>
              <table:table-cell office:value-type="float" office:value="7.35739">
                <text:p>7.35739</text:p>
              </table:table-cell>
              <table:table-cell office:value-type="float" office:value="-61.6528051922583">
                <text:p>-61.6528051922583</text:p>
              </table:table-cell>
              <table:table-cell office:value-type="float" office:value="17.8085">
                <text:p>17.8085</text:p>
              </table:table-cell>
              <table:table-cell office:value-type="float" office:value="-59.7849561047458">
                <text:p>-59.7849561047458</text:p>
              </table:table-cell>
              <table:table-cell office:value-type="float" office:value="43.9245">
                <text:p>43.9245</text:p>
              </table:table-cell>
              <table:table-cell office:value-type="float" office:value="-78.7626869440684">
                <text:p>-78.7626869440684</text:p>
              </table:table-cell>
              <table:table-cell office:value-type="float" office:value="114.759">
                <text:p>114.759</text:p>
              </table:table-cell>
              <table:table-cell office:value-type="float" office:value="-110.054112412143">
                <text:p>-110.054112412143</text:p>
              </table:table-cell>
              <table:table-cell office:value-type="float" office:value="729.553">
                <text:p>729.553</text:p>
              </table:table-cell>
              <table:table-cell office:value-type="float" office:value="-119.241160124563">
                <text:p>-119.241160124563</text:p>
              </table:table-cell>
              <table:table-cell office:value-type="float" office:value="1059.64">
                <text:p>1059.64</text:p>
              </table:table-cell>
              <table:table-cell office:value-type="float" office:value="-148.118450147392">
                <text:p>-148.118450147392</text:p>
              </table:table-cell>
              <table:table-cell office:value-type="float" office:value="3057.97">
                <text:p>3057.97</text:p>
              </table:table-cell>
              <table:table-cell office:value-type="float" office:value="-160.764869388557">
                <text:p>-160.764869388557</text:p>
              </table:table-cell>
              <table:table-cell office:value-type="float" office:value="9444.82">
                <text:p>9444.82</text:p>
              </table:table-cell>
              <table:table-cell office:value-type="float" office:value="-132.1271858477">
                <text:p>-132.1271858477</text:p>
              </table:table-cell>
              <table:table-cell office:value-type="float" office:value="9444.82">
                <text:p>9444.82</text:p>
              </table:table-cell>
              <table:table-cell office:value-type="float" office:value="-133.259966756156">
                <text:p>-133.259966756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8231">
                <text:p>3.58231</text:p>
              </table:table-cell>
              <table:table-cell office:value-type="float" office:value="14.3712370297912">
                <text:p>14.3712370297912</text:p>
              </table:table-cell>
              <table:table-cell office:value-type="float" office:value="4.14041">
                <text:p>4.14041</text:p>
              </table:table-cell>
              <table:table-cell office:value-type="float" office:value="3.47782530845679">
                <text:p>3.47782530845679</text:p>
              </table:table-cell>
              <table:table-cell office:value-type="float" office:value="5.31654">
                <text:p>5.31654</text:p>
              </table:table-cell>
              <table:table-cell office:value-type="float" office:value="-16.2739028741085">
                <text:p>-16.2739028741085</text:p>
              </table:table-cell>
              <table:table-cell office:value-type="float" office:value="11.2706">
                <text:p>11.2706</text:p>
              </table:table-cell>
              <table:table-cell office:value-type="float" office:value="-55.9087625486043">
                <text:p>-55.9087625486043</text:p>
              </table:table-cell>
              <table:table-cell office:value-type="float" office:value="32.2027">
                <text:p>32.2027</text:p>
              </table:table-cell>
              <table:table-cell office:value-type="float" office:value="-66.5234267501016">
                <text:p>-66.5234267501016</text:p>
              </table:table-cell>
              <table:table-cell office:value-type="float" office:value="88.9462">
                <text:p>88.9462</text:p>
              </table:table-cell>
              <table:table-cell office:value-type="float" office:value="-78.9205227621843">
                <text:p>-78.9205227621843</text:p>
              </table:table-cell>
              <table:table-cell office:value-type="float" office:value="317.078">
                <text:p>317.078</text:p>
              </table:table-cell>
              <table:table-cell office:value-type="float" office:value="-111.435220456404">
                <text:p>-111.435220456404</text:p>
              </table:table-cell>
              <table:table-cell office:value-type="float" office:value="1309.12">
                <text:p>1309.12</text:p>
              </table:table-cell>
              <table:table-cell office:value-type="float" office:value="-134.522277444208">
                <text:p>-134.522277444208</text:p>
              </table:table-cell>
              <table:table-cell office:value-type="float" office:value="2644.7">
                <text:p>2644.7</text:p>
              </table:table-cell>
              <table:table-cell office:value-type="float" office:value="-148.786688831709">
                <text:p>-148.786688831709</text:p>
              </table:table-cell>
              <table:table-cell office:value-type="float" office:value="5332.59">
                <text:p>5332.59</text:p>
              </table:table-cell>
              <table:table-cell office:value-type="float" office:value="-163.113616834712">
                <text:p>-163.113616834712</text:p>
              </table:table-cell>
              <table:table-cell office:value-type="float" office:value="15229.8">
                <text:p>15229.8</text:p>
              </table:table-cell>
              <table:table-cell office:value-type="float" office:value="-137.962139744912">
                <text:p>-137.962139744912</text:p>
              </table:table-cell>
              <table:table-cell office:value-type="float" office:value="15229.8">
                <text:p>15229.8</text:p>
              </table:table-cell>
              <table:table-cell office:value-type="float" office:value="-132.680241498096">
                <text:p>-132.680241498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1121">
                <text:p>4.51121</text:p>
              </table:table-cell>
              <table:table-cell office:value-type="float" office:value="10.8387994305061">
                <text:p>10.8387994305061</text:p>
              </table:table-cell>
              <table:table-cell office:value-type="float" office:value="5.25116">
                <text:p>5.25116</text:p>
              </table:table-cell>
              <table:table-cell office:value-type="float" office:value="1.86464238012204">
                <text:p>1.86464238012204</text:p>
              </table:table-cell>
              <table:table-cell office:value-type="float" office:value="7.02106">
                <text:p>7.02106</text:p>
              </table:table-cell>
              <table:table-cell office:value-type="float" office:value="-22.5286310953206">
                <text:p>-22.5286310953206</text:p>
              </table:table-cell>
              <table:table-cell office:value-type="float" office:value="15.0807">
                <text:p>15.0807</text:p>
              </table:table-cell>
              <table:table-cell office:value-type="float" office:value="-61.3486694993076">
                <text:p>-61.3486694993076</text:p>
              </table:table-cell>
              <table:table-cell office:value-type="float" office:value="47.1497">
                <text:p>47.1497</text:p>
              </table:table-cell>
              <table:table-cell office:value-type="float" office:value="-78.2136136752894">
                <text:p>-78.2136136752894</text:p>
              </table:table-cell>
              <table:table-cell office:value-type="float" office:value="161.99">
                <text:p>161.99</text:p>
              </table:table-cell>
              <table:table-cell office:value-type="float" office:value="-104.257076078449">
                <text:p>-104.257076078449</text:p>
              </table:table-cell>
              <table:table-cell office:value-type="float" office:value="517.195">
                <text:p>517.195</text:p>
              </table:table-cell>
              <table:table-cell office:value-type="float" office:value="-111.693147280098">
                <text:p>-111.693147280098</text:p>
              </table:table-cell>
              <table:table-cell office:value-type="float" office:value="1888.28">
                <text:p>1888.28</text:p>
              </table:table-cell>
              <table:table-cell office:value-type="float" office:value="-134.432352264823">
                <text:p>-134.432352264823</text:p>
              </table:table-cell>
              <table:table-cell office:value-type="float" office:value="4274.72">
                <text:p>4274.72</text:p>
              </table:table-cell>
              <table:table-cell office:value-type="float" office:value="-148.151788877686">
                <text:p>-148.151788877686</text:p>
              </table:table-cell>
              <table:table-cell office:value-type="float" office:value="7896.17">
                <text:p>7896.17</text:p>
              </table:table-cell>
              <table:table-cell office:value-type="float" office:value="-158.356189108171">
                <text:p>-158.356189108171</text:p>
              </table:table-cell>
              <table:table-cell office:value-type="float" office:value="24638.6">
                <text:p>24638.6</text:p>
              </table:table-cell>
              <table:table-cell office:value-type="float" office:value="-142.539677036268">
                <text:p>-142.539677036268</text:p>
              </table:table-cell>
              <table:table-cell office:value-type="float" office:value="24638.6">
                <text:p>24638.6</text:p>
              </table:table-cell>
              <table:table-cell office:value-type="float" office:value="-133.801766151471">
                <text:p>-133.801766151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556">
                <text:p>5.44556</text:p>
              </table:table-cell>
              <table:table-cell office:value-type="float" office:value="10.999456287975">
                <text:p>10.999456287975</text:p>
              </table:table-cell>
              <table:table-cell office:value-type="float" office:value="6.38754">
                <text:p>6.38754</text:p>
              </table:table-cell>
              <table:table-cell office:value-type="float" office:value="-0.0180857685306213">
                <text:p>-0.0180857685306213</text:p>
              </table:table-cell>
              <table:table-cell office:value-type="float" office:value="8.85232">
                <text:p>8.85232</text:p>
              </table:table-cell>
              <table:table-cell office:value-type="float" office:value="-28.7544345623869">
                <text:p>-28.7544345623869</text:p>
              </table:table-cell>
              <table:table-cell office:value-type="float" office:value="19.2349">
                <text:p>19.2349</text:p>
              </table:table-cell>
              <table:table-cell office:value-type="float" office:value="-68.2306308478522">
                <text:p>-68.2306308478522</text:p>
              </table:table-cell>
              <table:table-cell office:value-type="float" office:value="69.8219">
                <text:p>69.8219</text:p>
              </table:table-cell>
              <table:table-cell office:value-type="float" office:value="-78.2562438777291">
                <text:p>-78.2562438777291</text:p>
              </table:table-cell>
              <table:table-cell office:value-type="float" office:value="239.778">
                <text:p>239.778</text:p>
              </table:table-cell>
              <table:table-cell office:value-type="float" office:value="-102.421511834735">
                <text:p>-102.421511834735</text:p>
              </table:table-cell>
              <table:table-cell office:value-type="float" office:value="737.193">
                <text:p>737.193</text:p>
              </table:table-cell>
              <table:table-cell office:value-type="float" office:value="-111.695355147438">
                <text:p>-111.695355147438</text:p>
              </table:table-cell>
              <table:table-cell office:value-type="float" office:value="2504.54">
                <text:p>2504.54</text:p>
              </table:table-cell>
              <table:table-cell office:value-type="float" office:value="-134.434635538664">
                <text:p>-134.434635538664</text:p>
              </table:table-cell>
              <table:table-cell office:value-type="float" office:value="6409.39">
                <text:p>6409.39</text:p>
              </table:table-cell>
              <table:table-cell office:value-type="float" office:value="-150.081433236867">
                <text:p>-150.081433236867</text:p>
              </table:table-cell>
              <table:table-cell office:value-type="float" office:value="11719.6">
                <text:p>11719.6</text:p>
              </table:table-cell>
              <table:table-cell office:value-type="float" office:value="-155.653328769344">
                <text:p>-155.653328769344</text:p>
              </table:table-cell>
              <table:table-cell office:value-type="float" office:value="36297.6">
                <text:p>36297.6</text:p>
              </table:table-cell>
              <table:table-cell office:value-type="float" office:value="-146.835841618615">
                <text:p>-146.83584161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988">
                <text:p>6.39988</text:p>
              </table:table-cell>
              <table:table-cell office:value-type="float" office:value="9.87580182461789">
                <text:p>9.87580182461789</text:p>
              </table:table-cell>
              <table:table-cell office:value-type="float" office:value="7.56788">
                <text:p>7.56788</text:p>
              </table:table-cell>
              <table:table-cell office:value-type="float" office:value="-1.62751530085933">
                <text:p>-1.62751530085933</text:p>
              </table:table-cell>
              <table:table-cell office:value-type="float" office:value="10.9236">
                <text:p>10.9236</text:p>
              </table:table-cell>
              <table:table-cell office:value-type="float" office:value="-31.8225021671425">
                <text:p>-31.8225021671425</text:p>
              </table:table-cell>
              <table:table-cell office:value-type="float" office:value="23.5039">
                <text:p>23.5039</text:p>
              </table:table-cell>
              <table:table-cell office:value-type="float" office:value="-63.7076368109331">
                <text:p>-63.7076368109331</text:p>
              </table:table-cell>
              <table:table-cell office:value-type="float" office:value="92.7629">
                <text:p>92.7629</text:p>
              </table:table-cell>
              <table:table-cell office:value-type="float" office:value="-82.8360968409121">
                <text:p>-82.8360968409121</text:p>
              </table:table-cell>
              <table:table-cell office:value-type="float" office:value="318.635">
                <text:p>318.635</text:p>
              </table:table-cell>
              <table:table-cell office:value-type="float" office:value="-119.230950100876">
                <text:p>-119.230950100876</text:p>
              </table:table-cell>
              <table:table-cell office:value-type="float" office:value="1015.6">
                <text:p>1015.6</text:p>
              </table:table-cell>
              <table:table-cell office:value-type="float" office:value="-113.111852278723">
                <text:p>-113.111852278723</text:p>
              </table:table-cell>
              <table:table-cell office:value-type="float" office:value="3525.35">
                <text:p>3525.35</text:p>
              </table:table-cell>
              <table:table-cell office:value-type="float" office:value="-134.370600556569">
                <text:p>-134.370600556569</text:p>
              </table:table-cell>
              <table:table-cell office:value-type="float" office:value="9587.74">
                <text:p>9587.74</text:p>
              </table:table-cell>
              <table:table-cell office:value-type="float" office:value="-150.376616953545">
                <text:p>-150.376616953545</text:p>
              </table:table-cell>
              <table:table-cell office:value-type="float" office:value="16827">
                <text:p>16827</text:p>
              </table:table-cell>
              <table:table-cell office:value-type="float" office:value="-155.369139521783">
                <text:p>-155.369139521783</text:p>
              </table:table-cell>
              <table:table-cell office:value-type="float" office:value="48973.6">
                <text:p>48973.6</text:p>
              </table:table-cell>
              <table:table-cell office:value-type="float" office:value="-157.895059460819">
                <text:p>-157.89505946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6051">
                <text:p>7.36051</text:p>
              </table:table-cell>
              <table:table-cell office:value-type="float" office:value="8.46057656119803">
                <text:p>8.46057656119803</text:p>
              </table:table-cell>
              <table:table-cell office:value-type="float" office:value="8.78889">
                <text:p>8.78889</text:p>
              </table:table-cell>
              <table:table-cell office:value-type="float" office:value="-3.387954786539">
                <text:p>-3.387954786539</text:p>
              </table:table-cell>
              <table:table-cell office:value-type="float" office:value="13.5554">
                <text:p>13.5554</text:p>
              </table:table-cell>
              <table:table-cell office:value-type="float" office:value="-33.5757332333837">
                <text:p>-33.5757332333837</text:p>
              </table:table-cell>
              <table:table-cell office:value-type="float" office:value="29.8978">
                <text:p>29.8978</text:p>
              </table:table-cell>
              <table:table-cell office:value-type="float" office:value="-58.556939480875">
                <text:p>-58.556939480875</text:p>
              </table:table-cell>
              <table:table-cell office:value-type="float" office:value="117.987">
                <text:p>117.987</text:p>
              </table:table-cell>
              <table:table-cell office:value-type="float" office:value="-74.5368498912893">
                <text:p>-74.5368498912893</text:p>
              </table:table-cell>
              <table:table-cell office:value-type="float" office:value="418.98">
                <text:p>418.98</text:p>
              </table:table-cell>
              <table:table-cell office:value-type="float" office:value="-97.236037492737">
                <text:p>-97.236037492737</text:p>
              </table:table-cell>
              <table:table-cell office:value-type="float" office:value="1374.16">
                <text:p>1374.16</text:p>
              </table:table-cell>
              <table:table-cell office:value-type="float" office:value="-118.597255982795">
                <text:p>-118.597255982795</text:p>
              </table:table-cell>
              <table:table-cell office:value-type="float" office:value="4847.68">
                <text:p>4847.68</text:p>
              </table:table-cell>
              <table:table-cell office:value-type="float" office:value="-146.451763472371">
                <text:p>-146.451763472371</text:p>
              </table:table-cell>
              <table:table-cell office:value-type="float" office:value="13426.2">
                <text:p>13426.2</text:p>
              </table:table-cell>
              <table:table-cell office:value-type="float" office:value="-154.068225477486">
                <text:p>-154.068225477486</text:p>
              </table:table-cell>
              <table:table-cell office:value-type="float" office:value="24343.4">
                <text:p>24343.4</text:p>
              </table:table-cell>
              <table:table-cell office:value-type="float" office:value="-164.594923872893">
                <text:p>-164.594923872893</text:p>
              </table:table-cell>
              <table:table-cell office:value-type="float" office:value="62773.9">
                <text:p>62773.9</text:p>
              </table:table-cell>
              <table:table-cell office:value-type="float" office:value="-152.254092294011">
                <text:p>-152.25409229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6645">
                <text:p>8.36645</text:p>
              </table:table-cell>
              <table:table-cell office:value-type="float" office:value="7.20627249307619">
                <text:p>7.20627249307619</text:p>
              </table:table-cell>
              <table:table-cell office:value-type="float" office:value="10.0399">
                <text:p>10.0399</text:p>
              </table:table-cell>
              <table:table-cell office:value-type="float" office:value="-4.4138195400935">
                <text:p>-4.4138195400935</text:p>
              </table:table-cell>
              <table:table-cell office:value-type="float" office:value="16.1068">
                <text:p>16.1068</text:p>
              </table:table-cell>
              <table:table-cell office:value-type="float" office:value="-36.8423674309757">
                <text:p>-36.8423674309757</text:p>
              </table:table-cell>
              <table:table-cell office:value-type="float" office:value="36.5721">
                <text:p>36.5721</text:p>
              </table:table-cell>
              <table:table-cell office:value-type="float" office:value="-56.234547629814">
                <text:p>-56.234547629814</text:p>
              </table:table-cell>
              <table:table-cell office:value-type="float" office:value="146.005">
                <text:p>146.005</text:p>
              </table:table-cell>
              <table:table-cell office:value-type="float" office:value="-74.9691540647286">
                <text:p>-74.9691540647286</text:p>
              </table:table-cell>
              <table:table-cell office:value-type="float" office:value="530.672">
                <text:p>530.672</text:p>
              </table:table-cell>
              <table:table-cell office:value-type="float" office:value="-95.0297285589915">
                <text:p>-95.0297285589915</text:p>
              </table:table-cell>
              <table:table-cell office:value-type="float" office:value="1823.33">
                <text:p>1823.33</text:p>
              </table:table-cell>
              <table:table-cell office:value-type="float" office:value="-134.884269417375">
                <text:p>-134.884269417375</text:p>
              </table:table-cell>
              <table:table-cell office:value-type="float" office:value="6708.89">
                <text:p>6708.89</text:p>
              </table:table-cell>
              <table:table-cell office:value-type="float" office:value="-156.651004292713">
                <text:p>-156.651004292713</text:p>
              </table:table-cell>
              <table:table-cell office:value-type="float" office:value="19267.8">
                <text:p>19267.8</text:p>
              </table:table-cell>
              <table:table-cell office:value-type="float" office:value="-155.385744136573">
                <text:p>-155.385744136573</text:p>
              </table:table-cell>
              <table:table-cell office:value-type="float" office:value="35785.9">
                <text:p>35785.9</text:p>
              </table:table-cell>
              <table:table-cell office:value-type="float" office:value="-160.919732488203">
                <text:p>-160.919732488203</text:p>
              </table:table-cell>
              <table:table-cell office:value-type="float" office:value="83797.6">
                <text:p>83797.6</text:p>
              </table:table-cell>
              <table:table-cell office:value-type="float" office:value="-146.004837750019">
                <text:p>-146.0048377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0512">
                <text:p>9.40512</text:p>
              </table:table-cell>
              <table:table-cell office:value-type="float" office:value="5.74390146017659">
                <text:p>5.74390146017659</text:p>
              </table:table-cell>
              <table:table-cell office:value-type="float" office:value="11.3221">
                <text:p>11.3221</text:p>
              </table:table-cell>
              <table:table-cell office:value-type="float" office:value="-5.56754181610442">
                <text:p>-5.56754181610442</text:p>
              </table:table-cell>
              <table:table-cell office:value-type="float" office:value="18.7621">
                <text:p>18.7621</text:p>
              </table:table-cell>
              <table:table-cell office:value-type="float" office:value="-38.0632035267989">
                <text:p>-38.0632035267989</text:p>
              </table:table-cell>
              <table:table-cell office:value-type="float" office:value="45.2792">
                <text:p>45.2792</text:p>
              </table:table-cell>
              <table:table-cell office:value-type="float" office:value="-54.4643604104601">
                <text:p>-54.4643604104601</text:p>
              </table:table-cell>
              <table:table-cell office:value-type="float" office:value="185.096">
                <text:p>185.096</text:p>
              </table:table-cell>
              <table:table-cell office:value-type="float" office:value="-72.1025881262189">
                <text:p>-72.1025881262189</text:p>
              </table:table-cell>
              <table:table-cell office:value-type="float" office:value="660.87">
                <text:p>660.87</text:p>
              </table:table-cell>
              <table:table-cell office:value-type="float" office:value="-95.0676713973696">
                <text:p>-95.0676713973696</text:p>
              </table:table-cell>
              <table:table-cell office:value-type="float" office:value="2467.94">
                <text:p>2467.94</text:p>
              </table:table-cell>
              <table:table-cell office:value-type="float" office:value="-120.209649426168">
                <text:p>-120.209649426168</text:p>
              </table:table-cell>
              <table:table-cell office:value-type="float" office:value="9479.41">
                <text:p>9479.41</text:p>
              </table:table-cell>
              <table:table-cell office:value-type="float" office:value="-151.128083133529">
                <text:p>-151.128083133529</text:p>
              </table:table-cell>
              <table:table-cell office:value-type="float" office:value="27366.6">
                <text:p>27366.6</text:p>
              </table:table-cell>
              <table:table-cell office:value-type="float" office:value="-153.960506027985">
                <text:p>-153.960506027985</text:p>
              </table:table-cell>
              <table:table-cell office:value-type="float" office:value="48958.5">
                <text:p>48958.5</text:p>
              </table:table-cell>
              <table:table-cell office:value-type="float" office:value="-159.441409085163">
                <text:p>-159.441409085163</text:p>
              </table:table-cell>
              <table:table-cell office:value-type="float" office:value="108985">
                <text:p>108985</text:p>
              </table:table-cell>
              <table:table-cell office:value-type="float" office:value="-143.581830625779">
                <text:p>-143.58183062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531">
                <text:p>10.4531</text:p>
              </table:table-cell>
              <table:table-cell office:value-type="float" office:value="3.69071067432641">
                <text:p>3.69071067432641</text:p>
              </table:table-cell>
              <table:table-cell office:value-type="float" office:value="12.663">
                <text:p>12.663</text:p>
              </table:table-cell>
              <table:table-cell office:value-type="float" office:value="-6.78872441547685">
                <text:p>-6.78872441547685</text:p>
              </table:table-cell>
              <table:table-cell office:value-type="float" office:value="22.1041">
                <text:p>22.1041</text:p>
              </table:table-cell>
              <table:table-cell office:value-type="float" office:value="-39.9054914732725">
                <text:p>-39.9054914732725</text:p>
              </table:table-cell>
              <table:table-cell office:value-type="float" office:value="55.3644">
                <text:p>55.3644</text:p>
              </table:table-cell>
              <table:table-cell office:value-type="float" office:value="-64.3877614905954">
                <text:p>-64.3877614905954</text:p>
              </table:table-cell>
              <table:table-cell office:value-type="float" office:value="254.149">
                <text:p>254.149</text:p>
              </table:table-cell>
              <table:table-cell office:value-type="float" office:value="-73.2186910449491">
                <text:p>-73.2186910449491</text:p>
              </table:table-cell>
              <table:table-cell office:value-type="float" office:value="842.112">
                <text:p>842.112</text:p>
              </table:table-cell>
              <table:table-cell office:value-type="float" office:value="-96.5065002979689">
                <text:p>-96.5065002979689</text:p>
              </table:table-cell>
              <table:table-cell office:value-type="float" office:value="3338.55">
                <text:p>3338.55</text:p>
              </table:table-cell>
              <table:table-cell office:value-type="float" office:value="-125.40090014398">
                <text:p>-125.40090014398</text:p>
              </table:table-cell>
              <table:table-cell office:value-type="float" office:value="12640.4">
                <text:p>12640.4</text:p>
              </table:table-cell>
              <table:table-cell office:value-type="float" office:value="-144.074131939936">
                <text:p>-144.074131939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681">
                <text:p>11.5681</text:p>
              </table:table-cell>
              <table:table-cell office:value-type="float" office:value="2.50953273143209">
                <text:p>2.50953273143209</text:p>
              </table:table-cell>
              <table:table-cell office:value-type="float" office:value="14.0637">
                <text:p>14.0637</text:p>
              </table:table-cell>
              <table:table-cell office:value-type="float" office:value="-7.97121567872049">
                <text:p>-7.97121567872049</text:p>
              </table:table-cell>
              <table:table-cell office:value-type="float" office:value="25.9714">
                <text:p>25.9714</text:p>
              </table:table-cell>
              <table:table-cell office:value-type="float" office:value="-44.7813736831312">
                <text:p>-44.7813736831312</text:p>
              </table:table-cell>
              <table:table-cell office:value-type="float" office:value="66.825">
                <text:p>66.825</text:p>
              </table:table-cell>
              <table:table-cell office:value-type="float" office:value="-60.868440298014">
                <text:p>-60.868440298014</text:p>
              </table:table-cell>
              <table:table-cell office:value-type="float" office:value="344.809">
                <text:p>344.809</text:p>
              </table:table-cell>
              <table:table-cell office:value-type="float" office:value="-73.6831250799803">
                <text:p>-73.6831250799803</text:p>
              </table:table-cell>
              <table:table-cell office:value-type="float" office:value="1082.46">
                <text:p>1082.46</text:p>
              </table:table-cell>
              <table:table-cell office:value-type="float" office:value="-103.134938448061">
                <text:p>-103.134938448061</text:p>
              </table:table-cell>
              <table:table-cell office:value-type="float" office:value="4411.09">
                <text:p>4411.09</text:p>
              </table:table-cell>
              <table:table-cell office:value-type="float" office:value="-127.955530131818">
                <text:p>-127.955530131818</text:p>
              </table:table-cell>
              <table:table-cell office:value-type="float" office:value="16634.4">
                <text:p>16634.4</text:p>
              </table:table-cell>
              <table:table-cell office:value-type="float" office:value="-144.070650384448">
                <text:p>-144.070650384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3">
                <text:p>12.73</text:p>
              </table:table-cell>
              <table:table-cell office:value-type="float" office:value="2.22164663884237">
                <text:p>2.22164663884237</text:p>
              </table:table-cell>
              <table:table-cell office:value-type="float" office:value="15.7742">
                <text:p>15.7742</text:p>
              </table:table-cell>
              <table:table-cell office:value-type="float" office:value="-10.0906166782535">
                <text:p>-10.0906166782535</text:p>
              </table:table-cell>
              <table:table-cell office:value-type="float" office:value="30.3466">
                <text:p>30.3466</text:p>
              </table:table-cell>
              <table:table-cell office:value-type="float" office:value="-49.9935349881495">
                <text:p>-49.9935349881495</text:p>
              </table:table-cell>
              <table:table-cell office:value-type="float" office:value="79.7167">
                <text:p>79.7167</text:p>
              </table:table-cell>
              <table:table-cell office:value-type="float" office:value="-61.6016971859868">
                <text:p>-61.6016971859868</text:p>
              </table:table-cell>
              <table:table-cell office:value-type="float" office:value="467.952">
                <text:p>467.952</text:p>
              </table:table-cell>
              <table:table-cell office:value-type="float" office:value="-74.818332998391">
                <text:p>-74.818332998391</text:p>
              </table:table-cell>
              <table:table-cell office:value-type="float" office:value="1461.26">
                <text:p>1461.26</text:p>
              </table:table-cell>
              <table:table-cell office:value-type="float" office:value="-100.759742596386">
                <text:p>-100.759742596386</text:p>
              </table:table-cell>
              <table:table-cell office:value-type="float" office:value="5932.75">
                <text:p>5932.75</text:p>
              </table:table-cell>
              <table:table-cell office:value-type="float" office:value="-128.294202883389">
                <text:p>-128.294202883389</text:p>
              </table:table-cell>
              <table:table-cell office:value-type="float" office:value="22338.5">
                <text:p>22338.5</text:p>
              </table:table-cell>
              <table:table-cell office:value-type="float" office:value="-164.440006197296">
                <text:p>-164.44000619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9844">
                <text:p>13.9844</text:p>
              </table:table-cell>
              <table:table-cell office:value-type="float" office:value="1.21973087338567">
                <text:p>1.21973087338567</text:p>
              </table:table-cell>
              <table:table-cell office:value-type="float" office:value="17.6122">
                <text:p>17.6122</text:p>
              </table:table-cell>
              <table:table-cell office:value-type="float" office:value="-10.8652601091036">
                <text:p>-10.8652601091036</text:p>
              </table:table-cell>
              <table:table-cell office:value-type="float" office:value="35.3843">
                <text:p>35.3843</text:p>
              </table:table-cell>
              <table:table-cell office:value-type="float" office:value="-50.3718402520244">
                <text:p>-50.3718402520244</text:p>
              </table:table-cell>
              <table:table-cell office:value-type="float" office:value="95.0302">
                <text:p>95.0302</text:p>
              </table:table-cell>
              <table:table-cell office:value-type="float" office:value="-63.0818416071774">
                <text:p>-63.0818416071774</text:p>
              </table:table-cell>
              <table:table-cell office:value-type="float" office:value="611.931">
                <text:p>611.931</text:p>
              </table:table-cell>
              <table:table-cell office:value-type="float" office:value="-76.8804160610342">
                <text:p>-76.8804160610342</text:p>
              </table:table-cell>
              <table:table-cell office:value-type="float" office:value="1883.37">
                <text:p>1883.37</text:p>
              </table:table-cell>
              <table:table-cell office:value-type="float" office:value="-104.381777060425">
                <text:p>-104.381777060425</text:p>
              </table:table-cell>
              <table:table-cell office:value-type="float" office:value="8339.66">
                <text:p>8339.66</text:p>
              </table:table-cell>
              <table:table-cell office:value-type="float" office:value="-134.082996272331">
                <text:p>-134.08299627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392">
                <text:p>15.3392</text:p>
              </table:table-cell>
              <table:table-cell office:value-type="float" office:value="-0.537455814671726">
                <text:p>-0.537455814671726</text:p>
              </table:table-cell>
              <table:table-cell office:value-type="float" office:value="19.7201">
                <text:p>19.7201</text:p>
              </table:table-cell>
              <table:table-cell office:value-type="float" office:value="-12.0477238841496">
                <text:p>-12.0477238841496</text:p>
              </table:table-cell>
              <table:table-cell office:value-type="float" office:value="41.3163">
                <text:p>41.3163</text:p>
              </table:table-cell>
              <table:table-cell office:value-type="float" office:value="-48.4788474897596">
                <text:p>-48.4788474897596</text:p>
              </table:table-cell>
              <table:table-cell office:value-type="float" office:value="120.034">
                <text:p>120.034</text:p>
              </table:table-cell>
              <table:table-cell office:value-type="float" office:value="-62.8002353811558">
                <text:p>-62.8002353811558</text:p>
              </table:table-cell>
              <table:table-cell office:value-type="float" office:value="763.016">
                <text:p>763.016</text:p>
              </table:table-cell>
              <table:table-cell office:value-type="float" office:value="-80.7285461717882">
                <text:p>-80.7285461717882</text:p>
              </table:table-cell>
              <table:table-cell office:value-type="float" office:value="2507.86">
                <text:p>2507.86</text:p>
              </table:table-cell>
              <table:table-cell office:value-type="float" office:value="-104.32545912152">
                <text:p>-104.32545912152</text:p>
              </table:table-cell>
              <table:table-cell office:value-type="float" office:value="10992">
                <text:p>10992</text:p>
              </table:table-cell>
              <table:table-cell office:value-type="float" office:value="-135.253381468771">
                <text:p>-135.25338146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495">
                <text:p>16.8495</text:p>
              </table:table-cell>
              <table:table-cell office:value-type="float" office:value="-0.442545433260546">
                <text:p>-0.442545433260546</text:p>
              </table:table-cell>
              <table:table-cell office:value-type="float" office:value="21.7845">
                <text:p>21.7845</text:p>
              </table:table-cell>
              <table:table-cell office:value-type="float" office:value="-15.2141218415507">
                <text:p>-15.2141218415507</text:p>
              </table:table-cell>
              <table:table-cell office:value-type="float" office:value="47.7285">
                <text:p>47.7285</text:p>
              </table:table-cell>
              <table:table-cell office:value-type="float" office:value="-46.1403731807992">
                <text:p>-46.1403731807992</text:p>
              </table:table-cell>
              <table:table-cell office:value-type="float" office:value="156.662">
                <text:p>156.662</text:p>
              </table:table-cell>
              <table:table-cell office:value-type="float" office:value="-62.6658817885164">
                <text:p>-62.6658817885164</text:p>
              </table:table-cell>
              <table:table-cell office:value-type="float" office:value="973.544">
                <text:p>973.544</text:p>
              </table:table-cell>
              <table:table-cell office:value-type="float" office:value="-93.8054017015271">
                <text:p>-93.8054017015271</text:p>
              </table:table-cell>
              <table:table-cell office:value-type="float" office:value="3289.97">
                <text:p>3289.97</text:p>
              </table:table-cell>
              <table:table-cell office:value-type="float" office:value="-117.004331996353">
                <text:p>-117.004331996353</text:p>
              </table:table-cell>
              <table:table-cell office:value-type="float" office:value="14914.9">
                <text:p>14914.9</text:p>
              </table:table-cell>
              <table:table-cell office:value-type="float" office:value="-153.519267869761">
                <text:p>-153.51926786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68">
                <text:p>18.68</text:p>
              </table:table-cell>
              <table:table-cell office:value-type="float" office:value="-1.95287139374847">
                <text:p>-1.95287139374847</text:p>
              </table:table-cell>
              <table:table-cell office:value-type="float" office:value="24.1944">
                <text:p>24.1944</text:p>
              </table:table-cell>
              <table:table-cell office:value-type="float" office:value="-16.6518163279002">
                <text:p>-16.6518163279002</text:p>
              </table:table-cell>
              <table:table-cell office:value-type="float" office:value="55.9876">
                <text:p>55.9876</text:p>
              </table:table-cell>
              <table:table-cell office:value-type="float" office:value="-49.4794589972919">
                <text:p>-49.4794589972919</text:p>
              </table:table-cell>
              <table:table-cell office:value-type="float" office:value="203.632">
                <text:p>203.632</text:p>
              </table:table-cell>
              <table:table-cell office:value-type="float" office:value="-72.6293712724585">
                <text:p>-72.6293712724585</text:p>
              </table:table-cell>
              <table:table-cell office:value-type="float" office:value="1307.63">
                <text:p>1307.63</text:p>
              </table:table-cell>
              <table:table-cell office:value-type="float" office:value="-94.3921734755658">
                <text:p>-94.3921734755658</text:p>
              </table:table-cell>
              <table:table-cell office:value-type="float" office:value="4454.7">
                <text:p>4454.7</text:p>
              </table:table-cell>
              <table:table-cell office:value-type="float" office:value="-117.084694385705">
                <text:p>-117.08469438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6256">
                <text:p>20.6256</text:p>
              </table:table-cell>
              <table:table-cell office:value-type="float" office:value="-3.6673530162282">
                <text:p>-3.6673530162282</text:p>
              </table:table-cell>
              <table:table-cell office:value-type="float" office:value="26.9754">
                <text:p>26.9754</text:p>
              </table:table-cell>
              <table:table-cell office:value-type="float" office:value="-17.6566071878849">
                <text:p>-17.6566071878849</text:p>
              </table:table-cell>
              <table:table-cell office:value-type="float" office:value="66.5642">
                <text:p>66.5642</text:p>
              </table:table-cell>
              <table:table-cell office:value-type="float" office:value="-49.3123181741683">
                <text:p>-49.3123181741683</text:p>
              </table:table-cell>
              <table:table-cell office:value-type="float" office:value="268.497">
                <text:p>268.497</text:p>
              </table:table-cell>
              <table:table-cell office:value-type="float" office:value="-73.9609809073539">
                <text:p>-73.9609809073539</text:p>
              </table:table-cell>
              <table:table-cell office:value-type="float" office:value="1846.52">
                <text:p>1846.52</text:p>
              </table:table-cell>
              <table:table-cell office:value-type="float" office:value="-94.9409832588942">
                <text:p>-94.9409832588942</text:p>
              </table:table-cell>
              <table:table-cell office:value-type="float" office:value="6096.94">
                <text:p>6096.94</text:p>
              </table:table-cell>
              <table:table-cell office:value-type="float" office:value="-123.177494978505">
                <text:p>-123.1774949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4582">
                <text:p>23.4582</text:p>
              </table:table-cell>
              <table:table-cell office:value-type="float" office:value="-5.26065801205591">
                <text:p>-5.26065801205591</text:p>
              </table:table-cell>
              <table:table-cell office:value-type="float" office:value="30.2147">
                <text:p>30.2147</text:p>
              </table:table-cell>
              <table:table-cell office:value-type="float" office:value="-18.8194247206649">
                <text:p>-18.8194247206649</text:p>
              </table:table-cell>
              <table:table-cell office:value-type="float" office:value="81.2733">
                <text:p>81.2733</text:p>
              </table:table-cell>
              <table:table-cell office:value-type="float" office:value="-50.7850791584647">
                <text:p>-50.7850791584647</text:p>
              </table:table-cell>
              <table:table-cell office:value-type="float" office:value="348.991">
                <text:p>348.991</text:p>
              </table:table-cell>
              <table:table-cell office:value-type="float" office:value="-75.8072289069994">
                <text:p>-75.8072289069994</text:p>
              </table:table-cell>
              <table:table-cell office:value-type="float" office:value="2617.31">
                <text:p>2617.31</text:p>
              </table:table-cell>
              <table:table-cell office:value-type="float" office:value="-97.2971271648946">
                <text:p>-97.2971271648946</text:p>
              </table:table-cell>
              <table:table-cell office:value-type="float" office:value="8134.89">
                <text:p>8134.89</text:p>
              </table:table-cell>
              <table:table-cell office:value-type="float" office:value="-129.237541059488">
                <text:p>-129.23754105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03">
                <text:p>26.703</text:p>
              </table:table-cell>
              <table:table-cell office:value-type="float" office:value="-6.7850507025143">
                <text:p>-6.7850507025143</text:p>
              </table:table-cell>
              <table:table-cell office:value-type="float" office:value="33.6112">
                <text:p>33.6112</text:p>
              </table:table-cell>
              <table:table-cell office:value-type="float" office:value="-20.7864980182013">
                <text:p>-20.7864980182013</text:p>
              </table:table-cell>
              <table:table-cell office:value-type="float" office:value="98.1449">
                <text:p>98.1449</text:p>
              </table:table-cell>
              <table:table-cell office:value-type="float" office:value="-50.1852231728777">
                <text:p>-50.1852231728777</text:p>
              </table:table-cell>
              <table:table-cell office:value-type="float" office:value="463.943">
                <text:p>463.943</text:p>
              </table:table-cell>
              <table:table-cell office:value-type="float" office:value="-78.9351585888929">
                <text:p>-78.9351585888929</text:p>
              </table:table-cell>
              <table:table-cell office:value-type="float" office:value="3706.48">
                <text:p>3706.48</text:p>
              </table:table-cell>
              <table:table-cell office:value-type="float" office:value="-102.842883280373">
                <text:p>-102.842883280373</text:p>
              </table:table-cell>
              <table:table-cell office:value-type="float" office:value="11440.1">
                <text:p>11440.1</text:p>
              </table:table-cell>
              <table:table-cell office:value-type="float" office:value="-134.030801948586">
                <text:p>-134.03080194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591">
                <text:p>30.7591</text:p>
              </table:table-cell>
              <table:table-cell office:value-type="float" office:value="-7.50746061911155">
                <text:p>-7.50746061911155</text:p>
              </table:table-cell>
              <table:table-cell office:value-type="float" office:value="37.4377">
                <text:p>37.4377</text:p>
              </table:table-cell>
              <table:table-cell office:value-type="float" office:value="-21.5593600154633">
                <text:p>-21.5593600154633</text:p>
              </table:table-cell>
              <table:table-cell office:value-type="float" office:value="121.867">
                <text:p>121.867</text:p>
              </table:table-cell>
              <table:table-cell office:value-type="float" office:value="-52.1290822582002">
                <text:p>-52.1290822582002</text:p>
              </table:table-cell>
              <table:table-cell office:value-type="float" office:value="622.005">
                <text:p>622.005</text:p>
              </table:table-cell>
              <table:table-cell office:value-type="float" office:value="-82.7144810618476">
                <text:p>-82.7144810618476</text:p>
              </table:table-cell>
              <table:table-cell office:value-type="float" office:value="5194.98">
                <text:p>5194.98</text:p>
              </table:table-cell>
              <table:table-cell office:value-type="float" office:value="-107.380122692808">
                <text:p>-107.380122692808</text:p>
              </table:table-cell>
              <table:table-cell office:value-type="float" office:value="16742.9">
                <text:p>16742.9</text:p>
              </table:table-cell>
              <table:table-cell office:value-type="float" office:value="-144.139451776275">
                <text:p>-144.13945177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2301">
                <text:p>35.2301</text:p>
              </table:table-cell>
              <table:table-cell office:value-type="float" office:value="-8.57374414048488">
                <text:p>-8.57374414048488</text:p>
              </table:table-cell>
              <table:table-cell office:value-type="float" office:value="42.192">
                <text:p>42.192</text:p>
              </table:table-cell>
              <table:table-cell office:value-type="float" office:value="-24.0601519914149">
                <text:p>-24.0601519914149</text:p>
              </table:table-cell>
              <table:table-cell office:value-type="float" office:value="155.386">
                <text:p>155.386</text:p>
              </table:table-cell>
              <table:table-cell office:value-type="float" office:value="-53.7170859546133">
                <text:p>-53.7170859546133</text:p>
              </table:table-cell>
              <table:table-cell office:value-type="float" office:value="885.723">
                <text:p>885.723</text:p>
              </table:table-cell>
              <table:table-cell office:value-type="float" office:value="-93.1603364332385">
                <text:p>-93.1603364332385</text:p>
              </table:table-cell>
              <table:table-cell office:value-type="float" office:value="7624.46">
                <text:p>7624.46</text:p>
              </table:table-cell>
              <table:table-cell office:value-type="float" office:value="-110.566480021291">
                <text:p>-110.56648002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0267">
                <text:p>41.0267</text:p>
              </table:table-cell>
              <table:table-cell office:value-type="float" office:value="-9.156418004518">
                <text:p>-9.156418004518</text:p>
              </table:table-cell>
              <table:table-cell office:value-type="float" office:value="47.7047">
                <text:p>47.7047</text:p>
              </table:table-cell>
              <table:table-cell office:value-type="float" office:value="-25.3668132378901">
                <text:p>-25.3668132378901</text:p>
              </table:table-cell>
              <table:table-cell office:value-type="float" office:value="198.347">
                <text:p>198.347</text:p>
              </table:table-cell>
              <table:table-cell office:value-type="float" office:value="-57.999641071253">
                <text:p>-57.999641071253</text:p>
              </table:table-cell>
              <table:table-cell office:value-type="float" office:value="1280.48">
                <text:p>1280.48</text:p>
              </table:table-cell>
              <table:table-cell office:value-type="float" office:value="-93.5618001819086">
                <text:p>-93.5618001819086</text:p>
              </table:table-cell>
              <table:table-cell office:value-type="float" office:value="10986">
                <text:p>10986</text:p>
              </table:table-cell>
              <table:table-cell office:value-type="float" office:value="-117.018371710402">
                <text:p>-117.01837171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4864">
                <text:p>48.4864</text:p>
              </table:table-cell>
              <table:table-cell office:value-type="float" office:value="-10.326481363811">
                <text:p>-10.326481363811</text:p>
              </table:table-cell>
              <table:table-cell office:value-type="float" office:value="54.5855">
                <text:p>54.5855</text:p>
              </table:table-cell>
              <table:table-cell office:value-type="float" office:value="-27.3155308352417">
                <text:p>-27.3155308352417</text:p>
              </table:table-cell>
              <table:table-cell office:value-type="float" office:value="259.295">
                <text:p>259.295</text:p>
              </table:table-cell>
              <table:table-cell office:value-type="float" office:value="-58.639210853441">
                <text:p>-58.639210853441</text:p>
              </table:table-cell>
              <table:table-cell office:value-type="float" office:value="1882.63">
                <text:p>1882.63</text:p>
              </table:table-cell>
              <table:table-cell office:value-type="float" office:value="-93.0168436882204">
                <text:p>-93.0168436882204</text:p>
              </table:table-cell>
              <table:table-cell office:value-type="float" office:value="16016.5">
                <text:p>16016.5</text:p>
              </table:table-cell>
              <table:table-cell office:value-type="float" office:value="-122.291128719088">
                <text:p>-122.291128719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5503">
                <text:p>58.5503</text:p>
              </table:table-cell>
              <table:table-cell office:value-type="float" office:value="-11.8573941489541">
                <text:p>-11.8573941489541</text:p>
              </table:table-cell>
              <table:table-cell office:value-type="float" office:value="62.7247">
                <text:p>62.7247</text:p>
              </table:table-cell>
              <table:table-cell office:value-type="float" office:value="-28.4576530422059">
                <text:p>-28.4576530422059</text:p>
              </table:table-cell>
              <table:table-cell office:value-type="float" office:value="336.245">
                <text:p>336.245</text:p>
              </table:table-cell>
              <table:table-cell office:value-type="float" office:value="-58.9948676592503">
                <text:p>-58.9948676592503</text:p>
              </table:table-cell>
              <table:table-cell office:value-type="float" office:value="2802.01">
                <text:p>2802.01</text:p>
              </table:table-cell>
              <table:table-cell office:value-type="float" office:value="-96.002190131658">
                <text:p>-96.00219013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6094">
                <text:p>71.6094</text:p>
              </table:table-cell>
              <table:table-cell office:value-type="float" office:value="-13.581559128989">
                <text:p>-13.581559128989</text:p>
              </table:table-cell>
              <table:table-cell office:value-type="float" office:value="72.0644">
                <text:p>72.0644</text:p>
              </table:table-cell>
              <table:table-cell office:value-type="float" office:value="-29.5820080395558">
                <text:p>-29.5820080395558</text:p>
              </table:table-cell>
              <table:table-cell office:value-type="float" office:value="442.815">
                <text:p>442.815</text:p>
              </table:table-cell>
              <table:table-cell office:value-type="float" office:value="-63.7990265185048">
                <text:p>-63.7990265185048</text:p>
              </table:table-cell>
              <table:table-cell office:value-type="float" office:value="4223.41">
                <text:p>4223.41</text:p>
              </table:table-cell>
              <table:table-cell office:value-type="float" office:value="-97.417871241554">
                <text:p>-97.41787124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4348">
                <text:p>88.4348</text:p>
              </table:table-cell>
              <table:table-cell office:value-type="float" office:value="-14.821290512696">
                <text:p>-14.821290512696</text:p>
              </table:table-cell>
              <table:table-cell office:value-type="float" office:value="84.3319">
                <text:p>84.3319</text:p>
              </table:table-cell>
              <table:table-cell office:value-type="float" office:value="-32.3857776080479">
                <text:p>-32.3857776080479</text:p>
              </table:table-cell>
              <table:table-cell office:value-type="float" office:value="612.141">
                <text:p>612.141</text:p>
              </table:table-cell>
              <table:table-cell office:value-type="float" office:value="-67.3983459609337">
                <text:p>-67.3983459609337</text:p>
              </table:table-cell>
              <table:table-cell office:value-type="float" office:value="6349.24">
                <text:p>6349.24</text:p>
              </table:table-cell>
              <table:table-cell office:value-type="float" office:value="-108.261045840443">
                <text:p>-108.26104584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.68">
                <text:p>110.68</text:p>
              </table:table-cell>
              <table:table-cell office:value-type="float" office:value="-16.6301386771998">
                <text:p>-16.6301386771998</text:p>
              </table:table-cell>
              <table:table-cell office:value-type="float" office:value="99.3592">
                <text:p>99.3592</text:p>
              </table:table-cell>
              <table:table-cell office:value-type="float" office:value="-34.5268351727104">
                <text:p>-34.5268351727104</text:p>
              </table:table-cell>
              <table:table-cell office:value-type="float" office:value="849.637">
                <text:p>849.637</text:p>
              </table:table-cell>
              <table:table-cell office:value-type="float" office:value="-68.4630509640035">
                <text:p>-68.4630509640035</text:p>
              </table:table-cell>
              <table:table-cell office:value-type="float" office:value="10279.6">
                <text:p>10279.6</text:p>
              </table:table-cell>
              <table:table-cell office:value-type="float" office:value="-109.724348777653">
                <text:p>-109.724348777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.859">
                <text:p>137.859</text:p>
              </table:table-cell>
              <table:table-cell office:value-type="float" office:value="-17.513370724085">
                <text:p>-17.513370724085</text:p>
              </table:table-cell>
              <table:table-cell office:value-type="float" office:value="116.733">
                <text:p>116.733</text:p>
              </table:table-cell>
              <table:table-cell office:value-type="float" office:value="-35.398221305722">
                <text:p>-35.398221305722</text:p>
              </table:table-cell>
              <table:table-cell office:value-type="float" office:value="1203.95">
                <text:p>1203.95</text:p>
              </table:table-cell>
              <table:table-cell office:value-type="float" office:value="-69.9141039818765">
                <text:p>-69.9141039818765</text:p>
              </table:table-cell>
              <table:table-cell office:value-type="float" office:value="16260.7">
                <text:p>16260.7</text:p>
              </table:table-cell>
              <table:table-cell office:value-type="float" office:value="-112.159591713252">
                <text:p>-112.15959171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.15">
                <text:p>177.15</text:p>
              </table:table-cell>
              <table:table-cell office:value-type="float" office:value="-18.2546426873735">
                <text:p>-18.2546426873735</text:p>
              </table:table-cell>
              <table:table-cell office:value-type="float" office:value="139.215">
                <text:p>139.215</text:p>
              </table:table-cell>
              <table:table-cell office:value-type="float" office:value="-37.8633571750364">
                <text:p>-37.8633571750364</text:p>
              </table:table-cell>
              <table:table-cell office:value-type="float" office:value="1715.17">
                <text:p>1715.17</text:p>
              </table:table-cell>
              <table:table-cell office:value-type="float" office:value="-70.2105784067519">
                <text:p>-70.2105784067519</text:p>
              </table:table-cell>
              <table:table-cell office:value-type="float" office:value="25744.6">
                <text:p>25744.6</text:p>
              </table:table-cell>
              <table:table-cell office:value-type="float" office:value="-112.936184739062">
                <text:p>-112.9361847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.811">
                <text:p>233.811</text:p>
              </table:table-cell>
              <table:table-cell office:value-type="float" office:value="-19.1509568723467">
                <text:p>-19.1509568723467</text:p>
              </table:table-cell>
              <table:table-cell office:value-type="float" office:value="166.951">
                <text:p>166.951</text:p>
              </table:table-cell>
              <table:table-cell office:value-type="float" office:value="-41.9578413372267">
                <text:p>-41.9578413372267</text:p>
              </table:table-cell>
              <table:table-cell office:value-type="float" office:value="2460.51">
                <text:p>2460.51</text:p>
              </table:table-cell>
              <table:table-cell office:value-type="float" office:value="-73.474979446245">
                <text:p>-73.47497944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.219">
                <text:p>318.219</text:p>
              </table:table-cell>
              <table:table-cell office:value-type="float" office:value="-20.0238756360104">
                <text:p>-20.0238756360104</text:p>
              </table:table-cell>
              <table:table-cell office:value-type="float" office:value="204.722">
                <text:p>204.722</text:p>
              </table:table-cell>
              <table:table-cell office:value-type="float" office:value="-44.2381305297792">
                <text:p>-44.2381305297792</text:p>
              </table:table-cell>
              <table:table-cell office:value-type="float" office:value="3596.82">
                <text:p>3596.82</text:p>
              </table:table-cell>
              <table:table-cell office:value-type="float" office:value="-75.2161723738765">
                <text:p>-75.216172373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0.624">
                <text:p>450.624</text:p>
              </table:table-cell>
              <table:table-cell office:value-type="float" office:value="-21.3369201690138">
                <text:p>-21.3369201690138</text:p>
              </table:table-cell>
              <table:table-cell office:value-type="float" office:value="254.621">
                <text:p>254.621</text:p>
              </table:table-cell>
              <table:table-cell office:value-type="float" office:value="-45.8932224326091">
                <text:p>-45.8932224326091</text:p>
              </table:table-cell>
              <table:table-cell office:value-type="float" office:value="5290.39">
                <text:p>5290.39</text:p>
              </table:table-cell>
              <table:table-cell office:value-type="float" office:value="-75.768389474298">
                <text:p>-75.76838947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7.192">
                <text:p>667.192</text:p>
              </table:table-cell>
              <table:table-cell office:value-type="float" office:value="-22.3435156141164">
                <text:p>-22.3435156141164</text:p>
              </table:table-cell>
              <table:table-cell office:value-type="float" office:value="324.836">
                <text:p>324.836</text:p>
              </table:table-cell>
              <table:table-cell office:value-type="float" office:value="-46.7881664877297">
                <text:p>-46.7881664877297</text:p>
              </table:table-cell>
              <table:table-cell office:value-type="float" office:value="8065.15">
                <text:p>8065.15</text:p>
              </table:table-cell>
              <table:table-cell office:value-type="float" office:value="-77.3767503511425">
                <text:p>-77.376750351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3.02">
                <text:p>993.02</text:p>
              </table:table-cell>
              <table:table-cell office:value-type="float" office:value="-23.9051534624599">
                <text:p>-23.9051534624599</text:p>
              </table:table-cell>
              <table:table-cell office:value-type="float" office:value="422.892">
                <text:p>422.892</text:p>
              </table:table-cell>
              <table:table-cell office:value-type="float" office:value="-47.4905797144903">
                <text:p>-47.4905797144903</text:p>
              </table:table-cell>
              <table:table-cell office:value-type="float" office:value="11967.7">
                <text:p>11967.7</text:p>
              </table:table-cell>
              <table:table-cell office:value-type="float" office:value="-77.5511868270521">
                <text:p>-77.551186827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6.64">
                <text:p>1446.64</text:p>
              </table:table-cell>
              <table:table-cell office:value-type="float" office:value="-25.1445585564055">
                <text:p>-25.1445585564055</text:p>
              </table:table-cell>
              <table:table-cell office:value-type="float" office:value="555.662">
                <text:p>555.662</text:p>
              </table:table-cell>
              <table:table-cell office:value-type="float" office:value="-48.3617574868563">
                <text:p>-48.3617574868563</text:p>
              </table:table-cell>
              <table:table-cell office:value-type="float" office:value="18397.3">
                <text:p>18397.3</text:p>
              </table:table-cell>
              <table:table-cell office:value-type="float" office:value="-81.5805936372033">
                <text:p>-81.580593637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5.62">
                <text:p>2095.62</text:p>
              </table:table-cell>
              <table:table-cell office:value-type="float" office:value="-25.9606523477766">
                <text:p>-25.9606523477766</text:p>
              </table:table-cell>
              <table:table-cell office:value-type="float" office:value="710.756">
                <text:p>710.756</text:p>
              </table:table-cell>
              <table:table-cell office:value-type="float" office:value="-50.3593674999024">
                <text:p>-50.3593674999024</text:p>
              </table:table-cell>
              <table:table-cell office:value-type="float" office:value="26676.7">
                <text:p>26676.7</text:p>
              </table:table-cell>
              <table:table-cell office:value-type="float" office:value="-84.4801861419463">
                <text:p>-84.4801861419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1.62">
                <text:p>3171.62</text:p>
              </table:table-cell>
              <table:table-cell office:value-type="float" office:value="-26.8909111822212">
                <text:p>-26.8909111822212</text:p>
              </table:table-cell>
              <table:table-cell office:value-type="float" office:value="946.758">
                <text:p>946.758</text:p>
              </table:table-cell>
              <table:table-cell office:value-type="float" office:value="-52.8504483020239">
                <text:p>-52.8504483020239</text:p>
              </table:table-cell>
              <table:table-cell office:value-type="float" office:value="40548.9">
                <text:p>40548.9</text:p>
              </table:table-cell>
              <table:table-cell office:value-type="float" office:value="-87.4020670421767">
                <text:p>-87.402067042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69.85">
                <text:p>4669.85</text:p>
              </table:table-cell>
              <table:table-cell office:value-type="float" office:value="-27.7349496778002">
                <text:p>-27.7349496778002</text:p>
              </table:table-cell>
              <table:table-cell office:value-type="float" office:value="1289.14">
                <text:p>1289.14</text:p>
              </table:table-cell>
              <table:table-cell office:value-type="float" office:value="-56.3374164996394">
                <text:p>-56.3374164996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78.18">
                <text:p>7178.18</text:p>
              </table:table-cell>
              <table:table-cell office:value-type="float" office:value="-28.5012963676486">
                <text:p>-28.5012963676486</text:p>
              </table:table-cell>
              <table:table-cell office:value-type="float" office:value="1733.94">
                <text:p>1733.94</text:p>
              </table:table-cell>
              <table:table-cell office:value-type="float" office:value="-58.1220637425297">
                <text:p>-58.122063742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40.8">
                <text:p>11840.8</text:p>
              </table:table-cell>
              <table:table-cell office:value-type="float" office:value="-29.6641888024457">
                <text:p>-29.6641888024457</text:p>
              </table:table-cell>
              <table:table-cell office:value-type="float" office:value="2320.45">
                <text:p>2320.45</text:p>
              </table:table-cell>
              <table:table-cell office:value-type="float" office:value="-61.4177321018671">
                <text:p>-61.417732101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71.5">
                <text:p>20871.5</text:p>
              </table:table-cell>
              <table:table-cell office:value-type="float" office:value="-30.204020186635">
                <text:p>-30.204020186635</text:p>
              </table:table-cell>
              <table:table-cell office:value-type="float" office:value="3146.42">
                <text:p>3146.42</text:p>
              </table:table-cell>
              <table:table-cell office:value-type="float" office:value="-63.6924151936211">
                <text:p>-63.692415193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24.6">
                <text:p>36424.6</text:p>
              </table:table-cell>
              <table:table-cell office:value-type="float" office:value="-31.0993054095437">
                <text:p>-31.0993054095437</text:p>
              </table:table-cell>
              <table:table-cell office:value-type="float" office:value="4401.67">
                <text:p>4401.67</text:p>
              </table:table-cell>
              <table:table-cell office:value-type="float" office:value="-66.1702840086353">
                <text:p>-66.170284008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885.8">
                <text:p>62885.8</text:p>
              </table:table-cell>
              <table:table-cell office:value-type="float" office:value="-32.3877234854756">
                <text:p>-32.3877234854756</text:p>
              </table:table-cell>
              <table:table-cell office:value-type="float" office:value="6055.81">
                <text:p>6055.81</text:p>
              </table:table-cell>
              <table:table-cell office:value-type="float" office:value="-67.1322429548783">
                <text:p>-67.132242954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8.77">
                <text:p>8618.77</text:p>
              </table:table-cell>
              <table:table-cell office:value-type="float" office:value="-68.1151702839459">
                <text:p>-68.115170283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3.2">
                <text:p>12633.2</text:p>
              </table:table-cell>
              <table:table-cell office:value-type="float" office:value="-68.867021857965">
                <text:p>-68.867021857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86.1">
                <text:p>17586.1</text:p>
              </table:table-cell>
              <table:table-cell office:value-type="float" office:value="-69.2336226818911">
                <text:p>-69.233622681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25.8">
                <text:p>24825.8</text:p>
              </table:table-cell>
              <table:table-cell office:value-type="float" office:value="-70.9353511414981">
                <text:p>-70.935351141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70.3">
                <text:p>34470.3</text:p>
              </table:table-cell>
              <table:table-cell office:value-type="float" office:value="-72.487421153555">
                <text:p>-72.48742115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24.9">
                <text:p>49424.9</text:p>
              </table:table-cell>
              <table:table-cell office:value-type="float" office:value="-74.5097230036084">
                <text:p>-74.509723003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000" chart:origin="0" chart:reverse-direction="false" text:line-break="false" loext:try-staggering-first="false" chart:link-data-style-to-source="true" chart:axis-position="-3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00" chart:maximum="0" chart:origin="-300" chart:interval-major="5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0.906cm" style:legend-expansion="high" chart:style-name="ch2"/>
        <chart:plot-area chart:style-name="ch3" table:cell-range-address="'1'.L9:'1'.L52 '1'.B53:'1'.B53 '1'.S9:'1'.S52 '2'.B59:'2'.B59 '2'.S9:'2'.S58 '3'.B47:'3'.B47 '3'.S9:'3'.S46 '4'.B39:'4'.B39 '4'.S9:'4'.S38 '5'.B33:'5'.B33 '5'.S9:'5'.S32 '6'.B30:'6'.B30 '6'.S9:'6'.S29 '7'.B25:'7'.B25 '7'.S9:'7'.S24 '8'.B22:'8'.B22 '8'.S9:'8'.S21 '9'.B19:'9'.B19 '9'.S9:'9'.S18 '10'.B19:'10'.B19 '10'.S9:'10'.S18 '11'.B19:'11'.B19 '11'.S9:'11'.S18 '12'.B14:'12'.B14 '12'.S9:'12'.S13" chart:data-source-has-labels="row" svg:x="1.315cm" svg:y="0.177cm" svg:width="11.908cm" svg:height="7.556cm">
          <chartooo:coordinate-region svg:x="2.077cm" svg:y="0.376cm" svg:width="10.589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322cm" chart:style-name="ch9">
              <text:p>Passivity Error, dB</text:p>
            </chart:title>
            <chart:grid chart:style-name="ch6" chart:class="major"/>
          </chart:axis>
          <chart:series chart:style-name="ch10" chart:values-cell-range-address="'1'.S9:'1'.S52" chart:label-cell-address="'1'.B53:'1'.B53" chart:class="chart:scatter">
            <chart:domain table:cell-range-address="'1'.L9:'1'.L52"/>
            <chart:data-point chart:repeated="44"/>
          </chart:series>
          <chart:series chart:style-name="ch11" chart:values-cell-range-address="'2'.S9:'2'.S58" chart:label-cell-address="'2'.B59:'2'.B59" chart:class="chart:scatter">
            <chart:domain table:cell-range-address="'2'.L9:'2'.L58"/>
            <chart:data-point chart:repeated="50"/>
          </chart:series>
          <chart:series chart:style-name="ch12" chart:values-cell-range-address="'3'.S9:'3'.S46" chart:label-cell-address="'3'.B47:'3'.B47" chart:class="chart:scatter">
            <chart:domain table:cell-range-address="'3'.L9:'3'.L46"/>
            <chart:data-point chart:repeated="38"/>
          </chart:series>
          <chart:series chart:style-name="ch13" chart:values-cell-range-address="'4'.S9:'4'.S38" chart:label-cell-address="'4'.B39:'4'.B39" chart:class="chart:scatter">
            <chart:domain table:cell-range-address="'4'.L9:'4'.L38"/>
            <chart:data-point chart:repeated="30"/>
          </chart:series>
          <chart:series chart:style-name="ch14" chart:values-cell-range-address="'5'.S9:'5'.S32" chart:label-cell-address="'5'.B33:'5'.B33" chart:class="chart:scatter">
            <chart:domain table:cell-range-address="'5'.L9:'5'.L32"/>
            <chart:data-point chart:repeated="24"/>
          </chart:series>
          <chart:series chart:style-name="ch15" chart:values-cell-range-address="'6'.S9:'6'.S29" chart:label-cell-address="'6'.B30:'6'.B30" chart:class="chart:scatter">
            <chart:domain table:cell-range-address="'6'.L9:'6'.L29"/>
            <chart:data-point chart:repeated="21"/>
          </chart:series>
          <chart:series chart:style-name="ch16" chart:values-cell-range-address="'7'.S9:'7'.S24" chart:label-cell-address="'7'.B25:'7'.B25" chart:class="chart:scatter">
            <chart:domain table:cell-range-address="'7'.L9:'7'.L24"/>
            <chart:data-point chart:repeated="16"/>
          </chart:series>
          <chart:series chart:style-name="ch17" chart:values-cell-range-address="'8'.S9:'8'.S21" chart:label-cell-address="'8'.B22:'8'.B22" chart:class="chart:scatter">
            <chart:domain table:cell-range-address="'8'.L9:'8'.L21"/>
            <chart:data-point chart:repeated="13"/>
          </chart:series>
          <chart:series chart:style-name="ch18" chart:values-cell-range-address="'9'.S9:'9'.S18" chart:label-cell-address="'9'.B19:'9'.B19" chart:class="chart:scatter">
            <chart:domain table:cell-range-address="'9'.L9:'9'.L18"/>
            <chart:data-point chart:repeated="10"/>
          </chart:series>
          <chart:series chart:style-name="ch19" chart:values-cell-range-address="'10'.S9:'10'.S18" chart:label-cell-address="'10'.B19:'10'.B19" chart:class="chart:scatter">
            <chart:domain table:cell-range-address="'10'.L9:'10'.L18"/>
            <chart:data-point chart:repeated="10"/>
          </chart:series>
          <chart:series chart:style-name="ch20" chart:values-cell-range-address="'11'.S9:'11'.S18" chart:label-cell-address="'11'.B19:'11'.B19" chart:class="chart:scatter">
            <chart:domain table:cell-range-address="'11'.L9:'11'.L18"/>
            <chart:data-point chart:repeated="10"/>
          </chart:series>
          <chart:series chart:style-name="ch21" chart:values-cell-range-address="'12'.S9:'12'.S13" chart:label-cell-address="'12'.B14:'12'.B14" chart:class="chart:scatter">
            <chart:domain table:cell-range-address="'11'.L9:'11'.L13"/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</text:p>
                <draw:g>
                  <svg:desc>'1'.B53:'1'.B5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2</text:p>
                <draw:g>
                  <svg:desc>'2'.B59:'2'.B5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3</text:p>
                <draw:g>
                  <svg:desc>'3'.B47:'3'.B4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4</text:p>
                <draw:g>
                  <svg:desc>'4'.B39:'4'.B3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5</text:p>
                <draw:g>
                  <svg:desc>'5'.B33:'5'.B3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6</text:p>
                <draw:g>
                  <svg:desc>'6'.B30:'6'.B3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</text:p>
                <draw:g>
                  <svg:desc>'7'.B25:'7'.B2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8</text:p>
                <draw:g>
                  <svg:desc>'8'.B22:'8'.B2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9</text:p>
                <draw:g>
                  <svg:desc>'9'.B19:'9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0</text:p>
                <draw:g>
                  <svg:desc>'10'.B19:'10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1</text:p>
                <draw:g>
                  <svg:desc>'11'.B19:'11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2</text:p>
                <draw:g>
                  <svg:desc>'12'.B14:'1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7666">
                <text:p>0.917666</text:p>
                <draw:g>
                  <svg:desc>'1'.L9:'1'.L52</svg:desc>
                </draw:g>
              </table:table-cell>
              <table:table-cell office:value-type="float" office:value="-103.333021446611">
                <text:p>-103.333021446611</text:p>
                <draw:g>
                  <svg:desc>'1'.S9:'1'.S52</svg:desc>
                </draw:g>
              </table:table-cell>
              <table:table-cell office:value-type="float" office:value="1.10307">
                <text:p>1.10307</text:p>
                <draw:g>
                  <svg:desc>'2'.L9:'2'.L58</svg:desc>
                </draw:g>
              </table:table-cell>
              <table:table-cell office:value-type="float" office:value="-44.6518715119676">
                <text:p>-44.6518715119676</text:p>
                <draw:g>
                  <svg:desc>'2'.S9:'2'.S58</svg:desc>
                </draw:g>
              </table:table-cell>
              <table:table-cell office:value-type="float" office:value="1.24656">
                <text:p>1.24656</text:p>
                <draw:g>
                  <svg:desc>'3'.L9:'3'.L46</svg:desc>
                </draw:g>
              </table:table-cell>
              <table:table-cell office:value-type="float" office:value="-56.7582647150085">
                <text:p>-56.7582647150085</text:p>
                <draw:g>
                  <svg:desc>'3'.S9:'3'.S46</svg:desc>
                </draw:g>
              </table:table-cell>
              <table:table-cell office:value-type="float" office:value="1.56572">
                <text:p>1.56572</text:p>
                <draw:g>
                  <svg:desc>'4'.L9:'4'.L38</svg:desc>
                </draw:g>
              </table:table-cell>
              <table:table-cell office:value-type="float" office:value="-70.4980163510242">
                <text:p>-70.4980163510242</text:p>
                <draw:g>
                  <svg:desc>'4'.S9:'4'.S38</svg:desc>
                </draw:g>
              </table:table-cell>
              <table:table-cell office:value-type="float" office:value="2.64268">
                <text:p>2.64268</text:p>
                <draw:g>
                  <svg:desc>'5'.L9:'5'.L32</svg:desc>
                </draw:g>
              </table:table-cell>
              <table:table-cell office:value-type="float" office:value="-98.8347051936495">
                <text:p>-98.8347051936495</text:p>
                <draw:g>
                  <svg:desc>'5'.S9:'5'.S32</svg:desc>
                </draw:g>
              </table:table-cell>
              <table:table-cell office:value-type="float" office:value="5.45264">
                <text:p>5.45264</text:p>
                <draw:g>
                  <svg:desc>'6'.L9:'6'.L29</svg:desc>
                </draw:g>
              </table:table-cell>
              <table:table-cell office:value-type="float" office:value="-114.170677965655">
                <text:p>-114.170677965655</text:p>
                <draw:g>
                  <svg:desc>'6'.S9:'6'.S29</svg:desc>
                </draw:g>
              </table:table-cell>
              <table:table-cell office:value-type="float" office:value="12.8911">
                <text:p>12.8911</text:p>
                <draw:g>
                  <svg:desc>'7'.L9:'7'.L24</svg:desc>
                </draw:g>
              </table:table-cell>
              <table:table-cell office:value-type="float" office:value="-137.182817550313">
                <text:p>-137.182817550313</text:p>
                <draw:g>
                  <svg:desc>'7'.S9:'7'.S24</svg:desc>
                </draw:g>
              </table:table-cell>
              <table:table-cell office:value-type="float" office:value="32.3104">
                <text:p>32.3104</text:p>
                <draw:g>
                  <svg:desc>'8'.L9:'8'.L21</svg:desc>
                </draw:g>
              </table:table-cell>
              <table:table-cell office:value-type="float" office:value="-153.685236267436">
                <text:p>-153.685236267436</text:p>
                <draw:g>
                  <svg:desc>'8'.S9:'8'.S21</svg:desc>
                </draw:g>
              </table:table-cell>
              <table:table-cell office:value-type="float" office:value="98.7386">
                <text:p>98.7386</text:p>
                <draw:g>
                  <svg:desc>'9'.L9:'9'.L18</svg:desc>
                </draw:g>
              </table:table-cell>
              <table:table-cell office:value-type="float" office:value="-181.257957120657">
                <text:p>-181.257957120657</text:p>
                <draw:g>
                  <svg:desc>'9'.S9:'9'.S18</svg:desc>
                </draw:g>
              </table:table-cell>
              <table:table-cell office:value-type="float" office:value="296.655">
                <text:p>296.655</text:p>
                <draw:g>
                  <svg:desc>'10'.L9:'10'.L18</svg:desc>
                </draw:g>
              </table:table-cell>
              <table:table-cell office:value-type="float" office:value="-195.279436244313">
                <text:p>-195.279436244313</text:p>
                <draw:g>
                  <svg:desc>'10'.S9:'10'.S18</svg:desc>
                </draw:g>
              </table:table-cell>
              <table:table-cell office:value-type="float" office:value="963.23">
                <text:p>963.23</text:p>
                <draw:g>
                  <svg:desc>'11'.L9:'11'.L18</svg:desc>
                </draw:g>
              </table:table-cell>
              <table:table-cell office:value-type="float" office:value="-231.393621447214">
                <text:p>-231.393621447214</text:p>
                <draw:g>
                  <svg:desc>'11'.S9:'11'.S18</svg:desc>
                </draw:g>
              </table:table-cell>
              <table:table-cell office:value-type="float" office:value="963.23">
                <text:p>963.23</text:p>
                <draw:g>
                  <svg:desc>'11'.L9:'11'.L13</svg:desc>
                </draw:g>
              </table:table-cell>
              <table:table-cell office:value-type="float" office:value="-206.817875886125">
                <text:p>-206.817875886125</text:p>
                <draw:g>
                  <svg:desc>'12'.S9:'12'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0087">
                <text:p>1.80087</text:p>
              </table:table-cell>
              <table:table-cell office:value-type="float" office:value="-64.3225891289099">
                <text:p>-64.3225891289099</text:p>
              </table:table-cell>
              <table:table-cell office:value-type="float" office:value="2.06412">
                <text:p>2.06412</text:p>
              </table:table-cell>
              <table:table-cell office:value-type="float" office:value="-36.9322301978542">
                <text:p>-36.9322301978542</text:p>
              </table:table-cell>
              <table:table-cell office:value-type="float" office:value="2.41258">
                <text:p>2.41258</text:p>
              </table:table-cell>
              <table:table-cell office:value-type="float" office:value="-53.6438241891981">
                <text:p>-53.6438241891981</text:p>
              </table:table-cell>
              <table:table-cell office:value-type="float" office:value="4.0357">
                <text:p>4.0357</text:p>
              </table:table-cell>
              <table:table-cell office:value-type="float" office:value="-80.7948910402982">
                <text:p>-80.7948910402982</text:p>
              </table:table-cell>
              <table:table-cell office:value-type="float" office:value="8.72515">
                <text:p>8.72515</text:p>
              </table:table-cell>
              <table:table-cell office:value-type="float" office:value="-98.6181443761448">
                <text:p>-98.6181443761448</text:p>
              </table:table-cell>
              <table:table-cell office:value-type="float" office:value="21.7073">
                <text:p>21.7073</text:p>
              </table:table-cell>
              <table:table-cell office:value-type="float" office:value="-125.590888854499">
                <text:p>-125.590888854499</text:p>
              </table:table-cell>
              <table:table-cell office:value-type="float" office:value="58.6941">
                <text:p>58.6941</text:p>
              </table:table-cell>
              <table:table-cell office:value-type="float" office:value="-139.527341195623">
                <text:p>-139.527341195623</text:p>
              </table:table-cell>
              <table:table-cell office:value-type="float" office:value="161.228">
                <text:p>161.228</text:p>
              </table:table-cell>
              <table:table-cell office:value-type="float" office:value="-158.504694030752">
                <text:p>-158.504694030752</text:p>
              </table:table-cell>
              <table:table-cell office:value-type="float" office:value="500.687">
                <text:p>500.687</text:p>
              </table:table-cell>
              <table:table-cell office:value-type="float" office:value="-187.938420623193">
                <text:p>-187.938420623193</text:p>
              </table:table-cell>
              <table:table-cell office:value-type="float" office:value="1498.47">
                <text:p>1498.47</text:p>
              </table:table-cell>
              <table:table-cell office:value-type="float" office:value="-214.025035297298">
                <text:p>-214.025035297298</text:p>
              </table:table-cell>
              <table:table-cell office:value-type="float" office:value="4556.71">
                <text:p>4556.71</text:p>
              </table:table-cell>
              <table:table-cell office:value-type="float" office:value="-218.317882397573">
                <text:p>-218.317882397573</text:p>
              </table:table-cell>
              <table:table-cell office:value-type="float" office:value="4556.71">
                <text:p>4556.71</text:p>
              </table:table-cell>
              <table:table-cell office:value-type="float" office:value="-195.913182926485">
                <text:p>-195.913182926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3">
                <text:p>2.6923</text:p>
              </table:table-cell>
              <table:table-cell office:value-type="float" office:value="-43.7057947770366">
                <text:p>-43.7057947770366</text:p>
              </table:table-cell>
              <table:table-cell office:value-type="float" office:value="3.07683">
                <text:p>3.07683</text:p>
              </table:table-cell>
              <table:table-cell office:value-type="float" office:value="-34.4742640936571">
                <text:p>-34.4742640936571</text:p>
              </table:table-cell>
              <table:table-cell office:value-type="float" office:value="3.74222">
                <text:p>3.74222</text:p>
              </table:table-cell>
              <table:table-cell office:value-type="float" office:value="-55.4889118979627">
                <text:p>-55.4889118979627</text:p>
              </table:table-cell>
              <table:table-cell office:value-type="float" office:value="7.35739">
                <text:p>7.35739</text:p>
              </table:table-cell>
              <table:table-cell office:value-type="float" office:value="-88.5158928204534">
                <text:p>-88.5158928204534</text:p>
              </table:table-cell>
              <table:table-cell office:value-type="float" office:value="17.8085">
                <text:p>17.8085</text:p>
              </table:table-cell>
              <table:table-cell office:value-type="float" office:value="-102.209155149866">
                <text:p>-102.209155149866</text:p>
              </table:table-cell>
              <table:table-cell office:value-type="float" office:value="43.9245">
                <text:p>43.9245</text:p>
              </table:table-cell>
              <table:table-cell office:value-type="float" office:value="-131.923430458723">
                <text:p>-131.923430458723</text:p>
              </table:table-cell>
              <table:table-cell office:value-type="float" office:value="114.759">
                <text:p>114.759</text:p>
              </table:table-cell>
              <table:table-cell office:value-type="float" office:value="-148.612326822117">
                <text:p>-148.612326822117</text:p>
              </table:table-cell>
              <table:table-cell office:value-type="float" office:value="729.553">
                <text:p>729.553</text:p>
              </table:table-cell>
              <table:table-cell office:value-type="float" office:value="-172.797996290338">
                <text:p>-172.797996290338</text:p>
              </table:table-cell>
              <table:table-cell office:value-type="float" office:value="1059.64">
                <text:p>1059.64</text:p>
              </table:table-cell>
              <table:table-cell office:value-type="float" office:value="-195.546405550064">
                <text:p>-195.546405550064</text:p>
              </table:table-cell>
              <table:table-cell office:value-type="float" office:value="3057.97">
                <text:p>3057.97</text:p>
              </table:table-cell>
              <table:table-cell office:value-type="float" office:value="-225.640233636863">
                <text:p>-225.640233636863</text:p>
              </table:table-cell>
              <table:table-cell office:value-type="float" office:value="9444.82">
                <text:p>9444.82</text:p>
              </table:table-cell>
              <table:table-cell office:value-type="float" office:value="-216.532733158715">
                <text:p>-216.532733158715</text:p>
              </table:table-cell>
              <table:table-cell office:value-type="float" office:value="9444.82">
                <text:p>9444.82</text:p>
              </table:table-cell>
              <table:table-cell office:value-type="float" office:value="-215.300248757474">
                <text:p>-215.300248757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8231">
                <text:p>3.58231</text:p>
              </table:table-cell>
              <table:table-cell office:value-type="float" office:value="-31.0457924145868">
                <text:p>-31.0457924145868</text:p>
              </table:table-cell>
              <table:table-cell office:value-type="float" office:value="4.14041">
                <text:p>4.14041</text:p>
              </table:table-cell>
              <table:table-cell office:value-type="float" office:value="-39.3621395016333">
                <text:p>-39.3621395016333</text:p>
              </table:table-cell>
              <table:table-cell office:value-type="float" office:value="5.31654">
                <text:p>5.31654</text:p>
              </table:table-cell>
              <table:table-cell office:value-type="float" office:value="-60.6048527810667">
                <text:p>-60.6048527810667</text:p>
              </table:table-cell>
              <table:table-cell office:value-type="float" office:value="11.2706">
                <text:p>11.2706</text:p>
              </table:table-cell>
              <table:table-cell office:value-type="float" office:value="-87.7264108011063">
                <text:p>-87.7264108011063</text:p>
              </table:table-cell>
              <table:table-cell office:value-type="float" office:value="32.2027">
                <text:p>32.2027</text:p>
              </table:table-cell>
              <table:table-cell office:value-type="float" office:value="-102.236154442907">
                <text:p>-102.236154442907</text:p>
              </table:table-cell>
              <table:table-cell office:value-type="float" office:value="88.9462">
                <text:p>88.9462</text:p>
              </table:table-cell>
              <table:table-cell office:value-type="float" office:value="-131.923271669999">
                <text:p>-131.923271669999</text:p>
              </table:table-cell>
              <table:table-cell office:value-type="float" office:value="317.078">
                <text:p>317.078</text:p>
              </table:table-cell>
              <table:table-cell office:value-type="float" office:value="-157.524150925287">
                <text:p>-157.524150925287</text:p>
              </table:table-cell>
              <table:table-cell office:value-type="float" office:value="1309.12">
                <text:p>1309.12</text:p>
              </table:table-cell>
              <table:table-cell office:value-type="float" office:value="-195.442823261528">
                <text:p>-195.442823261528</text:p>
              </table:table-cell>
              <table:table-cell office:value-type="float" office:value="2644.7">
                <text:p>2644.7</text:p>
              </table:table-cell>
              <table:table-cell office:value-type="float" office:value="-206.968124952478">
                <text:p>-206.968124952478</text:p>
              </table:table-cell>
              <table:table-cell office:value-type="float" office:value="5332.59">
                <text:p>5332.59</text:p>
              </table:table-cell>
              <table:table-cell office:value-type="float" office:value="-231.986597293273">
                <text:p>-231.986597293273</text:p>
              </table:table-cell>
              <table:table-cell office:value-type="float" office:value="15229.8">
                <text:p>15229.8</text:p>
              </table:table-cell>
              <table:table-cell office:value-type="float" office:value="-216.442631096378">
                <text:p>-216.442631096378</text:p>
              </table:table-cell>
              <table:table-cell office:value-type="float" office:value="15229.8">
                <text:p>15229.8</text:p>
              </table:table-cell>
              <table:table-cell office:value-type="float" office:value="-200.099116927835">
                <text:p>-200.099116927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1121">
                <text:p>4.51121</text:p>
              </table:table-cell>
              <table:table-cell office:value-type="float" office:value="-37.5701842446853">
                <text:p>-37.5701842446853</text:p>
              </table:table-cell>
              <table:table-cell office:value-type="float" office:value="5.25116">
                <text:p>5.25116</text:p>
              </table:table-cell>
              <table:table-cell office:value-type="float" office:value="-45.5267165201771">
                <text:p>-45.5267165201771</text:p>
              </table:table-cell>
              <table:table-cell office:value-type="float" office:value="7.02106">
                <text:p>7.02106</text:p>
              </table:table-cell>
              <table:table-cell office:value-type="float" office:value="-70.4016525008385">
                <text:p>-70.4016525008385</text:p>
              </table:table-cell>
              <table:table-cell office:value-type="float" office:value="15.0807">
                <text:p>15.0807</text:p>
              </table:table-cell>
              <table:table-cell office:value-type="float" office:value="-122.322027696538">
                <text:p>-122.322027696538</text:p>
              </table:table-cell>
              <table:table-cell office:value-type="float" office:value="47.1497">
                <text:p>47.1497</text:p>
              </table:table-cell>
              <table:table-cell office:value-type="float" office:value="-114.239153506809">
                <text:p>-114.239153506809</text:p>
              </table:table-cell>
              <table:table-cell office:value-type="float" office:value="161.99">
                <text:p>161.99</text:p>
              </table:table-cell>
              <table:table-cell office:value-type="float" office:value="-151.124594965865">
                <text:p>-151.124594965865</text:p>
              </table:table-cell>
              <table:table-cell office:value-type="float" office:value="517.195">
                <text:p>517.195</text:p>
              </table:table-cell>
              <table:table-cell office:value-type="float" office:value="-157.522450235897">
                <text:p>-157.522450235897</text:p>
              </table:table-cell>
              <table:table-cell office:value-type="float" office:value="1888.28">
                <text:p>1888.28</text:p>
              </table:table-cell>
              <table:table-cell office:value-type="float" office:value="-195.427378239852">
                <text:p>-195.427378239852</text:p>
              </table:table-cell>
              <table:table-cell office:value-type="float" office:value="4274.72">
                <text:p>4274.72</text:p>
              </table:table-cell>
              <table:table-cell office:value-type="float" office:value="-210.061408776747">
                <text:p>-210.061408776747</text:p>
              </table:table-cell>
              <table:table-cell office:value-type="float" office:value="7896.17">
                <text:p>7896.17</text:p>
              </table:table-cell>
              <table:table-cell office:value-type="float" office:value="-247.13789168531">
                <text:p>-247.13789168531</text:p>
              </table:table-cell>
              <table:table-cell office:value-type="float" office:value="24638.6">
                <text:p>24638.6</text:p>
              </table:table-cell>
              <table:table-cell office:value-type="float" office:value="-218.640671256924">
                <text:p>-218.640671256924</text:p>
              </table:table-cell>
              <table:table-cell office:value-type="float" office:value="24638.6">
                <text:p>24638.6</text:p>
              </table:table-cell>
              <table:table-cell office:value-type="float" office:value="-224.087028939692">
                <text:p>-224.087028939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556">
                <text:p>5.44556</text:p>
              </table:table-cell>
              <table:table-cell office:value-type="float" office:value="-49.5182962072538">
                <text:p>-49.5182962072538</text:p>
              </table:table-cell>
              <table:table-cell office:value-type="float" office:value="6.38754">
                <text:p>6.38754</text:p>
              </table:table-cell>
              <table:table-cell office:value-type="float" office:value="-47.0356657271875">
                <text:p>-47.0356657271875</text:p>
              </table:table-cell>
              <table:table-cell office:value-type="float" office:value="8.85232">
                <text:p>8.85232</text:p>
              </table:table-cell>
              <table:table-cell office:value-type="float" office:value="-71.1561001324632">
                <text:p>-71.1561001324632</text:p>
              </table:table-cell>
              <table:table-cell office:value-type="float" office:value="19.2349">
                <text:p>19.2349</text:p>
              </table:table-cell>
              <table:table-cell office:value-type="float" office:value="-122.383116140908">
                <text:p>-122.383116140908</text:p>
              </table:table-cell>
              <table:table-cell office:value-type="float" office:value="69.8219">
                <text:p>69.8219</text:p>
              </table:table-cell>
              <table:table-cell office:value-type="float" office:value="-114.241542423822">
                <text:p>-114.241542423822</text:p>
              </table:table-cell>
              <table:table-cell office:value-type="float" office:value="239.778">
                <text:p>239.778</text:p>
              </table:table-cell>
              <table:table-cell office:value-type="float" office:value="-151.12552385443">
                <text:p>-151.12552385443</text:p>
              </table:table-cell>
              <table:table-cell office:value-type="float" office:value="737.193">
                <text:p>737.193</text:p>
              </table:table-cell>
              <table:table-cell office:value-type="float" office:value="-157.522559713866">
                <text:p>-157.522559713866</text:p>
              </table:table-cell>
              <table:table-cell office:value-type="float" office:value="2504.54">
                <text:p>2504.54</text:p>
              </table:table-cell>
              <table:table-cell office:value-type="float" office:value="-195.436839261602">
                <text:p>-195.436839261602</text:p>
              </table:table-cell>
              <table:table-cell office:value-type="float" office:value="6409.39">
                <text:p>6409.39</text:p>
              </table:table-cell>
              <table:table-cell office:value-type="float" office:value="-211.134280837183">
                <text:p>-211.134280837183</text:p>
              </table:table-cell>
              <table:table-cell office:value-type="float" office:value="11719.6">
                <text:p>11719.6</text:p>
              </table:table-cell>
              <table:table-cell office:value-type="float" office:value="-256.31942672583">
                <text:p>-256.31942672583</text:p>
              </table:table-cell>
              <table:table-cell office:value-type="float" office:value="36297.6">
                <text:p>36297.6</text:p>
              </table:table-cell>
              <table:table-cell office:value-type="float" office:value="-219.307606098055">
                <text:p>-219.30760609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988">
                <text:p>6.39988</text:p>
              </table:table-cell>
              <table:table-cell office:value-type="float" office:value="-45.4196907504329">
                <text:p>-45.4196907504329</text:p>
              </table:table-cell>
              <table:table-cell office:value-type="float" office:value="7.56788">
                <text:p>7.56788</text:p>
              </table:table-cell>
              <table:table-cell office:value-type="float" office:value="-57.8183406238603">
                <text:p>-57.8183406238603</text:p>
              </table:table-cell>
              <table:table-cell office:value-type="float" office:value="10.9236">
                <text:p>10.9236</text:p>
              </table:table-cell>
              <table:table-cell office:value-type="float" office:value="-71.2002599930483">
                <text:p>-71.2002599930483</text:p>
              </table:table-cell>
              <table:table-cell office:value-type="float" office:value="23.5039">
                <text:p>23.5039</text:p>
              </table:table-cell>
              <table:table-cell office:value-type="float" office:value="-120.941945819968">
                <text:p>-120.941945819968</text:p>
              </table:table-cell>
              <table:table-cell office:value-type="float" office:value="92.7629">
                <text:p>92.7629</text:p>
              </table:table-cell>
              <table:table-cell office:value-type="float" office:value="-114.244027752447">
                <text:p>-114.244027752447</text:p>
              </table:table-cell>
              <table:table-cell office:value-type="float" office:value="318.635">
                <text:p>318.635</text:p>
              </table:table-cell>
              <table:table-cell office:value-type="float" office:value="-153.975492454758">
                <text:p>-153.975492454758</text:p>
              </table:table-cell>
              <table:table-cell office:value-type="float" office:value="1015.6">
                <text:p>1015.6</text:p>
              </table:table-cell>
              <table:table-cell office:value-type="float" office:value="-162.935372564156">
                <text:p>-162.935372564156</text:p>
              </table:table-cell>
              <table:table-cell office:value-type="float" office:value="3525.35">
                <text:p>3525.35</text:p>
              </table:table-cell>
              <table:table-cell office:value-type="float" office:value="-196.95007319979">
                <text:p>-196.95007319979</text:p>
              </table:table-cell>
              <table:table-cell office:value-type="float" office:value="9587.74">
                <text:p>9587.74</text:p>
              </table:table-cell>
              <table:table-cell office:value-type="float" office:value="-210.986951970756">
                <text:p>-210.986951970756</text:p>
              </table:table-cell>
              <table:table-cell office:value-type="float" office:value="16827">
                <text:p>16827</text:p>
              </table:table-cell>
              <table:table-cell office:value-type="float" office:value="-253.211293521914">
                <text:p>-253.211293521914</text:p>
              </table:table-cell>
              <table:table-cell office:value-type="float" office:value="48973.6">
                <text:p>48973.6</text:p>
              </table:table-cell>
              <table:table-cell office:value-type="float" office:value="-216.086555118331">
                <text:p>-216.08655511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6051">
                <text:p>7.36051</text:p>
              </table:table-cell>
              <table:table-cell office:value-type="float" office:value="-49.6253735914422">
                <text:p>-49.6253735914422</text:p>
              </table:table-cell>
              <table:table-cell office:value-type="float" office:value="8.78889">
                <text:p>8.78889</text:p>
              </table:table-cell>
              <table:table-cell office:value-type="float" office:value="-57.5586925909448">
                <text:p>-57.5586925909448</text:p>
              </table:table-cell>
              <table:table-cell office:value-type="float" office:value="13.5554">
                <text:p>13.5554</text:p>
              </table:table-cell>
              <table:table-cell office:value-type="float" office:value="-71.1893472402492">
                <text:p>-71.1893472402492</text:p>
              </table:table-cell>
              <table:table-cell office:value-type="float" office:value="29.8978">
                <text:p>29.8978</text:p>
              </table:table-cell>
              <table:table-cell office:value-type="float" office:value="-120.913588646707">
                <text:p>-120.913588646707</text:p>
              </table:table-cell>
              <table:table-cell office:value-type="float" office:value="117.987">
                <text:p>117.987</text:p>
              </table:table-cell>
              <table:table-cell office:value-type="float" office:value="-117.482978436481">
                <text:p>-117.482978436481</text:p>
              </table:table-cell>
              <table:table-cell office:value-type="float" office:value="418.98">
                <text:p>418.98</text:p>
              </table:table-cell>
              <table:table-cell office:value-type="float" office:value="-159.580268829942">
                <text:p>-159.580268829942</text:p>
              </table:table-cell>
              <table:table-cell office:value-type="float" office:value="1374.16">
                <text:p>1374.16</text:p>
              </table:table-cell>
              <table:table-cell office:value-type="float" office:value="-165.722311180778">
                <text:p>-165.722311180778</text:p>
              </table:table-cell>
              <table:table-cell office:value-type="float" office:value="4847.68">
                <text:p>4847.68</text:p>
              </table:table-cell>
              <table:table-cell office:value-type="float" office:value="-205.969716319429">
                <text:p>-205.969716319429</text:p>
              </table:table-cell>
              <table:table-cell office:value-type="float" office:value="13426.2">
                <text:p>13426.2</text:p>
              </table:table-cell>
              <table:table-cell office:value-type="float" office:value="-212.391387865335">
                <text:p>-212.391387865335</text:p>
              </table:table-cell>
              <table:table-cell office:value-type="float" office:value="24343.4">
                <text:p>24343.4</text:p>
              </table:table-cell>
              <table:table-cell office:value-type="float" office:value="-239.629238331826">
                <text:p>-239.629238331826</text:p>
              </table:table-cell>
              <table:table-cell office:value-type="float" office:value="62773.9">
                <text:p>62773.9</text:p>
              </table:table-cell>
              <table:table-cell office:value-type="float" office:value="-215.615312899559">
                <text:p>-215.6153128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6645">
                <text:p>8.36645</text:p>
              </table:table-cell>
              <table:table-cell office:value-type="float" office:value="-62.3341825805192">
                <text:p>-62.3341825805192</text:p>
              </table:table-cell>
              <table:table-cell office:value-type="float" office:value="10.0399">
                <text:p>10.0399</text:p>
              </table:table-cell>
              <table:table-cell office:value-type="float" office:value="-57.3722349730816">
                <text:p>-57.3722349730816</text:p>
              </table:table-cell>
              <table:table-cell office:value-type="float" office:value="16.1068">
                <text:p>16.1068</text:p>
              </table:table-cell>
              <table:table-cell office:value-type="float" office:value="-70.6246412895007">
                <text:p>-70.6246412895007</text:p>
              </table:table-cell>
              <table:table-cell office:value-type="float" office:value="36.5721">
                <text:p>36.5721</text:p>
              </table:table-cell>
              <table:table-cell office:value-type="float" office:value="-120.908941476869">
                <text:p>-120.908941476869</text:p>
              </table:table-cell>
              <table:table-cell office:value-type="float" office:value="146.005">
                <text:p>146.005</text:p>
              </table:table-cell>
              <table:table-cell office:value-type="float" office:value="-117.548968903434">
                <text:p>-117.548968903434</text:p>
              </table:table-cell>
              <table:table-cell office:value-type="float" office:value="530.672">
                <text:p>530.672</text:p>
              </table:table-cell>
              <table:table-cell office:value-type="float" office:value="-167.745375209231">
                <text:p>-167.745375209231</text:p>
              </table:table-cell>
              <table:table-cell office:value-type="float" office:value="1823.33">
                <text:p>1823.33</text:p>
              </table:table-cell>
              <table:table-cell office:value-type="float" office:value="-170.091417979305">
                <text:p>-170.091417979305</text:p>
              </table:table-cell>
              <table:table-cell office:value-type="float" office:value="6708.89">
                <text:p>6708.89</text:p>
              </table:table-cell>
              <table:table-cell office:value-type="float" office:value="-208.977294651506">
                <text:p>-208.977294651506</text:p>
              </table:table-cell>
              <table:table-cell office:value-type="float" office:value="19267.8">
                <text:p>19267.8</text:p>
              </table:table-cell>
              <table:table-cell office:value-type="float" office:value="-218.204606999993">
                <text:p>-218.204606999993</text:p>
              </table:table-cell>
              <table:table-cell office:value-type="float" office:value="35785.9">
                <text:p>35785.9</text:p>
              </table:table-cell>
              <table:table-cell office:value-type="float" office:value="-233.871298723972">
                <text:p>-233.871298723972</text:p>
              </table:table-cell>
              <table:table-cell office:value-type="float" office:value="83797.6">
                <text:p>83797.6</text:p>
              </table:table-cell>
              <table:table-cell office:value-type="float" office:value="-211.830542317419">
                <text:p>-211.83054231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0512">
                <text:p>9.40512</text:p>
              </table:table-cell>
              <table:table-cell office:value-type="float" office:value="-86.284098901286">
                <text:p>-86.284098901286</text:p>
              </table:table-cell>
              <table:table-cell office:value-type="float" office:value="11.3221">
                <text:p>11.3221</text:p>
              </table:table-cell>
              <table:table-cell office:value-type="float" office:value="-57.4150458604934">
                <text:p>-57.4150458604934</text:p>
              </table:table-cell>
              <table:table-cell office:value-type="float" office:value="18.7621">
                <text:p>18.7621</text:p>
              </table:table-cell>
              <table:table-cell office:value-type="float" office:value="-71.058047263447">
                <text:p>-71.058047263447</text:p>
              </table:table-cell>
              <table:table-cell office:value-type="float" office:value="45.2792">
                <text:p>45.2792</text:p>
              </table:table-cell>
              <table:table-cell office:value-type="float" office:value="-121.417155391272">
                <text:p>-121.417155391272</text:p>
              </table:table-cell>
              <table:table-cell office:value-type="float" office:value="185.096">
                <text:p>185.096</text:p>
              </table:table-cell>
              <table:table-cell office:value-type="float" office:value="-121.785812767471">
                <text:p>-121.785812767471</text:p>
              </table:table-cell>
              <table:table-cell office:value-type="float" office:value="660.87">
                <text:p>660.87</text:p>
              </table:table-cell>
              <table:table-cell office:value-type="float" office:value="-167.743169499385">
                <text:p>-167.743169499385</text:p>
              </table:table-cell>
              <table:table-cell office:value-type="float" office:value="2467.94">
                <text:p>2467.94</text:p>
              </table:table-cell>
              <table:table-cell office:value-type="float" office:value="-175.697306551261">
                <text:p>-175.697306551261</text:p>
              </table:table-cell>
              <table:table-cell office:value-type="float" office:value="9479.41">
                <text:p>9479.41</text:p>
              </table:table-cell>
              <table:table-cell office:value-type="float" office:value="-208.702087224558">
                <text:p>-208.702087224558</text:p>
              </table:table-cell>
              <table:table-cell office:value-type="float" office:value="27366.6">
                <text:p>27366.6</text:p>
              </table:table-cell>
              <table:table-cell office:value-type="float" office:value="-217.483306553867">
                <text:p>-217.483306553867</text:p>
              </table:table-cell>
              <table:table-cell office:value-type="float" office:value="48958.5">
                <text:p>48958.5</text:p>
              </table:table-cell>
              <table:table-cell office:value-type="float" office:value="-230.368542463005">
                <text:p>-230.368542463005</text:p>
              </table:table-cell>
              <table:table-cell office:value-type="float" office:value="108985">
                <text:p>108985</text:p>
              </table:table-cell>
              <table:table-cell office:value-type="float" office:value="-221.618525734111">
                <text:p>-221.61852573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531">
                <text:p>10.4531</text:p>
              </table:table-cell>
              <table:table-cell office:value-type="float" office:value="-43.8146286095418">
                <text:p>-43.8146286095418</text:p>
              </table:table-cell>
              <table:table-cell office:value-type="float" office:value="12.663">
                <text:p>12.663</text:p>
              </table:table-cell>
              <table:table-cell office:value-type="float" office:value="-55.5353158376303">
                <text:p>-55.5353158376303</text:p>
              </table:table-cell>
              <table:table-cell office:value-type="float" office:value="22.1041">
                <text:p>22.1041</text:p>
              </table:table-cell>
              <table:table-cell office:value-type="float" office:value="-71.0800326742901">
                <text:p>-71.0800326742901</text:p>
              </table:table-cell>
              <table:table-cell office:value-type="float" office:value="55.3644">
                <text:p>55.3644</text:p>
              </table:table-cell>
              <table:table-cell office:value-type="float" office:value="-119.002985202932">
                <text:p>-119.002985202932</text:p>
              </table:table-cell>
              <table:table-cell office:value-type="float" office:value="254.149">
                <text:p>254.149</text:p>
              </table:table-cell>
              <table:table-cell office:value-type="float" office:value="-121.941088276344">
                <text:p>-121.941088276344</text:p>
              </table:table-cell>
              <table:table-cell office:value-type="float" office:value="842.112">
                <text:p>842.112</text:p>
              </table:table-cell>
              <table:table-cell office:value-type="float" office:value="-163.744644015063">
                <text:p>-163.744644015063</text:p>
              </table:table-cell>
              <table:table-cell office:value-type="float" office:value="3338.55">
                <text:p>3338.55</text:p>
              </table:table-cell>
              <table:table-cell office:value-type="float" office:value="-196.51396643095">
                <text:p>-196.51396643095</text:p>
              </table:table-cell>
              <table:table-cell office:value-type="float" office:value="12640.4">
                <text:p>12640.4</text:p>
              </table:table-cell>
              <table:table-cell office:value-type="float" office:value="-218.363928953279">
                <text:p>-218.36392895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681">
                <text:p>11.5681</text:p>
              </table:table-cell>
              <table:table-cell office:value-type="float" office:value="-50.7539749324692">
                <text:p>-50.7539749324692</text:p>
              </table:table-cell>
              <table:table-cell office:value-type="float" office:value="14.0637">
                <text:p>14.0637</text:p>
              </table:table-cell>
              <table:table-cell office:value-type="float" office:value="-55.2164542629527">
                <text:p>-55.2164542629527</text:p>
              </table:table-cell>
              <table:table-cell office:value-type="float" office:value="25.9714">
                <text:p>25.9714</text:p>
              </table:table-cell>
              <table:table-cell office:value-type="float" office:value="-71.0849845957165">
                <text:p>-71.0849845957165</text:p>
              </table:table-cell>
              <table:table-cell office:value-type="float" office:value="66.825">
                <text:p>66.825</text:p>
              </table:table-cell>
              <table:table-cell office:value-type="float" office:value="-122.46169154459">
                <text:p>-122.46169154459</text:p>
              </table:table-cell>
              <table:table-cell office:value-type="float" office:value="344.809">
                <text:p>344.809</text:p>
              </table:table-cell>
              <table:table-cell office:value-type="float" office:value="-122.029870887965">
                <text:p>-122.029870887965</text:p>
              </table:table-cell>
              <table:table-cell office:value-type="float" office:value="1082.46">
                <text:p>1082.46</text:p>
              </table:table-cell>
              <table:table-cell office:value-type="float" office:value="-164.241783899577">
                <text:p>-164.241783899577</text:p>
              </table:table-cell>
              <table:table-cell office:value-type="float" office:value="4411.09">
                <text:p>4411.09</text:p>
              </table:table-cell>
              <table:table-cell office:value-type="float" office:value="-199.700337011112">
                <text:p>-199.700337011112</text:p>
              </table:table-cell>
              <table:table-cell office:value-type="float" office:value="16634.4">
                <text:p>16634.4</text:p>
              </table:table-cell>
              <table:table-cell office:value-type="float" office:value="-218.152142548656">
                <text:p>-218.152142548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3">
                <text:p>12.73</text:p>
              </table:table-cell>
              <table:table-cell office:value-type="float" office:value="-30.7238106442195">
                <text:p>-30.7238106442195</text:p>
              </table:table-cell>
              <table:table-cell office:value-type="float" office:value="15.7742">
                <text:p>15.7742</text:p>
              </table:table-cell>
              <table:table-cell office:value-type="float" office:value="-57.5876705624769">
                <text:p>-57.5876705624769</text:p>
              </table:table-cell>
              <table:table-cell office:value-type="float" office:value="30.3466">
                <text:p>30.3466</text:p>
              </table:table-cell>
              <table:table-cell office:value-type="float" office:value="-76.4515186188886">
                <text:p>-76.4515186188886</text:p>
              </table:table-cell>
              <table:table-cell office:value-type="float" office:value="79.7167">
                <text:p>79.7167</text:p>
              </table:table-cell>
              <table:table-cell office:value-type="float" office:value="-136.170752353228">
                <text:p>-136.170752353228</text:p>
              </table:table-cell>
              <table:table-cell office:value-type="float" office:value="467.952">
                <text:p>467.952</text:p>
              </table:table-cell>
              <table:table-cell office:value-type="float" office:value="-122.859453602825">
                <text:p>-122.859453602825</text:p>
              </table:table-cell>
              <table:table-cell office:value-type="float" office:value="1461.26">
                <text:p>1461.26</text:p>
              </table:table-cell>
              <table:table-cell office:value-type="float" office:value="-164.612568053452">
                <text:p>-164.612568053452</text:p>
              </table:table-cell>
              <table:table-cell office:value-type="float" office:value="5932.75">
                <text:p>5932.75</text:p>
              </table:table-cell>
              <table:table-cell office:value-type="float" office:value="-199.860497687633">
                <text:p>-199.860497687633</text:p>
              </table:table-cell>
              <table:table-cell office:value-type="float" office:value="22338.5">
                <text:p>22338.5</text:p>
              </table:table-cell>
              <table:table-cell office:value-type="float" office:value="-243.962116114968">
                <text:p>-243.96211611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9844">
                <text:p>13.9844</text:p>
              </table:table-cell>
              <table:table-cell office:value-type="float" office:value="-35.2989263920118">
                <text:p>-35.2989263920118</text:p>
              </table:table-cell>
              <table:table-cell office:value-type="float" office:value="17.6122">
                <text:p>17.6122</text:p>
              </table:table-cell>
              <table:table-cell office:value-type="float" office:value="-57.5915563964982">
                <text:p>-57.5915563964982</text:p>
              </table:table-cell>
              <table:table-cell office:value-type="float" office:value="35.3843">
                <text:p>35.3843</text:p>
              </table:table-cell>
              <table:table-cell office:value-type="float" office:value="-95.6541605985563">
                <text:p>-95.6541605985563</text:p>
              </table:table-cell>
              <table:table-cell office:value-type="float" office:value="95.0302">
                <text:p>95.0302</text:p>
              </table:table-cell>
              <table:table-cell office:value-type="float" office:value="-147.611758323958">
                <text:p>-147.611758323958</text:p>
              </table:table-cell>
              <table:table-cell office:value-type="float" office:value="611.931">
                <text:p>611.931</text:p>
              </table:table-cell>
              <table:table-cell office:value-type="float" office:value="-127.747528475706">
                <text:p>-127.747528475706</text:p>
              </table:table-cell>
              <table:table-cell office:value-type="float" office:value="1883.37">
                <text:p>1883.37</text:p>
              </table:table-cell>
              <table:table-cell office:value-type="float" office:value="-179.230520043343">
                <text:p>-179.230520043343</text:p>
              </table:table-cell>
              <table:table-cell office:value-type="float" office:value="8339.66">
                <text:p>8339.66</text:p>
              </table:table-cell>
              <table:table-cell office:value-type="float" office:value="-205.29276764193">
                <text:p>-205.2927676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392">
                <text:p>15.3392</text:p>
              </table:table-cell>
              <table:table-cell office:value-type="float" office:value="-42.028130603698">
                <text:p>-42.028130603698</text:p>
              </table:table-cell>
              <table:table-cell office:value-type="float" office:value="19.7201">
                <text:p>19.7201</text:p>
              </table:table-cell>
              <table:table-cell office:value-type="float" office:value="-58.2359967130117">
                <text:p>-58.2359967130117</text:p>
              </table:table-cell>
              <table:table-cell office:value-type="float" office:value="41.3163">
                <text:p>41.3163</text:p>
              </table:table-cell>
              <table:table-cell office:value-type="float" office:value="-94.0339538295541">
                <text:p>-94.0339538295541</text:p>
              </table:table-cell>
              <table:table-cell office:value-type="float" office:value="120.034">
                <text:p>120.034</text:p>
              </table:table-cell>
              <table:table-cell office:value-type="float" office:value="-149.267364355511">
                <text:p>-149.267364355511</text:p>
              </table:table-cell>
              <table:table-cell office:value-type="float" office:value="763.016">
                <text:p>763.016</text:p>
              </table:table-cell>
              <table:table-cell office:value-type="float" office:value="-139.697333773981">
                <text:p>-139.697333773981</text:p>
              </table:table-cell>
              <table:table-cell office:value-type="float" office:value="2507.86">
                <text:p>2507.86</text:p>
              </table:table-cell>
              <table:table-cell office:value-type="float" office:value="-178.013731329992">
                <text:p>-178.013731329992</text:p>
              </table:table-cell>
              <table:table-cell office:value-type="float" office:value="10992">
                <text:p>10992</text:p>
              </table:table-cell>
              <table:table-cell office:value-type="float" office:value="-207.826185319858">
                <text:p>-207.82618531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495">
                <text:p>16.8495</text:p>
              </table:table-cell>
              <table:table-cell office:value-type="float" office:value="-43.8339082702558">
                <text:p>-43.8339082702558</text:p>
              </table:table-cell>
              <table:table-cell office:value-type="float" office:value="21.7845">
                <text:p>21.7845</text:p>
              </table:table-cell>
              <table:table-cell office:value-type="float" office:value="-85.6559409057049">
                <text:p>-85.6559409057049</text:p>
              </table:table-cell>
              <table:table-cell office:value-type="float" office:value="47.7285">
                <text:p>47.7285</text:p>
              </table:table-cell>
              <table:table-cell office:value-type="float" office:value="-94.0350054426527">
                <text:p>-94.0350054426527</text:p>
              </table:table-cell>
              <table:table-cell office:value-type="float" office:value="156.662">
                <text:p>156.662</text:p>
              </table:table-cell>
              <table:table-cell office:value-type="float" office:value="-128.650062359872">
                <text:p>-128.650062359872</text:p>
              </table:table-cell>
              <table:table-cell office:value-type="float" office:value="973.544">
                <text:p>973.544</text:p>
              </table:table-cell>
              <table:table-cell office:value-type="float" office:value="-153.147711731799">
                <text:p>-153.147711731799</text:p>
              </table:table-cell>
              <table:table-cell office:value-type="float" office:value="3289.97">
                <text:p>3289.97</text:p>
              </table:table-cell>
              <table:table-cell office:value-type="float" office:value="-196.647523726204">
                <text:p>-196.647523726204</text:p>
              </table:table-cell>
              <table:table-cell office:value-type="float" office:value="14914.9">
                <text:p>14914.9</text:p>
              </table:table-cell>
              <table:table-cell office:value-type="float" office:value="-227.271171434346">
                <text:p>-227.27117143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68">
                <text:p>18.68</text:p>
              </table:table-cell>
              <table:table-cell office:value-type="float" office:value="-46.0043498716009">
                <text:p>-46.0043498716009</text:p>
              </table:table-cell>
              <table:table-cell office:value-type="float" office:value="24.1944">
                <text:p>24.1944</text:p>
              </table:table-cell>
              <table:table-cell office:value-type="float" office:value="-87.6553519071208">
                <text:p>-87.6553519071208</text:p>
              </table:table-cell>
              <table:table-cell office:value-type="float" office:value="55.9876">
                <text:p>55.9876</text:p>
              </table:table-cell>
              <table:table-cell office:value-type="float" office:value="-98.6458439601593">
                <text:p>-98.6458439601593</text:p>
              </table:table-cell>
              <table:table-cell office:value-type="float" office:value="203.632">
                <text:p>203.632</text:p>
              </table:table-cell>
              <table:table-cell office:value-type="float" office:value="-144.425380609619">
                <text:p>-144.425380609619</text:p>
              </table:table-cell>
              <table:table-cell office:value-type="float" office:value="1307.63">
                <text:p>1307.63</text:p>
              </table:table-cell>
              <table:table-cell office:value-type="float" office:value="-155.652500459614">
                <text:p>-155.652500459614</text:p>
              </table:table-cell>
              <table:table-cell office:value-type="float" office:value="4454.7">
                <text:p>4454.7</text:p>
              </table:table-cell>
              <table:table-cell office:value-type="float" office:value="-195.664071480493">
                <text:p>-195.66407148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6256">
                <text:p>20.6256</text:p>
              </table:table-cell>
              <table:table-cell office:value-type="float" office:value="-48.0647714829028">
                <text:p>-48.0647714829028</text:p>
              </table:table-cell>
              <table:table-cell office:value-type="float" office:value="26.9754">
                <text:p>26.9754</text:p>
              </table:table-cell>
              <table:table-cell office:value-type="float" office:value="-87.7142346014787">
                <text:p>-87.7142346014787</text:p>
              </table:table-cell>
              <table:table-cell office:value-type="float" office:value="66.5642">
                <text:p>66.5642</text:p>
              </table:table-cell>
              <table:table-cell office:value-type="float" office:value="-98.8697882242844">
                <text:p>-98.8697882242844</text:p>
              </table:table-cell>
              <table:table-cell office:value-type="float" office:value="268.497">
                <text:p>268.497</text:p>
              </table:table-cell>
              <table:table-cell office:value-type="float" office:value="-146.18628268742">
                <text:p>-146.18628268742</text:p>
              </table:table-cell>
              <table:table-cell office:value-type="float" office:value="1846.52">
                <text:p>1846.52</text:p>
              </table:table-cell>
              <table:table-cell office:value-type="float" office:value="-157.048072491829">
                <text:p>-157.048072491829</text:p>
              </table:table-cell>
              <table:table-cell office:value-type="float" office:value="6096.94">
                <text:p>6096.94</text:p>
              </table:table-cell>
              <table:table-cell office:value-type="float" office:value="-209.904940963847">
                <text:p>-209.904940963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4582">
                <text:p>23.4582</text:p>
              </table:table-cell>
              <table:table-cell office:value-type="float" office:value="-47.0619374249959">
                <text:p>-47.0619374249959</text:p>
              </table:table-cell>
              <table:table-cell office:value-type="float" office:value="30.2147">
                <text:p>30.2147</text:p>
              </table:table-cell>
              <table:table-cell office:value-type="float" office:value="-73.4237842884047">
                <text:p>-73.4237842884047</text:p>
              </table:table-cell>
              <table:table-cell office:value-type="float" office:value="81.2733">
                <text:p>81.2733</text:p>
              </table:table-cell>
              <table:table-cell office:value-type="float" office:value="-105.212913833243">
                <text:p>-105.212913833243</text:p>
              </table:table-cell>
              <table:table-cell office:value-type="float" office:value="348.991">
                <text:p>348.991</text:p>
              </table:table-cell>
              <table:table-cell office:value-type="float" office:value="-144.912813949368">
                <text:p>-144.912813949368</text:p>
              </table:table-cell>
              <table:table-cell office:value-type="float" office:value="2617.31">
                <text:p>2617.31</text:p>
              </table:table-cell>
              <table:table-cell office:value-type="float" office:value="-160.212790378096">
                <text:p>-160.212790378096</text:p>
              </table:table-cell>
              <table:table-cell office:value-type="float" office:value="8134.89">
                <text:p>8134.89</text:p>
              </table:table-cell>
              <table:table-cell office:value-type="float" office:value="-211.047978251325">
                <text:p>-211.04797825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03">
                <text:p>26.703</text:p>
              </table:table-cell>
              <table:table-cell office:value-type="float" office:value="-52.4740377757243">
                <text:p>-52.4740377757243</text:p>
              </table:table-cell>
              <table:table-cell office:value-type="float" office:value="33.6112">
                <text:p>33.6112</text:p>
              </table:table-cell>
              <table:table-cell office:value-type="float" office:value="-73.6281396589519">
                <text:p>-73.6281396589519</text:p>
              </table:table-cell>
              <table:table-cell office:value-type="float" office:value="98.1449">
                <text:p>98.1449</text:p>
              </table:table-cell>
              <table:table-cell office:value-type="float" office:value="-105.274031634906">
                <text:p>-105.274031634906</text:p>
              </table:table-cell>
              <table:table-cell office:value-type="float" office:value="463.943">
                <text:p>463.943</text:p>
              </table:table-cell>
              <table:table-cell office:value-type="float" office:value="-151.611728835029">
                <text:p>-151.611728835029</text:p>
              </table:table-cell>
              <table:table-cell office:value-type="float" office:value="3706.48">
                <text:p>3706.48</text:p>
              </table:table-cell>
              <table:table-cell office:value-type="float" office:value="-175.670788234402">
                <text:p>-175.670788234402</text:p>
              </table:table-cell>
              <table:table-cell office:value-type="float" office:value="11440.1">
                <text:p>11440.1</text:p>
              </table:table-cell>
              <table:table-cell office:value-type="float" office:value="-213.714434831008">
                <text:p>-213.71443483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591">
                <text:p>30.7591</text:p>
              </table:table-cell>
              <table:table-cell office:value-type="float" office:value="-55.8080452660021">
                <text:p>-55.8080452660021</text:p>
              </table:table-cell>
              <table:table-cell office:value-type="float" office:value="37.4377">
                <text:p>37.4377</text:p>
              </table:table-cell>
              <table:table-cell office:value-type="float" office:value="-73.6214101226256">
                <text:p>-73.6214101226256</text:p>
              </table:table-cell>
              <table:table-cell office:value-type="float" office:value="121.867">
                <text:p>121.867</text:p>
              </table:table-cell>
              <table:table-cell office:value-type="float" office:value="-122.687111653834">
                <text:p>-122.687111653834</text:p>
              </table:table-cell>
              <table:table-cell office:value-type="float" office:value="622.005">
                <text:p>622.005</text:p>
              </table:table-cell>
              <table:table-cell office:value-type="float" office:value="-149.650382346763">
                <text:p>-149.650382346763</text:p>
              </table:table-cell>
              <table:table-cell office:value-type="float" office:value="5194.98">
                <text:p>5194.98</text:p>
              </table:table-cell>
              <table:table-cell office:value-type="float" office:value="-179.787288989149">
                <text:p>-179.787288989149</text:p>
              </table:table-cell>
              <table:table-cell office:value-type="float" office:value="16742.9">
                <text:p>16742.9</text:p>
              </table:table-cell>
              <table:table-cell office:value-type="float" office:value="-220.59050656178">
                <text:p>-220.5905065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2301">
                <text:p>35.2301</text:p>
              </table:table-cell>
              <table:table-cell office:value-type="float" office:value="-54.8275879232284">
                <text:p>-54.8275879232284</text:p>
              </table:table-cell>
              <table:table-cell office:value-type="float" office:value="42.192">
                <text:p>42.192</text:p>
              </table:table-cell>
              <table:table-cell office:value-type="float" office:value="-79.6057927441906">
                <text:p>-79.6057927441906</text:p>
              </table:table-cell>
              <table:table-cell office:value-type="float" office:value="155.386">
                <text:p>155.386</text:p>
              </table:table-cell>
              <table:table-cell office:value-type="float" office:value="-131.972452568302">
                <text:p>-131.972452568302</text:p>
              </table:table-cell>
              <table:table-cell office:value-type="float" office:value="885.723">
                <text:p>885.723</text:p>
              </table:table-cell>
              <table:table-cell office:value-type="float" office:value="-153.795292181658">
                <text:p>-153.795292181658</text:p>
              </table:table-cell>
              <table:table-cell office:value-type="float" office:value="7624.46">
                <text:p>7624.46</text:p>
              </table:table-cell>
              <table:table-cell office:value-type="float" office:value="-180.878714039487">
                <text:p>-180.87871403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0267">
                <text:p>41.0267</text:p>
              </table:table-cell>
              <table:table-cell office:value-type="float" office:value="-55.6419470266363">
                <text:p>-55.6419470266363</text:p>
              </table:table-cell>
              <table:table-cell office:value-type="float" office:value="47.7047">
                <text:p>47.7047</text:p>
              </table:table-cell>
              <table:table-cell office:value-type="float" office:value="-83.6164357378069">
                <text:p>-83.6164357378069</text:p>
              </table:table-cell>
              <table:table-cell office:value-type="float" office:value="198.347">
                <text:p>198.347</text:p>
              </table:table-cell>
              <table:table-cell office:value-type="float" office:value="-143.487541243094">
                <text:p>-143.487541243094</text:p>
              </table:table-cell>
              <table:table-cell office:value-type="float" office:value="1280.48">
                <text:p>1280.48</text:p>
              </table:table-cell>
              <table:table-cell office:value-type="float" office:value="-153.965543975491">
                <text:p>-153.965543975491</text:p>
              </table:table-cell>
              <table:table-cell office:value-type="float" office:value="10986">
                <text:p>10986</text:p>
              </table:table-cell>
              <table:table-cell office:value-type="float" office:value="-186.119410572584">
                <text:p>-186.11941057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4864">
                <text:p>48.4864</text:p>
              </table:table-cell>
              <table:table-cell office:value-type="float" office:value="-62.4157423315026">
                <text:p>-62.4157423315026</text:p>
              </table:table-cell>
              <table:table-cell office:value-type="float" office:value="54.5855">
                <text:p>54.5855</text:p>
              </table:table-cell>
              <table:table-cell office:value-type="float" office:value="-105.996447443429">
                <text:p>-105.996447443429</text:p>
              </table:table-cell>
              <table:table-cell office:value-type="float" office:value="259.295">
                <text:p>259.295</text:p>
              </table:table-cell>
              <table:table-cell office:value-type="float" office:value="-139.981086042764">
                <text:p>-139.981086042764</text:p>
              </table:table-cell>
              <table:table-cell office:value-type="float" office:value="1882.63">
                <text:p>1882.63</text:p>
              </table:table-cell>
              <table:table-cell office:value-type="float" office:value="-168.16528838711">
                <text:p>-168.16528838711</text:p>
              </table:table-cell>
              <table:table-cell office:value-type="float" office:value="16016.5">
                <text:p>16016.5</text:p>
              </table:table-cell>
              <table:table-cell office:value-type="float" office:value="-193.096111925034">
                <text:p>-193.09611192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5503">
                <text:p>58.5503</text:p>
              </table:table-cell>
              <table:table-cell office:value-type="float" office:value="-61.6158298871349">
                <text:p>-61.6158298871349</text:p>
              </table:table-cell>
              <table:table-cell office:value-type="float" office:value="62.7247">
                <text:p>62.7247</text:p>
              </table:table-cell>
              <table:table-cell office:value-type="float" office:value="-106.462869702163">
                <text:p>-106.462869702163</text:p>
              </table:table-cell>
              <table:table-cell office:value-type="float" office:value="336.245">
                <text:p>336.245</text:p>
              </table:table-cell>
              <table:table-cell office:value-type="float" office:value="-135.302219940625">
                <text:p>-135.302219940625</text:p>
              </table:table-cell>
              <table:table-cell office:value-type="float" office:value="2802.01">
                <text:p>2802.01</text:p>
              </table:table-cell>
              <table:table-cell office:value-type="float" office:value="-173.823428955374">
                <text:p>-173.82342895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6094">
                <text:p>71.6094</text:p>
              </table:table-cell>
              <table:table-cell office:value-type="float" office:value="-66.096304586161">
                <text:p>-66.096304586161</text:p>
              </table:table-cell>
              <table:table-cell office:value-type="float" office:value="72.0644">
                <text:p>72.0644</text:p>
              </table:table-cell>
              <table:table-cell office:value-type="float" office:value="-101.933018475352">
                <text:p>-101.933018475352</text:p>
              </table:table-cell>
              <table:table-cell office:value-type="float" office:value="442.815">
                <text:p>442.815</text:p>
              </table:table-cell>
              <table:table-cell office:value-type="float" office:value="-131.878716447801">
                <text:p>-131.878716447801</text:p>
              </table:table-cell>
              <table:table-cell office:value-type="float" office:value="4223.41">
                <text:p>4223.41</text:p>
              </table:table-cell>
              <table:table-cell office:value-type="float" office:value="-171.874131405619">
                <text:p>-171.874131405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4348">
                <text:p>88.4348</text:p>
              </table:table-cell>
              <table:table-cell office:value-type="float" office:value="-65.4494900194702">
                <text:p>-65.4494900194702</text:p>
              </table:table-cell>
              <table:table-cell office:value-type="float" office:value="84.3319">
                <text:p>84.3319</text:p>
              </table:table-cell>
              <table:table-cell office:value-type="float" office:value="-103.459503769213">
                <text:p>-103.459503769213</text:p>
              </table:table-cell>
              <table:table-cell office:value-type="float" office:value="612.141">
                <text:p>612.141</text:p>
              </table:table-cell>
              <table:table-cell office:value-type="float" office:value="-130.968282427848">
                <text:p>-130.968282427848</text:p>
              </table:table-cell>
              <table:table-cell office:value-type="float" office:value="6349.24">
                <text:p>6349.24</text:p>
              </table:table-cell>
              <table:table-cell office:value-type="float" office:value="-189.970432388694">
                <text:p>-189.970432388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.68">
                <text:p>110.68</text:p>
              </table:table-cell>
              <table:table-cell office:value-type="float" office:value="-70.3212657972101">
                <text:p>-70.3212657972101</text:p>
              </table:table-cell>
              <table:table-cell office:value-type="float" office:value="99.3592">
                <text:p>99.3592</text:p>
              </table:table-cell>
              <table:table-cell office:value-type="float" office:value="-105.314743298272">
                <text:p>-105.314743298272</text:p>
              </table:table-cell>
              <table:table-cell office:value-type="float" office:value="849.637">
                <text:p>849.637</text:p>
              </table:table-cell>
              <table:table-cell office:value-type="float" office:value="-137.468606981418">
                <text:p>-137.468606981418</text:p>
              </table:table-cell>
              <table:table-cell office:value-type="float" office:value="10279.6">
                <text:p>10279.6</text:p>
              </table:table-cell>
              <table:table-cell office:value-type="float" office:value="-186.083612641917">
                <text:p>-186.08361264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.859">
                <text:p>137.859</text:p>
              </table:table-cell>
              <table:table-cell office:value-type="float" office:value="-72.8162464010992">
                <text:p>-72.8162464010992</text:p>
              </table:table-cell>
              <table:table-cell office:value-type="float" office:value="116.733">
                <text:p>116.733</text:p>
              </table:table-cell>
              <table:table-cell office:value-type="float" office:value="-106.172927098784">
                <text:p>-106.172927098784</text:p>
              </table:table-cell>
              <table:table-cell office:value-type="float" office:value="1203.95">
                <text:p>1203.95</text:p>
              </table:table-cell>
              <table:table-cell office:value-type="float" office:value="-142.11060026531">
                <text:p>-142.11060026531</text:p>
              </table:table-cell>
              <table:table-cell office:value-type="float" office:value="16260.7">
                <text:p>16260.7</text:p>
              </table:table-cell>
              <table:table-cell office:value-type="float" office:value="-190.913323195733">
                <text:p>-190.913323195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.15">
                <text:p>177.15</text:p>
              </table:table-cell>
              <table:table-cell office:value-type="float" office:value="-77.179827395254">
                <text:p>-77.179827395254</text:p>
              </table:table-cell>
              <table:table-cell office:value-type="float" office:value="139.215">
                <text:p>139.215</text:p>
              </table:table-cell>
              <table:table-cell office:value-type="float" office:value="-147.560487590533">
                <text:p>-147.560487590533</text:p>
              </table:table-cell>
              <table:table-cell office:value-type="float" office:value="1715.17">
                <text:p>1715.17</text:p>
              </table:table-cell>
              <table:table-cell office:value-type="float" office:value="-142.794980460765">
                <text:p>-142.794980460765</text:p>
              </table:table-cell>
              <table:table-cell office:value-type="float" office:value="25744.6">
                <text:p>25744.6</text:p>
              </table:table-cell>
              <table:table-cell office:value-type="float" office:value="-190.623532043817">
                <text:p>-190.62353204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.811">
                <text:p>233.811</text:p>
              </table:table-cell>
              <table:table-cell office:value-type="float" office:value="-78.4364579971188">
                <text:p>-78.4364579971188</text:p>
              </table:table-cell>
              <table:table-cell office:value-type="float" office:value="166.951">
                <text:p>166.951</text:p>
              </table:table-cell>
              <table:table-cell office:value-type="float" office:value="-105.627762225304">
                <text:p>-105.627762225304</text:p>
              </table:table-cell>
              <table:table-cell office:value-type="float" office:value="2460.51">
                <text:p>2460.51</text:p>
              </table:table-cell>
              <table:table-cell office:value-type="float" office:value="-150.012126597444">
                <text:p>-150.012126597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.219">
                <text:p>318.219</text:p>
              </table:table-cell>
              <table:table-cell office:value-type="float" office:value="-79.8690195741319">
                <text:p>-79.8690195741319</text:p>
              </table:table-cell>
              <table:table-cell office:value-type="float" office:value="204.722">
                <text:p>204.722</text:p>
              </table:table-cell>
              <table:table-cell office:value-type="float" office:value="-106.902040625883">
                <text:p>-106.902040625883</text:p>
              </table:table-cell>
              <table:table-cell office:value-type="float" office:value="3596.82">
                <text:p>3596.82</text:p>
              </table:table-cell>
              <table:table-cell office:value-type="float" office:value="-162.819270265709">
                <text:p>-162.81927026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0.624">
                <text:p>450.624</text:p>
              </table:table-cell>
              <table:table-cell office:value-type="float" office:value="-81.3264248061592">
                <text:p>-81.3264248061592</text:p>
              </table:table-cell>
              <table:table-cell office:value-type="float" office:value="254.621">
                <text:p>254.621</text:p>
              </table:table-cell>
              <table:table-cell office:value-type="float" office:value="-107.526881674996">
                <text:p>-107.526881674996</text:p>
              </table:table-cell>
              <table:table-cell office:value-type="float" office:value="5290.39">
                <text:p>5290.39</text:p>
              </table:table-cell>
              <table:table-cell office:value-type="float" office:value="-159.999463710408">
                <text:p>-159.99946371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7.192">
                <text:p>667.192</text:p>
              </table:table-cell>
              <table:table-cell office:value-type="float" office:value="-83.3391580648278">
                <text:p>-83.3391580648278</text:p>
              </table:table-cell>
              <table:table-cell office:value-type="float" office:value="324.836">
                <text:p>324.836</text:p>
              </table:table-cell>
              <table:table-cell office:value-type="float" office:value="-110.579798395581">
                <text:p>-110.579798395581</text:p>
              </table:table-cell>
              <table:table-cell office:value-type="float" office:value="8065.15">
                <text:p>8065.15</text:p>
              </table:table-cell>
              <table:table-cell office:value-type="float" office:value="-167.846867673605">
                <text:p>-167.84686767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3.02">
                <text:p>993.02</text:p>
              </table:table-cell>
              <table:table-cell office:value-type="float" office:value="-85.1026022846306">
                <text:p>-85.1026022846306</text:p>
              </table:table-cell>
              <table:table-cell office:value-type="float" office:value="422.892">
                <text:p>422.892</text:p>
              </table:table-cell>
              <table:table-cell office:value-type="float" office:value="-113.127710037712">
                <text:p>-113.127710037712</text:p>
              </table:table-cell>
              <table:table-cell office:value-type="float" office:value="11967.7">
                <text:p>11967.7</text:p>
              </table:table-cell>
              <table:table-cell office:value-type="float" office:value="-169.174637096731">
                <text:p>-169.17463709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6.64">
                <text:p>1446.64</text:p>
              </table:table-cell>
              <table:table-cell office:value-type="float" office:value="-88.5322207217756">
                <text:p>-88.5322207217756</text:p>
              </table:table-cell>
              <table:table-cell office:value-type="float" office:value="555.662">
                <text:p>555.662</text:p>
              </table:table-cell>
              <table:table-cell office:value-type="float" office:value="-112.573776371762">
                <text:p>-112.573776371762</text:p>
              </table:table-cell>
              <table:table-cell office:value-type="float" office:value="18397.3">
                <text:p>18397.3</text:p>
              </table:table-cell>
              <table:table-cell office:value-type="float" office:value="-152.481642526408">
                <text:p>-152.481642526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5.62">
                <text:p>2095.62</text:p>
              </table:table-cell>
              <table:table-cell office:value-type="float" office:value="-89.8124991654232">
                <text:p>-89.8124991654232</text:p>
              </table:table-cell>
              <table:table-cell office:value-type="float" office:value="710.756">
                <text:p>710.756</text:p>
              </table:table-cell>
              <table:table-cell office:value-type="float" office:value="-112.761688558618">
                <text:p>-112.761688558618</text:p>
              </table:table-cell>
              <table:table-cell office:value-type="float" office:value="26676.7">
                <text:p>26676.7</text:p>
              </table:table-cell>
              <table:table-cell office:value-type="float" office:value="-165.809049043001">
                <text:p>-165.80904904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1.62">
                <text:p>3171.62</text:p>
              </table:table-cell>
              <table:table-cell office:value-type="float" office:value="-92.7148706970756">
                <text:p>-92.7148706970756</text:p>
              </table:table-cell>
              <table:table-cell office:value-type="float" office:value="946.758">
                <text:p>946.758</text:p>
              </table:table-cell>
              <table:table-cell office:value-type="float" office:value="-116.30100640206">
                <text:p>-116.30100640206</text:p>
              </table:table-cell>
              <table:table-cell office:value-type="float" office:value="40548.9">
                <text:p>40548.9</text:p>
              </table:table-cell>
              <table:table-cell office:value-type="float" office:value="-175.835897926019">
                <text:p>-175.835897926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69.85">
                <text:p>4669.85</text:p>
              </table:table-cell>
              <table:table-cell office:value-type="float" office:value="-93.5293138429943">
                <text:p>-93.5293138429943</text:p>
              </table:table-cell>
              <table:table-cell office:value-type="float" office:value="1289.14">
                <text:p>1289.14</text:p>
              </table:table-cell>
              <table:table-cell office:value-type="float" office:value="-132.938394183876">
                <text:p>-132.938394183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78.18">
                <text:p>7178.18</text:p>
              </table:table-cell>
              <table:table-cell office:value-type="float" office:value="-93.6586879872764">
                <text:p>-93.6586879872764</text:p>
              </table:table-cell>
              <table:table-cell office:value-type="float" office:value="1733.94">
                <text:p>1733.94</text:p>
              </table:table-cell>
              <table:table-cell office:value-type="float" office:value="-139.919042677603">
                <text:p>-139.919042677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40.8">
                <text:p>11840.8</text:p>
              </table:table-cell>
              <table:table-cell office:value-type="float" office:value="-94.5701847008685">
                <text:p>-94.5701847008685</text:p>
              </table:table-cell>
              <table:table-cell office:value-type="float" office:value="2320.45">
                <text:p>2320.45</text:p>
              </table:table-cell>
              <table:table-cell office:value-type="float" office:value="-158.228149534517">
                <text:p>-158.22814953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71.5">
                <text:p>20871.5</text:p>
              </table:table-cell>
              <table:table-cell office:value-type="float" office:value="-96.1360827579516">
                <text:p>-96.1360827579516</text:p>
              </table:table-cell>
              <table:table-cell office:value-type="float" office:value="3146.42">
                <text:p>3146.42</text:p>
              </table:table-cell>
              <table:table-cell office:value-type="float" office:value="-155.658567790937">
                <text:p>-155.65856779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24.6">
                <text:p>36424.6</text:p>
              </table:table-cell>
              <table:table-cell office:value-type="float" office:value="-100.72188032081">
                <text:p>-100.72188032081</text:p>
              </table:table-cell>
              <table:table-cell office:value-type="float" office:value="4401.67">
                <text:p>4401.67</text:p>
              </table:table-cell>
              <table:table-cell office:value-type="float" office:value="-144.922236581894">
                <text:p>-144.92223658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885.8">
                <text:p>62885.8</text:p>
              </table:table-cell>
              <table:table-cell office:value-type="float" office:value="-100.884812493769">
                <text:p>-100.884812493769</text:p>
              </table:table-cell>
              <table:table-cell office:value-type="float" office:value="6055.81">
                <text:p>6055.81</text:p>
              </table:table-cell>
              <table:table-cell office:value-type="float" office:value="-154.011410886498">
                <text:p>-154.01141088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8.77">
                <text:p>8618.77</text:p>
              </table:table-cell>
              <table:table-cell office:value-type="float" office:value="-141.511915071686">
                <text:p>-141.51191507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3.2">
                <text:p>12633.2</text:p>
              </table:table-cell>
              <table:table-cell office:value-type="float" office:value="-141.116176189405">
                <text:p>-141.11617618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86.1">
                <text:p>17586.1</text:p>
              </table:table-cell>
              <table:table-cell office:value-type="float" office:value="-141.30031536103">
                <text:p>-141.30031536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25.8">
                <text:p>24825.8</text:p>
              </table:table-cell>
              <table:table-cell office:value-type="float" office:value="-142.745822389946">
                <text:p>-142.74582238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70.3">
                <text:p>34470.3</text:p>
              </table:table-cell>
              <table:table-cell office:value-type="float" office:value="-146.00175551592">
                <text:p>-146.0017555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24.9">
                <text:p>49424.9</text:p>
              </table:table-cell>
              <table:table-cell office:value-type="float" office:value="-154.764422443098">
                <text:p>-154.76442244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-3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60" chart:maximum="0" chart:origin="-300" chart:interval-major="2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0.806cm" style:legend-expansion="high" chart:style-name="ch2"/>
        <chart:plot-area chart:style-name="ch3" table:cell-range-address="'1'.L9:'1'.L52 '1'.B53:'1'.B53 '1'.T9:'1'.T52 '2'.B59:'2'.B59 '2'.T9:'2'.T58 '3'.B47:'3'.B47 '3'.T9:'3'.T46 '4'.B39:'4'.B39 '4'.T9:'4'.T38 '5'.B33:'5'.B33 '5'.T9:'5'.T32 '6'.B30:'6'.B30 '6'.T9:'6'.T29 '7'.B25:'7'.B25 '7'.T9:'7'.T24 '8'.B22:'8'.B22 '8'.T9:'8'.T21 '9'.B19:'9'.B19 '9'.T9:'9'.T18 '10'.B19:'10'.B19 '10'.T9:'10'.T18 '11'.B19:'11'.B19 '11'.T9:'11'.T18 '12'.B14:'12'.B14 '12'.T9:'12'.T13" chart:data-source-has-labels="row" svg:x="1.315cm" svg:y="0.177cm" svg:width="11.908cm" svg:height="7.556cm">
          <chartooo:coordinate-region svg:x="2.077cm" svg:y="0.376cm" svg:width="10.866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57cm" chart:style-name="ch9">
              <text:p>|S21| Error, dB</text:p>
            </chart:title>
            <chart:grid chart:style-name="ch6" chart:class="major"/>
          </chart:axis>
          <chart:series chart:style-name="ch10" chart:values-cell-range-address="'1'.T9:'1'.T52" chart:label-cell-address="'1'.B53:'1'.B53" chart:class="chart:scatter">
            <chart:domain table:cell-range-address="'1'.L9:'1'.L52"/>
            <chart:data-point chart:repeated="44"/>
          </chart:series>
          <chart:series chart:style-name="ch11" chart:values-cell-range-address="'2'.T9:'2'.T58" chart:label-cell-address="'2'.B59:'2'.B59" chart:class="chart:scatter">
            <chart:domain table:cell-range-address="'2'.L9:'2'.L58"/>
            <chart:data-point chart:repeated="50"/>
          </chart:series>
          <chart:series chart:style-name="ch12" chart:values-cell-range-address="'3'.T9:'3'.T46" chart:label-cell-address="'3'.B47:'3'.B47" chart:class="chart:scatter">
            <chart:domain table:cell-range-address="'3'.L9:'3'.L46"/>
            <chart:data-point chart:repeated="38"/>
          </chart:series>
          <chart:series chart:style-name="ch13" chart:values-cell-range-address="'4'.T9:'4'.T38" chart:label-cell-address="'4'.B39:'4'.B39" chart:class="chart:scatter">
            <chart:domain table:cell-range-address="'4'.L9:'4'.L38"/>
            <chart:data-point chart:repeated="30"/>
          </chart:series>
          <chart:series chart:style-name="ch14" chart:values-cell-range-address="'5'.T9:'5'.T32" chart:label-cell-address="'5'.B33:'5'.B33" chart:class="chart:scatter">
            <chart:domain table:cell-range-address="'5'.L9:'5'.L32"/>
            <chart:data-point chart:repeated="24"/>
          </chart:series>
          <chart:series chart:style-name="ch15" chart:values-cell-range-address="'6'.T9:'6'.T29" chart:label-cell-address="'6'.B30:'6'.B30" chart:class="chart:scatter">
            <chart:domain table:cell-range-address="'6'.L9:'6'.L29"/>
            <chart:data-point chart:repeated="21"/>
          </chart:series>
          <chart:series chart:style-name="ch16" chart:values-cell-range-address="'7'.T9:'7'.T24" chart:label-cell-address="'7'.B25:'7'.B25" chart:class="chart:scatter">
            <chart:domain table:cell-range-address="'7'.L9:'7'.L24"/>
            <chart:data-point chart:repeated="16"/>
          </chart:series>
          <chart:series chart:style-name="ch17" chart:values-cell-range-address="'8'.T9:'8'.T21" chart:label-cell-address="'8'.B22:'8'.B22" chart:class="chart:scatter">
            <chart:domain table:cell-range-address="'8'.L9:'8'.L21"/>
            <chart:data-point chart:repeated="13"/>
          </chart:series>
          <chart:series chart:style-name="ch18" chart:values-cell-range-address="'9'.T9:'9'.T18" chart:label-cell-address="'9'.B19:'9'.B19" chart:class="chart:scatter">
            <chart:domain table:cell-range-address="'9'.L9:'9'.L18"/>
            <chart:data-point chart:repeated="10"/>
          </chart:series>
          <chart:series chart:style-name="ch19" chart:values-cell-range-address="'10'.T9:'10'.T18" chart:label-cell-address="'10'.B19:'10'.B19" chart:class="chart:scatter">
            <chart:domain table:cell-range-address="'10'.L9:'10'.L18"/>
            <chart:data-point chart:repeated="10"/>
          </chart:series>
          <chart:series chart:style-name="ch20" chart:values-cell-range-address="'11'.T9:'11'.T18" chart:label-cell-address="'11'.B19:'11'.B19" chart:class="chart:scatter">
            <chart:domain table:cell-range-address="'11'.L9:'11'.L18"/>
            <chart:data-point chart:repeated="10"/>
          </chart:series>
          <chart:series chart:style-name="ch21" chart:values-cell-range-address="'12'.T9:'12'.T13" chart:label-cell-address="'12'.B14:'12'.B14" chart:class="chart:scatter">
            <chart:domain table:cell-range-address="'12'.L9:'12'.L18"/>
            <chart:data-point chart:repeated="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</text:p>
                <draw:g>
                  <svg:desc>'1'.B53:'1'.B5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2</text:p>
                <draw:g>
                  <svg:desc>'2'.B59:'2'.B5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3</text:p>
                <draw:g>
                  <svg:desc>'3'.B47:'3'.B4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4</text:p>
                <draw:g>
                  <svg:desc>'4'.B39:'4'.B3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5</text:p>
                <draw:g>
                  <svg:desc>'5'.B33:'5'.B3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6</text:p>
                <draw:g>
                  <svg:desc>'6'.B30:'6'.B3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</text:p>
                <draw:g>
                  <svg:desc>'7'.B25:'7'.B2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8</text:p>
                <draw:g>
                  <svg:desc>'8'.B22:'8'.B2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9</text:p>
                <draw:g>
                  <svg:desc>'9'.B19:'9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0</text:p>
                <draw:g>
                  <svg:desc>'10'.B19:'10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1</text:p>
                <draw:g>
                  <svg:desc>'11'.B19:'11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2</text:p>
                <draw:g>
                  <svg:desc>'12'.B14:'1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7666">
                <text:p>0.917666</text:p>
                <draw:g>
                  <svg:desc>'1'.L9:'1'.L52</svg:desc>
                </draw:g>
              </table:table-cell>
              <table:table-cell office:value-type="float" office:value="-0.308010447498139">
                <text:p>-0.308010447498139</text:p>
                <draw:g>
                  <svg:desc>'1'.T9:'1'.T52</svg:desc>
                </draw:g>
              </table:table-cell>
              <table:table-cell office:value-type="float" office:value="1.10307">
                <text:p>1.10307</text:p>
                <draw:g>
                  <svg:desc>'2'.L9:'2'.L58</svg:desc>
                </draw:g>
              </table:table-cell>
              <table:table-cell office:value-type="float" office:value="-18.6309835500952">
                <text:p>-18.6309835500952</text:p>
                <draw:g>
                  <svg:desc>'2'.T9:'2'.T58</svg:desc>
                </draw:g>
              </table:table-cell>
              <table:table-cell office:value-type="float" office:value="1.24656">
                <text:p>1.24656</text:p>
                <draw:g>
                  <svg:desc>'3'.L9:'3'.L46</svg:desc>
                </draw:g>
              </table:table-cell>
              <table:table-cell office:value-type="float" office:value="-29.849355079214">
                <text:p>-29.849355079214</text:p>
                <draw:g>
                  <svg:desc>'3'.T9:'3'.T46</svg:desc>
                </draw:g>
              </table:table-cell>
              <table:table-cell office:value-type="float" office:value="1.56572">
                <text:p>1.56572</text:p>
                <draw:g>
                  <svg:desc>'4'.L9:'4'.L38</svg:desc>
                </draw:g>
              </table:table-cell>
              <table:table-cell office:value-type="float" office:value="-67.195692369802">
                <text:p>-67.195692369802</text:p>
                <draw:g>
                  <svg:desc>'4'.T9:'4'.T38</svg:desc>
                </draw:g>
              </table:table-cell>
              <table:table-cell office:value-type="float" office:value="2.64268">
                <text:p>2.64268</text:p>
                <draw:g>
                  <svg:desc>'5'.L9:'5'.L32</svg:desc>
                </draw:g>
              </table:table-cell>
              <table:table-cell office:value-type="float" office:value="-102.220733715302">
                <text:p>-102.220733715302</text:p>
                <draw:g>
                  <svg:desc>'5'.T9:'5'.T32</svg:desc>
                </draw:g>
              </table:table-cell>
              <table:table-cell office:value-type="float" office:value="5.45264">
                <text:p>5.45264</text:p>
                <draw:g>
                  <svg:desc>'6'.L9:'6'.L29</svg:desc>
                </draw:g>
              </table:table-cell>
              <table:table-cell office:value-type="float" office:value="-115.210388400102">
                <text:p>-115.210388400102</text:p>
                <draw:g>
                  <svg:desc>'6'.T9:'6'.T29</svg:desc>
                </draw:g>
              </table:table-cell>
              <table:table-cell office:value-type="float" office:value="12.8911">
                <text:p>12.8911</text:p>
                <draw:g>
                  <svg:desc>'7'.L9:'7'.L24</svg:desc>
                </draw:g>
              </table:table-cell>
              <table:table-cell office:value-type="float" office:value="-144.903929979302">
                <text:p>-144.903929979302</text:p>
                <draw:g>
                  <svg:desc>'7'.T9:'7'.T24</svg:desc>
                </draw:g>
              </table:table-cell>
              <table:table-cell office:value-type="float" office:value="32.3104">
                <text:p>32.3104</text:p>
                <draw:g>
                  <svg:desc>'8'.L9:'8'.L21</svg:desc>
                </draw:g>
              </table:table-cell>
              <table:table-cell office:value-type="float" office:value="-159.764595989107">
                <text:p>-159.764595989107</text:p>
                <draw:g>
                  <svg:desc>'8'.T9:'8'.T21</svg:desc>
                </draw:g>
              </table:table-cell>
              <table:table-cell office:value-type="float" office:value="98.7386">
                <text:p>98.7386</text:p>
                <draw:g>
                  <svg:desc>'9'.L9:'9'.L18</svg:desc>
                </draw:g>
              </table:table-cell>
              <table:table-cell office:value-type="float" office:value="-187.237306505966">
                <text:p>-187.237306505966</text:p>
                <draw:g>
                  <svg:desc>'9'.T9:'9'.T18</svg:desc>
                </draw:g>
              </table:table-cell>
              <table:table-cell office:value-type="float" office:value="296.655">
                <text:p>296.655</text:p>
                <draw:g>
                  <svg:desc>'10'.L9:'10'.L18</svg:desc>
                </draw:g>
              </table:table-cell>
              <table:table-cell office:value-type="float" office:value="-201.299095390514">
                <text:p>-201.299095390514</text:p>
                <draw:g>
                  <svg:desc>'10'.T9:'10'.T18</svg:desc>
                </draw:g>
              </table:table-cell>
              <table:table-cell office:value-type="float" office:value="963.23">
                <text:p>963.23</text:p>
                <draw:g>
                  <svg:desc>'11'.L9:'11'.L18</svg:desc>
                </draw:g>
              </table:table-cell>
              <table:table-cell office:value-type="float" office:value="-237.61596254766">
                <text:p>-237.61596254766</text:p>
                <draw:g>
                  <svg:desc>'11'.T9:'11'.T18</svg:desc>
                </draw:g>
              </table:table-cell>
              <table:table-cell office:value-type="float" office:value="1753.36">
                <text:p>1753.36</text:p>
                <draw:g>
                  <svg:desc>'12'.L9:'12'.L18</svg:desc>
                </draw:g>
              </table:table-cell>
              <table:table-cell office:value-type="float" office:value="-212.879458347922">
                <text:p>-212.879458347922</text:p>
                <draw:g>
                  <svg:desc>'12'.T9:'12'.T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0087">
                <text:p>1.80087</text:p>
              </table:table-cell>
              <table:table-cell office:value-type="float" office:value="-1.2984421901465">
                <text:p>-1.2984421901465</text:p>
              </table:table-cell>
              <table:table-cell office:value-type="float" office:value="2.06412">
                <text:p>2.06412</text:p>
              </table:table-cell>
              <table:table-cell office:value-type="float" office:value="-31.7165224878035">
                <text:p>-31.7165224878035</text:p>
              </table:table-cell>
              <table:table-cell office:value-type="float" office:value="2.41258">
                <text:p>2.41258</text:p>
              </table:table-cell>
              <table:table-cell office:value-type="float" office:value="-40.5370090550227">
                <text:p>-40.5370090550227</text:p>
              </table:table-cell>
              <table:table-cell office:value-type="float" office:value="4.0357">
                <text:p>4.0357</text:p>
              </table:table-cell>
              <table:table-cell office:value-type="float" office:value="-89.5040812486947">
                <text:p>-89.5040812486947</text:p>
              </table:table-cell>
              <table:table-cell office:value-type="float" office:value="8.72515">
                <text:p>8.72515</text:p>
              </table:table-cell>
              <table:table-cell office:value-type="float" office:value="-104.443690125374">
                <text:p>-104.443690125374</text:p>
              </table:table-cell>
              <table:table-cell office:value-type="float" office:value="21.7073">
                <text:p>21.7073</text:p>
              </table:table-cell>
              <table:table-cell office:value-type="float" office:value="-131.409040942445">
                <text:p>-131.409040942445</text:p>
              </table:table-cell>
              <table:table-cell office:value-type="float" office:value="58.6941">
                <text:p>58.6941</text:p>
              </table:table-cell>
              <table:table-cell office:value-type="float" office:value="-146.411671257459">
                <text:p>-146.411671257459</text:p>
              </table:table-cell>
              <table:table-cell office:value-type="float" office:value="161.228">
                <text:p>161.228</text:p>
              </table:table-cell>
              <table:table-cell office:value-type="float" office:value="-164.615872531114">
                <text:p>-164.615872531114</text:p>
              </table:table-cell>
              <table:table-cell office:value-type="float" office:value="500.687">
                <text:p>500.687</text:p>
              </table:table-cell>
              <table:table-cell office:value-type="float" office:value="-193.958527490855">
                <text:p>-193.958527490855</text:p>
              </table:table-cell>
              <table:table-cell office:value-type="float" office:value="1498.47">
                <text:p>1498.47</text:p>
              </table:table-cell>
              <table:table-cell office:value-type="float" office:value="-220.045344393248">
                <text:p>-220.045344393248</text:p>
              </table:table-cell>
              <table:table-cell office:value-type="float" office:value="4556.71">
                <text:p>4556.71</text:p>
              </table:table-cell>
              <table:table-cell office:value-type="float" office:value="-224.339674210559">
                <text:p>-224.339674210559</text:p>
              </table:table-cell>
              <table:table-cell office:value-type="float" office:value="8626.3">
                <text:p>8626.3</text:p>
              </table:table-cell>
              <table:table-cell office:value-type="float" office:value="-201.94770336374">
                <text:p>-201.94770336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3">
                <text:p>2.6923</text:p>
              </table:table-cell>
              <table:table-cell office:value-type="float" office:value="-18.8660645369112">
                <text:p>-18.8660645369112</text:p>
              </table:table-cell>
              <table:table-cell office:value-type="float" office:value="3.07683">
                <text:p>3.07683</text:p>
              </table:table-cell>
              <table:table-cell office:value-type="float" office:value="-60.7777996098968">
                <text:p>-60.7777996098968</text:p>
              </table:table-cell>
              <table:table-cell office:value-type="float" office:value="3.74222">
                <text:p>3.74222</text:p>
              </table:table-cell>
              <table:table-cell office:value-type="float" office:value="-66.1867683893591">
                <text:p>-66.1867683893591</text:p>
              </table:table-cell>
              <table:table-cell office:value-type="float" office:value="7.35739">
                <text:p>7.35739</text:p>
              </table:table-cell>
              <table:table-cell office:value-type="float" office:value="-95.33446727623">
                <text:p>-95.33446727623</text:p>
              </table:table-cell>
              <table:table-cell office:value-type="float" office:value="17.8085">
                <text:p>17.8085</text:p>
              </table:table-cell>
              <table:table-cell office:value-type="float" office:value="-107.551271668713">
                <text:p>-107.551271668713</text:p>
              </table:table-cell>
              <table:table-cell office:value-type="float" office:value="43.9245">
                <text:p>43.9245</text:p>
              </table:table-cell>
              <table:table-cell office:value-type="float" office:value="-137.872494725437">
                <text:p>-137.872494725437</text:p>
              </table:table-cell>
              <table:table-cell office:value-type="float" office:value="114.759">
                <text:p>114.759</text:p>
              </table:table-cell>
              <table:table-cell office:value-type="float" office:value="-154.63878321529">
                <text:p>-154.63878321529</text:p>
              </table:table-cell>
              <table:table-cell office:value-type="float" office:value="729.553">
                <text:p>729.553</text:p>
              </table:table-cell>
              <table:table-cell office:value-type="float" office:value="-178.822900852682">
                <text:p>-178.822900852682</text:p>
              </table:table-cell>
              <table:table-cell office:value-type="float" office:value="1059.64">
                <text:p>1059.64</text:p>
              </table:table-cell>
              <table:table-cell office:value-type="float" office:value="-201.566826443145">
                <text:p>-201.566826443145</text:p>
              </table:table-cell>
              <table:table-cell office:value-type="float" office:value="3057.97">
                <text:p>3057.97</text:p>
              </table:table-cell>
              <table:table-cell office:value-type="float" office:value="-231.660833550143">
                <text:p>-231.660833550143</text:p>
              </table:table-cell>
              <table:table-cell office:value-type="float" office:value="9444.82">
                <text:p>9444.82</text:p>
              </table:table-cell>
              <table:table-cell office:value-type="float" office:value="-222.538724614165">
                <text:p>-222.538724614165</text:p>
              </table:table-cell>
              <table:table-cell office:value-type="float" office:value="31928.5">
                <text:p>31928.5</text:p>
              </table:table-cell>
              <table:table-cell office:value-type="float" office:value="-221.932126402603">
                <text:p>-221.932126402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8231">
                <text:p>3.58231</text:p>
              </table:table-cell>
              <table:table-cell office:value-type="float" office:value="-18.8326914900396">
                <text:p>-18.8326914900396</text:p>
              </table:table-cell>
              <table:table-cell office:value-type="float" office:value="4.14041">
                <text:p>4.14041</text:p>
              </table:table-cell>
              <table:table-cell office:value-type="float" office:value="-49.4235262367953">
                <text:p>-49.4235262367953</text:p>
              </table:table-cell>
              <table:table-cell office:value-type="float" office:value="5.31654">
                <text:p>5.31654</text:p>
              </table:table-cell>
              <table:table-cell office:value-type="float" office:value="-71.4662180477721">
                <text:p>-71.4662180477721</text:p>
              </table:table-cell>
              <table:table-cell office:value-type="float" office:value="11.2706">
                <text:p>11.2706</text:p>
              </table:table-cell>
              <table:table-cell office:value-type="float" office:value="-95.0364726228584">
                <text:p>-95.0364726228584</text:p>
              </table:table-cell>
              <table:table-cell office:value-type="float" office:value="32.2027">
                <text:p>32.2027</text:p>
              </table:table-cell>
              <table:table-cell office:value-type="float" office:value="-107.668679327523">
                <text:p>-107.668679327523</text:p>
              </table:table-cell>
              <table:table-cell office:value-type="float" office:value="88.9462">
                <text:p>88.9462</text:p>
              </table:table-cell>
              <table:table-cell office:value-type="float" office:value="-137.873060723117">
                <text:p>-137.873060723117</text:p>
              </table:table-cell>
              <table:table-cell office:value-type="float" office:value="317.078">
                <text:p>317.078</text:p>
              </table:table-cell>
              <table:table-cell office:value-type="float" office:value="-163.545481319995">
                <text:p>-163.545481319995</text:p>
              </table:table-cell>
              <table:table-cell office:value-type="float" office:value="1309.12">
                <text:p>1309.12</text:p>
              </table:table-cell>
              <table:table-cell office:value-type="float" office:value="-201.463440294162">
                <text:p>-201.463440294162</text:p>
              </table:table-cell>
              <table:table-cell office:value-type="float" office:value="2644.7">
                <text:p>2644.7</text:p>
              </table:table-cell>
              <table:table-cell office:value-type="float" office:value="-212.988681846817">
                <text:p>-212.988681846817</text:p>
              </table:table-cell>
              <table:table-cell office:value-type="float" office:value="5332.59">
                <text:p>5332.59</text:p>
              </table:table-cell>
              <table:table-cell office:value-type="float" office:value="-238.007197206552">
                <text:p>-238.007197206552</text:p>
              </table:table-cell>
              <table:table-cell office:value-type="float" office:value="15229.8">
                <text:p>15229.8</text:p>
              </table:table-cell>
              <table:table-cell office:value-type="float" office:value="-222.458750348419">
                <text:p>-222.458750348419</text:p>
              </table:table-cell>
              <table:table-cell office:value-type="float" office:value="56668.5">
                <text:p>56668.5</text:p>
              </table:table-cell>
              <table:table-cell office:value-type="float" office:value="-206.02117781031">
                <text:p>-206.02117781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1121">
                <text:p>4.51121</text:p>
              </table:table-cell>
              <table:table-cell office:value-type="float" office:value="-26.0439834514665">
                <text:p>-26.0439834514665</text:p>
              </table:table-cell>
              <table:table-cell office:value-type="float" office:value="5.25116">
                <text:p>5.25116</text:p>
              </table:table-cell>
              <table:table-cell office:value-type="float" office:value="-56.252182868684">
                <text:p>-56.252182868684</text:p>
              </table:table-cell>
              <table:table-cell office:value-type="float" office:value="7.02106">
                <text:p>7.02106</text:p>
              </table:table-cell>
              <table:table-cell office:value-type="float" office:value="-82.3806338747275">
                <text:p>-82.3806338747275</text:p>
              </table:table-cell>
              <table:table-cell office:value-type="float" office:value="15.0807">
                <text:p>15.0807</text:p>
              </table:table-cell>
              <table:table-cell office:value-type="float" office:value="-139.371392400034">
                <text:p>-139.371392400034</text:p>
              </table:table-cell>
              <table:table-cell office:value-type="float" office:value="47.1497">
                <text:p>47.1497</text:p>
              </table:table-cell>
              <table:table-cell office:value-type="float" office:value="-120.248348339536">
                <text:p>-120.248348339536</text:p>
              </table:table-cell>
              <table:table-cell office:value-type="float" office:value="161.99">
                <text:p>161.99</text:p>
              </table:table-cell>
              <table:table-cell office:value-type="float" office:value="-157.144929560158">
                <text:p>-157.144929560158</text:p>
              </table:table-cell>
              <table:table-cell office:value-type="float" office:value="517.195">
                <text:p>517.195</text:p>
              </table:table-cell>
              <table:table-cell office:value-type="float" office:value="-163.54376214318">
                <text:p>-163.54376214318</text:p>
              </table:table-cell>
              <table:table-cell office:value-type="float" office:value="1888.28">
                <text:p>1888.28</text:p>
              </table:table-cell>
              <table:table-cell office:value-type="float" office:value="-201.448000938393">
                <text:p>-201.448000938393</text:p>
              </table:table-cell>
              <table:table-cell office:value-type="float" office:value="4274.72">
                <text:p>4274.72</text:p>
              </table:table-cell>
              <table:table-cell office:value-type="float" office:value="-216.0819472681">
                <text:p>-216.0819472681</text:p>
              </table:table-cell>
              <table:table-cell office:value-type="float" office:value="7896.17">
                <text:p>7896.17</text:p>
              </table:table-cell>
              <table:table-cell office:value-type="float" office:value="-253.158491598589">
                <text:p>-253.158491598589</text:p>
              </table:table-cell>
              <table:table-cell office:value-type="float" office:value="24638.6">
                <text:p>24638.6</text:p>
              </table:table-cell>
              <table:table-cell office:value-type="float" office:value="-224.657066585008">
                <text:p>-224.657066585008</text:p>
              </table:table-cell>
              <table:table-cell office:value-type="float" office:value="89871.7">
                <text:p>89871.7</text:p>
              </table:table-cell>
              <table:table-cell office:value-type="float" office:value="-229.856424128289">
                <text:p>-229.856424128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556">
                <text:p>5.44556</text:p>
              </table:table-cell>
              <table:table-cell office:value-type="float" office:value="-21.4786525634105">
                <text:p>-21.4786525634105</text:p>
              </table:table-cell>
              <table:table-cell office:value-type="float" office:value="6.38754">
                <text:p>6.38754</text:p>
              </table:table-cell>
              <table:table-cell office:value-type="float" office:value="-64.706676479957">
                <text:p>-64.706676479957</text:p>
              </table:table-cell>
              <table:table-cell office:value-type="float" office:value="8.85232">
                <text:p>8.85232</text:p>
              </table:table-cell>
              <table:table-cell office:value-type="float" office:value="-77.2830506795739">
                <text:p>-77.2830506795739</text:p>
              </table:table-cell>
              <table:table-cell office:value-type="float" office:value="19.2349">
                <text:p>19.2349</text:p>
              </table:table-cell>
              <table:table-cell office:value-type="float" office:value="-131.906832874139">
                <text:p>-131.906832874139</text:p>
              </table:table-cell>
              <table:table-cell office:value-type="float" office:value="69.8219">
                <text:p>69.8219</text:p>
              </table:table-cell>
              <table:table-cell office:value-type="float" office:value="-120.250625832156">
                <text:p>-120.250625832156</text:p>
              </table:table-cell>
              <table:table-cell office:value-type="float" office:value="239.778">
                <text:p>239.778</text:p>
              </table:table-cell>
              <table:table-cell office:value-type="float" office:value="-157.145570171489">
                <text:p>-157.145570171489</text:p>
              </table:table-cell>
              <table:table-cell office:value-type="float" office:value="737.193">
                <text:p>737.193</text:p>
              </table:table-cell>
              <table:table-cell office:value-type="float" office:value="-163.543871195074">
                <text:p>-163.543871195074</text:p>
              </table:table-cell>
              <table:table-cell office:value-type="float" office:value="2504.54">
                <text:p>2504.54</text:p>
              </table:table-cell>
              <table:table-cell office:value-type="float" office:value="-201.457461984975">
                <text:p>-201.457461984975</text:p>
              </table:table-cell>
              <table:table-cell office:value-type="float" office:value="6409.39">
                <text:p>6409.39</text:p>
              </table:table-cell>
              <table:table-cell office:value-type="float" office:value="-217.154846001831">
                <text:p>-217.154846001831</text:p>
              </table:table-cell>
              <table:table-cell office:value-type="float" office:value="11719.6">
                <text:p>11719.6</text:p>
              </table:table-cell>
              <table:table-cell office:value-type="float" office:value="-262.34002663911">
                <text:p>-262.34002663911</text:p>
              </table:table-cell>
              <table:table-cell office:value-type="float" office:value="36297.6">
                <text:p>36297.6</text:p>
              </table:table-cell>
              <table:table-cell office:value-type="float" office:value="-225.326247263394">
                <text:p>-225.32624726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988">
                <text:p>6.39988</text:p>
              </table:table-cell>
              <table:table-cell office:value-type="float" office:value="-22.9440343736626">
                <text:p>-22.9440343736626</text:p>
              </table:table-cell>
              <table:table-cell office:value-type="float" office:value="7.56788">
                <text:p>7.56788</text:p>
              </table:table-cell>
              <table:table-cell office:value-type="float" office:value="-61.7071417568137">
                <text:p>-61.7071417568137</text:p>
              </table:table-cell>
              <table:table-cell office:value-type="float" office:value="10.9236">
                <text:p>10.9236</text:p>
              </table:table-cell>
              <table:table-cell office:value-type="float" office:value="-77.3070759686826">
                <text:p>-77.3070759686826</text:p>
              </table:table-cell>
              <table:table-cell office:value-type="float" office:value="23.5039">
                <text:p>23.5039</text:p>
              </table:table-cell>
              <table:table-cell office:value-type="float" office:value="-133.386557182851">
                <text:p>-133.386557182851</text:p>
              </table:table-cell>
              <table:table-cell office:value-type="float" office:value="92.7629">
                <text:p>92.7629</text:p>
              </table:table-cell>
              <table:table-cell office:value-type="float" office:value="-120.258069592832">
                <text:p>-120.258069592832</text:p>
              </table:table-cell>
              <table:table-cell office:value-type="float" office:value="318.635">
                <text:p>318.635</text:p>
              </table:table-cell>
              <table:table-cell office:value-type="float" office:value="-159.994293494874">
                <text:p>-159.994293494874</text:p>
              </table:table-cell>
              <table:table-cell office:value-type="float" office:value="1015.6">
                <text:p>1015.6</text:p>
              </table:table-cell>
              <table:table-cell office:value-type="float" office:value="-168.95683905033">
                <text:p>-168.95683905033</text:p>
              </table:table-cell>
              <table:table-cell office:value-type="float" office:value="3525.35">
                <text:p>3525.35</text:p>
              </table:table-cell>
              <table:table-cell office:value-type="float" office:value="-202.970693476454">
                <text:p>-202.970693476454</text:p>
              </table:table-cell>
              <table:table-cell office:value-type="float" office:value="9587.74">
                <text:p>9587.74</text:p>
              </table:table-cell>
              <table:table-cell office:value-type="float" office:value="-217.007517719834">
                <text:p>-217.007517719834</text:p>
              </table:table-cell>
              <table:table-cell office:value-type="float" office:value="16827">
                <text:p>16827</text:p>
              </table:table-cell>
              <table:table-cell office:value-type="float" office:value="-259.231893435193">
                <text:p>-259.231893435193</text:p>
              </table:table-cell>
              <table:table-cell office:value-type="float" office:value="48973.6">
                <text:p>48973.6</text:p>
              </table:table-cell>
              <table:table-cell office:value-type="float" office:value="-222.106233265987">
                <text:p>-222.106233265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6051">
                <text:p>7.36051</text:p>
              </table:table-cell>
              <table:table-cell office:value-type="float" office:value="-22.1120283611745">
                <text:p>-22.1120283611745</text:p>
              </table:table-cell>
              <table:table-cell office:value-type="float" office:value="8.78889">
                <text:p>8.78889</text:p>
              </table:table-cell>
              <table:table-cell office:value-type="float" office:value="-68.4102091301006">
                <text:p>-68.4102091301006</text:p>
              </table:table-cell>
              <table:table-cell office:value-type="float" office:value="13.5554">
                <text:p>13.5554</text:p>
              </table:table-cell>
              <table:table-cell office:value-type="float" office:value="-77.4524314175793">
                <text:p>-77.4524314175793</text:p>
              </table:table-cell>
              <table:table-cell office:value-type="float" office:value="29.8978">
                <text:p>29.8978</text:p>
              </table:table-cell>
              <table:table-cell office:value-type="float" office:value="-138.78196839197">
                <text:p>-138.78196839197</text:p>
              </table:table-cell>
              <table:table-cell office:value-type="float" office:value="117.987">
                <text:p>117.987</text:p>
              </table:table-cell>
              <table:table-cell office:value-type="float" office:value="-123.453299024844">
                <text:p>-123.453299024844</text:p>
              </table:table-cell>
              <table:table-cell office:value-type="float" office:value="418.98">
                <text:p>418.98</text:p>
              </table:table-cell>
              <table:table-cell office:value-type="float" office:value="-165.535465324068">
                <text:p>-165.535465324068</text:p>
              </table:table-cell>
              <table:table-cell office:value-type="float" office:value="1374.16">
                <text:p>1374.16</text:p>
              </table:table-cell>
              <table:table-cell office:value-type="float" office:value="-171.743241879754">
                <text:p>-171.743241879754</text:p>
              </table:table-cell>
              <table:table-cell office:value-type="float" office:value="4847.68">
                <text:p>4847.68</text:p>
              </table:table-cell>
              <table:table-cell office:value-type="float" office:value="-211.990584671392">
                <text:p>-211.990584671392</text:p>
              </table:table-cell>
              <table:table-cell office:value-type="float" office:value="13426.2">
                <text:p>13426.2</text:p>
              </table:table-cell>
              <table:table-cell office:value-type="float" office:value="-218.411987778615">
                <text:p>-218.411987778615</text:p>
              </table:table-cell>
              <table:table-cell office:value-type="float" office:value="24343.4">
                <text:p>24343.4</text:p>
              </table:table-cell>
              <table:table-cell office:value-type="float" office:value="-245.649838245106">
                <text:p>-245.649838245106</text:p>
              </table:table-cell>
              <table:table-cell office:value-type="float" office:value="62773.9">
                <text:p>62773.9</text:p>
              </table:table-cell>
              <table:table-cell office:value-type="float" office:value="-221.634806912134">
                <text:p>-221.63480691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6645">
                <text:p>8.36645</text:p>
              </table:table-cell>
              <table:table-cell office:value-type="float" office:value="-22.4019068094499">
                <text:p>-22.4019068094499</text:p>
              </table:table-cell>
              <table:table-cell office:value-type="float" office:value="10.0399">
                <text:p>10.0399</text:p>
              </table:table-cell>
              <table:table-cell office:value-type="float" office:value="-67.7811616096064">
                <text:p>-67.7811616096064</text:p>
              </table:table-cell>
              <table:table-cell office:value-type="float" office:value="16.1068">
                <text:p>16.1068</text:p>
              </table:table-cell>
              <table:table-cell office:value-type="float" office:value="-76.6984070456445">
                <text:p>-76.6984070456445</text:p>
              </table:table-cell>
              <table:table-cell office:value-type="float" office:value="36.5721">
                <text:p>36.5721</text:p>
              </table:table-cell>
              <table:table-cell office:value-type="float" office:value="-156.307157486361">
                <text:p>-156.307157486361</text:p>
              </table:table-cell>
              <table:table-cell office:value-type="float" office:value="146.005">
                <text:p>146.005</text:p>
              </table:table-cell>
              <table:table-cell office:value-type="float" office:value="-123.523225357367">
                <text:p>-123.523225357367</text:p>
              </table:table-cell>
              <table:table-cell office:value-type="float" office:value="530.672">
                <text:p>530.672</text:p>
              </table:table-cell>
              <table:table-cell office:value-type="float" office:value="-173.688648939922">
                <text:p>-173.688648939922</text:p>
              </table:table-cell>
              <table:table-cell office:value-type="float" office:value="1823.33">
                <text:p>1823.33</text:p>
              </table:table-cell>
              <table:table-cell office:value-type="float" office:value="-176.112036999369">
                <text:p>-176.112036999369</text:p>
              </table:table-cell>
              <table:table-cell office:value-type="float" office:value="6708.89">
                <text:p>6708.89</text:p>
              </table:table-cell>
              <table:table-cell office:value-type="float" office:value="-214.999412716763">
                <text:p>-214.999412716763</text:p>
              </table:table-cell>
              <table:table-cell office:value-type="float" office:value="19267.8">
                <text:p>19267.8</text:p>
              </table:table-cell>
              <table:table-cell office:value-type="float" office:value="-224.225206913273">
                <text:p>-224.225206913273</text:p>
              </table:table-cell>
              <table:table-cell office:value-type="float" office:value="35785.9">
                <text:p>35785.9</text:p>
              </table:table-cell>
              <table:table-cell office:value-type="float" office:value="-239.891898637252">
                <text:p>-239.891898637252</text:p>
              </table:table-cell>
              <table:table-cell office:value-type="float" office:value="83797.6">
                <text:p>83797.6</text:p>
              </table:table-cell>
              <table:table-cell office:value-type="float" office:value="-217.850615162866">
                <text:p>-217.85061516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0512">
                <text:p>9.40512</text:p>
              </table:table-cell>
              <table:table-cell office:value-type="float" office:value="-27.2289004072801">
                <text:p>-27.2289004072801</text:p>
              </table:table-cell>
              <table:table-cell office:value-type="float" office:value="11.3221">
                <text:p>11.3221</text:p>
              </table:table-cell>
              <table:table-cell office:value-type="float" office:value="-64.6430280141366">
                <text:p>-64.6430280141366</text:p>
              </table:table-cell>
              <table:table-cell office:value-type="float" office:value="18.7621">
                <text:p>18.7621</text:p>
              </table:table-cell>
              <table:table-cell office:value-type="float" office:value="-77.177732543297">
                <text:p>-77.177732543297</text:p>
              </table:table-cell>
              <table:table-cell office:value-type="float" office:value="45.2792">
                <text:p>45.2792</text:p>
              </table:table-cell>
              <table:table-cell office:value-type="float" office:value="-121.498696950494">
                <text:p>-121.498696950494</text:p>
              </table:table-cell>
              <table:table-cell office:value-type="float" office:value="185.096">
                <text:p>185.096</text:p>
              </table:table-cell>
              <table:table-cell office:value-type="float" office:value="-127.670384628278">
                <text:p>-127.670384628278</text:p>
              </table:table-cell>
              <table:table-cell office:value-type="float" office:value="660.87">
                <text:p>660.87</text:p>
              </table:table-cell>
              <table:table-cell office:value-type="float" office:value="-173.685712269741">
                <text:p>-173.685712269741</text:p>
              </table:table-cell>
              <table:table-cell office:value-type="float" office:value="2467.94">
                <text:p>2467.94</text:p>
              </table:table-cell>
              <table:table-cell office:value-type="float" office:value="-181.71892309094">
                <text:p>-181.71892309094</text:p>
              </table:table-cell>
              <table:table-cell office:value-type="float" office:value="9479.41">
                <text:p>9479.41</text:p>
              </table:table-cell>
              <table:table-cell office:value-type="float" office:value="-214.724131671611">
                <text:p>-214.724131671611</text:p>
              </table:table-cell>
              <table:table-cell office:value-type="float" office:value="27366.6">
                <text:p>27366.6</text:p>
              </table:table-cell>
              <table:table-cell office:value-type="float" office:value="-223.503906467147">
                <text:p>-223.503906467147</text:p>
              </table:table-cell>
              <table:table-cell office:value-type="float" office:value="48958.5">
                <text:p>48958.5</text:p>
              </table:table-cell>
              <table:table-cell office:value-type="float" office:value="-236.389142376285">
                <text:p>-236.389142376285</text:p>
              </table:table-cell>
              <table:table-cell office:value-type="float" office:value="108985">
                <text:p>108985</text:p>
              </table:table-cell>
              <table:table-cell office:value-type="float" office:value="-227.632273423917">
                <text:p>-227.63227342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531">
                <text:p>10.4531</text:p>
              </table:table-cell>
              <table:table-cell office:value-type="float" office:value="-29.2192529682941">
                <text:p>-29.2192529682941</text:p>
              </table:table-cell>
              <table:table-cell office:value-type="float" office:value="12.663">
                <text:p>12.663</text:p>
              </table:table-cell>
              <table:table-cell office:value-type="float" office:value="-63.6524581208779">
                <text:p>-63.6524581208779</text:p>
              </table:table-cell>
              <table:table-cell office:value-type="float" office:value="22.1041">
                <text:p>22.1041</text:p>
              </table:table-cell>
              <table:table-cell office:value-type="float" office:value="-77.3594774103079">
                <text:p>-77.3594774103079</text:p>
              </table:table-cell>
              <table:table-cell office:value-type="float" office:value="55.3644">
                <text:p>55.3644</text:p>
              </table:table-cell>
              <table:table-cell office:value-type="float" office:value="-123.584351446193">
                <text:p>-123.584351446193</text:p>
              </table:table-cell>
              <table:table-cell office:value-type="float" office:value="254.149">
                <text:p>254.149</text:p>
              </table:table-cell>
              <table:table-cell office:value-type="float" office:value="-127.844830020538">
                <text:p>-127.844830020538</text:p>
              </table:table-cell>
              <table:table-cell office:value-type="float" office:value="842.112">
                <text:p>842.112</text:p>
              </table:table-cell>
              <table:table-cell office:value-type="float" office:value="-169.72256092633">
                <text:p>-169.72256092633</text:p>
              </table:table-cell>
              <table:table-cell office:value-type="float" office:value="3338.55">
                <text:p>3338.55</text:p>
              </table:table-cell>
              <table:table-cell office:value-type="float" office:value="-202.537381352796">
                <text:p>-202.537381352796</text:p>
              </table:table-cell>
              <table:table-cell office:value-type="float" office:value="12640.4">
                <text:p>12640.4</text:p>
              </table:table-cell>
              <table:table-cell office:value-type="float" office:value="-224.384608743786">
                <text:p>-224.38460874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681">
                <text:p>11.5681</text:p>
              </table:table-cell>
              <table:table-cell office:value-type="float" office:value="-32.0417252956015">
                <text:p>-32.0417252956015</text:p>
              </table:table-cell>
              <table:table-cell office:value-type="float" office:value="14.0637">
                <text:p>14.0637</text:p>
              </table:table-cell>
              <table:table-cell office:value-type="float" office:value="-62.2610468658183">
                <text:p>-62.2610468658183</text:p>
              </table:table-cell>
              <table:table-cell office:value-type="float" office:value="25.9714">
                <text:p>25.9714</text:p>
              </table:table-cell>
              <table:table-cell office:value-type="float" office:value="-77.4020032144661">
                <text:p>-77.4020032144661</text:p>
              </table:table-cell>
              <table:table-cell office:value-type="float" office:value="66.825">
                <text:p>66.825</text:p>
              </table:table-cell>
              <table:table-cell office:value-type="float" office:value="-126.527883681383">
                <text:p>-126.527883681383</text:p>
              </table:table-cell>
              <table:table-cell office:value-type="float" office:value="344.809">
                <text:p>344.809</text:p>
              </table:table-cell>
              <table:table-cell office:value-type="float" office:value="-127.944138901107">
                <text:p>-127.944138901107</text:p>
              </table:table-cell>
              <table:table-cell office:value-type="float" office:value="1082.46">
                <text:p>1082.46</text:p>
              </table:table-cell>
              <table:table-cell office:value-type="float" office:value="-170.260092871454">
                <text:p>-170.260092871454</text:p>
              </table:table-cell>
              <table:table-cell office:value-type="float" office:value="4411.09">
                <text:p>4411.09</text:p>
              </table:table-cell>
              <table:table-cell office:value-type="float" office:value="-205.723480634557">
                <text:p>-205.723480634557</text:p>
              </table:table-cell>
              <table:table-cell office:value-type="float" office:value="16634.4">
                <text:p>16634.4</text:p>
              </table:table-cell>
              <table:table-cell office:value-type="float" office:value="-224.172820415075">
                <text:p>-224.17282041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3">
                <text:p>12.73</text:p>
              </table:table-cell>
              <table:table-cell office:value-type="float" office:value="-29.2176470069403">
                <text:p>-29.2176470069403</text:p>
              </table:table-cell>
              <table:table-cell office:value-type="float" office:value="15.7742">
                <text:p>15.7742</text:p>
              </table:table-cell>
              <table:table-cell office:value-type="float" office:value="-64.5353962020456">
                <text:p>-64.5353962020456</text:p>
              </table:table-cell>
              <table:table-cell office:value-type="float" office:value="30.3466">
                <text:p>30.3466</text:p>
              </table:table-cell>
              <table:table-cell office:value-type="float" office:value="-83.2875725198464">
                <text:p>-83.2875725198464</text:p>
              </table:table-cell>
              <table:table-cell office:value-type="float" office:value="79.7167">
                <text:p>79.7167</text:p>
              </table:table-cell>
              <table:table-cell office:value-type="float" office:value="-139.551046208487">
                <text:p>-139.551046208487</text:p>
              </table:table-cell>
              <table:table-cell office:value-type="float" office:value="467.952">
                <text:p>467.952</text:p>
              </table:table-cell>
              <table:table-cell office:value-type="float" office:value="-128.800179283945">
                <text:p>-128.800179283945</text:p>
              </table:table-cell>
              <table:table-cell office:value-type="float" office:value="1461.26">
                <text:p>1461.26</text:p>
              </table:table-cell>
              <table:table-cell office:value-type="float" office:value="-170.626983795252">
                <text:p>-170.626983795252</text:p>
              </table:table-cell>
              <table:table-cell office:value-type="float" office:value="5932.75">
                <text:p>5932.75</text:p>
              </table:table-cell>
              <table:table-cell office:value-type="float" office:value="-205.883479825467">
                <text:p>-205.883479825467</text:p>
              </table:table-cell>
              <table:table-cell office:value-type="float" office:value="22338.5">
                <text:p>22338.5</text:p>
              </table:table-cell>
              <table:table-cell office:value-type="float" office:value="-249.982716028247">
                <text:p>-249.98271602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9844">
                <text:p>13.9844</text:p>
              </table:table-cell>
              <table:table-cell office:value-type="float" office:value="-33.3427858137453">
                <text:p>-33.3427858137453</text:p>
              </table:table-cell>
              <table:table-cell office:value-type="float" office:value="17.6122">
                <text:p>17.6122</text:p>
              </table:table-cell>
              <table:table-cell office:value-type="float" office:value="-65.9882152836693">
                <text:p>-65.9882152836693</text:p>
              </table:table-cell>
              <table:table-cell office:value-type="float" office:value="35.3843">
                <text:p>35.3843</text:p>
              </table:table-cell>
              <table:table-cell office:value-type="float" office:value="-105.184584559725">
                <text:p>-105.184584559725</text:p>
              </table:table-cell>
              <table:table-cell office:value-type="float" office:value="95.0302">
                <text:p>95.0302</text:p>
              </table:table-cell>
              <table:table-cell office:value-type="float" office:value="-139.847370335354">
                <text:p>-139.847370335354</text:p>
              </table:table-cell>
              <table:table-cell office:value-type="float" office:value="611.931">
                <text:p>611.931</text:p>
              </table:table-cell>
              <table:table-cell office:value-type="float" office:value="-133.692194925004">
                <text:p>-133.692194925004</text:p>
              </table:table-cell>
              <table:table-cell office:value-type="float" office:value="1883.37">
                <text:p>1883.37</text:p>
              </table:table-cell>
              <table:table-cell office:value-type="float" office:value="-185.208011050905">
                <text:p>-185.208011050905</text:p>
              </table:table-cell>
              <table:table-cell office:value-type="float" office:value="8339.66">
                <text:p>8339.66</text:p>
              </table:table-cell>
              <table:table-cell office:value-type="float" office:value="-211.314644662378">
                <text:p>-211.31464466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392">
                <text:p>15.3392</text:p>
              </table:table-cell>
              <table:table-cell office:value-type="float" office:value="-37.4310199058786">
                <text:p>-37.4310199058786</text:p>
              </table:table-cell>
              <table:table-cell office:value-type="float" office:value="19.7201">
                <text:p>19.7201</text:p>
              </table:table-cell>
              <table:table-cell office:value-type="float" office:value="-67.8722573022493">
                <text:p>-67.8722573022493</text:p>
              </table:table-cell>
              <table:table-cell office:value-type="float" office:value="41.3163">
                <text:p>41.3163</text:p>
              </table:table-cell>
              <table:table-cell office:value-type="float" office:value="-103.207404295222">
                <text:p>-103.207404295222</text:p>
              </table:table-cell>
              <table:table-cell office:value-type="float" office:value="120.034">
                <text:p>120.034</text:p>
              </table:table-cell>
              <table:table-cell office:value-type="float" office:value="-140.208357082292">
                <text:p>-140.208357082292</text:p>
              </table:table-cell>
              <table:table-cell office:value-type="float" office:value="763.016">
                <text:p>763.016</text:p>
              </table:table-cell>
              <table:table-cell office:value-type="float" office:value="-145.571598429646">
                <text:p>-145.571598429646</text:p>
              </table:table-cell>
              <table:table-cell office:value-type="float" office:value="2507.86">
                <text:p>2507.86</text:p>
              </table:table-cell>
              <table:table-cell office:value-type="float" office:value="-184.00628308619">
                <text:p>-184.00628308619</text:p>
              </table:table-cell>
              <table:table-cell office:value-type="float" office:value="10992">
                <text:p>10992</text:p>
              </table:table-cell>
              <table:table-cell office:value-type="float" office:value="-213.84809119093">
                <text:p>-213.8480911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495">
                <text:p>16.8495</text:p>
              </table:table-cell>
              <table:table-cell office:value-type="float" office:value="-43.4558109003554">
                <text:p>-43.4558109003554</text:p>
              </table:table-cell>
              <table:table-cell office:value-type="float" office:value="21.7845">
                <text:p>21.7845</text:p>
              </table:table-cell>
              <table:table-cell office:value-type="float" office:value="-83.1189448474332">
                <text:p>-83.1189448474332</text:p>
              </table:table-cell>
              <table:table-cell office:value-type="float" office:value="47.7285">
                <text:p>47.7285</text:p>
              </table:table-cell>
              <table:table-cell office:value-type="float" office:value="-104.442798616804">
                <text:p>-104.442798616804</text:p>
              </table:table-cell>
              <table:table-cell office:value-type="float" office:value="156.662">
                <text:p>156.662</text:p>
              </table:table-cell>
              <table:table-cell office:value-type="float" office:value="-137.492526468263">
                <text:p>-137.492526468263</text:p>
              </table:table-cell>
              <table:table-cell office:value-type="float" office:value="973.544">
                <text:p>973.544</text:p>
              </table:table-cell>
              <table:table-cell office:value-type="float" office:value="-159.139087689958">
                <text:p>-159.139087689958</text:p>
              </table:table-cell>
              <table:table-cell office:value-type="float" office:value="3289.97">
                <text:p>3289.97</text:p>
              </table:table-cell>
              <table:table-cell office:value-type="float" office:value="-202.656888358578">
                <text:p>-202.656888358578</text:p>
              </table:table-cell>
              <table:table-cell office:value-type="float" office:value="14914.9">
                <text:p>14914.9</text:p>
              </table:table-cell>
              <table:table-cell office:value-type="float" office:value="-233.291994082734">
                <text:p>-233.29199408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68">
                <text:p>18.68</text:p>
              </table:table-cell>
              <table:table-cell office:value-type="float" office:value="-46.674236752223">
                <text:p>-46.674236752223</text:p>
              </table:table-cell>
              <table:table-cell office:value-type="float" office:value="24.1944">
                <text:p>24.1944</text:p>
              </table:table-cell>
              <table:table-cell office:value-type="float" office:value="-74.2190949820477">
                <text:p>-74.2190949820477</text:p>
              </table:table-cell>
              <table:table-cell office:value-type="float" office:value="55.9876">
                <text:p>55.9876</text:p>
              </table:table-cell>
              <table:table-cell office:value-type="float" office:value="-107.777986450669">
                <text:p>-107.777986450669</text:p>
              </table:table-cell>
              <table:table-cell office:value-type="float" office:value="203.632">
                <text:p>203.632</text:p>
              </table:table-cell>
              <table:table-cell office:value-type="float" office:value="-150.087420778138">
                <text:p>-150.087420778138</text:p>
              </table:table-cell>
              <table:table-cell office:value-type="float" office:value="1307.63">
                <text:p>1307.63</text:p>
              </table:table-cell>
              <table:table-cell office:value-type="float" office:value="-161.640137834963">
                <text:p>-161.640137834963</text:p>
              </table:table-cell>
              <table:table-cell office:value-type="float" office:value="4454.7">
                <text:p>4454.7</text:p>
              </table:table-cell>
              <table:table-cell office:value-type="float" office:value="-201.675620486154">
                <text:p>-201.67562048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6256">
                <text:p>20.6256</text:p>
              </table:table-cell>
              <table:table-cell office:value-type="float" office:value="-50.1761009302045">
                <text:p>-50.1761009302045</text:p>
              </table:table-cell>
              <table:table-cell office:value-type="float" office:value="26.9754">
                <text:p>26.9754</text:p>
              </table:table-cell>
              <table:table-cell office:value-type="float" office:value="-73.5805019674477">
                <text:p>-73.5805019674477</text:p>
              </table:table-cell>
              <table:table-cell office:value-type="float" office:value="66.5642">
                <text:p>66.5642</text:p>
              </table:table-cell>
              <table:table-cell office:value-type="float" office:value="-107.624587024287">
                <text:p>-107.624587024287</text:p>
              </table:table-cell>
              <table:table-cell office:value-type="float" office:value="268.497">
                <text:p>268.497</text:p>
              </table:table-cell>
              <table:table-cell office:value-type="float" office:value="-151.964825013811">
                <text:p>-151.964825013811</text:p>
              </table:table-cell>
              <table:table-cell office:value-type="float" office:value="1846.52">
                <text:p>1846.52</text:p>
              </table:table-cell>
              <table:table-cell office:value-type="float" office:value="-163.035294655775">
                <text:p>-163.035294655775</text:p>
              </table:table-cell>
              <table:table-cell office:value-type="float" office:value="6096.94">
                <text:p>6096.94</text:p>
              </table:table-cell>
              <table:table-cell office:value-type="float" office:value="-215.928889592832">
                <text:p>-215.92888959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4582">
                <text:p>23.4582</text:p>
              </table:table-cell>
              <table:table-cell office:value-type="float" office:value="-47.1323693891283">
                <text:p>-47.1323693891283</text:p>
              </table:table-cell>
              <table:table-cell office:value-type="float" office:value="30.2147">
                <text:p>30.2147</text:p>
              </table:table-cell>
              <table:table-cell office:value-type="float" office:value="-108.990182471233">
                <text:p>-108.990182471233</text:p>
              </table:table-cell>
              <table:table-cell office:value-type="float" office:value="81.2733">
                <text:p>81.2733</text:p>
              </table:table-cell>
              <table:table-cell office:value-type="float" office:value="-115.382472375233">
                <text:p>-115.382472375233</text:p>
              </table:table-cell>
              <table:table-cell office:value-type="float" office:value="348.991">
                <text:p>348.991</text:p>
              </table:table-cell>
              <table:table-cell office:value-type="float" office:value="-150.835412267515">
                <text:p>-150.835412267515</text:p>
              </table:table-cell>
              <table:table-cell office:value-type="float" office:value="2617.31">
                <text:p>2617.31</text:p>
              </table:table-cell>
              <table:table-cell office:value-type="float" office:value="-166.205280860332">
                <text:p>-166.205280860332</text:p>
              </table:table-cell>
              <table:table-cell office:value-type="float" office:value="8134.89">
                <text:p>8134.89</text:p>
              </table:table-cell>
              <table:table-cell office:value-type="float" office:value="-217.069644789727">
                <text:p>-217.06964478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03">
                <text:p>26.703</text:p>
              </table:table-cell>
              <table:table-cell office:value-type="float" office:value="-48.7293291549854">
                <text:p>-48.7293291549854</text:p>
              </table:table-cell>
              <table:table-cell office:value-type="float" office:value="33.6112">
                <text:p>33.6112</text:p>
              </table:table-cell>
              <table:table-cell office:value-type="float" office:value="-90.2498274167741">
                <text:p>-90.2498274167741</text:p>
              </table:table-cell>
              <table:table-cell office:value-type="float" office:value="98.1449">
                <text:p>98.1449</text:p>
              </table:table-cell>
              <table:table-cell office:value-type="float" office:value="-115.66517139119">
                <text:p>-115.66517139119</text:p>
              </table:table-cell>
              <table:table-cell office:value-type="float" office:value="463.943">
                <text:p>463.943</text:p>
              </table:table-cell>
              <table:table-cell office:value-type="float" office:value="-157.499333757185">
                <text:p>-157.499333757185</text:p>
              </table:table-cell>
              <table:table-cell office:value-type="float" office:value="3706.48">
                <text:p>3706.48</text:p>
              </table:table-cell>
              <table:table-cell office:value-type="float" office:value="-181.649039544236">
                <text:p>-181.649039544236</text:p>
              </table:table-cell>
              <table:table-cell office:value-type="float" office:value="11440.1">
                <text:p>11440.1</text:p>
              </table:table-cell>
              <table:table-cell office:value-type="float" office:value="-219.735408894175">
                <text:p>-219.73540889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591">
                <text:p>30.7591</text:p>
              </table:table-cell>
              <table:table-cell office:value-type="float" office:value="-51.3197317581675">
                <text:p>-51.3197317581675</text:p>
              </table:table-cell>
              <table:table-cell office:value-type="float" office:value="37.4377">
                <text:p>37.4377</text:p>
              </table:table-cell>
              <table:table-cell office:value-type="float" office:value="-91.6716961283339">
                <text:p>-91.6716961283339</text:p>
              </table:table-cell>
              <table:table-cell office:value-type="float" office:value="121.867">
                <text:p>121.867</text:p>
              </table:table-cell>
              <table:table-cell office:value-type="float" office:value="-131.505066660866">
                <text:p>-131.505066660866</text:p>
              </table:table-cell>
              <table:table-cell office:value-type="float" office:value="622.005">
                <text:p>622.005</text:p>
              </table:table-cell>
              <table:table-cell office:value-type="float" office:value="-155.646675828925">
                <text:p>-155.646675828925</text:p>
              </table:table-cell>
              <table:table-cell office:value-type="float" office:value="5194.98">
                <text:p>5194.98</text:p>
              </table:table-cell>
              <table:table-cell office:value-type="float" office:value="-185.785567010354">
                <text:p>-185.785567010354</text:p>
              </table:table-cell>
              <table:table-cell office:value-type="float" office:value="16742.9">
                <text:p>16742.9</text:p>
              </table:table-cell>
              <table:table-cell office:value-type="float" office:value="-226.611519351572">
                <text:p>-226.61151935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2301">
                <text:p>35.2301</text:p>
              </table:table-cell>
              <table:table-cell office:value-type="float" office:value="-50.7650584188006">
                <text:p>-50.7650584188006</text:p>
              </table:table-cell>
              <table:table-cell office:value-type="float" office:value="42.192">
                <text:p>42.192</text:p>
              </table:table-cell>
              <table:table-cell office:value-type="float" office:value="-91.2694807966734">
                <text:p>-91.2694807966734</text:p>
              </table:table-cell>
              <table:table-cell office:value-type="float" office:value="155.386">
                <text:p>155.386</text:p>
              </table:table-cell>
              <table:table-cell office:value-type="float" office:value="-130.018550291875">
                <text:p>-130.018550291875</text:p>
              </table:table-cell>
              <table:table-cell office:value-type="float" office:value="885.723">
                <text:p>885.723</text:p>
              </table:table-cell>
              <table:table-cell office:value-type="float" office:value="-159.812763289222">
                <text:p>-159.812763289222</text:p>
              </table:table-cell>
              <table:table-cell office:value-type="float" office:value="7624.46">
                <text:p>7624.46</text:p>
              </table:table-cell>
              <table:table-cell office:value-type="float" office:value="-186.885694908547">
                <text:p>-186.88569490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0267">
                <text:p>41.0267</text:p>
              </table:table-cell>
              <table:table-cell office:value-type="float" office:value="-50.3674138907089">
                <text:p>-50.3674138907089</text:p>
              </table:table-cell>
              <table:table-cell office:value-type="float" office:value="47.7047">
                <text:p>47.7047</text:p>
              </table:table-cell>
              <table:table-cell office:value-type="float" office:value="-95.7022088195642">
                <text:p>-95.7022088195642</text:p>
              </table:table-cell>
              <table:table-cell office:value-type="float" office:value="198.347">
                <text:p>198.347</text:p>
              </table:table-cell>
              <table:table-cell office:value-type="float" office:value="-135.396835322506">
                <text:p>-135.396835322506</text:p>
              </table:table-cell>
              <table:table-cell office:value-type="float" office:value="1280.48">
                <text:p>1280.48</text:p>
              </table:table-cell>
              <table:table-cell office:value-type="float" office:value="-159.983821852561">
                <text:p>-159.983821852561</text:p>
              </table:table-cell>
              <table:table-cell office:value-type="float" office:value="10986">
                <text:p>10986</text:p>
              </table:table-cell>
              <table:table-cell office:value-type="float" office:value="-192.134996630638">
                <text:p>-192.134996630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4864">
                <text:p>48.4864</text:p>
              </table:table-cell>
              <table:table-cell office:value-type="float" office:value="-53.4725366511409">
                <text:p>-53.4725366511409</text:p>
              </table:table-cell>
              <table:table-cell office:value-type="float" office:value="54.5855">
                <text:p>54.5855</text:p>
              </table:table-cell>
              <table:table-cell office:value-type="float" office:value="-105.609069965902">
                <text:p>-105.609069965902</text:p>
              </table:table-cell>
              <table:table-cell office:value-type="float" office:value="259.295">
                <text:p>259.295</text:p>
              </table:table-cell>
              <table:table-cell office:value-type="float" office:value="-144.137803760376">
                <text:p>-144.137803760376</text:p>
              </table:table-cell>
              <table:table-cell office:value-type="float" office:value="1882.63">
                <text:p>1882.63</text:p>
              </table:table-cell>
              <table:table-cell office:value-type="float" office:value="-174.187120574524">
                <text:p>-174.187120574524</text:p>
              </table:table-cell>
              <table:table-cell office:value-type="float" office:value="16016.5">
                <text:p>16016.5</text:p>
              </table:table-cell>
              <table:table-cell office:value-type="float" office:value="-199.113876921976">
                <text:p>-199.11387692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5503">
                <text:p>58.5503</text:p>
              </table:table-cell>
              <table:table-cell office:value-type="float" office:value="-55.5755998314655">
                <text:p>-55.5755998314655</text:p>
              </table:table-cell>
              <table:table-cell office:value-type="float" office:value="62.7247">
                <text:p>62.7247</text:p>
              </table:table-cell>
              <table:table-cell office:value-type="float" office:value="-112.181220769961">
                <text:p>-112.181220769961</text:p>
              </table:table-cell>
              <table:table-cell office:value-type="float" office:value="336.245">
                <text:p>336.245</text:p>
              </table:table-cell>
              <table:table-cell office:value-type="float" office:value="-157.898578126591">
                <text:p>-157.898578126591</text:p>
              </table:table-cell>
              <table:table-cell office:value-type="float" office:value="2802.01">
                <text:p>2802.01</text:p>
              </table:table-cell>
              <table:table-cell office:value-type="float" office:value="-179.867085991002">
                <text:p>-179.86708599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6094">
                <text:p>71.6094</text:p>
              </table:table-cell>
              <table:table-cell office:value-type="float" office:value="-60.2890735425782">
                <text:p>-60.2890735425782</text:p>
              </table:table-cell>
              <table:table-cell office:value-type="float" office:value="72.0644">
                <text:p>72.0644</text:p>
              </table:table-cell>
              <table:table-cell office:value-type="float" office:value="-132.284536949034">
                <text:p>-132.284536949034</text:p>
              </table:table-cell>
              <table:table-cell office:value-type="float" office:value="442.815">
                <text:p>442.815</text:p>
              </table:table-cell>
              <table:table-cell office:value-type="float" office:value="-140.48780317669">
                <text:p>-140.48780317669</text:p>
              </table:table-cell>
              <table:table-cell office:value-type="float" office:value="4223.41">
                <text:p>4223.41</text:p>
              </table:table-cell>
              <table:table-cell office:value-type="float" office:value="-177.916453400327">
                <text:p>-177.916453400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4348">
                <text:p>88.4348</text:p>
              </table:table-cell>
              <table:table-cell office:value-type="float" office:value="-62.2446429946721">
                <text:p>-62.2446429946721</text:p>
              </table:table-cell>
              <table:table-cell office:value-type="float" office:value="84.3319">
                <text:p>84.3319</text:p>
              </table:table-cell>
              <table:table-cell office:value-type="float" office:value="-112.772121966163">
                <text:p>-112.772121966163</text:p>
              </table:table-cell>
              <table:table-cell office:value-type="float" office:value="612.141">
                <text:p>612.141</text:p>
              </table:table-cell>
              <table:table-cell office:value-type="float" office:value="-137.883376748">
                <text:p>-137.883376748</text:p>
              </table:table-cell>
              <table:table-cell office:value-type="float" office:value="6349.24">
                <text:p>6349.24</text:p>
              </table:table-cell>
              <table:table-cell office:value-type="float" office:value="-195.984813474352">
                <text:p>-195.98481347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.68">
                <text:p>110.68</text:p>
              </table:table-cell>
              <table:table-cell office:value-type="float" office:value="-65.5375600472676">
                <text:p>-65.5375600472676</text:p>
              </table:table-cell>
              <table:table-cell office:value-type="float" office:value="99.3592">
                <text:p>99.3592</text:p>
              </table:table-cell>
              <table:table-cell office:value-type="float" office:value="-111.855933080903">
                <text:p>-111.855933080903</text:p>
              </table:table-cell>
              <table:table-cell office:value-type="float" office:value="849.637">
                <text:p>849.637</text:p>
              </table:table-cell>
              <table:table-cell office:value-type="float" office:value="-144.980389569464">
                <text:p>-144.980389569464</text:p>
              </table:table-cell>
              <table:table-cell office:value-type="float" office:value="10279.6">
                <text:p>10279.6</text:p>
              </table:table-cell>
              <table:table-cell office:value-type="float" office:value="-192.10408822345">
                <text:p>-192.1040882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.859">
                <text:p>137.859</text:p>
              </table:table-cell>
              <table:table-cell office:value-type="float" office:value="-67.3177592593325">
                <text:p>-67.3177592593325</text:p>
              </table:table-cell>
              <table:table-cell office:value-type="float" office:value="116.733">
                <text:p>116.733</text:p>
              </table:table-cell>
              <table:table-cell office:value-type="float" office:value="-112.562333866229">
                <text:p>-112.562333866229</text:p>
              </table:table-cell>
              <table:table-cell office:value-type="float" office:value="1203.95">
                <text:p>1203.95</text:p>
              </table:table-cell>
              <table:table-cell office:value-type="float" office:value="-149.921638657856">
                <text:p>-149.921638657856</text:p>
              </table:table-cell>
              <table:table-cell office:value-type="float" office:value="16260.7">
                <text:p>16260.7</text:p>
              </table:table-cell>
              <table:table-cell office:value-type="float" office:value="-196.933669043563">
                <text:p>-196.93366904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.15">
                <text:p>177.15</text:p>
              </table:table-cell>
              <table:table-cell office:value-type="float" office:value="-69.530356074919">
                <text:p>-69.530356074919</text:p>
              </table:table-cell>
              <table:table-cell office:value-type="float" office:value="139.215">
                <text:p>139.215</text:p>
              </table:table-cell>
              <table:table-cell office:value-type="float" office:value="-155.093022955027">
                <text:p>-155.093022955027</text:p>
              </table:table-cell>
              <table:table-cell office:value-type="float" office:value="1715.17">
                <text:p>1715.17</text:p>
              </table:table-cell>
              <table:table-cell office:value-type="float" office:value="-150.608157765072">
                <text:p>-150.608157765072</text:p>
              </table:table-cell>
              <table:table-cell office:value-type="float" office:value="25744.6">
                <text:p>25744.6</text:p>
              </table:table-cell>
              <table:table-cell office:value-type="float" office:value="-196.643250641642">
                <text:p>-196.64325064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.811">
                <text:p>233.811</text:p>
              </table:table-cell>
              <table:table-cell office:value-type="float" office:value="-70.5846159186311">
                <text:p>-70.5846159186311</text:p>
              </table:table-cell>
              <table:table-cell office:value-type="float" office:value="166.951">
                <text:p>166.951</text:p>
              </table:table-cell>
              <table:table-cell office:value-type="float" office:value="-111.82193233403">
                <text:p>-111.82193233403</text:p>
              </table:table-cell>
              <table:table-cell office:value-type="float" office:value="2460.51">
                <text:p>2460.51</text:p>
              </table:table-cell>
              <table:table-cell office:value-type="float" office:value="-158.035363642874">
                <text:p>-158.03536364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.219">
                <text:p>318.219</text:p>
              </table:table-cell>
              <table:table-cell office:value-type="float" office:value="-71.6460170591111">
                <text:p>-71.6460170591111</text:p>
              </table:table-cell>
              <table:table-cell office:value-type="float" office:value="204.722">
                <text:p>204.722</text:p>
              </table:table-cell>
              <table:table-cell office:value-type="float" office:value="-112.982205861874">
                <text:p>-112.982205861874</text:p>
              </table:table-cell>
              <table:table-cell office:value-type="float" office:value="3596.82">
                <text:p>3596.82</text:p>
              </table:table-cell>
              <table:table-cell office:value-type="float" office:value="-176.482149324337">
                <text:p>-176.48214932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0.624">
                <text:p>450.624</text:p>
              </table:table-cell>
              <table:table-cell office:value-type="float" office:value="-73.7731504755667">
                <text:p>-73.7731504755667</text:p>
              </table:table-cell>
              <table:table-cell office:value-type="float" office:value="254.621">
                <text:p>254.621</text:p>
              </table:table-cell>
              <table:table-cell office:value-type="float" office:value="-113.597946209412">
                <text:p>-113.597946209412</text:p>
              </table:table-cell>
              <table:table-cell office:value-type="float" office:value="5290.39">
                <text:p>5290.39</text:p>
              </table:table-cell>
              <table:table-cell office:value-type="float" office:value="-170.057225707735">
                <text:p>-170.057225707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7.192">
                <text:p>667.192</text:p>
              </table:table-cell>
              <table:table-cell office:value-type="float" office:value="-76.746979040088">
                <text:p>-76.746979040088</text:p>
              </table:table-cell>
              <table:table-cell office:value-type="float" office:value="324.836">
                <text:p>324.836</text:p>
              </table:table-cell>
              <table:table-cell office:value-type="float" office:value="-116.710057946363">
                <text:p>-116.710057946363</text:p>
              </table:table-cell>
              <table:table-cell office:value-type="float" office:value="8065.15">
                <text:p>8065.15</text:p>
              </table:table-cell>
              <table:table-cell office:value-type="float" office:value="-169.714682211963">
                <text:p>-169.71468221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3.02">
                <text:p>993.02</text:p>
              </table:table-cell>
              <table:table-cell office:value-type="float" office:value="-78.6016254994829">
                <text:p>-78.6016254994829</text:p>
              </table:table-cell>
              <table:table-cell office:value-type="float" office:value="422.892">
                <text:p>422.892</text:p>
              </table:table-cell>
              <table:table-cell office:value-type="float" office:value="-119.209565497114">
                <text:p>-119.209565497114</text:p>
              </table:table-cell>
              <table:table-cell office:value-type="float" office:value="11967.7">
                <text:p>11967.7</text:p>
              </table:table-cell>
              <table:table-cell office:value-type="float" office:value="-170.693389205116">
                <text:p>-170.69338920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6.64">
                <text:p>1446.64</text:p>
              </table:table-cell>
              <table:table-cell office:value-type="float" office:value="-79.3860831862511">
                <text:p>-79.3860831862511</text:p>
              </table:table-cell>
              <table:table-cell office:value-type="float" office:value="555.662">
                <text:p>555.662</text:p>
              </table:table-cell>
              <table:table-cell office:value-type="float" office:value="-118.670216525966">
                <text:p>-118.670216525966</text:p>
              </table:table-cell>
              <table:table-cell office:value-type="float" office:value="18397.3">
                <text:p>18397.3</text:p>
              </table:table-cell>
              <table:table-cell office:value-type="float" office:value="-158.851629278798">
                <text:p>-158.85162927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5.62">
                <text:p>2095.62</text:p>
              </table:table-cell>
              <table:table-cell office:value-type="float" office:value="-80.7221641198906">
                <text:p>-80.7221641198906</text:p>
              </table:table-cell>
              <table:table-cell office:value-type="float" office:value="710.756">
                <text:p>710.756</text:p>
              </table:table-cell>
              <table:table-cell office:value-type="float" office:value="-119.178736515408">
                <text:p>-119.178736515408</text:p>
              </table:table-cell>
              <table:table-cell office:value-type="float" office:value="26676.7">
                <text:p>26676.7</text:p>
              </table:table-cell>
              <table:table-cell office:value-type="float" office:value="-172.630424944633">
                <text:p>-172.63042494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1.62">
                <text:p>3171.62</text:p>
              </table:table-cell>
              <table:table-cell office:value-type="float" office:value="-83.5845626810042">
                <text:p>-83.5845626810042</text:p>
              </table:table-cell>
              <table:table-cell office:value-type="float" office:value="946.758">
                <text:p>946.758</text:p>
              </table:table-cell>
              <table:table-cell office:value-type="float" office:value="-123.41203332875">
                <text:p>-123.41203332875</text:p>
              </table:table-cell>
              <table:table-cell office:value-type="float" office:value="40548.9">
                <text:p>40548.9</text:p>
              </table:table-cell>
              <table:table-cell office:value-type="float" office:value="-180.681195929125">
                <text:p>-180.68119592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69.85">
                <text:p>4669.85</text:p>
              </table:table-cell>
              <table:table-cell office:value-type="float" office:value="-84.9536729027832">
                <text:p>-84.9536729027832</text:p>
              </table:table-cell>
              <table:table-cell office:value-type="float" office:value="1289.14">
                <text:p>1289.14</text:p>
              </table:table-cell>
              <table:table-cell office:value-type="float" office:value="-149.804450947672">
                <text:p>-149.80445094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78.18">
                <text:p>7178.18</text:p>
              </table:table-cell>
              <table:table-cell office:value-type="float" office:value="-85.9418138557049">
                <text:p>-85.9418138557049</text:p>
              </table:table-cell>
              <table:table-cell office:value-type="float" office:value="1733.94">
                <text:p>1733.94</text:p>
              </table:table-cell>
              <table:table-cell office:value-type="float" office:value="-148.450538436446">
                <text:p>-148.45053843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40.8">
                <text:p>11840.8</text:p>
              </table:table-cell>
              <table:table-cell office:value-type="float" office:value="-87.6077771821332">
                <text:p>-87.6077771821332</text:p>
              </table:table-cell>
              <table:table-cell office:value-type="float" office:value="2320.45">
                <text:p>2320.45</text:p>
              </table:table-cell>
              <table:table-cell office:value-type="float" office:value="-146.287404940665">
                <text:p>-146.287404940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71.5">
                <text:p>20871.5</text:p>
              </table:table-cell>
              <table:table-cell office:value-type="float" office:value="-88.550757944096">
                <text:p>-88.550757944096</text:p>
              </table:table-cell>
              <table:table-cell office:value-type="float" office:value="3146.42">
                <text:p>3146.42</text:p>
              </table:table-cell>
              <table:table-cell office:value-type="float" office:value="-148.151176740278">
                <text:p>-148.151176740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24.6">
                <text:p>36424.6</text:p>
              </table:table-cell>
              <table:table-cell office:value-type="float" office:value="-90.6491884669679">
                <text:p>-90.6491884669679</text:p>
              </table:table-cell>
              <table:table-cell office:value-type="float" office:value="4401.67">
                <text:p>4401.67</text:p>
              </table:table-cell>
              <table:table-cell office:value-type="float" office:value="-169.646313402659">
                <text:p>-169.64631340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885.8">
                <text:p>62885.8</text:p>
              </table:table-cell>
              <table:table-cell office:value-type="float" office:value="-91.9527774798983">
                <text:p>-91.9527774798983</text:p>
              </table:table-cell>
              <table:table-cell office:value-type="float" office:value="6055.81">
                <text:p>6055.81</text:p>
              </table:table-cell>
              <table:table-cell office:value-type="float" office:value="-163.779284596984">
                <text:p>-163.77928459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8.77">
                <text:p>8618.77</text:p>
              </table:table-cell>
              <table:table-cell office:value-type="float" office:value="-151.285324328382">
                <text:p>-151.285324328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3.2">
                <text:p>12633.2</text:p>
              </table:table-cell>
              <table:table-cell office:value-type="float" office:value="-150.782931454744">
                <text:p>-150.782931454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86.1">
                <text:p>17586.1</text:p>
              </table:table-cell>
              <table:table-cell office:value-type="float" office:value="-150.961207889138">
                <text:p>-150.961207889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25.8">
                <text:p>24825.8</text:p>
              </table:table-cell>
              <table:table-cell office:value-type="float" office:value="-154.544022284007">
                <text:p>-154.54402228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70.3">
                <text:p>34470.3</text:p>
              </table:table-cell>
              <table:table-cell office:value-type="float" office:value="-161.790180908859">
                <text:p>-161.79018090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24.9">
                <text:p>49424.9</text:p>
              </table:table-cell>
              <table:table-cell office:value-type="float" office:value="-164.641997263688">
                <text:p>-164.641997263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000" chart:origin="0" chart:reverse-direction="false" text:line-break="false" loext:try-staggering-first="false" chart:link-data-style-to-source="true" chart:axis-position="-3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00" chart:maximum="0" chart:origin="-300" chart:interval-major="5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0.806cm" style:legend-expansion="high" chart:style-name="ch2"/>
        <chart:plot-area chart:style-name="ch3" table:cell-range-address="'1'.L9:'1'.L52 '1'.B53:'1'.B53 '1'.T9:'1'.T52 '2'.B59:'2'.B59 '2'.T9:'2'.T58 '3'.B47:'3'.B47 '3'.T9:'3'.T46 '4'.B39:'4'.B39 '4'.T9:'4'.T38 '5'.B33:'5'.B33 '5'.T9:'5'.T32 '6'.B30:'6'.B30 '6'.T9:'6'.T29 '7'.B25:'7'.B25 '7'.T9:'7'.T24 '8'.B22:'8'.B22 '8'.T9:'8'.T21 '9'.B19:'9'.B19 '9'.T9:'9'.T18 '10'.B19:'10'.B19 '10'.T9:'10'.T18 '11'.B19:'11'.B19 '11'.T9:'11'.T18 '12'.B14:'12'.B14 '12'.T9:'12'.T13" chart:data-source-has-labels="row" svg:x="1.315cm" svg:y="0.177cm" svg:width="11.908cm" svg:height="7.556cm">
          <chartooo:coordinate-region svg:x="2.077cm" svg:y="0.376cm" svg:width="10.589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57cm" chart:style-name="ch9">
              <text:p>|S21| Error, dB</text:p>
            </chart:title>
            <chart:grid chart:style-name="ch6" chart:class="major"/>
          </chart:axis>
          <chart:series chart:style-name="ch10" chart:values-cell-range-address="'1'.T9:'1'.T52" chart:label-cell-address="'1'.B53:'1'.B53" chart:class="chart:scatter">
            <chart:domain table:cell-range-address="'1'.L9:'1'.L52"/>
            <chart:data-point chart:repeated="44"/>
          </chart:series>
          <chart:series chart:style-name="ch11" chart:values-cell-range-address="'2'.T9:'2'.T58" chart:label-cell-address="'2'.B59:'2'.B59" chart:class="chart:scatter">
            <chart:domain table:cell-range-address="'2'.L9:'2'.L58"/>
            <chart:data-point chart:repeated="50"/>
          </chart:series>
          <chart:series chart:style-name="ch12" chart:values-cell-range-address="'3'.T9:'3'.T46" chart:label-cell-address="'3'.B47:'3'.B47" chart:class="chart:scatter">
            <chart:domain table:cell-range-address="'3'.L9:'3'.L46"/>
            <chart:data-point chart:repeated="38"/>
          </chart:series>
          <chart:series chart:style-name="ch13" chart:values-cell-range-address="'4'.T9:'4'.T38" chart:label-cell-address="'4'.B39:'4'.B39" chart:class="chart:scatter">
            <chart:domain table:cell-range-address="'4'.L9:'4'.L38"/>
            <chart:data-point chart:repeated="30"/>
          </chart:series>
          <chart:series chart:style-name="ch14" chart:values-cell-range-address="'5'.T9:'5'.T32" chart:label-cell-address="'5'.B33:'5'.B33" chart:class="chart:scatter">
            <chart:domain table:cell-range-address="'5'.L9:'5'.L32"/>
            <chart:data-point chart:repeated="24"/>
          </chart:series>
          <chart:series chart:style-name="ch15" chart:values-cell-range-address="'6'.T9:'6'.T29" chart:label-cell-address="'6'.B30:'6'.B30" chart:class="chart:scatter">
            <chart:domain table:cell-range-address="'6'.L9:'6'.L29"/>
            <chart:data-point chart:repeated="21"/>
          </chart:series>
          <chart:series chart:style-name="ch16" chart:values-cell-range-address="'7'.T9:'7'.T24" chart:label-cell-address="'7'.B25:'7'.B25" chart:class="chart:scatter">
            <chart:domain table:cell-range-address="'7'.L9:'7'.L24"/>
            <chart:data-point chart:repeated="16"/>
          </chart:series>
          <chart:series chart:style-name="ch17" chart:values-cell-range-address="'8'.T9:'8'.T21" chart:label-cell-address="'8'.B22:'8'.B22" chart:class="chart:scatter">
            <chart:domain table:cell-range-address="'8'.L9:'8'.L21"/>
            <chart:data-point chart:repeated="13"/>
          </chart:series>
          <chart:series chart:style-name="ch18" chart:values-cell-range-address="'9'.T9:'9'.T18" chart:label-cell-address="'9'.B19:'9'.B19" chart:class="chart:scatter">
            <chart:domain table:cell-range-address="'9'.L9:'9'.L18"/>
            <chart:data-point chart:repeated="10"/>
          </chart:series>
          <chart:series chart:style-name="ch19" chart:values-cell-range-address="'10'.T9:'10'.T18" chart:label-cell-address="'10'.B19:'10'.B19" chart:class="chart:scatter">
            <chart:domain table:cell-range-address="'10'.L9:'10'.L18"/>
            <chart:data-point chart:repeated="10"/>
          </chart:series>
          <chart:series chart:style-name="ch20" chart:values-cell-range-address="'11'.T9:'11'.T18" chart:label-cell-address="'11'.B19:'11'.B19" chart:class="chart:scatter">
            <chart:domain table:cell-range-address="'11'.L9:'11'.L18"/>
            <chart:data-point chart:repeated="10"/>
          </chart:series>
          <chart:series chart:style-name="ch21" chart:values-cell-range-address="'12'.T9:'12'.T13" chart:label-cell-address="'12'.B14:'12'.B14" chart:class="chart:scatter">
            <chart:domain table:cell-range-address="'12'.L9:'12'.L18"/>
            <chart:data-point chart:repeated="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</text:p>
                <draw:g>
                  <svg:desc>'1'.B53:'1'.B5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2</text:p>
                <draw:g>
                  <svg:desc>'2'.B59:'2'.B5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3</text:p>
                <draw:g>
                  <svg:desc>'3'.B47:'3'.B4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4</text:p>
                <draw:g>
                  <svg:desc>'4'.B39:'4'.B3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5</text:p>
                <draw:g>
                  <svg:desc>'5'.B33:'5'.B3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6</text:p>
                <draw:g>
                  <svg:desc>'6'.B30:'6'.B3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</text:p>
                <draw:g>
                  <svg:desc>'7'.B25:'7'.B2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8</text:p>
                <draw:g>
                  <svg:desc>'8'.B22:'8'.B2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9</text:p>
                <draw:g>
                  <svg:desc>'9'.B19:'9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0</text:p>
                <draw:g>
                  <svg:desc>'10'.B19:'10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1</text:p>
                <draw:g>
                  <svg:desc>'11'.B19:'11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2</text:p>
                <draw:g>
                  <svg:desc>'12'.B14:'1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7666">
                <text:p>0.917666</text:p>
                <draw:g>
                  <svg:desc>'1'.L9:'1'.L52</svg:desc>
                </draw:g>
              </table:table-cell>
              <table:table-cell office:value-type="float" office:value="-0.308010447498139">
                <text:p>-0.308010447498139</text:p>
                <draw:g>
                  <svg:desc>'1'.T9:'1'.T52</svg:desc>
                </draw:g>
              </table:table-cell>
              <table:table-cell office:value-type="float" office:value="1.10307">
                <text:p>1.10307</text:p>
                <draw:g>
                  <svg:desc>'2'.L9:'2'.L58</svg:desc>
                </draw:g>
              </table:table-cell>
              <table:table-cell office:value-type="float" office:value="-18.6309835500952">
                <text:p>-18.6309835500952</text:p>
                <draw:g>
                  <svg:desc>'2'.T9:'2'.T58</svg:desc>
                </draw:g>
              </table:table-cell>
              <table:table-cell office:value-type="float" office:value="1.24656">
                <text:p>1.24656</text:p>
                <draw:g>
                  <svg:desc>'3'.L9:'3'.L46</svg:desc>
                </draw:g>
              </table:table-cell>
              <table:table-cell office:value-type="float" office:value="-29.849355079214">
                <text:p>-29.849355079214</text:p>
                <draw:g>
                  <svg:desc>'3'.T9:'3'.T46</svg:desc>
                </draw:g>
              </table:table-cell>
              <table:table-cell office:value-type="float" office:value="1.56572">
                <text:p>1.56572</text:p>
                <draw:g>
                  <svg:desc>'4'.L9:'4'.L38</svg:desc>
                </draw:g>
              </table:table-cell>
              <table:table-cell office:value-type="float" office:value="-67.195692369802">
                <text:p>-67.195692369802</text:p>
                <draw:g>
                  <svg:desc>'4'.T9:'4'.T38</svg:desc>
                </draw:g>
              </table:table-cell>
              <table:table-cell office:value-type="float" office:value="2.64268">
                <text:p>2.64268</text:p>
                <draw:g>
                  <svg:desc>'5'.L9:'5'.L32</svg:desc>
                </draw:g>
              </table:table-cell>
              <table:table-cell office:value-type="float" office:value="-102.220733715302">
                <text:p>-102.220733715302</text:p>
                <draw:g>
                  <svg:desc>'5'.T9:'5'.T32</svg:desc>
                </draw:g>
              </table:table-cell>
              <table:table-cell office:value-type="float" office:value="5.45264">
                <text:p>5.45264</text:p>
                <draw:g>
                  <svg:desc>'6'.L9:'6'.L29</svg:desc>
                </draw:g>
              </table:table-cell>
              <table:table-cell office:value-type="float" office:value="-115.210388400102">
                <text:p>-115.210388400102</text:p>
                <draw:g>
                  <svg:desc>'6'.T9:'6'.T29</svg:desc>
                </draw:g>
              </table:table-cell>
              <table:table-cell office:value-type="float" office:value="12.8911">
                <text:p>12.8911</text:p>
                <draw:g>
                  <svg:desc>'7'.L9:'7'.L24</svg:desc>
                </draw:g>
              </table:table-cell>
              <table:table-cell office:value-type="float" office:value="-144.903929979302">
                <text:p>-144.903929979302</text:p>
                <draw:g>
                  <svg:desc>'7'.T9:'7'.T24</svg:desc>
                </draw:g>
              </table:table-cell>
              <table:table-cell office:value-type="float" office:value="32.3104">
                <text:p>32.3104</text:p>
                <draw:g>
                  <svg:desc>'8'.L9:'8'.L21</svg:desc>
                </draw:g>
              </table:table-cell>
              <table:table-cell office:value-type="float" office:value="-159.764595989107">
                <text:p>-159.764595989107</text:p>
                <draw:g>
                  <svg:desc>'8'.T9:'8'.T21</svg:desc>
                </draw:g>
              </table:table-cell>
              <table:table-cell office:value-type="float" office:value="98.7386">
                <text:p>98.7386</text:p>
                <draw:g>
                  <svg:desc>'9'.L9:'9'.L18</svg:desc>
                </draw:g>
              </table:table-cell>
              <table:table-cell office:value-type="float" office:value="-187.237306505966">
                <text:p>-187.237306505966</text:p>
                <draw:g>
                  <svg:desc>'9'.T9:'9'.T18</svg:desc>
                </draw:g>
              </table:table-cell>
              <table:table-cell office:value-type="float" office:value="296.655">
                <text:p>296.655</text:p>
                <draw:g>
                  <svg:desc>'10'.L9:'10'.L18</svg:desc>
                </draw:g>
              </table:table-cell>
              <table:table-cell office:value-type="float" office:value="-201.299095390514">
                <text:p>-201.299095390514</text:p>
                <draw:g>
                  <svg:desc>'10'.T9:'10'.T18</svg:desc>
                </draw:g>
              </table:table-cell>
              <table:table-cell office:value-type="float" office:value="963.23">
                <text:p>963.23</text:p>
                <draw:g>
                  <svg:desc>'11'.L9:'11'.L18</svg:desc>
                </draw:g>
              </table:table-cell>
              <table:table-cell office:value-type="float" office:value="-237.61596254766">
                <text:p>-237.61596254766</text:p>
                <draw:g>
                  <svg:desc>'11'.T9:'11'.T18</svg:desc>
                </draw:g>
              </table:table-cell>
              <table:table-cell office:value-type="float" office:value="1753.36">
                <text:p>1753.36</text:p>
                <draw:g>
                  <svg:desc>'12'.L9:'12'.L18</svg:desc>
                </draw:g>
              </table:table-cell>
              <table:table-cell office:value-type="float" office:value="-212.879458347922">
                <text:p>-212.879458347922</text:p>
                <draw:g>
                  <svg:desc>'12'.T9:'12'.T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0087">
                <text:p>1.80087</text:p>
              </table:table-cell>
              <table:table-cell office:value-type="float" office:value="-1.2984421901465">
                <text:p>-1.2984421901465</text:p>
              </table:table-cell>
              <table:table-cell office:value-type="float" office:value="2.06412">
                <text:p>2.06412</text:p>
              </table:table-cell>
              <table:table-cell office:value-type="float" office:value="-31.7165224878035">
                <text:p>-31.7165224878035</text:p>
              </table:table-cell>
              <table:table-cell office:value-type="float" office:value="2.41258">
                <text:p>2.41258</text:p>
              </table:table-cell>
              <table:table-cell office:value-type="float" office:value="-40.5370090550227">
                <text:p>-40.5370090550227</text:p>
              </table:table-cell>
              <table:table-cell office:value-type="float" office:value="4.0357">
                <text:p>4.0357</text:p>
              </table:table-cell>
              <table:table-cell office:value-type="float" office:value="-89.5040812486947">
                <text:p>-89.5040812486947</text:p>
              </table:table-cell>
              <table:table-cell office:value-type="float" office:value="8.72515">
                <text:p>8.72515</text:p>
              </table:table-cell>
              <table:table-cell office:value-type="float" office:value="-104.443690125374">
                <text:p>-104.443690125374</text:p>
              </table:table-cell>
              <table:table-cell office:value-type="float" office:value="21.7073">
                <text:p>21.7073</text:p>
              </table:table-cell>
              <table:table-cell office:value-type="float" office:value="-131.409040942445">
                <text:p>-131.409040942445</text:p>
              </table:table-cell>
              <table:table-cell office:value-type="float" office:value="58.6941">
                <text:p>58.6941</text:p>
              </table:table-cell>
              <table:table-cell office:value-type="float" office:value="-146.411671257459">
                <text:p>-146.411671257459</text:p>
              </table:table-cell>
              <table:table-cell office:value-type="float" office:value="161.228">
                <text:p>161.228</text:p>
              </table:table-cell>
              <table:table-cell office:value-type="float" office:value="-164.615872531114">
                <text:p>-164.615872531114</text:p>
              </table:table-cell>
              <table:table-cell office:value-type="float" office:value="500.687">
                <text:p>500.687</text:p>
              </table:table-cell>
              <table:table-cell office:value-type="float" office:value="-193.958527490855">
                <text:p>-193.958527490855</text:p>
              </table:table-cell>
              <table:table-cell office:value-type="float" office:value="1498.47">
                <text:p>1498.47</text:p>
              </table:table-cell>
              <table:table-cell office:value-type="float" office:value="-220.045344393248">
                <text:p>-220.045344393248</text:p>
              </table:table-cell>
              <table:table-cell office:value-type="float" office:value="4556.71">
                <text:p>4556.71</text:p>
              </table:table-cell>
              <table:table-cell office:value-type="float" office:value="-224.339674210559">
                <text:p>-224.339674210559</text:p>
              </table:table-cell>
              <table:table-cell office:value-type="float" office:value="8626.3">
                <text:p>8626.3</text:p>
              </table:table-cell>
              <table:table-cell office:value-type="float" office:value="-201.94770336374">
                <text:p>-201.94770336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3">
                <text:p>2.6923</text:p>
              </table:table-cell>
              <table:table-cell office:value-type="float" office:value="-18.8660645369112">
                <text:p>-18.8660645369112</text:p>
              </table:table-cell>
              <table:table-cell office:value-type="float" office:value="3.07683">
                <text:p>3.07683</text:p>
              </table:table-cell>
              <table:table-cell office:value-type="float" office:value="-60.7777996098968">
                <text:p>-60.7777996098968</text:p>
              </table:table-cell>
              <table:table-cell office:value-type="float" office:value="3.74222">
                <text:p>3.74222</text:p>
              </table:table-cell>
              <table:table-cell office:value-type="float" office:value="-66.1867683893591">
                <text:p>-66.1867683893591</text:p>
              </table:table-cell>
              <table:table-cell office:value-type="float" office:value="7.35739">
                <text:p>7.35739</text:p>
              </table:table-cell>
              <table:table-cell office:value-type="float" office:value="-95.33446727623">
                <text:p>-95.33446727623</text:p>
              </table:table-cell>
              <table:table-cell office:value-type="float" office:value="17.8085">
                <text:p>17.8085</text:p>
              </table:table-cell>
              <table:table-cell office:value-type="float" office:value="-107.551271668713">
                <text:p>-107.551271668713</text:p>
              </table:table-cell>
              <table:table-cell office:value-type="float" office:value="43.9245">
                <text:p>43.9245</text:p>
              </table:table-cell>
              <table:table-cell office:value-type="float" office:value="-137.872494725437">
                <text:p>-137.872494725437</text:p>
              </table:table-cell>
              <table:table-cell office:value-type="float" office:value="114.759">
                <text:p>114.759</text:p>
              </table:table-cell>
              <table:table-cell office:value-type="float" office:value="-154.63878321529">
                <text:p>-154.63878321529</text:p>
              </table:table-cell>
              <table:table-cell office:value-type="float" office:value="729.553">
                <text:p>729.553</text:p>
              </table:table-cell>
              <table:table-cell office:value-type="float" office:value="-178.822900852682">
                <text:p>-178.822900852682</text:p>
              </table:table-cell>
              <table:table-cell office:value-type="float" office:value="1059.64">
                <text:p>1059.64</text:p>
              </table:table-cell>
              <table:table-cell office:value-type="float" office:value="-201.566826443145">
                <text:p>-201.566826443145</text:p>
              </table:table-cell>
              <table:table-cell office:value-type="float" office:value="3057.97">
                <text:p>3057.97</text:p>
              </table:table-cell>
              <table:table-cell office:value-type="float" office:value="-231.660833550143">
                <text:p>-231.660833550143</text:p>
              </table:table-cell>
              <table:table-cell office:value-type="float" office:value="9444.82">
                <text:p>9444.82</text:p>
              </table:table-cell>
              <table:table-cell office:value-type="float" office:value="-222.538724614165">
                <text:p>-222.538724614165</text:p>
              </table:table-cell>
              <table:table-cell office:value-type="float" office:value="31928.5">
                <text:p>31928.5</text:p>
              </table:table-cell>
              <table:table-cell office:value-type="float" office:value="-221.932126402603">
                <text:p>-221.932126402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8231">
                <text:p>3.58231</text:p>
              </table:table-cell>
              <table:table-cell office:value-type="float" office:value="-18.8326914900396">
                <text:p>-18.8326914900396</text:p>
              </table:table-cell>
              <table:table-cell office:value-type="float" office:value="4.14041">
                <text:p>4.14041</text:p>
              </table:table-cell>
              <table:table-cell office:value-type="float" office:value="-49.4235262367953">
                <text:p>-49.4235262367953</text:p>
              </table:table-cell>
              <table:table-cell office:value-type="float" office:value="5.31654">
                <text:p>5.31654</text:p>
              </table:table-cell>
              <table:table-cell office:value-type="float" office:value="-71.4662180477721">
                <text:p>-71.4662180477721</text:p>
              </table:table-cell>
              <table:table-cell office:value-type="float" office:value="11.2706">
                <text:p>11.2706</text:p>
              </table:table-cell>
              <table:table-cell office:value-type="float" office:value="-95.0364726228584">
                <text:p>-95.0364726228584</text:p>
              </table:table-cell>
              <table:table-cell office:value-type="float" office:value="32.2027">
                <text:p>32.2027</text:p>
              </table:table-cell>
              <table:table-cell office:value-type="float" office:value="-107.668679327523">
                <text:p>-107.668679327523</text:p>
              </table:table-cell>
              <table:table-cell office:value-type="float" office:value="88.9462">
                <text:p>88.9462</text:p>
              </table:table-cell>
              <table:table-cell office:value-type="float" office:value="-137.873060723117">
                <text:p>-137.873060723117</text:p>
              </table:table-cell>
              <table:table-cell office:value-type="float" office:value="317.078">
                <text:p>317.078</text:p>
              </table:table-cell>
              <table:table-cell office:value-type="float" office:value="-163.545481319995">
                <text:p>-163.545481319995</text:p>
              </table:table-cell>
              <table:table-cell office:value-type="float" office:value="1309.12">
                <text:p>1309.12</text:p>
              </table:table-cell>
              <table:table-cell office:value-type="float" office:value="-201.463440294162">
                <text:p>-201.463440294162</text:p>
              </table:table-cell>
              <table:table-cell office:value-type="float" office:value="2644.7">
                <text:p>2644.7</text:p>
              </table:table-cell>
              <table:table-cell office:value-type="float" office:value="-212.988681846817">
                <text:p>-212.988681846817</text:p>
              </table:table-cell>
              <table:table-cell office:value-type="float" office:value="5332.59">
                <text:p>5332.59</text:p>
              </table:table-cell>
              <table:table-cell office:value-type="float" office:value="-238.007197206552">
                <text:p>-238.007197206552</text:p>
              </table:table-cell>
              <table:table-cell office:value-type="float" office:value="15229.8">
                <text:p>15229.8</text:p>
              </table:table-cell>
              <table:table-cell office:value-type="float" office:value="-222.458750348419">
                <text:p>-222.458750348419</text:p>
              </table:table-cell>
              <table:table-cell office:value-type="float" office:value="56668.5">
                <text:p>56668.5</text:p>
              </table:table-cell>
              <table:table-cell office:value-type="float" office:value="-206.02117781031">
                <text:p>-206.02117781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1121">
                <text:p>4.51121</text:p>
              </table:table-cell>
              <table:table-cell office:value-type="float" office:value="-26.0439834514665">
                <text:p>-26.0439834514665</text:p>
              </table:table-cell>
              <table:table-cell office:value-type="float" office:value="5.25116">
                <text:p>5.25116</text:p>
              </table:table-cell>
              <table:table-cell office:value-type="float" office:value="-56.252182868684">
                <text:p>-56.252182868684</text:p>
              </table:table-cell>
              <table:table-cell office:value-type="float" office:value="7.02106">
                <text:p>7.02106</text:p>
              </table:table-cell>
              <table:table-cell office:value-type="float" office:value="-82.3806338747275">
                <text:p>-82.3806338747275</text:p>
              </table:table-cell>
              <table:table-cell office:value-type="float" office:value="15.0807">
                <text:p>15.0807</text:p>
              </table:table-cell>
              <table:table-cell office:value-type="float" office:value="-139.371392400034">
                <text:p>-139.371392400034</text:p>
              </table:table-cell>
              <table:table-cell office:value-type="float" office:value="47.1497">
                <text:p>47.1497</text:p>
              </table:table-cell>
              <table:table-cell office:value-type="float" office:value="-120.248348339536">
                <text:p>-120.248348339536</text:p>
              </table:table-cell>
              <table:table-cell office:value-type="float" office:value="161.99">
                <text:p>161.99</text:p>
              </table:table-cell>
              <table:table-cell office:value-type="float" office:value="-157.144929560158">
                <text:p>-157.144929560158</text:p>
              </table:table-cell>
              <table:table-cell office:value-type="float" office:value="517.195">
                <text:p>517.195</text:p>
              </table:table-cell>
              <table:table-cell office:value-type="float" office:value="-163.54376214318">
                <text:p>-163.54376214318</text:p>
              </table:table-cell>
              <table:table-cell office:value-type="float" office:value="1888.28">
                <text:p>1888.28</text:p>
              </table:table-cell>
              <table:table-cell office:value-type="float" office:value="-201.448000938393">
                <text:p>-201.448000938393</text:p>
              </table:table-cell>
              <table:table-cell office:value-type="float" office:value="4274.72">
                <text:p>4274.72</text:p>
              </table:table-cell>
              <table:table-cell office:value-type="float" office:value="-216.0819472681">
                <text:p>-216.0819472681</text:p>
              </table:table-cell>
              <table:table-cell office:value-type="float" office:value="7896.17">
                <text:p>7896.17</text:p>
              </table:table-cell>
              <table:table-cell office:value-type="float" office:value="-253.158491598589">
                <text:p>-253.158491598589</text:p>
              </table:table-cell>
              <table:table-cell office:value-type="float" office:value="24638.6">
                <text:p>24638.6</text:p>
              </table:table-cell>
              <table:table-cell office:value-type="float" office:value="-224.657066585008">
                <text:p>-224.657066585008</text:p>
              </table:table-cell>
              <table:table-cell office:value-type="float" office:value="89871.7">
                <text:p>89871.7</text:p>
              </table:table-cell>
              <table:table-cell office:value-type="float" office:value="-229.856424128289">
                <text:p>-229.856424128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556">
                <text:p>5.44556</text:p>
              </table:table-cell>
              <table:table-cell office:value-type="float" office:value="-21.4786525634105">
                <text:p>-21.4786525634105</text:p>
              </table:table-cell>
              <table:table-cell office:value-type="float" office:value="6.38754">
                <text:p>6.38754</text:p>
              </table:table-cell>
              <table:table-cell office:value-type="float" office:value="-64.706676479957">
                <text:p>-64.706676479957</text:p>
              </table:table-cell>
              <table:table-cell office:value-type="float" office:value="8.85232">
                <text:p>8.85232</text:p>
              </table:table-cell>
              <table:table-cell office:value-type="float" office:value="-77.2830506795739">
                <text:p>-77.2830506795739</text:p>
              </table:table-cell>
              <table:table-cell office:value-type="float" office:value="19.2349">
                <text:p>19.2349</text:p>
              </table:table-cell>
              <table:table-cell office:value-type="float" office:value="-131.906832874139">
                <text:p>-131.906832874139</text:p>
              </table:table-cell>
              <table:table-cell office:value-type="float" office:value="69.8219">
                <text:p>69.8219</text:p>
              </table:table-cell>
              <table:table-cell office:value-type="float" office:value="-120.250625832156">
                <text:p>-120.250625832156</text:p>
              </table:table-cell>
              <table:table-cell office:value-type="float" office:value="239.778">
                <text:p>239.778</text:p>
              </table:table-cell>
              <table:table-cell office:value-type="float" office:value="-157.145570171489">
                <text:p>-157.145570171489</text:p>
              </table:table-cell>
              <table:table-cell office:value-type="float" office:value="737.193">
                <text:p>737.193</text:p>
              </table:table-cell>
              <table:table-cell office:value-type="float" office:value="-163.543871195074">
                <text:p>-163.543871195074</text:p>
              </table:table-cell>
              <table:table-cell office:value-type="float" office:value="2504.54">
                <text:p>2504.54</text:p>
              </table:table-cell>
              <table:table-cell office:value-type="float" office:value="-201.457461984975">
                <text:p>-201.457461984975</text:p>
              </table:table-cell>
              <table:table-cell office:value-type="float" office:value="6409.39">
                <text:p>6409.39</text:p>
              </table:table-cell>
              <table:table-cell office:value-type="float" office:value="-217.154846001831">
                <text:p>-217.154846001831</text:p>
              </table:table-cell>
              <table:table-cell office:value-type="float" office:value="11719.6">
                <text:p>11719.6</text:p>
              </table:table-cell>
              <table:table-cell office:value-type="float" office:value="-262.34002663911">
                <text:p>-262.34002663911</text:p>
              </table:table-cell>
              <table:table-cell office:value-type="float" office:value="36297.6">
                <text:p>36297.6</text:p>
              </table:table-cell>
              <table:table-cell office:value-type="float" office:value="-225.326247263394">
                <text:p>-225.32624726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988">
                <text:p>6.39988</text:p>
              </table:table-cell>
              <table:table-cell office:value-type="float" office:value="-22.9440343736626">
                <text:p>-22.9440343736626</text:p>
              </table:table-cell>
              <table:table-cell office:value-type="float" office:value="7.56788">
                <text:p>7.56788</text:p>
              </table:table-cell>
              <table:table-cell office:value-type="float" office:value="-61.7071417568137">
                <text:p>-61.7071417568137</text:p>
              </table:table-cell>
              <table:table-cell office:value-type="float" office:value="10.9236">
                <text:p>10.9236</text:p>
              </table:table-cell>
              <table:table-cell office:value-type="float" office:value="-77.3070759686826">
                <text:p>-77.3070759686826</text:p>
              </table:table-cell>
              <table:table-cell office:value-type="float" office:value="23.5039">
                <text:p>23.5039</text:p>
              </table:table-cell>
              <table:table-cell office:value-type="float" office:value="-133.386557182851">
                <text:p>-133.386557182851</text:p>
              </table:table-cell>
              <table:table-cell office:value-type="float" office:value="92.7629">
                <text:p>92.7629</text:p>
              </table:table-cell>
              <table:table-cell office:value-type="float" office:value="-120.258069592832">
                <text:p>-120.258069592832</text:p>
              </table:table-cell>
              <table:table-cell office:value-type="float" office:value="318.635">
                <text:p>318.635</text:p>
              </table:table-cell>
              <table:table-cell office:value-type="float" office:value="-159.994293494874">
                <text:p>-159.994293494874</text:p>
              </table:table-cell>
              <table:table-cell office:value-type="float" office:value="1015.6">
                <text:p>1015.6</text:p>
              </table:table-cell>
              <table:table-cell office:value-type="float" office:value="-168.95683905033">
                <text:p>-168.95683905033</text:p>
              </table:table-cell>
              <table:table-cell office:value-type="float" office:value="3525.35">
                <text:p>3525.35</text:p>
              </table:table-cell>
              <table:table-cell office:value-type="float" office:value="-202.970693476454">
                <text:p>-202.970693476454</text:p>
              </table:table-cell>
              <table:table-cell office:value-type="float" office:value="9587.74">
                <text:p>9587.74</text:p>
              </table:table-cell>
              <table:table-cell office:value-type="float" office:value="-217.007517719834">
                <text:p>-217.007517719834</text:p>
              </table:table-cell>
              <table:table-cell office:value-type="float" office:value="16827">
                <text:p>16827</text:p>
              </table:table-cell>
              <table:table-cell office:value-type="float" office:value="-259.231893435193">
                <text:p>-259.231893435193</text:p>
              </table:table-cell>
              <table:table-cell office:value-type="float" office:value="48973.6">
                <text:p>48973.6</text:p>
              </table:table-cell>
              <table:table-cell office:value-type="float" office:value="-222.106233265987">
                <text:p>-222.106233265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6051">
                <text:p>7.36051</text:p>
              </table:table-cell>
              <table:table-cell office:value-type="float" office:value="-22.1120283611745">
                <text:p>-22.1120283611745</text:p>
              </table:table-cell>
              <table:table-cell office:value-type="float" office:value="8.78889">
                <text:p>8.78889</text:p>
              </table:table-cell>
              <table:table-cell office:value-type="float" office:value="-68.4102091301006">
                <text:p>-68.4102091301006</text:p>
              </table:table-cell>
              <table:table-cell office:value-type="float" office:value="13.5554">
                <text:p>13.5554</text:p>
              </table:table-cell>
              <table:table-cell office:value-type="float" office:value="-77.4524314175793">
                <text:p>-77.4524314175793</text:p>
              </table:table-cell>
              <table:table-cell office:value-type="float" office:value="29.8978">
                <text:p>29.8978</text:p>
              </table:table-cell>
              <table:table-cell office:value-type="float" office:value="-138.78196839197">
                <text:p>-138.78196839197</text:p>
              </table:table-cell>
              <table:table-cell office:value-type="float" office:value="117.987">
                <text:p>117.987</text:p>
              </table:table-cell>
              <table:table-cell office:value-type="float" office:value="-123.453299024844">
                <text:p>-123.453299024844</text:p>
              </table:table-cell>
              <table:table-cell office:value-type="float" office:value="418.98">
                <text:p>418.98</text:p>
              </table:table-cell>
              <table:table-cell office:value-type="float" office:value="-165.535465324068">
                <text:p>-165.535465324068</text:p>
              </table:table-cell>
              <table:table-cell office:value-type="float" office:value="1374.16">
                <text:p>1374.16</text:p>
              </table:table-cell>
              <table:table-cell office:value-type="float" office:value="-171.743241879754">
                <text:p>-171.743241879754</text:p>
              </table:table-cell>
              <table:table-cell office:value-type="float" office:value="4847.68">
                <text:p>4847.68</text:p>
              </table:table-cell>
              <table:table-cell office:value-type="float" office:value="-211.990584671392">
                <text:p>-211.990584671392</text:p>
              </table:table-cell>
              <table:table-cell office:value-type="float" office:value="13426.2">
                <text:p>13426.2</text:p>
              </table:table-cell>
              <table:table-cell office:value-type="float" office:value="-218.411987778615">
                <text:p>-218.411987778615</text:p>
              </table:table-cell>
              <table:table-cell office:value-type="float" office:value="24343.4">
                <text:p>24343.4</text:p>
              </table:table-cell>
              <table:table-cell office:value-type="float" office:value="-245.649838245106">
                <text:p>-245.649838245106</text:p>
              </table:table-cell>
              <table:table-cell office:value-type="float" office:value="62773.9">
                <text:p>62773.9</text:p>
              </table:table-cell>
              <table:table-cell office:value-type="float" office:value="-221.634806912134">
                <text:p>-221.63480691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6645">
                <text:p>8.36645</text:p>
              </table:table-cell>
              <table:table-cell office:value-type="float" office:value="-22.4019068094499">
                <text:p>-22.4019068094499</text:p>
              </table:table-cell>
              <table:table-cell office:value-type="float" office:value="10.0399">
                <text:p>10.0399</text:p>
              </table:table-cell>
              <table:table-cell office:value-type="float" office:value="-67.7811616096064">
                <text:p>-67.7811616096064</text:p>
              </table:table-cell>
              <table:table-cell office:value-type="float" office:value="16.1068">
                <text:p>16.1068</text:p>
              </table:table-cell>
              <table:table-cell office:value-type="float" office:value="-76.6984070456445">
                <text:p>-76.6984070456445</text:p>
              </table:table-cell>
              <table:table-cell office:value-type="float" office:value="36.5721">
                <text:p>36.5721</text:p>
              </table:table-cell>
              <table:table-cell office:value-type="float" office:value="-156.307157486361">
                <text:p>-156.307157486361</text:p>
              </table:table-cell>
              <table:table-cell office:value-type="float" office:value="146.005">
                <text:p>146.005</text:p>
              </table:table-cell>
              <table:table-cell office:value-type="float" office:value="-123.523225357367">
                <text:p>-123.523225357367</text:p>
              </table:table-cell>
              <table:table-cell office:value-type="float" office:value="530.672">
                <text:p>530.672</text:p>
              </table:table-cell>
              <table:table-cell office:value-type="float" office:value="-173.688648939922">
                <text:p>-173.688648939922</text:p>
              </table:table-cell>
              <table:table-cell office:value-type="float" office:value="1823.33">
                <text:p>1823.33</text:p>
              </table:table-cell>
              <table:table-cell office:value-type="float" office:value="-176.112036999369">
                <text:p>-176.112036999369</text:p>
              </table:table-cell>
              <table:table-cell office:value-type="float" office:value="6708.89">
                <text:p>6708.89</text:p>
              </table:table-cell>
              <table:table-cell office:value-type="float" office:value="-214.999412716763">
                <text:p>-214.999412716763</text:p>
              </table:table-cell>
              <table:table-cell office:value-type="float" office:value="19267.8">
                <text:p>19267.8</text:p>
              </table:table-cell>
              <table:table-cell office:value-type="float" office:value="-224.225206913273">
                <text:p>-224.225206913273</text:p>
              </table:table-cell>
              <table:table-cell office:value-type="float" office:value="35785.9">
                <text:p>35785.9</text:p>
              </table:table-cell>
              <table:table-cell office:value-type="float" office:value="-239.891898637252">
                <text:p>-239.891898637252</text:p>
              </table:table-cell>
              <table:table-cell office:value-type="float" office:value="83797.6">
                <text:p>83797.6</text:p>
              </table:table-cell>
              <table:table-cell office:value-type="float" office:value="-217.850615162866">
                <text:p>-217.85061516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0512">
                <text:p>9.40512</text:p>
              </table:table-cell>
              <table:table-cell office:value-type="float" office:value="-27.2289004072801">
                <text:p>-27.2289004072801</text:p>
              </table:table-cell>
              <table:table-cell office:value-type="float" office:value="11.3221">
                <text:p>11.3221</text:p>
              </table:table-cell>
              <table:table-cell office:value-type="float" office:value="-64.6430280141366">
                <text:p>-64.6430280141366</text:p>
              </table:table-cell>
              <table:table-cell office:value-type="float" office:value="18.7621">
                <text:p>18.7621</text:p>
              </table:table-cell>
              <table:table-cell office:value-type="float" office:value="-77.177732543297">
                <text:p>-77.177732543297</text:p>
              </table:table-cell>
              <table:table-cell office:value-type="float" office:value="45.2792">
                <text:p>45.2792</text:p>
              </table:table-cell>
              <table:table-cell office:value-type="float" office:value="-121.498696950494">
                <text:p>-121.498696950494</text:p>
              </table:table-cell>
              <table:table-cell office:value-type="float" office:value="185.096">
                <text:p>185.096</text:p>
              </table:table-cell>
              <table:table-cell office:value-type="float" office:value="-127.670384628278">
                <text:p>-127.670384628278</text:p>
              </table:table-cell>
              <table:table-cell office:value-type="float" office:value="660.87">
                <text:p>660.87</text:p>
              </table:table-cell>
              <table:table-cell office:value-type="float" office:value="-173.685712269741">
                <text:p>-173.685712269741</text:p>
              </table:table-cell>
              <table:table-cell office:value-type="float" office:value="2467.94">
                <text:p>2467.94</text:p>
              </table:table-cell>
              <table:table-cell office:value-type="float" office:value="-181.71892309094">
                <text:p>-181.71892309094</text:p>
              </table:table-cell>
              <table:table-cell office:value-type="float" office:value="9479.41">
                <text:p>9479.41</text:p>
              </table:table-cell>
              <table:table-cell office:value-type="float" office:value="-214.724131671611">
                <text:p>-214.724131671611</text:p>
              </table:table-cell>
              <table:table-cell office:value-type="float" office:value="27366.6">
                <text:p>27366.6</text:p>
              </table:table-cell>
              <table:table-cell office:value-type="float" office:value="-223.503906467147">
                <text:p>-223.503906467147</text:p>
              </table:table-cell>
              <table:table-cell office:value-type="float" office:value="48958.5">
                <text:p>48958.5</text:p>
              </table:table-cell>
              <table:table-cell office:value-type="float" office:value="-236.389142376285">
                <text:p>-236.389142376285</text:p>
              </table:table-cell>
              <table:table-cell office:value-type="float" office:value="108985">
                <text:p>108985</text:p>
              </table:table-cell>
              <table:table-cell office:value-type="float" office:value="-227.632273423917">
                <text:p>-227.63227342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531">
                <text:p>10.4531</text:p>
              </table:table-cell>
              <table:table-cell office:value-type="float" office:value="-29.2192529682941">
                <text:p>-29.2192529682941</text:p>
              </table:table-cell>
              <table:table-cell office:value-type="float" office:value="12.663">
                <text:p>12.663</text:p>
              </table:table-cell>
              <table:table-cell office:value-type="float" office:value="-63.6524581208779">
                <text:p>-63.6524581208779</text:p>
              </table:table-cell>
              <table:table-cell office:value-type="float" office:value="22.1041">
                <text:p>22.1041</text:p>
              </table:table-cell>
              <table:table-cell office:value-type="float" office:value="-77.3594774103079">
                <text:p>-77.3594774103079</text:p>
              </table:table-cell>
              <table:table-cell office:value-type="float" office:value="55.3644">
                <text:p>55.3644</text:p>
              </table:table-cell>
              <table:table-cell office:value-type="float" office:value="-123.584351446193">
                <text:p>-123.584351446193</text:p>
              </table:table-cell>
              <table:table-cell office:value-type="float" office:value="254.149">
                <text:p>254.149</text:p>
              </table:table-cell>
              <table:table-cell office:value-type="float" office:value="-127.844830020538">
                <text:p>-127.844830020538</text:p>
              </table:table-cell>
              <table:table-cell office:value-type="float" office:value="842.112">
                <text:p>842.112</text:p>
              </table:table-cell>
              <table:table-cell office:value-type="float" office:value="-169.72256092633">
                <text:p>-169.72256092633</text:p>
              </table:table-cell>
              <table:table-cell office:value-type="float" office:value="3338.55">
                <text:p>3338.55</text:p>
              </table:table-cell>
              <table:table-cell office:value-type="float" office:value="-202.537381352796">
                <text:p>-202.537381352796</text:p>
              </table:table-cell>
              <table:table-cell office:value-type="float" office:value="12640.4">
                <text:p>12640.4</text:p>
              </table:table-cell>
              <table:table-cell office:value-type="float" office:value="-224.384608743786">
                <text:p>-224.38460874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681">
                <text:p>11.5681</text:p>
              </table:table-cell>
              <table:table-cell office:value-type="float" office:value="-32.0417252956015">
                <text:p>-32.0417252956015</text:p>
              </table:table-cell>
              <table:table-cell office:value-type="float" office:value="14.0637">
                <text:p>14.0637</text:p>
              </table:table-cell>
              <table:table-cell office:value-type="float" office:value="-62.2610468658183">
                <text:p>-62.2610468658183</text:p>
              </table:table-cell>
              <table:table-cell office:value-type="float" office:value="25.9714">
                <text:p>25.9714</text:p>
              </table:table-cell>
              <table:table-cell office:value-type="float" office:value="-77.4020032144661">
                <text:p>-77.4020032144661</text:p>
              </table:table-cell>
              <table:table-cell office:value-type="float" office:value="66.825">
                <text:p>66.825</text:p>
              </table:table-cell>
              <table:table-cell office:value-type="float" office:value="-126.527883681383">
                <text:p>-126.527883681383</text:p>
              </table:table-cell>
              <table:table-cell office:value-type="float" office:value="344.809">
                <text:p>344.809</text:p>
              </table:table-cell>
              <table:table-cell office:value-type="float" office:value="-127.944138901107">
                <text:p>-127.944138901107</text:p>
              </table:table-cell>
              <table:table-cell office:value-type="float" office:value="1082.46">
                <text:p>1082.46</text:p>
              </table:table-cell>
              <table:table-cell office:value-type="float" office:value="-170.260092871454">
                <text:p>-170.260092871454</text:p>
              </table:table-cell>
              <table:table-cell office:value-type="float" office:value="4411.09">
                <text:p>4411.09</text:p>
              </table:table-cell>
              <table:table-cell office:value-type="float" office:value="-205.723480634557">
                <text:p>-205.723480634557</text:p>
              </table:table-cell>
              <table:table-cell office:value-type="float" office:value="16634.4">
                <text:p>16634.4</text:p>
              </table:table-cell>
              <table:table-cell office:value-type="float" office:value="-224.172820415075">
                <text:p>-224.17282041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3">
                <text:p>12.73</text:p>
              </table:table-cell>
              <table:table-cell office:value-type="float" office:value="-29.2176470069403">
                <text:p>-29.2176470069403</text:p>
              </table:table-cell>
              <table:table-cell office:value-type="float" office:value="15.7742">
                <text:p>15.7742</text:p>
              </table:table-cell>
              <table:table-cell office:value-type="float" office:value="-64.5353962020456">
                <text:p>-64.5353962020456</text:p>
              </table:table-cell>
              <table:table-cell office:value-type="float" office:value="30.3466">
                <text:p>30.3466</text:p>
              </table:table-cell>
              <table:table-cell office:value-type="float" office:value="-83.2875725198464">
                <text:p>-83.2875725198464</text:p>
              </table:table-cell>
              <table:table-cell office:value-type="float" office:value="79.7167">
                <text:p>79.7167</text:p>
              </table:table-cell>
              <table:table-cell office:value-type="float" office:value="-139.551046208487">
                <text:p>-139.551046208487</text:p>
              </table:table-cell>
              <table:table-cell office:value-type="float" office:value="467.952">
                <text:p>467.952</text:p>
              </table:table-cell>
              <table:table-cell office:value-type="float" office:value="-128.800179283945">
                <text:p>-128.800179283945</text:p>
              </table:table-cell>
              <table:table-cell office:value-type="float" office:value="1461.26">
                <text:p>1461.26</text:p>
              </table:table-cell>
              <table:table-cell office:value-type="float" office:value="-170.626983795252">
                <text:p>-170.626983795252</text:p>
              </table:table-cell>
              <table:table-cell office:value-type="float" office:value="5932.75">
                <text:p>5932.75</text:p>
              </table:table-cell>
              <table:table-cell office:value-type="float" office:value="-205.883479825467">
                <text:p>-205.883479825467</text:p>
              </table:table-cell>
              <table:table-cell office:value-type="float" office:value="22338.5">
                <text:p>22338.5</text:p>
              </table:table-cell>
              <table:table-cell office:value-type="float" office:value="-249.982716028247">
                <text:p>-249.98271602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9844">
                <text:p>13.9844</text:p>
              </table:table-cell>
              <table:table-cell office:value-type="float" office:value="-33.3427858137453">
                <text:p>-33.3427858137453</text:p>
              </table:table-cell>
              <table:table-cell office:value-type="float" office:value="17.6122">
                <text:p>17.6122</text:p>
              </table:table-cell>
              <table:table-cell office:value-type="float" office:value="-65.9882152836693">
                <text:p>-65.9882152836693</text:p>
              </table:table-cell>
              <table:table-cell office:value-type="float" office:value="35.3843">
                <text:p>35.3843</text:p>
              </table:table-cell>
              <table:table-cell office:value-type="float" office:value="-105.184584559725">
                <text:p>-105.184584559725</text:p>
              </table:table-cell>
              <table:table-cell office:value-type="float" office:value="95.0302">
                <text:p>95.0302</text:p>
              </table:table-cell>
              <table:table-cell office:value-type="float" office:value="-139.847370335354">
                <text:p>-139.847370335354</text:p>
              </table:table-cell>
              <table:table-cell office:value-type="float" office:value="611.931">
                <text:p>611.931</text:p>
              </table:table-cell>
              <table:table-cell office:value-type="float" office:value="-133.692194925004">
                <text:p>-133.692194925004</text:p>
              </table:table-cell>
              <table:table-cell office:value-type="float" office:value="1883.37">
                <text:p>1883.37</text:p>
              </table:table-cell>
              <table:table-cell office:value-type="float" office:value="-185.208011050905">
                <text:p>-185.208011050905</text:p>
              </table:table-cell>
              <table:table-cell office:value-type="float" office:value="8339.66">
                <text:p>8339.66</text:p>
              </table:table-cell>
              <table:table-cell office:value-type="float" office:value="-211.314644662378">
                <text:p>-211.31464466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392">
                <text:p>15.3392</text:p>
              </table:table-cell>
              <table:table-cell office:value-type="float" office:value="-37.4310199058786">
                <text:p>-37.4310199058786</text:p>
              </table:table-cell>
              <table:table-cell office:value-type="float" office:value="19.7201">
                <text:p>19.7201</text:p>
              </table:table-cell>
              <table:table-cell office:value-type="float" office:value="-67.8722573022493">
                <text:p>-67.8722573022493</text:p>
              </table:table-cell>
              <table:table-cell office:value-type="float" office:value="41.3163">
                <text:p>41.3163</text:p>
              </table:table-cell>
              <table:table-cell office:value-type="float" office:value="-103.207404295222">
                <text:p>-103.207404295222</text:p>
              </table:table-cell>
              <table:table-cell office:value-type="float" office:value="120.034">
                <text:p>120.034</text:p>
              </table:table-cell>
              <table:table-cell office:value-type="float" office:value="-140.208357082292">
                <text:p>-140.208357082292</text:p>
              </table:table-cell>
              <table:table-cell office:value-type="float" office:value="763.016">
                <text:p>763.016</text:p>
              </table:table-cell>
              <table:table-cell office:value-type="float" office:value="-145.571598429646">
                <text:p>-145.571598429646</text:p>
              </table:table-cell>
              <table:table-cell office:value-type="float" office:value="2507.86">
                <text:p>2507.86</text:p>
              </table:table-cell>
              <table:table-cell office:value-type="float" office:value="-184.00628308619">
                <text:p>-184.00628308619</text:p>
              </table:table-cell>
              <table:table-cell office:value-type="float" office:value="10992">
                <text:p>10992</text:p>
              </table:table-cell>
              <table:table-cell office:value-type="float" office:value="-213.84809119093">
                <text:p>-213.8480911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495">
                <text:p>16.8495</text:p>
              </table:table-cell>
              <table:table-cell office:value-type="float" office:value="-43.4558109003554">
                <text:p>-43.4558109003554</text:p>
              </table:table-cell>
              <table:table-cell office:value-type="float" office:value="21.7845">
                <text:p>21.7845</text:p>
              </table:table-cell>
              <table:table-cell office:value-type="float" office:value="-83.1189448474332">
                <text:p>-83.1189448474332</text:p>
              </table:table-cell>
              <table:table-cell office:value-type="float" office:value="47.7285">
                <text:p>47.7285</text:p>
              </table:table-cell>
              <table:table-cell office:value-type="float" office:value="-104.442798616804">
                <text:p>-104.442798616804</text:p>
              </table:table-cell>
              <table:table-cell office:value-type="float" office:value="156.662">
                <text:p>156.662</text:p>
              </table:table-cell>
              <table:table-cell office:value-type="float" office:value="-137.492526468263">
                <text:p>-137.492526468263</text:p>
              </table:table-cell>
              <table:table-cell office:value-type="float" office:value="973.544">
                <text:p>973.544</text:p>
              </table:table-cell>
              <table:table-cell office:value-type="float" office:value="-159.139087689958">
                <text:p>-159.139087689958</text:p>
              </table:table-cell>
              <table:table-cell office:value-type="float" office:value="3289.97">
                <text:p>3289.97</text:p>
              </table:table-cell>
              <table:table-cell office:value-type="float" office:value="-202.656888358578">
                <text:p>-202.656888358578</text:p>
              </table:table-cell>
              <table:table-cell office:value-type="float" office:value="14914.9">
                <text:p>14914.9</text:p>
              </table:table-cell>
              <table:table-cell office:value-type="float" office:value="-233.291994082734">
                <text:p>-233.29199408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68">
                <text:p>18.68</text:p>
              </table:table-cell>
              <table:table-cell office:value-type="float" office:value="-46.674236752223">
                <text:p>-46.674236752223</text:p>
              </table:table-cell>
              <table:table-cell office:value-type="float" office:value="24.1944">
                <text:p>24.1944</text:p>
              </table:table-cell>
              <table:table-cell office:value-type="float" office:value="-74.2190949820477">
                <text:p>-74.2190949820477</text:p>
              </table:table-cell>
              <table:table-cell office:value-type="float" office:value="55.9876">
                <text:p>55.9876</text:p>
              </table:table-cell>
              <table:table-cell office:value-type="float" office:value="-107.777986450669">
                <text:p>-107.777986450669</text:p>
              </table:table-cell>
              <table:table-cell office:value-type="float" office:value="203.632">
                <text:p>203.632</text:p>
              </table:table-cell>
              <table:table-cell office:value-type="float" office:value="-150.087420778138">
                <text:p>-150.087420778138</text:p>
              </table:table-cell>
              <table:table-cell office:value-type="float" office:value="1307.63">
                <text:p>1307.63</text:p>
              </table:table-cell>
              <table:table-cell office:value-type="float" office:value="-161.640137834963">
                <text:p>-161.640137834963</text:p>
              </table:table-cell>
              <table:table-cell office:value-type="float" office:value="4454.7">
                <text:p>4454.7</text:p>
              </table:table-cell>
              <table:table-cell office:value-type="float" office:value="-201.675620486154">
                <text:p>-201.67562048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6256">
                <text:p>20.6256</text:p>
              </table:table-cell>
              <table:table-cell office:value-type="float" office:value="-50.1761009302045">
                <text:p>-50.1761009302045</text:p>
              </table:table-cell>
              <table:table-cell office:value-type="float" office:value="26.9754">
                <text:p>26.9754</text:p>
              </table:table-cell>
              <table:table-cell office:value-type="float" office:value="-73.5805019674477">
                <text:p>-73.5805019674477</text:p>
              </table:table-cell>
              <table:table-cell office:value-type="float" office:value="66.5642">
                <text:p>66.5642</text:p>
              </table:table-cell>
              <table:table-cell office:value-type="float" office:value="-107.624587024287">
                <text:p>-107.624587024287</text:p>
              </table:table-cell>
              <table:table-cell office:value-type="float" office:value="268.497">
                <text:p>268.497</text:p>
              </table:table-cell>
              <table:table-cell office:value-type="float" office:value="-151.964825013811">
                <text:p>-151.964825013811</text:p>
              </table:table-cell>
              <table:table-cell office:value-type="float" office:value="1846.52">
                <text:p>1846.52</text:p>
              </table:table-cell>
              <table:table-cell office:value-type="float" office:value="-163.035294655775">
                <text:p>-163.035294655775</text:p>
              </table:table-cell>
              <table:table-cell office:value-type="float" office:value="6096.94">
                <text:p>6096.94</text:p>
              </table:table-cell>
              <table:table-cell office:value-type="float" office:value="-215.928889592832">
                <text:p>-215.92888959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4582">
                <text:p>23.4582</text:p>
              </table:table-cell>
              <table:table-cell office:value-type="float" office:value="-47.1323693891283">
                <text:p>-47.1323693891283</text:p>
              </table:table-cell>
              <table:table-cell office:value-type="float" office:value="30.2147">
                <text:p>30.2147</text:p>
              </table:table-cell>
              <table:table-cell office:value-type="float" office:value="-108.990182471233">
                <text:p>-108.990182471233</text:p>
              </table:table-cell>
              <table:table-cell office:value-type="float" office:value="81.2733">
                <text:p>81.2733</text:p>
              </table:table-cell>
              <table:table-cell office:value-type="float" office:value="-115.382472375233">
                <text:p>-115.382472375233</text:p>
              </table:table-cell>
              <table:table-cell office:value-type="float" office:value="348.991">
                <text:p>348.991</text:p>
              </table:table-cell>
              <table:table-cell office:value-type="float" office:value="-150.835412267515">
                <text:p>-150.835412267515</text:p>
              </table:table-cell>
              <table:table-cell office:value-type="float" office:value="2617.31">
                <text:p>2617.31</text:p>
              </table:table-cell>
              <table:table-cell office:value-type="float" office:value="-166.205280860332">
                <text:p>-166.205280860332</text:p>
              </table:table-cell>
              <table:table-cell office:value-type="float" office:value="8134.89">
                <text:p>8134.89</text:p>
              </table:table-cell>
              <table:table-cell office:value-type="float" office:value="-217.069644789727">
                <text:p>-217.06964478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03">
                <text:p>26.703</text:p>
              </table:table-cell>
              <table:table-cell office:value-type="float" office:value="-48.7293291549854">
                <text:p>-48.7293291549854</text:p>
              </table:table-cell>
              <table:table-cell office:value-type="float" office:value="33.6112">
                <text:p>33.6112</text:p>
              </table:table-cell>
              <table:table-cell office:value-type="float" office:value="-90.2498274167741">
                <text:p>-90.2498274167741</text:p>
              </table:table-cell>
              <table:table-cell office:value-type="float" office:value="98.1449">
                <text:p>98.1449</text:p>
              </table:table-cell>
              <table:table-cell office:value-type="float" office:value="-115.66517139119">
                <text:p>-115.66517139119</text:p>
              </table:table-cell>
              <table:table-cell office:value-type="float" office:value="463.943">
                <text:p>463.943</text:p>
              </table:table-cell>
              <table:table-cell office:value-type="float" office:value="-157.499333757185">
                <text:p>-157.499333757185</text:p>
              </table:table-cell>
              <table:table-cell office:value-type="float" office:value="3706.48">
                <text:p>3706.48</text:p>
              </table:table-cell>
              <table:table-cell office:value-type="float" office:value="-181.649039544236">
                <text:p>-181.649039544236</text:p>
              </table:table-cell>
              <table:table-cell office:value-type="float" office:value="11440.1">
                <text:p>11440.1</text:p>
              </table:table-cell>
              <table:table-cell office:value-type="float" office:value="-219.735408894175">
                <text:p>-219.73540889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591">
                <text:p>30.7591</text:p>
              </table:table-cell>
              <table:table-cell office:value-type="float" office:value="-51.3197317581675">
                <text:p>-51.3197317581675</text:p>
              </table:table-cell>
              <table:table-cell office:value-type="float" office:value="37.4377">
                <text:p>37.4377</text:p>
              </table:table-cell>
              <table:table-cell office:value-type="float" office:value="-91.6716961283339">
                <text:p>-91.6716961283339</text:p>
              </table:table-cell>
              <table:table-cell office:value-type="float" office:value="121.867">
                <text:p>121.867</text:p>
              </table:table-cell>
              <table:table-cell office:value-type="float" office:value="-131.505066660866">
                <text:p>-131.505066660866</text:p>
              </table:table-cell>
              <table:table-cell office:value-type="float" office:value="622.005">
                <text:p>622.005</text:p>
              </table:table-cell>
              <table:table-cell office:value-type="float" office:value="-155.646675828925">
                <text:p>-155.646675828925</text:p>
              </table:table-cell>
              <table:table-cell office:value-type="float" office:value="5194.98">
                <text:p>5194.98</text:p>
              </table:table-cell>
              <table:table-cell office:value-type="float" office:value="-185.785567010354">
                <text:p>-185.785567010354</text:p>
              </table:table-cell>
              <table:table-cell office:value-type="float" office:value="16742.9">
                <text:p>16742.9</text:p>
              </table:table-cell>
              <table:table-cell office:value-type="float" office:value="-226.611519351572">
                <text:p>-226.61151935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2301">
                <text:p>35.2301</text:p>
              </table:table-cell>
              <table:table-cell office:value-type="float" office:value="-50.7650584188006">
                <text:p>-50.7650584188006</text:p>
              </table:table-cell>
              <table:table-cell office:value-type="float" office:value="42.192">
                <text:p>42.192</text:p>
              </table:table-cell>
              <table:table-cell office:value-type="float" office:value="-91.2694807966734">
                <text:p>-91.2694807966734</text:p>
              </table:table-cell>
              <table:table-cell office:value-type="float" office:value="155.386">
                <text:p>155.386</text:p>
              </table:table-cell>
              <table:table-cell office:value-type="float" office:value="-130.018550291875">
                <text:p>-130.018550291875</text:p>
              </table:table-cell>
              <table:table-cell office:value-type="float" office:value="885.723">
                <text:p>885.723</text:p>
              </table:table-cell>
              <table:table-cell office:value-type="float" office:value="-159.812763289222">
                <text:p>-159.812763289222</text:p>
              </table:table-cell>
              <table:table-cell office:value-type="float" office:value="7624.46">
                <text:p>7624.46</text:p>
              </table:table-cell>
              <table:table-cell office:value-type="float" office:value="-186.885694908547">
                <text:p>-186.88569490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0267">
                <text:p>41.0267</text:p>
              </table:table-cell>
              <table:table-cell office:value-type="float" office:value="-50.3674138907089">
                <text:p>-50.3674138907089</text:p>
              </table:table-cell>
              <table:table-cell office:value-type="float" office:value="47.7047">
                <text:p>47.7047</text:p>
              </table:table-cell>
              <table:table-cell office:value-type="float" office:value="-95.7022088195642">
                <text:p>-95.7022088195642</text:p>
              </table:table-cell>
              <table:table-cell office:value-type="float" office:value="198.347">
                <text:p>198.347</text:p>
              </table:table-cell>
              <table:table-cell office:value-type="float" office:value="-135.396835322506">
                <text:p>-135.396835322506</text:p>
              </table:table-cell>
              <table:table-cell office:value-type="float" office:value="1280.48">
                <text:p>1280.48</text:p>
              </table:table-cell>
              <table:table-cell office:value-type="float" office:value="-159.983821852561">
                <text:p>-159.983821852561</text:p>
              </table:table-cell>
              <table:table-cell office:value-type="float" office:value="10986">
                <text:p>10986</text:p>
              </table:table-cell>
              <table:table-cell office:value-type="float" office:value="-192.134996630638">
                <text:p>-192.134996630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4864">
                <text:p>48.4864</text:p>
              </table:table-cell>
              <table:table-cell office:value-type="float" office:value="-53.4725366511409">
                <text:p>-53.4725366511409</text:p>
              </table:table-cell>
              <table:table-cell office:value-type="float" office:value="54.5855">
                <text:p>54.5855</text:p>
              </table:table-cell>
              <table:table-cell office:value-type="float" office:value="-105.609069965902">
                <text:p>-105.609069965902</text:p>
              </table:table-cell>
              <table:table-cell office:value-type="float" office:value="259.295">
                <text:p>259.295</text:p>
              </table:table-cell>
              <table:table-cell office:value-type="float" office:value="-144.137803760376">
                <text:p>-144.137803760376</text:p>
              </table:table-cell>
              <table:table-cell office:value-type="float" office:value="1882.63">
                <text:p>1882.63</text:p>
              </table:table-cell>
              <table:table-cell office:value-type="float" office:value="-174.187120574524">
                <text:p>-174.187120574524</text:p>
              </table:table-cell>
              <table:table-cell office:value-type="float" office:value="16016.5">
                <text:p>16016.5</text:p>
              </table:table-cell>
              <table:table-cell office:value-type="float" office:value="-199.113876921976">
                <text:p>-199.11387692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5503">
                <text:p>58.5503</text:p>
              </table:table-cell>
              <table:table-cell office:value-type="float" office:value="-55.5755998314655">
                <text:p>-55.5755998314655</text:p>
              </table:table-cell>
              <table:table-cell office:value-type="float" office:value="62.7247">
                <text:p>62.7247</text:p>
              </table:table-cell>
              <table:table-cell office:value-type="float" office:value="-112.181220769961">
                <text:p>-112.181220769961</text:p>
              </table:table-cell>
              <table:table-cell office:value-type="float" office:value="336.245">
                <text:p>336.245</text:p>
              </table:table-cell>
              <table:table-cell office:value-type="float" office:value="-157.898578126591">
                <text:p>-157.898578126591</text:p>
              </table:table-cell>
              <table:table-cell office:value-type="float" office:value="2802.01">
                <text:p>2802.01</text:p>
              </table:table-cell>
              <table:table-cell office:value-type="float" office:value="-179.867085991002">
                <text:p>-179.86708599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6094">
                <text:p>71.6094</text:p>
              </table:table-cell>
              <table:table-cell office:value-type="float" office:value="-60.2890735425782">
                <text:p>-60.2890735425782</text:p>
              </table:table-cell>
              <table:table-cell office:value-type="float" office:value="72.0644">
                <text:p>72.0644</text:p>
              </table:table-cell>
              <table:table-cell office:value-type="float" office:value="-132.284536949034">
                <text:p>-132.284536949034</text:p>
              </table:table-cell>
              <table:table-cell office:value-type="float" office:value="442.815">
                <text:p>442.815</text:p>
              </table:table-cell>
              <table:table-cell office:value-type="float" office:value="-140.48780317669">
                <text:p>-140.48780317669</text:p>
              </table:table-cell>
              <table:table-cell office:value-type="float" office:value="4223.41">
                <text:p>4223.41</text:p>
              </table:table-cell>
              <table:table-cell office:value-type="float" office:value="-177.916453400327">
                <text:p>-177.916453400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4348">
                <text:p>88.4348</text:p>
              </table:table-cell>
              <table:table-cell office:value-type="float" office:value="-62.2446429946721">
                <text:p>-62.2446429946721</text:p>
              </table:table-cell>
              <table:table-cell office:value-type="float" office:value="84.3319">
                <text:p>84.3319</text:p>
              </table:table-cell>
              <table:table-cell office:value-type="float" office:value="-112.772121966163">
                <text:p>-112.772121966163</text:p>
              </table:table-cell>
              <table:table-cell office:value-type="float" office:value="612.141">
                <text:p>612.141</text:p>
              </table:table-cell>
              <table:table-cell office:value-type="float" office:value="-137.883376748">
                <text:p>-137.883376748</text:p>
              </table:table-cell>
              <table:table-cell office:value-type="float" office:value="6349.24">
                <text:p>6349.24</text:p>
              </table:table-cell>
              <table:table-cell office:value-type="float" office:value="-195.984813474352">
                <text:p>-195.98481347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.68">
                <text:p>110.68</text:p>
              </table:table-cell>
              <table:table-cell office:value-type="float" office:value="-65.5375600472676">
                <text:p>-65.5375600472676</text:p>
              </table:table-cell>
              <table:table-cell office:value-type="float" office:value="99.3592">
                <text:p>99.3592</text:p>
              </table:table-cell>
              <table:table-cell office:value-type="float" office:value="-111.855933080903">
                <text:p>-111.855933080903</text:p>
              </table:table-cell>
              <table:table-cell office:value-type="float" office:value="849.637">
                <text:p>849.637</text:p>
              </table:table-cell>
              <table:table-cell office:value-type="float" office:value="-144.980389569464">
                <text:p>-144.980389569464</text:p>
              </table:table-cell>
              <table:table-cell office:value-type="float" office:value="10279.6">
                <text:p>10279.6</text:p>
              </table:table-cell>
              <table:table-cell office:value-type="float" office:value="-192.10408822345">
                <text:p>-192.1040882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.859">
                <text:p>137.859</text:p>
              </table:table-cell>
              <table:table-cell office:value-type="float" office:value="-67.3177592593325">
                <text:p>-67.3177592593325</text:p>
              </table:table-cell>
              <table:table-cell office:value-type="float" office:value="116.733">
                <text:p>116.733</text:p>
              </table:table-cell>
              <table:table-cell office:value-type="float" office:value="-112.562333866229">
                <text:p>-112.562333866229</text:p>
              </table:table-cell>
              <table:table-cell office:value-type="float" office:value="1203.95">
                <text:p>1203.95</text:p>
              </table:table-cell>
              <table:table-cell office:value-type="float" office:value="-149.921638657856">
                <text:p>-149.921638657856</text:p>
              </table:table-cell>
              <table:table-cell office:value-type="float" office:value="16260.7">
                <text:p>16260.7</text:p>
              </table:table-cell>
              <table:table-cell office:value-type="float" office:value="-196.933669043563">
                <text:p>-196.93366904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.15">
                <text:p>177.15</text:p>
              </table:table-cell>
              <table:table-cell office:value-type="float" office:value="-69.530356074919">
                <text:p>-69.530356074919</text:p>
              </table:table-cell>
              <table:table-cell office:value-type="float" office:value="139.215">
                <text:p>139.215</text:p>
              </table:table-cell>
              <table:table-cell office:value-type="float" office:value="-155.093022955027">
                <text:p>-155.093022955027</text:p>
              </table:table-cell>
              <table:table-cell office:value-type="float" office:value="1715.17">
                <text:p>1715.17</text:p>
              </table:table-cell>
              <table:table-cell office:value-type="float" office:value="-150.608157765072">
                <text:p>-150.608157765072</text:p>
              </table:table-cell>
              <table:table-cell office:value-type="float" office:value="25744.6">
                <text:p>25744.6</text:p>
              </table:table-cell>
              <table:table-cell office:value-type="float" office:value="-196.643250641642">
                <text:p>-196.64325064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.811">
                <text:p>233.811</text:p>
              </table:table-cell>
              <table:table-cell office:value-type="float" office:value="-70.5846159186311">
                <text:p>-70.5846159186311</text:p>
              </table:table-cell>
              <table:table-cell office:value-type="float" office:value="166.951">
                <text:p>166.951</text:p>
              </table:table-cell>
              <table:table-cell office:value-type="float" office:value="-111.82193233403">
                <text:p>-111.82193233403</text:p>
              </table:table-cell>
              <table:table-cell office:value-type="float" office:value="2460.51">
                <text:p>2460.51</text:p>
              </table:table-cell>
              <table:table-cell office:value-type="float" office:value="-158.035363642874">
                <text:p>-158.03536364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.219">
                <text:p>318.219</text:p>
              </table:table-cell>
              <table:table-cell office:value-type="float" office:value="-71.6460170591111">
                <text:p>-71.6460170591111</text:p>
              </table:table-cell>
              <table:table-cell office:value-type="float" office:value="204.722">
                <text:p>204.722</text:p>
              </table:table-cell>
              <table:table-cell office:value-type="float" office:value="-112.982205861874">
                <text:p>-112.982205861874</text:p>
              </table:table-cell>
              <table:table-cell office:value-type="float" office:value="3596.82">
                <text:p>3596.82</text:p>
              </table:table-cell>
              <table:table-cell office:value-type="float" office:value="-176.482149324337">
                <text:p>-176.48214932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0.624">
                <text:p>450.624</text:p>
              </table:table-cell>
              <table:table-cell office:value-type="float" office:value="-73.7731504755667">
                <text:p>-73.7731504755667</text:p>
              </table:table-cell>
              <table:table-cell office:value-type="float" office:value="254.621">
                <text:p>254.621</text:p>
              </table:table-cell>
              <table:table-cell office:value-type="float" office:value="-113.597946209412">
                <text:p>-113.597946209412</text:p>
              </table:table-cell>
              <table:table-cell office:value-type="float" office:value="5290.39">
                <text:p>5290.39</text:p>
              </table:table-cell>
              <table:table-cell office:value-type="float" office:value="-170.057225707735">
                <text:p>-170.057225707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7.192">
                <text:p>667.192</text:p>
              </table:table-cell>
              <table:table-cell office:value-type="float" office:value="-76.746979040088">
                <text:p>-76.746979040088</text:p>
              </table:table-cell>
              <table:table-cell office:value-type="float" office:value="324.836">
                <text:p>324.836</text:p>
              </table:table-cell>
              <table:table-cell office:value-type="float" office:value="-116.710057946363">
                <text:p>-116.710057946363</text:p>
              </table:table-cell>
              <table:table-cell office:value-type="float" office:value="8065.15">
                <text:p>8065.15</text:p>
              </table:table-cell>
              <table:table-cell office:value-type="float" office:value="-169.714682211963">
                <text:p>-169.71468221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3.02">
                <text:p>993.02</text:p>
              </table:table-cell>
              <table:table-cell office:value-type="float" office:value="-78.6016254994829">
                <text:p>-78.6016254994829</text:p>
              </table:table-cell>
              <table:table-cell office:value-type="float" office:value="422.892">
                <text:p>422.892</text:p>
              </table:table-cell>
              <table:table-cell office:value-type="float" office:value="-119.209565497114">
                <text:p>-119.209565497114</text:p>
              </table:table-cell>
              <table:table-cell office:value-type="float" office:value="11967.7">
                <text:p>11967.7</text:p>
              </table:table-cell>
              <table:table-cell office:value-type="float" office:value="-170.693389205116">
                <text:p>-170.69338920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6.64">
                <text:p>1446.64</text:p>
              </table:table-cell>
              <table:table-cell office:value-type="float" office:value="-79.3860831862511">
                <text:p>-79.3860831862511</text:p>
              </table:table-cell>
              <table:table-cell office:value-type="float" office:value="555.662">
                <text:p>555.662</text:p>
              </table:table-cell>
              <table:table-cell office:value-type="float" office:value="-118.670216525966">
                <text:p>-118.670216525966</text:p>
              </table:table-cell>
              <table:table-cell office:value-type="float" office:value="18397.3">
                <text:p>18397.3</text:p>
              </table:table-cell>
              <table:table-cell office:value-type="float" office:value="-158.851629278798">
                <text:p>-158.85162927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5.62">
                <text:p>2095.62</text:p>
              </table:table-cell>
              <table:table-cell office:value-type="float" office:value="-80.7221641198906">
                <text:p>-80.7221641198906</text:p>
              </table:table-cell>
              <table:table-cell office:value-type="float" office:value="710.756">
                <text:p>710.756</text:p>
              </table:table-cell>
              <table:table-cell office:value-type="float" office:value="-119.178736515408">
                <text:p>-119.178736515408</text:p>
              </table:table-cell>
              <table:table-cell office:value-type="float" office:value="26676.7">
                <text:p>26676.7</text:p>
              </table:table-cell>
              <table:table-cell office:value-type="float" office:value="-172.630424944633">
                <text:p>-172.63042494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1.62">
                <text:p>3171.62</text:p>
              </table:table-cell>
              <table:table-cell office:value-type="float" office:value="-83.5845626810042">
                <text:p>-83.5845626810042</text:p>
              </table:table-cell>
              <table:table-cell office:value-type="float" office:value="946.758">
                <text:p>946.758</text:p>
              </table:table-cell>
              <table:table-cell office:value-type="float" office:value="-123.41203332875">
                <text:p>-123.41203332875</text:p>
              </table:table-cell>
              <table:table-cell office:value-type="float" office:value="40548.9">
                <text:p>40548.9</text:p>
              </table:table-cell>
              <table:table-cell office:value-type="float" office:value="-180.681195929125">
                <text:p>-180.68119592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69.85">
                <text:p>4669.85</text:p>
              </table:table-cell>
              <table:table-cell office:value-type="float" office:value="-84.9536729027832">
                <text:p>-84.9536729027832</text:p>
              </table:table-cell>
              <table:table-cell office:value-type="float" office:value="1289.14">
                <text:p>1289.14</text:p>
              </table:table-cell>
              <table:table-cell office:value-type="float" office:value="-149.804450947672">
                <text:p>-149.80445094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78.18">
                <text:p>7178.18</text:p>
              </table:table-cell>
              <table:table-cell office:value-type="float" office:value="-85.9418138557049">
                <text:p>-85.9418138557049</text:p>
              </table:table-cell>
              <table:table-cell office:value-type="float" office:value="1733.94">
                <text:p>1733.94</text:p>
              </table:table-cell>
              <table:table-cell office:value-type="float" office:value="-148.450538436446">
                <text:p>-148.45053843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40.8">
                <text:p>11840.8</text:p>
              </table:table-cell>
              <table:table-cell office:value-type="float" office:value="-87.6077771821332">
                <text:p>-87.6077771821332</text:p>
              </table:table-cell>
              <table:table-cell office:value-type="float" office:value="2320.45">
                <text:p>2320.45</text:p>
              </table:table-cell>
              <table:table-cell office:value-type="float" office:value="-146.287404940665">
                <text:p>-146.287404940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71.5">
                <text:p>20871.5</text:p>
              </table:table-cell>
              <table:table-cell office:value-type="float" office:value="-88.550757944096">
                <text:p>-88.550757944096</text:p>
              </table:table-cell>
              <table:table-cell office:value-type="float" office:value="3146.42">
                <text:p>3146.42</text:p>
              </table:table-cell>
              <table:table-cell office:value-type="float" office:value="-148.151176740278">
                <text:p>-148.151176740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24.6">
                <text:p>36424.6</text:p>
              </table:table-cell>
              <table:table-cell office:value-type="float" office:value="-90.6491884669679">
                <text:p>-90.6491884669679</text:p>
              </table:table-cell>
              <table:table-cell office:value-type="float" office:value="4401.67">
                <text:p>4401.67</text:p>
              </table:table-cell>
              <table:table-cell office:value-type="float" office:value="-169.646313402659">
                <text:p>-169.64631340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885.8">
                <text:p>62885.8</text:p>
              </table:table-cell>
              <table:table-cell office:value-type="float" office:value="-91.9527774798983">
                <text:p>-91.9527774798983</text:p>
              </table:table-cell>
              <table:table-cell office:value-type="float" office:value="6055.81">
                <text:p>6055.81</text:p>
              </table:table-cell>
              <table:table-cell office:value-type="float" office:value="-163.779284596984">
                <text:p>-163.77928459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8.77">
                <text:p>8618.77</text:p>
              </table:table-cell>
              <table:table-cell office:value-type="float" office:value="-151.285324328382">
                <text:p>-151.285324328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3.2">
                <text:p>12633.2</text:p>
              </table:table-cell>
              <table:table-cell office:value-type="float" office:value="-150.782931454744">
                <text:p>-150.782931454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86.1">
                <text:p>17586.1</text:p>
              </table:table-cell>
              <table:table-cell office:value-type="float" office:value="-150.961207889138">
                <text:p>-150.961207889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25.8">
                <text:p>24825.8</text:p>
              </table:table-cell>
              <table:table-cell office:value-type="float" office:value="-154.544022284007">
                <text:p>-154.54402228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70.3">
                <text:p>34470.3</text:p>
              </table:table-cell>
              <table:table-cell office:value-type="float" office:value="-161.790180908859">
                <text:p>-161.79018090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24.9">
                <text:p>49424.9</text:p>
              </table:table-cell>
              <table:table-cell office:value-type="float" office:value="-164.641997263688">
                <text:p>-164.641997263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-3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60" chart:maximum="0" chart:origin="-300" chart:interval-major="2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0.806cm" style:legend-expansion="high" chart:style-name="ch2"/>
        <chart:plot-area chart:style-name="ch3" table:cell-range-address="'1'.L9:'1'.L52 '1'.B53:'1'.B53 '1'.S9:'1'.S52 '2'.B59:'2'.B59 '2'.S9:'2'.S58 '3'.B47:'3'.B47 '3'.S9:'3'.S46 '4'.B39:'4'.B39 '4'.S9:'4'.S38 '5'.B33:'5'.B33 '5'.S9:'5'.S32 '6'.B30:'6'.B30 '6'.S9:'6'.S29 '7'.B25:'7'.B25 '7'.S9:'7'.S24 '8'.B22:'8'.B22 '8'.S9:'8'.S21 '9'.B19:'9'.B19 '9'.S9:'9'.S18 '10'.B19:'10'.B19 '10'.S9:'10'.S18 '11'.B19:'11'.B19 '11'.S9:'11'.S18 '12'.B14:'12'.B14 '12'.S9:'12'.S13" chart:data-source-has-labels="row" svg:x="1.315cm" svg:y="0.177cm" svg:width="11.908cm" svg:height="7.556cm">
          <chartooo:coordinate-region svg:x="2.077cm" svg:y="0.376cm" svg:width="10.866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322cm" chart:style-name="ch9">
              <text:p>Passivity Error, dB</text:p>
            </chart:title>
            <chart:grid chart:style-name="ch6" chart:class="major"/>
          </chart:axis>
          <chart:series chart:style-name="ch10" chart:values-cell-range-address="'1'.S9:'1'.S52" chart:label-cell-address="'1'.B53:'1'.B53" chart:class="chart:scatter">
            <chart:domain table:cell-range-address="'1'.L9:'1'.L52"/>
            <chart:data-point chart:repeated="44"/>
          </chart:series>
          <chart:series chart:style-name="ch11" chart:values-cell-range-address="'2'.S9:'2'.S58" chart:label-cell-address="'2'.B59:'2'.B59" chart:class="chart:scatter">
            <chart:domain table:cell-range-address="'2'.L9:'2'.L58"/>
            <chart:data-point chart:repeated="50"/>
          </chart:series>
          <chart:series chart:style-name="ch12" chart:values-cell-range-address="'3'.S9:'3'.S46" chart:label-cell-address="'3'.B47:'3'.B47" chart:class="chart:scatter">
            <chart:domain table:cell-range-address="'3'.L9:'3'.L46"/>
            <chart:data-point chart:repeated="38"/>
          </chart:series>
          <chart:series chart:style-name="ch13" chart:values-cell-range-address="'4'.S9:'4'.S38" chart:label-cell-address="'4'.B39:'4'.B39" chart:class="chart:scatter">
            <chart:domain table:cell-range-address="'4'.L9:'4'.L38"/>
            <chart:data-point chart:repeated="30"/>
          </chart:series>
          <chart:series chart:style-name="ch14" chart:values-cell-range-address="'5'.S9:'5'.S32" chart:label-cell-address="'5'.B33:'5'.B33" chart:class="chart:scatter">
            <chart:domain table:cell-range-address="'5'.L9:'5'.L32"/>
            <chart:data-point chart:repeated="24"/>
          </chart:series>
          <chart:series chart:style-name="ch15" chart:values-cell-range-address="'6'.S9:'6'.S29" chart:label-cell-address="'6'.B30:'6'.B30" chart:class="chart:scatter">
            <chart:domain table:cell-range-address="'6'.L9:'6'.L29"/>
            <chart:data-point chart:repeated="21"/>
          </chart:series>
          <chart:series chart:style-name="ch16" chart:values-cell-range-address="'7'.S9:'7'.S24" chart:label-cell-address="'7'.B25:'7'.B25" chart:class="chart:scatter">
            <chart:domain table:cell-range-address="'7'.L9:'7'.L24"/>
            <chart:data-point chart:repeated="16"/>
          </chart:series>
          <chart:series chart:style-name="ch17" chart:values-cell-range-address="'8'.S9:'8'.S21" chart:label-cell-address="'8'.B22:'8'.B22" chart:class="chart:scatter">
            <chart:domain table:cell-range-address="'8'.L9:'8'.L21"/>
            <chart:data-point chart:repeated="13"/>
          </chart:series>
          <chart:series chart:style-name="ch18" chart:values-cell-range-address="'9'.S9:'9'.S18" chart:label-cell-address="'9'.B19:'9'.B19" chart:class="chart:scatter">
            <chart:domain table:cell-range-address="'9'.L9:'9'.L18"/>
            <chart:data-point chart:repeated="10"/>
          </chart:series>
          <chart:series chart:style-name="ch19" chart:values-cell-range-address="'10'.S9:'10'.S18" chart:label-cell-address="'10'.B19:'10'.B19" chart:class="chart:scatter">
            <chart:domain table:cell-range-address="'10'.L9:'10'.L18"/>
            <chart:data-point chart:repeated="10"/>
          </chart:series>
          <chart:series chart:style-name="ch20" chart:values-cell-range-address="'11'.S9:'11'.S18" chart:label-cell-address="'11'.B19:'11'.B19" chart:class="chart:scatter">
            <chart:domain table:cell-range-address="'11'.L9:'11'.L18"/>
            <chart:data-point chart:repeated="10"/>
          </chart:series>
          <chart:series chart:style-name="ch21" chart:values-cell-range-address="'12'.S9:'12'.S13" chart:label-cell-address="'12'.B14:'12'.B14" chart:class="chart:scatter">
            <chart:domain table:cell-range-address="'11'.L9:'11'.L13"/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</text:p>
                <draw:g>
                  <svg:desc>'1'.B53:'1'.B5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2</text:p>
                <draw:g>
                  <svg:desc>'2'.B59:'2'.B5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3</text:p>
                <draw:g>
                  <svg:desc>'3'.B47:'3'.B4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4</text:p>
                <draw:g>
                  <svg:desc>'4'.B39:'4'.B3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5</text:p>
                <draw:g>
                  <svg:desc>'5'.B33:'5'.B3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6</text:p>
                <draw:g>
                  <svg:desc>'6'.B30:'6'.B3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</text:p>
                <draw:g>
                  <svg:desc>'7'.B25:'7'.B2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8</text:p>
                <draw:g>
                  <svg:desc>'8'.B22:'8'.B2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9</text:p>
                <draw:g>
                  <svg:desc>'9'.B19:'9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0</text:p>
                <draw:g>
                  <svg:desc>'10'.B19:'10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1</text:p>
                <draw:g>
                  <svg:desc>'11'.B19:'11'.B1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12</text:p>
                <draw:g>
                  <svg:desc>'12'.B14:'12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7666">
                <text:p>0.917666</text:p>
                <draw:g>
                  <svg:desc>'1'.L9:'1'.L52</svg:desc>
                </draw:g>
              </table:table-cell>
              <table:table-cell office:value-type="float" office:value="-103.333021446611">
                <text:p>-103.333021446611</text:p>
                <draw:g>
                  <svg:desc>'1'.S9:'1'.S52</svg:desc>
                </draw:g>
              </table:table-cell>
              <table:table-cell office:value-type="float" office:value="1.10307">
                <text:p>1.10307</text:p>
                <draw:g>
                  <svg:desc>'2'.L9:'2'.L58</svg:desc>
                </draw:g>
              </table:table-cell>
              <table:table-cell office:value-type="float" office:value="-44.6518715119676">
                <text:p>-44.6518715119676</text:p>
                <draw:g>
                  <svg:desc>'2'.S9:'2'.S58</svg:desc>
                </draw:g>
              </table:table-cell>
              <table:table-cell office:value-type="float" office:value="1.24656">
                <text:p>1.24656</text:p>
                <draw:g>
                  <svg:desc>'3'.L9:'3'.L46</svg:desc>
                </draw:g>
              </table:table-cell>
              <table:table-cell office:value-type="float" office:value="-56.7582647150085">
                <text:p>-56.7582647150085</text:p>
                <draw:g>
                  <svg:desc>'3'.S9:'3'.S46</svg:desc>
                </draw:g>
              </table:table-cell>
              <table:table-cell office:value-type="float" office:value="1.56572">
                <text:p>1.56572</text:p>
                <draw:g>
                  <svg:desc>'4'.L9:'4'.L38</svg:desc>
                </draw:g>
              </table:table-cell>
              <table:table-cell office:value-type="float" office:value="-70.4980163510242">
                <text:p>-70.4980163510242</text:p>
                <draw:g>
                  <svg:desc>'4'.S9:'4'.S38</svg:desc>
                </draw:g>
              </table:table-cell>
              <table:table-cell office:value-type="float" office:value="2.64268">
                <text:p>2.64268</text:p>
                <draw:g>
                  <svg:desc>'5'.L9:'5'.L32</svg:desc>
                </draw:g>
              </table:table-cell>
              <table:table-cell office:value-type="float" office:value="-98.8347051936495">
                <text:p>-98.8347051936495</text:p>
                <draw:g>
                  <svg:desc>'5'.S9:'5'.S32</svg:desc>
                </draw:g>
              </table:table-cell>
              <table:table-cell office:value-type="float" office:value="5.45264">
                <text:p>5.45264</text:p>
                <draw:g>
                  <svg:desc>'6'.L9:'6'.L29</svg:desc>
                </draw:g>
              </table:table-cell>
              <table:table-cell office:value-type="float" office:value="-114.170677965655">
                <text:p>-114.170677965655</text:p>
                <draw:g>
                  <svg:desc>'6'.S9:'6'.S29</svg:desc>
                </draw:g>
              </table:table-cell>
              <table:table-cell office:value-type="float" office:value="12.8911">
                <text:p>12.8911</text:p>
                <draw:g>
                  <svg:desc>'7'.L9:'7'.L24</svg:desc>
                </draw:g>
              </table:table-cell>
              <table:table-cell office:value-type="float" office:value="-137.182817550313">
                <text:p>-137.182817550313</text:p>
                <draw:g>
                  <svg:desc>'7'.S9:'7'.S24</svg:desc>
                </draw:g>
              </table:table-cell>
              <table:table-cell office:value-type="float" office:value="32.3104">
                <text:p>32.3104</text:p>
                <draw:g>
                  <svg:desc>'8'.L9:'8'.L21</svg:desc>
                </draw:g>
              </table:table-cell>
              <table:table-cell office:value-type="float" office:value="-153.685236267436">
                <text:p>-153.685236267436</text:p>
                <draw:g>
                  <svg:desc>'8'.S9:'8'.S21</svg:desc>
                </draw:g>
              </table:table-cell>
              <table:table-cell office:value-type="float" office:value="98.7386">
                <text:p>98.7386</text:p>
                <draw:g>
                  <svg:desc>'9'.L9:'9'.L18</svg:desc>
                </draw:g>
              </table:table-cell>
              <table:table-cell office:value-type="float" office:value="-181.257957120657">
                <text:p>-181.257957120657</text:p>
                <draw:g>
                  <svg:desc>'9'.S9:'9'.S18</svg:desc>
                </draw:g>
              </table:table-cell>
              <table:table-cell office:value-type="float" office:value="296.655">
                <text:p>296.655</text:p>
                <draw:g>
                  <svg:desc>'10'.L9:'10'.L18</svg:desc>
                </draw:g>
              </table:table-cell>
              <table:table-cell office:value-type="float" office:value="-195.279436244313">
                <text:p>-195.279436244313</text:p>
                <draw:g>
                  <svg:desc>'10'.S9:'10'.S18</svg:desc>
                </draw:g>
              </table:table-cell>
              <table:table-cell office:value-type="float" office:value="963.23">
                <text:p>963.23</text:p>
                <draw:g>
                  <svg:desc>'11'.L9:'11'.L18</svg:desc>
                </draw:g>
              </table:table-cell>
              <table:table-cell office:value-type="float" office:value="-231.393621447214">
                <text:p>-231.393621447214</text:p>
                <draw:g>
                  <svg:desc>'11'.S9:'11'.S18</svg:desc>
                </draw:g>
              </table:table-cell>
              <table:table-cell office:value-type="float" office:value="963.23">
                <text:p>963.23</text:p>
                <draw:g>
                  <svg:desc>'11'.L9:'11'.L13</svg:desc>
                </draw:g>
              </table:table-cell>
              <table:table-cell office:value-type="float" office:value="-206.817875886125">
                <text:p>-206.817875886125</text:p>
                <draw:g>
                  <svg:desc>'12'.S9:'12'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0087">
                <text:p>1.80087</text:p>
              </table:table-cell>
              <table:table-cell office:value-type="float" office:value="-64.3225891289099">
                <text:p>-64.3225891289099</text:p>
              </table:table-cell>
              <table:table-cell office:value-type="float" office:value="2.06412">
                <text:p>2.06412</text:p>
              </table:table-cell>
              <table:table-cell office:value-type="float" office:value="-36.9322301978542">
                <text:p>-36.9322301978542</text:p>
              </table:table-cell>
              <table:table-cell office:value-type="float" office:value="2.41258">
                <text:p>2.41258</text:p>
              </table:table-cell>
              <table:table-cell office:value-type="float" office:value="-53.6438241891981">
                <text:p>-53.6438241891981</text:p>
              </table:table-cell>
              <table:table-cell office:value-type="float" office:value="4.0357">
                <text:p>4.0357</text:p>
              </table:table-cell>
              <table:table-cell office:value-type="float" office:value="-80.7948910402982">
                <text:p>-80.7948910402982</text:p>
              </table:table-cell>
              <table:table-cell office:value-type="float" office:value="8.72515">
                <text:p>8.72515</text:p>
              </table:table-cell>
              <table:table-cell office:value-type="float" office:value="-98.6181443761448">
                <text:p>-98.6181443761448</text:p>
              </table:table-cell>
              <table:table-cell office:value-type="float" office:value="21.7073">
                <text:p>21.7073</text:p>
              </table:table-cell>
              <table:table-cell office:value-type="float" office:value="-125.590888854499">
                <text:p>-125.590888854499</text:p>
              </table:table-cell>
              <table:table-cell office:value-type="float" office:value="58.6941">
                <text:p>58.6941</text:p>
              </table:table-cell>
              <table:table-cell office:value-type="float" office:value="-139.527341195623">
                <text:p>-139.527341195623</text:p>
              </table:table-cell>
              <table:table-cell office:value-type="float" office:value="161.228">
                <text:p>161.228</text:p>
              </table:table-cell>
              <table:table-cell office:value-type="float" office:value="-158.504694030752">
                <text:p>-158.504694030752</text:p>
              </table:table-cell>
              <table:table-cell office:value-type="float" office:value="500.687">
                <text:p>500.687</text:p>
              </table:table-cell>
              <table:table-cell office:value-type="float" office:value="-187.938420623193">
                <text:p>-187.938420623193</text:p>
              </table:table-cell>
              <table:table-cell office:value-type="float" office:value="1498.47">
                <text:p>1498.47</text:p>
              </table:table-cell>
              <table:table-cell office:value-type="float" office:value="-214.025035297298">
                <text:p>-214.025035297298</text:p>
              </table:table-cell>
              <table:table-cell office:value-type="float" office:value="4556.71">
                <text:p>4556.71</text:p>
              </table:table-cell>
              <table:table-cell office:value-type="float" office:value="-218.317882397573">
                <text:p>-218.317882397573</text:p>
              </table:table-cell>
              <table:table-cell office:value-type="float" office:value="4556.71">
                <text:p>4556.71</text:p>
              </table:table-cell>
              <table:table-cell office:value-type="float" office:value="-195.913182926485">
                <text:p>-195.913182926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3">
                <text:p>2.6923</text:p>
              </table:table-cell>
              <table:table-cell office:value-type="float" office:value="-43.7057947770366">
                <text:p>-43.7057947770366</text:p>
              </table:table-cell>
              <table:table-cell office:value-type="float" office:value="3.07683">
                <text:p>3.07683</text:p>
              </table:table-cell>
              <table:table-cell office:value-type="float" office:value="-34.4742640936571">
                <text:p>-34.4742640936571</text:p>
              </table:table-cell>
              <table:table-cell office:value-type="float" office:value="3.74222">
                <text:p>3.74222</text:p>
              </table:table-cell>
              <table:table-cell office:value-type="float" office:value="-55.4889118979627">
                <text:p>-55.4889118979627</text:p>
              </table:table-cell>
              <table:table-cell office:value-type="float" office:value="7.35739">
                <text:p>7.35739</text:p>
              </table:table-cell>
              <table:table-cell office:value-type="float" office:value="-88.5158928204534">
                <text:p>-88.5158928204534</text:p>
              </table:table-cell>
              <table:table-cell office:value-type="float" office:value="17.8085">
                <text:p>17.8085</text:p>
              </table:table-cell>
              <table:table-cell office:value-type="float" office:value="-102.209155149866">
                <text:p>-102.209155149866</text:p>
              </table:table-cell>
              <table:table-cell office:value-type="float" office:value="43.9245">
                <text:p>43.9245</text:p>
              </table:table-cell>
              <table:table-cell office:value-type="float" office:value="-131.923430458723">
                <text:p>-131.923430458723</text:p>
              </table:table-cell>
              <table:table-cell office:value-type="float" office:value="114.759">
                <text:p>114.759</text:p>
              </table:table-cell>
              <table:table-cell office:value-type="float" office:value="-148.612326822117">
                <text:p>-148.612326822117</text:p>
              </table:table-cell>
              <table:table-cell office:value-type="float" office:value="729.553">
                <text:p>729.553</text:p>
              </table:table-cell>
              <table:table-cell office:value-type="float" office:value="-172.797996290338">
                <text:p>-172.797996290338</text:p>
              </table:table-cell>
              <table:table-cell office:value-type="float" office:value="1059.64">
                <text:p>1059.64</text:p>
              </table:table-cell>
              <table:table-cell office:value-type="float" office:value="-195.546405550064">
                <text:p>-195.546405550064</text:p>
              </table:table-cell>
              <table:table-cell office:value-type="float" office:value="3057.97">
                <text:p>3057.97</text:p>
              </table:table-cell>
              <table:table-cell office:value-type="float" office:value="-225.640233636863">
                <text:p>-225.640233636863</text:p>
              </table:table-cell>
              <table:table-cell office:value-type="float" office:value="9444.82">
                <text:p>9444.82</text:p>
              </table:table-cell>
              <table:table-cell office:value-type="float" office:value="-216.532733158715">
                <text:p>-216.532733158715</text:p>
              </table:table-cell>
              <table:table-cell office:value-type="float" office:value="9444.82">
                <text:p>9444.82</text:p>
              </table:table-cell>
              <table:table-cell office:value-type="float" office:value="-215.300248757474">
                <text:p>-215.300248757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8231">
                <text:p>3.58231</text:p>
              </table:table-cell>
              <table:table-cell office:value-type="float" office:value="-31.0457924145868">
                <text:p>-31.0457924145868</text:p>
              </table:table-cell>
              <table:table-cell office:value-type="float" office:value="4.14041">
                <text:p>4.14041</text:p>
              </table:table-cell>
              <table:table-cell office:value-type="float" office:value="-39.3621395016333">
                <text:p>-39.3621395016333</text:p>
              </table:table-cell>
              <table:table-cell office:value-type="float" office:value="5.31654">
                <text:p>5.31654</text:p>
              </table:table-cell>
              <table:table-cell office:value-type="float" office:value="-60.6048527810667">
                <text:p>-60.6048527810667</text:p>
              </table:table-cell>
              <table:table-cell office:value-type="float" office:value="11.2706">
                <text:p>11.2706</text:p>
              </table:table-cell>
              <table:table-cell office:value-type="float" office:value="-87.7264108011063">
                <text:p>-87.7264108011063</text:p>
              </table:table-cell>
              <table:table-cell office:value-type="float" office:value="32.2027">
                <text:p>32.2027</text:p>
              </table:table-cell>
              <table:table-cell office:value-type="float" office:value="-102.236154442907">
                <text:p>-102.236154442907</text:p>
              </table:table-cell>
              <table:table-cell office:value-type="float" office:value="88.9462">
                <text:p>88.9462</text:p>
              </table:table-cell>
              <table:table-cell office:value-type="float" office:value="-131.923271669999">
                <text:p>-131.923271669999</text:p>
              </table:table-cell>
              <table:table-cell office:value-type="float" office:value="317.078">
                <text:p>317.078</text:p>
              </table:table-cell>
              <table:table-cell office:value-type="float" office:value="-157.524150925287">
                <text:p>-157.524150925287</text:p>
              </table:table-cell>
              <table:table-cell office:value-type="float" office:value="1309.12">
                <text:p>1309.12</text:p>
              </table:table-cell>
              <table:table-cell office:value-type="float" office:value="-195.442823261528">
                <text:p>-195.442823261528</text:p>
              </table:table-cell>
              <table:table-cell office:value-type="float" office:value="2644.7">
                <text:p>2644.7</text:p>
              </table:table-cell>
              <table:table-cell office:value-type="float" office:value="-206.968124952478">
                <text:p>-206.968124952478</text:p>
              </table:table-cell>
              <table:table-cell office:value-type="float" office:value="5332.59">
                <text:p>5332.59</text:p>
              </table:table-cell>
              <table:table-cell office:value-type="float" office:value="-231.986597293273">
                <text:p>-231.986597293273</text:p>
              </table:table-cell>
              <table:table-cell office:value-type="float" office:value="15229.8">
                <text:p>15229.8</text:p>
              </table:table-cell>
              <table:table-cell office:value-type="float" office:value="-216.442631096378">
                <text:p>-216.442631096378</text:p>
              </table:table-cell>
              <table:table-cell office:value-type="float" office:value="15229.8">
                <text:p>15229.8</text:p>
              </table:table-cell>
              <table:table-cell office:value-type="float" office:value="-200.099116927835">
                <text:p>-200.099116927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1121">
                <text:p>4.51121</text:p>
              </table:table-cell>
              <table:table-cell office:value-type="float" office:value="-37.5701842446853">
                <text:p>-37.5701842446853</text:p>
              </table:table-cell>
              <table:table-cell office:value-type="float" office:value="5.25116">
                <text:p>5.25116</text:p>
              </table:table-cell>
              <table:table-cell office:value-type="float" office:value="-45.5267165201771">
                <text:p>-45.5267165201771</text:p>
              </table:table-cell>
              <table:table-cell office:value-type="float" office:value="7.02106">
                <text:p>7.02106</text:p>
              </table:table-cell>
              <table:table-cell office:value-type="float" office:value="-70.4016525008385">
                <text:p>-70.4016525008385</text:p>
              </table:table-cell>
              <table:table-cell office:value-type="float" office:value="15.0807">
                <text:p>15.0807</text:p>
              </table:table-cell>
              <table:table-cell office:value-type="float" office:value="-122.322027696538">
                <text:p>-122.322027696538</text:p>
              </table:table-cell>
              <table:table-cell office:value-type="float" office:value="47.1497">
                <text:p>47.1497</text:p>
              </table:table-cell>
              <table:table-cell office:value-type="float" office:value="-114.239153506809">
                <text:p>-114.239153506809</text:p>
              </table:table-cell>
              <table:table-cell office:value-type="float" office:value="161.99">
                <text:p>161.99</text:p>
              </table:table-cell>
              <table:table-cell office:value-type="float" office:value="-151.124594965865">
                <text:p>-151.124594965865</text:p>
              </table:table-cell>
              <table:table-cell office:value-type="float" office:value="517.195">
                <text:p>517.195</text:p>
              </table:table-cell>
              <table:table-cell office:value-type="float" office:value="-157.522450235897">
                <text:p>-157.522450235897</text:p>
              </table:table-cell>
              <table:table-cell office:value-type="float" office:value="1888.28">
                <text:p>1888.28</text:p>
              </table:table-cell>
              <table:table-cell office:value-type="float" office:value="-195.427378239852">
                <text:p>-195.427378239852</text:p>
              </table:table-cell>
              <table:table-cell office:value-type="float" office:value="4274.72">
                <text:p>4274.72</text:p>
              </table:table-cell>
              <table:table-cell office:value-type="float" office:value="-210.061408776747">
                <text:p>-210.061408776747</text:p>
              </table:table-cell>
              <table:table-cell office:value-type="float" office:value="7896.17">
                <text:p>7896.17</text:p>
              </table:table-cell>
              <table:table-cell office:value-type="float" office:value="-247.13789168531">
                <text:p>-247.13789168531</text:p>
              </table:table-cell>
              <table:table-cell office:value-type="float" office:value="24638.6">
                <text:p>24638.6</text:p>
              </table:table-cell>
              <table:table-cell office:value-type="float" office:value="-218.640671256924">
                <text:p>-218.640671256924</text:p>
              </table:table-cell>
              <table:table-cell office:value-type="float" office:value="24638.6">
                <text:p>24638.6</text:p>
              </table:table-cell>
              <table:table-cell office:value-type="float" office:value="-224.087028939692">
                <text:p>-224.087028939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556">
                <text:p>5.44556</text:p>
              </table:table-cell>
              <table:table-cell office:value-type="float" office:value="-49.5182962072538">
                <text:p>-49.5182962072538</text:p>
              </table:table-cell>
              <table:table-cell office:value-type="float" office:value="6.38754">
                <text:p>6.38754</text:p>
              </table:table-cell>
              <table:table-cell office:value-type="float" office:value="-47.0356657271875">
                <text:p>-47.0356657271875</text:p>
              </table:table-cell>
              <table:table-cell office:value-type="float" office:value="8.85232">
                <text:p>8.85232</text:p>
              </table:table-cell>
              <table:table-cell office:value-type="float" office:value="-71.1561001324632">
                <text:p>-71.1561001324632</text:p>
              </table:table-cell>
              <table:table-cell office:value-type="float" office:value="19.2349">
                <text:p>19.2349</text:p>
              </table:table-cell>
              <table:table-cell office:value-type="float" office:value="-122.383116140908">
                <text:p>-122.383116140908</text:p>
              </table:table-cell>
              <table:table-cell office:value-type="float" office:value="69.8219">
                <text:p>69.8219</text:p>
              </table:table-cell>
              <table:table-cell office:value-type="float" office:value="-114.241542423822">
                <text:p>-114.241542423822</text:p>
              </table:table-cell>
              <table:table-cell office:value-type="float" office:value="239.778">
                <text:p>239.778</text:p>
              </table:table-cell>
              <table:table-cell office:value-type="float" office:value="-151.12552385443">
                <text:p>-151.12552385443</text:p>
              </table:table-cell>
              <table:table-cell office:value-type="float" office:value="737.193">
                <text:p>737.193</text:p>
              </table:table-cell>
              <table:table-cell office:value-type="float" office:value="-157.522559713866">
                <text:p>-157.522559713866</text:p>
              </table:table-cell>
              <table:table-cell office:value-type="float" office:value="2504.54">
                <text:p>2504.54</text:p>
              </table:table-cell>
              <table:table-cell office:value-type="float" office:value="-195.436839261602">
                <text:p>-195.436839261602</text:p>
              </table:table-cell>
              <table:table-cell office:value-type="float" office:value="6409.39">
                <text:p>6409.39</text:p>
              </table:table-cell>
              <table:table-cell office:value-type="float" office:value="-211.134280837183">
                <text:p>-211.134280837183</text:p>
              </table:table-cell>
              <table:table-cell office:value-type="float" office:value="11719.6">
                <text:p>11719.6</text:p>
              </table:table-cell>
              <table:table-cell office:value-type="float" office:value="-256.31942672583">
                <text:p>-256.31942672583</text:p>
              </table:table-cell>
              <table:table-cell office:value-type="float" office:value="36297.6">
                <text:p>36297.6</text:p>
              </table:table-cell>
              <table:table-cell office:value-type="float" office:value="-219.307606098055">
                <text:p>-219.30760609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988">
                <text:p>6.39988</text:p>
              </table:table-cell>
              <table:table-cell office:value-type="float" office:value="-45.4196907504329">
                <text:p>-45.4196907504329</text:p>
              </table:table-cell>
              <table:table-cell office:value-type="float" office:value="7.56788">
                <text:p>7.56788</text:p>
              </table:table-cell>
              <table:table-cell office:value-type="float" office:value="-57.8183406238603">
                <text:p>-57.8183406238603</text:p>
              </table:table-cell>
              <table:table-cell office:value-type="float" office:value="10.9236">
                <text:p>10.9236</text:p>
              </table:table-cell>
              <table:table-cell office:value-type="float" office:value="-71.2002599930483">
                <text:p>-71.2002599930483</text:p>
              </table:table-cell>
              <table:table-cell office:value-type="float" office:value="23.5039">
                <text:p>23.5039</text:p>
              </table:table-cell>
              <table:table-cell office:value-type="float" office:value="-120.941945819968">
                <text:p>-120.941945819968</text:p>
              </table:table-cell>
              <table:table-cell office:value-type="float" office:value="92.7629">
                <text:p>92.7629</text:p>
              </table:table-cell>
              <table:table-cell office:value-type="float" office:value="-114.244027752447">
                <text:p>-114.244027752447</text:p>
              </table:table-cell>
              <table:table-cell office:value-type="float" office:value="318.635">
                <text:p>318.635</text:p>
              </table:table-cell>
              <table:table-cell office:value-type="float" office:value="-153.975492454758">
                <text:p>-153.975492454758</text:p>
              </table:table-cell>
              <table:table-cell office:value-type="float" office:value="1015.6">
                <text:p>1015.6</text:p>
              </table:table-cell>
              <table:table-cell office:value-type="float" office:value="-162.935372564156">
                <text:p>-162.935372564156</text:p>
              </table:table-cell>
              <table:table-cell office:value-type="float" office:value="3525.35">
                <text:p>3525.35</text:p>
              </table:table-cell>
              <table:table-cell office:value-type="float" office:value="-196.95007319979">
                <text:p>-196.95007319979</text:p>
              </table:table-cell>
              <table:table-cell office:value-type="float" office:value="9587.74">
                <text:p>9587.74</text:p>
              </table:table-cell>
              <table:table-cell office:value-type="float" office:value="-210.986951970756">
                <text:p>-210.986951970756</text:p>
              </table:table-cell>
              <table:table-cell office:value-type="float" office:value="16827">
                <text:p>16827</text:p>
              </table:table-cell>
              <table:table-cell office:value-type="float" office:value="-253.211293521914">
                <text:p>-253.211293521914</text:p>
              </table:table-cell>
              <table:table-cell office:value-type="float" office:value="48973.6">
                <text:p>48973.6</text:p>
              </table:table-cell>
              <table:table-cell office:value-type="float" office:value="-216.086555118331">
                <text:p>-216.08655511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6051">
                <text:p>7.36051</text:p>
              </table:table-cell>
              <table:table-cell office:value-type="float" office:value="-49.6253735914422">
                <text:p>-49.6253735914422</text:p>
              </table:table-cell>
              <table:table-cell office:value-type="float" office:value="8.78889">
                <text:p>8.78889</text:p>
              </table:table-cell>
              <table:table-cell office:value-type="float" office:value="-57.5586925909448">
                <text:p>-57.5586925909448</text:p>
              </table:table-cell>
              <table:table-cell office:value-type="float" office:value="13.5554">
                <text:p>13.5554</text:p>
              </table:table-cell>
              <table:table-cell office:value-type="float" office:value="-71.1893472402492">
                <text:p>-71.1893472402492</text:p>
              </table:table-cell>
              <table:table-cell office:value-type="float" office:value="29.8978">
                <text:p>29.8978</text:p>
              </table:table-cell>
              <table:table-cell office:value-type="float" office:value="-120.913588646707">
                <text:p>-120.913588646707</text:p>
              </table:table-cell>
              <table:table-cell office:value-type="float" office:value="117.987">
                <text:p>117.987</text:p>
              </table:table-cell>
              <table:table-cell office:value-type="float" office:value="-117.482978436481">
                <text:p>-117.482978436481</text:p>
              </table:table-cell>
              <table:table-cell office:value-type="float" office:value="418.98">
                <text:p>418.98</text:p>
              </table:table-cell>
              <table:table-cell office:value-type="float" office:value="-159.580268829942">
                <text:p>-159.580268829942</text:p>
              </table:table-cell>
              <table:table-cell office:value-type="float" office:value="1374.16">
                <text:p>1374.16</text:p>
              </table:table-cell>
              <table:table-cell office:value-type="float" office:value="-165.722311180778">
                <text:p>-165.722311180778</text:p>
              </table:table-cell>
              <table:table-cell office:value-type="float" office:value="4847.68">
                <text:p>4847.68</text:p>
              </table:table-cell>
              <table:table-cell office:value-type="float" office:value="-205.969716319429">
                <text:p>-205.969716319429</text:p>
              </table:table-cell>
              <table:table-cell office:value-type="float" office:value="13426.2">
                <text:p>13426.2</text:p>
              </table:table-cell>
              <table:table-cell office:value-type="float" office:value="-212.391387865335">
                <text:p>-212.391387865335</text:p>
              </table:table-cell>
              <table:table-cell office:value-type="float" office:value="24343.4">
                <text:p>24343.4</text:p>
              </table:table-cell>
              <table:table-cell office:value-type="float" office:value="-239.629238331826">
                <text:p>-239.629238331826</text:p>
              </table:table-cell>
              <table:table-cell office:value-type="float" office:value="62773.9">
                <text:p>62773.9</text:p>
              </table:table-cell>
              <table:table-cell office:value-type="float" office:value="-215.615312899559">
                <text:p>-215.6153128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6645">
                <text:p>8.36645</text:p>
              </table:table-cell>
              <table:table-cell office:value-type="float" office:value="-62.3341825805192">
                <text:p>-62.3341825805192</text:p>
              </table:table-cell>
              <table:table-cell office:value-type="float" office:value="10.0399">
                <text:p>10.0399</text:p>
              </table:table-cell>
              <table:table-cell office:value-type="float" office:value="-57.3722349730816">
                <text:p>-57.3722349730816</text:p>
              </table:table-cell>
              <table:table-cell office:value-type="float" office:value="16.1068">
                <text:p>16.1068</text:p>
              </table:table-cell>
              <table:table-cell office:value-type="float" office:value="-70.6246412895007">
                <text:p>-70.6246412895007</text:p>
              </table:table-cell>
              <table:table-cell office:value-type="float" office:value="36.5721">
                <text:p>36.5721</text:p>
              </table:table-cell>
              <table:table-cell office:value-type="float" office:value="-120.908941476869">
                <text:p>-120.908941476869</text:p>
              </table:table-cell>
              <table:table-cell office:value-type="float" office:value="146.005">
                <text:p>146.005</text:p>
              </table:table-cell>
              <table:table-cell office:value-type="float" office:value="-117.548968903434">
                <text:p>-117.548968903434</text:p>
              </table:table-cell>
              <table:table-cell office:value-type="float" office:value="530.672">
                <text:p>530.672</text:p>
              </table:table-cell>
              <table:table-cell office:value-type="float" office:value="-167.745375209231">
                <text:p>-167.745375209231</text:p>
              </table:table-cell>
              <table:table-cell office:value-type="float" office:value="1823.33">
                <text:p>1823.33</text:p>
              </table:table-cell>
              <table:table-cell office:value-type="float" office:value="-170.091417979305">
                <text:p>-170.091417979305</text:p>
              </table:table-cell>
              <table:table-cell office:value-type="float" office:value="6708.89">
                <text:p>6708.89</text:p>
              </table:table-cell>
              <table:table-cell office:value-type="float" office:value="-208.977294651506">
                <text:p>-208.977294651506</text:p>
              </table:table-cell>
              <table:table-cell office:value-type="float" office:value="19267.8">
                <text:p>19267.8</text:p>
              </table:table-cell>
              <table:table-cell office:value-type="float" office:value="-218.204606999993">
                <text:p>-218.204606999993</text:p>
              </table:table-cell>
              <table:table-cell office:value-type="float" office:value="35785.9">
                <text:p>35785.9</text:p>
              </table:table-cell>
              <table:table-cell office:value-type="float" office:value="-233.871298723972">
                <text:p>-233.871298723972</text:p>
              </table:table-cell>
              <table:table-cell office:value-type="float" office:value="83797.6">
                <text:p>83797.6</text:p>
              </table:table-cell>
              <table:table-cell office:value-type="float" office:value="-211.830542317419">
                <text:p>-211.83054231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0512">
                <text:p>9.40512</text:p>
              </table:table-cell>
              <table:table-cell office:value-type="float" office:value="-86.284098901286">
                <text:p>-86.284098901286</text:p>
              </table:table-cell>
              <table:table-cell office:value-type="float" office:value="11.3221">
                <text:p>11.3221</text:p>
              </table:table-cell>
              <table:table-cell office:value-type="float" office:value="-57.4150458604934">
                <text:p>-57.4150458604934</text:p>
              </table:table-cell>
              <table:table-cell office:value-type="float" office:value="18.7621">
                <text:p>18.7621</text:p>
              </table:table-cell>
              <table:table-cell office:value-type="float" office:value="-71.058047263447">
                <text:p>-71.058047263447</text:p>
              </table:table-cell>
              <table:table-cell office:value-type="float" office:value="45.2792">
                <text:p>45.2792</text:p>
              </table:table-cell>
              <table:table-cell office:value-type="float" office:value="-121.417155391272">
                <text:p>-121.417155391272</text:p>
              </table:table-cell>
              <table:table-cell office:value-type="float" office:value="185.096">
                <text:p>185.096</text:p>
              </table:table-cell>
              <table:table-cell office:value-type="float" office:value="-121.785812767471">
                <text:p>-121.785812767471</text:p>
              </table:table-cell>
              <table:table-cell office:value-type="float" office:value="660.87">
                <text:p>660.87</text:p>
              </table:table-cell>
              <table:table-cell office:value-type="float" office:value="-167.743169499385">
                <text:p>-167.743169499385</text:p>
              </table:table-cell>
              <table:table-cell office:value-type="float" office:value="2467.94">
                <text:p>2467.94</text:p>
              </table:table-cell>
              <table:table-cell office:value-type="float" office:value="-175.697306551261">
                <text:p>-175.697306551261</text:p>
              </table:table-cell>
              <table:table-cell office:value-type="float" office:value="9479.41">
                <text:p>9479.41</text:p>
              </table:table-cell>
              <table:table-cell office:value-type="float" office:value="-208.702087224558">
                <text:p>-208.702087224558</text:p>
              </table:table-cell>
              <table:table-cell office:value-type="float" office:value="27366.6">
                <text:p>27366.6</text:p>
              </table:table-cell>
              <table:table-cell office:value-type="float" office:value="-217.483306553867">
                <text:p>-217.483306553867</text:p>
              </table:table-cell>
              <table:table-cell office:value-type="float" office:value="48958.5">
                <text:p>48958.5</text:p>
              </table:table-cell>
              <table:table-cell office:value-type="float" office:value="-230.368542463005">
                <text:p>-230.368542463005</text:p>
              </table:table-cell>
              <table:table-cell office:value-type="float" office:value="108985">
                <text:p>108985</text:p>
              </table:table-cell>
              <table:table-cell office:value-type="float" office:value="-221.618525734111">
                <text:p>-221.61852573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531">
                <text:p>10.4531</text:p>
              </table:table-cell>
              <table:table-cell office:value-type="float" office:value="-43.8146286095418">
                <text:p>-43.8146286095418</text:p>
              </table:table-cell>
              <table:table-cell office:value-type="float" office:value="12.663">
                <text:p>12.663</text:p>
              </table:table-cell>
              <table:table-cell office:value-type="float" office:value="-55.5353158376303">
                <text:p>-55.5353158376303</text:p>
              </table:table-cell>
              <table:table-cell office:value-type="float" office:value="22.1041">
                <text:p>22.1041</text:p>
              </table:table-cell>
              <table:table-cell office:value-type="float" office:value="-71.0800326742901">
                <text:p>-71.0800326742901</text:p>
              </table:table-cell>
              <table:table-cell office:value-type="float" office:value="55.3644">
                <text:p>55.3644</text:p>
              </table:table-cell>
              <table:table-cell office:value-type="float" office:value="-119.002985202932">
                <text:p>-119.002985202932</text:p>
              </table:table-cell>
              <table:table-cell office:value-type="float" office:value="254.149">
                <text:p>254.149</text:p>
              </table:table-cell>
              <table:table-cell office:value-type="float" office:value="-121.941088276344">
                <text:p>-121.941088276344</text:p>
              </table:table-cell>
              <table:table-cell office:value-type="float" office:value="842.112">
                <text:p>842.112</text:p>
              </table:table-cell>
              <table:table-cell office:value-type="float" office:value="-163.744644015063">
                <text:p>-163.744644015063</text:p>
              </table:table-cell>
              <table:table-cell office:value-type="float" office:value="3338.55">
                <text:p>3338.55</text:p>
              </table:table-cell>
              <table:table-cell office:value-type="float" office:value="-196.51396643095">
                <text:p>-196.51396643095</text:p>
              </table:table-cell>
              <table:table-cell office:value-type="float" office:value="12640.4">
                <text:p>12640.4</text:p>
              </table:table-cell>
              <table:table-cell office:value-type="float" office:value="-218.363928953279">
                <text:p>-218.36392895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681">
                <text:p>11.5681</text:p>
              </table:table-cell>
              <table:table-cell office:value-type="float" office:value="-50.7539749324692">
                <text:p>-50.7539749324692</text:p>
              </table:table-cell>
              <table:table-cell office:value-type="float" office:value="14.0637">
                <text:p>14.0637</text:p>
              </table:table-cell>
              <table:table-cell office:value-type="float" office:value="-55.2164542629527">
                <text:p>-55.2164542629527</text:p>
              </table:table-cell>
              <table:table-cell office:value-type="float" office:value="25.9714">
                <text:p>25.9714</text:p>
              </table:table-cell>
              <table:table-cell office:value-type="float" office:value="-71.0849845957165">
                <text:p>-71.0849845957165</text:p>
              </table:table-cell>
              <table:table-cell office:value-type="float" office:value="66.825">
                <text:p>66.825</text:p>
              </table:table-cell>
              <table:table-cell office:value-type="float" office:value="-122.46169154459">
                <text:p>-122.46169154459</text:p>
              </table:table-cell>
              <table:table-cell office:value-type="float" office:value="344.809">
                <text:p>344.809</text:p>
              </table:table-cell>
              <table:table-cell office:value-type="float" office:value="-122.029870887965">
                <text:p>-122.029870887965</text:p>
              </table:table-cell>
              <table:table-cell office:value-type="float" office:value="1082.46">
                <text:p>1082.46</text:p>
              </table:table-cell>
              <table:table-cell office:value-type="float" office:value="-164.241783899577">
                <text:p>-164.241783899577</text:p>
              </table:table-cell>
              <table:table-cell office:value-type="float" office:value="4411.09">
                <text:p>4411.09</text:p>
              </table:table-cell>
              <table:table-cell office:value-type="float" office:value="-199.700337011112">
                <text:p>-199.700337011112</text:p>
              </table:table-cell>
              <table:table-cell office:value-type="float" office:value="16634.4">
                <text:p>16634.4</text:p>
              </table:table-cell>
              <table:table-cell office:value-type="float" office:value="-218.152142548656">
                <text:p>-218.152142548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3">
                <text:p>12.73</text:p>
              </table:table-cell>
              <table:table-cell office:value-type="float" office:value="-30.7238106442195">
                <text:p>-30.7238106442195</text:p>
              </table:table-cell>
              <table:table-cell office:value-type="float" office:value="15.7742">
                <text:p>15.7742</text:p>
              </table:table-cell>
              <table:table-cell office:value-type="float" office:value="-57.5876705624769">
                <text:p>-57.5876705624769</text:p>
              </table:table-cell>
              <table:table-cell office:value-type="float" office:value="30.3466">
                <text:p>30.3466</text:p>
              </table:table-cell>
              <table:table-cell office:value-type="float" office:value="-76.4515186188886">
                <text:p>-76.4515186188886</text:p>
              </table:table-cell>
              <table:table-cell office:value-type="float" office:value="79.7167">
                <text:p>79.7167</text:p>
              </table:table-cell>
              <table:table-cell office:value-type="float" office:value="-136.170752353228">
                <text:p>-136.170752353228</text:p>
              </table:table-cell>
              <table:table-cell office:value-type="float" office:value="467.952">
                <text:p>467.952</text:p>
              </table:table-cell>
              <table:table-cell office:value-type="float" office:value="-122.859453602825">
                <text:p>-122.859453602825</text:p>
              </table:table-cell>
              <table:table-cell office:value-type="float" office:value="1461.26">
                <text:p>1461.26</text:p>
              </table:table-cell>
              <table:table-cell office:value-type="float" office:value="-164.612568053452">
                <text:p>-164.612568053452</text:p>
              </table:table-cell>
              <table:table-cell office:value-type="float" office:value="5932.75">
                <text:p>5932.75</text:p>
              </table:table-cell>
              <table:table-cell office:value-type="float" office:value="-199.860497687633">
                <text:p>-199.860497687633</text:p>
              </table:table-cell>
              <table:table-cell office:value-type="float" office:value="22338.5">
                <text:p>22338.5</text:p>
              </table:table-cell>
              <table:table-cell office:value-type="float" office:value="-243.962116114968">
                <text:p>-243.96211611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9844">
                <text:p>13.9844</text:p>
              </table:table-cell>
              <table:table-cell office:value-type="float" office:value="-35.2989263920118">
                <text:p>-35.2989263920118</text:p>
              </table:table-cell>
              <table:table-cell office:value-type="float" office:value="17.6122">
                <text:p>17.6122</text:p>
              </table:table-cell>
              <table:table-cell office:value-type="float" office:value="-57.5915563964982">
                <text:p>-57.5915563964982</text:p>
              </table:table-cell>
              <table:table-cell office:value-type="float" office:value="35.3843">
                <text:p>35.3843</text:p>
              </table:table-cell>
              <table:table-cell office:value-type="float" office:value="-95.6541605985563">
                <text:p>-95.6541605985563</text:p>
              </table:table-cell>
              <table:table-cell office:value-type="float" office:value="95.0302">
                <text:p>95.0302</text:p>
              </table:table-cell>
              <table:table-cell office:value-type="float" office:value="-147.611758323958">
                <text:p>-147.611758323958</text:p>
              </table:table-cell>
              <table:table-cell office:value-type="float" office:value="611.931">
                <text:p>611.931</text:p>
              </table:table-cell>
              <table:table-cell office:value-type="float" office:value="-127.747528475706">
                <text:p>-127.747528475706</text:p>
              </table:table-cell>
              <table:table-cell office:value-type="float" office:value="1883.37">
                <text:p>1883.37</text:p>
              </table:table-cell>
              <table:table-cell office:value-type="float" office:value="-179.230520043343">
                <text:p>-179.230520043343</text:p>
              </table:table-cell>
              <table:table-cell office:value-type="float" office:value="8339.66">
                <text:p>8339.66</text:p>
              </table:table-cell>
              <table:table-cell office:value-type="float" office:value="-205.29276764193">
                <text:p>-205.2927676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392">
                <text:p>15.3392</text:p>
              </table:table-cell>
              <table:table-cell office:value-type="float" office:value="-42.028130603698">
                <text:p>-42.028130603698</text:p>
              </table:table-cell>
              <table:table-cell office:value-type="float" office:value="19.7201">
                <text:p>19.7201</text:p>
              </table:table-cell>
              <table:table-cell office:value-type="float" office:value="-58.2359967130117">
                <text:p>-58.2359967130117</text:p>
              </table:table-cell>
              <table:table-cell office:value-type="float" office:value="41.3163">
                <text:p>41.3163</text:p>
              </table:table-cell>
              <table:table-cell office:value-type="float" office:value="-94.0339538295541">
                <text:p>-94.0339538295541</text:p>
              </table:table-cell>
              <table:table-cell office:value-type="float" office:value="120.034">
                <text:p>120.034</text:p>
              </table:table-cell>
              <table:table-cell office:value-type="float" office:value="-149.267364355511">
                <text:p>-149.267364355511</text:p>
              </table:table-cell>
              <table:table-cell office:value-type="float" office:value="763.016">
                <text:p>763.016</text:p>
              </table:table-cell>
              <table:table-cell office:value-type="float" office:value="-139.697333773981">
                <text:p>-139.697333773981</text:p>
              </table:table-cell>
              <table:table-cell office:value-type="float" office:value="2507.86">
                <text:p>2507.86</text:p>
              </table:table-cell>
              <table:table-cell office:value-type="float" office:value="-178.013731329992">
                <text:p>-178.013731329992</text:p>
              </table:table-cell>
              <table:table-cell office:value-type="float" office:value="10992">
                <text:p>10992</text:p>
              </table:table-cell>
              <table:table-cell office:value-type="float" office:value="-207.826185319858">
                <text:p>-207.82618531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495">
                <text:p>16.8495</text:p>
              </table:table-cell>
              <table:table-cell office:value-type="float" office:value="-43.8339082702558">
                <text:p>-43.8339082702558</text:p>
              </table:table-cell>
              <table:table-cell office:value-type="float" office:value="21.7845">
                <text:p>21.7845</text:p>
              </table:table-cell>
              <table:table-cell office:value-type="float" office:value="-85.6559409057049">
                <text:p>-85.6559409057049</text:p>
              </table:table-cell>
              <table:table-cell office:value-type="float" office:value="47.7285">
                <text:p>47.7285</text:p>
              </table:table-cell>
              <table:table-cell office:value-type="float" office:value="-94.0350054426527">
                <text:p>-94.0350054426527</text:p>
              </table:table-cell>
              <table:table-cell office:value-type="float" office:value="156.662">
                <text:p>156.662</text:p>
              </table:table-cell>
              <table:table-cell office:value-type="float" office:value="-128.650062359872">
                <text:p>-128.650062359872</text:p>
              </table:table-cell>
              <table:table-cell office:value-type="float" office:value="973.544">
                <text:p>973.544</text:p>
              </table:table-cell>
              <table:table-cell office:value-type="float" office:value="-153.147711731799">
                <text:p>-153.147711731799</text:p>
              </table:table-cell>
              <table:table-cell office:value-type="float" office:value="3289.97">
                <text:p>3289.97</text:p>
              </table:table-cell>
              <table:table-cell office:value-type="float" office:value="-196.647523726204">
                <text:p>-196.647523726204</text:p>
              </table:table-cell>
              <table:table-cell office:value-type="float" office:value="14914.9">
                <text:p>14914.9</text:p>
              </table:table-cell>
              <table:table-cell office:value-type="float" office:value="-227.271171434346">
                <text:p>-227.27117143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68">
                <text:p>18.68</text:p>
              </table:table-cell>
              <table:table-cell office:value-type="float" office:value="-46.0043498716009">
                <text:p>-46.0043498716009</text:p>
              </table:table-cell>
              <table:table-cell office:value-type="float" office:value="24.1944">
                <text:p>24.1944</text:p>
              </table:table-cell>
              <table:table-cell office:value-type="float" office:value="-87.6553519071208">
                <text:p>-87.6553519071208</text:p>
              </table:table-cell>
              <table:table-cell office:value-type="float" office:value="55.9876">
                <text:p>55.9876</text:p>
              </table:table-cell>
              <table:table-cell office:value-type="float" office:value="-98.6458439601593">
                <text:p>-98.6458439601593</text:p>
              </table:table-cell>
              <table:table-cell office:value-type="float" office:value="203.632">
                <text:p>203.632</text:p>
              </table:table-cell>
              <table:table-cell office:value-type="float" office:value="-144.425380609619">
                <text:p>-144.425380609619</text:p>
              </table:table-cell>
              <table:table-cell office:value-type="float" office:value="1307.63">
                <text:p>1307.63</text:p>
              </table:table-cell>
              <table:table-cell office:value-type="float" office:value="-155.652500459614">
                <text:p>-155.652500459614</text:p>
              </table:table-cell>
              <table:table-cell office:value-type="float" office:value="4454.7">
                <text:p>4454.7</text:p>
              </table:table-cell>
              <table:table-cell office:value-type="float" office:value="-195.664071480493">
                <text:p>-195.66407148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6256">
                <text:p>20.6256</text:p>
              </table:table-cell>
              <table:table-cell office:value-type="float" office:value="-48.0647714829028">
                <text:p>-48.0647714829028</text:p>
              </table:table-cell>
              <table:table-cell office:value-type="float" office:value="26.9754">
                <text:p>26.9754</text:p>
              </table:table-cell>
              <table:table-cell office:value-type="float" office:value="-87.7142346014787">
                <text:p>-87.7142346014787</text:p>
              </table:table-cell>
              <table:table-cell office:value-type="float" office:value="66.5642">
                <text:p>66.5642</text:p>
              </table:table-cell>
              <table:table-cell office:value-type="float" office:value="-98.8697882242844">
                <text:p>-98.8697882242844</text:p>
              </table:table-cell>
              <table:table-cell office:value-type="float" office:value="268.497">
                <text:p>268.497</text:p>
              </table:table-cell>
              <table:table-cell office:value-type="float" office:value="-146.18628268742">
                <text:p>-146.18628268742</text:p>
              </table:table-cell>
              <table:table-cell office:value-type="float" office:value="1846.52">
                <text:p>1846.52</text:p>
              </table:table-cell>
              <table:table-cell office:value-type="float" office:value="-157.048072491829">
                <text:p>-157.048072491829</text:p>
              </table:table-cell>
              <table:table-cell office:value-type="float" office:value="6096.94">
                <text:p>6096.94</text:p>
              </table:table-cell>
              <table:table-cell office:value-type="float" office:value="-209.904940963847">
                <text:p>-209.904940963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4582">
                <text:p>23.4582</text:p>
              </table:table-cell>
              <table:table-cell office:value-type="float" office:value="-47.0619374249959">
                <text:p>-47.0619374249959</text:p>
              </table:table-cell>
              <table:table-cell office:value-type="float" office:value="30.2147">
                <text:p>30.2147</text:p>
              </table:table-cell>
              <table:table-cell office:value-type="float" office:value="-73.4237842884047">
                <text:p>-73.4237842884047</text:p>
              </table:table-cell>
              <table:table-cell office:value-type="float" office:value="81.2733">
                <text:p>81.2733</text:p>
              </table:table-cell>
              <table:table-cell office:value-type="float" office:value="-105.212913833243">
                <text:p>-105.212913833243</text:p>
              </table:table-cell>
              <table:table-cell office:value-type="float" office:value="348.991">
                <text:p>348.991</text:p>
              </table:table-cell>
              <table:table-cell office:value-type="float" office:value="-144.912813949368">
                <text:p>-144.912813949368</text:p>
              </table:table-cell>
              <table:table-cell office:value-type="float" office:value="2617.31">
                <text:p>2617.31</text:p>
              </table:table-cell>
              <table:table-cell office:value-type="float" office:value="-160.212790378096">
                <text:p>-160.212790378096</text:p>
              </table:table-cell>
              <table:table-cell office:value-type="float" office:value="8134.89">
                <text:p>8134.89</text:p>
              </table:table-cell>
              <table:table-cell office:value-type="float" office:value="-211.047978251325">
                <text:p>-211.04797825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03">
                <text:p>26.703</text:p>
              </table:table-cell>
              <table:table-cell office:value-type="float" office:value="-52.4740377757243">
                <text:p>-52.4740377757243</text:p>
              </table:table-cell>
              <table:table-cell office:value-type="float" office:value="33.6112">
                <text:p>33.6112</text:p>
              </table:table-cell>
              <table:table-cell office:value-type="float" office:value="-73.6281396589519">
                <text:p>-73.6281396589519</text:p>
              </table:table-cell>
              <table:table-cell office:value-type="float" office:value="98.1449">
                <text:p>98.1449</text:p>
              </table:table-cell>
              <table:table-cell office:value-type="float" office:value="-105.274031634906">
                <text:p>-105.274031634906</text:p>
              </table:table-cell>
              <table:table-cell office:value-type="float" office:value="463.943">
                <text:p>463.943</text:p>
              </table:table-cell>
              <table:table-cell office:value-type="float" office:value="-151.611728835029">
                <text:p>-151.611728835029</text:p>
              </table:table-cell>
              <table:table-cell office:value-type="float" office:value="3706.48">
                <text:p>3706.48</text:p>
              </table:table-cell>
              <table:table-cell office:value-type="float" office:value="-175.670788234402">
                <text:p>-175.670788234402</text:p>
              </table:table-cell>
              <table:table-cell office:value-type="float" office:value="11440.1">
                <text:p>11440.1</text:p>
              </table:table-cell>
              <table:table-cell office:value-type="float" office:value="-213.714434831008">
                <text:p>-213.71443483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591">
                <text:p>30.7591</text:p>
              </table:table-cell>
              <table:table-cell office:value-type="float" office:value="-55.8080452660021">
                <text:p>-55.8080452660021</text:p>
              </table:table-cell>
              <table:table-cell office:value-type="float" office:value="37.4377">
                <text:p>37.4377</text:p>
              </table:table-cell>
              <table:table-cell office:value-type="float" office:value="-73.6214101226256">
                <text:p>-73.6214101226256</text:p>
              </table:table-cell>
              <table:table-cell office:value-type="float" office:value="121.867">
                <text:p>121.867</text:p>
              </table:table-cell>
              <table:table-cell office:value-type="float" office:value="-122.687111653834">
                <text:p>-122.687111653834</text:p>
              </table:table-cell>
              <table:table-cell office:value-type="float" office:value="622.005">
                <text:p>622.005</text:p>
              </table:table-cell>
              <table:table-cell office:value-type="float" office:value="-149.650382346763">
                <text:p>-149.650382346763</text:p>
              </table:table-cell>
              <table:table-cell office:value-type="float" office:value="5194.98">
                <text:p>5194.98</text:p>
              </table:table-cell>
              <table:table-cell office:value-type="float" office:value="-179.787288989149">
                <text:p>-179.787288989149</text:p>
              </table:table-cell>
              <table:table-cell office:value-type="float" office:value="16742.9">
                <text:p>16742.9</text:p>
              </table:table-cell>
              <table:table-cell office:value-type="float" office:value="-220.59050656178">
                <text:p>-220.5905065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2301">
                <text:p>35.2301</text:p>
              </table:table-cell>
              <table:table-cell office:value-type="float" office:value="-54.8275879232284">
                <text:p>-54.8275879232284</text:p>
              </table:table-cell>
              <table:table-cell office:value-type="float" office:value="42.192">
                <text:p>42.192</text:p>
              </table:table-cell>
              <table:table-cell office:value-type="float" office:value="-79.6057927441906">
                <text:p>-79.6057927441906</text:p>
              </table:table-cell>
              <table:table-cell office:value-type="float" office:value="155.386">
                <text:p>155.386</text:p>
              </table:table-cell>
              <table:table-cell office:value-type="float" office:value="-131.972452568302">
                <text:p>-131.972452568302</text:p>
              </table:table-cell>
              <table:table-cell office:value-type="float" office:value="885.723">
                <text:p>885.723</text:p>
              </table:table-cell>
              <table:table-cell office:value-type="float" office:value="-153.795292181658">
                <text:p>-153.795292181658</text:p>
              </table:table-cell>
              <table:table-cell office:value-type="float" office:value="7624.46">
                <text:p>7624.46</text:p>
              </table:table-cell>
              <table:table-cell office:value-type="float" office:value="-180.878714039487">
                <text:p>-180.87871403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0267">
                <text:p>41.0267</text:p>
              </table:table-cell>
              <table:table-cell office:value-type="float" office:value="-55.6419470266363">
                <text:p>-55.6419470266363</text:p>
              </table:table-cell>
              <table:table-cell office:value-type="float" office:value="47.7047">
                <text:p>47.7047</text:p>
              </table:table-cell>
              <table:table-cell office:value-type="float" office:value="-83.6164357378069">
                <text:p>-83.6164357378069</text:p>
              </table:table-cell>
              <table:table-cell office:value-type="float" office:value="198.347">
                <text:p>198.347</text:p>
              </table:table-cell>
              <table:table-cell office:value-type="float" office:value="-143.487541243094">
                <text:p>-143.487541243094</text:p>
              </table:table-cell>
              <table:table-cell office:value-type="float" office:value="1280.48">
                <text:p>1280.48</text:p>
              </table:table-cell>
              <table:table-cell office:value-type="float" office:value="-153.965543975491">
                <text:p>-153.965543975491</text:p>
              </table:table-cell>
              <table:table-cell office:value-type="float" office:value="10986">
                <text:p>10986</text:p>
              </table:table-cell>
              <table:table-cell office:value-type="float" office:value="-186.119410572584">
                <text:p>-186.11941057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4864">
                <text:p>48.4864</text:p>
              </table:table-cell>
              <table:table-cell office:value-type="float" office:value="-62.4157423315026">
                <text:p>-62.4157423315026</text:p>
              </table:table-cell>
              <table:table-cell office:value-type="float" office:value="54.5855">
                <text:p>54.5855</text:p>
              </table:table-cell>
              <table:table-cell office:value-type="float" office:value="-105.996447443429">
                <text:p>-105.996447443429</text:p>
              </table:table-cell>
              <table:table-cell office:value-type="float" office:value="259.295">
                <text:p>259.295</text:p>
              </table:table-cell>
              <table:table-cell office:value-type="float" office:value="-139.981086042764">
                <text:p>-139.981086042764</text:p>
              </table:table-cell>
              <table:table-cell office:value-type="float" office:value="1882.63">
                <text:p>1882.63</text:p>
              </table:table-cell>
              <table:table-cell office:value-type="float" office:value="-168.16528838711">
                <text:p>-168.16528838711</text:p>
              </table:table-cell>
              <table:table-cell office:value-type="float" office:value="16016.5">
                <text:p>16016.5</text:p>
              </table:table-cell>
              <table:table-cell office:value-type="float" office:value="-193.096111925034">
                <text:p>-193.09611192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5503">
                <text:p>58.5503</text:p>
              </table:table-cell>
              <table:table-cell office:value-type="float" office:value="-61.6158298871349">
                <text:p>-61.6158298871349</text:p>
              </table:table-cell>
              <table:table-cell office:value-type="float" office:value="62.7247">
                <text:p>62.7247</text:p>
              </table:table-cell>
              <table:table-cell office:value-type="float" office:value="-106.462869702163">
                <text:p>-106.462869702163</text:p>
              </table:table-cell>
              <table:table-cell office:value-type="float" office:value="336.245">
                <text:p>336.245</text:p>
              </table:table-cell>
              <table:table-cell office:value-type="float" office:value="-135.302219940625">
                <text:p>-135.302219940625</text:p>
              </table:table-cell>
              <table:table-cell office:value-type="float" office:value="2802.01">
                <text:p>2802.01</text:p>
              </table:table-cell>
              <table:table-cell office:value-type="float" office:value="-173.823428955374">
                <text:p>-173.82342895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6094">
                <text:p>71.6094</text:p>
              </table:table-cell>
              <table:table-cell office:value-type="float" office:value="-66.096304586161">
                <text:p>-66.096304586161</text:p>
              </table:table-cell>
              <table:table-cell office:value-type="float" office:value="72.0644">
                <text:p>72.0644</text:p>
              </table:table-cell>
              <table:table-cell office:value-type="float" office:value="-101.933018475352">
                <text:p>-101.933018475352</text:p>
              </table:table-cell>
              <table:table-cell office:value-type="float" office:value="442.815">
                <text:p>442.815</text:p>
              </table:table-cell>
              <table:table-cell office:value-type="float" office:value="-131.878716447801">
                <text:p>-131.878716447801</text:p>
              </table:table-cell>
              <table:table-cell office:value-type="float" office:value="4223.41">
                <text:p>4223.41</text:p>
              </table:table-cell>
              <table:table-cell office:value-type="float" office:value="-171.874131405619">
                <text:p>-171.874131405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4348">
                <text:p>88.4348</text:p>
              </table:table-cell>
              <table:table-cell office:value-type="float" office:value="-65.4494900194702">
                <text:p>-65.4494900194702</text:p>
              </table:table-cell>
              <table:table-cell office:value-type="float" office:value="84.3319">
                <text:p>84.3319</text:p>
              </table:table-cell>
              <table:table-cell office:value-type="float" office:value="-103.459503769213">
                <text:p>-103.459503769213</text:p>
              </table:table-cell>
              <table:table-cell office:value-type="float" office:value="612.141">
                <text:p>612.141</text:p>
              </table:table-cell>
              <table:table-cell office:value-type="float" office:value="-130.968282427848">
                <text:p>-130.968282427848</text:p>
              </table:table-cell>
              <table:table-cell office:value-type="float" office:value="6349.24">
                <text:p>6349.24</text:p>
              </table:table-cell>
              <table:table-cell office:value-type="float" office:value="-189.970432388694">
                <text:p>-189.970432388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.68">
                <text:p>110.68</text:p>
              </table:table-cell>
              <table:table-cell office:value-type="float" office:value="-70.3212657972101">
                <text:p>-70.3212657972101</text:p>
              </table:table-cell>
              <table:table-cell office:value-type="float" office:value="99.3592">
                <text:p>99.3592</text:p>
              </table:table-cell>
              <table:table-cell office:value-type="float" office:value="-105.314743298272">
                <text:p>-105.314743298272</text:p>
              </table:table-cell>
              <table:table-cell office:value-type="float" office:value="849.637">
                <text:p>849.637</text:p>
              </table:table-cell>
              <table:table-cell office:value-type="float" office:value="-137.468606981418">
                <text:p>-137.468606981418</text:p>
              </table:table-cell>
              <table:table-cell office:value-type="float" office:value="10279.6">
                <text:p>10279.6</text:p>
              </table:table-cell>
              <table:table-cell office:value-type="float" office:value="-186.083612641917">
                <text:p>-186.08361264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.859">
                <text:p>137.859</text:p>
              </table:table-cell>
              <table:table-cell office:value-type="float" office:value="-72.8162464010992">
                <text:p>-72.8162464010992</text:p>
              </table:table-cell>
              <table:table-cell office:value-type="float" office:value="116.733">
                <text:p>116.733</text:p>
              </table:table-cell>
              <table:table-cell office:value-type="float" office:value="-106.172927098784">
                <text:p>-106.172927098784</text:p>
              </table:table-cell>
              <table:table-cell office:value-type="float" office:value="1203.95">
                <text:p>1203.95</text:p>
              </table:table-cell>
              <table:table-cell office:value-type="float" office:value="-142.11060026531">
                <text:p>-142.11060026531</text:p>
              </table:table-cell>
              <table:table-cell office:value-type="float" office:value="16260.7">
                <text:p>16260.7</text:p>
              </table:table-cell>
              <table:table-cell office:value-type="float" office:value="-190.913323195733">
                <text:p>-190.913323195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.15">
                <text:p>177.15</text:p>
              </table:table-cell>
              <table:table-cell office:value-type="float" office:value="-77.179827395254">
                <text:p>-77.179827395254</text:p>
              </table:table-cell>
              <table:table-cell office:value-type="float" office:value="139.215">
                <text:p>139.215</text:p>
              </table:table-cell>
              <table:table-cell office:value-type="float" office:value="-147.560487590533">
                <text:p>-147.560487590533</text:p>
              </table:table-cell>
              <table:table-cell office:value-type="float" office:value="1715.17">
                <text:p>1715.17</text:p>
              </table:table-cell>
              <table:table-cell office:value-type="float" office:value="-142.794980460765">
                <text:p>-142.794980460765</text:p>
              </table:table-cell>
              <table:table-cell office:value-type="float" office:value="25744.6">
                <text:p>25744.6</text:p>
              </table:table-cell>
              <table:table-cell office:value-type="float" office:value="-190.623532043817">
                <text:p>-190.62353204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.811">
                <text:p>233.811</text:p>
              </table:table-cell>
              <table:table-cell office:value-type="float" office:value="-78.4364579971188">
                <text:p>-78.4364579971188</text:p>
              </table:table-cell>
              <table:table-cell office:value-type="float" office:value="166.951">
                <text:p>166.951</text:p>
              </table:table-cell>
              <table:table-cell office:value-type="float" office:value="-105.627762225304">
                <text:p>-105.627762225304</text:p>
              </table:table-cell>
              <table:table-cell office:value-type="float" office:value="2460.51">
                <text:p>2460.51</text:p>
              </table:table-cell>
              <table:table-cell office:value-type="float" office:value="-150.012126597444">
                <text:p>-150.012126597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.219">
                <text:p>318.219</text:p>
              </table:table-cell>
              <table:table-cell office:value-type="float" office:value="-79.8690195741319">
                <text:p>-79.8690195741319</text:p>
              </table:table-cell>
              <table:table-cell office:value-type="float" office:value="204.722">
                <text:p>204.722</text:p>
              </table:table-cell>
              <table:table-cell office:value-type="float" office:value="-106.902040625883">
                <text:p>-106.902040625883</text:p>
              </table:table-cell>
              <table:table-cell office:value-type="float" office:value="3596.82">
                <text:p>3596.82</text:p>
              </table:table-cell>
              <table:table-cell office:value-type="float" office:value="-162.819270265709">
                <text:p>-162.81927026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0.624">
                <text:p>450.624</text:p>
              </table:table-cell>
              <table:table-cell office:value-type="float" office:value="-81.3264248061592">
                <text:p>-81.3264248061592</text:p>
              </table:table-cell>
              <table:table-cell office:value-type="float" office:value="254.621">
                <text:p>254.621</text:p>
              </table:table-cell>
              <table:table-cell office:value-type="float" office:value="-107.526881674996">
                <text:p>-107.526881674996</text:p>
              </table:table-cell>
              <table:table-cell office:value-type="float" office:value="5290.39">
                <text:p>5290.39</text:p>
              </table:table-cell>
              <table:table-cell office:value-type="float" office:value="-159.999463710408">
                <text:p>-159.99946371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7.192">
                <text:p>667.192</text:p>
              </table:table-cell>
              <table:table-cell office:value-type="float" office:value="-83.3391580648278">
                <text:p>-83.3391580648278</text:p>
              </table:table-cell>
              <table:table-cell office:value-type="float" office:value="324.836">
                <text:p>324.836</text:p>
              </table:table-cell>
              <table:table-cell office:value-type="float" office:value="-110.579798395581">
                <text:p>-110.579798395581</text:p>
              </table:table-cell>
              <table:table-cell office:value-type="float" office:value="8065.15">
                <text:p>8065.15</text:p>
              </table:table-cell>
              <table:table-cell office:value-type="float" office:value="-167.846867673605">
                <text:p>-167.84686767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3.02">
                <text:p>993.02</text:p>
              </table:table-cell>
              <table:table-cell office:value-type="float" office:value="-85.1026022846306">
                <text:p>-85.1026022846306</text:p>
              </table:table-cell>
              <table:table-cell office:value-type="float" office:value="422.892">
                <text:p>422.892</text:p>
              </table:table-cell>
              <table:table-cell office:value-type="float" office:value="-113.127710037712">
                <text:p>-113.127710037712</text:p>
              </table:table-cell>
              <table:table-cell office:value-type="float" office:value="11967.7">
                <text:p>11967.7</text:p>
              </table:table-cell>
              <table:table-cell office:value-type="float" office:value="-169.174637096731">
                <text:p>-169.17463709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6.64">
                <text:p>1446.64</text:p>
              </table:table-cell>
              <table:table-cell office:value-type="float" office:value="-88.5322207217756">
                <text:p>-88.5322207217756</text:p>
              </table:table-cell>
              <table:table-cell office:value-type="float" office:value="555.662">
                <text:p>555.662</text:p>
              </table:table-cell>
              <table:table-cell office:value-type="float" office:value="-112.573776371762">
                <text:p>-112.573776371762</text:p>
              </table:table-cell>
              <table:table-cell office:value-type="float" office:value="18397.3">
                <text:p>18397.3</text:p>
              </table:table-cell>
              <table:table-cell office:value-type="float" office:value="-152.481642526408">
                <text:p>-152.481642526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5.62">
                <text:p>2095.62</text:p>
              </table:table-cell>
              <table:table-cell office:value-type="float" office:value="-89.8124991654232">
                <text:p>-89.8124991654232</text:p>
              </table:table-cell>
              <table:table-cell office:value-type="float" office:value="710.756">
                <text:p>710.756</text:p>
              </table:table-cell>
              <table:table-cell office:value-type="float" office:value="-112.761688558618">
                <text:p>-112.761688558618</text:p>
              </table:table-cell>
              <table:table-cell office:value-type="float" office:value="26676.7">
                <text:p>26676.7</text:p>
              </table:table-cell>
              <table:table-cell office:value-type="float" office:value="-165.809049043001">
                <text:p>-165.80904904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1.62">
                <text:p>3171.62</text:p>
              </table:table-cell>
              <table:table-cell office:value-type="float" office:value="-92.7148706970756">
                <text:p>-92.7148706970756</text:p>
              </table:table-cell>
              <table:table-cell office:value-type="float" office:value="946.758">
                <text:p>946.758</text:p>
              </table:table-cell>
              <table:table-cell office:value-type="float" office:value="-116.30100640206">
                <text:p>-116.30100640206</text:p>
              </table:table-cell>
              <table:table-cell office:value-type="float" office:value="40548.9">
                <text:p>40548.9</text:p>
              </table:table-cell>
              <table:table-cell office:value-type="float" office:value="-175.835897926019">
                <text:p>-175.835897926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69.85">
                <text:p>4669.85</text:p>
              </table:table-cell>
              <table:table-cell office:value-type="float" office:value="-93.5293138429943">
                <text:p>-93.5293138429943</text:p>
              </table:table-cell>
              <table:table-cell office:value-type="float" office:value="1289.14">
                <text:p>1289.14</text:p>
              </table:table-cell>
              <table:table-cell office:value-type="float" office:value="-132.938394183876">
                <text:p>-132.938394183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78.18">
                <text:p>7178.18</text:p>
              </table:table-cell>
              <table:table-cell office:value-type="float" office:value="-93.6586879872764">
                <text:p>-93.6586879872764</text:p>
              </table:table-cell>
              <table:table-cell office:value-type="float" office:value="1733.94">
                <text:p>1733.94</text:p>
              </table:table-cell>
              <table:table-cell office:value-type="float" office:value="-139.919042677603">
                <text:p>-139.919042677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40.8">
                <text:p>11840.8</text:p>
              </table:table-cell>
              <table:table-cell office:value-type="float" office:value="-94.5701847008685">
                <text:p>-94.5701847008685</text:p>
              </table:table-cell>
              <table:table-cell office:value-type="float" office:value="2320.45">
                <text:p>2320.45</text:p>
              </table:table-cell>
              <table:table-cell office:value-type="float" office:value="-158.228149534517">
                <text:p>-158.22814953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71.5">
                <text:p>20871.5</text:p>
              </table:table-cell>
              <table:table-cell office:value-type="float" office:value="-96.1360827579516">
                <text:p>-96.1360827579516</text:p>
              </table:table-cell>
              <table:table-cell office:value-type="float" office:value="3146.42">
                <text:p>3146.42</text:p>
              </table:table-cell>
              <table:table-cell office:value-type="float" office:value="-155.658567790937">
                <text:p>-155.65856779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24.6">
                <text:p>36424.6</text:p>
              </table:table-cell>
              <table:table-cell office:value-type="float" office:value="-100.72188032081">
                <text:p>-100.72188032081</text:p>
              </table:table-cell>
              <table:table-cell office:value-type="float" office:value="4401.67">
                <text:p>4401.67</text:p>
              </table:table-cell>
              <table:table-cell office:value-type="float" office:value="-144.922236581894">
                <text:p>-144.92223658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885.8">
                <text:p>62885.8</text:p>
              </table:table-cell>
              <table:table-cell office:value-type="float" office:value="-100.884812493769">
                <text:p>-100.884812493769</text:p>
              </table:table-cell>
              <table:table-cell office:value-type="float" office:value="6055.81">
                <text:p>6055.81</text:p>
              </table:table-cell>
              <table:table-cell office:value-type="float" office:value="-154.011410886498">
                <text:p>-154.01141088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8.77">
                <text:p>8618.77</text:p>
              </table:table-cell>
              <table:table-cell office:value-type="float" office:value="-141.511915071686">
                <text:p>-141.51191507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3.2">
                <text:p>12633.2</text:p>
              </table:table-cell>
              <table:table-cell office:value-type="float" office:value="-141.116176189405">
                <text:p>-141.11617618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86.1">
                <text:p>17586.1</text:p>
              </table:table-cell>
              <table:table-cell office:value-type="float" office:value="-141.30031536103">
                <text:p>-141.30031536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25.8">
                <text:p>24825.8</text:p>
              </table:table-cell>
              <table:table-cell office:value-type="float" office:value="-142.745822389946">
                <text:p>-142.74582238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70.3">
                <text:p>34470.3</text:p>
              </table:table-cell>
              <table:table-cell office:value-type="float" office:value="-146.00175551592">
                <text:p>-146.0017555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24.9">
                <text:p>49424.9</text:p>
              </table:table-cell>
              <table:table-cell office:value-type="float" office:value="-154.764422443098">
                <text:p>-154.76442244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